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466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1" table:style-name="ta1">
        <table:shapes>
          <draw:frame draw:z-index="0" draw:style-name="gr1" draw:text-style-name="P1" svg:width="62.928cm" svg:height="14.477cm" svg:x="17.115cm" svg:y="0.106cm">
            <draw:object draw:notify-on-update-of-ranges="'1'.F1:'1'.F655 '1'.G1:'1'.G65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6" table:default-cell-style-name="Default"/>
        <table:table-row table:style-name="ro1">
          <table:table-cell office:value-type="float" office:value="1.9201100766551" calcext:value-type="float">
            <text:p>1.9201100766551</text:p>
          </table:table-cell>
          <table:table-cell table:formula="of:=16.6666666667 / [.A1]" office:value-type="float" office:value="8.68005791404102" calcext:value-type="float">
            <text:p>8.68005791404102</text:p>
          </table:table-cell>
          <table:table-cell office:value-type="float" office:value="0.03" calcext:value-type="float">
            <text:p>0.03</text:p>
          </table:table-cell>
          <table:table-cell table:formula="of:=[.B1]" office:value-type="float" office:value="8.68005791404102" calcext:value-type="float">
            <text:p>8.68005791404102</text:p>
          </table:table-cell>
          <table:table-cell/>
          <table:table-cell table:formula="of:=MIN([.B1];20)" office:value-type="float" office:value="8.68005791404102" calcext:value-type="float">
            <text:p>8.68005791404102</text:p>
          </table:table-cell>
          <table:table-cell table:formula="of:=[.D1]" office:value-type="float" office:value="8.68005791404102" calcext:value-type="float">
            <text:p>8.68005791404102</text:p>
          </table:table-cell>
        </table:table-row>
        <table:table-row table:style-name="ro1">
          <table:table-cell office:value-type="float" office:value="2.50379532660202" calcext:value-type="float">
            <text:p>2.50379532660202</text:p>
          </table:table-cell>
          <table:table-cell table:formula="of:=16.6666666667 / [.A2]" office:value-type="float" office:value="6.65656113725512" calcext:value-type="float">
            <text:p>6.65656113725512</text:p>
          </table:table-cell>
          <table:table-cell table:formula="of:=[.C1]" office:value-type="float" office:value="0.03" calcext:value-type="float">
            <text:p>0.03</text:p>
          </table:table-cell>
          <table:table-cell table:formula="of:=IF(([.B2]&lt;20)  AND ([.B2]&gt;2); (1-[.C2])*[.D1]+[.C2]*[.B2]; [.D1])" office:value-type="float" office:value="8.61935301073744" calcext:value-type="float">
            <text:p>8.61935301073744</text:p>
          </table:table-cell>
          <table:table-cell/>
          <table:table-cell table:formula="of:=MIN([.B2];20)" office:value-type="float" office:value="6.65656113725512" calcext:value-type="float">
            <text:p>6.65656113725512</text:p>
          </table:table-cell>
          <table:table-cell table:formula="of:=[.D2]" office:value-type="float" office:value="8.61935301073744" calcext:value-type="float">
            <text:p>8.61935301073744</text:p>
          </table:table-cell>
        </table:table-row>
        <table:table-row table:style-name="ro1">
          <table:table-cell office:value-type="float" office:value="2.75159115027031" calcext:value-type="float">
            <text:p>2.75159115027031</text:p>
          </table:table-cell>
          <table:table-cell table:formula="of:=16.6666666667 / [.A3]" office:value-type="float" office:value="6.05710142114052" calcext:value-type="float">
            <text:p>6.05710142114052</text:p>
          </table:table-cell>
          <table:table-cell table:formula="of:=[.C2]" office:value-type="float" office:value="0.03" calcext:value-type="float">
            <text:p>0.03</text:p>
          </table:table-cell>
          <table:table-cell table:formula="of:=IF(([.B3]&lt;20)  AND ([.B3]&gt;2); (1-[.C3])*[.D2]+[.C3]*[.B3]; [.D2])" office:value-type="float" office:value="8.54248546304953" calcext:value-type="float">
            <text:p>8.54248546304953</text:p>
          </table:table-cell>
          <table:table-cell/>
          <table:table-cell table:formula="of:=MIN([.B3];20)" office:value-type="float" office:value="6.05710142114052" calcext:value-type="float">
            <text:p>6.05710142114052</text:p>
          </table:table-cell>
          <table:table-cell table:formula="of:=[.D3]" office:value-type="float" office:value="8.54248546304953" calcext:value-type="float">
            <text:p>8.54248546304953</text:p>
          </table:table-cell>
        </table:table-row>
        <table:table-row table:style-name="ro1">
          <table:table-cell office:value-type="float" office:value="2.77404433871631" calcext:value-type="float">
            <text:p>2.77404433871631</text:p>
          </table:table-cell>
          <table:table-cell table:formula="of:=16.6666666667 / [.A4]" office:value-type="float" office:value="6.00807508160179" calcext:value-type="float">
            <text:p>6.00807508160179</text:p>
          </table:table-cell>
          <table:table-cell table:formula="of:=[.C3]" office:value-type="float" office:value="0.03" calcext:value-type="float">
            <text:p>0.03</text:p>
          </table:table-cell>
          <table:table-cell table:formula="of:=IF(([.B4]&lt;20)  AND ([.B4]&gt;2); (1-[.C4])*[.D3]+[.C4]*[.B4]; [.D3])" office:value-type="float" office:value="8.4664531516061" calcext:value-type="float">
            <text:p>8.4664531516061</text:p>
          </table:table-cell>
          <table:table-cell/>
          <table:table-cell table:formula="of:=MIN([.B4];20)" office:value-type="float" office:value="6.00807508160179" calcext:value-type="float">
            <text:p>6.00807508160179</text:p>
          </table:table-cell>
          <table:table-cell table:formula="of:=[.D4]" office:value-type="float" office:value="8.4664531516061" calcext:value-type="float">
            <text:p>8.4664531516061</text:p>
          </table:table-cell>
        </table:table-row>
        <table:table-row table:style-name="ro1">
          <table:table-cell office:value-type="float" office:value="2.16637795314703" calcext:value-type="float">
            <text:p>2.16637795314703</text:p>
          </table:table-cell>
          <table:table-cell table:formula="of:=16.6666666667 / [.A5]" office:value-type="float" office:value="7.69333284734034" calcext:value-type="float">
            <text:p>7.69333284734034</text:p>
          </table:table-cell>
          <table:table-cell table:formula="of:=[.C4]" office:value-type="float" office:value="0.03" calcext:value-type="float">
            <text:p>0.03</text:p>
          </table:table-cell>
          <table:table-cell table:formula="of:=IF(([.B5]&lt;20)  AND ([.B5]&gt;2); (1-[.C5])*[.D4]+[.C5]*[.B5]; [.D4])" office:value-type="float" office:value="8.44325954247813" calcext:value-type="float">
            <text:p>8.44325954247813</text:p>
          </table:table-cell>
          <table:table-cell/>
          <table:table-cell table:formula="of:=MIN([.B5];20)" office:value-type="float" office:value="7.69333284734034" calcext:value-type="float">
            <text:p>7.69333284734034</text:p>
          </table:table-cell>
          <table:table-cell table:formula="of:=[.D5]" office:value-type="float" office:value="8.44325954247813" calcext:value-type="float">
            <text:p>8.44325954247813</text:p>
          </table:table-cell>
        </table:table-row>
        <table:table-row table:style-name="ro1">
          <table:table-cell office:value-type="float" office:value="2.2036481970378" calcext:value-type="float">
            <text:p>2.2036481970378</text:p>
          </table:table-cell>
          <table:table-cell table:formula="of:=16.6666666667 / [.A6]" office:value-type="float" office:value="7.56321571161121" calcext:value-type="float">
            <text:p>7.56321571161121</text:p>
          </table:table-cell>
          <table:table-cell table:formula="of:=[.C5]" office:value-type="float" office:value="0.03" calcext:value-type="float">
            <text:p>0.03</text:p>
          </table:table-cell>
          <table:table-cell table:formula="of:=IF(([.B6]&lt;20)  AND ([.B6]&gt;2); (1-[.C6])*[.D5]+[.C6]*[.B6]; [.D5])" office:value-type="float" office:value="8.41685822755212" calcext:value-type="float">
            <text:p>8.41685822755212</text:p>
          </table:table-cell>
          <table:table-cell/>
          <table:table-cell table:formula="of:=MIN([.B6];20)" office:value-type="float" office:value="7.56321571161121" calcext:value-type="float">
            <text:p>7.56321571161121</text:p>
          </table:table-cell>
          <table:table-cell table:formula="of:=[.D6]" office:value-type="float" office:value="8.41685822755212" calcext:value-type="float">
            <text:p>8.41685822755212</text:p>
          </table:table-cell>
        </table:table-row>
        <table:table-row table:style-name="ro1">
          <table:table-cell office:value-type="float" office:value="2.35270635697251" calcext:value-type="float">
            <text:p>2.35270635697251</text:p>
          </table:table-cell>
          <table:table-cell table:formula="of:=16.6666666667 / [.A7]" office:value-type="float" office:value="7.08404030843308" calcext:value-type="float">
            <text:p>7.08404030843308</text:p>
          </table:table-cell>
          <table:table-cell table:formula="of:=[.C6]" office:value-type="float" office:value="0.03" calcext:value-type="float">
            <text:p>0.03</text:p>
          </table:table-cell>
          <table:table-cell table:formula="of:=IF(([.B7]&lt;20)  AND ([.B7]&gt;2); (1-[.C7])*[.D6]+[.C7]*[.B7]; [.D6])" office:value-type="float" office:value="8.37687368997855" calcext:value-type="float">
            <text:p>8.37687368997855</text:p>
          </table:table-cell>
          <table:table-cell/>
          <table:table-cell table:formula="of:=MIN([.B7];20)" office:value-type="float" office:value="7.08404030843308" calcext:value-type="float">
            <text:p>7.08404030843308</text:p>
          </table:table-cell>
          <table:table-cell table:formula="of:=[.D7]" office:value-type="float" office:value="8.37687368997855" calcext:value-type="float">
            <text:p>8.37687368997855</text:p>
          </table:table-cell>
        </table:table-row>
        <table:table-row table:style-name="ro1">
          <table:table-cell office:value-type="float" office:value="2.18275284103839" calcext:value-type="float">
            <text:p>2.18275284103839</text:p>
          </table:table-cell>
          <table:table-cell table:formula="of:=16.6666666667 / [.A8]" office:value-type="float" office:value="7.63561790109558" calcext:value-type="float">
            <text:p>7.63561790109558</text:p>
          </table:table-cell>
          <table:table-cell table:formula="of:=[.C7]" office:value-type="float" office:value="0.03" calcext:value-type="float">
            <text:p>0.03</text:p>
          </table:table-cell>
          <table:table-cell table:formula="of:=IF(([.B8]&lt;20)  AND ([.B8]&gt;2); (1-[.C8])*[.D7]+[.C8]*[.B8]; [.D7])" office:value-type="float" office:value="8.35463601631206" calcext:value-type="float">
            <text:p>8.35463601631206</text:p>
          </table:table-cell>
          <table:table-cell/>
          <table:table-cell table:formula="of:=MIN([.B8];20)" office:value-type="float" office:value="7.63561790109558" calcext:value-type="float">
            <text:p>7.63561790109558</text:p>
          </table:table-cell>
          <table:table-cell table:formula="of:=[.D8]" office:value-type="float" office:value="8.35463601631206" calcext:value-type="float">
            <text:p>8.35463601631206</text:p>
          </table:table-cell>
        </table:table-row>
        <table:table-row table:style-name="ro1">
          <table:table-cell office:value-type="float" office:value="2.76410389732167" calcext:value-type="float">
            <text:p>2.76410389732167</text:p>
          </table:table-cell>
          <table:table-cell table:formula="of:=16.6666666667 / [.A9]" office:value-type="float" office:value="6.0296816928081" calcext:value-type="float">
            <text:p>6.0296816928081</text:p>
          </table:table-cell>
          <table:table-cell table:formula="of:=[.C8]" office:value-type="float" office:value="0.03" calcext:value-type="float">
            <text:p>0.03</text:p>
          </table:table-cell>
          <table:table-cell table:formula="of:=IF(([.B9]&lt;20)  AND ([.B9]&gt;2); (1-[.C9])*[.D8]+[.C9]*[.B9]; [.D8])" office:value-type="float" office:value="8.28488738660694" calcext:value-type="float">
            <text:p>8.28488738660694</text:p>
          </table:table-cell>
          <table:table-cell/>
          <table:table-cell table:formula="of:=MIN([.B9];20)" office:value-type="float" office:value="6.0296816928081" calcext:value-type="float">
            <text:p>6.0296816928081</text:p>
          </table:table-cell>
          <table:table-cell table:formula="of:=[.D9]" office:value-type="float" office:value="8.28488738660694" calcext:value-type="float">
            <text:p>8.28488738660694</text:p>
          </table:table-cell>
        </table:table-row>
        <table:table-row table:style-name="ro1">
          <table:table-cell office:value-type="float" office:value="2.71362124523442" calcext:value-type="float">
            <text:p>2.71362124523442</text:p>
          </table:table-cell>
          <table:table-cell table:formula="of:=16.6666666667 / [.A10]" office:value-type="float" office:value="6.14185443011602" calcext:value-type="float">
            <text:p>6.14185443011602</text:p>
          </table:table-cell>
          <table:table-cell table:formula="of:=[.C9]" office:value-type="float" office:value="0.03" calcext:value-type="float">
            <text:p>0.03</text:p>
          </table:table-cell>
          <table:table-cell table:formula="of:=IF(([.B10]&lt;20)  AND ([.B10]&gt;2); (1-[.C10])*[.D9]+[.C10]*[.B10]; [.D9])" office:value-type="float" office:value="8.22059639791221" calcext:value-type="float">
            <text:p>8.22059639791221</text:p>
          </table:table-cell>
          <table:table-cell/>
          <table:table-cell table:formula="of:=MIN([.B10];20)" office:value-type="float" office:value="6.14185443011602" calcext:value-type="float">
            <text:p>6.14185443011602</text:p>
          </table:table-cell>
          <table:table-cell table:formula="of:=[.D10]" office:value-type="float" office:value="8.22059639791221" calcext:value-type="float">
            <text:p>8.22059639791221</text:p>
          </table:table-cell>
        </table:table-row>
        <table:table-row table:style-name="ro1">
          <table:table-cell office:value-type="float" office:value="2.30750297459339" calcext:value-type="float">
            <text:p>2.30750297459339</text:p>
          </table:table-cell>
          <table:table-cell table:formula="of:=16.6666666667 / [.A11]" office:value-type="float" office:value="7.22281481333166" calcext:value-type="float">
            <text:p>7.22281481333166</text:p>
          </table:table-cell>
          <table:table-cell table:formula="of:=[.C10]" office:value-type="float" office:value="0.03" calcext:value-type="float">
            <text:p>0.03</text:p>
          </table:table-cell>
          <table:table-cell table:formula="of:=IF(([.B11]&lt;20)  AND ([.B11]&gt;2); (1-[.C11])*[.D10]+[.C11]*[.B11]; [.D10])" office:value-type="float" office:value="8.1906629503748" calcext:value-type="float">
            <text:p>8.1906629503748</text:p>
          </table:table-cell>
          <table:table-cell/>
          <table:table-cell table:formula="of:=MIN([.B11];20)" office:value-type="float" office:value="7.22281481333166" calcext:value-type="float">
            <text:p>7.22281481333166</text:p>
          </table:table-cell>
          <table:table-cell table:formula="of:=[.D11]" office:value-type="float" office:value="8.1906629503748" calcext:value-type="float">
            <text:p>8.1906629503748</text:p>
          </table:table-cell>
        </table:table-row>
        <table:table-row table:style-name="ro1">
          <table:table-cell office:value-type="float" office:value="2.08508051215908" calcext:value-type="float">
            <text:p>2.08508051215908</text:p>
          </table:table-cell>
          <table:table-cell table:formula="of:=16.6666666667 / [.A12]" office:value-type="float" office:value="7.99329645522503" calcext:value-type="float">
            <text:p>7.99329645522503</text:p>
          </table:table-cell>
          <table:table-cell table:formula="of:=[.C11]" office:value-type="float" office:value="0.03" calcext:value-type="float">
            <text:p>0.03</text:p>
          </table:table-cell>
          <table:table-cell table:formula="of:=IF(([.B12]&lt;20)  AND ([.B12]&gt;2); (1-[.C12])*[.D11]+[.C12]*[.B12]; [.D11])" office:value-type="float" office:value="8.1847419555203" calcext:value-type="float">
            <text:p>8.1847419555203</text:p>
          </table:table-cell>
          <table:table-cell/>
          <table:table-cell table:formula="of:=MIN([.B12];20)" office:value-type="float" office:value="7.99329645522503" calcext:value-type="float">
            <text:p>7.99329645522503</text:p>
          </table:table-cell>
          <table:table-cell table:formula="of:=[.D12]" office:value-type="float" office:value="8.1847419555203" calcext:value-type="float">
            <text:p>8.1847419555203</text:p>
          </table:table-cell>
        </table:table-row>
        <table:table-row table:style-name="ro1">
          <table:table-cell office:value-type="float" office:value="2.34270079557724" calcext:value-type="float">
            <text:p>2.34270079557724</text:p>
          </table:table-cell>
          <table:table-cell table:formula="of:=16.6666666667 / [.A13]" office:value-type="float" office:value="7.11429590076753" calcext:value-type="float">
            <text:p>7.11429590076753</text:p>
          </table:table-cell>
          <table:table-cell table:formula="of:=[.C12]" office:value-type="float" office:value="0.03" calcext:value-type="float">
            <text:p>0.03</text:p>
          </table:table-cell>
          <table:table-cell table:formula="of:=IF(([.B13]&lt;20)  AND ([.B13]&gt;2); (1-[.C13])*[.D12]+[.C13]*[.B13]; [.D12])" office:value-type="float" office:value="8.15262857387772" calcext:value-type="float">
            <text:p>8.15262857387772</text:p>
          </table:table-cell>
          <table:table-cell/>
          <table:table-cell table:formula="of:=MIN([.B13];20)" office:value-type="float" office:value="7.11429590076753" calcext:value-type="float">
            <text:p>7.11429590076753</text:p>
          </table:table-cell>
          <table:table-cell table:formula="of:=[.D13]" office:value-type="float" office:value="8.15262857387772" calcext:value-type="float">
            <text:p>8.15262857387772</text:p>
          </table:table-cell>
        </table:table-row>
        <table:table-row table:style-name="ro1">
          <table:table-cell office:value-type="float" office:value="2.52979950635296" calcext:value-type="float">
            <text:p>2.52979950635296</text:p>
          </table:table-cell>
          <table:table-cell table:formula="of:=16.6666666667 / [.A14]" office:value-type="float" office:value="6.58813737011403" calcext:value-type="float">
            <text:p>6.58813737011403</text:p>
          </table:table-cell>
          <table:table-cell table:formula="of:=[.C13]" office:value-type="float" office:value="0.03" calcext:value-type="float">
            <text:p>0.03</text:p>
          </table:table-cell>
          <table:table-cell table:formula="of:=IF(([.B14]&lt;20)  AND ([.B14]&gt;2); (1-[.C14])*[.D13]+[.C14]*[.B14]; [.D13])" office:value-type="float" office:value="8.10569383776481" calcext:value-type="float">
            <text:p>8.10569383776481</text:p>
          </table:table-cell>
          <table:table-cell/>
          <table:table-cell table:formula="of:=MIN([.B14];20)" office:value-type="float" office:value="6.58813737011403" calcext:value-type="float">
            <text:p>6.58813737011403</text:p>
          </table:table-cell>
          <table:table-cell table:formula="of:=[.D14]" office:value-type="float" office:value="8.10569383776481" calcext:value-type="float">
            <text:p>8.10569383776481</text:p>
          </table:table-cell>
        </table:table-row>
        <table:table-row table:style-name="ro1">
          <table:table-cell office:value-type="float" office:value="2.05281614138856" calcext:value-type="float">
            <text:p>2.05281614138856</text:p>
          </table:table-cell>
          <table:table-cell table:formula="of:=16.6666666667 / [.A15]" office:value-type="float" office:value="8.11892810596589" calcext:value-type="float">
            <text:p>8.11892810596589</text:p>
          </table:table-cell>
          <table:table-cell table:formula="of:=[.C14]" office:value-type="float" office:value="0.03" calcext:value-type="float">
            <text:p>0.03</text:p>
          </table:table-cell>
          <table:table-cell table:formula="of:=IF(([.B15]&lt;20)  AND ([.B15]&gt;2); (1-[.C15])*[.D14]+[.C15]*[.B15]; [.D14])" office:value-type="float" office:value="8.10609086581084" calcext:value-type="float">
            <text:p>8.10609086581084</text:p>
          </table:table-cell>
          <table:table-cell/>
          <table:table-cell table:formula="of:=MIN([.B15];20)" office:value-type="float" office:value="8.11892810596589" calcext:value-type="float">
            <text:p>8.11892810596589</text:p>
          </table:table-cell>
          <table:table-cell table:formula="of:=[.D15]" office:value-type="float" office:value="8.10609086581084" calcext:value-type="float">
            <text:p>8.10609086581084</text:p>
          </table:table-cell>
        </table:table-row>
        <table:table-row table:style-name="ro1">
          <table:table-cell office:value-type="float" office:value="1.65925067648249" calcext:value-type="float">
            <text:p>1.65925067648249</text:p>
          </table:table-cell>
          <table:table-cell table:formula="of:=16.6666666667 / [.A16]" office:value-type="float" office:value="10.0446948149103" calcext:value-type="float">
            <text:p>10.0446948149103</text:p>
          </table:table-cell>
          <table:table-cell table:formula="of:=[.C15]" office:value-type="float" office:value="0.03" calcext:value-type="float">
            <text:p>0.03</text:p>
          </table:table-cell>
          <table:table-cell table:formula="of:=IF(([.B16]&lt;20)  AND ([.B16]&gt;2); (1-[.C16])*[.D15]+[.C16]*[.B16]; [.D15])" office:value-type="float" office:value="8.16424898428383" calcext:value-type="float">
            <text:p>8.16424898428383</text:p>
          </table:table-cell>
          <table:table-cell/>
          <table:table-cell table:formula="of:=MIN([.B16];20)" office:value-type="float" office:value="10.0446948149103" calcext:value-type="float">
            <text:p>10.0446948149103</text:p>
          </table:table-cell>
          <table:table-cell table:formula="of:=[.D16]" office:value-type="float" office:value="8.16424898428383" calcext:value-type="float">
            <text:p>8.16424898428383</text:p>
          </table:table-cell>
        </table:table-row>
        <table:table-row table:style-name="ro1">
          <table:table-cell office:value-type="float" office:value="1.34263099251446" calcext:value-type="float">
            <text:p>1.34263099251446</text:p>
          </table:table-cell>
          <table:table-cell table:formula="of:=16.6666666667 / [.A17]" office:value-type="float" office:value="12.413438062745" calcext:value-type="float">
            <text:p>12.413438062745</text:p>
          </table:table-cell>
          <table:table-cell table:formula="of:=[.C16]" office:value-type="float" office:value="0.03" calcext:value-type="float">
            <text:p>0.03</text:p>
          </table:table-cell>
          <table:table-cell table:formula="of:=IF(([.B17]&lt;20)  AND ([.B17]&gt;2); (1-[.C17])*[.D16]+[.C17]*[.B17]; [.D16])" office:value-type="float" office:value="8.29172465663766" calcext:value-type="float">
            <text:p>8.29172465663766</text:p>
          </table:table-cell>
          <table:table-cell/>
          <table:table-cell table:formula="of:=MIN([.B17];20)" office:value-type="float" office:value="12.413438062745" calcext:value-type="float">
            <text:p>12.413438062745</text:p>
          </table:table-cell>
          <table:table-cell table:formula="of:=[.D17]" office:value-type="float" office:value="8.29172465663766" calcext:value-type="float">
            <text:p>8.29172465663766</text:p>
          </table:table-cell>
        </table:table-row>
        <table:table-row table:style-name="ro1">
          <table:table-cell office:value-type="float" office:value="2.1041850365884" calcext:value-type="float">
            <text:p>2.1041850365884</text:p>
          </table:table-cell>
          <table:table-cell table:formula="of:=16.6666666667 / [.A18]" office:value-type="float" office:value="7.92072292925452" calcext:value-type="float">
            <text:p>7.92072292925452</text:p>
          </table:table-cell>
          <table:table-cell table:formula="of:=[.C17]" office:value-type="float" office:value="0.03" calcext:value-type="float">
            <text:p>0.03</text:p>
          </table:table-cell>
          <table:table-cell table:formula="of:=IF(([.B18]&lt;20)  AND ([.B18]&gt;2); (1-[.C18])*[.D17]+[.C18]*[.B18]; [.D17])" office:value-type="float" office:value="8.28059460481616" calcext:value-type="float">
            <text:p>8.28059460481616</text:p>
          </table:table-cell>
          <table:table-cell/>
          <table:table-cell table:formula="of:=MIN([.B18];20)" office:value-type="float" office:value="7.92072292925452" calcext:value-type="float">
            <text:p>7.92072292925452</text:p>
          </table:table-cell>
          <table:table-cell table:formula="of:=[.D18]" office:value-type="float" office:value="8.28059460481616" calcext:value-type="float">
            <text:p>8.28059460481616</text:p>
          </table:table-cell>
        </table:table-row>
        <table:table-row table:style-name="ro1">
          <table:table-cell office:value-type="float" office:value="2.30374997008301" calcext:value-type="float">
            <text:p>2.30374997008301</text:p>
          </table:table-cell>
          <table:table-cell table:formula="of:=16.6666666667 / [.A19]" office:value-type="float" office:value="7.23458139257164" calcext:value-type="float">
            <text:p>7.23458139257164</text:p>
          </table:table-cell>
          <table:table-cell table:formula="of:=[.C18]" office:value-type="float" office:value="0.03" calcext:value-type="float">
            <text:p>0.03</text:p>
          </table:table-cell>
          <table:table-cell table:formula="of:=IF(([.B19]&lt;20)  AND ([.B19]&gt;2); (1-[.C19])*[.D18]+[.C19]*[.B19]; [.D18])" office:value-type="float" office:value="8.24921420844883" calcext:value-type="float">
            <text:p>8.24921420844883</text:p>
          </table:table-cell>
          <table:table-cell/>
          <table:table-cell table:formula="of:=MIN([.B19];20)" office:value-type="float" office:value="7.23458139257164" calcext:value-type="float">
            <text:p>7.23458139257164</text:p>
          </table:table-cell>
          <table:table-cell table:formula="of:=[.D19]" office:value-type="float" office:value="8.24921420844883" calcext:value-type="float">
            <text:p>8.24921420844883</text:p>
          </table:table-cell>
        </table:table-row>
        <table:table-row table:style-name="ro1">
          <table:table-cell office:value-type="float" office:value="1.74826170096025" calcext:value-type="float">
            <text:p>1.74826170096025</text:p>
          </table:table-cell>
          <table:table-cell table:formula="of:=16.6666666667 / [.A20]" office:value-type="float" office:value="9.53327906087838" calcext:value-type="float">
            <text:p>9.53327906087838</text:p>
          </table:table-cell>
          <table:table-cell table:formula="of:=[.C19]" office:value-type="float" office:value="0.03" calcext:value-type="float">
            <text:p>0.03</text:p>
          </table:table-cell>
          <table:table-cell table:formula="of:=IF(([.B20]&lt;20)  AND ([.B20]&gt;2); (1-[.C20])*[.D19]+[.C20]*[.B20]; [.D19])" office:value-type="float" office:value="8.28773615402172" calcext:value-type="float">
            <text:p>8.28773615402172</text:p>
          </table:table-cell>
          <table:table-cell/>
          <table:table-cell table:formula="of:=MIN([.B20];20)" office:value-type="float" office:value="9.53327906087838" calcext:value-type="float">
            <text:p>9.53327906087838</text:p>
          </table:table-cell>
          <table:table-cell table:formula="of:=[.D20]" office:value-type="float" office:value="8.28773615402172" calcext:value-type="float">
            <text:p>8.28773615402172</text:p>
          </table:table-cell>
        </table:table-row>
        <table:table-row table:style-name="ro1">
          <table:table-cell office:value-type="float" office:value="1.96481199781408" calcext:value-type="float">
            <text:p>1.96481199781408</text:p>
          </table:table-cell>
          <table:table-cell table:formula="of:=16.6666666667 / [.A21]" office:value-type="float" office:value="8.48257578091047" calcext:value-type="float">
            <text:p>8.48257578091047</text:p>
          </table:table-cell>
          <table:table-cell table:formula="of:=[.C20]" office:value-type="float" office:value="0.03" calcext:value-type="float">
            <text:p>0.03</text:p>
          </table:table-cell>
          <table:table-cell table:formula="of:=IF(([.B21]&lt;20)  AND ([.B21]&gt;2); (1-[.C21])*[.D20]+[.C21]*[.B21]; [.D20])" office:value-type="float" office:value="8.29358134282838" calcext:value-type="float">
            <text:p>8.29358134282838</text:p>
          </table:table-cell>
          <table:table-cell/>
          <table:table-cell table:formula="of:=MIN([.B21];20)" office:value-type="float" office:value="8.48257578091047" calcext:value-type="float">
            <text:p>8.48257578091047</text:p>
          </table:table-cell>
          <table:table-cell table:formula="of:=[.D21]" office:value-type="float" office:value="8.29358134282838" calcext:value-type="float">
            <text:p>8.29358134282838</text:p>
          </table:table-cell>
        </table:table-row>
        <table:table-row table:style-name="ro1">
          <table:table-cell office:value-type="float" office:value="2.27028579542761" calcext:value-type="float">
            <text:p>2.27028579542761</text:p>
          </table:table-cell>
          <table:table-cell table:formula="of:=16.6666666667 / [.A22]" office:value-type="float" office:value="7.34121963863179" calcext:value-type="float">
            <text:p>7.34121963863179</text:p>
          </table:table-cell>
          <table:table-cell table:formula="of:=[.C21]" office:value-type="float" office:value="0.03" calcext:value-type="float">
            <text:p>0.03</text:p>
          </table:table-cell>
          <table:table-cell table:formula="of:=IF(([.B22]&lt;20)  AND ([.B22]&gt;2); (1-[.C22])*[.D21]+[.C22]*[.B22]; [.D21])" office:value-type="float" office:value="8.26501049170248" calcext:value-type="float">
            <text:p>8.26501049170248</text:p>
          </table:table-cell>
          <table:table-cell/>
          <table:table-cell table:formula="of:=MIN([.B22];20)" office:value-type="float" office:value="7.34121963863179" calcext:value-type="float">
            <text:p>7.34121963863179</text:p>
          </table:table-cell>
          <table:table-cell table:formula="of:=[.D22]" office:value-type="float" office:value="8.26501049170248" calcext:value-type="float">
            <text:p>8.26501049170248</text:p>
          </table:table-cell>
        </table:table-row>
        <table:table-row table:style-name="ro1">
          <table:table-cell office:value-type="float" office:value="2.39596395787116" calcext:value-type="float">
            <text:p>2.39596395787116</text:p>
          </table:table-cell>
          <table:table-cell table:formula="of:=16.6666666667 / [.A23]" office:value-type="float" office:value="6.95614247950062" calcext:value-type="float">
            <text:p>6.95614247950062</text:p>
          </table:table-cell>
          <table:table-cell table:formula="of:=[.C22]" office:value-type="float" office:value="0.03" calcext:value-type="float">
            <text:p>0.03</text:p>
          </table:table-cell>
          <table:table-cell table:formula="of:=IF(([.B23]&lt;20)  AND ([.B23]&gt;2); (1-[.C23])*[.D22]+[.C23]*[.B23]; [.D22])" office:value-type="float" office:value="8.22574445133643" calcext:value-type="float">
            <text:p>8.22574445133643</text:p>
          </table:table-cell>
          <table:table-cell/>
          <table:table-cell table:formula="of:=MIN([.B23];20)" office:value-type="float" office:value="6.95614247950062" calcext:value-type="float">
            <text:p>6.95614247950062</text:p>
          </table:table-cell>
          <table:table-cell table:formula="of:=[.D23]" office:value-type="float" office:value="8.22574445133643" calcext:value-type="float">
            <text:p>8.22574445133643</text:p>
          </table:table-cell>
        </table:table-row>
        <table:table-row table:style-name="ro1">
          <table:table-cell office:value-type="float" office:value="2.51227568870063" calcext:value-type="float">
            <text:p>2.51227568870063</text:p>
          </table:table-cell>
          <table:table-cell table:formula="of:=16.6666666667 / [.A24]" office:value-type="float" office:value="6.63409145009884" calcext:value-type="float">
            <text:p>6.63409145009884</text:p>
          </table:table-cell>
          <table:table-cell table:formula="of:=[.C23]" office:value-type="float" office:value="0.03" calcext:value-type="float">
            <text:p>0.03</text:p>
          </table:table-cell>
          <table:table-cell table:formula="of:=IF(([.B24]&lt;20)  AND ([.B24]&gt;2); (1-[.C24])*[.D23]+[.C24]*[.B24]; [.D23])" office:value-type="float" office:value="8.1779948612993" calcext:value-type="float">
            <text:p>8.1779948612993</text:p>
          </table:table-cell>
          <table:table-cell/>
          <table:table-cell table:formula="of:=MIN([.B24];20)" office:value-type="float" office:value="6.63409145009884" calcext:value-type="float">
            <text:p>6.63409145009884</text:p>
          </table:table-cell>
          <table:table-cell table:formula="of:=[.D24]" office:value-type="float" office:value="8.1779948612993" calcext:value-type="float">
            <text:p>8.1779948612993</text:p>
          </table:table-cell>
        </table:table-row>
        <table:table-row table:style-name="ro1">
          <table:table-cell office:value-type="float" office:value="1.01413270565871" calcext:value-type="float">
            <text:p>1.01413270565871</text:p>
          </table:table-cell>
          <table:table-cell table:formula="of:=16.6666666667 / [.A25]" office:value-type="float" office:value="16.4344040712842" calcext:value-type="float">
            <text:p>16.4344040712842</text:p>
          </table:table-cell>
          <table:table-cell table:formula="of:=[.C24]" office:value-type="float" office:value="0.03" calcext:value-type="float">
            <text:p>0.03</text:p>
          </table:table-cell>
          <table:table-cell table:formula="of:=IF(([.B25]&lt;20)  AND ([.B25]&gt;2); (1-[.C25])*[.D24]+[.C25]*[.B25]; [.D24])" office:value-type="float" office:value="8.42568713759884" calcext:value-type="float">
            <text:p>8.42568713759884</text:p>
          </table:table-cell>
          <table:table-cell/>
          <table:table-cell table:formula="of:=MIN([.B25];20)" office:value-type="float" office:value="16.4344040712842" calcext:value-type="float">
            <text:p>16.4344040712842</text:p>
          </table:table-cell>
          <table:table-cell table:formula="of:=[.D25]" office:value-type="float" office:value="8.42568713759884" calcext:value-type="float">
            <text:p>8.42568713759884</text:p>
          </table:table-cell>
        </table:table-row>
        <table:table-row table:style-name="ro1">
          <table:table-cell office:value-type="float" office:value="0.991730229922632" calcext:value-type="float">
            <text:p>0.991730229922632</text:p>
          </table:table-cell>
          <table:table-cell table:formula="of:=16.6666666667 / [.A26]" office:value-type="float" office:value="16.8056454909116" calcext:value-type="float">
            <text:p>16.8056454909116</text:p>
          </table:table-cell>
          <table:table-cell table:formula="of:=[.C25]" office:value-type="float" office:value="0.03" calcext:value-type="float">
            <text:p>0.03</text:p>
          </table:table-cell>
          <table:table-cell table:formula="of:=IF(([.B26]&lt;20)  AND ([.B26]&gt;2); (1-[.C26])*[.D25]+[.C26]*[.B26]; [.D25])" office:value-type="float" office:value="8.67708588819822" calcext:value-type="float">
            <text:p>8.67708588819822</text:p>
          </table:table-cell>
          <table:table-cell/>
          <table:table-cell table:formula="of:=MIN([.B26];20)" office:value-type="float" office:value="16.8056454909116" calcext:value-type="float">
            <text:p>16.8056454909116</text:p>
          </table:table-cell>
          <table:table-cell table:formula="of:=[.D26]" office:value-type="float" office:value="8.67708588819822" calcext:value-type="float">
            <text:p>8.67708588819822</text:p>
          </table:table-cell>
        </table:table-row>
        <table:table-row table:style-name="ro1">
          <table:table-cell office:value-type="float" office:value="0.472039443015647" calcext:value-type="float">
            <text:p>0.472039443015647</text:p>
          </table:table-cell>
          <table:table-cell table:formula="of:=16.6666666667 / [.A27]" office:value-type="float" office:value="35.3077839432743" calcext:value-type="float">
            <text:p>35.3077839432743</text:p>
          </table:table-cell>
          <table:table-cell table:formula="of:=[.C26]" office:value-type="float" office:value="0.03" calcext:value-type="float">
            <text:p>0.03</text:p>
          </table:table-cell>
          <table:table-cell table:formula="of:=IF(([.B27]&lt;20)  AND ([.B27]&gt;2); (1-[.C27])*[.D26]+[.C27]*[.B27]; [.D26])" office:value-type="float" office:value="8.67708588819822" calcext:value-type="float">
            <text:p>8.67708588819822</text:p>
          </table:table-cell>
          <table:table-cell/>
          <table:table-cell table:formula="of:=MIN([.B27];20)" office:value-type="float" office:value="20" calcext:value-type="float">
            <text:p>20</text:p>
          </table:table-cell>
          <table:table-cell table:formula="of:=[.D27]" office:value-type="float" office:value="8.67708588819822" calcext:value-type="float">
            <text:p>8.67708588819822</text:p>
          </table:table-cell>
        </table:table-row>
        <table:table-row table:style-name="ro1">
          <table:table-cell office:value-type="float" office:value="1.09791975340242" calcext:value-type="float">
            <text:p>1.09791975340242</text:p>
          </table:table-cell>
          <table:table-cell table:formula="of:=16.6666666667 / [.A28]" office:value-type="float" office:value="15.1802229762699" calcext:value-type="float">
            <text:p>15.1802229762699</text:p>
          </table:table-cell>
          <table:table-cell table:formula="of:=[.C27]" office:value-type="float" office:value="0.03" calcext:value-type="float">
            <text:p>0.03</text:p>
          </table:table-cell>
          <table:table-cell table:formula="of:=IF(([.B28]&lt;20)  AND ([.B28]&gt;2); (1-[.C28])*[.D27]+[.C28]*[.B28]; [.D27])" office:value-type="float" office:value="8.87218000084037" calcext:value-type="float">
            <text:p>8.87218000084037</text:p>
          </table:table-cell>
          <table:table-cell/>
          <table:table-cell table:formula="of:=MIN([.B28];20)" office:value-type="float" office:value="15.1802229762699" calcext:value-type="float">
            <text:p>15.1802229762699</text:p>
          </table:table-cell>
          <table:table-cell table:formula="of:=[.D28]" office:value-type="float" office:value="8.87218000084037" calcext:value-type="float">
            <text:p>8.87218000084037</text:p>
          </table:table-cell>
        </table:table-row>
        <table:table-row table:style-name="ro1">
          <table:table-cell office:value-type="float" office:value="2.19005806989418" calcext:value-type="float">
            <text:p>2.19005806989418</text:p>
          </table:table-cell>
          <table:table-cell table:formula="of:=16.6666666667 / [.A29]" office:value-type="float" office:value="7.6101482859335" calcext:value-type="float">
            <text:p>7.6101482859335</text:p>
          </table:table-cell>
          <table:table-cell table:formula="of:=[.C28]" office:value-type="float" office:value="0.03" calcext:value-type="float">
            <text:p>0.03</text:p>
          </table:table-cell>
          <table:table-cell table:formula="of:=IF(([.B29]&lt;20)  AND ([.B29]&gt;2); (1-[.C29])*[.D28]+[.C29]*[.B29]; [.D28])" office:value-type="float" office:value="8.83431904939317" calcext:value-type="float">
            <text:p>8.83431904939317</text:p>
          </table:table-cell>
          <table:table-cell/>
          <table:table-cell table:formula="of:=MIN([.B29];20)" office:value-type="float" office:value="7.6101482859335" calcext:value-type="float">
            <text:p>7.6101482859335</text:p>
          </table:table-cell>
          <table:table-cell table:formula="of:=[.D29]" office:value-type="float" office:value="8.83431904939317" calcext:value-type="float">
            <text:p>8.83431904939317</text:p>
          </table:table-cell>
        </table:table-row>
        <table:table-row table:style-name="ro1">
          <table:table-cell office:value-type="float" office:value="2.07596931380287" calcext:value-type="float">
            <text:p>2.07596931380287</text:p>
          </table:table-cell>
          <table:table-cell table:formula="of:=16.6666666667 / [.A30]" office:value-type="float" office:value="8.02837814407245" calcext:value-type="float">
            <text:p>8.02837814407245</text:p>
          </table:table-cell>
          <table:table-cell table:formula="of:=[.C29]" office:value-type="float" office:value="0.03" calcext:value-type="float">
            <text:p>0.03</text:p>
          </table:table-cell>
          <table:table-cell table:formula="of:=IF(([.B30]&lt;20)  AND ([.B30]&gt;2); (1-[.C30])*[.D29]+[.C30]*[.B30]; [.D29])" office:value-type="float" office:value="8.81014082223354" calcext:value-type="float">
            <text:p>8.81014082223354</text:p>
          </table:table-cell>
          <table:table-cell/>
          <table:table-cell table:formula="of:=MIN([.B30];20)" office:value-type="float" office:value="8.02837814407245" calcext:value-type="float">
            <text:p>8.02837814407245</text:p>
          </table:table-cell>
          <table:table-cell table:formula="of:=[.D30]" office:value-type="float" office:value="8.81014082223354" calcext:value-type="float">
            <text:p>8.81014082223354</text:p>
          </table:table-cell>
        </table:table-row>
        <table:table-row table:style-name="ro1">
          <table:table-cell office:value-type="float" office:value="2.22606046077082" calcext:value-type="float">
            <text:p>2.22606046077082</text:p>
          </table:table-cell>
          <table:table-cell table:formula="of:=16.6666666667 / [.A31]" office:value-type="float" office:value="7.48706828067412" calcext:value-type="float">
            <text:p>7.48706828067412</text:p>
          </table:table-cell>
          <table:table-cell table:formula="of:=[.C30]" office:value-type="float" office:value="0.03" calcext:value-type="float">
            <text:p>0.03</text:p>
          </table:table-cell>
          <table:table-cell table:formula="of:=IF(([.B31]&lt;20)  AND ([.B31]&gt;2); (1-[.C31])*[.D30]+[.C31]*[.B31]; [.D30])" office:value-type="float" office:value="8.77044864598676" calcext:value-type="float">
            <text:p>8.77044864598676</text:p>
          </table:table-cell>
          <table:table-cell/>
          <table:table-cell table:formula="of:=MIN([.B31];20)" office:value-type="float" office:value="7.48706828067412" calcext:value-type="float">
            <text:p>7.48706828067412</text:p>
          </table:table-cell>
          <table:table-cell table:formula="of:=[.D31]" office:value-type="float" office:value="8.77044864598676" calcext:value-type="float">
            <text:p>8.77044864598676</text:p>
          </table:table-cell>
        </table:table-row>
        <table:table-row table:style-name="ro1">
          <table:table-cell office:value-type="float" office:value="2.2959440861124" calcext:value-type="float">
            <text:p>2.2959440861124</text:p>
          </table:table-cell>
          <table:table-cell table:formula="of:=16.6666666667 / [.A32]" office:value-type="float" office:value="7.25917794231686" calcext:value-type="float">
            <text:p>7.25917794231686</text:p>
          </table:table-cell>
          <table:table-cell table:formula="of:=[.C31]" office:value-type="float" office:value="0.03" calcext:value-type="float">
            <text:p>0.03</text:p>
          </table:table-cell>
          <table:table-cell table:formula="of:=IF(([.B32]&lt;20)  AND ([.B32]&gt;2); (1-[.C32])*[.D31]+[.C32]*[.B32]; [.D31])" office:value-type="float" office:value="8.72511052487666" calcext:value-type="float">
            <text:p>8.72511052487666</text:p>
          </table:table-cell>
          <table:table-cell/>
          <table:table-cell table:formula="of:=MIN([.B32];20)" office:value-type="float" office:value="7.25917794231686" calcext:value-type="float">
            <text:p>7.25917794231686</text:p>
          </table:table-cell>
          <table:table-cell table:formula="of:=[.D32]" office:value-type="float" office:value="8.72511052487666" calcext:value-type="float">
            <text:p>8.72511052487666</text:p>
          </table:table-cell>
        </table:table-row>
        <table:table-row table:style-name="ro1">
          <table:table-cell office:value-type="float" office:value="2.98518357855728" calcext:value-type="float">
            <text:p>2.98518357855728</text:p>
          </table:table-cell>
          <table:table-cell table:formula="of:=16.6666666667 / [.A33]" office:value-type="float" office:value="5.5831295557223" calcext:value-type="float">
            <text:p>5.5831295557223</text:p>
          </table:table-cell>
          <table:table-cell table:formula="of:=[.C32]" office:value-type="float" office:value="0.03" calcext:value-type="float">
            <text:p>0.03</text:p>
          </table:table-cell>
          <table:table-cell table:formula="of:=IF(([.B33]&lt;20)  AND ([.B33]&gt;2); (1-[.C33])*[.D32]+[.C33]*[.B33]; [.D32])" office:value-type="float" office:value="8.63085109580203" calcext:value-type="float">
            <text:p>8.63085109580203</text:p>
          </table:table-cell>
          <table:table-cell/>
          <table:table-cell table:formula="of:=MIN([.B33];20)" office:value-type="float" office:value="5.5831295557223" calcext:value-type="float">
            <text:p>5.5831295557223</text:p>
          </table:table-cell>
          <table:table-cell table:formula="of:=[.D33]" office:value-type="float" office:value="8.63085109580203" calcext:value-type="float">
            <text:p>8.63085109580203</text:p>
          </table:table-cell>
        </table:table-row>
        <table:table-row table:style-name="ro1">
          <table:table-cell office:value-type="float" office:value="3.51826702332358" calcext:value-type="float">
            <text:p>3.51826702332358</text:p>
          </table:table-cell>
          <table:table-cell table:formula="of:=16.6666666667 / [.A34]" office:value-type="float" office:value="4.73718070749377" calcext:value-type="float">
            <text:p>4.73718070749377</text:p>
          </table:table-cell>
          <table:table-cell table:formula="of:=[.C33]" office:value-type="float" office:value="0.03" calcext:value-type="float">
            <text:p>0.03</text:p>
          </table:table-cell>
          <table:table-cell table:formula="of:=IF(([.B34]&lt;20)  AND ([.B34]&gt;2); (1-[.C34])*[.D33]+[.C34]*[.B34]; [.D33])" office:value-type="float" office:value="8.51404098415279" calcext:value-type="float">
            <text:p>8.51404098415279</text:p>
          </table:table-cell>
          <table:table-cell/>
          <table:table-cell table:formula="of:=MIN([.B34];20)" office:value-type="float" office:value="4.73718070749377" calcext:value-type="float">
            <text:p>4.73718070749377</text:p>
          </table:table-cell>
          <table:table-cell table:formula="of:=[.D34]" office:value-type="float" office:value="8.51404098415279" calcext:value-type="float">
            <text:p>8.51404098415279</text:p>
          </table:table-cell>
        </table:table-row>
        <table:table-row table:style-name="ro1">
          <table:table-cell office:value-type="float" office:value="3.40110822467373" calcext:value-type="float">
            <text:p>3.40110822467373</text:p>
          </table:table-cell>
          <table:table-cell table:formula="of:=16.6666666667 / [.A35]" office:value-type="float" office:value="4.90036351851134" calcext:value-type="float">
            <text:p>4.90036351851134</text:p>
          </table:table-cell>
          <table:table-cell table:formula="of:=[.C34]" office:value-type="float" office:value="0.03" calcext:value-type="float">
            <text:p>0.03</text:p>
          </table:table-cell>
          <table:table-cell table:formula="of:=IF(([.B35]&lt;20)  AND ([.B35]&gt;2); (1-[.C35])*[.D34]+[.C35]*[.B35]; [.D34])" office:value-type="float" office:value="8.40563066018354" calcext:value-type="float">
            <text:p>8.40563066018354</text:p>
          </table:table-cell>
          <table:table-cell/>
          <table:table-cell table:formula="of:=MIN([.B35];20)" office:value-type="float" office:value="4.90036351851134" calcext:value-type="float">
            <text:p>4.90036351851134</text:p>
          </table:table-cell>
          <table:table-cell table:formula="of:=[.D35]" office:value-type="float" office:value="8.40563066018354" calcext:value-type="float">
            <text:p>8.40563066018354</text:p>
          </table:table-cell>
        </table:table-row>
        <table:table-row table:style-name="ro1">
          <table:table-cell office:value-type="float" office:value="2.27588869490612" calcext:value-type="float">
            <text:p>2.27588869490612</text:p>
          </table:table-cell>
          <table:table-cell table:formula="of:=16.6666666667 / [.A36]" office:value-type="float" office:value="7.32314664772632" calcext:value-type="float">
            <text:p>7.32314664772632</text:p>
          </table:table-cell>
          <table:table-cell table:formula="of:=[.C35]" office:value-type="float" office:value="0.03" calcext:value-type="float">
            <text:p>0.03</text:p>
          </table:table-cell>
          <table:table-cell table:formula="of:=IF(([.B36]&lt;20)  AND ([.B36]&gt;2); (1-[.C36])*[.D35]+[.C36]*[.B36]; [.D35])" office:value-type="float" office:value="8.37315613980983" calcext:value-type="float">
            <text:p>8.37315613980983</text:p>
          </table:table-cell>
          <table:table-cell/>
          <table:table-cell table:formula="of:=MIN([.B36];20)" office:value-type="float" office:value="7.32314664772632" calcext:value-type="float">
            <text:p>7.32314664772632</text:p>
          </table:table-cell>
          <table:table-cell table:formula="of:=[.D36]" office:value-type="float" office:value="8.37315613980983" calcext:value-type="float">
            <text:p>8.37315613980983</text:p>
          </table:table-cell>
        </table:table-row>
        <table:table-row table:style-name="ro1">
          <table:table-cell office:value-type="float" office:value="1.78931717127105" calcext:value-type="float">
            <text:p>1.78931717127105</text:p>
          </table:table-cell>
          <table:table-cell table:formula="of:=16.6666666667 / [.A37]" office:value-type="float" office:value="9.31454016889624" calcext:value-type="float">
            <text:p>9.31454016889624</text:p>
          </table:table-cell>
          <table:table-cell table:formula="of:=[.C36]" office:value-type="float" office:value="0.03" calcext:value-type="float">
            <text:p>0.03</text:p>
          </table:table-cell>
          <table:table-cell table:formula="of:=IF(([.B37]&lt;20)  AND ([.B37]&gt;2); (1-[.C37])*[.D36]+[.C37]*[.B37]; [.D36])" office:value-type="float" office:value="8.40139766068242" calcext:value-type="float">
            <text:p>8.40139766068242</text:p>
          </table:table-cell>
          <table:table-cell/>
          <table:table-cell table:formula="of:=MIN([.B37];20)" office:value-type="float" office:value="9.31454016889624" calcext:value-type="float">
            <text:p>9.31454016889624</text:p>
          </table:table-cell>
          <table:table-cell table:formula="of:=[.D37]" office:value-type="float" office:value="8.40139766068242" calcext:value-type="float">
            <text:p>8.40139766068242</text:p>
          </table:table-cell>
        </table:table-row>
        <table:table-row table:style-name="ro1">
          <table:table-cell office:value-type="float" office:value="1.99327509216969" calcext:value-type="float">
            <text:p>1.99327509216969</text:p>
          </table:table-cell>
          <table:table-cell table:formula="of:=16.6666666667 / [.A38]" office:value-type="float" office:value="8.36144831798319" calcext:value-type="float">
            <text:p>8.36144831798319</text:p>
          </table:table-cell>
          <table:table-cell table:formula="of:=[.C37]" office:value-type="float" office:value="0.03" calcext:value-type="float">
            <text:p>0.03</text:p>
          </table:table-cell>
          <table:table-cell table:formula="of:=IF(([.B38]&lt;20)  AND ([.B38]&gt;2); (1-[.C38])*[.D37]+[.C38]*[.B38]; [.D37])" office:value-type="float" office:value="8.40019918040144" calcext:value-type="float">
            <text:p>8.40019918040144</text:p>
          </table:table-cell>
          <table:table-cell/>
          <table:table-cell table:formula="of:=MIN([.B38];20)" office:value-type="float" office:value="8.36144831798319" calcext:value-type="float">
            <text:p>8.36144831798319</text:p>
          </table:table-cell>
          <table:table-cell table:formula="of:=[.D38]" office:value-type="float" office:value="8.40019918040144" calcext:value-type="float">
            <text:p>8.40019918040144</text:p>
          </table:table-cell>
        </table:table-row>
        <table:table-row table:style-name="ro1">
          <table:table-cell office:value-type="float" office:value="2.33217975042172" calcext:value-type="float">
            <text:p>2.33217975042172</text:p>
          </table:table-cell>
          <table:table-cell table:formula="of:=16.6666666667 / [.A39]" office:value-type="float" office:value="7.14639026588161" calcext:value-type="float">
            <text:p>7.14639026588161</text:p>
          </table:table-cell>
          <table:table-cell table:formula="of:=[.C38]" office:value-type="float" office:value="0.03" calcext:value-type="float">
            <text:p>0.03</text:p>
          </table:table-cell>
          <table:table-cell table:formula="of:=IF(([.B39]&lt;20)  AND ([.B39]&gt;2); (1-[.C39])*[.D38]+[.C39]*[.B39]; [.D38])" office:value-type="float" office:value="8.36258491296584" calcext:value-type="float">
            <text:p>8.36258491296584</text:p>
          </table:table-cell>
          <table:table-cell/>
          <table:table-cell table:formula="of:=MIN([.B39];20)" office:value-type="float" office:value="7.14639026588161" calcext:value-type="float">
            <text:p>7.14639026588161</text:p>
          </table:table-cell>
          <table:table-cell table:formula="of:=[.D39]" office:value-type="float" office:value="8.36258491296584" calcext:value-type="float">
            <text:p>8.36258491296584</text:p>
          </table:table-cell>
        </table:table-row>
        <table:table-row table:style-name="ro1">
          <table:table-cell office:value-type="float" office:value="1.73747094470387" calcext:value-type="float">
            <text:p>1.73747094470387</text:p>
          </table:table-cell>
          <table:table-cell table:formula="of:=16.6666666667 / [.A40]" office:value-type="float" office:value="9.59248654920135" calcext:value-type="float">
            <text:p>9.59248654920135</text:p>
          </table:table-cell>
          <table:table-cell table:formula="of:=[.C39]" office:value-type="float" office:value="0.03" calcext:value-type="float">
            <text:p>0.03</text:p>
          </table:table-cell>
          <table:table-cell table:formula="of:=IF(([.B40]&lt;20)  AND ([.B40]&gt;2); (1-[.C40])*[.D39]+[.C40]*[.B40]; [.D39])" office:value-type="float" office:value="8.39948196205291" calcext:value-type="float">
            <text:p>8.39948196205291</text:p>
          </table:table-cell>
          <table:table-cell/>
          <table:table-cell table:formula="of:=MIN([.B40];20)" office:value-type="float" office:value="9.59248654920135" calcext:value-type="float">
            <text:p>9.59248654920135</text:p>
          </table:table-cell>
          <table:table-cell table:formula="of:=[.D40]" office:value-type="float" office:value="8.39948196205291" calcext:value-type="float">
            <text:p>8.39948196205291</text:p>
          </table:table-cell>
        </table:table-row>
        <table:table-row table:style-name="ro1">
          <table:table-cell office:value-type="float" office:value="1.92291444860155" calcext:value-type="float">
            <text:p>1.92291444860155</text:p>
          </table:table-cell>
          <table:table-cell table:formula="of:=16.6666666667 / [.A41]" office:value-type="float" office:value="8.66739894685429" calcext:value-type="float">
            <text:p>8.66739894685429</text:p>
          </table:table-cell>
          <table:table-cell table:formula="of:=[.C40]" office:value-type="float" office:value="0.03" calcext:value-type="float">
            <text:p>0.03</text:p>
          </table:table-cell>
          <table:table-cell table:formula="of:=IF(([.B41]&lt;20)  AND ([.B41]&gt;2); (1-[.C41])*[.D40]+[.C41]*[.B41]; [.D40])" office:value-type="float" office:value="8.40751947159695" calcext:value-type="float">
            <text:p>8.40751947159695</text:p>
          </table:table-cell>
          <table:table-cell/>
          <table:table-cell table:formula="of:=MIN([.B41];20)" office:value-type="float" office:value="8.66739894685429" calcext:value-type="float">
            <text:p>8.66739894685429</text:p>
          </table:table-cell>
          <table:table-cell table:formula="of:=[.D41]" office:value-type="float" office:value="8.40751947159695" calcext:value-type="float">
            <text:p>8.40751947159695</text:p>
          </table:table-cell>
        </table:table-row>
        <table:table-row table:style-name="ro1">
          <table:table-cell office:value-type="float" office:value="2.12216797560562" calcext:value-type="float">
            <text:p>2.12216797560562</text:p>
          </table:table-cell>
          <table:table-cell table:formula="of:=16.6666666667 / [.A42]" office:value-type="float" office:value="7.8536038891755" calcext:value-type="float">
            <text:p>7.8536038891755</text:p>
          </table:table-cell>
          <table:table-cell table:formula="of:=[.C41]" office:value-type="float" office:value="0.03" calcext:value-type="float">
            <text:p>0.03</text:p>
          </table:table-cell>
          <table:table-cell table:formula="of:=IF(([.B42]&lt;20)  AND ([.B42]&gt;2); (1-[.C42])*[.D41]+[.C42]*[.B42]; [.D41])" office:value-type="float" office:value="8.39090200412431" calcext:value-type="float">
            <text:p>8.39090200412431</text:p>
          </table:table-cell>
          <table:table-cell/>
          <table:table-cell table:formula="of:=MIN([.B42];20)" office:value-type="float" office:value="7.8536038891755" calcext:value-type="float">
            <text:p>7.8536038891755</text:p>
          </table:table-cell>
          <table:table-cell table:formula="of:=[.D42]" office:value-type="float" office:value="8.39090200412431" calcext:value-type="float">
            <text:p>8.39090200412431</text:p>
          </table:table-cell>
        </table:table-row>
        <table:table-row table:style-name="ro1">
          <table:table-cell office:value-type="float" office:value="2.6357160287928" calcext:value-type="float">
            <text:p>2.6357160287928</text:p>
          </table:table-cell>
          <table:table-cell table:formula="of:=16.6666666667 / [.A43]" office:value-type="float" office:value="6.32339238545876" calcext:value-type="float">
            <text:p>6.32339238545876</text:p>
          </table:table-cell>
          <table:table-cell table:formula="of:=[.C42]" office:value-type="float" office:value="0.03" calcext:value-type="float">
            <text:p>0.03</text:p>
          </table:table-cell>
          <table:table-cell table:formula="of:=IF(([.B43]&lt;20)  AND ([.B43]&gt;2); (1-[.C43])*[.D42]+[.C43]*[.B43]; [.D42])" office:value-type="float" office:value="8.32887671556434" calcext:value-type="float">
            <text:p>8.32887671556434</text:p>
          </table:table-cell>
          <table:table-cell/>
          <table:table-cell table:formula="of:=MIN([.B43];20)" office:value-type="float" office:value="6.32339238545876" calcext:value-type="float">
            <text:p>6.32339238545876</text:p>
          </table:table-cell>
          <table:table-cell table:formula="of:=[.D43]" office:value-type="float" office:value="8.32887671556434" calcext:value-type="float">
            <text:p>8.32887671556434</text:p>
          </table:table-cell>
        </table:table-row>
        <table:table-row table:style-name="ro1">
          <table:table-cell office:value-type="float" office:value="2.01604877366221" calcext:value-type="float">
            <text:p>2.01604877366221</text:p>
          </table:table-cell>
          <table:table-cell table:formula="of:=16.6666666667 / [.A44]" office:value-type="float" office:value="8.26699576142919" calcext:value-type="float">
            <text:p>8.26699576142919</text:p>
          </table:table-cell>
          <table:table-cell table:formula="of:=[.C43]" office:value-type="float" office:value="0.03" calcext:value-type="float">
            <text:p>0.03</text:p>
          </table:table-cell>
          <table:table-cell table:formula="of:=IF(([.B44]&lt;20)  AND ([.B44]&gt;2); (1-[.C44])*[.D43]+[.C44]*[.B44]; [.D43])" office:value-type="float" office:value="8.32702028694028" calcext:value-type="float">
            <text:p>8.32702028694028</text:p>
          </table:table-cell>
          <table:table-cell/>
          <table:table-cell table:formula="of:=MIN([.B44];20)" office:value-type="float" office:value="8.26699576142919" calcext:value-type="float">
            <text:p>8.26699576142919</text:p>
          </table:table-cell>
          <table:table-cell table:formula="of:=[.D44]" office:value-type="float" office:value="8.32702028694028" calcext:value-type="float">
            <text:p>8.32702028694028</text:p>
          </table:table-cell>
        </table:table-row>
        <table:table-row table:style-name="ro1">
          <table:table-cell office:value-type="float" office:value="2.43400616666966" calcext:value-type="float">
            <text:p>2.43400616666966</text:p>
          </table:table-cell>
          <table:table-cell table:formula="of:=16.6666666667 / [.A45]" office:value-type="float" office:value="6.84742170949562" calcext:value-type="float">
            <text:p>6.84742170949562</text:p>
          </table:table-cell>
          <table:table-cell table:formula="of:=[.C44]" office:value-type="float" office:value="0.03" calcext:value-type="float">
            <text:p>0.03</text:p>
          </table:table-cell>
          <table:table-cell table:formula="of:=IF(([.B45]&lt;20)  AND ([.B45]&gt;2); (1-[.C45])*[.D44]+[.C45]*[.B45]; [.D44])" office:value-type="float" office:value="8.28263232961694" calcext:value-type="float">
            <text:p>8.28263232961694</text:p>
          </table:table-cell>
          <table:table-cell/>
          <table:table-cell table:formula="of:=MIN([.B45];20)" office:value-type="float" office:value="6.84742170949562" calcext:value-type="float">
            <text:p>6.84742170949562</text:p>
          </table:table-cell>
          <table:table-cell table:formula="of:=[.D45]" office:value-type="float" office:value="8.28263232961694" calcext:value-type="float">
            <text:p>8.28263232961694</text:p>
          </table:table-cell>
        </table:table-row>
        <table:table-row table:style-name="ro1">
          <table:table-cell office:value-type="float" office:value="2.07655603909827" calcext:value-type="float">
            <text:p>2.07655603909827</text:p>
          </table:table-cell>
          <table:table-cell table:formula="of:=16.6666666667 / [.A46]" office:value-type="float" office:value="8.02610974753051" calcext:value-type="float">
            <text:p>8.02610974753051</text:p>
          </table:table-cell>
          <table:table-cell table:formula="of:=[.C45]" office:value-type="float" office:value="0.03" calcext:value-type="float">
            <text:p>0.03</text:p>
          </table:table-cell>
          <table:table-cell table:formula="of:=IF(([.B46]&lt;20)  AND ([.B46]&gt;2); (1-[.C46])*[.D45]+[.C46]*[.B46]; [.D45])" office:value-type="float" office:value="8.27493665215435" calcext:value-type="float">
            <text:p>8.27493665215435</text:p>
          </table:table-cell>
          <table:table-cell/>
          <table:table-cell table:formula="of:=MIN([.B46];20)" office:value-type="float" office:value="8.02610974753051" calcext:value-type="float">
            <text:p>8.02610974753051</text:p>
          </table:table-cell>
          <table:table-cell table:formula="of:=[.D46]" office:value-type="float" office:value="8.27493665215435" calcext:value-type="float">
            <text:p>8.27493665215435</text:p>
          </table:table-cell>
        </table:table-row>
        <table:table-row table:style-name="ro1">
          <table:table-cell office:value-type="float" office:value="1.805178806623" calcext:value-type="float">
            <text:p>1.805178806623</text:p>
          </table:table-cell>
          <table:table-cell table:formula="of:=16.6666666667 / [.A47]" office:value-type="float" office:value="9.23269573382529" calcext:value-type="float">
            <text:p>9.23269573382529</text:p>
          </table:table-cell>
          <table:table-cell table:formula="of:=[.C46]" office:value-type="float" office:value="0.03" calcext:value-type="float">
            <text:p>0.03</text:p>
          </table:table-cell>
          <table:table-cell table:formula="of:=IF(([.B47]&lt;20)  AND ([.B47]&gt;2); (1-[.C47])*[.D46]+[.C47]*[.B47]; [.D46])" office:value-type="float" office:value="8.30366942460448" calcext:value-type="float">
            <text:p>8.30366942460448</text:p>
          </table:table-cell>
          <table:table-cell/>
          <table:table-cell table:formula="of:=MIN([.B47];20)" office:value-type="float" office:value="9.23269573382529" calcext:value-type="float">
            <text:p>9.23269573382529</text:p>
          </table:table-cell>
          <table:table-cell table:formula="of:=[.D47]" office:value-type="float" office:value="8.30366942460448" calcext:value-type="float">
            <text:p>8.30366942460448</text:p>
          </table:table-cell>
        </table:table-row>
        <table:table-row table:style-name="ro1">
          <table:table-cell office:value-type="float" office:value="1.52200340992962" calcext:value-type="float">
            <text:p>1.52200340992962</text:p>
          </table:table-cell>
          <table:table-cell table:formula="of:=16.6666666667 / [.A48]" office:value-type="float" office:value="10.9504791894459" calcext:value-type="float">
            <text:p>10.9504791894459</text:p>
          </table:table-cell>
          <table:table-cell table:formula="of:=[.C47]" office:value-type="float" office:value="0.03" calcext:value-type="float">
            <text:p>0.03</text:p>
          </table:table-cell>
          <table:table-cell table:formula="of:=IF(([.B48]&lt;20)  AND ([.B48]&gt;2); (1-[.C48])*[.D47]+[.C48]*[.B48]; [.D47])" office:value-type="float" office:value="8.38307371754972" calcext:value-type="float">
            <text:p>8.38307371754972</text:p>
          </table:table-cell>
          <table:table-cell/>
          <table:table-cell table:formula="of:=MIN([.B48];20)" office:value-type="float" office:value="10.9504791894459" calcext:value-type="float">
            <text:p>10.9504791894459</text:p>
          </table:table-cell>
          <table:table-cell table:formula="of:=[.D48]" office:value-type="float" office:value="8.38307371754972" calcext:value-type="float">
            <text:p>8.38307371754972</text:p>
          </table:table-cell>
        </table:table-row>
        <table:table-row table:style-name="ro1">
          <table:table-cell office:value-type="float" office:value="1.96695182130468" calcext:value-type="float">
            <text:p>1.96695182130468</text:p>
          </table:table-cell>
          <table:table-cell table:formula="of:=16.6666666667 / [.A49]" office:value-type="float" office:value="8.47334768761391" calcext:value-type="float">
            <text:p>8.47334768761391</text:p>
          </table:table-cell>
          <table:table-cell table:formula="of:=[.C48]" office:value-type="float" office:value="0.03" calcext:value-type="float">
            <text:p>0.03</text:p>
          </table:table-cell>
          <table:table-cell table:formula="of:=IF(([.B49]&lt;20)  AND ([.B49]&gt;2); (1-[.C49])*[.D48]+[.C49]*[.B49]; [.D48])" office:value-type="float" office:value="8.38578193665165" calcext:value-type="float">
            <text:p>8.38578193665165</text:p>
          </table:table-cell>
          <table:table-cell/>
          <table:table-cell table:formula="of:=MIN([.B49];20)" office:value-type="float" office:value="8.47334768761391" calcext:value-type="float">
            <text:p>8.47334768761391</text:p>
          </table:table-cell>
          <table:table-cell table:formula="of:=[.D49]" office:value-type="float" office:value="8.38578193665165" calcext:value-type="float">
            <text:p>8.38578193665165</text:p>
          </table:table-cell>
        </table:table-row>
        <table:table-row table:style-name="ro1">
          <table:table-cell office:value-type="float" office:value="2.00387644384743" calcext:value-type="float">
            <text:p>2.00387644384743</text:p>
          </table:table-cell>
          <table:table-cell table:formula="of:=16.6666666667 / [.A50]" office:value-type="float" office:value="8.31721272929388" calcext:value-type="float">
            <text:p>8.31721272929388</text:p>
          </table:table-cell>
          <table:table-cell table:formula="of:=[.C49]" office:value-type="float" office:value="0.03" calcext:value-type="float">
            <text:p>0.03</text:p>
          </table:table-cell>
          <table:table-cell table:formula="of:=IF(([.B50]&lt;20)  AND ([.B50]&gt;2); (1-[.C50])*[.D49]+[.C50]*[.B50]; [.D49])" office:value-type="float" office:value="8.38372486043092" calcext:value-type="float">
            <text:p>8.38372486043092</text:p>
          </table:table-cell>
          <table:table-cell/>
          <table:table-cell table:formula="of:=MIN([.B50];20)" office:value-type="float" office:value="8.31721272929388" calcext:value-type="float">
            <text:p>8.31721272929388</text:p>
          </table:table-cell>
          <table:table-cell table:formula="of:=[.D50]" office:value-type="float" office:value="8.38372486043092" calcext:value-type="float">
            <text:p>8.38372486043092</text:p>
          </table:table-cell>
        </table:table-row>
        <table:table-row table:style-name="ro1">
          <table:table-cell office:value-type="float" office:value="2.06688739775321" calcext:value-type="float">
            <text:p>2.06688739775321</text:p>
          </table:table-cell>
          <table:table-cell table:formula="of:=16.6666666667 / [.A51]" office:value-type="float" office:value="8.06365488744928" calcext:value-type="float">
            <text:p>8.06365488744928</text:p>
          </table:table-cell>
          <table:table-cell table:formula="of:=[.C50]" office:value-type="float" office:value="0.03" calcext:value-type="float">
            <text:p>0.03</text:p>
          </table:table-cell>
          <table:table-cell table:formula="of:=IF(([.B51]&lt;20)  AND ([.B51]&gt;2); (1-[.C51])*[.D50]+[.C51]*[.B51]; [.D50])" office:value-type="float" office:value="8.37412276124147" calcext:value-type="float">
            <text:p>8.37412276124147</text:p>
          </table:table-cell>
          <table:table-cell/>
          <table:table-cell table:formula="of:=MIN([.B51];20)" office:value-type="float" office:value="8.06365488744928" calcext:value-type="float">
            <text:p>8.06365488744928</text:p>
          </table:table-cell>
          <table:table-cell table:formula="of:=[.D51]" office:value-type="float" office:value="8.37412276124147" calcext:value-type="float">
            <text:p>8.37412276124147</text:p>
          </table:table-cell>
        </table:table-row>
        <table:table-row table:style-name="ro1">
          <table:table-cell office:value-type="float" office:value="2.23005141895532" calcext:value-type="float">
            <text:p>2.23005141895532</text:p>
          </table:table-cell>
          <table:table-cell table:formula="of:=16.6666666667 / [.A52]" office:value-type="float" office:value="7.47366922799814" calcext:value-type="float">
            <text:p>7.47366922799814</text:p>
          </table:table-cell>
          <table:table-cell table:formula="of:=[.C51]" office:value-type="float" office:value="0.03" calcext:value-type="float">
            <text:p>0.03</text:p>
          </table:table-cell>
          <table:table-cell table:formula="of:=IF(([.B52]&lt;20)  AND ([.B52]&gt;2); (1-[.C52])*[.D51]+[.C52]*[.B52]; [.D51])" office:value-type="float" office:value="8.34710915524417" calcext:value-type="float">
            <text:p>8.34710915524417</text:p>
          </table:table-cell>
          <table:table-cell/>
          <table:table-cell table:formula="of:=MIN([.B52];20)" office:value-type="float" office:value="7.47366922799814" calcext:value-type="float">
            <text:p>7.47366922799814</text:p>
          </table:table-cell>
          <table:table-cell table:formula="of:=[.D52]" office:value-type="float" office:value="8.34710915524417" calcext:value-type="float">
            <text:p>8.34710915524417</text:p>
          </table:table-cell>
        </table:table-row>
        <table:table-row table:style-name="ro1">
          <table:table-cell office:value-type="float" office:value="2.70403925693986" calcext:value-type="float">
            <text:p>2.70403925693986</text:p>
          </table:table-cell>
          <table:table-cell table:formula="of:=16.6666666667 / [.A53]" office:value-type="float" office:value="6.16361860277189" calcext:value-type="float">
            <text:p>6.16361860277189</text:p>
          </table:table-cell>
          <table:table-cell table:formula="of:=[.C52]" office:value-type="float" office:value="0.03" calcext:value-type="float">
            <text:p>0.03</text:p>
          </table:table-cell>
          <table:table-cell table:formula="of:=IF(([.B53]&lt;20)  AND ([.B53]&gt;2); (1-[.C53])*[.D52]+[.C53]*[.B53]; [.D52])" office:value-type="float" office:value="8.28160443867" calcext:value-type="float">
            <text:p>8.28160443867</text:p>
          </table:table-cell>
          <table:table-cell/>
          <table:table-cell table:formula="of:=MIN([.B53];20)" office:value-type="float" office:value="6.16361860277189" calcext:value-type="float">
            <text:p>6.16361860277189</text:p>
          </table:table-cell>
          <table:table-cell table:formula="of:=[.D53]" office:value-type="float" office:value="8.28160443867" calcext:value-type="float">
            <text:p>8.28160443867</text:p>
          </table:table-cell>
        </table:table-row>
        <table:table-row table:style-name="ro1">
          <table:table-cell office:value-type="float" office:value="2.18014319756946" calcext:value-type="float">
            <text:p>2.18014319756946</text:p>
          </table:table-cell>
          <table:table-cell table:formula="of:=16.6666666667 / [.A54]" office:value-type="float" office:value="7.64475777796656" calcext:value-type="float">
            <text:p>7.64475777796656</text:p>
          </table:table-cell>
          <table:table-cell table:formula="of:=[.C53]" office:value-type="float" office:value="0.03" calcext:value-type="float">
            <text:p>0.03</text:p>
          </table:table-cell>
          <table:table-cell table:formula="of:=IF(([.B54]&lt;20)  AND ([.B54]&gt;2); (1-[.C54])*[.D53]+[.C54]*[.B54]; [.D53])" office:value-type="float" office:value="8.2624990388489" calcext:value-type="float">
            <text:p>8.2624990388489</text:p>
          </table:table-cell>
          <table:table-cell/>
          <table:table-cell table:formula="of:=MIN([.B54];20)" office:value-type="float" office:value="7.64475777796656" calcext:value-type="float">
            <text:p>7.64475777796656</text:p>
          </table:table-cell>
          <table:table-cell table:formula="of:=[.D54]" office:value-type="float" office:value="8.2624990388489" calcext:value-type="float">
            <text:p>8.2624990388489</text:p>
          </table:table-cell>
        </table:table-row>
        <table:table-row table:style-name="ro1">
          <table:table-cell office:value-type="float" office:value="2.23476081038732" calcext:value-type="float">
            <text:p>2.23476081038732</text:p>
          </table:table-cell>
          <table:table-cell table:formula="of:=16.6666666667 / [.A55]" office:value-type="float" office:value="7.45791969737082" calcext:value-type="float">
            <text:p>7.45791969737082</text:p>
          </table:table-cell>
          <table:table-cell table:formula="of:=[.C54]" office:value-type="float" office:value="0.03" calcext:value-type="float">
            <text:p>0.03</text:p>
          </table:table-cell>
          <table:table-cell table:formula="of:=IF(([.B55]&lt;20)  AND ([.B55]&gt;2); (1-[.C55])*[.D54]+[.C55]*[.B55]; [.D54])" office:value-type="float" office:value="8.23836165860455" calcext:value-type="float">
            <text:p>8.23836165860455</text:p>
          </table:table-cell>
          <table:table-cell/>
          <table:table-cell table:formula="of:=MIN([.B55];20)" office:value-type="float" office:value="7.45791969737082" calcext:value-type="float">
            <text:p>7.45791969737082</text:p>
          </table:table-cell>
          <table:table-cell table:formula="of:=[.D55]" office:value-type="float" office:value="8.23836165860455" calcext:value-type="float">
            <text:p>8.23836165860455</text:p>
          </table:table-cell>
        </table:table-row>
        <table:table-row table:style-name="ro1">
          <table:table-cell office:value-type="float" office:value="1.73013989132274" calcext:value-type="float">
            <text:p>1.73013989132274</text:p>
          </table:table-cell>
          <table:table-cell table:formula="of:=16.6666666667 / [.A56]" office:value-type="float" office:value="9.63313241333211" calcext:value-type="float">
            <text:p>9.63313241333211</text:p>
          </table:table-cell>
          <table:table-cell table:formula="of:=[.C55]" office:value-type="float" office:value="0.03" calcext:value-type="float">
            <text:p>0.03</text:p>
          </table:table-cell>
          <table:table-cell table:formula="of:=IF(([.B56]&lt;20)  AND ([.B56]&gt;2); (1-[.C56])*[.D55]+[.C56]*[.B56]; [.D55])" office:value-type="float" office:value="8.28020478124638" calcext:value-type="float">
            <text:p>8.28020478124638</text:p>
          </table:table-cell>
          <table:table-cell/>
          <table:table-cell table:formula="of:=MIN([.B56];20)" office:value-type="float" office:value="9.63313241333211" calcext:value-type="float">
            <text:p>9.63313241333211</text:p>
          </table:table-cell>
          <table:table-cell table:formula="of:=[.D56]" office:value-type="float" office:value="8.28020478124638" calcext:value-type="float">
            <text:p>8.28020478124638</text:p>
          </table:table-cell>
        </table:table-row>
        <table:table-row table:style-name="ro1">
          <table:table-cell office:value-type="float" office:value="2.22646273313073" calcext:value-type="float">
            <text:p>2.22646273313073</text:p>
          </table:table-cell>
          <table:table-cell table:formula="of:=16.6666666667 / [.A57]" office:value-type="float" office:value="7.48571553374452" calcext:value-type="float">
            <text:p>7.48571553374452</text:p>
          </table:table-cell>
          <table:table-cell table:formula="of:=[.C56]" office:value-type="float" office:value="0.03" calcext:value-type="float">
            <text:p>0.03</text:p>
          </table:table-cell>
          <table:table-cell table:formula="of:=IF(([.B57]&lt;20)  AND ([.B57]&gt;2); (1-[.C57])*[.D56]+[.C57]*[.B57]; [.D56])" office:value-type="float" office:value="8.25637010382132" calcext:value-type="float">
            <text:p>8.25637010382132</text:p>
          </table:table-cell>
          <table:table-cell/>
          <table:table-cell table:formula="of:=MIN([.B57];20)" office:value-type="float" office:value="7.48571553374452" calcext:value-type="float">
            <text:p>7.48571553374452</text:p>
          </table:table-cell>
          <table:table-cell table:formula="of:=[.D57]" office:value-type="float" office:value="8.25637010382132" calcext:value-type="float">
            <text:p>8.25637010382132</text:p>
          </table:table-cell>
        </table:table-row>
        <table:table-row table:style-name="ro1">
          <table:table-cell office:value-type="float" office:value="2.48740516537044" calcext:value-type="float">
            <text:p>2.48740516537044</text:p>
          </table:table-cell>
          <table:table-cell table:formula="of:=16.6666666667 / [.A58]" office:value-type="float" office:value="6.70042295430303" calcext:value-type="float">
            <text:p>6.70042295430303</text:p>
          </table:table-cell>
          <table:table-cell table:formula="of:=[.C57]" office:value-type="float" office:value="0.03" calcext:value-type="float">
            <text:p>0.03</text:p>
          </table:table-cell>
          <table:table-cell table:formula="of:=IF(([.B58]&lt;20)  AND ([.B58]&gt;2); (1-[.C58])*[.D57]+[.C58]*[.B58]; [.D57])" office:value-type="float" office:value="8.20969168933577" calcext:value-type="float">
            <text:p>8.20969168933577</text:p>
          </table:table-cell>
          <table:table-cell/>
          <table:table-cell table:formula="of:=MIN([.B58];20)" office:value-type="float" office:value="6.70042295430303" calcext:value-type="float">
            <text:p>6.70042295430303</text:p>
          </table:table-cell>
          <table:table-cell table:formula="of:=[.D58]" office:value-type="float" office:value="8.20969168933577" calcext:value-type="float">
            <text:p>8.20969168933577</text:p>
          </table:table-cell>
        </table:table-row>
        <table:table-row table:style-name="ro1">
          <table:table-cell office:value-type="float" office:value="2.34156628933196" calcext:value-type="float">
            <text:p>2.34156628933196</text:p>
          </table:table-cell>
          <table:table-cell table:formula="of:=16.6666666667 / [.A59]" office:value-type="float" office:value="7.11774282993069" calcext:value-type="float">
            <text:p>7.11774282993069</text:p>
          </table:table-cell>
          <table:table-cell table:formula="of:=[.C58]" office:value-type="float" office:value="0.03" calcext:value-type="float">
            <text:p>0.03</text:p>
          </table:table-cell>
          <table:table-cell table:formula="of:=IF(([.B59]&lt;20)  AND ([.B59]&gt;2); (1-[.C59])*[.D58]+[.C59]*[.B59]; [.D58])" office:value-type="float" office:value="8.17693322355362" calcext:value-type="float">
            <text:p>8.17693322355362</text:p>
          </table:table-cell>
          <table:table-cell/>
          <table:table-cell table:formula="of:=MIN([.B59];20)" office:value-type="float" office:value="7.11774282993069" calcext:value-type="float">
            <text:p>7.11774282993069</text:p>
          </table:table-cell>
          <table:table-cell table:formula="of:=[.D59]" office:value-type="float" office:value="8.17693322355362" calcext:value-type="float">
            <text:p>8.17693322355362</text:p>
          </table:table-cell>
        </table:table-row>
        <table:table-row table:style-name="ro1">
          <table:table-cell office:value-type="float" office:value="2.14072317361861" calcext:value-type="float">
            <text:p>2.14072317361861</text:p>
          </table:table-cell>
          <table:table-cell table:formula="of:=16.6666666667 / [.A60]" office:value-type="float" office:value="7.78553101685129" calcext:value-type="float">
            <text:p>7.78553101685129</text:p>
          </table:table-cell>
          <table:table-cell table:formula="of:=[.C59]" office:value-type="float" office:value="0.03" calcext:value-type="float">
            <text:p>0.03</text:p>
          </table:table-cell>
          <table:table-cell table:formula="of:=IF(([.B60]&lt;20)  AND ([.B60]&gt;2); (1-[.C60])*[.D59]+[.C60]*[.B60]; [.D59])" office:value-type="float" office:value="8.16519115735255" calcext:value-type="float">
            <text:p>8.16519115735255</text:p>
          </table:table-cell>
          <table:table-cell/>
          <table:table-cell table:formula="of:=MIN([.B60];20)" office:value-type="float" office:value="7.78553101685129" calcext:value-type="float">
            <text:p>7.78553101685129</text:p>
          </table:table-cell>
          <table:table-cell table:formula="of:=[.D60]" office:value-type="float" office:value="8.16519115735255" calcext:value-type="float">
            <text:p>8.16519115735255</text:p>
          </table:table-cell>
        </table:table-row>
        <table:table-row table:style-name="ro1">
          <table:table-cell office:value-type="float" office:value="2.11770451329401" calcext:value-type="float">
            <text:p>2.11770451329401</text:p>
          </table:table-cell>
          <table:table-cell table:formula="of:=16.6666666667 / [.A61]" office:value-type="float" office:value="7.87015684297505" calcext:value-type="float">
            <text:p>7.87015684297505</text:p>
          </table:table-cell>
          <table:table-cell table:formula="of:=[.C60]" office:value-type="float" office:value="0.03" calcext:value-type="float">
            <text:p>0.03</text:p>
          </table:table-cell>
          <table:table-cell table:formula="of:=IF(([.B61]&lt;20)  AND ([.B61]&gt;2); (1-[.C61])*[.D60]+[.C61]*[.B61]; [.D60])" office:value-type="float" office:value="8.15634012792122" calcext:value-type="float">
            <text:p>8.15634012792122</text:p>
          </table:table-cell>
          <table:table-cell/>
          <table:table-cell table:formula="of:=MIN([.B61];20)" office:value-type="float" office:value="7.87015684297505" calcext:value-type="float">
            <text:p>7.87015684297505</text:p>
          </table:table-cell>
          <table:table-cell table:formula="of:=[.D61]" office:value-type="float" office:value="8.15634012792122" calcext:value-type="float">
            <text:p>8.15634012792122</text:p>
          </table:table-cell>
        </table:table-row>
        <table:table-row table:style-name="ro1">
          <table:table-cell office:value-type="float" office:value="2.10729828835433" calcext:value-type="float">
            <text:p>2.10729828835433</text:p>
          </table:table-cell>
          <table:table-cell table:formula="of:=16.6666666667 / [.A62]" office:value-type="float" office:value="7.90902111903467" calcext:value-type="float">
            <text:p>7.90902111903467</text:p>
          </table:table-cell>
          <table:table-cell table:formula="of:=[.C61]" office:value-type="float" office:value="0.03" calcext:value-type="float">
            <text:p>0.03</text:p>
          </table:table-cell>
          <table:table-cell table:formula="of:=IF(([.B62]&lt;20)  AND ([.B62]&gt;2); (1-[.C62])*[.D61]+[.C62]*[.B62]; [.D61])" office:value-type="float" office:value="8.14892055765463" calcext:value-type="float">
            <text:p>8.14892055765463</text:p>
          </table:table-cell>
          <table:table-cell/>
          <table:table-cell table:formula="of:=MIN([.B62];20)" office:value-type="float" office:value="7.90902111903467" calcext:value-type="float">
            <text:p>7.90902111903467</text:p>
          </table:table-cell>
          <table:table-cell table:formula="of:=[.D62]" office:value-type="float" office:value="8.14892055765463" calcext:value-type="float">
            <text:p>8.14892055765463</text:p>
          </table:table-cell>
        </table:table-row>
        <table:table-row table:style-name="ro1">
          <table:table-cell office:value-type="float" office:value="2.24208736985111" calcext:value-type="float">
            <text:p>2.24208736985111</text:p>
          </table:table-cell>
          <table:table-cell table:formula="of:=16.6666666667 / [.A63]" office:value-type="float" office:value="7.43354915192568" calcext:value-type="float">
            <text:p>7.43354915192568</text:p>
          </table:table-cell>
          <table:table-cell table:formula="of:=[.C62]" office:value-type="float" office:value="0.03" calcext:value-type="float">
            <text:p>0.03</text:p>
          </table:table-cell>
          <table:table-cell table:formula="of:=IF(([.B63]&lt;20)  AND ([.B63]&gt;2); (1-[.C63])*[.D62]+[.C63]*[.B63]; [.D62])" office:value-type="float" office:value="8.12745941548276" calcext:value-type="float">
            <text:p>8.12745941548276</text:p>
          </table:table-cell>
          <table:table-cell/>
          <table:table-cell table:formula="of:=MIN([.B63];20)" office:value-type="float" office:value="7.43354915192568" calcext:value-type="float">
            <text:p>7.43354915192568</text:p>
          </table:table-cell>
          <table:table-cell table:formula="of:=[.D63]" office:value-type="float" office:value="8.12745941548276" calcext:value-type="float">
            <text:p>8.12745941548276</text:p>
          </table:table-cell>
        </table:table-row>
        <table:table-row table:style-name="ro1">
          <table:table-cell office:value-type="float" office:value="2.02347071819964" calcext:value-type="float">
            <text:p>2.02347071819964</text:p>
          </table:table-cell>
          <table:table-cell table:formula="of:=16.6666666667 / [.A64]" office:value-type="float" office:value="8.23667301769949" calcext:value-type="float">
            <text:p>8.23667301769949</text:p>
          </table:table-cell>
          <table:table-cell table:formula="of:=[.C63]" office:value-type="float" office:value="0.03" calcext:value-type="float">
            <text:p>0.03</text:p>
          </table:table-cell>
          <table:table-cell table:formula="of:=IF(([.B64]&lt;20)  AND ([.B64]&gt;2); (1-[.C64])*[.D63]+[.C64]*[.B64]; [.D63])" office:value-type="float" office:value="8.13073582354926" calcext:value-type="float">
            <text:p>8.13073582354926</text:p>
          </table:table-cell>
          <table:table-cell/>
          <table:table-cell table:formula="of:=MIN([.B64];20)" office:value-type="float" office:value="8.23667301769949" calcext:value-type="float">
            <text:p>8.23667301769949</text:p>
          </table:table-cell>
          <table:table-cell table:formula="of:=[.D64]" office:value-type="float" office:value="8.13073582354926" calcext:value-type="float">
            <text:p>8.13073582354926</text:p>
          </table:table-cell>
        </table:table-row>
        <table:table-row table:style-name="ro1">
          <table:table-cell office:value-type="float" office:value="2.18161746423513" calcext:value-type="float">
            <text:p>2.18161746423513</text:p>
          </table:table-cell>
          <table:table-cell table:formula="of:=16.6666666667 / [.A65]" office:value-type="float" office:value="7.63959169741214" calcext:value-type="float">
            <text:p>7.63959169741214</text:p>
          </table:table-cell>
          <table:table-cell table:formula="of:=[.C64]" office:value-type="float" office:value="0.03" calcext:value-type="float">
            <text:p>0.03</text:p>
          </table:table-cell>
          <table:table-cell table:formula="of:=IF(([.B65]&lt;20)  AND ([.B65]&gt;2); (1-[.C65])*[.D64]+[.C65]*[.B65]; [.D64])" office:value-type="float" office:value="8.11600149976515" calcext:value-type="float">
            <text:p>8.11600149976515</text:p>
          </table:table-cell>
          <table:table-cell/>
          <table:table-cell table:formula="of:=MIN([.B65];20)" office:value-type="float" office:value="7.63959169741214" calcext:value-type="float">
            <text:p>7.63959169741214</text:p>
          </table:table-cell>
          <table:table-cell table:formula="of:=[.D65]" office:value-type="float" office:value="8.11600149976515" calcext:value-type="float">
            <text:p>8.11600149976515</text:p>
          </table:table-cell>
        </table:table-row>
        <table:table-row table:style-name="ro1">
          <table:table-cell office:value-type="float" office:value="2.14264296628509" calcext:value-type="float">
            <text:p>2.14264296628509</text:p>
          </table:table-cell>
          <table:table-cell table:formula="of:=16.6666666667 / [.A66]" office:value-type="float" office:value="7.77855523713157" calcext:value-type="float">
            <text:p>7.77855523713157</text:p>
          </table:table-cell>
          <table:table-cell table:formula="of:=[.C65]" office:value-type="float" office:value="0.03" calcext:value-type="float">
            <text:p>0.03</text:p>
          </table:table-cell>
          <table:table-cell table:formula="of:=IF(([.B66]&lt;20)  AND ([.B66]&gt;2); (1-[.C66])*[.D65]+[.C66]*[.B66]; [.D65])" office:value-type="float" office:value="8.10587811188614" calcext:value-type="float">
            <text:p>8.10587811188614</text:p>
          </table:table-cell>
          <table:table-cell/>
          <table:table-cell table:formula="of:=MIN([.B66];20)" office:value-type="float" office:value="7.77855523713157" calcext:value-type="float">
            <text:p>7.77855523713157</text:p>
          </table:table-cell>
          <table:table-cell table:formula="of:=[.D66]" office:value-type="float" office:value="8.10587811188614" calcext:value-type="float">
            <text:p>8.10587811188614</text:p>
          </table:table-cell>
        </table:table-row>
        <table:table-row table:style-name="ro1">
          <table:table-cell office:value-type="float" office:value="2.0574257341513" calcext:value-type="float">
            <text:p>2.0574257341513</text:p>
          </table:table-cell>
          <table:table-cell table:formula="of:=16.6666666667 / [.A67]" office:value-type="float" office:value="8.1007379221759" calcext:value-type="float">
            <text:p>8.1007379221759</text:p>
          </table:table-cell>
          <table:table-cell table:formula="of:=[.C66]" office:value-type="float" office:value="0.03" calcext:value-type="float">
            <text:p>0.03</text:p>
          </table:table-cell>
          <table:table-cell table:formula="of:=IF(([.B67]&lt;20)  AND ([.B67]&gt;2); (1-[.C67])*[.D66]+[.C67]*[.B67]; [.D66])" office:value-type="float" office:value="8.10572390619483" calcext:value-type="float">
            <text:p>8.10572390619483</text:p>
          </table:table-cell>
          <table:table-cell/>
          <table:table-cell table:formula="of:=MIN([.B67];20)" office:value-type="float" office:value="8.1007379221759" calcext:value-type="float">
            <text:p>8.1007379221759</text:p>
          </table:table-cell>
          <table:table-cell table:formula="of:=[.D67]" office:value-type="float" office:value="8.10572390619483" calcext:value-type="float">
            <text:p>8.10572390619483</text:p>
          </table:table-cell>
        </table:table-row>
        <table:table-row table:style-name="ro1">
          <table:table-cell office:value-type="float" office:value="1.98144223442812" calcext:value-type="float">
            <text:p>1.98144223442812</text:p>
          </table:table-cell>
          <table:table-cell table:formula="of:=16.6666666667 / [.A68]" office:value-type="float" office:value="8.41138155688416" calcext:value-type="float">
            <text:p>8.41138155688416</text:p>
          </table:table-cell>
          <table:table-cell table:formula="of:=[.C67]" office:value-type="float" office:value="0.03" calcext:value-type="float">
            <text:p>0.03</text:p>
          </table:table-cell>
          <table:table-cell table:formula="of:=IF(([.B68]&lt;20)  AND ([.B68]&gt;2); (1-[.C68])*[.D67]+[.C68]*[.B68]; [.D67])" office:value-type="float" office:value="8.11489363571551" calcext:value-type="float">
            <text:p>8.11489363571551</text:p>
          </table:table-cell>
          <table:table-cell/>
          <table:table-cell table:formula="of:=MIN([.B68];20)" office:value-type="float" office:value="8.41138155688416" calcext:value-type="float">
            <text:p>8.41138155688416</text:p>
          </table:table-cell>
          <table:table-cell table:formula="of:=[.D68]" office:value-type="float" office:value="8.11489363571551" calcext:value-type="float">
            <text:p>8.11489363571551</text:p>
          </table:table-cell>
        </table:table-row>
        <table:table-row table:style-name="ro1">
          <table:table-cell office:value-type="float" office:value="2.14008351831672" calcext:value-type="float">
            <text:p>2.14008351831672</text:p>
          </table:table-cell>
          <table:table-cell table:formula="of:=16.6666666667 / [.A69]" office:value-type="float" office:value="7.7878580550955" calcext:value-type="float">
            <text:p>7.7878580550955</text:p>
          </table:table-cell>
          <table:table-cell table:formula="of:=[.C68]" office:value-type="float" office:value="0.03" calcext:value-type="float">
            <text:p>0.03</text:p>
          </table:table-cell>
          <table:table-cell table:formula="of:=IF(([.B69]&lt;20)  AND ([.B69]&gt;2); (1-[.C69])*[.D68]+[.C69]*[.B69]; [.D68])" office:value-type="float" office:value="8.10508256829691" calcext:value-type="float">
            <text:p>8.10508256829691</text:p>
          </table:table-cell>
          <table:table-cell/>
          <table:table-cell table:formula="of:=MIN([.B69];20)" office:value-type="float" office:value="7.7878580550955" calcext:value-type="float">
            <text:p>7.7878580550955</text:p>
          </table:table-cell>
          <table:table-cell table:formula="of:=[.D69]" office:value-type="float" office:value="8.10508256829691" calcext:value-type="float">
            <text:p>8.10508256829691</text:p>
          </table:table-cell>
        </table:table-row>
        <table:table-row table:style-name="ro1">
          <table:table-cell office:value-type="float" office:value="2.06035109543935" calcext:value-type="float">
            <text:p>2.06035109543935</text:p>
          </table:table-cell>
          <table:table-cell table:formula="of:=16.6666666667 / [.A70]" office:value-type="float" office:value="8.08923620037002" calcext:value-type="float">
            <text:p>8.08923620037002</text:p>
          </table:table-cell>
          <table:table-cell table:formula="of:=[.C69]" office:value-type="float" office:value="0.03" calcext:value-type="float">
            <text:p>0.03</text:p>
          </table:table-cell>
          <table:table-cell table:formula="of:=IF(([.B70]&lt;20)  AND ([.B70]&gt;2); (1-[.C70])*[.D69]+[.C70]*[.B70]; [.D69])" office:value-type="float" office:value="8.1046071772591" calcext:value-type="float">
            <text:p>8.1046071772591</text:p>
          </table:table-cell>
          <table:table-cell/>
          <table:table-cell table:formula="of:=MIN([.B70];20)" office:value-type="float" office:value="8.08923620037002" calcext:value-type="float">
            <text:p>8.08923620037002</text:p>
          </table:table-cell>
          <table:table-cell table:formula="of:=[.D70]" office:value-type="float" office:value="8.1046071772591" calcext:value-type="float">
            <text:p>8.1046071772591</text:p>
          </table:table-cell>
        </table:table-row>
        <table:table-row table:style-name="ro1">
          <table:table-cell office:value-type="float" office:value="1.96866935443633" calcext:value-type="float">
            <text:p>1.96866935443633</text:p>
          </table:table-cell>
          <table:table-cell table:formula="of:=16.6666666667 / [.A71]" office:value-type="float" office:value="8.46595525507738" calcext:value-type="float">
            <text:p>8.46595525507738</text:p>
          </table:table-cell>
          <table:table-cell table:formula="of:=[.C70]" office:value-type="float" office:value="0.03" calcext:value-type="float">
            <text:p>0.03</text:p>
          </table:table-cell>
          <table:table-cell table:formula="of:=IF(([.B71]&lt;20)  AND ([.B71]&gt;2); (1-[.C71])*[.D70]+[.C71]*[.B71]; [.D70])" office:value-type="float" office:value="8.11544761959365" calcext:value-type="float">
            <text:p>8.11544761959365</text:p>
          </table:table-cell>
          <table:table-cell/>
          <table:table-cell table:formula="of:=MIN([.B71];20)" office:value-type="float" office:value="8.46595525507738" calcext:value-type="float">
            <text:p>8.46595525507738</text:p>
          </table:table-cell>
          <table:table-cell table:formula="of:=[.D71]" office:value-type="float" office:value="8.11544761959365" calcext:value-type="float">
            <text:p>8.11544761959365</text:p>
          </table:table-cell>
        </table:table-row>
        <table:table-row table:style-name="ro1">
          <table:table-cell office:value-type="float" office:value="2.10035493691288" calcext:value-type="float">
            <text:p>2.10035493691288</text:p>
          </table:table-cell>
          <table:table-cell table:formula="of:=16.6666666667 / [.A72]" office:value-type="float" office:value="7.93516675386154" calcext:value-type="float">
            <text:p>7.93516675386154</text:p>
          </table:table-cell>
          <table:table-cell table:formula="of:=[.C71]" office:value-type="float" office:value="0.03" calcext:value-type="float">
            <text:p>0.03</text:p>
          </table:table-cell>
          <table:table-cell table:formula="of:=IF(([.B72]&lt;20)  AND ([.B72]&gt;2); (1-[.C72])*[.D71]+[.C72]*[.B72]; [.D71])" office:value-type="float" office:value="8.11003919362169" calcext:value-type="float">
            <text:p>8.11003919362169</text:p>
          </table:table-cell>
          <table:table-cell/>
          <table:table-cell table:formula="of:=MIN([.B72];20)" office:value-type="float" office:value="7.93516675386154" calcext:value-type="float">
            <text:p>7.93516675386154</text:p>
          </table:table-cell>
          <table:table-cell table:formula="of:=[.D72]" office:value-type="float" office:value="8.11003919362169" calcext:value-type="float">
            <text:p>8.11003919362169</text:p>
          </table:table-cell>
        </table:table-row>
        <table:table-row table:style-name="ro1">
          <table:table-cell office:value-type="float" office:value="2.12670405601173" calcext:value-type="float">
            <text:p>2.12670405601173</text:p>
          </table:table-cell>
          <table:table-cell table:formula="of:=16.6666666667 / [.A73]" office:value-type="float" office:value="7.83685281437581" calcext:value-type="float">
            <text:p>7.83685281437581</text:p>
          </table:table-cell>
          <table:table-cell table:formula="of:=[.C72]" office:value-type="float" office:value="0.03" calcext:value-type="float">
            <text:p>0.03</text:p>
          </table:table-cell>
          <table:table-cell table:formula="of:=IF(([.B73]&lt;20)  AND ([.B73]&gt;2); (1-[.C73])*[.D72]+[.C73]*[.B73]; [.D72])" office:value-type="float" office:value="8.10184360224431" calcext:value-type="float">
            <text:p>8.10184360224431</text:p>
          </table:table-cell>
          <table:table-cell/>
          <table:table-cell table:formula="of:=MIN([.B73];20)" office:value-type="float" office:value="7.83685281437581" calcext:value-type="float">
            <text:p>7.83685281437581</text:p>
          </table:table-cell>
          <table:table-cell table:formula="of:=[.D73]" office:value-type="float" office:value="8.10184360224431" calcext:value-type="float">
            <text:p>8.10184360224431</text:p>
          </table:table-cell>
        </table:table-row>
        <table:table-row table:style-name="ro1">
          <table:table-cell office:value-type="float" office:value="2.17004396150044" calcext:value-type="float">
            <text:p>2.17004396150044</text:p>
          </table:table-cell>
          <table:table-cell table:formula="of:=16.6666666667 / [.A74]" office:value-type="float" office:value="7.68033595742278" calcext:value-type="float">
            <text:p>7.68033595742278</text:p>
          </table:table-cell>
          <table:table-cell table:formula="of:=[.C73]" office:value-type="float" office:value="0.03" calcext:value-type="float">
            <text:p>0.03</text:p>
          </table:table-cell>
          <table:table-cell table:formula="of:=IF(([.B74]&lt;20)  AND ([.B74]&gt;2); (1-[.C74])*[.D73]+[.C74]*[.B74]; [.D73])" office:value-type="float" office:value="8.08919837289966" calcext:value-type="float">
            <text:p>8.08919837289966</text:p>
          </table:table-cell>
          <table:table-cell/>
          <table:table-cell table:formula="of:=MIN([.B74];20)" office:value-type="float" office:value="7.68033595742278" calcext:value-type="float">
            <text:p>7.68033595742278</text:p>
          </table:table-cell>
          <table:table-cell table:formula="of:=[.D74]" office:value-type="float" office:value="8.08919837289966" calcext:value-type="float">
            <text:p>8.08919837289966</text:p>
          </table:table-cell>
        </table:table-row>
        <table:table-row table:style-name="ro1">
          <table:table-cell office:value-type="float" office:value="2.2445040926177" calcext:value-type="float">
            <text:p>2.2445040926177</text:p>
          </table:table-cell>
          <table:table-cell table:formula="of:=16.6666666667 / [.A75]" office:value-type="float" office:value="7.42554523358528" calcext:value-type="float">
            <text:p>7.42554523358528</text:p>
          </table:table-cell>
          <table:table-cell table:formula="of:=[.C74]" office:value-type="float" office:value="0.03" calcext:value-type="float">
            <text:p>0.03</text:p>
          </table:table-cell>
          <table:table-cell table:formula="of:=IF(([.B75]&lt;20)  AND ([.B75]&gt;2); (1-[.C75])*[.D74]+[.C75]*[.B75]; [.D74])" office:value-type="float" office:value="8.06928877872023" calcext:value-type="float">
            <text:p>8.06928877872023</text:p>
          </table:table-cell>
          <table:table-cell/>
          <table:table-cell table:formula="of:=MIN([.B75];20)" office:value-type="float" office:value="7.42554523358528" calcext:value-type="float">
            <text:p>7.42554523358528</text:p>
          </table:table-cell>
          <table:table-cell table:formula="of:=[.D75]" office:value-type="float" office:value="8.06928877872023" calcext:value-type="float">
            <text:p>8.06928877872023</text:p>
          </table:table-cell>
        </table:table-row>
        <table:table-row table:style-name="ro1">
          <table:table-cell office:value-type="float" office:value="2.32921259763913" calcext:value-type="float">
            <text:p>2.32921259763913</text:p>
          </table:table-cell>
          <table:table-cell table:formula="of:=16.6666666667 / [.A76]" office:value-type="float" office:value="7.15549395688189" calcext:value-type="float">
            <text:p>7.15549395688189</text:p>
          </table:table-cell>
          <table:table-cell table:formula="of:=[.C75]" office:value-type="float" office:value="0.03" calcext:value-type="float">
            <text:p>0.03</text:p>
          </table:table-cell>
          <table:table-cell table:formula="of:=IF(([.B76]&lt;20)  AND ([.B76]&gt;2); (1-[.C76])*[.D75]+[.C76]*[.B76]; [.D75])" office:value-type="float" office:value="8.04187493406508" calcext:value-type="float">
            <text:p>8.04187493406508</text:p>
          </table:table-cell>
          <table:table-cell/>
          <table:table-cell table:formula="of:=MIN([.B76];20)" office:value-type="float" office:value="7.15549395688189" calcext:value-type="float">
            <text:p>7.15549395688189</text:p>
          </table:table-cell>
          <table:table-cell table:formula="of:=[.D76]" office:value-type="float" office:value="8.04187493406508" calcext:value-type="float">
            <text:p>8.04187493406508</text:p>
          </table:table-cell>
        </table:table-row>
        <table:table-row table:style-name="ro1">
          <table:table-cell office:value-type="float" office:value="2.16200255197907" calcext:value-type="float">
            <text:p>2.16200255197907</text:p>
          </table:table-cell>
          <table:table-cell table:formula="of:=16.6666666667 / [.A77]" office:value-type="float" office:value="7.70890240228604" calcext:value-type="float">
            <text:p>7.70890240228604</text:p>
          </table:table-cell>
          <table:table-cell table:formula="of:=[.C76]" office:value-type="float" office:value="0.03" calcext:value-type="float">
            <text:p>0.03</text:p>
          </table:table-cell>
          <table:table-cell table:formula="of:=IF(([.B77]&lt;20)  AND ([.B77]&gt;2); (1-[.C77])*[.D76]+[.C77]*[.B77]; [.D76])" office:value-type="float" office:value="8.03188575811171" calcext:value-type="float">
            <text:p>8.03188575811171</text:p>
          </table:table-cell>
          <table:table-cell/>
          <table:table-cell table:formula="of:=MIN([.B77];20)" office:value-type="float" office:value="7.70890240228604" calcext:value-type="float">
            <text:p>7.70890240228604</text:p>
          </table:table-cell>
          <table:table-cell table:formula="of:=[.D77]" office:value-type="float" office:value="8.03188575811171" calcext:value-type="float">
            <text:p>8.03188575811171</text:p>
          </table:table-cell>
        </table:table-row>
        <table:table-row table:style-name="ro1">
          <table:table-cell office:value-type="float" office:value="2.29853179151235" calcext:value-type="float">
            <text:p>2.29853179151235</text:p>
          </table:table-cell>
          <table:table-cell table:formula="of:=16.6666666667 / [.A78]" office:value-type="float" office:value="7.25100550196607" calcext:value-type="float">
            <text:p>7.25100550196607</text:p>
          </table:table-cell>
          <table:table-cell table:formula="of:=[.C77]" office:value-type="float" office:value="0.03" calcext:value-type="float">
            <text:p>0.03</text:p>
          </table:table-cell>
          <table:table-cell table:formula="of:=IF(([.B78]&lt;20)  AND ([.B78]&gt;2); (1-[.C78])*[.D77]+[.C78]*[.B78]; [.D77])" office:value-type="float" office:value="8.00845935042734" calcext:value-type="float">
            <text:p>8.00845935042734</text:p>
          </table:table-cell>
          <table:table-cell/>
          <table:table-cell table:formula="of:=MIN([.B78];20)" office:value-type="float" office:value="7.25100550196607" calcext:value-type="float">
            <text:p>7.25100550196607</text:p>
          </table:table-cell>
          <table:table-cell table:formula="of:=[.D78]" office:value-type="float" office:value="8.00845935042734" calcext:value-type="float">
            <text:p>8.00845935042734</text:p>
          </table:table-cell>
        </table:table-row>
        <table:table-row table:style-name="ro1">
          <table:table-cell office:value-type="float" office:value="2.36449451537821" calcext:value-type="float">
            <text:p>2.36449451537821</text:p>
          </table:table-cell>
          <table:table-cell table:formula="of:=16.6666666667 / [.A79]" office:value-type="float" office:value="7.04872291236172" calcext:value-type="float">
            <text:p>7.04872291236172</text:p>
          </table:table-cell>
          <table:table-cell table:formula="of:=[.C78]" office:value-type="float" office:value="0.03" calcext:value-type="float">
            <text:p>0.03</text:p>
          </table:table-cell>
          <table:table-cell table:formula="of:=IF(([.B79]&lt;20)  AND ([.B79]&gt;2); (1-[.C79])*[.D78]+[.C79]*[.B79]; [.D78])" office:value-type="float" office:value="7.97966725728537" calcext:value-type="float">
            <text:p>7.97966725728537</text:p>
          </table:table-cell>
          <table:table-cell/>
          <table:table-cell table:formula="of:=MIN([.B79];20)" office:value-type="float" office:value="7.04872291236172" calcext:value-type="float">
            <text:p>7.04872291236172</text:p>
          </table:table-cell>
          <table:table-cell table:formula="of:=[.D79]" office:value-type="float" office:value="7.97966725728537" calcext:value-type="float">
            <text:p>7.97966725728537</text:p>
          </table:table-cell>
        </table:table-row>
        <table:table-row table:style-name="ro1">
          <table:table-cell office:value-type="float" office:value="2.09113004437735" calcext:value-type="float">
            <text:p>2.09113004437735</text:p>
          </table:table-cell>
          <table:table-cell table:formula="of:=16.6666666667 / [.A80]" office:value-type="float" office:value="7.97017225758554" calcext:value-type="float">
            <text:p>7.97017225758554</text:p>
          </table:table-cell>
          <table:table-cell table:formula="of:=[.C79]" office:value-type="float" office:value="0.03" calcext:value-type="float">
            <text:p>0.03</text:p>
          </table:table-cell>
          <table:table-cell table:formula="of:=IF(([.B80]&lt;20)  AND ([.B80]&gt;2); (1-[.C80])*[.D79]+[.C80]*[.B80]; [.D79])" office:value-type="float" office:value="7.97938240729438" calcext:value-type="float">
            <text:p>7.97938240729438</text:p>
          </table:table-cell>
          <table:table-cell/>
          <table:table-cell table:formula="of:=MIN([.B80];20)" office:value-type="float" office:value="7.97017225758554" calcext:value-type="float">
            <text:p>7.97017225758554</text:p>
          </table:table-cell>
          <table:table-cell table:formula="of:=[.D80]" office:value-type="float" office:value="7.97938240729438" calcext:value-type="float">
            <text:p>7.97938240729438</text:p>
          </table:table-cell>
        </table:table-row>
        <table:table-row table:style-name="ro1">
          <table:table-cell office:value-type="float" office:value="2.11020999312428" calcext:value-type="float">
            <text:p>2.11020999312428</text:p>
          </table:table-cell>
          <table:table-cell table:formula="of:=16.6666666667 / [.A81]" office:value-type="float" office:value="7.89810811293909" calcext:value-type="float">
            <text:p>7.89810811293909</text:p>
          </table:table-cell>
          <table:table-cell table:formula="of:=[.C80]" office:value-type="float" office:value="0.03" calcext:value-type="float">
            <text:p>0.03</text:p>
          </table:table-cell>
          <table:table-cell table:formula="of:=IF(([.B81]&lt;20)  AND ([.B81]&gt;2); (1-[.C81])*[.D80]+[.C81]*[.B81]; [.D80])" office:value-type="float" office:value="7.97694417846372" calcext:value-type="float">
            <text:p>7.97694417846372</text:p>
          </table:table-cell>
          <table:table-cell/>
          <table:table-cell table:formula="of:=MIN([.B81];20)" office:value-type="float" office:value="7.89810811293909" calcext:value-type="float">
            <text:p>7.89810811293909</text:p>
          </table:table-cell>
          <table:table-cell table:formula="of:=[.D81]" office:value-type="float" office:value="7.97694417846372" calcext:value-type="float">
            <text:p>7.97694417846372</text:p>
          </table:table-cell>
        </table:table-row>
        <table:table-row table:style-name="ro1">
          <table:table-cell office:value-type="float" office:value="2.18419635688229" calcext:value-type="float">
            <text:p>2.18419635688229</text:p>
          </table:table-cell>
          <table:table-cell table:formula="of:=16.6666666667 / [.A82]" office:value-type="float" office:value="7.63057158949293" calcext:value-type="float">
            <text:p>7.63057158949293</text:p>
          </table:table-cell>
          <table:table-cell table:formula="of:=[.C81]" office:value-type="float" office:value="0.03" calcext:value-type="float">
            <text:p>0.03</text:p>
          </table:table-cell>
          <table:table-cell table:formula="of:=IF(([.B82]&lt;20)  AND ([.B82]&gt;2); (1-[.C82])*[.D81]+[.C82]*[.B82]; [.D81])" office:value-type="float" office:value="7.96655300079459" calcext:value-type="float">
            <text:p>7.96655300079459</text:p>
          </table:table-cell>
          <table:table-cell/>
          <table:table-cell table:formula="of:=MIN([.B82];20)" office:value-type="float" office:value="7.63057158949293" calcext:value-type="float">
            <text:p>7.63057158949293</text:p>
          </table:table-cell>
          <table:table-cell table:formula="of:=[.D82]" office:value-type="float" office:value="7.96655300079459" calcext:value-type="float">
            <text:p>7.96655300079459</text:p>
          </table:table-cell>
        </table:table-row>
        <table:table-row table:style-name="ro1">
          <table:table-cell office:value-type="float" office:value="2.19166496243147" calcext:value-type="float">
            <text:p>2.19166496243147</text:p>
          </table:table-cell>
          <table:table-cell table:formula="of:=16.6666666667 / [.A83]" office:value-type="float" office:value="7.60456865095371" calcext:value-type="float">
            <text:p>7.60456865095371</text:p>
          </table:table-cell>
          <table:table-cell table:formula="of:=[.C82]" office:value-type="float" office:value="0.03" calcext:value-type="float">
            <text:p>0.03</text:p>
          </table:table-cell>
          <table:table-cell table:formula="of:=IF(([.B83]&lt;20)  AND ([.B83]&gt;2); (1-[.C83])*[.D82]+[.C83]*[.B83]; [.D82])" office:value-type="float" office:value="7.95569347029937" calcext:value-type="float">
            <text:p>7.95569347029937</text:p>
          </table:table-cell>
          <table:table-cell/>
          <table:table-cell table:formula="of:=MIN([.B83];20)" office:value-type="float" office:value="7.60456865095371" calcext:value-type="float">
            <text:p>7.60456865095371</text:p>
          </table:table-cell>
          <table:table-cell table:formula="of:=[.D83]" office:value-type="float" office:value="7.95569347029937" calcext:value-type="float">
            <text:p>7.95569347029937</text:p>
          </table:table-cell>
        </table:table-row>
        <table:table-row table:style-name="ro1">
          <table:table-cell office:value-type="float" office:value="1.83981153295061" calcext:value-type="float">
            <text:p>1.83981153295061</text:p>
          </table:table-cell>
          <table:table-cell table:formula="of:=16.6666666667 / [.A84]" office:value-type="float" office:value="9.05889889709012" calcext:value-type="float">
            <text:p>9.05889889709012</text:p>
          </table:table-cell>
          <table:table-cell table:formula="of:=[.C83]" office:value-type="float" office:value="0.03" calcext:value-type="float">
            <text:p>0.03</text:p>
          </table:table-cell>
          <table:table-cell table:formula="of:=IF(([.B84]&lt;20)  AND ([.B84]&gt;2); (1-[.C84])*[.D83]+[.C84]*[.B84]; [.D83])" office:value-type="float" office:value="7.98878963310309" calcext:value-type="float">
            <text:p>7.98878963310309</text:p>
          </table:table-cell>
          <table:table-cell/>
          <table:table-cell table:formula="of:=MIN([.B84];20)" office:value-type="float" office:value="9.05889889709012" calcext:value-type="float">
            <text:p>9.05889889709012</text:p>
          </table:table-cell>
          <table:table-cell table:formula="of:=[.D84]" office:value-type="float" office:value="7.98878963310309" calcext:value-type="float">
            <text:p>7.98878963310309</text:p>
          </table:table-cell>
        </table:table-row>
        <table:table-row table:style-name="ro1">
          <table:table-cell office:value-type="float" office:value="2.1386379443629" calcext:value-type="float">
            <text:p>2.1386379443629</text:p>
          </table:table-cell>
          <table:table-cell table:formula="of:=16.6666666667 / [.A85]" office:value-type="float" office:value="7.79312211804275" calcext:value-type="float">
            <text:p>7.79312211804275</text:p>
          </table:table-cell>
          <table:table-cell table:formula="of:=[.C84]" office:value-type="float" office:value="0.03" calcext:value-type="float">
            <text:p>0.03</text:p>
          </table:table-cell>
          <table:table-cell table:formula="of:=IF(([.B85]&lt;20)  AND ([.B85]&gt;2); (1-[.C85])*[.D84]+[.C85]*[.B85]; [.D84])" office:value-type="float" office:value="7.98291960765128" calcext:value-type="float">
            <text:p>7.98291960765128</text:p>
          </table:table-cell>
          <table:table-cell/>
          <table:table-cell table:formula="of:=MIN([.B85];20)" office:value-type="float" office:value="7.79312211804275" calcext:value-type="float">
            <text:p>7.79312211804275</text:p>
          </table:table-cell>
          <table:table-cell table:formula="of:=[.D85]" office:value-type="float" office:value="7.98291960765128" calcext:value-type="float">
            <text:p>7.98291960765128</text:p>
          </table:table-cell>
        </table:table-row>
        <table:table-row table:style-name="ro1">
          <table:table-cell office:value-type="float" office:value="2.19741942917519" calcext:value-type="float">
            <text:p>2.19741942917519</text:p>
          </table:table-cell>
          <table:table-cell table:formula="of:=16.6666666667 / [.A86]" office:value-type="float" office:value="7.5846542746534" calcext:value-type="float">
            <text:p>7.5846542746534</text:p>
          </table:table-cell>
          <table:table-cell table:formula="of:=[.C85]" office:value-type="float" office:value="0.03" calcext:value-type="float">
            <text:p>0.03</text:p>
          </table:table-cell>
          <table:table-cell table:formula="of:=IF(([.B86]&lt;20)  AND ([.B86]&gt;2); (1-[.C86])*[.D85]+[.C86]*[.B86]; [.D85])" office:value-type="float" office:value="7.97097164766134" calcext:value-type="float">
            <text:p>7.97097164766134</text:p>
          </table:table-cell>
          <table:table-cell/>
          <table:table-cell table:formula="of:=MIN([.B86];20)" office:value-type="float" office:value="7.5846542746534" calcext:value-type="float">
            <text:p>7.5846542746534</text:p>
          </table:table-cell>
          <table:table-cell table:formula="of:=[.D86]" office:value-type="float" office:value="7.97097164766134" calcext:value-type="float">
            <text:p>7.97097164766134</text:p>
          </table:table-cell>
        </table:table-row>
        <table:table-row table:style-name="ro1">
          <table:table-cell office:value-type="float" office:value="2.13873936912245" calcext:value-type="float">
            <text:p>2.13873936912245</text:p>
          </table:table-cell>
          <table:table-cell table:formula="of:=16.6666666667 / [.A87]" office:value-type="float" office:value="7.7927525472814" calcext:value-type="float">
            <text:p>7.7927525472814</text:p>
          </table:table-cell>
          <table:table-cell table:formula="of:=[.C86]" office:value-type="float" office:value="0.03" calcext:value-type="float">
            <text:p>0.03</text:p>
          </table:table-cell>
          <table:table-cell table:formula="of:=IF(([.B87]&lt;20)  AND ([.B87]&gt;2); (1-[.C87])*[.D86]+[.C87]*[.B87]; [.D86])" office:value-type="float" office:value="7.96562507464995" calcext:value-type="float">
            <text:p>7.96562507464995</text:p>
          </table:table-cell>
          <table:table-cell/>
          <table:table-cell table:formula="of:=MIN([.B87];20)" office:value-type="float" office:value="7.7927525472814" calcext:value-type="float">
            <text:p>7.7927525472814</text:p>
          </table:table-cell>
          <table:table-cell table:formula="of:=[.D87]" office:value-type="float" office:value="7.96562507464995" calcext:value-type="float">
            <text:p>7.96562507464995</text:p>
          </table:table-cell>
        </table:table-row>
        <table:table-row table:style-name="ro1">
          <table:table-cell office:value-type="float" office:value="2.05455746960832" calcext:value-type="float">
            <text:p>2.05455746960832</text:p>
          </table:table-cell>
          <table:table-cell table:formula="of:=16.6666666667 / [.A88]" office:value-type="float" office:value="8.11204695572587" calcext:value-type="float">
            <text:p>8.11204695572587</text:p>
          </table:table-cell>
          <table:table-cell table:formula="of:=[.C87]" office:value-type="float" office:value="0.03" calcext:value-type="float">
            <text:p>0.03</text:p>
          </table:table-cell>
          <table:table-cell table:formula="of:=IF(([.B88]&lt;20)  AND ([.B88]&gt;2); (1-[.C88])*[.D87]+[.C88]*[.B88]; [.D87])" office:value-type="float" office:value="7.97001773108222" calcext:value-type="float">
            <text:p>7.97001773108222</text:p>
          </table:table-cell>
          <table:table-cell/>
          <table:table-cell table:formula="of:=MIN([.B88];20)" office:value-type="float" office:value="8.11204695572587" calcext:value-type="float">
            <text:p>8.11204695572587</text:p>
          </table:table-cell>
          <table:table-cell table:formula="of:=[.D88]" office:value-type="float" office:value="7.97001773108222" calcext:value-type="float">
            <text:p>7.97001773108222</text:p>
          </table:table-cell>
        </table:table-row>
        <table:table-row table:style-name="ro1">
          <table:table-cell office:value-type="float" office:value="1.90505450382932" calcext:value-type="float">
            <text:p>1.90505450382932</text:p>
          </table:table-cell>
          <table:table-cell table:formula="of:=16.6666666667 / [.A89]" office:value-type="float" office:value="8.74865607949725" calcext:value-type="float">
            <text:p>8.74865607949725</text:p>
          </table:table-cell>
          <table:table-cell table:formula="of:=[.C88]" office:value-type="float" office:value="0.03" calcext:value-type="float">
            <text:p>0.03</text:p>
          </table:table-cell>
          <table:table-cell table:formula="of:=IF(([.B89]&lt;20)  AND ([.B89]&gt;2); (1-[.C89])*[.D88]+[.C89]*[.B89]; [.D88])" office:value-type="float" office:value="7.99337688153467" calcext:value-type="float">
            <text:p>7.99337688153467</text:p>
          </table:table-cell>
          <table:table-cell/>
          <table:table-cell table:formula="of:=MIN([.B89];20)" office:value-type="float" office:value="8.74865607949725" calcext:value-type="float">
            <text:p>8.74865607949725</text:p>
          </table:table-cell>
          <table:table-cell table:formula="of:=[.D89]" office:value-type="float" office:value="7.99337688153467" calcext:value-type="float">
            <text:p>7.99337688153467</text:p>
          </table:table-cell>
        </table:table-row>
        <table:table-row table:style-name="ro1">
          <table:table-cell office:value-type="float" office:value="2.05229978249551" calcext:value-type="float">
            <text:p>2.05229978249551</text:p>
          </table:table-cell>
          <table:table-cell table:formula="of:=16.6666666667 / [.A90]" office:value-type="float" office:value="8.12097082933667" calcext:value-type="float">
            <text:p>8.12097082933667</text:p>
          </table:table-cell>
          <table:table-cell table:formula="of:=[.C89]" office:value-type="float" office:value="0.03" calcext:value-type="float">
            <text:p>0.03</text:p>
          </table:table-cell>
          <table:table-cell table:formula="of:=IF(([.B90]&lt;20)  AND ([.B90]&gt;2); (1-[.C90])*[.D89]+[.C90]*[.B90]; [.D89])" office:value-type="float" office:value="7.99720469996873" calcext:value-type="float">
            <text:p>7.99720469996873</text:p>
          </table:table-cell>
          <table:table-cell/>
          <table:table-cell table:formula="of:=MIN([.B90];20)" office:value-type="float" office:value="8.12097082933667" calcext:value-type="float">
            <text:p>8.12097082933667</text:p>
          </table:table-cell>
          <table:table-cell table:formula="of:=[.D90]" office:value-type="float" office:value="7.99720469996873" calcext:value-type="float">
            <text:p>7.99720469996873</text:p>
          </table:table-cell>
        </table:table-row>
        <table:table-row table:style-name="ro1">
          <table:table-cell office:value-type="float" office:value="2.13455055016206" calcext:value-type="float">
            <text:p>2.13455055016206</text:p>
          </table:table-cell>
          <table:table-cell table:formula="of:=16.6666666667 / [.A91]" office:value-type="float" office:value="7.80804496076921" calcext:value-type="float">
            <text:p>7.80804496076921</text:p>
          </table:table-cell>
          <table:table-cell table:formula="of:=[.C90]" office:value-type="float" office:value="0.03" calcext:value-type="float">
            <text:p>0.03</text:p>
          </table:table-cell>
          <table:table-cell table:formula="of:=IF(([.B91]&lt;20)  AND ([.B91]&gt;2); (1-[.C91])*[.D90]+[.C91]*[.B91]; [.D90])" office:value-type="float" office:value="7.99152990779275" calcext:value-type="float">
            <text:p>7.99152990779275</text:p>
          </table:table-cell>
          <table:table-cell/>
          <table:table-cell table:formula="of:=MIN([.B91];20)" office:value-type="float" office:value="7.80804496076921" calcext:value-type="float">
            <text:p>7.80804496076921</text:p>
          </table:table-cell>
          <table:table-cell table:formula="of:=[.D91]" office:value-type="float" office:value="7.99152990779275" calcext:value-type="float">
            <text:p>7.99152990779275</text:p>
          </table:table-cell>
        </table:table-row>
        <table:table-row table:style-name="ro1">
          <table:table-cell office:value-type="float" office:value="2.13377365329408" calcext:value-type="float">
            <text:p>2.13377365329408</text:p>
          </table:table-cell>
          <table:table-cell table:formula="of:=16.6666666667 / [.A92]" office:value-type="float" office:value="7.81088783291063" calcext:value-type="float">
            <text:p>7.81088783291063</text:p>
          </table:table-cell>
          <table:table-cell table:formula="of:=[.C91]" office:value-type="float" office:value="0.03" calcext:value-type="float">
            <text:p>0.03</text:p>
          </table:table-cell>
          <table:table-cell table:formula="of:=IF(([.B92]&lt;20)  AND ([.B92]&gt;2); (1-[.C92])*[.D91]+[.C92]*[.B92]; [.D91])" office:value-type="float" office:value="7.98611064554628" calcext:value-type="float">
            <text:p>7.98611064554628</text:p>
          </table:table-cell>
          <table:table-cell/>
          <table:table-cell table:formula="of:=MIN([.B92];20)" office:value-type="float" office:value="7.81088783291063" calcext:value-type="float">
            <text:p>7.81088783291063</text:p>
          </table:table-cell>
          <table:table-cell table:formula="of:=[.D92]" office:value-type="float" office:value="7.98611064554628" calcext:value-type="float">
            <text:p>7.98611064554628</text:p>
          </table:table-cell>
        </table:table-row>
        <table:table-row table:style-name="ro1">
          <table:table-cell office:value-type="float" office:value="3.32156089630201" calcext:value-type="float">
            <text:p>3.32156089630201</text:p>
          </table:table-cell>
          <table:table-cell table:formula="of:=16.6666666667 / [.A93]" office:value-type="float" office:value="5.01772124221943" calcext:value-type="float">
            <text:p>5.01772124221943</text:p>
          </table:table-cell>
          <table:table-cell table:formula="of:=[.C92]" office:value-type="float" office:value="0.03" calcext:value-type="float">
            <text:p>0.03</text:p>
          </table:table-cell>
          <table:table-cell table:formula="of:=IF(([.B93]&lt;20)  AND ([.B93]&gt;2); (1-[.C93])*[.D92]+[.C93]*[.B93]; [.D92])" office:value-type="float" office:value="7.89705896344648" calcext:value-type="float">
            <text:p>7.89705896344648</text:p>
          </table:table-cell>
          <table:table-cell/>
          <table:table-cell table:formula="of:=MIN([.B93];20)" office:value-type="float" office:value="5.01772124221943" calcext:value-type="float">
            <text:p>5.01772124221943</text:p>
          </table:table-cell>
          <table:table-cell table:formula="of:=[.D93]" office:value-type="float" office:value="7.89705896344648" calcext:value-type="float">
            <text:p>7.89705896344648</text:p>
          </table:table-cell>
        </table:table-row>
        <table:table-row table:style-name="ro1">
          <table:table-cell office:value-type="float" office:value="2.85720895066786" calcext:value-type="float">
            <text:p>2.85720895066786</text:p>
          </table:table-cell>
          <table:table-cell table:formula="of:=16.6666666667 / [.A94]" office:value-type="float" office:value="5.83319839551961" calcext:value-type="float">
            <text:p>5.83319839551961</text:p>
          </table:table-cell>
          <table:table-cell table:formula="of:=[.C93]" office:value-type="float" office:value="0.03" calcext:value-type="float">
            <text:p>0.03</text:p>
          </table:table-cell>
          <table:table-cell table:formula="of:=IF(([.B94]&lt;20)  AND ([.B94]&gt;2); (1-[.C94])*[.D93]+[.C94]*[.B94]; [.D93])" office:value-type="float" office:value="7.83514314640867" calcext:value-type="float">
            <text:p>7.83514314640867</text:p>
          </table:table-cell>
          <table:table-cell/>
          <table:table-cell table:formula="of:=MIN([.B94];20)" office:value-type="float" office:value="5.83319839551961" calcext:value-type="float">
            <text:p>5.83319839551961</text:p>
          </table:table-cell>
          <table:table-cell table:formula="of:=[.D94]" office:value-type="float" office:value="7.83514314640867" calcext:value-type="float">
            <text:p>7.83514314640867</text:p>
          </table:table-cell>
        </table:table-row>
        <table:table-row table:style-name="ro1">
          <table:table-cell office:value-type="float" office:value="2.95832577905352" calcext:value-type="float">
            <text:p>2.95832577905352</text:p>
          </table:table-cell>
          <table:table-cell table:formula="of:=16.6666666667 / [.A95]" office:value-type="float" office:value="5.63381720319941" calcext:value-type="float">
            <text:p>5.63381720319941</text:p>
          </table:table-cell>
          <table:table-cell table:formula="of:=[.C94]" office:value-type="float" office:value="0.03" calcext:value-type="float">
            <text:p>0.03</text:p>
          </table:table-cell>
          <table:table-cell table:formula="of:=IF(([.B95]&lt;20)  AND ([.B95]&gt;2); (1-[.C95])*[.D94]+[.C95]*[.B95]; [.D94])" office:value-type="float" office:value="7.76910336811239" calcext:value-type="float">
            <text:p>7.76910336811239</text:p>
          </table:table-cell>
          <table:table-cell/>
          <table:table-cell table:formula="of:=MIN([.B95];20)" office:value-type="float" office:value="5.63381720319941" calcext:value-type="float">
            <text:p>5.63381720319941</text:p>
          </table:table-cell>
          <table:table-cell table:formula="of:=[.D95]" office:value-type="float" office:value="7.76910336811239" calcext:value-type="float">
            <text:p>7.76910336811239</text:p>
          </table:table-cell>
        </table:table-row>
        <table:table-row table:style-name="ro1">
          <table:table-cell office:value-type="float" office:value="2.42746089318647" calcext:value-type="float">
            <text:p>2.42746089318647</text:p>
          </table:table-cell>
          <table:table-cell table:formula="of:=16.6666666667 / [.A96]" office:value-type="float" office:value="6.86588472485012" calcext:value-type="float">
            <text:p>6.86588472485012</text:p>
          </table:table-cell>
          <table:table-cell table:formula="of:=[.C95]" office:value-type="float" office:value="0.03" calcext:value-type="float">
            <text:p>0.03</text:p>
          </table:table-cell>
          <table:table-cell table:formula="of:=IF(([.B96]&lt;20)  AND ([.B96]&gt;2); (1-[.C96])*[.D95]+[.C96]*[.B96]; [.D95])" office:value-type="float" office:value="7.74200680881452" calcext:value-type="float">
            <text:p>7.74200680881452</text:p>
          </table:table-cell>
          <table:table-cell/>
          <table:table-cell table:formula="of:=MIN([.B96];20)" office:value-type="float" office:value="6.86588472485012" calcext:value-type="float">
            <text:p>6.86588472485012</text:p>
          </table:table-cell>
          <table:table-cell table:formula="of:=[.D96]" office:value-type="float" office:value="7.74200680881452" calcext:value-type="float">
            <text:p>7.74200680881452</text:p>
          </table:table-cell>
        </table:table-row>
        <table:table-row table:style-name="ro1">
          <table:table-cell office:value-type="float" office:value="2.70806972390713" calcext:value-type="float">
            <text:p>2.70806972390713</text:p>
          </table:table-cell>
          <table:table-cell table:formula="of:=16.6666666667 / [.A97]" office:value-type="float" office:value="6.15444518269411" calcext:value-type="float">
            <text:p>6.15444518269411</text:p>
          </table:table-cell>
          <table:table-cell table:formula="of:=[.C96]" office:value-type="float" office:value="0.03" calcext:value-type="float">
            <text:p>0.03</text:p>
          </table:table-cell>
          <table:table-cell table:formula="of:=IF(([.B97]&lt;20)  AND ([.B97]&gt;2); (1-[.C97])*[.D96]+[.C97]*[.B97]; [.D96])" office:value-type="float" office:value="7.69437996003091" calcext:value-type="float">
            <text:p>7.69437996003091</text:p>
          </table:table-cell>
          <table:table-cell/>
          <table:table-cell table:formula="of:=MIN([.B97];20)" office:value-type="float" office:value="6.15444518269411" calcext:value-type="float">
            <text:p>6.15444518269411</text:p>
          </table:table-cell>
          <table:table-cell table:formula="of:=[.D97]" office:value-type="float" office:value="7.69437996003091" calcext:value-type="float">
            <text:p>7.69437996003091</text:p>
          </table:table-cell>
        </table:table-row>
        <table:table-row table:style-name="ro1">
          <table:table-cell office:value-type="float" office:value="2.34879704696534" calcext:value-type="float">
            <text:p>2.34879704696534</text:p>
          </table:table-cell>
          <table:table-cell table:formula="of:=16.6666666667 / [.A98]" office:value-type="float" office:value="7.09583090128345" calcext:value-type="float">
            <text:p>7.09583090128345</text:p>
          </table:table-cell>
          <table:table-cell table:formula="of:=[.C97]" office:value-type="float" office:value="0.03" calcext:value-type="float">
            <text:p>0.03</text:p>
          </table:table-cell>
          <table:table-cell table:formula="of:=IF(([.B98]&lt;20)  AND ([.B98]&gt;2); (1-[.C98])*[.D97]+[.C98]*[.B98]; [.D97])" office:value-type="float" office:value="7.67642348826849" calcext:value-type="float">
            <text:p>7.67642348826849</text:p>
          </table:table-cell>
          <table:table-cell/>
          <table:table-cell table:formula="of:=MIN([.B98];20)" office:value-type="float" office:value="7.09583090128345" calcext:value-type="float">
            <text:p>7.09583090128345</text:p>
          </table:table-cell>
          <table:table-cell table:formula="of:=[.D98]" office:value-type="float" office:value="7.67642348826849" calcext:value-type="float">
            <text:p>7.67642348826849</text:p>
          </table:table-cell>
        </table:table-row>
        <table:table-row table:style-name="ro1">
          <table:table-cell office:value-type="float" office:value="2.46524440300794" calcext:value-type="float">
            <text:p>2.46524440300794</text:p>
          </table:table-cell>
          <table:table-cell table:formula="of:=16.6666666667 / [.A99]" office:value-type="float" office:value="6.76065490560057" calcext:value-type="float">
            <text:p>6.76065490560057</text:p>
          </table:table-cell>
          <table:table-cell table:formula="of:=[.C98]" office:value-type="float" office:value="0.03" calcext:value-type="float">
            <text:p>0.03</text:p>
          </table:table-cell>
          <table:table-cell table:formula="of:=IF(([.B99]&lt;20)  AND ([.B99]&gt;2); (1-[.C99])*[.D98]+[.C99]*[.B99]; [.D98])" office:value-type="float" office:value="7.64895043078845" calcext:value-type="float">
            <text:p>7.64895043078845</text:p>
          </table:table-cell>
          <table:table-cell/>
          <table:table-cell table:formula="of:=MIN([.B99];20)" office:value-type="float" office:value="6.76065490560057" calcext:value-type="float">
            <text:p>6.76065490560057</text:p>
          </table:table-cell>
          <table:table-cell table:formula="of:=[.D99]" office:value-type="float" office:value="7.64895043078845" calcext:value-type="float">
            <text:p>7.64895043078845</text:p>
          </table:table-cell>
        </table:table-row>
        <table:table-row table:style-name="ro1">
          <table:table-cell office:value-type="float" office:value="2.09084017174561" calcext:value-type="float">
            <text:p>2.09084017174561</text:p>
          </table:table-cell>
          <table:table-cell table:formula="of:=16.6666666667 / [.A100]" office:value-type="float" office:value="7.97127723674129" calcext:value-type="float">
            <text:p>7.97127723674129</text:p>
          </table:table-cell>
          <table:table-cell table:formula="of:=[.C99]" office:value-type="float" office:value="0.03" calcext:value-type="float">
            <text:p>0.03</text:p>
          </table:table-cell>
          <table:table-cell table:formula="of:=IF(([.B100]&lt;20)  AND ([.B100]&gt;2); (1-[.C100])*[.D99]+[.C100]*[.B100]; [.D99])" office:value-type="float" office:value="7.65862023496703" calcext:value-type="float">
            <text:p>7.65862023496703</text:p>
          </table:table-cell>
          <table:table-cell/>
          <table:table-cell table:formula="of:=MIN([.B100];20)" office:value-type="float" office:value="7.97127723674129" calcext:value-type="float">
            <text:p>7.97127723674129</text:p>
          </table:table-cell>
          <table:table-cell table:formula="of:=[.D100]" office:value-type="float" office:value="7.65862023496703" calcext:value-type="float">
            <text:p>7.65862023496703</text:p>
          </table:table-cell>
        </table:table-row>
        <table:table-row table:style-name="ro1">
          <table:table-cell office:value-type="float" office:value="2.23944302515505" calcext:value-type="float">
            <text:p>2.23944302515505</text:p>
          </table:table-cell>
          <table:table-cell table:formula="of:=16.6666666667 / [.A101]" office:value-type="float" office:value="7.44232672119269" calcext:value-type="float">
            <text:p>7.44232672119269</text:p>
          </table:table-cell>
          <table:table-cell table:formula="of:=[.C100]" office:value-type="float" office:value="0.03" calcext:value-type="float">
            <text:p>0.03</text:p>
          </table:table-cell>
          <table:table-cell table:formula="of:=IF(([.B101]&lt;20)  AND ([.B101]&gt;2); (1-[.C101])*[.D100]+[.C101]*[.B101]; [.D100])" office:value-type="float" office:value="7.6521314295538" calcext:value-type="float">
            <text:p>7.6521314295538</text:p>
          </table:table-cell>
          <table:table-cell/>
          <table:table-cell table:formula="of:=MIN([.B101];20)" office:value-type="float" office:value="7.44232672119269" calcext:value-type="float">
            <text:p>7.44232672119269</text:p>
          </table:table-cell>
          <table:table-cell table:formula="of:=[.D101]" office:value-type="float" office:value="7.6521314295538" calcext:value-type="float">
            <text:p>7.6521314295538</text:p>
          </table:table-cell>
        </table:table-row>
        <table:table-row table:style-name="ro1">
          <table:table-cell office:value-type="float" office:value="2.1800184470958" calcext:value-type="float">
            <text:p>2.1800184470958</text:p>
          </table:table-cell>
          <table:table-cell table:formula="of:=16.6666666667 / [.A102]" office:value-type="float" office:value="7.6451952454362" calcext:value-type="float">
            <text:p>7.6451952454362</text:p>
          </table:table-cell>
          <table:table-cell table:formula="of:=[.C101]" office:value-type="float" office:value="0.03" calcext:value-type="float">
            <text:p>0.03</text:p>
          </table:table-cell>
          <table:table-cell table:formula="of:=IF(([.B102]&lt;20)  AND ([.B102]&gt;2); (1-[.C102])*[.D101]+[.C102]*[.B102]; [.D101])" office:value-type="float" office:value="7.65192334403028" calcext:value-type="float">
            <text:p>7.65192334403028</text:p>
          </table:table-cell>
          <table:table-cell/>
          <table:table-cell table:formula="of:=MIN([.B102];20)" office:value-type="float" office:value="7.6451952454362" calcext:value-type="float">
            <text:p>7.6451952454362</text:p>
          </table:table-cell>
          <table:table-cell table:formula="of:=[.D102]" office:value-type="float" office:value="7.65192334403028" calcext:value-type="float">
            <text:p>7.65192334403028</text:p>
          </table:table-cell>
        </table:table-row>
        <table:table-row table:style-name="ro1">
          <table:table-cell office:value-type="float" office:value="2.28997441825769" calcext:value-type="float">
            <text:p>2.28997441825769</text:p>
          </table:table-cell>
          <table:table-cell table:formula="of:=16.6666666667 / [.A103]" office:value-type="float" office:value="7.27810168262959" calcext:value-type="float">
            <text:p>7.27810168262959</text:p>
          </table:table-cell>
          <table:table-cell table:formula="of:=[.C102]" office:value-type="float" office:value="0.03" calcext:value-type="float">
            <text:p>0.03</text:p>
          </table:table-cell>
          <table:table-cell table:formula="of:=IF(([.B103]&lt;20)  AND ([.B103]&gt;2); (1-[.C103])*[.D102]+[.C103]*[.B103]; [.D102])" office:value-type="float" office:value="7.64070869418825" calcext:value-type="float">
            <text:p>7.64070869418825</text:p>
          </table:table-cell>
          <table:table-cell/>
          <table:table-cell table:formula="of:=MIN([.B103];20)" office:value-type="float" office:value="7.27810168262959" calcext:value-type="float">
            <text:p>7.27810168262959</text:p>
          </table:table-cell>
          <table:table-cell table:formula="of:=[.D103]" office:value-type="float" office:value="7.64070869418825" calcext:value-type="float">
            <text:p>7.64070869418825</text:p>
          </table:table-cell>
        </table:table-row>
        <table:table-row table:style-name="ro1">
          <table:table-cell office:value-type="float" office:value="2.79446706413803" calcext:value-type="float">
            <text:p>2.79446706413803</text:p>
          </table:table-cell>
          <table:table-cell table:formula="of:=16.6666666667 / [.A104]" office:value-type="float" office:value="5.96416643466181" calcext:value-type="float">
            <text:p>5.96416643466181</text:p>
          </table:table-cell>
          <table:table-cell table:formula="of:=[.C103]" office:value-type="float" office:value="0.03" calcext:value-type="float">
            <text:p>0.03</text:p>
          </table:table-cell>
          <table:table-cell table:formula="of:=IF(([.B104]&lt;20)  AND ([.B104]&gt;2); (1-[.C104])*[.D103]+[.C104]*[.B104]; [.D103])" office:value-type="float" office:value="7.59041242640246" calcext:value-type="float">
            <text:p>7.59041242640246</text:p>
          </table:table-cell>
          <table:table-cell/>
          <table:table-cell table:formula="of:=MIN([.B104];20)" office:value-type="float" office:value="5.96416643466181" calcext:value-type="float">
            <text:p>5.96416643466181</text:p>
          </table:table-cell>
          <table:table-cell table:formula="of:=[.D104]" office:value-type="float" office:value="7.59041242640246" calcext:value-type="float">
            <text:p>7.59041242640246</text:p>
          </table:table-cell>
        </table:table-row>
        <table:table-row table:style-name="ro1">
          <table:table-cell office:value-type="float" office:value="2.41367409484152" calcext:value-type="float">
            <text:p>2.41367409484152</text:p>
          </table:table-cell>
          <table:table-cell table:formula="of:=16.6666666667 / [.A105]" office:value-type="float" office:value="6.90510235094285" calcext:value-type="float">
            <text:p>6.90510235094285</text:p>
          </table:table-cell>
          <table:table-cell table:formula="of:=[.C104]" office:value-type="float" office:value="0.03" calcext:value-type="float">
            <text:p>0.03</text:p>
          </table:table-cell>
          <table:table-cell table:formula="of:=IF(([.B105]&lt;20)  AND ([.B105]&gt;2); (1-[.C105])*[.D104]+[.C105]*[.B105]; [.D104])" office:value-type="float" office:value="7.56985312413867" calcext:value-type="float">
            <text:p>7.56985312413867</text:p>
          </table:table-cell>
          <table:table-cell/>
          <table:table-cell table:formula="of:=MIN([.B105];20)" office:value-type="float" office:value="6.90510235094285" calcext:value-type="float">
            <text:p>6.90510235094285</text:p>
          </table:table-cell>
          <table:table-cell table:formula="of:=[.D105]" office:value-type="float" office:value="7.56985312413867" calcext:value-type="float">
            <text:p>7.56985312413867</text:p>
          </table:table-cell>
        </table:table-row>
        <table:table-row table:style-name="ro1">
          <table:table-cell office:value-type="float" office:value="2.31547933072634" calcext:value-type="float">
            <text:p>2.31547933072634</text:p>
          </table:table-cell>
          <table:table-cell table:formula="of:=16.6666666667 / [.A106]" office:value-type="float" office:value="7.19793368290266" calcext:value-type="float">
            <text:p>7.19793368290266</text:p>
          </table:table-cell>
          <table:table-cell table:formula="of:=[.C105]" office:value-type="float" office:value="0.03" calcext:value-type="float">
            <text:p>0.03</text:p>
          </table:table-cell>
          <table:table-cell table:formula="of:=IF(([.B106]&lt;20)  AND ([.B106]&gt;2); (1-[.C106])*[.D105]+[.C106]*[.B106]; [.D105])" office:value-type="float" office:value="7.55869554090159" calcext:value-type="float">
            <text:p>7.55869554090159</text:p>
          </table:table-cell>
          <table:table-cell/>
          <table:table-cell table:formula="of:=MIN([.B106];20)" office:value-type="float" office:value="7.19793368290266" calcext:value-type="float">
            <text:p>7.19793368290266</text:p>
          </table:table-cell>
          <table:table-cell table:formula="of:=[.D106]" office:value-type="float" office:value="7.55869554090159" calcext:value-type="float">
            <text:p>7.55869554090159</text:p>
          </table:table-cell>
        </table:table-row>
        <table:table-row table:style-name="ro1">
          <table:table-cell office:value-type="float" office:value="2.50326501775586" calcext:value-type="float">
            <text:p>2.50326501775586</text:p>
          </table:table-cell>
          <table:table-cell table:formula="of:=16.6666666667 / [.A107]" office:value-type="float" office:value="6.65797130886343" calcext:value-type="float">
            <text:p>6.65797130886343</text:p>
          </table:table-cell>
          <table:table-cell table:formula="of:=[.C106]" office:value-type="float" office:value="0.03" calcext:value-type="float">
            <text:p>0.03</text:p>
          </table:table-cell>
          <table:table-cell table:formula="of:=IF(([.B107]&lt;20)  AND ([.B107]&gt;2); (1-[.C107])*[.D106]+[.C107]*[.B107]; [.D106])" office:value-type="float" office:value="7.53167381394045" calcext:value-type="float">
            <text:p>7.53167381394045</text:p>
          </table:table-cell>
          <table:table-cell/>
          <table:table-cell table:formula="of:=MIN([.B107];20)" office:value-type="float" office:value="6.65797130886343" calcext:value-type="float">
            <text:p>6.65797130886343</text:p>
          </table:table-cell>
          <table:table-cell table:formula="of:=[.D107]" office:value-type="float" office:value="7.53167381394045" calcext:value-type="float">
            <text:p>7.53167381394045</text:p>
          </table:table-cell>
        </table:table-row>
        <table:table-row table:style-name="ro1">
          <table:table-cell office:value-type="float" office:value="2.41906544052001" calcext:value-type="float">
            <text:p>2.41906544052001</text:p>
          </table:table-cell>
          <table:table-cell table:formula="of:=16.6666666667 / [.A108]" office:value-type="float" office:value="6.88971302203272" calcext:value-type="float">
            <text:p>6.88971302203272</text:p>
          </table:table-cell>
          <table:table-cell table:formula="of:=[.C107]" office:value-type="float" office:value="0.03" calcext:value-type="float">
            <text:p>0.03</text:p>
          </table:table-cell>
          <table:table-cell table:formula="of:=IF(([.B108]&lt;20)  AND ([.B108]&gt;2); (1-[.C108])*[.D107]+[.C108]*[.B108]; [.D107])" office:value-type="float" office:value="7.51241499018321" calcext:value-type="float">
            <text:p>7.51241499018321</text:p>
          </table:table-cell>
          <table:table-cell/>
          <table:table-cell table:formula="of:=MIN([.B108];20)" office:value-type="float" office:value="6.88971302203272" calcext:value-type="float">
            <text:p>6.88971302203272</text:p>
          </table:table-cell>
          <table:table-cell table:formula="of:=[.D108]" office:value-type="float" office:value="7.51241499018321" calcext:value-type="float">
            <text:p>7.51241499018321</text:p>
          </table:table-cell>
        </table:table-row>
        <table:table-row table:style-name="ro1">
          <table:table-cell office:value-type="float" office:value="2.23893220695161" calcext:value-type="float">
            <text:p>2.23893220695161</text:p>
          </table:table-cell>
          <table:table-cell table:formula="of:=16.6666666667 / [.A109]" office:value-type="float" office:value="7.4440247073815" calcext:value-type="float">
            <text:p>7.4440247073815</text:p>
          </table:table-cell>
          <table:table-cell table:formula="of:=[.C108]" office:value-type="float" office:value="0.03" calcext:value-type="float">
            <text:p>0.03</text:p>
          </table:table-cell>
          <table:table-cell table:formula="of:=IF(([.B109]&lt;20)  AND ([.B109]&gt;2); (1-[.C109])*[.D108]+[.C109]*[.B109]; [.D108])" office:value-type="float" office:value="7.51036328169916" calcext:value-type="float">
            <text:p>7.51036328169916</text:p>
          </table:table-cell>
          <table:table-cell/>
          <table:table-cell table:formula="of:=MIN([.B109];20)" office:value-type="float" office:value="7.4440247073815" calcext:value-type="float">
            <text:p>7.4440247073815</text:p>
          </table:table-cell>
          <table:table-cell table:formula="of:=[.D109]" office:value-type="float" office:value="7.51036328169916" calcext:value-type="float">
            <text:p>7.51036328169916</text:p>
          </table:table-cell>
        </table:table-row>
        <table:table-row table:style-name="ro1">
          <table:table-cell office:value-type="float" office:value="1.35268630471534" calcext:value-type="float">
            <text:p>1.35268630471534</text:p>
          </table:table-cell>
          <table:table-cell table:formula="of:=16.6666666667 / [.A110]" office:value-type="float" office:value="12.3211616829427" calcext:value-type="float">
            <text:p>12.3211616829427</text:p>
          </table:table-cell>
          <table:table-cell table:formula="of:=[.C109]" office:value-type="float" office:value="0.03" calcext:value-type="float">
            <text:p>0.03</text:p>
          </table:table-cell>
          <table:table-cell table:formula="of:=IF(([.B110]&lt;20)  AND ([.B110]&gt;2); (1-[.C110])*[.D109]+[.C110]*[.B110]; [.D109])" office:value-type="float" office:value="7.65468723373647" calcext:value-type="float">
            <text:p>7.65468723373647</text:p>
          </table:table-cell>
          <table:table-cell/>
          <table:table-cell table:formula="of:=MIN([.B110];20)" office:value-type="float" office:value="12.3211616829427" calcext:value-type="float">
            <text:p>12.3211616829427</text:p>
          </table:table-cell>
          <table:table-cell table:formula="of:=[.D110]" office:value-type="float" office:value="7.65468723373647" calcext:value-type="float">
            <text:p>7.65468723373647</text:p>
          </table:table-cell>
        </table:table-row>
        <table:table-row table:style-name="ro1">
          <table:table-cell office:value-type="float" office:value="2.09589347130544" calcext:value-type="float">
            <text:p>2.09589347130544</text:p>
          </table:table-cell>
          <table:table-cell table:formula="of:=16.6666666667 / [.A111]" office:value-type="float" office:value="7.95205810547186" calcext:value-type="float">
            <text:p>7.95205810547186</text:p>
          </table:table-cell>
          <table:table-cell table:formula="of:=[.C110]" office:value-type="float" office:value="0.03" calcext:value-type="float">
            <text:p>0.03</text:p>
          </table:table-cell>
          <table:table-cell table:formula="of:=IF(([.B111]&lt;20)  AND ([.B111]&gt;2); (1-[.C111])*[.D110]+[.C111]*[.B111]; [.D110])" office:value-type="float" office:value="7.66360835988853" calcext:value-type="float">
            <text:p>7.66360835988853</text:p>
          </table:table-cell>
          <table:table-cell/>
          <table:table-cell table:formula="of:=MIN([.B111];20)" office:value-type="float" office:value="7.95205810547186" calcext:value-type="float">
            <text:p>7.95205810547186</text:p>
          </table:table-cell>
          <table:table-cell table:formula="of:=[.D111]" office:value-type="float" office:value="7.66360835988853" calcext:value-type="float">
            <text:p>7.66360835988853</text:p>
          </table:table-cell>
        </table:table-row>
        <table:table-row table:style-name="ro1">
          <table:table-cell office:value-type="float" office:value="2.0015113083259" calcext:value-type="float">
            <text:p>2.0015113083259</text:p>
          </table:table-cell>
          <table:table-cell table:formula="of:=16.6666666667 / [.A112]" office:value-type="float" office:value="8.32704097017581" calcext:value-type="float">
            <text:p>8.32704097017581</text:p>
          </table:table-cell>
          <table:table-cell table:formula="of:=[.C111]" office:value-type="float" office:value="0.03" calcext:value-type="float">
            <text:p>0.03</text:p>
          </table:table-cell>
          <table:table-cell table:formula="of:=IF(([.B112]&lt;20)  AND ([.B112]&gt;2); (1-[.C112])*[.D111]+[.C112]*[.B112]; [.D111])" office:value-type="float" office:value="7.68351133819715" calcext:value-type="float">
            <text:p>7.68351133819715</text:p>
          </table:table-cell>
          <table:table-cell/>
          <table:table-cell table:formula="of:=MIN([.B112];20)" office:value-type="float" office:value="8.32704097017581" calcext:value-type="float">
            <text:p>8.32704097017581</text:p>
          </table:table-cell>
          <table:table-cell table:formula="of:=[.D112]" office:value-type="float" office:value="7.68351133819715" calcext:value-type="float">
            <text:p>7.68351133819715</text:p>
          </table:table-cell>
        </table:table-row>
        <table:table-row table:style-name="ro1">
          <table:table-cell office:value-type="float" office:value="1.99450017129824" calcext:value-type="float">
            <text:p>1.99450017129824</text:p>
          </table:table-cell>
          <table:table-cell table:formula="of:=16.6666666667 / [.A113]" office:value-type="float" office:value="8.3563124769508" calcext:value-type="float">
            <text:p>8.3563124769508</text:p>
          </table:table-cell>
          <table:table-cell table:formula="of:=[.C112]" office:value-type="float" office:value="0.03" calcext:value-type="float">
            <text:p>0.03</text:p>
          </table:table-cell>
          <table:table-cell table:formula="of:=IF(([.B113]&lt;20)  AND ([.B113]&gt;2); (1-[.C113])*[.D112]+[.C113]*[.B113]; [.D112])" office:value-type="float" office:value="7.70369537235976" calcext:value-type="float">
            <text:p>7.70369537235976</text:p>
          </table:table-cell>
          <table:table-cell/>
          <table:table-cell table:formula="of:=MIN([.B113];20)" office:value-type="float" office:value="8.3563124769508" calcext:value-type="float">
            <text:p>8.3563124769508</text:p>
          </table:table-cell>
          <table:table-cell table:formula="of:=[.D113]" office:value-type="float" office:value="7.70369537235976" calcext:value-type="float">
            <text:p>7.70369537235976</text:p>
          </table:table-cell>
        </table:table-row>
        <table:table-row table:style-name="ro1">
          <table:table-cell office:value-type="float" office:value="2.27688424296072" calcext:value-type="float">
            <text:p>2.27688424296072</text:p>
          </table:table-cell>
          <table:table-cell table:formula="of:=16.6666666667 / [.A114]" office:value-type="float" office:value="7.31994466483183" calcext:value-type="float">
            <text:p>7.31994466483183</text:p>
          </table:table-cell>
          <table:table-cell table:formula="of:=[.C113]" office:value-type="float" office:value="0.03" calcext:value-type="float">
            <text:p>0.03</text:p>
          </table:table-cell>
          <table:table-cell table:formula="of:=IF(([.B114]&lt;20)  AND ([.B114]&gt;2); (1-[.C114])*[.D113]+[.C114]*[.B114]; [.D113])" office:value-type="float" office:value="7.69218285113392" calcext:value-type="float">
            <text:p>7.69218285113392</text:p>
          </table:table-cell>
          <table:table-cell/>
          <table:table-cell table:formula="of:=MIN([.B114];20)" office:value-type="float" office:value="7.31994466483183" calcext:value-type="float">
            <text:p>7.31994466483183</text:p>
          </table:table-cell>
          <table:table-cell table:formula="of:=[.D114]" office:value-type="float" office:value="7.69218285113392" calcext:value-type="float">
            <text:p>7.69218285113392</text:p>
          </table:table-cell>
        </table:table-row>
        <table:table-row table:style-name="ro1">
          <table:table-cell office:value-type="float" office:value="2.33465689616442" calcext:value-type="float">
            <text:p>2.33465689616442</text:p>
          </table:table-cell>
          <table:table-cell table:formula="of:=16.6666666667 / [.A115]" office:value-type="float" office:value="7.1388077169204" calcext:value-type="float">
            <text:p>7.1388077169204</text:p>
          </table:table-cell>
          <table:table-cell table:formula="of:=[.C114]" office:value-type="float" office:value="0.03" calcext:value-type="float">
            <text:p>0.03</text:p>
          </table:table-cell>
          <table:table-cell table:formula="of:=IF(([.B115]&lt;20)  AND ([.B115]&gt;2); (1-[.C115])*[.D114]+[.C115]*[.B115]; [.D114])" office:value-type="float" office:value="7.67558159710751" calcext:value-type="float">
            <text:p>7.67558159710751</text:p>
          </table:table-cell>
          <table:table-cell/>
          <table:table-cell table:formula="of:=MIN([.B115];20)" office:value-type="float" office:value="7.1388077169204" calcext:value-type="float">
            <text:p>7.1388077169204</text:p>
          </table:table-cell>
          <table:table-cell table:formula="of:=[.D115]" office:value-type="float" office:value="7.67558159710751" calcext:value-type="float">
            <text:p>7.67558159710751</text:p>
          </table:table-cell>
        </table:table-row>
        <table:table-row table:style-name="ro1">
          <table:table-cell office:value-type="float" office:value="2.1393024888663" calcext:value-type="float">
            <text:p>2.1393024888663</text:p>
          </table:table-cell>
          <table:table-cell table:formula="of:=16.6666666667 / [.A116]" office:value-type="float" office:value="7.79070129326702" calcext:value-type="float">
            <text:p>7.79070129326702</text:p>
          </table:table-cell>
          <table:table-cell table:formula="of:=[.C115]" office:value-type="float" office:value="0.03" calcext:value-type="float">
            <text:p>0.03</text:p>
          </table:table-cell>
          <table:table-cell table:formula="of:=IF(([.B116]&lt;20)  AND ([.B116]&gt;2); (1-[.C116])*[.D115]+[.C116]*[.B116]; [.D115])" office:value-type="float" office:value="7.6790351879923" calcext:value-type="float">
            <text:p>7.6790351879923</text:p>
          </table:table-cell>
          <table:table-cell/>
          <table:table-cell table:formula="of:=MIN([.B116];20)" office:value-type="float" office:value="7.79070129326702" calcext:value-type="float">
            <text:p>7.79070129326702</text:p>
          </table:table-cell>
          <table:table-cell table:formula="of:=[.D116]" office:value-type="float" office:value="7.6790351879923" calcext:value-type="float">
            <text:p>7.6790351879923</text:p>
          </table:table-cell>
        </table:table-row>
        <table:table-row table:style-name="ro1">
          <table:table-cell office:value-type="float" office:value="2.05055905844112" calcext:value-type="float">
            <text:p>2.05055905844112</text:p>
          </table:table-cell>
          <table:table-cell table:formula="of:=16.6666666667 / [.A117]" office:value-type="float" office:value="8.12786473917524" calcext:value-type="float">
            <text:p>8.12786473917524</text:p>
          </table:table-cell>
          <table:table-cell table:formula="of:=[.C116]" office:value-type="float" office:value="0.03" calcext:value-type="float">
            <text:p>0.03</text:p>
          </table:table-cell>
          <table:table-cell table:formula="of:=IF(([.B117]&lt;20)  AND ([.B117]&gt;2); (1-[.C117])*[.D116]+[.C117]*[.B117]; [.D116])" office:value-type="float" office:value="7.69250007452779" calcext:value-type="float">
            <text:p>7.69250007452779</text:p>
          </table:table-cell>
          <table:table-cell/>
          <table:table-cell table:formula="of:=MIN([.B117];20)" office:value-type="float" office:value="8.12786473917524" calcext:value-type="float">
            <text:p>8.12786473917524</text:p>
          </table:table-cell>
          <table:table-cell table:formula="of:=[.D117]" office:value-type="float" office:value="7.69250007452779" calcext:value-type="float">
            <text:p>7.69250007452779</text:p>
          </table:table-cell>
        </table:table-row>
        <table:table-row table:style-name="ro1">
          <table:table-cell office:value-type="float" office:value="1.85996253229211" calcext:value-type="float">
            <text:p>1.85996253229211</text:p>
          </table:table-cell>
          <table:table-cell table:formula="of:=16.6666666667 / [.A118]" office:value-type="float" office:value="8.96075398151217" calcext:value-type="float">
            <text:p>8.96075398151217</text:p>
          </table:table-cell>
          <table:table-cell table:formula="of:=[.C117]" office:value-type="float" office:value="0.03" calcext:value-type="float">
            <text:p>0.03</text:p>
          </table:table-cell>
          <table:table-cell table:formula="of:=IF(([.B118]&lt;20)  AND ([.B118]&gt;2); (1-[.C118])*[.D117]+[.C118]*[.B118]; [.D117])" office:value-type="float" office:value="7.73054769173732" calcext:value-type="float">
            <text:p>7.73054769173732</text:p>
          </table:table-cell>
          <table:table-cell/>
          <table:table-cell table:formula="of:=MIN([.B118];20)" office:value-type="float" office:value="8.96075398151217" calcext:value-type="float">
            <text:p>8.96075398151217</text:p>
          </table:table-cell>
          <table:table-cell table:formula="of:=[.D118]" office:value-type="float" office:value="7.73054769173732" calcext:value-type="float">
            <text:p>7.73054769173732</text:p>
          </table:table-cell>
        </table:table-row>
        <table:table-row table:style-name="ro1">
          <table:table-cell office:value-type="float" office:value="2.10622281329703" calcext:value-type="float">
            <text:p>2.10622281329703</text:p>
          </table:table-cell>
          <table:table-cell table:formula="of:=16.6666666667 / [.A119]" office:value-type="float" office:value="7.91305960674236" calcext:value-type="float">
            <text:p>7.91305960674236</text:p>
          </table:table-cell>
          <table:table-cell table:formula="of:=[.C118]" office:value-type="float" office:value="0.03" calcext:value-type="float">
            <text:p>0.03</text:p>
          </table:table-cell>
          <table:table-cell table:formula="of:=IF(([.B119]&lt;20)  AND ([.B119]&gt;2); (1-[.C119])*[.D118]+[.C119]*[.B119]; [.D118])" office:value-type="float" office:value="7.73602304918747" calcext:value-type="float">
            <text:p>7.73602304918747</text:p>
          </table:table-cell>
          <table:table-cell/>
          <table:table-cell table:formula="of:=MIN([.B119];20)" office:value-type="float" office:value="7.91305960674236" calcext:value-type="float">
            <text:p>7.91305960674236</text:p>
          </table:table-cell>
          <table:table-cell table:formula="of:=[.D119]" office:value-type="float" office:value="7.73602304918747" calcext:value-type="float">
            <text:p>7.73602304918747</text:p>
          </table:table-cell>
        </table:table-row>
        <table:table-row table:style-name="ro1">
          <table:table-cell office:value-type="float" office:value="2.29248427007152" calcext:value-type="float">
            <text:p>2.29248427007152</text:p>
          </table:table-cell>
          <table:table-cell table:formula="of:=16.6666666667 / [.A120]" office:value-type="float" office:value="7.2701334898058" calcext:value-type="float">
            <text:p>7.2701334898058</text:p>
          </table:table-cell>
          <table:table-cell table:formula="of:=[.C119]" office:value-type="float" office:value="0.03" calcext:value-type="float">
            <text:p>0.03</text:p>
          </table:table-cell>
          <table:table-cell table:formula="of:=IF(([.B120]&lt;20)  AND ([.B120]&gt;2); (1-[.C120])*[.D119]+[.C120]*[.B120]; [.D119])" office:value-type="float" office:value="7.72204636240602" calcext:value-type="float">
            <text:p>7.72204636240602</text:p>
          </table:table-cell>
          <table:table-cell/>
          <table:table-cell table:formula="of:=MIN([.B120];20)" office:value-type="float" office:value="7.2701334898058" calcext:value-type="float">
            <text:p>7.2701334898058</text:p>
          </table:table-cell>
          <table:table-cell table:formula="of:=[.D120]" office:value-type="float" office:value="7.72204636240602" calcext:value-type="float">
            <text:p>7.72204636240602</text:p>
          </table:table-cell>
        </table:table-row>
        <table:table-row table:style-name="ro1">
          <table:table-cell office:value-type="float" office:value="2.16936846600949" calcext:value-type="float">
            <text:p>2.16936846600949</text:p>
          </table:table-cell>
          <table:table-cell table:formula="of:=16.6666666667 / [.A121]" office:value-type="float" office:value="7.68272745171686" calcext:value-type="float">
            <text:p>7.68272745171686</text:p>
          </table:table-cell>
          <table:table-cell table:formula="of:=[.C120]" office:value-type="float" office:value="0.03" calcext:value-type="float">
            <text:p>0.03</text:p>
          </table:table-cell>
          <table:table-cell table:formula="of:=IF(([.B121]&lt;20)  AND ([.B121]&gt;2); (1-[.C121])*[.D120]+[.C121]*[.B121]; [.D120])" office:value-type="float" office:value="7.72086679508534" calcext:value-type="float">
            <text:p>7.72086679508534</text:p>
          </table:table-cell>
          <table:table-cell/>
          <table:table-cell table:formula="of:=MIN([.B121];20)" office:value-type="float" office:value="7.68272745171686" calcext:value-type="float">
            <text:p>7.68272745171686</text:p>
          </table:table-cell>
          <table:table-cell table:formula="of:=[.D121]" office:value-type="float" office:value="7.72086679508534" calcext:value-type="float">
            <text:p>7.72086679508534</text:p>
          </table:table-cell>
        </table:table-row>
        <table:table-row table:style-name="ro1">
          <table:table-cell office:value-type="float" office:value="2.1112254947487" calcext:value-type="float">
            <text:p>2.1112254947487</text:p>
          </table:table-cell>
          <table:table-cell table:formula="of:=16.6666666667 / [.A122]" office:value-type="float" office:value="7.89430911485078" calcext:value-type="float">
            <text:p>7.89430911485078</text:p>
          </table:table-cell>
          <table:table-cell table:formula="of:=[.C121]" office:value-type="float" office:value="0.03" calcext:value-type="float">
            <text:p>0.03</text:p>
          </table:table-cell>
          <table:table-cell table:formula="of:=IF(([.B122]&lt;20)  AND ([.B122]&gt;2); (1-[.C122])*[.D121]+[.C122]*[.B122]; [.D121])" office:value-type="float" office:value="7.72607006467831" calcext:value-type="float">
            <text:p>7.72607006467831</text:p>
          </table:table-cell>
          <table:table-cell/>
          <table:table-cell table:formula="of:=MIN([.B122];20)" office:value-type="float" office:value="7.89430911485078" calcext:value-type="float">
            <text:p>7.89430911485078</text:p>
          </table:table-cell>
          <table:table-cell table:formula="of:=[.D122]" office:value-type="float" office:value="7.72607006467831" calcext:value-type="float">
            <text:p>7.72607006467831</text:p>
          </table:table-cell>
        </table:table-row>
        <table:table-row table:style-name="ro1">
          <table:table-cell office:value-type="float" office:value="2.01776450096217" calcext:value-type="float">
            <text:p>2.01776450096217</text:p>
          </table:table-cell>
          <table:table-cell table:formula="of:=16.6666666667 / [.A123]" office:value-type="float" office:value="8.25996624420366" calcext:value-type="float">
            <text:p>8.25996624420366</text:p>
          </table:table-cell>
          <table:table-cell table:formula="of:=[.C122]" office:value-type="float" office:value="0.03" calcext:value-type="float">
            <text:p>0.03</text:p>
          </table:table-cell>
          <table:table-cell table:formula="of:=IF(([.B123]&lt;20)  AND ([.B123]&gt;2); (1-[.C123])*[.D122]+[.C123]*[.B123]; [.D122])" office:value-type="float" office:value="7.74208695006407" calcext:value-type="float">
            <text:p>7.74208695006407</text:p>
          </table:table-cell>
          <table:table-cell/>
          <table:table-cell table:formula="of:=MIN([.B123];20)" office:value-type="float" office:value="8.25996624420366" calcext:value-type="float">
            <text:p>8.25996624420366</text:p>
          </table:table-cell>
          <table:table-cell table:formula="of:=[.D123]" office:value-type="float" office:value="7.74208695006407" calcext:value-type="float">
            <text:p>7.74208695006407</text:p>
          </table:table-cell>
        </table:table-row>
        <table:table-row table:style-name="ro1">
          <table:table-cell office:value-type="float" office:value="2.12401181527991" calcext:value-type="float">
            <text:p>2.12401181527991</text:p>
          </table:table-cell>
          <table:table-cell table:formula="of:=16.6666666667 / [.A124]" office:value-type="float" office:value="7.84678623103782" calcext:value-type="float">
            <text:p>7.84678623103782</text:p>
          </table:table-cell>
          <table:table-cell table:formula="of:=[.C123]" office:value-type="float" office:value="0.03" calcext:value-type="float">
            <text:p>0.03</text:p>
          </table:table-cell>
          <table:table-cell table:formula="of:=IF(([.B124]&lt;20)  AND ([.B124]&gt;2); (1-[.C124])*[.D123]+[.C124]*[.B124]; [.D123])" office:value-type="float" office:value="7.74522792849328" calcext:value-type="float">
            <text:p>7.74522792849328</text:p>
          </table:table-cell>
          <table:table-cell/>
          <table:table-cell table:formula="of:=MIN([.B124];20)" office:value-type="float" office:value="7.84678623103782" calcext:value-type="float">
            <text:p>7.84678623103782</text:p>
          </table:table-cell>
          <table:table-cell table:formula="of:=[.D124]" office:value-type="float" office:value="7.74522792849328" calcext:value-type="float">
            <text:p>7.74522792849328</text:p>
          </table:table-cell>
        </table:table-row>
        <table:table-row table:style-name="ro1">
          <table:table-cell office:value-type="float" office:value="1.96117273711545" calcext:value-type="float">
            <text:p>1.96117273711545</text:p>
          </table:table-cell>
          <table:table-cell table:formula="of:=16.6666666667 / [.A125]" office:value-type="float" office:value="8.49831651811243" calcext:value-type="float">
            <text:p>8.49831651811243</text:p>
          </table:table-cell>
          <table:table-cell table:formula="of:=[.C124]" office:value-type="float" office:value="0.03" calcext:value-type="float">
            <text:p>0.03</text:p>
          </table:table-cell>
          <table:table-cell table:formula="of:=IF(([.B125]&lt;20)  AND ([.B125]&gt;2); (1-[.C125])*[.D124]+[.C125]*[.B125]; [.D124])" office:value-type="float" office:value="7.76782058618186" calcext:value-type="float">
            <text:p>7.76782058618186</text:p>
          </table:table-cell>
          <table:table-cell/>
          <table:table-cell table:formula="of:=MIN([.B125];20)" office:value-type="float" office:value="8.49831651811243" calcext:value-type="float">
            <text:p>8.49831651811243</text:p>
          </table:table-cell>
          <table:table-cell table:formula="of:=[.D125]" office:value-type="float" office:value="7.76782058618186" calcext:value-type="float">
            <text:p>7.76782058618186</text:p>
          </table:table-cell>
        </table:table-row>
        <table:table-row table:style-name="ro1">
          <table:table-cell office:value-type="float" office:value="1.93049321843146" calcext:value-type="float">
            <text:p>1.93049321843146</text:p>
          </table:table-cell>
          <table:table-cell table:formula="of:=16.6666666667 / [.A126]" office:value-type="float" office:value="8.63337229448638" calcext:value-type="float">
            <text:p>8.63337229448638</text:p>
          </table:table-cell>
          <table:table-cell table:formula="of:=[.C125]" office:value-type="float" office:value="0.03" calcext:value-type="float">
            <text:p>0.03</text:p>
          </table:table-cell>
          <table:table-cell table:formula="of:=IF(([.B126]&lt;20)  AND ([.B126]&gt;2); (1-[.C126])*[.D125]+[.C126]*[.B126]; [.D125])" office:value-type="float" office:value="7.79378713743099" calcext:value-type="float">
            <text:p>7.79378713743099</text:p>
          </table:table-cell>
          <table:table-cell/>
          <table:table-cell table:formula="of:=MIN([.B126];20)" office:value-type="float" office:value="8.63337229448638" calcext:value-type="float">
            <text:p>8.63337229448638</text:p>
          </table:table-cell>
          <table:table-cell table:formula="of:=[.D126]" office:value-type="float" office:value="7.79378713743099" calcext:value-type="float">
            <text:p>7.79378713743099</text:p>
          </table:table-cell>
        </table:table-row>
        <table:table-row table:style-name="ro1">
          <table:table-cell office:value-type="float" office:value="1.98317924809913" calcext:value-type="float">
            <text:p>1.98317924809913</text:p>
          </table:table-cell>
          <table:table-cell table:formula="of:=16.6666666667 / [.A127]" office:value-type="float" office:value="8.40401425270811" calcext:value-type="float">
            <text:p>8.40401425270811</text:p>
          </table:table-cell>
          <table:table-cell table:formula="of:=[.C126]" office:value-type="float" office:value="0.03" calcext:value-type="float">
            <text:p>0.03</text:p>
          </table:table-cell>
          <table:table-cell table:formula="of:=IF(([.B127]&lt;20)  AND ([.B127]&gt;2); (1-[.C127])*[.D126]+[.C127]*[.B127]; [.D126])" office:value-type="float" office:value="7.8120939508893" calcext:value-type="float">
            <text:p>7.8120939508893</text:p>
          </table:table-cell>
          <table:table-cell/>
          <table:table-cell table:formula="of:=MIN([.B127];20)" office:value-type="float" office:value="8.40401425270811" calcext:value-type="float">
            <text:p>8.40401425270811</text:p>
          </table:table-cell>
          <table:table-cell table:formula="of:=[.D127]" office:value-type="float" office:value="7.8120939508893" calcext:value-type="float">
            <text:p>7.8120939508893</text:p>
          </table:table-cell>
        </table:table-row>
        <table:table-row table:style-name="ro1">
          <table:table-cell office:value-type="float" office:value="1.93409031662448" calcext:value-type="float">
            <text:p>1.93409031662448</text:p>
          </table:table-cell>
          <table:table-cell table:formula="of:=16.6666666667 / [.A128]" office:value-type="float" office:value="8.61731560488236" calcext:value-type="float">
            <text:p>8.61731560488236</text:p>
          </table:table-cell>
          <table:table-cell table:formula="of:=[.C127]" office:value-type="float" office:value="0.03" calcext:value-type="float">
            <text:p>0.03</text:p>
          </table:table-cell>
          <table:table-cell table:formula="of:=IF(([.B128]&lt;20)  AND ([.B128]&gt;2); (1-[.C128])*[.D127]+[.C128]*[.B128]; [.D127])" office:value-type="float" office:value="7.8362506005091" calcext:value-type="float">
            <text:p>7.8362506005091</text:p>
          </table:table-cell>
          <table:table-cell/>
          <table:table-cell table:formula="of:=MIN([.B128];20)" office:value-type="float" office:value="8.61731560488236" calcext:value-type="float">
            <text:p>8.61731560488236</text:p>
          </table:table-cell>
          <table:table-cell table:formula="of:=[.D128]" office:value-type="float" office:value="7.8362506005091" calcext:value-type="float">
            <text:p>7.8362506005091</text:p>
          </table:table-cell>
        </table:table-row>
        <table:table-row table:style-name="ro1">
          <table:table-cell office:value-type="float" office:value="2.13927328148013" calcext:value-type="float">
            <text:p>2.13927328148013</text:p>
          </table:table-cell>
          <table:table-cell table:formula="of:=16.6666666667 / [.A129]" office:value-type="float" office:value="7.79080765930411" calcext:value-type="float">
            <text:p>7.79080765930411</text:p>
          </table:table-cell>
          <table:table-cell table:formula="of:=[.C128]" office:value-type="float" office:value="0.03" calcext:value-type="float">
            <text:p>0.03</text:p>
          </table:table-cell>
          <table:table-cell table:formula="of:=IF(([.B129]&lt;20)  AND ([.B129]&gt;2); (1-[.C129])*[.D128]+[.C129]*[.B129]; [.D128])" office:value-type="float" office:value="7.83488731227295" calcext:value-type="float">
            <text:p>7.83488731227295</text:p>
          </table:table-cell>
          <table:table-cell/>
          <table:table-cell table:formula="of:=MIN([.B129];20)" office:value-type="float" office:value="7.79080765930411" calcext:value-type="float">
            <text:p>7.79080765930411</text:p>
          </table:table-cell>
          <table:table-cell table:formula="of:=[.D129]" office:value-type="float" office:value="7.83488731227295" calcext:value-type="float">
            <text:p>7.83488731227295</text:p>
          </table:table-cell>
        </table:table-row>
        <table:table-row table:style-name="ro1">
          <table:table-cell office:value-type="float" office:value="2.05167077444324" calcext:value-type="float">
            <text:p>2.05167077444324</text:p>
          </table:table-cell>
          <table:table-cell table:formula="of:=16.6666666667 / [.A130]" office:value-type="float" office:value="8.12346058359329" calcext:value-type="float">
            <text:p>8.12346058359329</text:p>
          </table:table-cell>
          <table:table-cell table:formula="of:=[.C129]" office:value-type="float" office:value="0.03" calcext:value-type="float">
            <text:p>0.03</text:p>
          </table:table-cell>
          <table:table-cell table:formula="of:=IF(([.B130]&lt;20)  AND ([.B130]&gt;2); (1-[.C130])*[.D129]+[.C130]*[.B130]; [.D129])" office:value-type="float" office:value="7.84354451041256" calcext:value-type="float">
            <text:p>7.84354451041256</text:p>
          </table:table-cell>
          <table:table-cell/>
          <table:table-cell table:formula="of:=MIN([.B130];20)" office:value-type="float" office:value="8.12346058359329" calcext:value-type="float">
            <text:p>8.12346058359329</text:p>
          </table:table-cell>
          <table:table-cell table:formula="of:=[.D130]" office:value-type="float" office:value="7.84354451041256" calcext:value-type="float">
            <text:p>7.84354451041256</text:p>
          </table:table-cell>
        </table:table-row>
        <table:table-row table:style-name="ro1">
          <table:table-cell office:value-type="float" office:value="2.0826326653149" calcext:value-type="float">
            <text:p>2.0826326653149</text:p>
          </table:table-cell>
          <table:table-cell table:formula="of:=16.6666666667 / [.A131]" office:value-type="float" office:value="8.00269147040387" calcext:value-type="float">
            <text:p>8.00269147040387</text:p>
          </table:table-cell>
          <table:table-cell table:formula="of:=[.C130]" office:value-type="float" office:value="0.03" calcext:value-type="float">
            <text:p>0.03</text:p>
          </table:table-cell>
          <table:table-cell table:formula="of:=IF(([.B131]&lt;20)  AND ([.B131]&gt;2); (1-[.C131])*[.D130]+[.C131]*[.B131]; [.D130])" office:value-type="float" office:value="7.8483189192123" calcext:value-type="float">
            <text:p>7.8483189192123</text:p>
          </table:table-cell>
          <table:table-cell/>
          <table:table-cell table:formula="of:=MIN([.B131];20)" office:value-type="float" office:value="8.00269147040387" calcext:value-type="float">
            <text:p>8.00269147040387</text:p>
          </table:table-cell>
          <table:table-cell table:formula="of:=[.D131]" office:value-type="float" office:value="7.8483189192123" calcext:value-type="float">
            <text:p>7.8483189192123</text:p>
          </table:table-cell>
        </table:table-row>
        <table:table-row table:style-name="ro1">
          <table:table-cell office:value-type="float" office:value="1.90990505452653" calcext:value-type="float">
            <text:p>1.90990505452653</text:p>
          </table:table-cell>
          <table:table-cell table:formula="of:=16.6666666667 / [.A132]" office:value-type="float" office:value="8.72643727875347" calcext:value-type="float">
            <text:p>8.72643727875347</text:p>
          </table:table-cell>
          <table:table-cell table:formula="of:=[.C131]" office:value-type="float" office:value="0.03" calcext:value-type="float">
            <text:p>0.03</text:p>
          </table:table-cell>
          <table:table-cell table:formula="of:=IF(([.B132]&lt;20)  AND ([.B132]&gt;2); (1-[.C132])*[.D131]+[.C132]*[.B132]; [.D131])" office:value-type="float" office:value="7.87466246999853" calcext:value-type="float">
            <text:p>7.87466246999853</text:p>
          </table:table-cell>
          <table:table-cell/>
          <table:table-cell table:formula="of:=MIN([.B132];20)" office:value-type="float" office:value="8.72643727875347" calcext:value-type="float">
            <text:p>8.72643727875347</text:p>
          </table:table-cell>
          <table:table-cell table:formula="of:=[.D132]" office:value-type="float" office:value="7.87466246999853" calcext:value-type="float">
            <text:p>7.87466246999853</text:p>
          </table:table-cell>
        </table:table-row>
        <table:table-row table:style-name="ro1">
          <table:table-cell office:value-type="float" office:value="2.03683272862975" calcext:value-type="float">
            <text:p>2.03683272862975</text:p>
          </table:table-cell>
          <table:table-cell table:formula="of:=16.6666666667 / [.A133]" office:value-type="float" office:value="8.18263887477507" calcext:value-type="float">
            <text:p>8.18263887477507</text:p>
          </table:table-cell>
          <table:table-cell table:formula="of:=[.C132]" office:value-type="float" office:value="0.03" calcext:value-type="float">
            <text:p>0.03</text:p>
          </table:table-cell>
          <table:table-cell table:formula="of:=IF(([.B133]&lt;20)  AND ([.B133]&gt;2); (1-[.C133])*[.D132]+[.C133]*[.B133]; [.D132])" office:value-type="float" office:value="7.88390176214183" calcext:value-type="float">
            <text:p>7.88390176214183</text:p>
          </table:table-cell>
          <table:table-cell/>
          <table:table-cell table:formula="of:=MIN([.B133];20)" office:value-type="float" office:value="8.18263887477507" calcext:value-type="float">
            <text:p>8.18263887477507</text:p>
          </table:table-cell>
          <table:table-cell table:formula="of:=[.D133]" office:value-type="float" office:value="7.88390176214183" calcext:value-type="float">
            <text:p>7.88390176214183</text:p>
          </table:table-cell>
        </table:table-row>
        <table:table-row table:style-name="ro1">
          <table:table-cell office:value-type="float" office:value="1.83995377693985" calcext:value-type="float">
            <text:p>1.83995377693985</text:p>
          </table:table-cell>
          <table:table-cell table:formula="of:=16.6666666667 / [.A134]" office:value-type="float" office:value="9.05819856758544" calcext:value-type="float">
            <text:p>9.05819856758544</text:p>
          </table:table-cell>
          <table:table-cell table:formula="of:=[.C133]" office:value-type="float" office:value="0.03" calcext:value-type="float">
            <text:p>0.03</text:p>
          </table:table-cell>
          <table:table-cell table:formula="of:=IF(([.B134]&lt;20)  AND ([.B134]&gt;2); (1-[.C134])*[.D133]+[.C134]*[.B134]; [.D133])" office:value-type="float" office:value="7.91913066630513" calcext:value-type="float">
            <text:p>7.91913066630513</text:p>
          </table:table-cell>
          <table:table-cell/>
          <table:table-cell table:formula="of:=MIN([.B134];20)" office:value-type="float" office:value="9.05819856758544" calcext:value-type="float">
            <text:p>9.05819856758544</text:p>
          </table:table-cell>
          <table:table-cell table:formula="of:=[.D134]" office:value-type="float" office:value="7.91913066630513" calcext:value-type="float">
            <text:p>7.91913066630513</text:p>
          </table:table-cell>
        </table:table-row>
        <table:table-row table:style-name="ro1">
          <table:table-cell office:value-type="float" office:value="1.99684900564359" calcext:value-type="float">
            <text:p>1.99684900564359</text:p>
          </table:table-cell>
          <table:table-cell table:formula="of:=16.6666666667 / [.A135]" office:value-type="float" office:value="8.34648319407018" calcext:value-type="float">
            <text:p>8.34648319407018</text:p>
          </table:table-cell>
          <table:table-cell table:formula="of:=[.C134]" office:value-type="float" office:value="0.03" calcext:value-type="float">
            <text:p>0.03</text:p>
          </table:table-cell>
          <table:table-cell table:formula="of:=IF(([.B135]&lt;20)  AND ([.B135]&gt;2); (1-[.C135])*[.D134]+[.C135]*[.B135]; [.D134])" office:value-type="float" office:value="7.93195124213808" calcext:value-type="float">
            <text:p>7.93195124213808</text:p>
          </table:table-cell>
          <table:table-cell/>
          <table:table-cell table:formula="of:=MIN([.B135];20)" office:value-type="float" office:value="8.34648319407018" calcext:value-type="float">
            <text:p>8.34648319407018</text:p>
          </table:table-cell>
          <table:table-cell table:formula="of:=[.D135]" office:value-type="float" office:value="7.93195124213808" calcext:value-type="float">
            <text:p>7.93195124213808</text:p>
          </table:table-cell>
        </table:table-row>
        <table:table-row table:style-name="ro1">
          <table:table-cell office:value-type="float" office:value="2.17804083771899" calcext:value-type="float">
            <text:p>2.17804083771899</text:p>
          </table:table-cell>
          <table:table-cell table:formula="of:=16.6666666667 / [.A136]" office:value-type="float" office:value="7.6521369012321" calcext:value-type="float">
            <text:p>7.6521369012321</text:p>
          </table:table-cell>
          <table:table-cell table:formula="of:=[.C135]" office:value-type="float" office:value="0.03" calcext:value-type="float">
            <text:p>0.03</text:p>
          </table:table-cell>
          <table:table-cell table:formula="of:=IF(([.B136]&lt;20)  AND ([.B136]&gt;2); (1-[.C136])*[.D135]+[.C136]*[.B136]; [.D135])" office:value-type="float" office:value="7.9235568119109" calcext:value-type="float">
            <text:p>7.9235568119109</text:p>
          </table:table-cell>
          <table:table-cell/>
          <table:table-cell table:formula="of:=MIN([.B136];20)" office:value-type="float" office:value="7.6521369012321" calcext:value-type="float">
            <text:p>7.6521369012321</text:p>
          </table:table-cell>
          <table:table-cell table:formula="of:=[.D136]" office:value-type="float" office:value="7.9235568119109" calcext:value-type="float">
            <text:p>7.9235568119109</text:p>
          </table:table-cell>
        </table:table-row>
        <table:table-row table:style-name="ro1">
          <table:table-cell office:value-type="float" office:value="2.22757619420766" calcext:value-type="float">
            <text:p>2.22757619420766</text:p>
          </table:table-cell>
          <table:table-cell table:formula="of:=16.6666666667 / [.A137]" office:value-type="float" office:value="7.48197377492098" calcext:value-type="float">
            <text:p>7.48197377492098</text:p>
          </table:table-cell>
          <table:table-cell table:formula="of:=[.C136]" office:value-type="float" office:value="0.03" calcext:value-type="float">
            <text:p>0.03</text:p>
          </table:table-cell>
          <table:table-cell table:formula="of:=IF(([.B137]&lt;20)  AND ([.B137]&gt;2); (1-[.C137])*[.D136]+[.C137]*[.B137]; [.D136])" office:value-type="float" office:value="7.91030932080121" calcext:value-type="float">
            <text:p>7.91030932080121</text:p>
          </table:table-cell>
          <table:table-cell/>
          <table:table-cell table:formula="of:=MIN([.B137];20)" office:value-type="float" office:value="7.48197377492098" calcext:value-type="float">
            <text:p>7.48197377492098</text:p>
          </table:table-cell>
          <table:table-cell table:formula="of:=[.D137]" office:value-type="float" office:value="7.91030932080121" calcext:value-type="float">
            <text:p>7.91030932080121</text:p>
          </table:table-cell>
        </table:table-row>
        <table:table-row table:style-name="ro1">
          <table:table-cell office:value-type="float" office:value="2.38667208209705" calcext:value-type="float">
            <text:p>2.38667208209705</text:p>
          </table:table-cell>
          <table:table-cell table:formula="of:=16.6666666667 / [.A138]" office:value-type="float" office:value="6.98322437829658" calcext:value-type="float">
            <text:p>6.98322437829658</text:p>
          </table:table-cell>
          <table:table-cell table:formula="of:=[.C137]" office:value-type="float" office:value="0.03" calcext:value-type="float">
            <text:p>0.03</text:p>
          </table:table-cell>
          <table:table-cell table:formula="of:=IF(([.B138]&lt;20)  AND ([.B138]&gt;2); (1-[.C138])*[.D137]+[.C138]*[.B138]; [.D137])" office:value-type="float" office:value="7.88249677252607" calcext:value-type="float">
            <text:p>7.88249677252607</text:p>
          </table:table-cell>
          <table:table-cell/>
          <table:table-cell table:formula="of:=MIN([.B138];20)" office:value-type="float" office:value="6.98322437829658" calcext:value-type="float">
            <text:p>6.98322437829658</text:p>
          </table:table-cell>
          <table:table-cell table:formula="of:=[.D138]" office:value-type="float" office:value="7.88249677252607" calcext:value-type="float">
            <text:p>7.88249677252607</text:p>
          </table:table-cell>
        </table:table-row>
        <table:table-row table:style-name="ro1">
          <table:table-cell office:value-type="float" office:value="2.12434220019932" calcext:value-type="float">
            <text:p>2.12434220019932</text:p>
          </table:table-cell>
          <table:table-cell table:formula="of:=16.6666666667 / [.A139]" office:value-type="float" office:value="7.84556587217269" calcext:value-type="float">
            <text:p>7.84556587217269</text:p>
          </table:table-cell>
          <table:table-cell table:formula="of:=[.C138]" office:value-type="float" office:value="0.03" calcext:value-type="float">
            <text:p>0.03</text:p>
          </table:table-cell>
          <table:table-cell table:formula="of:=IF(([.B139]&lt;20)  AND ([.B139]&gt;2); (1-[.C139])*[.D138]+[.C139]*[.B139]; [.D138])" office:value-type="float" office:value="7.88138884551547" calcext:value-type="float">
            <text:p>7.88138884551547</text:p>
          </table:table-cell>
          <table:table-cell/>
          <table:table-cell table:formula="of:=MIN([.B139];20)" office:value-type="float" office:value="7.84556587217269" calcext:value-type="float">
            <text:p>7.84556587217269</text:p>
          </table:table-cell>
          <table:table-cell table:formula="of:=[.D139]" office:value-type="float" office:value="7.88138884551547" calcext:value-type="float">
            <text:p>7.88138884551547</text:p>
          </table:table-cell>
        </table:table-row>
        <table:table-row table:style-name="ro1">
          <table:table-cell office:value-type="float" office:value="1.32254194877396" calcext:value-type="float">
            <text:p>1.32254194877396</text:p>
          </table:table-cell>
          <table:table-cell table:formula="of:=16.6666666667 / [.A140]" office:value-type="float" office:value="12.601994728523" calcext:value-type="float">
            <text:p>12.601994728523</text:p>
          </table:table-cell>
          <table:table-cell table:formula="of:=[.C139]" office:value-type="float" office:value="0.03" calcext:value-type="float">
            <text:p>0.03</text:p>
          </table:table-cell>
          <table:table-cell table:formula="of:=IF(([.B140]&lt;20)  AND ([.B140]&gt;2); (1-[.C140])*[.D139]+[.C140]*[.B140]; [.D139])" office:value-type="float" office:value="8.02300702200569" calcext:value-type="float">
            <text:p>8.02300702200569</text:p>
          </table:table-cell>
          <table:table-cell/>
          <table:table-cell table:formula="of:=MIN([.B140];20)" office:value-type="float" office:value="12.601994728523" calcext:value-type="float">
            <text:p>12.601994728523</text:p>
          </table:table-cell>
          <table:table-cell table:formula="of:=[.D140]" office:value-type="float" office:value="8.02300702200569" calcext:value-type="float">
            <text:p>8.02300702200569</text:p>
          </table:table-cell>
        </table:table-row>
        <table:table-row table:style-name="ro1">
          <table:table-cell office:value-type="float" office:value="0.571783332958171" calcext:value-type="float">
            <text:p>0.571783332958171</text:p>
          </table:table-cell>
          <table:table-cell table:formula="of:=16.6666666667 / [.A141]" office:value-type="float" office:value="29.1485702818121" calcext:value-type="float">
            <text:p>29.1485702818121</text:p>
          </table:table-cell>
          <table:table-cell table:formula="of:=[.C140]" office:value-type="float" office:value="0.03" calcext:value-type="float">
            <text:p>0.03</text:p>
          </table:table-cell>
          <table:table-cell table:formula="of:=IF(([.B141]&lt;20)  AND ([.B141]&gt;2); (1-[.C141])*[.D140]+[.C141]*[.B141]; [.D140])" office:value-type="float" office:value="8.02300702200569" calcext:value-type="float">
            <text:p>8.02300702200569</text:p>
          </table:table-cell>
          <table:table-cell/>
          <table:table-cell table:formula="of:=MIN([.B141];20)" office:value-type="float" office:value="20" calcext:value-type="float">
            <text:p>20</text:p>
          </table:table-cell>
          <table:table-cell table:formula="of:=[.D141]" office:value-type="float" office:value="8.02300702200569" calcext:value-type="float">
            <text:p>8.02300702200569</text:p>
          </table:table-cell>
        </table:table-row>
        <table:table-row table:style-name="ro1">
          <table:table-cell office:value-type="float" office:value="2.05849468503239" calcext:value-type="float">
            <text:p>2.05849468503239</text:p>
          </table:table-cell>
          <table:table-cell table:formula="of:=16.6666666667 / [.A142]" office:value-type="float" office:value="8.09653130896364" calcext:value-type="float">
            <text:p>8.09653130896364</text:p>
          </table:table-cell>
          <table:table-cell table:formula="of:=[.C141]" office:value-type="float" office:value="0.03" calcext:value-type="float">
            <text:p>0.03</text:p>
          </table:table-cell>
          <table:table-cell table:formula="of:=IF(([.B142]&lt;20)  AND ([.B142]&gt;2); (1-[.C142])*[.D141]+[.C142]*[.B142]; [.D141])" office:value-type="float" office:value="8.02521275061443" calcext:value-type="float">
            <text:p>8.02521275061443</text:p>
          </table:table-cell>
          <table:table-cell/>
          <table:table-cell table:formula="of:=MIN([.B142];20)" office:value-type="float" office:value="8.09653130896364" calcext:value-type="float">
            <text:p>8.09653130896364</text:p>
          </table:table-cell>
          <table:table-cell table:formula="of:=[.D142]" office:value-type="float" office:value="8.02521275061443" calcext:value-type="float">
            <text:p>8.02521275061443</text:p>
          </table:table-cell>
        </table:table-row>
        <table:table-row table:style-name="ro1">
          <table:table-cell office:value-type="float" office:value="2.01032685487003" calcext:value-type="float">
            <text:p>2.01032685487003</text:p>
          </table:table-cell>
          <table:table-cell table:formula="of:=16.6666666667 / [.A143]" office:value-type="float" office:value="8.29052580495798" calcext:value-type="float">
            <text:p>8.29052580495798</text:p>
          </table:table-cell>
          <table:table-cell table:formula="of:=[.C142]" office:value-type="float" office:value="0.03" calcext:value-type="float">
            <text:p>0.03</text:p>
          </table:table-cell>
          <table:table-cell table:formula="of:=IF(([.B143]&lt;20)  AND ([.B143]&gt;2); (1-[.C143])*[.D142]+[.C143]*[.B143]; [.D142])" office:value-type="float" office:value="8.03317214224474" calcext:value-type="float">
            <text:p>8.03317214224474</text:p>
          </table:table-cell>
          <table:table-cell/>
          <table:table-cell table:formula="of:=MIN([.B143];20)" office:value-type="float" office:value="8.29052580495798" calcext:value-type="float">
            <text:p>8.29052580495798</text:p>
          </table:table-cell>
          <table:table-cell table:formula="of:=[.D143]" office:value-type="float" office:value="8.03317214224474" calcext:value-type="float">
            <text:p>8.03317214224474</text:p>
          </table:table-cell>
        </table:table-row>
        <table:table-row table:style-name="ro1">
          <table:table-cell office:value-type="float" office:value="1.93804331450561" calcext:value-type="float">
            <text:p>1.93804331450561</text:p>
          </table:table-cell>
          <table:table-cell table:formula="of:=16.6666666667 / [.A144]" office:value-type="float" office:value="8.59973899548866" calcext:value-type="float">
            <text:p>8.59973899548866</text:p>
          </table:table-cell>
          <table:table-cell table:formula="of:=[.C143]" office:value-type="float" office:value="0.03" calcext:value-type="float">
            <text:p>0.03</text:p>
          </table:table-cell>
          <table:table-cell table:formula="of:=IF(([.B144]&lt;20)  AND ([.B144]&gt;2); (1-[.C144])*[.D143]+[.C144]*[.B144]; [.D143])" office:value-type="float" office:value="8.05016914784205" calcext:value-type="float">
            <text:p>8.05016914784205</text:p>
          </table:table-cell>
          <table:table-cell/>
          <table:table-cell table:formula="of:=MIN([.B144];20)" office:value-type="float" office:value="8.59973899548866" calcext:value-type="float">
            <text:p>8.59973899548866</text:p>
          </table:table-cell>
          <table:table-cell table:formula="of:=[.D144]" office:value-type="float" office:value="8.05016914784205" calcext:value-type="float">
            <text:p>8.05016914784205</text:p>
          </table:table-cell>
        </table:table-row>
        <table:table-row table:style-name="ro1">
          <table:table-cell office:value-type="float" office:value="2.05024513243284" calcext:value-type="float">
            <text:p>2.05024513243284</text:p>
          </table:table-cell>
          <table:table-cell table:formula="of:=16.6666666667 / [.A145]" office:value-type="float" office:value="8.12910924798696" calcext:value-type="float">
            <text:p>8.12910924798696</text:p>
          </table:table-cell>
          <table:table-cell table:formula="of:=[.C144]" office:value-type="float" office:value="0.03" calcext:value-type="float">
            <text:p>0.03</text:p>
          </table:table-cell>
          <table:table-cell table:formula="of:=IF(([.B145]&lt;20)  AND ([.B145]&gt;2); (1-[.C145])*[.D144]+[.C145]*[.B145]; [.D144])" office:value-type="float" office:value="8.0525373508464" calcext:value-type="float">
            <text:p>8.0525373508464</text:p>
          </table:table-cell>
          <table:table-cell/>
          <table:table-cell table:formula="of:=MIN([.B145];20)" office:value-type="float" office:value="8.12910924798696" calcext:value-type="float">
            <text:p>8.12910924798696</text:p>
          </table:table-cell>
          <table:table-cell table:formula="of:=[.D145]" office:value-type="float" office:value="8.0525373508464" calcext:value-type="float">
            <text:p>8.0525373508464</text:p>
          </table:table-cell>
        </table:table-row>
        <table:table-row table:style-name="ro1">
          <table:table-cell office:value-type="float" office:value="1.81426591071508" calcext:value-type="float">
            <text:p>1.81426591071508</text:p>
          </table:table-cell>
          <table:table-cell table:formula="of:=16.6666666667 / [.A146]" office:value-type="float" office:value="9.18645197942948" calcext:value-type="float">
            <text:p>9.18645197942948</text:p>
          </table:table-cell>
          <table:table-cell table:formula="of:=[.C145]" office:value-type="float" office:value="0.03" calcext:value-type="float">
            <text:p>0.03</text:p>
          </table:table-cell>
          <table:table-cell table:formula="of:=IF(([.B146]&lt;20)  AND ([.B146]&gt;2); (1-[.C146])*[.D145]+[.C146]*[.B146]; [.D145])" office:value-type="float" office:value="8.08655478970389" calcext:value-type="float">
            <text:p>8.08655478970389</text:p>
          </table:table-cell>
          <table:table-cell/>
          <table:table-cell table:formula="of:=MIN([.B146];20)" office:value-type="float" office:value="9.18645197942948" calcext:value-type="float">
            <text:p>9.18645197942948</text:p>
          </table:table-cell>
          <table:table-cell table:formula="of:=[.D146]" office:value-type="float" office:value="8.08655478970389" calcext:value-type="float">
            <text:p>8.08655478970389</text:p>
          </table:table-cell>
        </table:table-row>
        <table:table-row table:style-name="ro1">
          <table:table-cell office:value-type="float" office:value="1.96871954196229" calcext:value-type="float">
            <text:p>1.96871954196229</text:p>
          </table:table-cell>
          <table:table-cell table:formula="of:=16.6666666667 / [.A147]" office:value-type="float" office:value="8.46573943695799" calcext:value-type="float">
            <text:p>8.46573943695799</text:p>
          </table:table-cell>
          <table:table-cell table:formula="of:=[.C146]" office:value-type="float" office:value="0.03" calcext:value-type="float">
            <text:p>0.03</text:p>
          </table:table-cell>
          <table:table-cell table:formula="of:=IF(([.B147]&lt;20)  AND ([.B147]&gt;2); (1-[.C147])*[.D146]+[.C147]*[.B147]; [.D146])" office:value-type="float" office:value="8.09793032912151" calcext:value-type="float">
            <text:p>8.09793032912151</text:p>
          </table:table-cell>
          <table:table-cell/>
          <table:table-cell table:formula="of:=MIN([.B147];20)" office:value-type="float" office:value="8.46573943695799" calcext:value-type="float">
            <text:p>8.46573943695799</text:p>
          </table:table-cell>
          <table:table-cell table:formula="of:=[.D147]" office:value-type="float" office:value="8.09793032912151" calcext:value-type="float">
            <text:p>8.09793032912151</text:p>
          </table:table-cell>
        </table:table-row>
        <table:table-row table:style-name="ro1">
          <table:table-cell office:value-type="float" office:value="1.99655823034126" calcext:value-type="float">
            <text:p>1.99655823034126</text:p>
          </table:table-cell>
          <table:table-cell table:formula="of:=16.6666666667 / [.A148]" office:value-type="float" office:value="8.34769876150882" calcext:value-type="float">
            <text:p>8.34769876150882</text:p>
          </table:table-cell>
          <table:table-cell table:formula="of:=[.C147]" office:value-type="float" office:value="0.03" calcext:value-type="float">
            <text:p>0.03</text:p>
          </table:table-cell>
          <table:table-cell table:formula="of:=IF(([.B148]&lt;20)  AND ([.B148]&gt;2); (1-[.C148])*[.D147]+[.C148]*[.B148]; [.D147])" office:value-type="float" office:value="8.10542338209313" calcext:value-type="float">
            <text:p>8.10542338209313</text:p>
          </table:table-cell>
          <table:table-cell/>
          <table:table-cell table:formula="of:=MIN([.B148];20)" office:value-type="float" office:value="8.34769876150882" calcext:value-type="float">
            <text:p>8.34769876150882</text:p>
          </table:table-cell>
          <table:table-cell table:formula="of:=[.D148]" office:value-type="float" office:value="8.10542338209313" calcext:value-type="float">
            <text:p>8.10542338209313</text:p>
          </table:table-cell>
        </table:table-row>
        <table:table-row table:style-name="ro1">
          <table:table-cell office:value-type="float" office:value="2.06670151814029" calcext:value-type="float">
            <text:p>2.06670151814029</text:p>
          </table:table-cell>
          <table:table-cell table:formula="of:=16.6666666667 / [.A149]" office:value-type="float" office:value="8.06438013443635" calcext:value-type="float">
            <text:p>8.06438013443635</text:p>
          </table:table-cell>
          <table:table-cell table:formula="of:=[.C148]" office:value-type="float" office:value="0.03" calcext:value-type="float">
            <text:p>0.03</text:p>
          </table:table-cell>
          <table:table-cell table:formula="of:=IF(([.B149]&lt;20)  AND ([.B149]&gt;2); (1-[.C149])*[.D148]+[.C149]*[.B149]; [.D148])" office:value-type="float" office:value="8.10419208466343" calcext:value-type="float">
            <text:p>8.10419208466343</text:p>
          </table:table-cell>
          <table:table-cell/>
          <table:table-cell table:formula="of:=MIN([.B149];20)" office:value-type="float" office:value="8.06438013443635" calcext:value-type="float">
            <text:p>8.06438013443635</text:p>
          </table:table-cell>
          <table:table-cell table:formula="of:=[.D149]" office:value-type="float" office:value="8.10419208466343" calcext:value-type="float">
            <text:p>8.10419208466343</text:p>
          </table:table-cell>
        </table:table-row>
        <table:table-row table:style-name="ro1">
          <table:table-cell office:value-type="float" office:value="1.88100263722563" calcext:value-type="float">
            <text:p>1.88100263722563</text:p>
          </table:table-cell>
          <table:table-cell table:formula="of:=16.6666666667 / [.A150]" office:value-type="float" office:value="8.86052275358972" calcext:value-type="float">
            <text:p>8.86052275358972</text:p>
          </table:table-cell>
          <table:table-cell table:formula="of:=[.C149]" office:value-type="float" office:value="0.03" calcext:value-type="float">
            <text:p>0.03</text:p>
          </table:table-cell>
          <table:table-cell table:formula="of:=IF(([.B150]&lt;20)  AND ([.B150]&gt;2); (1-[.C150])*[.D149]+[.C150]*[.B150]; [.D149])" office:value-type="float" office:value="8.12688200473122" calcext:value-type="float">
            <text:p>8.12688200473122</text:p>
          </table:table-cell>
          <table:table-cell/>
          <table:table-cell table:formula="of:=MIN([.B150];20)" office:value-type="float" office:value="8.86052275358972" calcext:value-type="float">
            <text:p>8.86052275358972</text:p>
          </table:table-cell>
          <table:table-cell table:formula="of:=[.D150]" office:value-type="float" office:value="8.12688200473122" calcext:value-type="float">
            <text:p>8.12688200473122</text:p>
          </table:table-cell>
        </table:table-row>
        <table:table-row table:style-name="ro1">
          <table:table-cell office:value-type="float" office:value="2.1261039540983" calcext:value-type="float">
            <text:p>2.1261039540983</text:p>
          </table:table-cell>
          <table:table-cell table:formula="of:=16.6666666667 / [.A151]" office:value-type="float" office:value="7.83906479952365" calcext:value-type="float">
            <text:p>7.83906479952365</text:p>
          </table:table-cell>
          <table:table-cell table:formula="of:=[.C150]" office:value-type="float" office:value="0.03" calcext:value-type="float">
            <text:p>0.03</text:p>
          </table:table-cell>
          <table:table-cell table:formula="of:=IF(([.B151]&lt;20)  AND ([.B151]&gt;2); (1-[.C151])*[.D150]+[.C151]*[.B151]; [.D150])" office:value-type="float" office:value="8.11824748857499" calcext:value-type="float">
            <text:p>8.11824748857499</text:p>
          </table:table-cell>
          <table:table-cell/>
          <table:table-cell table:formula="of:=MIN([.B151];20)" office:value-type="float" office:value="7.83906479952365" calcext:value-type="float">
            <text:p>7.83906479952365</text:p>
          </table:table-cell>
          <table:table-cell table:formula="of:=[.D151]" office:value-type="float" office:value="8.11824748857499" calcext:value-type="float">
            <text:p>8.11824748857499</text:p>
          </table:table-cell>
        </table:table-row>
        <table:table-row table:style-name="ro1">
          <table:table-cell office:value-type="float" office:value="1.94666648633064" calcext:value-type="float">
            <text:p>1.94666648633064</text:p>
          </table:table-cell>
          <table:table-cell table:formula="of:=16.6666666667 / [.A152]" office:value-type="float" office:value="8.56164462877038" calcext:value-type="float">
            <text:p>8.56164462877038</text:p>
          </table:table-cell>
          <table:table-cell table:formula="of:=[.C151]" office:value-type="float" office:value="0.03" calcext:value-type="float">
            <text:p>0.03</text:p>
          </table:table-cell>
          <table:table-cell table:formula="of:=IF(([.B152]&lt;20)  AND ([.B152]&gt;2); (1-[.C152])*[.D151]+[.C152]*[.B152]; [.D151])" office:value-type="float" office:value="8.13154940278085" calcext:value-type="float">
            <text:p>8.13154940278085</text:p>
          </table:table-cell>
          <table:table-cell/>
          <table:table-cell table:formula="of:=MIN([.B152];20)" office:value-type="float" office:value="8.56164462877038" calcext:value-type="float">
            <text:p>8.56164462877038</text:p>
          </table:table-cell>
          <table:table-cell table:formula="of:=[.D152]" office:value-type="float" office:value="8.13154940278085" calcext:value-type="float">
            <text:p>8.13154940278085</text:p>
          </table:table-cell>
        </table:table-row>
        <table:table-row table:style-name="ro1">
          <table:table-cell office:value-type="float" office:value="2.12469376715478" calcext:value-type="float">
            <text:p>2.12469376715478</text:p>
          </table:table-cell>
          <table:table-cell table:formula="of:=16.6666666667 / [.A153]" office:value-type="float" office:value="7.84426768899437" calcext:value-type="float">
            <text:p>7.84426768899437</text:p>
          </table:table-cell>
          <table:table-cell table:formula="of:=[.C152]" office:value-type="float" office:value="0.03" calcext:value-type="float">
            <text:p>0.03</text:p>
          </table:table-cell>
          <table:table-cell table:formula="of:=IF(([.B153]&lt;20)  AND ([.B153]&gt;2); (1-[.C153])*[.D152]+[.C153]*[.B153]; [.D152])" office:value-type="float" office:value="8.12293095136726" calcext:value-type="float">
            <text:p>8.12293095136726</text:p>
          </table:table-cell>
          <table:table-cell/>
          <table:table-cell table:formula="of:=MIN([.B153];20)" office:value-type="float" office:value="7.84426768899437" calcext:value-type="float">
            <text:p>7.84426768899437</text:p>
          </table:table-cell>
          <table:table-cell table:formula="of:=[.D153]" office:value-type="float" office:value="8.12293095136726" calcext:value-type="float">
            <text:p>8.12293095136726</text:p>
          </table:table-cell>
        </table:table-row>
        <table:table-row table:style-name="ro1">
          <table:table-cell office:value-type="float" office:value="1.87740786147664" calcext:value-type="float">
            <text:p>1.87740786147664</text:p>
          </table:table-cell>
          <table:table-cell table:formula="of:=16.6666666667 / [.A154]" office:value-type="float" office:value="8.87748848222631" calcext:value-type="float">
            <text:p>8.87748848222631</text:p>
          </table:table-cell>
          <table:table-cell table:formula="of:=[.C153]" office:value-type="float" office:value="0.03" calcext:value-type="float">
            <text:p>0.03</text:p>
          </table:table-cell>
          <table:table-cell table:formula="of:=IF(([.B154]&lt;20)  AND ([.B154]&gt;2); (1-[.C154])*[.D153]+[.C154]*[.B154]; [.D153])" office:value-type="float" office:value="8.14556767729303" calcext:value-type="float">
            <text:p>8.14556767729303</text:p>
          </table:table-cell>
          <table:table-cell/>
          <table:table-cell table:formula="of:=MIN([.B154];20)" office:value-type="float" office:value="8.87748848222631" calcext:value-type="float">
            <text:p>8.87748848222631</text:p>
          </table:table-cell>
          <table:table-cell table:formula="of:=[.D154]" office:value-type="float" office:value="8.14556767729303" calcext:value-type="float">
            <text:p>8.14556767729303</text:p>
          </table:table-cell>
        </table:table-row>
        <table:table-row table:style-name="ro1">
          <table:table-cell office:value-type="float" office:value="1.85297942879339" calcext:value-type="float">
            <text:p>1.85297942879339</text:p>
          </table:table-cell>
          <table:table-cell table:formula="of:=16.6666666667 / [.A155]" office:value-type="float" office:value="8.99452331079189" calcext:value-type="float">
            <text:p>8.99452331079189</text:p>
          </table:table-cell>
          <table:table-cell table:formula="of:=[.C154]" office:value-type="float" office:value="0.03" calcext:value-type="float">
            <text:p>0.03</text:p>
          </table:table-cell>
          <table:table-cell table:formula="of:=IF(([.B155]&lt;20)  AND ([.B155]&gt;2); (1-[.C155])*[.D154]+[.C155]*[.B155]; [.D154])" office:value-type="float" office:value="8.17103634629799" calcext:value-type="float">
            <text:p>8.17103634629799</text:p>
          </table:table-cell>
          <table:table-cell/>
          <table:table-cell table:formula="of:=MIN([.B155];20)" office:value-type="float" office:value="8.99452331079189" calcext:value-type="float">
            <text:p>8.99452331079189</text:p>
          </table:table-cell>
          <table:table-cell table:formula="of:=[.D155]" office:value-type="float" office:value="8.17103634629799" calcext:value-type="float">
            <text:p>8.17103634629799</text:p>
          </table:table-cell>
        </table:table-row>
        <table:table-row table:style-name="ro1">
          <table:table-cell office:value-type="float" office:value="1.88304620052387" calcext:value-type="float">
            <text:p>1.88304620052387</text:p>
          </table:table-cell>
          <table:table-cell table:formula="of:=16.6666666667 / [.A156]" office:value-type="float" office:value="8.85090693051679" calcext:value-type="float">
            <text:p>8.85090693051679</text:p>
          </table:table-cell>
          <table:table-cell table:formula="of:=[.C155]" office:value-type="float" office:value="0.03" calcext:value-type="float">
            <text:p>0.03</text:p>
          </table:table-cell>
          <table:table-cell table:formula="of:=IF(([.B156]&lt;20)  AND ([.B156]&gt;2); (1-[.C156])*[.D155]+[.C156]*[.B156]; [.D155])" office:value-type="float" office:value="8.19143246382456" calcext:value-type="float">
            <text:p>8.19143246382456</text:p>
          </table:table-cell>
          <table:table-cell/>
          <table:table-cell table:formula="of:=MIN([.B156];20)" office:value-type="float" office:value="8.85090693051679" calcext:value-type="float">
            <text:p>8.85090693051679</text:p>
          </table:table-cell>
          <table:table-cell table:formula="of:=[.D156]" office:value-type="float" office:value="8.19143246382456" calcext:value-type="float">
            <text:p>8.19143246382456</text:p>
          </table:table-cell>
        </table:table-row>
        <table:table-row table:style-name="ro1">
          <table:table-cell office:value-type="float" office:value="2.12380100404309" calcext:value-type="float">
            <text:p>2.12380100404309</text:p>
          </table:table-cell>
          <table:table-cell table:formula="of:=16.6666666667 / [.A157]" office:value-type="float" office:value="7.84756511319639" calcext:value-type="float">
            <text:p>7.84756511319639</text:p>
          </table:table-cell>
          <table:table-cell table:formula="of:=[.C156]" office:value-type="float" office:value="0.03" calcext:value-type="float">
            <text:p>0.03</text:p>
          </table:table-cell>
          <table:table-cell table:formula="of:=IF(([.B157]&lt;20)  AND ([.B157]&gt;2); (1-[.C157])*[.D156]+[.C157]*[.B157]; [.D156])" office:value-type="float" office:value="8.18111644330571" calcext:value-type="float">
            <text:p>8.18111644330571</text:p>
          </table:table-cell>
          <table:table-cell/>
          <table:table-cell table:formula="of:=MIN([.B157];20)" office:value-type="float" office:value="7.84756511319639" calcext:value-type="float">
            <text:p>7.84756511319639</text:p>
          </table:table-cell>
          <table:table-cell table:formula="of:=[.D157]" office:value-type="float" office:value="8.18111644330571" calcext:value-type="float">
            <text:p>8.18111644330571</text:p>
          </table:table-cell>
        </table:table-row>
        <table:table-row table:style-name="ro1">
          <table:table-cell office:value-type="float" office:value="2.17134596132731" calcext:value-type="float">
            <text:p>2.17134596132731</text:p>
          </table:table-cell>
          <table:table-cell table:formula="of:=16.6666666667 / [.A158]" office:value-type="float" office:value="7.67573061296595" calcext:value-type="float">
            <text:p>7.67573061296595</text:p>
          </table:table-cell>
          <table:table-cell table:formula="of:=[.C157]" office:value-type="float" office:value="0.03" calcext:value-type="float">
            <text:p>0.03</text:p>
          </table:table-cell>
          <table:table-cell table:formula="of:=IF(([.B158]&lt;20)  AND ([.B158]&gt;2); (1-[.C158])*[.D157]+[.C158]*[.B158]; [.D157])" office:value-type="float" office:value="8.16595486839552" calcext:value-type="float">
            <text:p>8.16595486839552</text:p>
          </table:table-cell>
          <table:table-cell/>
          <table:table-cell table:formula="of:=MIN([.B158];20)" office:value-type="float" office:value="7.67573061296595" calcext:value-type="float">
            <text:p>7.67573061296595</text:p>
          </table:table-cell>
          <table:table-cell table:formula="of:=[.D158]" office:value-type="float" office:value="8.16595486839552" calcext:value-type="float">
            <text:p>8.16595486839552</text:p>
          </table:table-cell>
        </table:table-row>
        <table:table-row table:style-name="ro1">
          <table:table-cell office:value-type="float" office:value="1.94208797873554" calcext:value-type="float">
            <text:p>1.94208797873554</text:p>
          </table:table-cell>
          <table:table-cell table:formula="of:=16.6666666667 / [.A159]" office:value-type="float" office:value="8.58182886109588" calcext:value-type="float">
            <text:p>8.58182886109588</text:p>
          </table:table-cell>
          <table:table-cell table:formula="of:=[.C158]" office:value-type="float" office:value="0.03" calcext:value-type="float">
            <text:p>0.03</text:p>
          </table:table-cell>
          <table:table-cell table:formula="of:=IF(([.B159]&lt;20)  AND ([.B159]&gt;2); (1-[.C159])*[.D158]+[.C159]*[.B159]; [.D158])" office:value-type="float" office:value="8.17843108817653" calcext:value-type="float">
            <text:p>8.17843108817653</text:p>
          </table:table-cell>
          <table:table-cell/>
          <table:table-cell table:formula="of:=MIN([.B159];20)" office:value-type="float" office:value="8.58182886109588" calcext:value-type="float">
            <text:p>8.58182886109588</text:p>
          </table:table-cell>
          <table:table-cell table:formula="of:=[.D159]" office:value-type="float" office:value="8.17843108817653" calcext:value-type="float">
            <text:p>8.17843108817653</text:p>
          </table:table-cell>
        </table:table-row>
        <table:table-row table:style-name="ro1">
          <table:table-cell office:value-type="float" office:value="2.03036343978412" calcext:value-type="float">
            <text:p>2.03036343978412</text:p>
          </table:table-cell>
          <table:table-cell table:formula="of:=16.6666666667 / [.A160]" office:value-type="float" office:value="8.20871098253823" calcext:value-type="float">
            <text:p>8.20871098253823</text:p>
          </table:table-cell>
          <table:table-cell table:formula="of:=[.C159]" office:value-type="float" office:value="0.03" calcext:value-type="float">
            <text:p>0.03</text:p>
          </table:table-cell>
          <table:table-cell table:formula="of:=IF(([.B160]&lt;20)  AND ([.B160]&gt;2); (1-[.C160])*[.D159]+[.C160]*[.B160]; [.D159])" office:value-type="float" office:value="8.17933948500738" calcext:value-type="float">
            <text:p>8.17933948500738</text:p>
          </table:table-cell>
          <table:table-cell/>
          <table:table-cell table:formula="of:=MIN([.B160];20)" office:value-type="float" office:value="8.20871098253823" calcext:value-type="float">
            <text:p>8.20871098253823</text:p>
          </table:table-cell>
          <table:table-cell table:formula="of:=[.D160]" office:value-type="float" office:value="8.17933948500738" calcext:value-type="float">
            <text:p>8.17933948500738</text:p>
          </table:table-cell>
        </table:table-row>
        <table:table-row table:style-name="ro1">
          <table:table-cell office:value-type="float" office:value="1.99944763199713" calcext:value-type="float">
            <text:p>1.99944763199713</text:p>
          </table:table-cell>
          <table:table-cell table:formula="of:=16.6666666667 / [.A161]" office:value-type="float" office:value="8.33563550251758" calcext:value-type="float">
            <text:p>8.33563550251758</text:p>
          </table:table-cell>
          <table:table-cell table:formula="of:=[.C160]" office:value-type="float" office:value="0.03" calcext:value-type="float">
            <text:p>0.03</text:p>
          </table:table-cell>
          <table:table-cell table:formula="of:=IF(([.B161]&lt;20)  AND ([.B161]&gt;2); (1-[.C161])*[.D160]+[.C161]*[.B161]; [.D160])" office:value-type="float" office:value="8.18402836553269" calcext:value-type="float">
            <text:p>8.18402836553269</text:p>
          </table:table-cell>
          <table:table-cell/>
          <table:table-cell table:formula="of:=MIN([.B161];20)" office:value-type="float" office:value="8.33563550251758" calcext:value-type="float">
            <text:p>8.33563550251758</text:p>
          </table:table-cell>
          <table:table-cell table:formula="of:=[.D161]" office:value-type="float" office:value="8.18402836553269" calcext:value-type="float">
            <text:p>8.18402836553269</text:p>
          </table:table-cell>
        </table:table-row>
        <table:table-row table:style-name="ro1">
          <table:table-cell office:value-type="float" office:value="1.77934574926605" calcext:value-type="float">
            <text:p>1.77934574926605</text:p>
          </table:table-cell>
          <table:table-cell table:formula="of:=16.6666666667 / [.A162]" office:value-type="float" office:value="9.36673868671939" calcext:value-type="float">
            <text:p>9.36673868671939</text:p>
          </table:table-cell>
          <table:table-cell table:formula="of:=[.C161]" office:value-type="float" office:value="0.03" calcext:value-type="float">
            <text:p>0.03</text:p>
          </table:table-cell>
          <table:table-cell table:formula="of:=IF(([.B162]&lt;20)  AND ([.B162]&gt;2); (1-[.C162])*[.D161]+[.C162]*[.B162]; [.D161])" office:value-type="float" office:value="8.21950967516829" calcext:value-type="float">
            <text:p>8.21950967516829</text:p>
          </table:table-cell>
          <table:table-cell/>
          <table:table-cell table:formula="of:=MIN([.B162];20)" office:value-type="float" office:value="9.36673868671939" calcext:value-type="float">
            <text:p>9.36673868671939</text:p>
          </table:table-cell>
          <table:table-cell table:formula="of:=[.D162]" office:value-type="float" office:value="8.21950967516829" calcext:value-type="float">
            <text:p>8.21950967516829</text:p>
          </table:table-cell>
        </table:table-row>
        <table:table-row table:style-name="ro1">
          <table:table-cell office:value-type="float" office:value="1.89498529405625" calcext:value-type="float">
            <text:p>1.89498529405625</text:p>
          </table:table-cell>
          <table:table-cell table:formula="of:=16.6666666667 / [.A163]" office:value-type="float" office:value="8.79514301191474" calcext:value-type="float">
            <text:p>8.79514301191474</text:p>
          </table:table-cell>
          <table:table-cell table:formula="of:=[.C162]" office:value-type="float" office:value="0.03" calcext:value-type="float">
            <text:p>0.03</text:p>
          </table:table-cell>
          <table:table-cell table:formula="of:=IF(([.B163]&lt;20)  AND ([.B163]&gt;2); (1-[.C163])*[.D162]+[.C163]*[.B163]; [.D162])" office:value-type="float" office:value="8.23677867527068" calcext:value-type="float">
            <text:p>8.23677867527068</text:p>
          </table:table-cell>
          <table:table-cell/>
          <table:table-cell table:formula="of:=MIN([.B163];20)" office:value-type="float" office:value="8.79514301191474" calcext:value-type="float">
            <text:p>8.79514301191474</text:p>
          </table:table-cell>
          <table:table-cell table:formula="of:=[.D163]" office:value-type="float" office:value="8.23677867527068" calcext:value-type="float">
            <text:p>8.23677867527068</text:p>
          </table:table-cell>
        </table:table-row>
        <table:table-row table:style-name="ro1">
          <table:table-cell office:value-type="float" office:value="2.12980762932016" calcext:value-type="float">
            <text:p>2.12980762932016</text:p>
          </table:table-cell>
          <table:table-cell table:formula="of:=16.6666666667 / [.A164]" office:value-type="float" office:value="7.82543288757962" calcext:value-type="float">
            <text:p>7.82543288757962</text:p>
          </table:table-cell>
          <table:table-cell table:formula="of:=[.C163]" office:value-type="float" office:value="0.03" calcext:value-type="float">
            <text:p>0.03</text:p>
          </table:table-cell>
          <table:table-cell table:formula="of:=IF(([.B164]&lt;20)  AND ([.B164]&gt;2); (1-[.C164])*[.D163]+[.C164]*[.B164]; [.D163])" office:value-type="float" office:value="8.22443830163995" calcext:value-type="float">
            <text:p>8.22443830163995</text:p>
          </table:table-cell>
          <table:table-cell/>
          <table:table-cell table:formula="of:=MIN([.B164];20)" office:value-type="float" office:value="7.82543288757962" calcext:value-type="float">
            <text:p>7.82543288757962</text:p>
          </table:table-cell>
          <table:table-cell table:formula="of:=[.D164]" office:value-type="float" office:value="8.22443830163995" calcext:value-type="float">
            <text:p>8.22443830163995</text:p>
          </table:table-cell>
        </table:table-row>
        <table:table-row table:style-name="ro1">
          <table:table-cell office:value-type="float" office:value="2.21785604995661" calcext:value-type="float">
            <text:p>2.21785604995661</text:p>
          </table:table-cell>
          <table:table-cell table:formula="of:=16.6666666667 / [.A165]" office:value-type="float" office:value="7.51476484103921" calcext:value-type="float">
            <text:p>7.51476484103921</text:p>
          </table:table-cell>
          <table:table-cell table:formula="of:=[.C164]" office:value-type="float" office:value="0.03" calcext:value-type="float">
            <text:p>0.03</text:p>
          </table:table-cell>
          <table:table-cell table:formula="of:=IF(([.B165]&lt;20)  AND ([.B165]&gt;2); (1-[.C165])*[.D164]+[.C165]*[.B165]; [.D164])" office:value-type="float" office:value="8.20314809782193" calcext:value-type="float">
            <text:p>8.20314809782193</text:p>
          </table:table-cell>
          <table:table-cell/>
          <table:table-cell table:formula="of:=MIN([.B165];20)" office:value-type="float" office:value="7.51476484103921" calcext:value-type="float">
            <text:p>7.51476484103921</text:p>
          </table:table-cell>
          <table:table-cell table:formula="of:=[.D165]" office:value-type="float" office:value="8.20314809782193" calcext:value-type="float">
            <text:p>8.20314809782193</text:p>
          </table:table-cell>
        </table:table-row>
        <table:table-row table:style-name="ro1">
          <table:table-cell office:value-type="float" office:value="2.13809501858628" calcext:value-type="float">
            <text:p>2.13809501858628</text:p>
          </table:table-cell>
          <table:table-cell table:formula="of:=16.6666666667 / [.A166]" office:value-type="float" office:value="7.79510102302193" calcext:value-type="float">
            <text:p>7.79510102302193</text:p>
          </table:table-cell>
          <table:table-cell table:formula="of:=[.C165]" office:value-type="float" office:value="0.03" calcext:value-type="float">
            <text:p>0.03</text:p>
          </table:table-cell>
          <table:table-cell table:formula="of:=IF(([.B166]&lt;20)  AND ([.B166]&gt;2); (1-[.C166])*[.D165]+[.C166]*[.B166]; [.D165])" office:value-type="float" office:value="8.19090668557793" calcext:value-type="float">
            <text:p>8.19090668557793</text:p>
          </table:table-cell>
          <table:table-cell/>
          <table:table-cell table:formula="of:=MIN([.B166];20)" office:value-type="float" office:value="7.79510102302193" calcext:value-type="float">
            <text:p>7.79510102302193</text:p>
          </table:table-cell>
          <table:table-cell table:formula="of:=[.D166]" office:value-type="float" office:value="8.19090668557793" calcext:value-type="float">
            <text:p>8.19090668557793</text:p>
          </table:table-cell>
        </table:table-row>
        <table:table-row table:style-name="ro1">
          <table:table-cell office:value-type="float" office:value="2.10654288003853" calcext:value-type="float">
            <text:p>2.10654288003853</text:p>
          </table:table-cell>
          <table:table-cell table:formula="of:=16.6666666667 / [.A167]" office:value-type="float" office:value="7.91185730166346" calcext:value-type="float">
            <text:p>7.91185730166346</text:p>
          </table:table-cell>
          <table:table-cell table:formula="of:=[.C166]" office:value-type="float" office:value="0.03" calcext:value-type="float">
            <text:p>0.03</text:p>
          </table:table-cell>
          <table:table-cell table:formula="of:=IF(([.B167]&lt;20)  AND ([.B167]&gt;2); (1-[.C167])*[.D166]+[.C167]*[.B167]; [.D166])" office:value-type="float" office:value="8.18253520406049" calcext:value-type="float">
            <text:p>8.18253520406049</text:p>
          </table:table-cell>
          <table:table-cell/>
          <table:table-cell table:formula="of:=MIN([.B167];20)" office:value-type="float" office:value="7.91185730166346" calcext:value-type="float">
            <text:p>7.91185730166346</text:p>
          </table:table-cell>
          <table:table-cell table:formula="of:=[.D167]" office:value-type="float" office:value="8.18253520406049" calcext:value-type="float">
            <text:p>8.18253520406049</text:p>
          </table:table-cell>
        </table:table-row>
        <table:table-row table:style-name="ro1">
          <table:table-cell office:value-type="float" office:value="1.98517401832349" calcext:value-type="float">
            <text:p>1.98517401832349</text:p>
          </table:table-cell>
          <table:table-cell table:formula="of:=16.6666666667 / [.A168]" office:value-type="float" office:value="8.39556961398038" calcext:value-type="float">
            <text:p>8.39556961398038</text:p>
          </table:table-cell>
          <table:table-cell table:formula="of:=[.C167]" office:value-type="float" office:value="0.03" calcext:value-type="float">
            <text:p>0.03</text:p>
          </table:table-cell>
          <table:table-cell table:formula="of:=IF(([.B168]&lt;20)  AND ([.B168]&gt;2); (1-[.C168])*[.D167]+[.C168]*[.B168]; [.D167])" office:value-type="float" office:value="8.18892623635809" calcext:value-type="float">
            <text:p>8.18892623635809</text:p>
          </table:table-cell>
          <table:table-cell/>
          <table:table-cell table:formula="of:=MIN([.B168];20)" office:value-type="float" office:value="8.39556961398038" calcext:value-type="float">
            <text:p>8.39556961398038</text:p>
          </table:table-cell>
          <table:table-cell table:formula="of:=[.D168]" office:value-type="float" office:value="8.18892623635809" calcext:value-type="float">
            <text:p>8.18892623635809</text:p>
          </table:table-cell>
        </table:table-row>
        <table:table-row table:style-name="ro1">
          <table:table-cell office:value-type="float" office:value="2.14752466222058" calcext:value-type="float">
            <text:p>2.14752466222058</text:p>
          </table:table-cell>
          <table:table-cell table:formula="of:=16.6666666667 / [.A169]" office:value-type="float" office:value="7.76087323228519" calcext:value-type="float">
            <text:p>7.76087323228519</text:p>
          </table:table-cell>
          <table:table-cell table:formula="of:=[.C168]" office:value-type="float" office:value="0.03" calcext:value-type="float">
            <text:p>0.03</text:p>
          </table:table-cell>
          <table:table-cell table:formula="of:=IF(([.B169]&lt;20)  AND ([.B169]&gt;2); (1-[.C169])*[.D168]+[.C169]*[.B169]; [.D168])" office:value-type="float" office:value="8.1760846462359" calcext:value-type="float">
            <text:p>8.1760846462359</text:p>
          </table:table-cell>
          <table:table-cell/>
          <table:table-cell table:formula="of:=MIN([.B169];20)" office:value-type="float" office:value="7.76087323228519" calcext:value-type="float">
            <text:p>7.76087323228519</text:p>
          </table:table-cell>
          <table:table-cell table:formula="of:=[.D169]" office:value-type="float" office:value="8.1760846462359" calcext:value-type="float">
            <text:p>8.1760846462359</text:p>
          </table:table-cell>
        </table:table-row>
        <table:table-row table:style-name="ro1">
          <table:table-cell office:value-type="float" office:value="1.42436969481637" calcext:value-type="float">
            <text:p>1.42436969481637</text:p>
          </table:table-cell>
          <table:table-cell table:formula="of:=16.6666666667 / [.A170]" office:value-type="float" office:value="11.7010820486802" calcext:value-type="float">
            <text:p>11.7010820486802</text:p>
          </table:table-cell>
          <table:table-cell table:formula="of:=[.C169]" office:value-type="float" office:value="0.03" calcext:value-type="float">
            <text:p>0.03</text:p>
          </table:table-cell>
          <table:table-cell table:formula="of:=IF(([.B170]&lt;20)  AND ([.B170]&gt;2); (1-[.C170])*[.D169]+[.C170]*[.B170]; [.D169])" office:value-type="float" office:value="8.28183456830923" calcext:value-type="float">
            <text:p>8.28183456830923</text:p>
          </table:table-cell>
          <table:table-cell/>
          <table:table-cell table:formula="of:=MIN([.B170];20)" office:value-type="float" office:value="11.7010820486802" calcext:value-type="float">
            <text:p>11.7010820486802</text:p>
          </table:table-cell>
          <table:table-cell table:formula="of:=[.D170]" office:value-type="float" office:value="8.28183456830923" calcext:value-type="float">
            <text:p>8.28183456830923</text:p>
          </table:table-cell>
        </table:table-row>
        <table:table-row table:style-name="ro1">
          <table:table-cell office:value-type="float" office:value="0.620944857582899" calcext:value-type="float">
            <text:p>0.620944857582899</text:p>
          </table:table-cell>
          <table:table-cell table:formula="of:=16.6666666667 / [.A171]" office:value-type="float" office:value="26.8408159970548" calcext:value-type="float">
            <text:p>26.8408159970548</text:p>
          </table:table-cell>
          <table:table-cell table:formula="of:=[.C170]" office:value-type="float" office:value="0.03" calcext:value-type="float">
            <text:p>0.03</text:p>
          </table:table-cell>
          <table:table-cell table:formula="of:=IF(([.B171]&lt;20)  AND ([.B171]&gt;2); (1-[.C171])*[.D170]+[.C171]*[.B171]; [.D170])" office:value-type="float" office:value="8.28183456830923" calcext:value-type="float">
            <text:p>8.28183456830923</text:p>
          </table:table-cell>
          <table:table-cell/>
          <table:table-cell table:formula="of:=MIN([.B171];20)" office:value-type="float" office:value="20" calcext:value-type="float">
            <text:p>20</text:p>
          </table:table-cell>
          <table:table-cell table:formula="of:=[.D171]" office:value-type="float" office:value="8.28183456830923" calcext:value-type="float">
            <text:p>8.28183456830923</text:p>
          </table:table-cell>
        </table:table-row>
        <table:table-row table:style-name="ro1">
          <table:table-cell office:value-type="float" office:value="1.41053967193769" calcext:value-type="float">
            <text:p>1.41053967193769</text:p>
          </table:table-cell>
          <table:table-cell table:formula="of:=16.6666666667 / [.A172]" office:value-type="float" office:value="11.8158085151938" calcext:value-type="float">
            <text:p>11.8158085151938</text:p>
          </table:table-cell>
          <table:table-cell table:formula="of:=[.C171]" office:value-type="float" office:value="0.03" calcext:value-type="float">
            <text:p>0.03</text:p>
          </table:table-cell>
          <table:table-cell table:formula="of:=IF(([.B172]&lt;20)  AND ([.B172]&gt;2); (1-[.C172])*[.D171]+[.C172]*[.B172]; [.D171])" office:value-type="float" office:value="8.38785378671577" calcext:value-type="float">
            <text:p>8.38785378671577</text:p>
          </table:table-cell>
          <table:table-cell/>
          <table:table-cell table:formula="of:=MIN([.B172];20)" office:value-type="float" office:value="11.8158085151938" calcext:value-type="float">
            <text:p>11.8158085151938</text:p>
          </table:table-cell>
          <table:table-cell table:formula="of:=[.D172]" office:value-type="float" office:value="8.38785378671577" calcext:value-type="float">
            <text:p>8.38785378671577</text:p>
          </table:table-cell>
        </table:table-row>
        <table:table-row table:style-name="ro1">
          <table:table-cell office:value-type="float" office:value="1.93622832287709" calcext:value-type="float">
            <text:p>1.93622832287709</text:p>
          </table:table-cell>
          <table:table-cell table:formula="of:=16.6666666667 / [.A173]" office:value-type="float" office:value="8.60780026290217" calcext:value-type="float">
            <text:p>8.60780026290217</text:p>
          </table:table-cell>
          <table:table-cell table:formula="of:=[.C172]" office:value-type="float" office:value="0.03" calcext:value-type="float">
            <text:p>0.03</text:p>
          </table:table-cell>
          <table:table-cell table:formula="of:=IF(([.B173]&lt;20)  AND ([.B173]&gt;2); (1-[.C173])*[.D172]+[.C173]*[.B173]; [.D172])" office:value-type="float" office:value="8.39445218100136" calcext:value-type="float">
            <text:p>8.39445218100136</text:p>
          </table:table-cell>
          <table:table-cell/>
          <table:table-cell table:formula="of:=MIN([.B173];20)" office:value-type="float" office:value="8.60780026290217" calcext:value-type="float">
            <text:p>8.60780026290217</text:p>
          </table:table-cell>
          <table:table-cell table:formula="of:=[.D173]" office:value-type="float" office:value="8.39445218100136" calcext:value-type="float">
            <text:p>8.39445218100136</text:p>
          </table:table-cell>
        </table:table-row>
        <table:table-row table:style-name="ro1">
          <table:table-cell office:value-type="float" office:value="2.143348364128" calcext:value-type="float">
            <text:p>2.143348364128</text:p>
          </table:table-cell>
          <table:table-cell table:formula="of:=16.6666666667 / [.A174]" office:value-type="float" office:value="7.77599523513794" calcext:value-type="float">
            <text:p>7.77599523513794</text:p>
          </table:table-cell>
          <table:table-cell table:formula="of:=[.C173]" office:value-type="float" office:value="0.03" calcext:value-type="float">
            <text:p>0.03</text:p>
          </table:table-cell>
          <table:table-cell table:formula="of:=IF(([.B174]&lt;20)  AND ([.B174]&gt;2); (1-[.C174])*[.D173]+[.C174]*[.B174]; [.D173])" office:value-type="float" office:value="8.37589847262546" calcext:value-type="float">
            <text:p>8.37589847262546</text:p>
          </table:table-cell>
          <table:table-cell/>
          <table:table-cell table:formula="of:=MIN([.B174];20)" office:value-type="float" office:value="7.77599523513794" calcext:value-type="float">
            <text:p>7.77599523513794</text:p>
          </table:table-cell>
          <table:table-cell table:formula="of:=[.D174]" office:value-type="float" office:value="8.37589847262546" calcext:value-type="float">
            <text:p>8.37589847262546</text:p>
          </table:table-cell>
        </table:table-row>
        <table:table-row table:style-name="ro1">
          <table:table-cell office:value-type="float" office:value="1.97944297132237" calcext:value-type="float">
            <text:p>1.97944297132237</text:p>
          </table:table-cell>
          <table:table-cell table:formula="of:=16.6666666667 / [.A175]" office:value-type="float" office:value="8.41987716148541" calcext:value-type="float">
            <text:p>8.41987716148541</text:p>
          </table:table-cell>
          <table:table-cell table:formula="of:=[.C174]" office:value-type="float" office:value="0.03" calcext:value-type="float">
            <text:p>0.03</text:p>
          </table:table-cell>
          <table:table-cell table:formula="of:=IF(([.B175]&lt;20)  AND ([.B175]&gt;2); (1-[.C175])*[.D174]+[.C175]*[.B175]; [.D174])" office:value-type="float" office:value="8.37721783329125" calcext:value-type="float">
            <text:p>8.37721783329125</text:p>
          </table:table-cell>
          <table:table-cell/>
          <table:table-cell table:formula="of:=MIN([.B175];20)" office:value-type="float" office:value="8.41987716148541" calcext:value-type="float">
            <text:p>8.41987716148541</text:p>
          </table:table-cell>
          <table:table-cell table:formula="of:=[.D175]" office:value-type="float" office:value="8.37721783329125" calcext:value-type="float">
            <text:p>8.37721783329125</text:p>
          </table:table-cell>
        </table:table-row>
        <table:table-row table:style-name="ro1">
          <table:table-cell office:value-type="float" office:value="2.12373746899426" calcext:value-type="float">
            <text:p>2.12373746899426</text:p>
          </table:table-cell>
          <table:table-cell table:formula="of:=16.6666666667 / [.A176]" office:value-type="float" office:value="7.84779988582714" calcext:value-type="float">
            <text:p>7.84779988582714</text:p>
          </table:table-cell>
          <table:table-cell table:formula="of:=[.C175]" office:value-type="float" office:value="0.03" calcext:value-type="float">
            <text:p>0.03</text:p>
          </table:table-cell>
          <table:table-cell table:formula="of:=IF(([.B176]&lt;20)  AND ([.B176]&gt;2); (1-[.C176])*[.D175]+[.C176]*[.B176]; [.D175])" office:value-type="float" office:value="8.36133529486733" calcext:value-type="float">
            <text:p>8.36133529486733</text:p>
          </table:table-cell>
          <table:table-cell/>
          <table:table-cell table:formula="of:=MIN([.B176];20)" office:value-type="float" office:value="7.84779988582714" calcext:value-type="float">
            <text:p>7.84779988582714</text:p>
          </table:table-cell>
          <table:table-cell table:formula="of:=[.D176]" office:value-type="float" office:value="8.36133529486733" calcext:value-type="float">
            <text:p>8.36133529486733</text:p>
          </table:table-cell>
        </table:table-row>
        <table:table-row table:style-name="ro1">
          <table:table-cell office:value-type="float" office:value="1.88093632916377" calcext:value-type="float">
            <text:p>1.88093632916377</text:p>
          </table:table-cell>
          <table:table-cell table:formula="of:=16.6666666667 / [.A177]" office:value-type="float" office:value="8.86083511083529" calcext:value-type="float">
            <text:p>8.86083511083529</text:p>
          </table:table-cell>
          <table:table-cell table:formula="of:=[.C176]" office:value-type="float" office:value="0.03" calcext:value-type="float">
            <text:p>0.03</text:p>
          </table:table-cell>
          <table:table-cell table:formula="of:=IF(([.B177]&lt;20)  AND ([.B177]&gt;2); (1-[.C177])*[.D176]+[.C177]*[.B177]; [.D176])" office:value-type="float" office:value="8.37632028934637" calcext:value-type="float">
            <text:p>8.37632028934637</text:p>
          </table:table-cell>
          <table:table-cell/>
          <table:table-cell table:formula="of:=MIN([.B177];20)" office:value-type="float" office:value="8.86083511083529" calcext:value-type="float">
            <text:p>8.86083511083529</text:p>
          </table:table-cell>
          <table:table-cell table:formula="of:=[.D177]" office:value-type="float" office:value="8.37632028934637" calcext:value-type="float">
            <text:p>8.37632028934637</text:p>
          </table:table-cell>
        </table:table-row>
        <table:table-row table:style-name="ro1">
          <table:table-cell office:value-type="float" office:value="1.79370217735686" calcext:value-type="float">
            <text:p>1.79370217735686</text:p>
          </table:table-cell>
          <table:table-cell table:formula="of:=16.6666666667 / [.A178]" office:value-type="float" office:value="9.29176921179829" calcext:value-type="float">
            <text:p>9.29176921179829</text:p>
          </table:table-cell>
          <table:table-cell table:formula="of:=[.C177]" office:value-type="float" office:value="0.03" calcext:value-type="float">
            <text:p>0.03</text:p>
          </table:table-cell>
          <table:table-cell table:formula="of:=IF(([.B178]&lt;20)  AND ([.B178]&gt;2); (1-[.C178])*[.D177]+[.C178]*[.B178]; [.D177])" office:value-type="float" office:value="8.40378375701993" calcext:value-type="float">
            <text:p>8.40378375701993</text:p>
          </table:table-cell>
          <table:table-cell/>
          <table:table-cell table:formula="of:=MIN([.B178];20)" office:value-type="float" office:value="9.29176921179829" calcext:value-type="float">
            <text:p>9.29176921179829</text:p>
          </table:table-cell>
          <table:table-cell table:formula="of:=[.D178]" office:value-type="float" office:value="8.40378375701993" calcext:value-type="float">
            <text:p>8.40378375701993</text:p>
          </table:table-cell>
        </table:table-row>
        <table:table-row table:style-name="ro1">
          <table:table-cell office:value-type="float" office:value="1.9663078709884" calcext:value-type="float">
            <text:p>1.9663078709884</text:p>
          </table:table-cell>
          <table:table-cell table:formula="of:=16.6666666667 / [.A179]" office:value-type="float" office:value="8.47612264213852" calcext:value-type="float">
            <text:p>8.47612264213852</text:p>
          </table:table-cell>
          <table:table-cell table:formula="of:=[.C178]" office:value-type="float" office:value="0.03" calcext:value-type="float">
            <text:p>0.03</text:p>
          </table:table-cell>
          <table:table-cell table:formula="of:=IF(([.B179]&lt;20)  AND ([.B179]&gt;2); (1-[.C179])*[.D178]+[.C179]*[.B179]; [.D178])" office:value-type="float" office:value="8.40595392357348" calcext:value-type="float">
            <text:p>8.40595392357348</text:p>
          </table:table-cell>
          <table:table-cell/>
          <table:table-cell table:formula="of:=MIN([.B179];20)" office:value-type="float" office:value="8.47612264213852" calcext:value-type="float">
            <text:p>8.47612264213852</text:p>
          </table:table-cell>
          <table:table-cell table:formula="of:=[.D179]" office:value-type="float" office:value="8.40595392357348" calcext:value-type="float">
            <text:p>8.40595392357348</text:p>
          </table:table-cell>
        </table:table-row>
        <table:table-row table:style-name="ro1">
          <table:table-cell office:value-type="float" office:value="2.09701675347223" calcext:value-type="float">
            <text:p>2.09701675347223</text:p>
          </table:table-cell>
          <table:table-cell table:formula="of:=16.6666666667 / [.A180]" office:value-type="float" office:value="7.94779852812499" calcext:value-type="float">
            <text:p>7.94779852812499</text:p>
          </table:table-cell>
          <table:table-cell table:formula="of:=[.C179]" office:value-type="float" office:value="0.03" calcext:value-type="float">
            <text:p>0.03</text:p>
          </table:table-cell>
          <table:table-cell table:formula="of:=IF(([.B180]&lt;20)  AND ([.B180]&gt;2); (1-[.C180])*[.D179]+[.C180]*[.B180]; [.D179])" office:value-type="float" office:value="8.39220926171003" calcext:value-type="float">
            <text:p>8.39220926171003</text:p>
          </table:table-cell>
          <table:table-cell/>
          <table:table-cell table:formula="of:=MIN([.B180];20)" office:value-type="float" office:value="7.94779852812499" calcext:value-type="float">
            <text:p>7.94779852812499</text:p>
          </table:table-cell>
          <table:table-cell table:formula="of:=[.D180]" office:value-type="float" office:value="8.39220926171003" calcext:value-type="float">
            <text:p>8.39220926171003</text:p>
          </table:table-cell>
        </table:table-row>
        <table:table-row table:style-name="ro1">
          <table:table-cell office:value-type="float" office:value="2.09465916656457" calcext:value-type="float">
            <text:p>2.09465916656457</text:p>
          </table:table-cell>
          <table:table-cell table:formula="of:=16.6666666667 / [.A181]" office:value-type="float" office:value="7.95674395755509" calcext:value-type="float">
            <text:p>7.95674395755509</text:p>
          </table:table-cell>
          <table:table-cell table:formula="of:=[.C180]" office:value-type="float" office:value="0.03" calcext:value-type="float">
            <text:p>0.03</text:p>
          </table:table-cell>
          <table:table-cell table:formula="of:=IF(([.B181]&lt;20)  AND ([.B181]&gt;2); (1-[.C181])*[.D180]+[.C181]*[.B181]; [.D180])" office:value-type="float" office:value="8.37914530258538" calcext:value-type="float">
            <text:p>8.37914530258538</text:p>
          </table:table-cell>
          <table:table-cell/>
          <table:table-cell table:formula="of:=MIN([.B181];20)" office:value-type="float" office:value="7.95674395755509" calcext:value-type="float">
            <text:p>7.95674395755509</text:p>
          </table:table-cell>
          <table:table-cell table:formula="of:=[.D181]" office:value-type="float" office:value="8.37914530258538" calcext:value-type="float">
            <text:p>8.37914530258538</text:p>
          </table:table-cell>
        </table:table-row>
        <table:table-row table:style-name="ro1">
          <table:table-cell office:value-type="float" office:value="2.10848058864711" calcext:value-type="float">
            <text:p>2.10848058864711</text:p>
          </table:table-cell>
          <table:table-cell table:formula="of:=16.6666666667 / [.A182]" office:value-type="float" office:value="7.90458624871385" calcext:value-type="float">
            <text:p>7.90458624871385</text:p>
          </table:table-cell>
          <table:table-cell table:formula="of:=[.C181]" office:value-type="float" office:value="0.03" calcext:value-type="float">
            <text:p>0.03</text:p>
          </table:table-cell>
          <table:table-cell table:formula="of:=IF(([.B182]&lt;20)  AND ([.B182]&gt;2); (1-[.C182])*[.D181]+[.C182]*[.B182]; [.D181])" office:value-type="float" office:value="8.36490853096923" calcext:value-type="float">
            <text:p>8.36490853096923</text:p>
          </table:table-cell>
          <table:table-cell/>
          <table:table-cell table:formula="of:=MIN([.B182];20)" office:value-type="float" office:value="7.90458624871385" calcext:value-type="float">
            <text:p>7.90458624871385</text:p>
          </table:table-cell>
          <table:table-cell table:formula="of:=[.D182]" office:value-type="float" office:value="8.36490853096923" calcext:value-type="float">
            <text:p>8.36490853096923</text:p>
          </table:table-cell>
        </table:table-row>
        <table:table-row table:style-name="ro1">
          <table:table-cell office:value-type="float" office:value="2.07057493171518" calcext:value-type="float">
            <text:p>2.07057493171518</text:p>
          </table:table-cell>
          <table:table-cell table:formula="of:=16.6666666667 / [.A183]" office:value-type="float" office:value="8.04929414116592" calcext:value-type="float">
            <text:p>8.04929414116592</text:p>
          </table:table-cell>
          <table:table-cell table:formula="of:=[.C182]" office:value-type="float" office:value="0.03" calcext:value-type="float">
            <text:p>0.03</text:p>
          </table:table-cell>
          <table:table-cell table:formula="of:=IF(([.B183]&lt;20)  AND ([.B183]&gt;2); (1-[.C183])*[.D182]+[.C183]*[.B183]; [.D182])" office:value-type="float" office:value="8.35544009927513" calcext:value-type="float">
            <text:p>8.35544009927513</text:p>
          </table:table-cell>
          <table:table-cell/>
          <table:table-cell table:formula="of:=MIN([.B183];20)" office:value-type="float" office:value="8.04929414116592" calcext:value-type="float">
            <text:p>8.04929414116592</text:p>
          </table:table-cell>
          <table:table-cell table:formula="of:=[.D183]" office:value-type="float" office:value="8.35544009927513" calcext:value-type="float">
            <text:p>8.35544009927513</text:p>
          </table:table-cell>
        </table:table-row>
        <table:table-row table:style-name="ro1">
          <table:table-cell office:value-type="float" office:value="2.21073185505423" calcext:value-type="float">
            <text:p>2.21073185505423</text:p>
          </table:table-cell>
          <table:table-cell table:formula="of:=16.6666666667 / [.A184]" office:value-type="float" office:value="7.53898154975072" calcext:value-type="float">
            <text:p>7.53898154975072</text:p>
          </table:table-cell>
          <table:table-cell table:formula="of:=[.C183]" office:value-type="float" office:value="0.03" calcext:value-type="float">
            <text:p>0.03</text:p>
          </table:table-cell>
          <table:table-cell table:formula="of:=IF(([.B184]&lt;20)  AND ([.B184]&gt;2); (1-[.C184])*[.D183]+[.C184]*[.B184]; [.D183])" office:value-type="float" office:value="8.3309463427894" calcext:value-type="float">
            <text:p>8.3309463427894</text:p>
          </table:table-cell>
          <table:table-cell/>
          <table:table-cell table:formula="of:=MIN([.B184];20)" office:value-type="float" office:value="7.53898154975072" calcext:value-type="float">
            <text:p>7.53898154975072</text:p>
          </table:table-cell>
          <table:table-cell table:formula="of:=[.D184]" office:value-type="float" office:value="8.3309463427894" calcext:value-type="float">
            <text:p>8.3309463427894</text:p>
          </table:table-cell>
        </table:table-row>
        <table:table-row table:style-name="ro1">
          <table:table-cell office:value-type="float" office:value="2.2824539295677" calcext:value-type="float">
            <text:p>2.2824539295677</text:p>
          </table:table-cell>
          <table:table-cell table:formula="of:=16.6666666667 / [.A185]" office:value-type="float" office:value="7.30208239947112" calcext:value-type="float">
            <text:p>7.30208239947112</text:p>
          </table:table-cell>
          <table:table-cell table:formula="of:=[.C184]" office:value-type="float" office:value="0.03" calcext:value-type="float">
            <text:p>0.03</text:p>
          </table:table-cell>
          <table:table-cell table:formula="of:=IF(([.B185]&lt;20)  AND ([.B185]&gt;2); (1-[.C185])*[.D184]+[.C185]*[.B185]; [.D184])" office:value-type="float" office:value="8.30008042448985" calcext:value-type="float">
            <text:p>8.30008042448985</text:p>
          </table:table-cell>
          <table:table-cell/>
          <table:table-cell table:formula="of:=MIN([.B185];20)" office:value-type="float" office:value="7.30208239947112" calcext:value-type="float">
            <text:p>7.30208239947112</text:p>
          </table:table-cell>
          <table:table-cell table:formula="of:=[.D185]" office:value-type="float" office:value="8.30008042448985" calcext:value-type="float">
            <text:p>8.30008042448985</text:p>
          </table:table-cell>
        </table:table-row>
        <table:table-row table:style-name="ro1">
          <table:table-cell office:value-type="float" office:value="2.15707704199714" calcext:value-type="float">
            <text:p>2.15707704199714</text:p>
          </table:table-cell>
          <table:table-cell table:formula="of:=16.6666666667 / [.A186]" office:value-type="float" office:value="7.72650505392662" calcext:value-type="float">
            <text:p>7.72650505392662</text:p>
          </table:table-cell>
          <table:table-cell table:formula="of:=[.C185]" office:value-type="float" office:value="0.03" calcext:value-type="float">
            <text:p>0.03</text:p>
          </table:table-cell>
          <table:table-cell table:formula="of:=IF(([.B186]&lt;20)  AND ([.B186]&gt;2); (1-[.C186])*[.D185]+[.C186]*[.B186]; [.D185])" office:value-type="float" office:value="8.28287316337296" calcext:value-type="float">
            <text:p>8.28287316337296</text:p>
          </table:table-cell>
          <table:table-cell/>
          <table:table-cell table:formula="of:=MIN([.B186];20)" office:value-type="float" office:value="7.72650505392662" calcext:value-type="float">
            <text:p>7.72650505392662</text:p>
          </table:table-cell>
          <table:table-cell table:formula="of:=[.D186]" office:value-type="float" office:value="8.28287316337296" calcext:value-type="float">
            <text:p>8.28287316337296</text:p>
          </table:table-cell>
        </table:table-row>
        <table:table-row table:style-name="ro1">
          <table:table-cell office:value-type="float" office:value="2.16404592381393" calcext:value-type="float">
            <text:p>2.16404592381393</text:p>
          </table:table-cell>
          <table:table-cell table:formula="of:=16.6666666667 / [.A187]" office:value-type="float" office:value="7.70162337281945" calcext:value-type="float">
            <text:p>7.70162337281945</text:p>
          </table:table-cell>
          <table:table-cell table:formula="of:=[.C186]" office:value-type="float" office:value="0.03" calcext:value-type="float">
            <text:p>0.03</text:p>
          </table:table-cell>
          <table:table-cell table:formula="of:=IF(([.B187]&lt;20)  AND ([.B187]&gt;2); (1-[.C187])*[.D186]+[.C187]*[.B187]; [.D186])" office:value-type="float" office:value="8.26543566965635" calcext:value-type="float">
            <text:p>8.26543566965635</text:p>
          </table:table-cell>
          <table:table-cell/>
          <table:table-cell table:formula="of:=MIN([.B187];20)" office:value-type="float" office:value="7.70162337281945" calcext:value-type="float">
            <text:p>7.70162337281945</text:p>
          </table:table-cell>
          <table:table-cell table:formula="of:=[.D187]" office:value-type="float" office:value="8.26543566965635" calcext:value-type="float">
            <text:p>8.26543566965635</text:p>
          </table:table-cell>
        </table:table-row>
        <table:table-row table:style-name="ro1">
          <table:table-cell office:value-type="float" office:value="1.99963675286624" calcext:value-type="float">
            <text:p>1.99963675286624</text:p>
          </table:table-cell>
          <table:table-cell table:formula="of:=16.6666666667 / [.A188]" office:value-type="float" office:value="8.33484713801659" calcext:value-type="float">
            <text:p>8.33484713801659</text:p>
          </table:table-cell>
          <table:table-cell table:formula="of:=[.C187]" office:value-type="float" office:value="0.03" calcext:value-type="float">
            <text:p>0.03</text:p>
          </table:table-cell>
          <table:table-cell table:formula="of:=IF(([.B188]&lt;20)  AND ([.B188]&gt;2); (1-[.C188])*[.D187]+[.C188]*[.B188]; [.D187])" office:value-type="float" office:value="8.26751801370716" calcext:value-type="float">
            <text:p>8.26751801370716</text:p>
          </table:table-cell>
          <table:table-cell/>
          <table:table-cell table:formula="of:=MIN([.B188];20)" office:value-type="float" office:value="8.33484713801659" calcext:value-type="float">
            <text:p>8.33484713801659</text:p>
          </table:table-cell>
          <table:table-cell table:formula="of:=[.D188]" office:value-type="float" office:value="8.26751801370716" calcext:value-type="float">
            <text:p>8.26751801370716</text:p>
          </table:table-cell>
        </table:table-row>
        <table:table-row table:style-name="ro1">
          <table:table-cell office:value-type="float" office:value="2.04685118355256" calcext:value-type="float">
            <text:p>2.04685118355256</text:p>
          </table:table-cell>
          <table:table-cell table:formula="of:=16.6666666667 / [.A189]" office:value-type="float" office:value="8.14258838191305" calcext:value-type="float">
            <text:p>8.14258838191305</text:p>
          </table:table-cell>
          <table:table-cell table:formula="of:=[.C188]" office:value-type="float" office:value="0.03" calcext:value-type="float">
            <text:p>0.03</text:p>
          </table:table-cell>
          <table:table-cell table:formula="of:=IF(([.B189]&lt;20)  AND ([.B189]&gt;2); (1-[.C189])*[.D188]+[.C189]*[.B189]; [.D188])" office:value-type="float" office:value="8.26377012475334" calcext:value-type="float">
            <text:p>8.26377012475334</text:p>
          </table:table-cell>
          <table:table-cell/>
          <table:table-cell table:formula="of:=MIN([.B189];20)" office:value-type="float" office:value="8.14258838191305" calcext:value-type="float">
            <text:p>8.14258838191305</text:p>
          </table:table-cell>
          <table:table-cell table:formula="of:=[.D189]" office:value-type="float" office:value="8.26377012475334" calcext:value-type="float">
            <text:p>8.26377012475334</text:p>
          </table:table-cell>
        </table:table-row>
        <table:table-row table:style-name="ro1">
          <table:table-cell office:value-type="float" office:value="2.175034642758" calcext:value-type="float">
            <text:p>2.175034642758</text:p>
          </table:table-cell>
          <table:table-cell table:formula="of:=16.6666666667 / [.A190]" office:value-type="float" office:value="7.66271319962343" calcext:value-type="float">
            <text:p>7.66271319962343</text:p>
          </table:table-cell>
          <table:table-cell table:formula="of:=[.C189]" office:value-type="float" office:value="0.03" calcext:value-type="float">
            <text:p>0.03</text:p>
          </table:table-cell>
          <table:table-cell table:formula="of:=IF(([.B190]&lt;20)  AND ([.B190]&gt;2); (1-[.C190])*[.D189]+[.C190]*[.B190]; [.D189])" office:value-type="float" office:value="8.24573841699944" calcext:value-type="float">
            <text:p>8.24573841699944</text:p>
          </table:table-cell>
          <table:table-cell/>
          <table:table-cell table:formula="of:=MIN([.B190];20)" office:value-type="float" office:value="7.66271319962343" calcext:value-type="float">
            <text:p>7.66271319962343</text:p>
          </table:table-cell>
          <table:table-cell table:formula="of:=[.D190]" office:value-type="float" office:value="8.24573841699944" calcext:value-type="float">
            <text:p>8.24573841699944</text:p>
          </table:table-cell>
        </table:table-row>
        <table:table-row table:style-name="ro1">
          <table:table-cell office:value-type="float" office:value="2.32895899521232" calcext:value-type="float">
            <text:p>2.32895899521232</text:p>
          </table:table-cell>
          <table:table-cell table:formula="of:=16.6666666667 / [.A191]" office:value-type="float" office:value="7.15627312501505" calcext:value-type="float">
            <text:p>7.15627312501505</text:p>
          </table:table-cell>
          <table:table-cell table:formula="of:=[.C190]" office:value-type="float" office:value="0.03" calcext:value-type="float">
            <text:p>0.03</text:p>
          </table:table-cell>
          <table:table-cell table:formula="of:=IF(([.B191]&lt;20)  AND ([.B191]&gt;2); (1-[.C191])*[.D190]+[.C191]*[.B191]; [.D190])" office:value-type="float" office:value="8.21305445823991" calcext:value-type="float">
            <text:p>8.21305445823991</text:p>
          </table:table-cell>
          <table:table-cell/>
          <table:table-cell table:formula="of:=MIN([.B191];20)" office:value-type="float" office:value="7.15627312501505" calcext:value-type="float">
            <text:p>7.15627312501505</text:p>
          </table:table-cell>
          <table:table-cell table:formula="of:=[.D191]" office:value-type="float" office:value="8.21305445823991" calcext:value-type="float">
            <text:p>8.21305445823991</text:p>
          </table:table-cell>
        </table:table-row>
        <table:table-row table:style-name="ro1">
          <table:table-cell office:value-type="float" office:value="1.87589112378597" calcext:value-type="float">
            <text:p>1.87589112378597</text:p>
          </table:table-cell>
          <table:table-cell table:formula="of:=16.6666666667 / [.A192]" office:value-type="float" office:value="8.88466630891823" calcext:value-type="float">
            <text:p>8.88466630891823</text:p>
          </table:table-cell>
          <table:table-cell table:formula="of:=[.C191]" office:value-type="float" office:value="0.03" calcext:value-type="float">
            <text:p>0.03</text:p>
          </table:table-cell>
          <table:table-cell table:formula="of:=IF(([.B192]&lt;20)  AND ([.B192]&gt;2); (1-[.C192])*[.D191]+[.C192]*[.B192]; [.D191])" office:value-type="float" office:value="8.23320281376026" calcext:value-type="float">
            <text:p>8.23320281376026</text:p>
          </table:table-cell>
          <table:table-cell/>
          <table:table-cell table:formula="of:=MIN([.B192];20)" office:value-type="float" office:value="8.88466630891823" calcext:value-type="float">
            <text:p>8.88466630891823</text:p>
          </table:table-cell>
          <table:table-cell table:formula="of:=[.D192]" office:value-type="float" office:value="8.23320281376026" calcext:value-type="float">
            <text:p>8.23320281376026</text:p>
          </table:table-cell>
        </table:table-row>
        <table:table-row table:style-name="ro1">
          <table:table-cell office:value-type="float" office:value="2.48523128906122" calcext:value-type="float">
            <text:p>2.48523128906122</text:p>
          </table:table-cell>
          <table:table-cell table:formula="of:=16.6666666667 / [.A193]" office:value-type="float" office:value="6.70628393423926" calcext:value-type="float">
            <text:p>6.70628393423926</text:p>
          </table:table-cell>
          <table:table-cell table:formula="of:=[.C192]" office:value-type="float" office:value="0.03" calcext:value-type="float">
            <text:p>0.03</text:p>
          </table:table-cell>
          <table:table-cell table:formula="of:=IF(([.B193]&lt;20)  AND ([.B193]&gt;2); (1-[.C193])*[.D192]+[.C193]*[.B193]; [.D192])" office:value-type="float" office:value="8.18739524737463" calcext:value-type="float">
            <text:p>8.18739524737463</text:p>
          </table:table-cell>
          <table:table-cell/>
          <table:table-cell table:formula="of:=MIN([.B193];20)" office:value-type="float" office:value="6.70628393423926" calcext:value-type="float">
            <text:p>6.70628393423926</text:p>
          </table:table-cell>
          <table:table-cell table:formula="of:=[.D193]" office:value-type="float" office:value="8.18739524737463" calcext:value-type="float">
            <text:p>8.18739524737463</text:p>
          </table:table-cell>
        </table:table-row>
        <table:table-row table:style-name="ro1">
          <table:table-cell office:value-type="float" office:value="2.4321706672967" calcext:value-type="float">
            <text:p>2.4321706672967</text:p>
          </table:table-cell>
          <table:table-cell table:formula="of:=16.6666666667 / [.A194]" office:value-type="float" office:value="6.85258929021811" calcext:value-type="float">
            <text:p>6.85258929021811</text:p>
          </table:table-cell>
          <table:table-cell table:formula="of:=[.C193]" office:value-type="float" office:value="0.03" calcext:value-type="float">
            <text:p>0.03</text:p>
          </table:table-cell>
          <table:table-cell table:formula="of:=IF(([.B194]&lt;20)  AND ([.B194]&gt;2); (1-[.C194])*[.D193]+[.C194]*[.B194]; [.D193])" office:value-type="float" office:value="8.14735106865993" calcext:value-type="float">
            <text:p>8.14735106865993</text:p>
          </table:table-cell>
          <table:table-cell/>
          <table:table-cell table:formula="of:=MIN([.B194];20)" office:value-type="float" office:value="6.85258929021811" calcext:value-type="float">
            <text:p>6.85258929021811</text:p>
          </table:table-cell>
          <table:table-cell table:formula="of:=[.D194]" office:value-type="float" office:value="8.14735106865993" calcext:value-type="float">
            <text:p>8.14735106865993</text:p>
          </table:table-cell>
        </table:table-row>
        <table:table-row table:style-name="ro1">
          <table:table-cell office:value-type="float" office:value="2.0839976453196" calcext:value-type="float">
            <text:p>2.0839976453196</text:p>
          </table:table-cell>
          <table:table-cell table:formula="of:=16.6666666667 / [.A195]" office:value-type="float" office:value="7.99744985515281" calcext:value-type="float">
            <text:p>7.99744985515281</text:p>
          </table:table-cell>
          <table:table-cell table:formula="of:=[.C194]" office:value-type="float" office:value="0.03" calcext:value-type="float">
            <text:p>0.03</text:p>
          </table:table-cell>
          <table:table-cell table:formula="of:=IF(([.B195]&lt;20)  AND ([.B195]&gt;2); (1-[.C195])*[.D194]+[.C195]*[.B195]; [.D194])" office:value-type="float" office:value="8.14285403225472" calcext:value-type="float">
            <text:p>8.14285403225472</text:p>
          </table:table-cell>
          <table:table-cell/>
          <table:table-cell table:formula="of:=MIN([.B195];20)" office:value-type="float" office:value="7.99744985515281" calcext:value-type="float">
            <text:p>7.99744985515281</text:p>
          </table:table-cell>
          <table:table-cell table:formula="of:=[.D195]" office:value-type="float" office:value="8.14285403225472" calcext:value-type="float">
            <text:p>8.14285403225472</text:p>
          </table:table-cell>
        </table:table-row>
        <table:table-row table:style-name="ro1">
          <table:table-cell office:value-type="float" office:value="1.52501830955093" calcext:value-type="float">
            <text:p>1.52501830955093</text:p>
          </table:table-cell>
          <table:table-cell table:formula="of:=16.6666666667 / [.A196]" office:value-type="float" office:value="10.9288305342431" calcext:value-type="float">
            <text:p>10.9288305342431</text:p>
          </table:table-cell>
          <table:table-cell table:formula="of:=[.C195]" office:value-type="float" office:value="0.03" calcext:value-type="float">
            <text:p>0.03</text:p>
          </table:table-cell>
          <table:table-cell table:formula="of:=IF(([.B196]&lt;20)  AND ([.B196]&gt;2); (1-[.C196])*[.D195]+[.C196]*[.B196]; [.D195])" office:value-type="float" office:value="8.22643332731437" calcext:value-type="float">
            <text:p>8.22643332731437</text:p>
          </table:table-cell>
          <table:table-cell/>
          <table:table-cell table:formula="of:=MIN([.B196];20)" office:value-type="float" office:value="10.9288305342431" calcext:value-type="float">
            <text:p>10.9288305342431</text:p>
          </table:table-cell>
          <table:table-cell table:formula="of:=[.D196]" office:value-type="float" office:value="8.22643332731437" calcext:value-type="float">
            <text:p>8.22643332731437</text:p>
          </table:table-cell>
        </table:table-row>
        <table:table-row table:style-name="ro1">
          <table:table-cell office:value-type="float" office:value="2.05087423223912" calcext:value-type="float">
            <text:p>2.05087423223912</text:p>
          </table:table-cell>
          <table:table-cell table:formula="of:=16.6666666667 / [.A197]" office:value-type="float" office:value="8.12661566697026" calcext:value-type="float">
            <text:p>8.12661566697026</text:p>
          </table:table-cell>
          <table:table-cell table:formula="of:=[.C196]" office:value-type="float" office:value="0.03" calcext:value-type="float">
            <text:p>0.03</text:p>
          </table:table-cell>
          <table:table-cell table:formula="of:=IF(([.B197]&lt;20)  AND ([.B197]&gt;2); (1-[.C197])*[.D196]+[.C197]*[.B197]; [.D196])" office:value-type="float" office:value="8.22343879750404" calcext:value-type="float">
            <text:p>8.22343879750404</text:p>
          </table:table-cell>
          <table:table-cell/>
          <table:table-cell table:formula="of:=MIN([.B197];20)" office:value-type="float" office:value="8.12661566697026" calcext:value-type="float">
            <text:p>8.12661566697026</text:p>
          </table:table-cell>
          <table:table-cell table:formula="of:=[.D197]" office:value-type="float" office:value="8.22343879750404" calcext:value-type="float">
            <text:p>8.22343879750404</text:p>
          </table:table-cell>
        </table:table-row>
        <table:table-row table:style-name="ro1">
          <table:table-cell office:value-type="float" office:value="1.63574474738883" calcext:value-type="float">
            <text:p>1.63574474738883</text:p>
          </table:table-cell>
          <table:table-cell table:formula="of:=16.6666666667 / [.A198]" office:value-type="float" office:value="10.18903878084" calcext:value-type="float">
            <text:p>10.18903878084</text:p>
          </table:table-cell>
          <table:table-cell table:formula="of:=[.C197]" office:value-type="float" office:value="0.03" calcext:value-type="float">
            <text:p>0.03</text:p>
          </table:table-cell>
          <table:table-cell table:formula="of:=IF(([.B198]&lt;20)  AND ([.B198]&gt;2); (1-[.C198])*[.D197]+[.C198]*[.B198]; [.D197])" office:value-type="float" office:value="8.28240679700412" calcext:value-type="float">
            <text:p>8.28240679700412</text:p>
          </table:table-cell>
          <table:table-cell/>
          <table:table-cell table:formula="of:=MIN([.B198];20)" office:value-type="float" office:value="10.18903878084" calcext:value-type="float">
            <text:p>10.18903878084</text:p>
          </table:table-cell>
          <table:table-cell table:formula="of:=[.D198]" office:value-type="float" office:value="8.28240679700412" calcext:value-type="float">
            <text:p>8.28240679700412</text:p>
          </table:table-cell>
        </table:table-row>
        <table:table-row table:style-name="ro1">
          <table:table-cell office:value-type="float" office:value="1.78566166456878" calcext:value-type="float">
            <text:p>1.78566166456878</text:p>
          </table:table-cell>
          <table:table-cell table:formula="of:=16.6666666667 / [.A199]" office:value-type="float" office:value="9.33360837464404" calcext:value-type="float">
            <text:p>9.33360837464404</text:p>
          </table:table-cell>
          <table:table-cell table:formula="of:=[.C198]" office:value-type="float" office:value="0.03" calcext:value-type="float">
            <text:p>0.03</text:p>
          </table:table-cell>
          <table:table-cell table:formula="of:=IF(([.B199]&lt;20)  AND ([.B199]&gt;2); (1-[.C199])*[.D198]+[.C199]*[.B199]; [.D198])" office:value-type="float" office:value="8.31394284433332" calcext:value-type="float">
            <text:p>8.31394284433332</text:p>
          </table:table-cell>
          <table:table-cell/>
          <table:table-cell table:formula="of:=MIN([.B199];20)" office:value-type="float" office:value="9.33360837464404" calcext:value-type="float">
            <text:p>9.33360837464404</text:p>
          </table:table-cell>
          <table:table-cell table:formula="of:=[.D199]" office:value-type="float" office:value="8.31394284433332" calcext:value-type="float">
            <text:p>8.31394284433332</text:p>
          </table:table-cell>
        </table:table-row>
        <table:table-row table:style-name="ro1">
          <table:table-cell office:value-type="float" office:value="2.62942829637421" calcext:value-type="float">
            <text:p>2.62942829637421</text:p>
          </table:table-cell>
          <table:table-cell table:formula="of:=16.6666666667 / [.A200]" office:value-type="float" office:value="6.33851346685593" calcext:value-type="float">
            <text:p>6.33851346685593</text:p>
          </table:table-cell>
          <table:table-cell table:formula="of:=[.C199]" office:value-type="float" office:value="0.03" calcext:value-type="float">
            <text:p>0.03</text:p>
          </table:table-cell>
          <table:table-cell table:formula="of:=IF(([.B200]&lt;20)  AND ([.B200]&gt;2); (1-[.C200])*[.D199]+[.C200]*[.B200]; [.D199])" office:value-type="float" office:value="8.254679963009" calcext:value-type="float">
            <text:p>8.254679963009</text:p>
          </table:table-cell>
          <table:table-cell/>
          <table:table-cell table:formula="of:=MIN([.B200];20)" office:value-type="float" office:value="6.33851346685593" calcext:value-type="float">
            <text:p>6.33851346685593</text:p>
          </table:table-cell>
          <table:table-cell table:formula="of:=[.D200]" office:value-type="float" office:value="8.254679963009" calcext:value-type="float">
            <text:p>8.254679963009</text:p>
          </table:table-cell>
        </table:table-row>
        <table:table-row table:style-name="ro1">
          <table:table-cell office:value-type="float" office:value="2.07599122744458" calcext:value-type="float">
            <text:p>2.07599122744458</text:p>
          </table:table-cell>
          <table:table-cell table:formula="of:=16.6666666667 / [.A201]" office:value-type="float" office:value="8.02829339853023" calcext:value-type="float">
            <text:p>8.02829339853023</text:p>
          </table:table-cell>
          <table:table-cell table:formula="of:=[.C200]" office:value-type="float" office:value="0.03" calcext:value-type="float">
            <text:p>0.03</text:p>
          </table:table-cell>
          <table:table-cell table:formula="of:=IF(([.B201]&lt;20)  AND ([.B201]&gt;2); (1-[.C201])*[.D200]+[.C201]*[.B201]; [.D200])" office:value-type="float" office:value="8.24788836607463" calcext:value-type="float">
            <text:p>8.24788836607463</text:p>
          </table:table-cell>
          <table:table-cell/>
          <table:table-cell table:formula="of:=MIN([.B201];20)" office:value-type="float" office:value="8.02829339853023" calcext:value-type="float">
            <text:p>8.02829339853023</text:p>
          </table:table-cell>
          <table:table-cell table:formula="of:=[.D201]" office:value-type="float" office:value="8.24788836607463" calcext:value-type="float">
            <text:p>8.24788836607463</text:p>
          </table:table-cell>
        </table:table-row>
        <table:table-row table:style-name="ro1">
          <table:table-cell office:value-type="float" office:value="1.88269004963503" calcext:value-type="float">
            <text:p>1.88269004963503</text:p>
          </table:table-cell>
          <table:table-cell table:formula="of:=16.6666666667 / [.A202]" office:value-type="float" office:value="8.85258126792081" calcext:value-type="float">
            <text:p>8.85258126792081</text:p>
          </table:table-cell>
          <table:table-cell table:formula="of:=[.C201]" office:value-type="float" office:value="0.03" calcext:value-type="float">
            <text:p>0.03</text:p>
          </table:table-cell>
          <table:table-cell table:formula="of:=IF(([.B202]&lt;20)  AND ([.B202]&gt;2); (1-[.C202])*[.D201]+[.C202]*[.B202]; [.D201])" office:value-type="float" office:value="8.26602915313002" calcext:value-type="float">
            <text:p>8.26602915313002</text:p>
          </table:table-cell>
          <table:table-cell/>
          <table:table-cell table:formula="of:=MIN([.B202];20)" office:value-type="float" office:value="8.85258126792081" calcext:value-type="float">
            <text:p>8.85258126792081</text:p>
          </table:table-cell>
          <table:table-cell table:formula="of:=[.D202]" office:value-type="float" office:value="8.26602915313002" calcext:value-type="float">
            <text:p>8.26602915313002</text:p>
          </table:table-cell>
        </table:table-row>
        <table:table-row table:style-name="ro1">
          <table:table-cell office:value-type="float" office:value="1.49897770013794" calcext:value-type="float">
            <text:p>1.49897770013794</text:p>
          </table:table-cell>
          <table:table-cell table:formula="of:=16.6666666667 / [.A203]" office:value-type="float" office:value="11.1186888671968" calcext:value-type="float">
            <text:p>11.1186888671968</text:p>
          </table:table-cell>
          <table:table-cell table:formula="of:=[.C202]" office:value-type="float" office:value="0.03" calcext:value-type="float">
            <text:p>0.03</text:p>
          </table:table-cell>
          <table:table-cell table:formula="of:=IF(([.B203]&lt;20)  AND ([.B203]&gt;2); (1-[.C203])*[.D202]+[.C203]*[.B203]; [.D202])" office:value-type="float" office:value="8.35160894455202" calcext:value-type="float">
            <text:p>8.35160894455202</text:p>
          </table:table-cell>
          <table:table-cell/>
          <table:table-cell table:formula="of:=MIN([.B203];20)" office:value-type="float" office:value="11.1186888671968" calcext:value-type="float">
            <text:p>11.1186888671968</text:p>
          </table:table-cell>
          <table:table-cell table:formula="of:=[.D203]" office:value-type="float" office:value="8.35160894455202" calcext:value-type="float">
            <text:p>8.35160894455202</text:p>
          </table:table-cell>
        </table:table-row>
        <table:table-row table:style-name="ro1">
          <table:table-cell office:value-type="float" office:value="2.35105958596625" calcext:value-type="float">
            <text:p>2.35105958596625</text:p>
          </table:table-cell>
          <table:table-cell table:formula="of:=16.6666666667 / [.A204]" office:value-type="float" office:value="7.08900223804844" calcext:value-type="float">
            <text:p>7.08900223804844</text:p>
          </table:table-cell>
          <table:table-cell table:formula="of:=[.C203]" office:value-type="float" office:value="0.03" calcext:value-type="float">
            <text:p>0.03</text:p>
          </table:table-cell>
          <table:table-cell table:formula="of:=IF(([.B204]&lt;20)  AND ([.B204]&gt;2); (1-[.C204])*[.D203]+[.C204]*[.B204]; [.D203])" office:value-type="float" office:value="8.31373074335691" calcext:value-type="float">
            <text:p>8.31373074335691</text:p>
          </table:table-cell>
          <table:table-cell/>
          <table:table-cell table:formula="of:=MIN([.B204];20)" office:value-type="float" office:value="7.08900223804844" calcext:value-type="float">
            <text:p>7.08900223804844</text:p>
          </table:table-cell>
          <table:table-cell table:formula="of:=[.D204]" office:value-type="float" office:value="8.31373074335691" calcext:value-type="float">
            <text:p>8.31373074335691</text:p>
          </table:table-cell>
        </table:table-row>
        <table:table-row table:style-name="ro1">
          <table:table-cell office:value-type="float" office:value="1.99309965641785" calcext:value-type="float">
            <text:p>1.99309965641785</text:p>
          </table:table-cell>
          <table:table-cell table:formula="of:=16.6666666667 / [.A205]" office:value-type="float" office:value="8.36218430575346" calcext:value-type="float">
            <text:p>8.36218430575346</text:p>
          </table:table-cell>
          <table:table-cell table:formula="of:=[.C204]" office:value-type="float" office:value="0.03" calcext:value-type="float">
            <text:p>0.03</text:p>
          </table:table-cell>
          <table:table-cell table:formula="of:=IF(([.B205]&lt;20)  AND ([.B205]&gt;2); (1-[.C205])*[.D204]+[.C205]*[.B205]; [.D204])" office:value-type="float" office:value="8.31518435022881" calcext:value-type="float">
            <text:p>8.31518435022881</text:p>
          </table:table-cell>
          <table:table-cell/>
          <table:table-cell table:formula="of:=MIN([.B205];20)" office:value-type="float" office:value="8.36218430575346" calcext:value-type="float">
            <text:p>8.36218430575346</text:p>
          </table:table-cell>
          <table:table-cell table:formula="of:=[.D205]" office:value-type="float" office:value="8.31518435022881" calcext:value-type="float">
            <text:p>8.31518435022881</text:p>
          </table:table-cell>
        </table:table-row>
        <table:table-row table:style-name="ro1">
          <table:table-cell office:value-type="float" office:value="1.93564673846503" calcext:value-type="float">
            <text:p>1.93564673846503</text:p>
          </table:table-cell>
          <table:table-cell table:formula="of:=16.6666666667 / [.A206]" office:value-type="float" office:value="8.61038656253812" calcext:value-type="float">
            <text:p>8.61038656253812</text:p>
          </table:table-cell>
          <table:table-cell table:formula="of:=[.C205]" office:value-type="float" office:value="0.03" calcext:value-type="float">
            <text:p>0.03</text:p>
          </table:table-cell>
          <table:table-cell table:formula="of:=IF(([.B206]&lt;20)  AND ([.B206]&gt;2); (1-[.C206])*[.D205]+[.C206]*[.B206]; [.D205])" office:value-type="float" office:value="8.32404041659809" calcext:value-type="float">
            <text:p>8.32404041659809</text:p>
          </table:table-cell>
          <table:table-cell/>
          <table:table-cell table:formula="of:=MIN([.B206];20)" office:value-type="float" office:value="8.61038656253812" calcext:value-type="float">
            <text:p>8.61038656253812</text:p>
          </table:table-cell>
          <table:table-cell table:formula="of:=[.D206]" office:value-type="float" office:value="8.32404041659809" calcext:value-type="float">
            <text:p>8.32404041659809</text:p>
          </table:table-cell>
        </table:table-row>
        <table:table-row table:style-name="ro1">
          <table:table-cell office:value-type="float" office:value="2.1228830811919" calcext:value-type="float">
            <text:p>2.1228830811919</text:p>
          </table:table-cell>
          <table:table-cell table:formula="of:=16.6666666667 / [.A207]" office:value-type="float" office:value="7.85095835675627" calcext:value-type="float">
            <text:p>7.85095835675627</text:p>
          </table:table-cell>
          <table:table-cell table:formula="of:=[.C206]" office:value-type="float" office:value="0.03" calcext:value-type="float">
            <text:p>0.03</text:p>
          </table:table-cell>
          <table:table-cell table:formula="of:=IF(([.B207]&lt;20)  AND ([.B207]&gt;2); (1-[.C207])*[.D206]+[.C207]*[.B207]; [.D206])" office:value-type="float" office:value="8.30984795480283" calcext:value-type="float">
            <text:p>8.30984795480283</text:p>
          </table:table-cell>
          <table:table-cell/>
          <table:table-cell table:formula="of:=MIN([.B207];20)" office:value-type="float" office:value="7.85095835675627" calcext:value-type="float">
            <text:p>7.85095835675627</text:p>
          </table:table-cell>
          <table:table-cell table:formula="of:=[.D207]" office:value-type="float" office:value="8.30984795480283" calcext:value-type="float">
            <text:p>8.30984795480283</text:p>
          </table:table-cell>
        </table:table-row>
        <table:table-row table:style-name="ro1">
          <table:table-cell office:value-type="float" office:value="0.147741508766584" calcext:value-type="float">
            <text:p>0.147741508766584</text:p>
          </table:table-cell>
          <table:table-cell table:formula="of:=16.6666666667 / [.A208]" office:value-type="float" office:value="112.809641690011" calcext:value-type="float">
            <text:p>112.809641690011</text:p>
          </table:table-cell>
          <table:table-cell table:formula="of:=[.C207]" office:value-type="float" office:value="0.03" calcext:value-type="float">
            <text:p>0.03</text:p>
          </table:table-cell>
          <table:table-cell table:formula="of:=IF(([.B208]&lt;20)  AND ([.B208]&gt;2); (1-[.C208])*[.D207]+[.C208]*[.B208]; [.D207])" office:value-type="float" office:value="8.30984795480283" calcext:value-type="float">
            <text:p>8.30984795480283</text:p>
          </table:table-cell>
          <table:table-cell/>
          <table:table-cell table:formula="of:=MIN([.B208];20)" office:value-type="float" office:value="20" calcext:value-type="float">
            <text:p>20</text:p>
          </table:table-cell>
          <table:table-cell table:formula="of:=[.D208]" office:value-type="float" office:value="8.30984795480283" calcext:value-type="float">
            <text:p>8.30984795480283</text:p>
          </table:table-cell>
        </table:table-row>
        <table:table-row table:style-name="ro1">
          <table:table-cell office:value-type="float" office:value="1.29875699990926" calcext:value-type="float">
            <text:p>1.29875699990926</text:p>
          </table:table-cell>
          <table:table-cell table:formula="of:=16.6666666667 / [.A209]" office:value-type="float" office:value="12.8327829361955" calcext:value-type="float">
            <text:p>12.8327829361955</text:p>
          </table:table-cell>
          <table:table-cell table:formula="of:=[.C208]" office:value-type="float" office:value="0.03" calcext:value-type="float">
            <text:p>0.03</text:p>
          </table:table-cell>
          <table:table-cell table:formula="of:=IF(([.B209]&lt;20)  AND ([.B209]&gt;2); (1-[.C209])*[.D208]+[.C209]*[.B209]; [.D208])" office:value-type="float" office:value="8.44553600424461" calcext:value-type="float">
            <text:p>8.44553600424461</text:p>
          </table:table-cell>
          <table:table-cell/>
          <table:table-cell table:formula="of:=MIN([.B209];20)" office:value-type="float" office:value="12.8327829361955" calcext:value-type="float">
            <text:p>12.8327829361955</text:p>
          </table:table-cell>
          <table:table-cell table:formula="of:=[.D209]" office:value-type="float" office:value="8.44553600424461" calcext:value-type="float">
            <text:p>8.44553600424461</text:p>
          </table:table-cell>
        </table:table-row>
        <table:table-row table:style-name="ro1">
          <table:table-cell office:value-type="float" office:value="1.33942268251101" calcext:value-type="float">
            <text:p>1.33942268251101</text:p>
          </table:table-cell>
          <table:table-cell table:formula="of:=16.6666666667 / [.A210]" office:value-type="float" office:value="12.4431718861556" calcext:value-type="float">
            <text:p>12.4431718861556</text:p>
          </table:table-cell>
          <table:table-cell table:formula="of:=[.C209]" office:value-type="float" office:value="0.03" calcext:value-type="float">
            <text:p>0.03</text:p>
          </table:table-cell>
          <table:table-cell table:formula="of:=IF(([.B210]&lt;20)  AND ([.B210]&gt;2); (1-[.C210])*[.D209]+[.C210]*[.B210]; [.D209])" office:value-type="float" office:value="8.56546508070194" calcext:value-type="float">
            <text:p>8.56546508070194</text:p>
          </table:table-cell>
          <table:table-cell/>
          <table:table-cell table:formula="of:=MIN([.B210];20)" office:value-type="float" office:value="12.4431718861556" calcext:value-type="float">
            <text:p>12.4431718861556</text:p>
          </table:table-cell>
          <table:table-cell table:formula="of:=[.D210]" office:value-type="float" office:value="8.56546508070194" calcext:value-type="float">
            <text:p>8.56546508070194</text:p>
          </table:table-cell>
        </table:table-row>
        <table:table-row table:style-name="ro1">
          <table:table-cell office:value-type="float" office:value="1.63733709721649" calcext:value-type="float">
            <text:p>1.63733709721649</text:p>
          </table:table-cell>
          <table:table-cell table:formula="of:=16.6666666667 / [.A211]" office:value-type="float" office:value="10.1791296948159" calcext:value-type="float">
            <text:p>10.1791296948159</text:p>
          </table:table-cell>
          <table:table-cell table:formula="of:=[.C210]" office:value-type="float" office:value="0.03" calcext:value-type="float">
            <text:p>0.03</text:p>
          </table:table-cell>
          <table:table-cell table:formula="of:=IF(([.B211]&lt;20)  AND ([.B211]&gt;2); (1-[.C211])*[.D210]+[.C211]*[.B211]; [.D210])" office:value-type="float" office:value="8.61387501912536" calcext:value-type="float">
            <text:p>8.61387501912536</text:p>
          </table:table-cell>
          <table:table-cell/>
          <table:table-cell table:formula="of:=MIN([.B211];20)" office:value-type="float" office:value="10.1791296948159" calcext:value-type="float">
            <text:p>10.1791296948159</text:p>
          </table:table-cell>
          <table:table-cell table:formula="of:=[.D211]" office:value-type="float" office:value="8.61387501912536" calcext:value-type="float">
            <text:p>8.61387501912536</text:p>
          </table:table-cell>
        </table:table-row>
        <table:table-row table:style-name="ro1">
          <table:table-cell office:value-type="float" office:value="2.0122721425943" calcext:value-type="float">
            <text:p>2.0122721425943</text:p>
          </table:table-cell>
          <table:table-cell table:formula="of:=16.6666666667 / [.A212]" office:value-type="float" office:value="8.28251125377737" calcext:value-type="float">
            <text:p>8.28251125377737</text:p>
          </table:table-cell>
          <table:table-cell table:formula="of:=[.C211]" office:value-type="float" office:value="0.03" calcext:value-type="float">
            <text:p>0.03</text:p>
          </table:table-cell>
          <table:table-cell table:formula="of:=IF(([.B212]&lt;20)  AND ([.B212]&gt;2); (1-[.C212])*[.D211]+[.C212]*[.B212]; [.D211])" office:value-type="float" office:value="8.60393410616492" calcext:value-type="float">
            <text:p>8.60393410616492</text:p>
          </table:table-cell>
          <table:table-cell/>
          <table:table-cell table:formula="of:=MIN([.B212];20)" office:value-type="float" office:value="8.28251125377737" calcext:value-type="float">
            <text:p>8.28251125377737</text:p>
          </table:table-cell>
          <table:table-cell table:formula="of:=[.D212]" office:value-type="float" office:value="8.60393410616492" calcext:value-type="float">
            <text:p>8.60393410616492</text:p>
          </table:table-cell>
        </table:table-row>
        <table:table-row table:style-name="ro1">
          <table:table-cell office:value-type="float" office:value="1.45804345061814" calcext:value-type="float">
            <text:p>1.45804345061814</text:p>
          </table:table-cell>
          <table:table-cell table:formula="of:=16.6666666667 / [.A213]" office:value-type="float" office:value="11.4308436141832" calcext:value-type="float">
            <text:p>11.4308436141832</text:p>
          </table:table-cell>
          <table:table-cell table:formula="of:=[.C212]" office:value-type="float" office:value="0.03" calcext:value-type="float">
            <text:p>0.03</text:p>
          </table:table-cell>
          <table:table-cell table:formula="of:=IF(([.B213]&lt;20)  AND ([.B213]&gt;2); (1-[.C213])*[.D212]+[.C213]*[.B213]; [.D212])" office:value-type="float" office:value="8.68874139140547" calcext:value-type="float">
            <text:p>8.68874139140547</text:p>
          </table:table-cell>
          <table:table-cell/>
          <table:table-cell table:formula="of:=MIN([.B213];20)" office:value-type="float" office:value="11.4308436141832" calcext:value-type="float">
            <text:p>11.4308436141832</text:p>
          </table:table-cell>
          <table:table-cell table:formula="of:=[.D213]" office:value-type="float" office:value="8.68874139140547" calcext:value-type="float">
            <text:p>8.68874139140547</text:p>
          </table:table-cell>
        </table:table-row>
        <table:table-row table:style-name="ro1">
          <table:table-cell office:value-type="float" office:value="1.94680202844002" calcext:value-type="float">
            <text:p>1.94680202844002</text:p>
          </table:table-cell>
          <table:table-cell table:formula="of:=16.6666666667 / [.A214]" office:value-type="float" office:value="8.56104854177448" calcext:value-type="float">
            <text:p>8.56104854177448</text:p>
          </table:table-cell>
          <table:table-cell table:formula="of:=[.C213]" office:value-type="float" office:value="0.03" calcext:value-type="float">
            <text:p>0.03</text:p>
          </table:table-cell>
          <table:table-cell table:formula="of:=IF(([.B214]&lt;20)  AND ([.B214]&gt;2); (1-[.C214])*[.D213]+[.C214]*[.B214]; [.D213])" office:value-type="float" office:value="8.68491060591654" calcext:value-type="float">
            <text:p>8.68491060591654</text:p>
          </table:table-cell>
          <table:table-cell/>
          <table:table-cell table:formula="of:=MIN([.B214];20)" office:value-type="float" office:value="8.56104854177448" calcext:value-type="float">
            <text:p>8.56104854177448</text:p>
          </table:table-cell>
          <table:table-cell table:formula="of:=[.D214]" office:value-type="float" office:value="8.68491060591654" calcext:value-type="float">
            <text:p>8.68491060591654</text:p>
          </table:table-cell>
        </table:table-row>
        <table:table-row table:style-name="ro1">
          <table:table-cell office:value-type="float" office:value="3.12912675613082" calcext:value-type="float">
            <text:p>3.12912675613082</text:p>
          </table:table-cell>
          <table:table-cell table:formula="of:=16.6666666667 / [.A215]" office:value-type="float" office:value="5.32629962466219" calcext:value-type="float">
            <text:p>5.32629962466219</text:p>
          </table:table-cell>
          <table:table-cell table:formula="of:=[.C214]" office:value-type="float" office:value="0.03" calcext:value-type="float">
            <text:p>0.03</text:p>
          </table:table-cell>
          <table:table-cell table:formula="of:=IF(([.B215]&lt;20)  AND ([.B215]&gt;2); (1-[.C215])*[.D214]+[.C215]*[.B215]; [.D214])" office:value-type="float" office:value="8.58415227647891" calcext:value-type="float">
            <text:p>8.58415227647891</text:p>
          </table:table-cell>
          <table:table-cell/>
          <table:table-cell table:formula="of:=MIN([.B215];20)" office:value-type="float" office:value="5.32629962466219" calcext:value-type="float">
            <text:p>5.32629962466219</text:p>
          </table:table-cell>
          <table:table-cell table:formula="of:=[.D215]" office:value-type="float" office:value="8.58415227647891" calcext:value-type="float">
            <text:p>8.58415227647891</text:p>
          </table:table-cell>
        </table:table-row>
        <table:table-row table:style-name="ro1">
          <table:table-cell office:value-type="float" office:value="2.96652985259476" calcext:value-type="float">
            <text:p>2.96652985259476</text:p>
          </table:table-cell>
          <table:table-cell table:formula="of:=16.6666666667 / [.A216]" office:value-type="float" office:value="5.61823662489761" calcext:value-type="float">
            <text:p>5.61823662489761</text:p>
          </table:table-cell>
          <table:table-cell table:formula="of:=[.C215]" office:value-type="float" office:value="0.03" calcext:value-type="float">
            <text:p>0.03</text:p>
          </table:table-cell>
          <table:table-cell table:formula="of:=IF(([.B216]&lt;20)  AND ([.B216]&gt;2); (1-[.C216])*[.D215]+[.C216]*[.B216]; [.D215])" office:value-type="float" office:value="8.49517480693147" calcext:value-type="float">
            <text:p>8.49517480693147</text:p>
          </table:table-cell>
          <table:table-cell/>
          <table:table-cell table:formula="of:=MIN([.B216];20)" office:value-type="float" office:value="5.61823662489761" calcext:value-type="float">
            <text:p>5.61823662489761</text:p>
          </table:table-cell>
          <table:table-cell table:formula="of:=[.D216]" office:value-type="float" office:value="8.49517480693147" calcext:value-type="float">
            <text:p>8.49517480693147</text:p>
          </table:table-cell>
        </table:table-row>
        <table:table-row table:style-name="ro1">
          <table:table-cell office:value-type="float" office:value="3.14568753490283" calcext:value-type="float">
            <text:p>3.14568753490283</text:p>
          </table:table-cell>
          <table:table-cell table:formula="of:=16.6666666667 / [.A217]" office:value-type="float" office:value="5.29825880090625" calcext:value-type="float">
            <text:p>5.29825880090625</text:p>
          </table:table-cell>
          <table:table-cell table:formula="of:=[.C216]" office:value-type="float" office:value="0.03" calcext:value-type="float">
            <text:p>0.03</text:p>
          </table:table-cell>
          <table:table-cell table:formula="of:=IF(([.B217]&lt;20)  AND ([.B217]&gt;2); (1-[.C217])*[.D216]+[.C217]*[.B217]; [.D216])" office:value-type="float" office:value="8.39926732675071" calcext:value-type="float">
            <text:p>8.39926732675071</text:p>
          </table:table-cell>
          <table:table-cell/>
          <table:table-cell table:formula="of:=MIN([.B217];20)" office:value-type="float" office:value="5.29825880090625" calcext:value-type="float">
            <text:p>5.29825880090625</text:p>
          </table:table-cell>
          <table:table-cell table:formula="of:=[.D217]" office:value-type="float" office:value="8.39926732675071" calcext:value-type="float">
            <text:p>8.39926732675071</text:p>
          </table:table-cell>
        </table:table-row>
        <table:table-row table:style-name="ro1">
          <table:table-cell office:value-type="float" office:value="2.07546358277845" calcext:value-type="float">
            <text:p>2.07546358277845</text:p>
          </table:table-cell>
          <table:table-cell table:formula="of:=16.6666666667 / [.A218]" office:value-type="float" office:value="8.03033442985693" calcext:value-type="float">
            <text:p>8.03033442985693</text:p>
          </table:table-cell>
          <table:table-cell table:formula="of:=[.C217]" office:value-type="float" office:value="0.03" calcext:value-type="float">
            <text:p>0.03</text:p>
          </table:table-cell>
          <table:table-cell table:formula="of:=IF(([.B218]&lt;20)  AND ([.B218]&gt;2); (1-[.C218])*[.D217]+[.C218]*[.B218]; [.D217])" office:value-type="float" office:value="8.3881993398439" calcext:value-type="float">
            <text:p>8.3881993398439</text:p>
          </table:table-cell>
          <table:table-cell/>
          <table:table-cell table:formula="of:=MIN([.B218];20)" office:value-type="float" office:value="8.03033442985693" calcext:value-type="float">
            <text:p>8.03033442985693</text:p>
          </table:table-cell>
          <table:table-cell table:formula="of:=[.D218]" office:value-type="float" office:value="8.3881993398439" calcext:value-type="float">
            <text:p>8.3881993398439</text:p>
          </table:table-cell>
        </table:table-row>
        <table:table-row table:style-name="ro1">
          <table:table-cell office:value-type="float" office:value="2.01064896458563" calcext:value-type="float">
            <text:p>2.01064896458563</text:p>
          </table:table-cell>
          <table:table-cell table:formula="of:=16.6666666667 / [.A219]" office:value-type="float" office:value="8.28919764725553" calcext:value-type="float">
            <text:p>8.28919764725553</text:p>
          </table:table-cell>
          <table:table-cell table:formula="of:=[.C218]" office:value-type="float" office:value="0.03" calcext:value-type="float">
            <text:p>0.03</text:p>
          </table:table-cell>
          <table:table-cell table:formula="of:=IF(([.B219]&lt;20)  AND ([.B219]&gt;2); (1-[.C219])*[.D218]+[.C219]*[.B219]; [.D218])" office:value-type="float" office:value="8.38522928906625" calcext:value-type="float">
            <text:p>8.38522928906625</text:p>
          </table:table-cell>
          <table:table-cell/>
          <table:table-cell table:formula="of:=MIN([.B219];20)" office:value-type="float" office:value="8.28919764725553" calcext:value-type="float">
            <text:p>8.28919764725553</text:p>
          </table:table-cell>
          <table:table-cell table:formula="of:=[.D219]" office:value-type="float" office:value="8.38522928906625" calcext:value-type="float">
            <text:p>8.38522928906625</text:p>
          </table:table-cell>
        </table:table-row>
        <table:table-row table:style-name="ro1">
          <table:table-cell office:value-type="float" office:value="2.1072609412735" calcext:value-type="float">
            <text:p>2.1072609412735</text:p>
          </table:table-cell>
          <table:table-cell table:formula="of:=16.6666666667 / [.A220]" office:value-type="float" office:value="7.90916129097314" calcext:value-type="float">
            <text:p>7.90916129097314</text:p>
          </table:table-cell>
          <table:table-cell table:formula="of:=[.C219]" office:value-type="float" office:value="0.03" calcext:value-type="float">
            <text:p>0.03</text:p>
          </table:table-cell>
          <table:table-cell table:formula="of:=IF(([.B220]&lt;20)  AND ([.B220]&gt;2); (1-[.C220])*[.D219]+[.C220]*[.B220]; [.D219])" office:value-type="float" office:value="8.37094724912345" calcext:value-type="float">
            <text:p>8.37094724912345</text:p>
          </table:table-cell>
          <table:table-cell/>
          <table:table-cell table:formula="of:=MIN([.B220];20)" office:value-type="float" office:value="7.90916129097314" calcext:value-type="float">
            <text:p>7.90916129097314</text:p>
          </table:table-cell>
          <table:table-cell table:formula="of:=[.D220]" office:value-type="float" office:value="8.37094724912345" calcext:value-type="float">
            <text:p>8.37094724912345</text:p>
          </table:table-cell>
        </table:table-row>
        <table:table-row table:style-name="ro1">
          <table:table-cell office:value-type="float" office:value="2.37428548945183" calcext:value-type="float">
            <text:p>2.37428548945183</text:p>
          </table:table-cell>
          <table:table-cell table:formula="of:=16.6666666667 / [.A221]" office:value-type="float" office:value="7.01965569883847" calcext:value-type="float">
            <text:p>7.01965569883847</text:p>
          </table:table-cell>
          <table:table-cell table:formula="of:=[.C220]" office:value-type="float" office:value="0.03" calcext:value-type="float">
            <text:p>0.03</text:p>
          </table:table-cell>
          <table:table-cell table:formula="of:=IF(([.B221]&lt;20)  AND ([.B221]&gt;2); (1-[.C221])*[.D220]+[.C221]*[.B221]; [.D220])" office:value-type="float" office:value="8.3304085026149" calcext:value-type="float">
            <text:p>8.3304085026149</text:p>
          </table:table-cell>
          <table:table-cell/>
          <table:table-cell table:formula="of:=MIN([.B221];20)" office:value-type="float" office:value="7.01965569883847" calcext:value-type="float">
            <text:p>7.01965569883847</text:p>
          </table:table-cell>
          <table:table-cell table:formula="of:=[.D221]" office:value-type="float" office:value="8.3304085026149" calcext:value-type="float">
            <text:p>8.3304085026149</text:p>
          </table:table-cell>
        </table:table-row>
        <table:table-row table:style-name="ro1">
          <table:table-cell office:value-type="float" office:value="2.73917948357815" calcext:value-type="float">
            <text:p>2.73917948357815</text:p>
          </table:table-cell>
          <table:table-cell table:formula="of:=16.6666666667 / [.A222]" office:value-type="float" office:value="6.08454713048909" calcext:value-type="float">
            <text:p>6.08454713048909</text:p>
          </table:table-cell>
          <table:table-cell table:formula="of:=[.C221]" office:value-type="float" office:value="0.03" calcext:value-type="float">
            <text:p>0.03</text:p>
          </table:table-cell>
          <table:table-cell table:formula="of:=IF(([.B222]&lt;20)  AND ([.B222]&gt;2); (1-[.C222])*[.D221]+[.C222]*[.B222]; [.D221])" office:value-type="float" office:value="8.26303266145113" calcext:value-type="float">
            <text:p>8.26303266145113</text:p>
          </table:table-cell>
          <table:table-cell/>
          <table:table-cell table:formula="of:=MIN([.B222];20)" office:value-type="float" office:value="6.08454713048909" calcext:value-type="float">
            <text:p>6.08454713048909</text:p>
          </table:table-cell>
          <table:table-cell table:formula="of:=[.D222]" office:value-type="float" office:value="8.26303266145113" calcext:value-type="float">
            <text:p>8.26303266145113</text:p>
          </table:table-cell>
        </table:table-row>
        <table:table-row table:style-name="ro1">
          <table:table-cell office:value-type="float" office:value="2.51441354309643" calcext:value-type="float">
            <text:p>2.51441354309643</text:p>
          </table:table-cell>
          <table:table-cell table:formula="of:=16.6666666667 / [.A223]" office:value-type="float" office:value="6.62845088170162" calcext:value-type="float">
            <text:p>6.62845088170162</text:p>
          </table:table-cell>
          <table:table-cell table:formula="of:=[.C222]" office:value-type="float" office:value="0.03" calcext:value-type="float">
            <text:p>0.03</text:p>
          </table:table-cell>
          <table:table-cell table:formula="of:=IF(([.B223]&lt;20)  AND ([.B223]&gt;2); (1-[.C223])*[.D222]+[.C223]*[.B223]; [.D222])" office:value-type="float" office:value="8.21399520805864" calcext:value-type="float">
            <text:p>8.21399520805864</text:p>
          </table:table-cell>
          <table:table-cell/>
          <table:table-cell table:formula="of:=MIN([.B223];20)" office:value-type="float" office:value="6.62845088170162" calcext:value-type="float">
            <text:p>6.62845088170162</text:p>
          </table:table-cell>
          <table:table-cell table:formula="of:=[.D223]" office:value-type="float" office:value="8.21399520805864" calcext:value-type="float">
            <text:p>8.21399520805864</text:p>
          </table:table-cell>
        </table:table-row>
        <table:table-row table:style-name="ro1">
          <table:table-cell office:value-type="float" office:value="2.26132701600859" calcext:value-type="float">
            <text:p>2.26132701600859</text:p>
          </table:table-cell>
          <table:table-cell table:formula="of:=16.6666666667 / [.A224]" office:value-type="float" office:value="7.37030360877124" calcext:value-type="float">
            <text:p>7.37030360877124</text:p>
          </table:table-cell>
          <table:table-cell table:formula="of:=[.C223]" office:value-type="float" office:value="0.03" calcext:value-type="float">
            <text:p>0.03</text:p>
          </table:table-cell>
          <table:table-cell table:formula="of:=IF(([.B224]&lt;20)  AND ([.B224]&gt;2); (1-[.C224])*[.D223]+[.C224]*[.B224]; [.D223])" office:value-type="float" office:value="8.18868446008002" calcext:value-type="float">
            <text:p>8.18868446008002</text:p>
          </table:table-cell>
          <table:table-cell/>
          <table:table-cell table:formula="of:=MIN([.B224];20)" office:value-type="float" office:value="7.37030360877124" calcext:value-type="float">
            <text:p>7.37030360877124</text:p>
          </table:table-cell>
          <table:table-cell table:formula="of:=[.D224]" office:value-type="float" office:value="8.18868446008002" calcext:value-type="float">
            <text:p>8.18868446008002</text:p>
          </table:table-cell>
        </table:table-row>
        <table:table-row table:style-name="ro1">
          <table:table-cell office:value-type="float" office:value="2.07598730791642" calcext:value-type="float">
            <text:p>2.07598730791642</text:p>
          </table:table-cell>
          <table:table-cell table:formula="of:=16.6666666667 / [.A225]" office:value-type="float" office:value="8.02830855619613" calcext:value-type="float">
            <text:p>8.02830855619613</text:p>
          </table:table-cell>
          <table:table-cell table:formula="of:=[.C224]" office:value-type="float" office:value="0.03" calcext:value-type="float">
            <text:p>0.03</text:p>
          </table:table-cell>
          <table:table-cell table:formula="of:=IF(([.B225]&lt;20)  AND ([.B225]&gt;2); (1-[.C225])*[.D224]+[.C225]*[.B225]; [.D224])" office:value-type="float" office:value="8.1838731829635" calcext:value-type="float">
            <text:p>8.1838731829635</text:p>
          </table:table-cell>
          <table:table-cell/>
          <table:table-cell table:formula="of:=MIN([.B225];20)" office:value-type="float" office:value="8.02830855619613" calcext:value-type="float">
            <text:p>8.02830855619613</text:p>
          </table:table-cell>
          <table:table-cell table:formula="of:=[.D225]" office:value-type="float" office:value="8.1838731829635" calcext:value-type="float">
            <text:p>8.1838731829635</text:p>
          </table:table-cell>
        </table:table-row>
        <table:table-row table:style-name="ro1">
          <table:table-cell office:value-type="float" office:value="2.2860748026733" calcext:value-type="float">
            <text:p>2.2860748026733</text:p>
          </table:table-cell>
          <table:table-cell table:formula="of:=16.6666666667 / [.A226]" office:value-type="float" office:value="7.29051676139831" calcext:value-type="float">
            <text:p>7.29051676139831</text:p>
          </table:table-cell>
          <table:table-cell table:formula="of:=[.C225]" office:value-type="float" office:value="0.03" calcext:value-type="float">
            <text:p>0.03</text:p>
          </table:table-cell>
          <table:table-cell table:formula="of:=IF(([.B226]&lt;20)  AND ([.B226]&gt;2); (1-[.C226])*[.D225]+[.C226]*[.B226]; [.D225])" office:value-type="float" office:value="8.15707249031655" calcext:value-type="float">
            <text:p>8.15707249031655</text:p>
          </table:table-cell>
          <table:table-cell/>
          <table:table-cell table:formula="of:=MIN([.B226];20)" office:value-type="float" office:value="7.29051676139831" calcext:value-type="float">
            <text:p>7.29051676139831</text:p>
          </table:table-cell>
          <table:table-cell table:formula="of:=[.D226]" office:value-type="float" office:value="8.15707249031655" calcext:value-type="float">
            <text:p>8.15707249031655</text:p>
          </table:table-cell>
        </table:table-row>
        <table:table-row table:style-name="ro1">
          <table:table-cell office:value-type="float" office:value="2.10679657614586" calcext:value-type="float">
            <text:p>2.10679657614586</text:p>
          </table:table-cell>
          <table:table-cell table:formula="of:=16.6666666667 / [.A227]" office:value-type="float" office:value="7.91090457209196" calcext:value-type="float">
            <text:p>7.91090457209196</text:p>
          </table:table-cell>
          <table:table-cell table:formula="of:=[.C226]" office:value-type="float" office:value="0.03" calcext:value-type="float">
            <text:p>0.03</text:p>
          </table:table-cell>
          <table:table-cell table:formula="of:=IF(([.B227]&lt;20)  AND ([.B227]&gt;2); (1-[.C227])*[.D226]+[.C227]*[.B227]; [.D226])" office:value-type="float" office:value="8.14968745276981" calcext:value-type="float">
            <text:p>8.14968745276981</text:p>
          </table:table-cell>
          <table:table-cell/>
          <table:table-cell table:formula="of:=MIN([.B227];20)" office:value-type="float" office:value="7.91090457209196" calcext:value-type="float">
            <text:p>7.91090457209196</text:p>
          </table:table-cell>
          <table:table-cell table:formula="of:=[.D227]" office:value-type="float" office:value="8.14968745276981" calcext:value-type="float">
            <text:p>8.14968745276981</text:p>
          </table:table-cell>
        </table:table-row>
        <table:table-row table:style-name="ro1">
          <table:table-cell office:value-type="float" office:value="1.8653167322223" calcext:value-type="float">
            <text:p>1.8653167322223</text:p>
          </table:table-cell>
          <table:table-cell table:formula="of:=16.6666666667 / [.A228]" office:value-type="float" office:value="8.93503305835017" calcext:value-type="float">
            <text:p>8.93503305835017</text:p>
          </table:table-cell>
          <table:table-cell table:formula="of:=[.C227]" office:value-type="float" office:value="0.03" calcext:value-type="float">
            <text:p>0.03</text:p>
          </table:table-cell>
          <table:table-cell table:formula="of:=IF(([.B228]&lt;20)  AND ([.B228]&gt;2); (1-[.C228])*[.D227]+[.C228]*[.B228]; [.D227])" office:value-type="float" office:value="8.17324782093722" calcext:value-type="float">
            <text:p>8.17324782093722</text:p>
          </table:table-cell>
          <table:table-cell/>
          <table:table-cell table:formula="of:=MIN([.B228];20)" office:value-type="float" office:value="8.93503305835017" calcext:value-type="float">
            <text:p>8.93503305835017</text:p>
          </table:table-cell>
          <table:table-cell table:formula="of:=[.D228]" office:value-type="float" office:value="8.17324782093722" calcext:value-type="float">
            <text:p>8.17324782093722</text:p>
          </table:table-cell>
        </table:table-row>
        <table:table-row table:style-name="ro1">
          <table:table-cell office:value-type="float" office:value="1.83351142392868" calcext:value-type="float">
            <text:p>1.83351142392868</text:p>
          </table:table-cell>
          <table:table-cell table:formula="of:=16.6666666667 / [.A229]" office:value-type="float" office:value="9.09002608284172" calcext:value-type="float">
            <text:p>9.09002608284172</text:p>
          </table:table-cell>
          <table:table-cell table:formula="of:=[.C228]" office:value-type="float" office:value="0.03" calcext:value-type="float">
            <text:p>0.03</text:p>
          </table:table-cell>
          <table:table-cell table:formula="of:=IF(([.B229]&lt;20)  AND ([.B229]&gt;2); (1-[.C229])*[.D228]+[.C229]*[.B229]; [.D228])" office:value-type="float" office:value="8.20075116879435" calcext:value-type="float">
            <text:p>8.20075116879435</text:p>
          </table:table-cell>
          <table:table-cell/>
          <table:table-cell table:formula="of:=MIN([.B229];20)" office:value-type="float" office:value="9.09002608284172" calcext:value-type="float">
            <text:p>9.09002608284172</text:p>
          </table:table-cell>
          <table:table-cell table:formula="of:=[.D229]" office:value-type="float" office:value="8.20075116879435" calcext:value-type="float">
            <text:p>8.20075116879435</text:p>
          </table:table-cell>
        </table:table-row>
        <table:table-row table:style-name="ro1">
          <table:table-cell office:value-type="float" office:value="1.67622613042567" calcext:value-type="float">
            <text:p>1.67622613042567</text:p>
          </table:table-cell>
          <table:table-cell table:formula="of:=16.6666666667 / [.A230]" office:value-type="float" office:value="9.9429703213537" calcext:value-type="float">
            <text:p>9.9429703213537</text:p>
          </table:table-cell>
          <table:table-cell table:formula="of:=[.C229]" office:value-type="float" office:value="0.03" calcext:value-type="float">
            <text:p>0.03</text:p>
          </table:table-cell>
          <table:table-cell table:formula="of:=IF(([.B230]&lt;20)  AND ([.B230]&gt;2); (1-[.C230])*[.D229]+[.C230]*[.B230]; [.D229])" office:value-type="float" office:value="8.25301774337113" calcext:value-type="float">
            <text:p>8.25301774337113</text:p>
          </table:table-cell>
          <table:table-cell/>
          <table:table-cell table:formula="of:=MIN([.B230];20)" office:value-type="float" office:value="9.9429703213537" calcext:value-type="float">
            <text:p>9.9429703213537</text:p>
          </table:table-cell>
          <table:table-cell table:formula="of:=[.D230]" office:value-type="float" office:value="8.25301774337113" calcext:value-type="float">
            <text:p>8.25301774337113</text:p>
          </table:table-cell>
        </table:table-row>
        <table:table-row table:style-name="ro1">
          <table:table-cell office:value-type="float" office:value="2.39804983002361" calcext:value-type="float">
            <text:p>2.39804983002361</text:p>
          </table:table-cell>
          <table:table-cell table:formula="of:=16.6666666667 / [.A231]" office:value-type="float" office:value="6.95009188634581" calcext:value-type="float">
            <text:p>6.95009188634581</text:p>
          </table:table-cell>
          <table:table-cell table:formula="of:=[.C230]" office:value-type="float" office:value="0.03" calcext:value-type="float">
            <text:p>0.03</text:p>
          </table:table-cell>
          <table:table-cell table:formula="of:=IF(([.B231]&lt;20)  AND ([.B231]&gt;2); (1-[.C231])*[.D230]+[.C231]*[.B231]; [.D230])" office:value-type="float" office:value="8.21392996766037" calcext:value-type="float">
            <text:p>8.21392996766037</text:p>
          </table:table-cell>
          <table:table-cell/>
          <table:table-cell table:formula="of:=MIN([.B231];20)" office:value-type="float" office:value="6.95009188634581" calcext:value-type="float">
            <text:p>6.95009188634581</text:p>
          </table:table-cell>
          <table:table-cell table:formula="of:=[.D231]" office:value-type="float" office:value="8.21392996766037" calcext:value-type="float">
            <text:p>8.21392996766037</text:p>
          </table:table-cell>
        </table:table-row>
        <table:table-row table:style-name="ro1">
          <table:table-cell office:value-type="float" office:value="2.25638023001913" calcext:value-type="float">
            <text:p>2.25638023001913</text:p>
          </table:table-cell>
          <table:table-cell table:formula="of:=16.6666666667 / [.A232]" office:value-type="float" office:value="7.3864619291398" calcext:value-type="float">
            <text:p>7.3864619291398</text:p>
          </table:table-cell>
          <table:table-cell table:formula="of:=[.C231]" office:value-type="float" office:value="0.03" calcext:value-type="float">
            <text:p>0.03</text:p>
          </table:table-cell>
          <table:table-cell table:formula="of:=IF(([.B232]&lt;20)  AND ([.B232]&gt;2); (1-[.C232])*[.D231]+[.C232]*[.B232]; [.D231])" office:value-type="float" office:value="8.18910592650476" calcext:value-type="float">
            <text:p>8.18910592650476</text:p>
          </table:table-cell>
          <table:table-cell/>
          <table:table-cell table:formula="of:=MIN([.B232];20)" office:value-type="float" office:value="7.3864619291398" calcext:value-type="float">
            <text:p>7.3864619291398</text:p>
          </table:table-cell>
          <table:table-cell table:formula="of:=[.D232]" office:value-type="float" office:value="8.18910592650476" calcext:value-type="float">
            <text:p>8.18910592650476</text:p>
          </table:table-cell>
        </table:table-row>
        <table:table-row table:style-name="ro1">
          <table:table-cell office:value-type="float" office:value="0.821774139676508" calcext:value-type="float">
            <text:p>0.821774139676508</text:p>
          </table:table-cell>
          <table:table-cell table:formula="of:=16.6666666667 / [.A233]" office:value-type="float" office:value="20.2813228866764" calcext:value-type="float">
            <text:p>20.2813228866764</text:p>
          </table:table-cell>
          <table:table-cell table:formula="of:=[.C232]" office:value-type="float" office:value="0.03" calcext:value-type="float">
            <text:p>0.03</text:p>
          </table:table-cell>
          <table:table-cell table:formula="of:=IF(([.B233]&lt;20)  AND ([.B233]&gt;2); (1-[.C233])*[.D232]+[.C233]*[.B233]; [.D232])" office:value-type="float" office:value="8.18910592650476" calcext:value-type="float">
            <text:p>8.18910592650476</text:p>
          </table:table-cell>
          <table:table-cell/>
          <table:table-cell table:formula="of:=MIN([.B233];20)" office:value-type="float" office:value="20" calcext:value-type="float">
            <text:p>20</text:p>
          </table:table-cell>
          <table:table-cell table:formula="of:=[.D233]" office:value-type="float" office:value="8.18910592650476" calcext:value-type="float">
            <text:p>8.18910592650476</text:p>
          </table:table-cell>
        </table:table-row>
        <table:table-row table:style-name="ro1">
          <table:table-cell office:value-type="float" office:value="2.54989496140817" calcext:value-type="float">
            <text:p>2.54989496140817</text:p>
          </table:table-cell>
          <table:table-cell table:formula="of:=16.6666666667 / [.A234]" office:value-type="float" office:value="6.5362169496958" calcext:value-type="float">
            <text:p>6.5362169496958</text:p>
          </table:table-cell>
          <table:table-cell table:formula="of:=[.C233]" office:value-type="float" office:value="0.03" calcext:value-type="float">
            <text:p>0.03</text:p>
          </table:table-cell>
          <table:table-cell table:formula="of:=IF(([.B234]&lt;20)  AND ([.B234]&gt;2); (1-[.C234])*[.D233]+[.C234]*[.B234]; [.D233])" office:value-type="float" office:value="8.13951925720049" calcext:value-type="float">
            <text:p>8.13951925720049</text:p>
          </table:table-cell>
          <table:table-cell/>
          <table:table-cell table:formula="of:=MIN([.B234];20)" office:value-type="float" office:value="6.5362169496958" calcext:value-type="float">
            <text:p>6.5362169496958</text:p>
          </table:table-cell>
          <table:table-cell table:formula="of:=[.D234]" office:value-type="float" office:value="8.13951925720049" calcext:value-type="float">
            <text:p>8.13951925720049</text:p>
          </table:table-cell>
        </table:table-row>
        <table:table-row table:style-name="ro1">
          <table:table-cell office:value-type="float" office:value="2.09217760241354" calcext:value-type="float">
            <text:p>2.09217760241354</text:p>
          </table:table-cell>
          <table:table-cell table:formula="of:=16.6666666667 / [.A235]" office:value-type="float" office:value="7.96618157439087" calcext:value-type="float">
            <text:p>7.96618157439087</text:p>
          </table:table-cell>
          <table:table-cell table:formula="of:=[.C234]" office:value-type="float" office:value="0.03" calcext:value-type="float">
            <text:p>0.03</text:p>
          </table:table-cell>
          <table:table-cell table:formula="of:=IF(([.B235]&lt;20)  AND ([.B235]&gt;2); (1-[.C235])*[.D234]+[.C235]*[.B235]; [.D234])" office:value-type="float" office:value="8.1343191267162" calcext:value-type="float">
            <text:p>8.1343191267162</text:p>
          </table:table-cell>
          <table:table-cell/>
          <table:table-cell table:formula="of:=MIN([.B235];20)" office:value-type="float" office:value="7.96618157439087" calcext:value-type="float">
            <text:p>7.96618157439087</text:p>
          </table:table-cell>
          <table:table-cell table:formula="of:=[.D235]" office:value-type="float" office:value="8.1343191267162" calcext:value-type="float">
            <text:p>8.1343191267162</text:p>
          </table:table-cell>
        </table:table-row>
        <table:table-row table:style-name="ro1">
          <table:table-cell office:value-type="float" office:value="1.8190456456676" calcext:value-type="float">
            <text:p>1.8190456456676</text:p>
          </table:table-cell>
          <table:table-cell table:formula="of:=16.6666666667 / [.A236]" office:value-type="float" office:value="9.16231360460623" calcext:value-type="float">
            <text:p>9.16231360460623</text:p>
          </table:table-cell>
          <table:table-cell table:formula="of:=[.C235]" office:value-type="float" office:value="0.03" calcext:value-type="float">
            <text:p>0.03</text:p>
          </table:table-cell>
          <table:table-cell table:formula="of:=IF(([.B236]&lt;20)  AND ([.B236]&gt;2); (1-[.C236])*[.D235]+[.C236]*[.B236]; [.D235])" office:value-type="float" office:value="8.1651589610529" calcext:value-type="float">
            <text:p>8.1651589610529</text:p>
          </table:table-cell>
          <table:table-cell/>
          <table:table-cell table:formula="of:=MIN([.B236];20)" office:value-type="float" office:value="9.16231360460623" calcext:value-type="float">
            <text:p>9.16231360460623</text:p>
          </table:table-cell>
          <table:table-cell table:formula="of:=[.D236]" office:value-type="float" office:value="8.1651589610529" calcext:value-type="float">
            <text:p>8.1651589610529</text:p>
          </table:table-cell>
        </table:table-row>
        <table:table-row table:style-name="ro1">
          <table:table-cell office:value-type="float" office:value="2.04406207567482" calcext:value-type="float">
            <text:p>2.04406207567482</text:p>
          </table:table-cell>
          <table:table-cell table:formula="of:=16.6666666667 / [.A237]" office:value-type="float" office:value="8.15369888470619" calcext:value-type="float">
            <text:p>8.15369888470619</text:p>
          </table:table-cell>
          <table:table-cell table:formula="of:=[.C236]" office:value-type="float" office:value="0.03" calcext:value-type="float">
            <text:p>0.03</text:p>
          </table:table-cell>
          <table:table-cell table:formula="of:=IF(([.B237]&lt;20)  AND ([.B237]&gt;2); (1-[.C237])*[.D236]+[.C237]*[.B237]; [.D236])" office:value-type="float" office:value="8.1648151587625" calcext:value-type="float">
            <text:p>8.1648151587625</text:p>
          </table:table-cell>
          <table:table-cell/>
          <table:table-cell table:formula="of:=MIN([.B237];20)" office:value-type="float" office:value="8.15369888470619" calcext:value-type="float">
            <text:p>8.15369888470619</text:p>
          </table:table-cell>
          <table:table-cell table:formula="of:=[.D237]" office:value-type="float" office:value="8.1648151587625" calcext:value-type="float">
            <text:p>8.1648151587625</text:p>
          </table:table-cell>
        </table:table-row>
        <table:table-row table:style-name="ro1">
          <table:table-cell office:value-type="float" office:value="2.19027429582215" calcext:value-type="float">
            <text:p>2.19027429582215</text:p>
          </table:table-cell>
          <table:table-cell table:formula="of:=16.6666666667 / [.A238]" office:value-type="float" office:value="7.60939700497371" calcext:value-type="float">
            <text:p>7.60939700497371</text:p>
          </table:table-cell>
          <table:table-cell table:formula="of:=[.C237]" office:value-type="float" office:value="0.03" calcext:value-type="float">
            <text:p>0.03</text:p>
          </table:table-cell>
          <table:table-cell table:formula="of:=IF(([.B238]&lt;20)  AND ([.B238]&gt;2); (1-[.C238])*[.D237]+[.C238]*[.B238]; [.D237])" office:value-type="float" office:value="8.14815261414884" calcext:value-type="float">
            <text:p>8.14815261414884</text:p>
          </table:table-cell>
          <table:table-cell/>
          <table:table-cell table:formula="of:=MIN([.B238];20)" office:value-type="float" office:value="7.60939700497371" calcext:value-type="float">
            <text:p>7.60939700497371</text:p>
          </table:table-cell>
          <table:table-cell table:formula="of:=[.D238]" office:value-type="float" office:value="8.14815261414884" calcext:value-type="float">
            <text:p>8.14815261414884</text:p>
          </table:table-cell>
        </table:table-row>
        <table:table-row table:style-name="ro1">
          <table:table-cell office:value-type="float" office:value="1.84718968383988" calcext:value-type="float">
            <text:p>1.84718968383988</text:p>
          </table:table-cell>
          <table:table-cell table:formula="of:=16.6666666667 / [.A239]" office:value-type="float" office:value="9.02271532399093" calcext:value-type="float">
            <text:p>9.02271532399093</text:p>
          </table:table-cell>
          <table:table-cell table:formula="of:=[.C238]" office:value-type="float" office:value="0.03" calcext:value-type="float">
            <text:p>0.03</text:p>
          </table:table-cell>
          <table:table-cell table:formula="of:=IF(([.B239]&lt;20)  AND ([.B239]&gt;2); (1-[.C239])*[.D238]+[.C239]*[.B239]; [.D238])" office:value-type="float" office:value="8.1743894954441" calcext:value-type="float">
            <text:p>8.1743894954441</text:p>
          </table:table-cell>
          <table:table-cell/>
          <table:table-cell table:formula="of:=MIN([.B239];20)" office:value-type="float" office:value="9.02271532399093" calcext:value-type="float">
            <text:p>9.02271532399093</text:p>
          </table:table-cell>
          <table:table-cell table:formula="of:=[.D239]" office:value-type="float" office:value="8.1743894954441" calcext:value-type="float">
            <text:p>8.1743894954441</text:p>
          </table:table-cell>
        </table:table-row>
        <table:table-row table:style-name="ro1">
          <table:table-cell office:value-type="float" office:value="1.89440890005921" calcext:value-type="float">
            <text:p>1.89440890005921</text:p>
          </table:table-cell>
          <table:table-cell table:formula="of:=16.6666666667 / [.A240]" office:value-type="float" office:value="8.79781902744391" calcext:value-type="float">
            <text:p>8.79781902744391</text:p>
          </table:table-cell>
          <table:table-cell table:formula="of:=[.C239]" office:value-type="float" office:value="0.03" calcext:value-type="float">
            <text:p>0.03</text:p>
          </table:table-cell>
          <table:table-cell table:formula="of:=IF(([.B240]&lt;20)  AND ([.B240]&gt;2); (1-[.C240])*[.D239]+[.C240]*[.B240]; [.D239])" office:value-type="float" office:value="8.19309238140409" calcext:value-type="float">
            <text:p>8.19309238140409</text:p>
          </table:table-cell>
          <table:table-cell/>
          <table:table-cell table:formula="of:=MIN([.B240];20)" office:value-type="float" office:value="8.79781902744391" calcext:value-type="float">
            <text:p>8.79781902744391</text:p>
          </table:table-cell>
          <table:table-cell table:formula="of:=[.D240]" office:value-type="float" office:value="8.19309238140409" calcext:value-type="float">
            <text:p>8.19309238140409</text:p>
          </table:table-cell>
        </table:table-row>
        <table:table-row table:style-name="ro1">
          <table:table-cell office:value-type="float" office:value="1.72523084441261" calcext:value-type="float">
            <text:p>1.72523084441261</text:p>
          </table:table-cell>
          <table:table-cell table:formula="of:=16.6666666667 / [.A241]" office:value-type="float" office:value="9.66054294744219" calcext:value-type="float">
            <text:p>9.66054294744219</text:p>
          </table:table-cell>
          <table:table-cell table:formula="of:=[.C240]" office:value-type="float" office:value="0.03" calcext:value-type="float">
            <text:p>0.03</text:p>
          </table:table-cell>
          <table:table-cell table:formula="of:=IF(([.B241]&lt;20)  AND ([.B241]&gt;2); (1-[.C241])*[.D240]+[.C241]*[.B241]; [.D240])" office:value-type="float" office:value="8.23711589838523" calcext:value-type="float">
            <text:p>8.23711589838523</text:p>
          </table:table-cell>
          <table:table-cell/>
          <table:table-cell table:formula="of:=MIN([.B241];20)" office:value-type="float" office:value="9.66054294744219" calcext:value-type="float">
            <text:p>9.66054294744219</text:p>
          </table:table-cell>
          <table:table-cell table:formula="of:=[.D241]" office:value-type="float" office:value="8.23711589838523" calcext:value-type="float">
            <text:p>8.23711589838523</text:p>
          </table:table-cell>
        </table:table-row>
        <table:table-row table:style-name="ro1">
          <table:table-cell office:value-type="float" office:value="1.94187433728528" calcext:value-type="float">
            <text:p>1.94187433728528</text:p>
          </table:table-cell>
          <table:table-cell table:formula="of:=16.6666666667 / [.A242]" office:value-type="float" office:value="8.58277301815514" calcext:value-type="float">
            <text:p>8.58277301815514</text:p>
          </table:table-cell>
          <table:table-cell table:formula="of:=[.C241]" office:value-type="float" office:value="0.03" calcext:value-type="float">
            <text:p>0.03</text:p>
          </table:table-cell>
          <table:table-cell table:formula="of:=IF(([.B242]&lt;20)  AND ([.B242]&gt;2); (1-[.C242])*[.D241]+[.C242]*[.B242]; [.D241])" office:value-type="float" office:value="8.24748561197833" calcext:value-type="float">
            <text:p>8.24748561197833</text:p>
          </table:table-cell>
          <table:table-cell/>
          <table:table-cell table:formula="of:=MIN([.B242];20)" office:value-type="float" office:value="8.58277301815514" calcext:value-type="float">
            <text:p>8.58277301815514</text:p>
          </table:table-cell>
          <table:table-cell table:formula="of:=[.D242]" office:value-type="float" office:value="8.24748561197833" calcext:value-type="float">
            <text:p>8.24748561197833</text:p>
          </table:table-cell>
        </table:table-row>
        <table:table-row table:style-name="ro1">
          <table:table-cell office:value-type="float" office:value="1.82136940178428" calcext:value-type="float">
            <text:p>1.82136940178428</text:p>
          </table:table-cell>
          <table:table-cell table:formula="of:=16.6666666667 / [.A243]" office:value-type="float" office:value="9.15062405812503" calcext:value-type="float">
            <text:p>9.15062405812503</text:p>
          </table:table-cell>
          <table:table-cell table:formula="of:=[.C242]" office:value-type="float" office:value="0.03" calcext:value-type="float">
            <text:p>0.03</text:p>
          </table:table-cell>
          <table:table-cell table:formula="of:=IF(([.B243]&lt;20)  AND ([.B243]&gt;2); (1-[.C243])*[.D242]+[.C243]*[.B243]; [.D242])" office:value-type="float" office:value="8.27457976536273" calcext:value-type="float">
            <text:p>8.27457976536273</text:p>
          </table:table-cell>
          <table:table-cell/>
          <table:table-cell table:formula="of:=MIN([.B243];20)" office:value-type="float" office:value="9.15062405812503" calcext:value-type="float">
            <text:p>9.15062405812503</text:p>
          </table:table-cell>
          <table:table-cell table:formula="of:=[.D243]" office:value-type="float" office:value="8.27457976536273" calcext:value-type="float">
            <text:p>8.27457976536273</text:p>
          </table:table-cell>
        </table:table-row>
        <table:table-row table:style-name="ro1">
          <table:table-cell office:value-type="float" office:value="1.89385570093287" calcext:value-type="float">
            <text:p>1.89385570093287</text:p>
          </table:table-cell>
          <table:table-cell table:formula="of:=16.6666666667 / [.A244]" office:value-type="float" office:value="8.80038888838804" calcext:value-type="float">
            <text:p>8.80038888838804</text:p>
          </table:table-cell>
          <table:table-cell table:formula="of:=[.C243]" office:value-type="float" office:value="0.03" calcext:value-type="float">
            <text:p>0.03</text:p>
          </table:table-cell>
          <table:table-cell table:formula="of:=IF(([.B244]&lt;20)  AND ([.B244]&gt;2); (1-[.C244])*[.D243]+[.C244]*[.B244]; [.D243])" office:value-type="float" office:value="8.29035403905349" calcext:value-type="float">
            <text:p>8.29035403905349</text:p>
          </table:table-cell>
          <table:table-cell/>
          <table:table-cell table:formula="of:=MIN([.B244];20)" office:value-type="float" office:value="8.80038888838804" calcext:value-type="float">
            <text:p>8.80038888838804</text:p>
          </table:table-cell>
          <table:table-cell table:formula="of:=[.D244]" office:value-type="float" office:value="8.29035403905349" calcext:value-type="float">
            <text:p>8.29035403905349</text:p>
          </table:table-cell>
        </table:table-row>
        <table:table-row table:style-name="ro1">
          <table:table-cell office:value-type="float" office:value="2.21488305447069" calcext:value-type="float">
            <text:p>2.21488305447069</text:p>
          </table:table-cell>
          <table:table-cell table:formula="of:=16.6666666667 / [.A245]" office:value-type="float" office:value="7.5248517672564" calcext:value-type="float">
            <text:p>7.5248517672564</text:p>
          </table:table-cell>
          <table:table-cell table:formula="of:=[.C244]" office:value-type="float" office:value="0.03" calcext:value-type="float">
            <text:p>0.03</text:p>
          </table:table-cell>
          <table:table-cell table:formula="of:=IF(([.B245]&lt;20)  AND ([.B245]&gt;2); (1-[.C245])*[.D244]+[.C245]*[.B245]; [.D244])" office:value-type="float" office:value="8.26738897089958" calcext:value-type="float">
            <text:p>8.26738897089958</text:p>
          </table:table-cell>
          <table:table-cell/>
          <table:table-cell table:formula="of:=MIN([.B245];20)" office:value-type="float" office:value="7.5248517672564" calcext:value-type="float">
            <text:p>7.5248517672564</text:p>
          </table:table-cell>
          <table:table-cell table:formula="of:=[.D245]" office:value-type="float" office:value="8.26738897089958" calcext:value-type="float">
            <text:p>8.26738897089958</text:p>
          </table:table-cell>
        </table:table-row>
        <table:table-row table:style-name="ro1">
          <table:table-cell office:value-type="float" office:value="1.30726264449324" calcext:value-type="float">
            <text:p>1.30726264449324</text:p>
          </table:table-cell>
          <table:table-cell table:formula="of:=16.6666666667 / [.A246]" office:value-type="float" office:value="12.7492870211715" calcext:value-type="float">
            <text:p>12.7492870211715</text:p>
          </table:table-cell>
          <table:table-cell table:formula="of:=[.C245]" office:value-type="float" office:value="0.03" calcext:value-type="float">
            <text:p>0.03</text:p>
          </table:table-cell>
          <table:table-cell table:formula="of:=IF(([.B246]&lt;20)  AND ([.B246]&gt;2); (1-[.C246])*[.D245]+[.C246]*[.B246]; [.D245])" office:value-type="float" office:value="8.40184591240773" calcext:value-type="float">
            <text:p>8.40184591240773</text:p>
          </table:table-cell>
          <table:table-cell/>
          <table:table-cell table:formula="of:=MIN([.B246];20)" office:value-type="float" office:value="12.7492870211715" calcext:value-type="float">
            <text:p>12.7492870211715</text:p>
          </table:table-cell>
          <table:table-cell table:formula="of:=[.D246]" office:value-type="float" office:value="8.40184591240773" calcext:value-type="float">
            <text:p>8.40184591240773</text:p>
          </table:table-cell>
        </table:table-row>
        <table:table-row table:style-name="ro1">
          <table:table-cell office:value-type="float" office:value="1.96328551491174" calcext:value-type="float">
            <text:p>1.96328551491174</text:p>
          </table:table-cell>
          <table:table-cell table:formula="of:=16.6666666667 / [.A247]" office:value-type="float" office:value="8.48917110634786" calcext:value-type="float">
            <text:p>8.48917110634786</text:p>
          </table:table-cell>
          <table:table-cell table:formula="of:=[.C246]" office:value-type="float" office:value="0.03" calcext:value-type="float">
            <text:p>0.03</text:p>
          </table:table-cell>
          <table:table-cell table:formula="of:=IF(([.B247]&lt;20)  AND ([.B247]&gt;2); (1-[.C247])*[.D246]+[.C247]*[.B247]; [.D246])" office:value-type="float" office:value="8.40446566822594" calcext:value-type="float">
            <text:p>8.40446566822594</text:p>
          </table:table-cell>
          <table:table-cell/>
          <table:table-cell table:formula="of:=MIN([.B247];20)" office:value-type="float" office:value="8.48917110634786" calcext:value-type="float">
            <text:p>8.48917110634786</text:p>
          </table:table-cell>
          <table:table-cell table:formula="of:=[.D247]" office:value-type="float" office:value="8.40446566822594" calcext:value-type="float">
            <text:p>8.40446566822594</text:p>
          </table:table-cell>
        </table:table-row>
        <table:table-row table:style-name="ro1">
          <table:table-cell office:value-type="float" office:value="1.768459129798" calcext:value-type="float">
            <text:p>1.768459129798</text:p>
          </table:table-cell>
          <table:table-cell table:formula="of:=16.6666666667 / [.A248]" office:value-type="float" office:value="9.42440025097088" calcext:value-type="float">
            <text:p>9.42440025097088</text:p>
          </table:table-cell>
          <table:table-cell table:formula="of:=[.C247]" office:value-type="float" office:value="0.03" calcext:value-type="float">
            <text:p>0.03</text:p>
          </table:table-cell>
          <table:table-cell table:formula="of:=IF(([.B248]&lt;20)  AND ([.B248]&gt;2); (1-[.C248])*[.D247]+[.C248]*[.B248]; [.D247])" office:value-type="float" office:value="8.43506370570829" calcext:value-type="float">
            <text:p>8.43506370570829</text:p>
          </table:table-cell>
          <table:table-cell/>
          <table:table-cell table:formula="of:=MIN([.B248];20)" office:value-type="float" office:value="9.42440025097088" calcext:value-type="float">
            <text:p>9.42440025097088</text:p>
          </table:table-cell>
          <table:table-cell table:formula="of:=[.D248]" office:value-type="float" office:value="8.43506370570829" calcext:value-type="float">
            <text:p>8.43506370570829</text:p>
          </table:table-cell>
        </table:table-row>
        <table:table-row table:style-name="ro1">
          <table:table-cell office:value-type="float" office:value="1.72727269863204" calcext:value-type="float">
            <text:p>1.72727269863204</text:p>
          </table:table-cell>
          <table:table-cell table:formula="of:=16.6666666667 / [.A249]" office:value-type="float" office:value="9.64912296703329" calcext:value-type="float">
            <text:p>9.64912296703329</text:p>
          </table:table-cell>
          <table:table-cell table:formula="of:=[.C248]" office:value-type="float" office:value="0.03" calcext:value-type="float">
            <text:p>0.03</text:p>
          </table:table-cell>
          <table:table-cell table:formula="of:=IF(([.B249]&lt;20)  AND ([.B249]&gt;2); (1-[.C249])*[.D248]+[.C249]*[.B249]; [.D248])" office:value-type="float" office:value="8.47148548354804" calcext:value-type="float">
            <text:p>8.47148548354804</text:p>
          </table:table-cell>
          <table:table-cell/>
          <table:table-cell table:formula="of:=MIN([.B249];20)" office:value-type="float" office:value="9.64912296703329" calcext:value-type="float">
            <text:p>9.64912296703329</text:p>
          </table:table-cell>
          <table:table-cell table:formula="of:=[.D249]" office:value-type="float" office:value="8.47148548354804" calcext:value-type="float">
            <text:p>8.47148548354804</text:p>
          </table:table-cell>
        </table:table-row>
        <table:table-row table:style-name="ro1">
          <table:table-cell office:value-type="float" office:value="1.72806392581896" calcext:value-type="float">
            <text:p>1.72806392581896</text:p>
          </table:table-cell>
          <table:table-cell table:formula="of:=16.6666666667 / [.A250]" office:value-type="float" office:value="9.64470493115662" calcext:value-type="float">
            <text:p>9.64470493115662</text:p>
          </table:table-cell>
          <table:table-cell table:formula="of:=[.C249]" office:value-type="float" office:value="0.03" calcext:value-type="float">
            <text:p>0.03</text:p>
          </table:table-cell>
          <table:table-cell table:formula="of:=IF(([.B250]&lt;20)  AND ([.B250]&gt;2); (1-[.C250])*[.D249]+[.C250]*[.B250]; [.D249])" office:value-type="float" office:value="8.50668206697629" calcext:value-type="float">
            <text:p>8.50668206697629</text:p>
          </table:table-cell>
          <table:table-cell/>
          <table:table-cell table:formula="of:=MIN([.B250];20)" office:value-type="float" office:value="9.64470493115662" calcext:value-type="float">
            <text:p>9.64470493115662</text:p>
          </table:table-cell>
          <table:table-cell table:formula="of:=[.D250]" office:value-type="float" office:value="8.50668206697629" calcext:value-type="float">
            <text:p>8.50668206697629</text:p>
          </table:table-cell>
        </table:table-row>
        <table:table-row table:style-name="ro1">
          <table:table-cell office:value-type="float" office:value="1.79586326548603" calcext:value-type="float">
            <text:p>1.79586326548603</text:p>
          </table:table-cell>
          <table:table-cell table:formula="of:=16.6666666667 / [.A251]" office:value-type="float" office:value="9.28058777469865" calcext:value-type="float">
            <text:p>9.28058777469865</text:p>
          </table:table-cell>
          <table:table-cell table:formula="of:=[.C250]" office:value-type="float" office:value="0.03" calcext:value-type="float">
            <text:p>0.03</text:p>
          </table:table-cell>
          <table:table-cell table:formula="of:=IF(([.B251]&lt;20)  AND ([.B251]&gt;2); (1-[.C251])*[.D250]+[.C251]*[.B251]; [.D250])" office:value-type="float" office:value="8.52989923820796" calcext:value-type="float">
            <text:p>8.52989923820796</text:p>
          </table:table-cell>
          <table:table-cell/>
          <table:table-cell table:formula="of:=MIN([.B251];20)" office:value-type="float" office:value="9.28058777469865" calcext:value-type="float">
            <text:p>9.28058777469865</text:p>
          </table:table-cell>
          <table:table-cell table:formula="of:=[.D251]" office:value-type="float" office:value="8.52989923820796" calcext:value-type="float">
            <text:p>8.52989923820796</text:p>
          </table:table-cell>
        </table:table-row>
        <table:table-row table:style-name="ro1">
          <table:table-cell office:value-type="float" office:value="1.61857917315741" calcext:value-type="float">
            <text:p>1.61857917315741</text:p>
          </table:table-cell>
          <table:table-cell table:formula="of:=16.6666666667 / [.A252]" office:value-type="float" office:value="10.2970969496585" calcext:value-type="float">
            <text:p>10.2970969496585</text:p>
          </table:table-cell>
          <table:table-cell table:formula="of:=[.C251]" office:value-type="float" office:value="0.03" calcext:value-type="float">
            <text:p>0.03</text:p>
          </table:table-cell>
          <table:table-cell table:formula="of:=IF(([.B252]&lt;20)  AND ([.B252]&gt;2); (1-[.C252])*[.D251]+[.C252]*[.B252]; [.D251])" office:value-type="float" office:value="8.58291516955148" calcext:value-type="float">
            <text:p>8.58291516955148</text:p>
          </table:table-cell>
          <table:table-cell/>
          <table:table-cell table:formula="of:=MIN([.B252];20)" office:value-type="float" office:value="10.2970969496585" calcext:value-type="float">
            <text:p>10.2970969496585</text:p>
          </table:table-cell>
          <table:table-cell table:formula="of:=[.D252]" office:value-type="float" office:value="8.58291516955148" calcext:value-type="float">
            <text:p>8.58291516955148</text:p>
          </table:table-cell>
        </table:table-row>
        <table:table-row table:style-name="ro1">
          <table:table-cell office:value-type="float" office:value="1.45778660825156" calcext:value-type="float">
            <text:p>1.45778660825156</text:p>
          </table:table-cell>
          <table:table-cell table:formula="of:=16.6666666667 / [.A253]" office:value-type="float" office:value="11.4328575748749" calcext:value-type="float">
            <text:p>11.4328575748749</text:p>
          </table:table-cell>
          <table:table-cell table:formula="of:=[.C252]" office:value-type="float" office:value="0.03" calcext:value-type="float">
            <text:p>0.03</text:p>
          </table:table-cell>
          <table:table-cell table:formula="of:=IF(([.B253]&lt;20)  AND ([.B253]&gt;2); (1-[.C253])*[.D252]+[.C253]*[.B253]; [.D252])" office:value-type="float" office:value="8.66841344171118" calcext:value-type="float">
            <text:p>8.66841344171118</text:p>
          </table:table-cell>
          <table:table-cell/>
          <table:table-cell table:formula="of:=MIN([.B253];20)" office:value-type="float" office:value="11.4328575748749" calcext:value-type="float">
            <text:p>11.4328575748749</text:p>
          </table:table-cell>
          <table:table-cell table:formula="of:=[.D253]" office:value-type="float" office:value="8.66841344171118" calcext:value-type="float">
            <text:p>8.66841344171118</text:p>
          </table:table-cell>
        </table:table-row>
        <table:table-row table:style-name="ro1">
          <table:table-cell office:value-type="float" office:value="1.58590554071177" calcext:value-type="float">
            <text:p>1.58590554071177</text:p>
          </table:table-cell>
          <table:table-cell table:formula="of:=16.6666666667 / [.A254]" office:value-type="float" office:value="10.5092429774978" calcext:value-type="float">
            <text:p>10.5092429774978</text:p>
          </table:table-cell>
          <table:table-cell table:formula="of:=[.C253]" office:value-type="float" office:value="0.03" calcext:value-type="float">
            <text:p>0.03</text:p>
          </table:table-cell>
          <table:table-cell table:formula="of:=IF(([.B254]&lt;20)  AND ([.B254]&gt;2); (1-[.C254])*[.D253]+[.C254]*[.B254]; [.D253])" office:value-type="float" office:value="8.72363832778478" calcext:value-type="float">
            <text:p>8.72363832778478</text:p>
          </table:table-cell>
          <table:table-cell/>
          <table:table-cell table:formula="of:=MIN([.B254];20)" office:value-type="float" office:value="10.5092429774978" calcext:value-type="float">
            <text:p>10.5092429774978</text:p>
          </table:table-cell>
          <table:table-cell table:formula="of:=[.D254]" office:value-type="float" office:value="8.72363832778478" calcext:value-type="float">
            <text:p>8.72363832778478</text:p>
          </table:table-cell>
        </table:table-row>
        <table:table-row table:style-name="ro1">
          <table:table-cell office:value-type="float" office:value="1.75101423982226" calcext:value-type="float">
            <text:p>1.75101423982226</text:p>
          </table:table-cell>
          <table:table-cell table:formula="of:=16.6666666667 / [.A255]" office:value-type="float" office:value="9.51829304848588" calcext:value-type="float">
            <text:p>9.51829304848588</text:p>
          </table:table-cell>
          <table:table-cell table:formula="of:=[.C254]" office:value-type="float" office:value="0.03" calcext:value-type="float">
            <text:p>0.03</text:p>
          </table:table-cell>
          <table:table-cell table:formula="of:=IF(([.B255]&lt;20)  AND ([.B255]&gt;2); (1-[.C255])*[.D254]+[.C255]*[.B255]; [.D254])" office:value-type="float" office:value="8.74747796940581" calcext:value-type="float">
            <text:p>8.74747796940581</text:p>
          </table:table-cell>
          <table:table-cell/>
          <table:table-cell table:formula="of:=MIN([.B255];20)" office:value-type="float" office:value="9.51829304848588" calcext:value-type="float">
            <text:p>9.51829304848588</text:p>
          </table:table-cell>
          <table:table-cell table:formula="of:=[.D255]" office:value-type="float" office:value="8.74747796940581" calcext:value-type="float">
            <text:p>8.74747796940581</text:p>
          </table:table-cell>
        </table:table-row>
        <table:table-row table:style-name="ro1">
          <table:table-cell office:value-type="float" office:value="1.21642158307499" calcext:value-type="float">
            <text:p>1.21642158307499</text:p>
          </table:table-cell>
          <table:table-cell table:formula="of:=16.6666666667 / [.A256]" office:value-type="float" office:value="13.701390125427" calcext:value-type="float">
            <text:p>13.701390125427</text:p>
          </table:table-cell>
          <table:table-cell table:formula="of:=[.C255]" office:value-type="float" office:value="0.03" calcext:value-type="float">
            <text:p>0.03</text:p>
          </table:table-cell>
          <table:table-cell table:formula="of:=IF(([.B256]&lt;20)  AND ([.B256]&gt;2); (1-[.C256])*[.D255]+[.C256]*[.B256]; [.D255])" office:value-type="float" office:value="8.89609533408645" calcext:value-type="float">
            <text:p>8.89609533408645</text:p>
          </table:table-cell>
          <table:table-cell/>
          <table:table-cell table:formula="of:=MIN([.B256];20)" office:value-type="float" office:value="13.701390125427" calcext:value-type="float">
            <text:p>13.701390125427</text:p>
          </table:table-cell>
          <table:table-cell table:formula="of:=[.D256]" office:value-type="float" office:value="8.89609533408645" calcext:value-type="float">
            <text:p>8.89609533408645</text:p>
          </table:table-cell>
        </table:table-row>
        <table:table-row table:style-name="ro1">
          <table:table-cell office:value-type="float" office:value="1.83240569194134" calcext:value-type="float">
            <text:p>1.83240569194134</text:p>
          </table:table-cell>
          <table:table-cell table:formula="of:=16.6666666667 / [.A257]" office:value-type="float" office:value="9.09551129424976" calcext:value-type="float">
            <text:p>9.09551129424976</text:p>
          </table:table-cell>
          <table:table-cell table:formula="of:=[.C256]" office:value-type="float" office:value="0.03" calcext:value-type="float">
            <text:p>0.03</text:p>
          </table:table-cell>
          <table:table-cell table:formula="of:=IF(([.B257]&lt;20)  AND ([.B257]&gt;2); (1-[.C257])*[.D256]+[.C257]*[.B257]; [.D256])" office:value-type="float" office:value="8.90207781289135" calcext:value-type="float">
            <text:p>8.90207781289135</text:p>
          </table:table-cell>
          <table:table-cell/>
          <table:table-cell table:formula="of:=MIN([.B257];20)" office:value-type="float" office:value="9.09551129424976" calcext:value-type="float">
            <text:p>9.09551129424976</text:p>
          </table:table-cell>
          <table:table-cell table:formula="of:=[.D257]" office:value-type="float" office:value="8.90207781289135" calcext:value-type="float">
            <text:p>8.90207781289135</text:p>
          </table:table-cell>
        </table:table-row>
        <table:table-row table:style-name="ro1">
          <table:table-cell office:value-type="float" office:value="1.61108642269675" calcext:value-type="float">
            <text:p>1.61108642269675</text:p>
          </table:table-cell>
          <table:table-cell table:formula="of:=16.6666666667 / [.A258]" office:value-type="float" office:value="10.3449861111747" calcext:value-type="float">
            <text:p>10.3449861111747</text:p>
          </table:table-cell>
          <table:table-cell table:formula="of:=[.C257]" office:value-type="float" office:value="0.03" calcext:value-type="float">
            <text:p>0.03</text:p>
          </table:table-cell>
          <table:table-cell table:formula="of:=IF(([.B258]&lt;20)  AND ([.B258]&gt;2); (1-[.C258])*[.D257]+[.C258]*[.B258]; [.D257])" office:value-type="float" office:value="8.94536506183985" calcext:value-type="float">
            <text:p>8.94536506183985</text:p>
          </table:table-cell>
          <table:table-cell/>
          <table:table-cell table:formula="of:=MIN([.B258];20)" office:value-type="float" office:value="10.3449861111747" calcext:value-type="float">
            <text:p>10.3449861111747</text:p>
          </table:table-cell>
          <table:table-cell table:formula="of:=[.D258]" office:value-type="float" office:value="8.94536506183985" calcext:value-type="float">
            <text:p>8.94536506183985</text:p>
          </table:table-cell>
        </table:table-row>
        <table:table-row table:style-name="ro1">
          <table:table-cell office:value-type="float" office:value="1.77399194576551" calcext:value-type="float">
            <text:p>1.77399194576551</text:p>
          </table:table-cell>
          <table:table-cell table:formula="of:=16.6666666667 / [.A259]" office:value-type="float" office:value="9.39500695393969" calcext:value-type="float">
            <text:p>9.39500695393969</text:p>
          </table:table-cell>
          <table:table-cell table:formula="of:=[.C258]" office:value-type="float" office:value="0.03" calcext:value-type="float">
            <text:p>0.03</text:p>
          </table:table-cell>
          <table:table-cell table:formula="of:=IF(([.B259]&lt;20)  AND ([.B259]&gt;2); (1-[.C259])*[.D258]+[.C259]*[.B259]; [.D258])" office:value-type="float" office:value="8.95885431860284" calcext:value-type="float">
            <text:p>8.95885431860284</text:p>
          </table:table-cell>
          <table:table-cell/>
          <table:table-cell table:formula="of:=MIN([.B259];20)" office:value-type="float" office:value="9.39500695393969" calcext:value-type="float">
            <text:p>9.39500695393969</text:p>
          </table:table-cell>
          <table:table-cell table:formula="of:=[.D259]" office:value-type="float" office:value="8.95885431860284" calcext:value-type="float">
            <text:p>8.95885431860284</text:p>
          </table:table-cell>
        </table:table-row>
        <table:table-row table:style-name="ro1">
          <table:table-cell office:value-type="float" office:value="1.84322631323471" calcext:value-type="float">
            <text:p>1.84322631323471</text:p>
          </table:table-cell>
          <table:table-cell table:formula="of:=16.6666666667 / [.A260]" office:value-type="float" office:value="9.04211628655158" calcext:value-type="float">
            <text:p>9.04211628655158</text:p>
          </table:table-cell>
          <table:table-cell table:formula="of:=[.C259]" office:value-type="float" office:value="0.03" calcext:value-type="float">
            <text:p>0.03</text:p>
          </table:table-cell>
          <table:table-cell table:formula="of:=IF(([.B260]&lt;20)  AND ([.B260]&gt;2); (1-[.C260])*[.D259]+[.C260]*[.B260]; [.D259])" office:value-type="float" office:value="8.9613521776413" calcext:value-type="float">
            <text:p>8.9613521776413</text:p>
          </table:table-cell>
          <table:table-cell/>
          <table:table-cell table:formula="of:=MIN([.B260];20)" office:value-type="float" office:value="9.04211628655158" calcext:value-type="float">
            <text:p>9.04211628655158</text:p>
          </table:table-cell>
          <table:table-cell table:formula="of:=[.D260]" office:value-type="float" office:value="8.9613521776413" calcext:value-type="float">
            <text:p>8.9613521776413</text:p>
          </table:table-cell>
        </table:table-row>
        <table:table-row table:style-name="ro1">
          <table:table-cell office:value-type="float" office:value="1.81801272257731" calcext:value-type="float">
            <text:p>1.81801272257731</text:p>
          </table:table-cell>
          <table:table-cell table:formula="of:=16.6666666667 / [.A261]" office:value-type="float" office:value="9.16751926965201" calcext:value-type="float">
            <text:p>9.16751926965201</text:p>
          </table:table-cell>
          <table:table-cell table:formula="of:=[.C260]" office:value-type="float" office:value="0.03" calcext:value-type="float">
            <text:p>0.03</text:p>
          </table:table-cell>
          <table:table-cell table:formula="of:=IF(([.B261]&lt;20)  AND ([.B261]&gt;2); (1-[.C261])*[.D260]+[.C261]*[.B261]; [.D260])" office:value-type="float" office:value="8.96753719040162" calcext:value-type="float">
            <text:p>8.96753719040162</text:p>
          </table:table-cell>
          <table:table-cell/>
          <table:table-cell table:formula="of:=MIN([.B261];20)" office:value-type="float" office:value="9.16751926965201" calcext:value-type="float">
            <text:p>9.16751926965201</text:p>
          </table:table-cell>
          <table:table-cell table:formula="of:=[.D261]" office:value-type="float" office:value="8.96753719040162" calcext:value-type="float">
            <text:p>8.96753719040162</text:p>
          </table:table-cell>
        </table:table-row>
        <table:table-row table:style-name="ro1">
          <table:table-cell office:value-type="float" office:value="2.15984845847467" calcext:value-type="float">
            <text:p>2.15984845847467</text:p>
          </table:table-cell>
          <table:table-cell table:formula="of:=16.6666666667 / [.A262]" office:value-type="float" office:value="7.71659076418275" calcext:value-type="float">
            <text:p>7.71659076418275</text:p>
          </table:table-cell>
          <table:table-cell table:formula="of:=[.C261]" office:value-type="float" office:value="0.03" calcext:value-type="float">
            <text:p>0.03</text:p>
          </table:table-cell>
          <table:table-cell table:formula="of:=IF(([.B262]&lt;20)  AND ([.B262]&gt;2); (1-[.C262])*[.D261]+[.C262]*[.B262]; [.D261])" office:value-type="float" office:value="8.93000879761506" calcext:value-type="float">
            <text:p>8.93000879761506</text:p>
          </table:table-cell>
          <table:table-cell/>
          <table:table-cell table:formula="of:=MIN([.B262];20)" office:value-type="float" office:value="7.71659076418275" calcext:value-type="float">
            <text:p>7.71659076418275</text:p>
          </table:table-cell>
          <table:table-cell table:formula="of:=[.D262]" office:value-type="float" office:value="8.93000879761506" calcext:value-type="float">
            <text:p>8.93000879761506</text:p>
          </table:table-cell>
        </table:table-row>
        <table:table-row table:style-name="ro1">
          <table:table-cell office:value-type="float" office:value="1.58203661875885" calcext:value-type="float">
            <text:p>1.58203661875885</text:p>
          </table:table-cell>
          <table:table-cell table:formula="of:=16.6666666667 / [.A263]" office:value-type="float" office:value="10.5349436726537" calcext:value-type="float">
            <text:p>10.5349436726537</text:p>
          </table:table-cell>
          <table:table-cell table:formula="of:=[.C262]" office:value-type="float" office:value="0.03" calcext:value-type="float">
            <text:p>0.03</text:p>
          </table:table-cell>
          <table:table-cell table:formula="of:=IF(([.B263]&lt;20)  AND ([.B263]&gt;2); (1-[.C263])*[.D262]+[.C263]*[.B263]; [.D262])" office:value-type="float" office:value="8.97815684386622" calcext:value-type="float">
            <text:p>8.97815684386622</text:p>
          </table:table-cell>
          <table:table-cell/>
          <table:table-cell table:formula="of:=MIN([.B263];20)" office:value-type="float" office:value="10.5349436726537" calcext:value-type="float">
            <text:p>10.5349436726537</text:p>
          </table:table-cell>
          <table:table-cell table:formula="of:=[.D263]" office:value-type="float" office:value="8.97815684386622" calcext:value-type="float">
            <text:p>8.97815684386622</text:p>
          </table:table-cell>
        </table:table-row>
        <table:table-row table:style-name="ro1">
          <table:table-cell office:value-type="float" office:value="1.45983677177624" calcext:value-type="float">
            <text:p>1.45983677177624</text:p>
          </table:table-cell>
          <table:table-cell table:formula="of:=16.6666666667 / [.A264]" office:value-type="float" office:value="11.4168015143371" calcext:value-type="float">
            <text:p>11.4168015143371</text:p>
          </table:table-cell>
          <table:table-cell table:formula="of:=[.C263]" office:value-type="float" office:value="0.03" calcext:value-type="float">
            <text:p>0.03</text:p>
          </table:table-cell>
          <table:table-cell table:formula="of:=IF(([.B264]&lt;20)  AND ([.B264]&gt;2); (1-[.C264])*[.D263]+[.C264]*[.B264]; [.D263])" office:value-type="float" office:value="9.05131618398034" calcext:value-type="float">
            <text:p>9.05131618398034</text:p>
          </table:table-cell>
          <table:table-cell/>
          <table:table-cell table:formula="of:=MIN([.B264];20)" office:value-type="float" office:value="11.4168015143371" calcext:value-type="float">
            <text:p>11.4168015143371</text:p>
          </table:table-cell>
          <table:table-cell table:formula="of:=[.D264]" office:value-type="float" office:value="9.05131618398034" calcext:value-type="float">
            <text:p>9.05131618398034</text:p>
          </table:table-cell>
        </table:table-row>
        <table:table-row table:style-name="ro1">
          <table:table-cell office:value-type="float" office:value="1.78881685794929" calcext:value-type="float">
            <text:p>1.78881685794929</text:p>
          </table:table-cell>
          <table:table-cell table:formula="of:=16.6666666667 / [.A265]" office:value-type="float" office:value="9.31714534813072" calcext:value-type="float">
            <text:p>9.31714534813072</text:p>
          </table:table-cell>
          <table:table-cell table:formula="of:=[.C264]" office:value-type="float" office:value="0.03" calcext:value-type="float">
            <text:p>0.03</text:p>
          </table:table-cell>
          <table:table-cell table:formula="of:=IF(([.B265]&lt;20)  AND ([.B265]&gt;2); (1-[.C265])*[.D264]+[.C265]*[.B265]; [.D264])" office:value-type="float" office:value="9.05929105890485" calcext:value-type="float">
            <text:p>9.05929105890485</text:p>
          </table:table-cell>
          <table:table-cell/>
          <table:table-cell table:formula="of:=MIN([.B265];20)" office:value-type="float" office:value="9.31714534813072" calcext:value-type="float">
            <text:p>9.31714534813072</text:p>
          </table:table-cell>
          <table:table-cell table:formula="of:=[.D265]" office:value-type="float" office:value="9.05929105890485" calcext:value-type="float">
            <text:p>9.05929105890485</text:p>
          </table:table-cell>
        </table:table-row>
        <table:table-row table:style-name="ro1">
          <table:table-cell office:value-type="float" office:value="1.69824122514349" calcext:value-type="float">
            <text:p>1.69824122514349</text:p>
          </table:table-cell>
          <table:table-cell table:formula="of:=16.6666666667 / [.A266]" office:value-type="float" office:value="9.81407494997758" calcext:value-type="float">
            <text:p>9.81407494997758</text:p>
          </table:table-cell>
          <table:table-cell table:formula="of:=[.C265]" office:value-type="float" office:value="0.03" calcext:value-type="float">
            <text:p>0.03</text:p>
          </table:table-cell>
          <table:table-cell table:formula="of:=IF(([.B266]&lt;20)  AND ([.B266]&gt;2); (1-[.C266])*[.D265]+[.C266]*[.B266]; [.D265])" office:value-type="float" office:value="9.08193457563703" calcext:value-type="float">
            <text:p>9.08193457563703</text:p>
          </table:table-cell>
          <table:table-cell/>
          <table:table-cell table:formula="of:=MIN([.B266];20)" office:value-type="float" office:value="9.81407494997758" calcext:value-type="float">
            <text:p>9.81407494997758</text:p>
          </table:table-cell>
          <table:table-cell table:formula="of:=[.D266]" office:value-type="float" office:value="9.08193457563703" calcext:value-type="float">
            <text:p>9.08193457563703</text:p>
          </table:table-cell>
        </table:table-row>
        <table:table-row table:style-name="ro1">
          <table:table-cell office:value-type="float" office:value="1.45541541408052" calcext:value-type="float">
            <text:p>1.45541541408052</text:p>
          </table:table-cell>
          <table:table-cell table:formula="of:=16.6666666667 / [.A267]" office:value-type="float" office:value="11.4514842329256" calcext:value-type="float">
            <text:p>11.4514842329256</text:p>
          </table:table-cell>
          <table:table-cell table:formula="of:=[.C266]" office:value-type="float" office:value="0.03" calcext:value-type="float">
            <text:p>0.03</text:p>
          </table:table-cell>
          <table:table-cell table:formula="of:=IF(([.B267]&lt;20)  AND ([.B267]&gt;2); (1-[.C267])*[.D266]+[.C267]*[.B267]; [.D266])" office:value-type="float" office:value="9.15302106535569" calcext:value-type="float">
            <text:p>9.15302106535569</text:p>
          </table:table-cell>
          <table:table-cell/>
          <table:table-cell table:formula="of:=MIN([.B267];20)" office:value-type="float" office:value="11.4514842329256" calcext:value-type="float">
            <text:p>11.4514842329256</text:p>
          </table:table-cell>
          <table:table-cell table:formula="of:=[.D267]" office:value-type="float" office:value="9.15302106535569" calcext:value-type="float">
            <text:p>9.15302106535569</text:p>
          </table:table-cell>
        </table:table-row>
        <table:table-row table:style-name="ro1">
          <table:table-cell office:value-type="float" office:value="1.19568581654524" calcext:value-type="float">
            <text:p>1.19568581654524</text:p>
          </table:table-cell>
          <table:table-cell table:formula="of:=16.6666666667 / [.A268]" office:value-type="float" office:value="13.9390017311202" calcext:value-type="float">
            <text:p>13.9390017311202</text:p>
          </table:table-cell>
          <table:table-cell table:formula="of:=[.C267]" office:value-type="float" office:value="0.03" calcext:value-type="float">
            <text:p>0.03</text:p>
          </table:table-cell>
          <table:table-cell table:formula="of:=IF(([.B268]&lt;20)  AND ([.B268]&gt;2); (1-[.C268])*[.D267]+[.C268]*[.B268]; [.D267])" office:value-type="float" office:value="9.29660048532863" calcext:value-type="float">
            <text:p>9.29660048532863</text:p>
          </table:table-cell>
          <table:table-cell/>
          <table:table-cell table:formula="of:=MIN([.B268];20)" office:value-type="float" office:value="13.9390017311202" calcext:value-type="float">
            <text:p>13.9390017311202</text:p>
          </table:table-cell>
          <table:table-cell table:formula="of:=[.D268]" office:value-type="float" office:value="9.29660048532863" calcext:value-type="float">
            <text:p>9.29660048532863</text:p>
          </table:table-cell>
        </table:table-row>
        <table:table-row table:style-name="ro1">
          <table:table-cell office:value-type="float" office:value="0.345389486403879" calcext:value-type="float">
            <text:p>0.345389486403879</text:p>
          </table:table-cell>
          <table:table-cell table:formula="of:=16.6666666667 / [.A269]" office:value-type="float" office:value="48.2547017867561" calcext:value-type="float">
            <text:p>48.2547017867561</text:p>
          </table:table-cell>
          <table:table-cell table:formula="of:=[.C268]" office:value-type="float" office:value="0.03" calcext:value-type="float">
            <text:p>0.03</text:p>
          </table:table-cell>
          <table:table-cell table:formula="of:=IF(([.B269]&lt;20)  AND ([.B269]&gt;2); (1-[.C269])*[.D268]+[.C269]*[.B269]; [.D268])" office:value-type="float" office:value="9.29660048532863" calcext:value-type="float">
            <text:p>9.29660048532863</text:p>
          </table:table-cell>
          <table:table-cell/>
          <table:table-cell table:formula="of:=MIN([.B269];20)" office:value-type="float" office:value="20" calcext:value-type="float">
            <text:p>20</text:p>
          </table:table-cell>
          <table:table-cell table:formula="of:=[.D269]" office:value-type="float" office:value="9.29660048532863" calcext:value-type="float">
            <text:p>9.29660048532863</text:p>
          </table:table-cell>
        </table:table-row>
        <table:table-row table:style-name="ro1">
          <table:table-cell office:value-type="float" office:value="1.82531032262259" calcext:value-type="float">
            <text:p>1.82531032262259</text:p>
          </table:table-cell>
          <table:table-cell table:formula="of:=16.6666666667 / [.A270]" office:value-type="float" office:value="9.13086748052433" calcext:value-type="float">
            <text:p>9.13086748052433</text:p>
          </table:table-cell>
          <table:table-cell table:formula="of:=[.C269]" office:value-type="float" office:value="0.03" calcext:value-type="float">
            <text:p>0.03</text:p>
          </table:table-cell>
          <table:table-cell table:formula="of:=IF(([.B270]&lt;20)  AND ([.B270]&gt;2); (1-[.C270])*[.D269]+[.C270]*[.B270]; [.D269])" office:value-type="float" office:value="9.2916284951845" calcext:value-type="float">
            <text:p>9.2916284951845</text:p>
          </table:table-cell>
          <table:table-cell/>
          <table:table-cell table:formula="of:=MIN([.B270];20)" office:value-type="float" office:value="9.13086748052433" calcext:value-type="float">
            <text:p>9.13086748052433</text:p>
          </table:table-cell>
          <table:table-cell table:formula="of:=[.D270]" office:value-type="float" office:value="9.2916284951845" calcext:value-type="float">
            <text:p>9.2916284951845</text:p>
          </table:table-cell>
        </table:table-row>
        <table:table-row table:style-name="ro1">
          <table:table-cell office:value-type="float" office:value="1.83989241606701" calcext:value-type="float">
            <text:p>1.83989241606701</text:p>
          </table:table-cell>
          <table:table-cell table:formula="of:=16.6666666667 / [.A271]" office:value-type="float" office:value="9.05850066077615" calcext:value-type="float">
            <text:p>9.05850066077615</text:p>
          </table:table-cell>
          <table:table-cell table:formula="of:=[.C270]" office:value-type="float" office:value="0.03" calcext:value-type="float">
            <text:p>0.03</text:p>
          </table:table-cell>
          <table:table-cell table:formula="of:=IF(([.B271]&lt;20)  AND ([.B271]&gt;2); (1-[.C271])*[.D270]+[.C271]*[.B271]; [.D270])" office:value-type="float" office:value="9.28463466015225" calcext:value-type="float">
            <text:p>9.28463466015225</text:p>
          </table:table-cell>
          <table:table-cell/>
          <table:table-cell table:formula="of:=MIN([.B271];20)" office:value-type="float" office:value="9.05850066077615" calcext:value-type="float">
            <text:p>9.05850066077615</text:p>
          </table:table-cell>
          <table:table-cell table:formula="of:=[.D271]" office:value-type="float" office:value="9.28463466015225" calcext:value-type="float">
            <text:p>9.28463466015225</text:p>
          </table:table-cell>
        </table:table-row>
        <table:table-row table:style-name="ro1">
          <table:table-cell office:value-type="float" office:value="1.57822350170222" calcext:value-type="float">
            <text:p>1.57822350170222</text:p>
          </table:table-cell>
          <table:table-cell table:formula="of:=16.6666666667 / [.A272]" office:value-type="float" office:value="10.5603969581773" calcext:value-type="float">
            <text:p>10.5603969581773</text:p>
          </table:table-cell>
          <table:table-cell table:formula="of:=[.C271]" office:value-type="float" office:value="0.03" calcext:value-type="float">
            <text:p>0.03</text:p>
          </table:table-cell>
          <table:table-cell table:formula="of:=IF(([.B272]&lt;20)  AND ([.B272]&gt;2); (1-[.C272])*[.D271]+[.C272]*[.B272]; [.D271])" office:value-type="float" office:value="9.322907529093" calcext:value-type="float">
            <text:p>9.322907529093</text:p>
          </table:table-cell>
          <table:table-cell/>
          <table:table-cell table:formula="of:=MIN([.B272];20)" office:value-type="float" office:value="10.5603969581773" calcext:value-type="float">
            <text:p>10.5603969581773</text:p>
          </table:table-cell>
          <table:table-cell table:formula="of:=[.D272]" office:value-type="float" office:value="9.322907529093" calcext:value-type="float">
            <text:p>9.322907529093</text:p>
          </table:table-cell>
        </table:table-row>
        <table:table-row table:style-name="ro1">
          <table:table-cell office:value-type="float" office:value="1.58819711538272" calcext:value-type="float">
            <text:p>1.58819711538272</text:p>
          </table:table-cell>
          <table:table-cell table:formula="of:=16.6666666667 / [.A273]" office:value-type="float" office:value="10.4940794220519" calcext:value-type="float">
            <text:p>10.4940794220519</text:p>
          </table:table-cell>
          <table:table-cell table:formula="of:=[.C272]" office:value-type="float" office:value="0.03" calcext:value-type="float">
            <text:p>0.03</text:p>
          </table:table-cell>
          <table:table-cell table:formula="of:=IF(([.B273]&lt;20)  AND ([.B273]&gt;2); (1-[.C273])*[.D272]+[.C273]*[.B273]; [.D272])" office:value-type="float" office:value="9.35804268588177" calcext:value-type="float">
            <text:p>9.35804268588177</text:p>
          </table:table-cell>
          <table:table-cell/>
          <table:table-cell table:formula="of:=MIN([.B273];20)" office:value-type="float" office:value="10.4940794220519" calcext:value-type="float">
            <text:p>10.4940794220519</text:p>
          </table:table-cell>
          <table:table-cell table:formula="of:=[.D273]" office:value-type="float" office:value="9.35804268588177" calcext:value-type="float">
            <text:p>9.35804268588177</text:p>
          </table:table-cell>
        </table:table-row>
        <table:table-row table:style-name="ro1">
          <table:table-cell office:value-type="float" office:value="2.28620304055534" calcext:value-type="float">
            <text:p>2.28620304055534</text:p>
          </table:table-cell>
          <table:table-cell table:formula="of:=16.6666666667 / [.A274]" office:value-type="float" office:value="7.29010782115463" calcext:value-type="float">
            <text:p>7.29010782115463</text:p>
          </table:table-cell>
          <table:table-cell table:formula="of:=[.C273]" office:value-type="float" office:value="0.03" calcext:value-type="float">
            <text:p>0.03</text:p>
          </table:table-cell>
          <table:table-cell table:formula="of:=IF(([.B274]&lt;20)  AND ([.B274]&gt;2); (1-[.C274])*[.D273]+[.C274]*[.B274]; [.D273])" office:value-type="float" office:value="9.29600463993995" calcext:value-type="float">
            <text:p>9.29600463993995</text:p>
          </table:table-cell>
          <table:table-cell/>
          <table:table-cell table:formula="of:=MIN([.B274];20)" office:value-type="float" office:value="7.29010782115463" calcext:value-type="float">
            <text:p>7.29010782115463</text:p>
          </table:table-cell>
          <table:table-cell table:formula="of:=[.D274]" office:value-type="float" office:value="9.29600463993995" calcext:value-type="float">
            <text:p>9.29600463993995</text:p>
          </table:table-cell>
        </table:table-row>
        <table:table-row table:style-name="ro1">
          <table:table-cell office:value-type="float" office:value="2.09847383501016" calcext:value-type="float">
            <text:p>2.09847383501016</text:p>
          </table:table-cell>
          <table:table-cell table:formula="of:=16.6666666667 / [.A275]" office:value-type="float" office:value="7.94227995061912" calcext:value-type="float">
            <text:p>7.94227995061912</text:p>
          </table:table-cell>
          <table:table-cell table:formula="of:=[.C274]" office:value-type="float" office:value="0.03" calcext:value-type="float">
            <text:p>0.03</text:p>
          </table:table-cell>
          <table:table-cell table:formula="of:=IF(([.B275]&lt;20)  AND ([.B275]&gt;2); (1-[.C275])*[.D274]+[.C275]*[.B275]; [.D274])" office:value-type="float" office:value="9.25539289926033" calcext:value-type="float">
            <text:p>9.25539289926033</text:p>
          </table:table-cell>
          <table:table-cell/>
          <table:table-cell table:formula="of:=MIN([.B275];20)" office:value-type="float" office:value="7.94227995061912" calcext:value-type="float">
            <text:p>7.94227995061912</text:p>
          </table:table-cell>
          <table:table-cell table:formula="of:=[.D275]" office:value-type="float" office:value="9.25539289926033" calcext:value-type="float">
            <text:p>9.25539289926033</text:p>
          </table:table-cell>
        </table:table-row>
        <table:table-row table:style-name="ro1">
          <table:table-cell office:value-type="float" office:value="2.21330657434689" calcext:value-type="float">
            <text:p>2.21330657434689</text:p>
          </table:table-cell>
          <table:table-cell table:formula="of:=16.6666666667 / [.A276]" office:value-type="float" office:value="7.53021152147352" calcext:value-type="float">
            <text:p>7.53021152147352</text:p>
          </table:table-cell>
          <table:table-cell table:formula="of:=[.C275]" office:value-type="float" office:value="0.03" calcext:value-type="float">
            <text:p>0.03</text:p>
          </table:table-cell>
          <table:table-cell table:formula="of:=IF(([.B276]&lt;20)  AND ([.B276]&gt;2); (1-[.C276])*[.D275]+[.C276]*[.B276]; [.D275])" office:value-type="float" office:value="9.20363745792672" calcext:value-type="float">
            <text:p>9.20363745792672</text:p>
          </table:table-cell>
          <table:table-cell/>
          <table:table-cell table:formula="of:=MIN([.B276];20)" office:value-type="float" office:value="7.53021152147352" calcext:value-type="float">
            <text:p>7.53021152147352</text:p>
          </table:table-cell>
          <table:table-cell table:formula="of:=[.D276]" office:value-type="float" office:value="9.20363745792672" calcext:value-type="float">
            <text:p>9.20363745792672</text:p>
          </table:table-cell>
        </table:table-row>
        <table:table-row table:style-name="ro1">
          <table:table-cell office:value-type="float" office:value="1.29181611638612" calcext:value-type="float">
            <text:p>1.29181611638612</text:p>
          </table:table-cell>
          <table:table-cell table:formula="of:=16.6666666667 / [.A277]" office:value-type="float" office:value="12.9017330371487" calcext:value-type="float">
            <text:p>12.9017330371487</text:p>
          </table:table-cell>
          <table:table-cell table:formula="of:=[.C276]" office:value-type="float" office:value="0.03" calcext:value-type="float">
            <text:p>0.03</text:p>
          </table:table-cell>
          <table:table-cell table:formula="of:=IF(([.B277]&lt;20)  AND ([.B277]&gt;2); (1-[.C277])*[.D276]+[.C277]*[.B277]; [.D276])" office:value-type="float" office:value="9.31458032530338" calcext:value-type="float">
            <text:p>9.31458032530338</text:p>
          </table:table-cell>
          <table:table-cell/>
          <table:table-cell table:formula="of:=MIN([.B277];20)" office:value-type="float" office:value="12.9017330371487" calcext:value-type="float">
            <text:p>12.9017330371487</text:p>
          </table:table-cell>
          <table:table-cell table:formula="of:=[.D277]" office:value-type="float" office:value="9.31458032530338" calcext:value-type="float">
            <text:p>9.31458032530338</text:p>
          </table:table-cell>
        </table:table-row>
        <table:table-row table:style-name="ro1">
          <table:table-cell office:value-type="float" office:value="1.84489938811675" calcext:value-type="float">
            <text:p>1.84489938811675</text:p>
          </table:table-cell>
          <table:table-cell table:formula="of:=16.6666666667 / [.A278]" office:value-type="float" office:value="9.03391630679281" calcext:value-type="float">
            <text:p>9.03391630679281</text:p>
          </table:table-cell>
          <table:table-cell table:formula="of:=[.C277]" office:value-type="float" office:value="0.03" calcext:value-type="float">
            <text:p>0.03</text:p>
          </table:table-cell>
          <table:table-cell table:formula="of:=IF(([.B278]&lt;20)  AND ([.B278]&gt;2); (1-[.C278])*[.D277]+[.C278]*[.B278]; [.D277])" office:value-type="float" office:value="9.30616040474807" calcext:value-type="float">
            <text:p>9.30616040474807</text:p>
          </table:table-cell>
          <table:table-cell/>
          <table:table-cell table:formula="of:=MIN([.B278];20)" office:value-type="float" office:value="9.03391630679281" calcext:value-type="float">
            <text:p>9.03391630679281</text:p>
          </table:table-cell>
          <table:table-cell table:formula="of:=[.D278]" office:value-type="float" office:value="9.30616040474807" calcext:value-type="float">
            <text:p>9.30616040474807</text:p>
          </table:table-cell>
        </table:table-row>
        <table:table-row table:style-name="ro1">
          <table:table-cell office:value-type="float" office:value="1.67123231427388" calcext:value-type="float">
            <text:p>1.67123231427388</text:p>
          </table:table-cell>
          <table:table-cell table:formula="of:=16.6666666667 / [.A279]" office:value-type="float" office:value="9.97268095186474" calcext:value-type="float">
            <text:p>9.97268095186474</text:p>
          </table:table-cell>
          <table:table-cell table:formula="of:=[.C278]" office:value-type="float" office:value="0.03" calcext:value-type="float">
            <text:p>0.03</text:p>
          </table:table-cell>
          <table:table-cell table:formula="of:=IF(([.B279]&lt;20)  AND ([.B279]&gt;2); (1-[.C279])*[.D278]+[.C279]*[.B279]; [.D278])" office:value-type="float" office:value="9.32615602116156" calcext:value-type="float">
            <text:p>9.32615602116156</text:p>
          </table:table-cell>
          <table:table-cell/>
          <table:table-cell table:formula="of:=MIN([.B279];20)" office:value-type="float" office:value="9.97268095186474" calcext:value-type="float">
            <text:p>9.97268095186474</text:p>
          </table:table-cell>
          <table:table-cell table:formula="of:=[.D279]" office:value-type="float" office:value="9.32615602116156" calcext:value-type="float">
            <text:p>9.32615602116156</text:p>
          </table:table-cell>
        </table:table-row>
        <table:table-row table:style-name="ro1">
          <table:table-cell office:value-type="float" office:value="1.91813257870689" calcext:value-type="float">
            <text:p>1.91813257870689</text:p>
          </table:table-cell>
          <table:table-cell table:formula="of:=16.6666666667 / [.A280]" office:value-type="float" office:value="8.68900661597429" calcext:value-type="float">
            <text:p>8.68900661597429</text:p>
          </table:table-cell>
          <table:table-cell table:formula="of:=[.C279]" office:value-type="float" office:value="0.03" calcext:value-type="float">
            <text:p>0.03</text:p>
          </table:table-cell>
          <table:table-cell table:formula="of:=IF(([.B280]&lt;20)  AND ([.B280]&gt;2); (1-[.C280])*[.D279]+[.C280]*[.B280]; [.D279])" office:value-type="float" office:value="9.30704153900595" calcext:value-type="float">
            <text:p>9.30704153900595</text:p>
          </table:table-cell>
          <table:table-cell/>
          <table:table-cell table:formula="of:=MIN([.B280];20)" office:value-type="float" office:value="8.68900661597429" calcext:value-type="float">
            <text:p>8.68900661597429</text:p>
          </table:table-cell>
          <table:table-cell table:formula="of:=[.D280]" office:value-type="float" office:value="9.30704153900595" calcext:value-type="float">
            <text:p>9.30704153900595</text:p>
          </table:table-cell>
        </table:table-row>
        <table:table-row table:style-name="ro1">
          <table:table-cell office:value-type="float" office:value="2.70663173289475" calcext:value-type="float">
            <text:p>2.70663173289475</text:p>
          </table:table-cell>
          <table:table-cell table:formula="of:=16.6666666667 / [.A281]" office:value-type="float" office:value="6.1577149429468" calcext:value-type="float">
            <text:p>6.1577149429468</text:p>
          </table:table-cell>
          <table:table-cell table:formula="of:=[.C280]" office:value-type="float" office:value="0.03" calcext:value-type="float">
            <text:p>0.03</text:p>
          </table:table-cell>
          <table:table-cell table:formula="of:=IF(([.B281]&lt;20)  AND ([.B281]&gt;2); (1-[.C281])*[.D280]+[.C281]*[.B281]; [.D280])" office:value-type="float" office:value="9.21256174112417" calcext:value-type="float">
            <text:p>9.21256174112417</text:p>
          </table:table-cell>
          <table:table-cell/>
          <table:table-cell table:formula="of:=MIN([.B281];20)" office:value-type="float" office:value="6.1577149429468" calcext:value-type="float">
            <text:p>6.1577149429468</text:p>
          </table:table-cell>
          <table:table-cell table:formula="of:=[.D281]" office:value-type="float" office:value="9.21256174112417" calcext:value-type="float">
            <text:p>9.21256174112417</text:p>
          </table:table-cell>
        </table:table-row>
        <table:table-row table:style-name="ro1">
          <table:table-cell office:value-type="float" office:value="1.62379377301998" calcext:value-type="float">
            <text:p>1.62379377301998</text:p>
          </table:table-cell>
          <table:table-cell table:formula="of:=16.6666666667 / [.A282]" office:value-type="float" office:value="10.2640291788426" calcext:value-type="float">
            <text:p>10.2640291788426</text:p>
          </table:table-cell>
          <table:table-cell table:formula="of:=[.C281]" office:value-type="float" office:value="0.03" calcext:value-type="float">
            <text:p>0.03</text:p>
          </table:table-cell>
          <table:table-cell table:formula="of:=IF(([.B282]&lt;20)  AND ([.B282]&gt;2); (1-[.C282])*[.D281]+[.C282]*[.B282]; [.D281])" office:value-type="float" office:value="9.24410576425572" calcext:value-type="float">
            <text:p>9.24410576425572</text:p>
          </table:table-cell>
          <table:table-cell/>
          <table:table-cell table:formula="of:=MIN([.B282];20)" office:value-type="float" office:value="10.2640291788426" calcext:value-type="float">
            <text:p>10.2640291788426</text:p>
          </table:table-cell>
          <table:table-cell table:formula="of:=[.D282]" office:value-type="float" office:value="9.24410576425572" calcext:value-type="float">
            <text:p>9.24410576425572</text:p>
          </table:table-cell>
        </table:table-row>
        <table:table-row table:style-name="ro1">
          <table:table-cell office:value-type="float" office:value="1.45090756465932" calcext:value-type="float">
            <text:p>1.45090756465932</text:p>
          </table:table-cell>
          <table:table-cell table:formula="of:=16.6666666667 / [.A283]" office:value-type="float" office:value="11.4870630443045" calcext:value-type="float">
            <text:p>11.4870630443045</text:p>
          </table:table-cell>
          <table:table-cell table:formula="of:=[.C282]" office:value-type="float" office:value="0.03" calcext:value-type="float">
            <text:p>0.03</text:p>
          </table:table-cell>
          <table:table-cell table:formula="of:=IF(([.B283]&lt;20)  AND ([.B283]&gt;2); (1-[.C283])*[.D282]+[.C283]*[.B283]; [.D282])" office:value-type="float" office:value="9.31139448265719" calcext:value-type="float">
            <text:p>9.31139448265719</text:p>
          </table:table-cell>
          <table:table-cell/>
          <table:table-cell table:formula="of:=MIN([.B283];20)" office:value-type="float" office:value="11.4870630443045" calcext:value-type="float">
            <text:p>11.4870630443045</text:p>
          </table:table-cell>
          <table:table-cell table:formula="of:=[.D283]" office:value-type="float" office:value="9.31139448265719" calcext:value-type="float">
            <text:p>9.31139448265719</text:p>
          </table:table-cell>
        </table:table-row>
        <table:table-row table:style-name="ro1">
          <table:table-cell office:value-type="float" office:value="1.36629672126216" calcext:value-type="float">
            <text:p>1.36629672126216</text:p>
          </table:table-cell>
          <table:table-cell table:formula="of:=16.6666666667 / [.A284]" office:value-type="float" office:value="12.1984239640886" calcext:value-type="float">
            <text:p>12.1984239640886</text:p>
          </table:table-cell>
          <table:table-cell table:formula="of:=[.C283]" office:value-type="float" office:value="0.03" calcext:value-type="float">
            <text:p>0.03</text:p>
          </table:table-cell>
          <table:table-cell table:formula="of:=IF(([.B284]&lt;20)  AND ([.B284]&gt;2); (1-[.C284])*[.D283]+[.C284]*[.B284]; [.D283])" office:value-type="float" office:value="9.39800536710013" calcext:value-type="float">
            <text:p>9.39800536710013</text:p>
          </table:table-cell>
          <table:table-cell/>
          <table:table-cell table:formula="of:=MIN([.B284];20)" office:value-type="float" office:value="12.1984239640886" calcext:value-type="float">
            <text:p>12.1984239640886</text:p>
          </table:table-cell>
          <table:table-cell table:formula="of:=[.D284]" office:value-type="float" office:value="9.39800536710013" calcext:value-type="float">
            <text:p>9.39800536710013</text:p>
          </table:table-cell>
        </table:table-row>
        <table:table-row table:style-name="ro1">
          <table:table-cell office:value-type="float" office:value="2.02887550409196" calcext:value-type="float">
            <text:p>2.02887550409196</text:p>
          </table:table-cell>
          <table:table-cell table:formula="of:=16.6666666667 / [.A285]" office:value-type="float" office:value="8.21473108285139" calcext:value-type="float">
            <text:p>8.21473108285139</text:p>
          </table:table-cell>
          <table:table-cell table:formula="of:=[.C284]" office:value-type="float" office:value="0.03" calcext:value-type="float">
            <text:p>0.03</text:p>
          </table:table-cell>
          <table:table-cell table:formula="of:=IF(([.B285]&lt;20)  AND ([.B285]&gt;2); (1-[.C285])*[.D284]+[.C285]*[.B285]; [.D284])" office:value-type="float" office:value="9.36250713857267" calcext:value-type="float">
            <text:p>9.36250713857267</text:p>
          </table:table-cell>
          <table:table-cell/>
          <table:table-cell table:formula="of:=MIN([.B285];20)" office:value-type="float" office:value="8.21473108285139" calcext:value-type="float">
            <text:p>8.21473108285139</text:p>
          </table:table-cell>
          <table:table-cell table:formula="of:=[.D285]" office:value-type="float" office:value="9.36250713857267" calcext:value-type="float">
            <text:p>9.36250713857267</text:p>
          </table:table-cell>
        </table:table-row>
        <table:table-row table:style-name="ro1">
          <table:table-cell office:value-type="float" office:value="2.26770590320133" calcext:value-type="float">
            <text:p>2.26770590320133</text:p>
          </table:table-cell>
          <table:table-cell table:formula="of:=16.6666666667 / [.A286]" office:value-type="float" office:value="7.34957149565628" calcext:value-type="float">
            <text:p>7.34957149565628</text:p>
          </table:table-cell>
          <table:table-cell table:formula="of:=[.C285]" office:value-type="float" office:value="0.03" calcext:value-type="float">
            <text:p>0.03</text:p>
          </table:table-cell>
          <table:table-cell table:formula="of:=IF(([.B286]&lt;20)  AND ([.B286]&gt;2); (1-[.C286])*[.D285]+[.C286]*[.B286]; [.D285])" office:value-type="float" office:value="9.30211906928518" calcext:value-type="float">
            <text:p>9.30211906928518</text:p>
          </table:table-cell>
          <table:table-cell/>
          <table:table-cell table:formula="of:=MIN([.B286];20)" office:value-type="float" office:value="7.34957149565628" calcext:value-type="float">
            <text:p>7.34957149565628</text:p>
          </table:table-cell>
          <table:table-cell table:formula="of:=[.D286]" office:value-type="float" office:value="9.30211906928518" calcext:value-type="float">
            <text:p>9.30211906928518</text:p>
          </table:table-cell>
        </table:table-row>
        <table:table-row table:style-name="ro1">
          <table:table-cell office:value-type="float" office:value="2.36473406251944" calcext:value-type="float">
            <text:p>2.36473406251944</text:p>
          </table:table-cell>
          <table:table-cell table:formula="of:=16.6666666667 / [.A287]" office:value-type="float" office:value="7.04800887798053" calcext:value-type="float">
            <text:p>7.04800887798053</text:p>
          </table:table-cell>
          <table:table-cell table:formula="of:=[.C286]" office:value-type="float" office:value="0.03" calcext:value-type="float">
            <text:p>0.03</text:p>
          </table:table-cell>
          <table:table-cell table:formula="of:=IF(([.B287]&lt;20)  AND ([.B287]&gt;2); (1-[.C287])*[.D286]+[.C287]*[.B287]; [.D286])" office:value-type="float" office:value="9.23449576354604" calcext:value-type="float">
            <text:p>9.23449576354604</text:p>
          </table:table-cell>
          <table:table-cell/>
          <table:table-cell table:formula="of:=MIN([.B287];20)" office:value-type="float" office:value="7.04800887798053" calcext:value-type="float">
            <text:p>7.04800887798053</text:p>
          </table:table-cell>
          <table:table-cell table:formula="of:=[.D287]" office:value-type="float" office:value="9.23449576354604" calcext:value-type="float">
            <text:p>9.23449576354604</text:p>
          </table:table-cell>
        </table:table-row>
        <table:table-row table:style-name="ro1">
          <table:table-cell office:value-type="float" office:value="2.34846270032929" calcext:value-type="float">
            <text:p>2.34846270032929</text:p>
          </table:table-cell>
          <table:table-cell table:formula="of:=16.6666666667 / [.A288]" office:value-type="float" office:value="7.0968411226472" calcext:value-type="float">
            <text:p>7.0968411226472</text:p>
          </table:table-cell>
          <table:table-cell table:formula="of:=[.C287]" office:value-type="float" office:value="0.03" calcext:value-type="float">
            <text:p>0.03</text:p>
          </table:table-cell>
          <table:table-cell table:formula="of:=IF(([.B288]&lt;20)  AND ([.B288]&gt;2); (1-[.C288])*[.D287]+[.C288]*[.B288]; [.D287])" office:value-type="float" office:value="9.17036612431907" calcext:value-type="float">
            <text:p>9.17036612431907</text:p>
          </table:table-cell>
          <table:table-cell/>
          <table:table-cell table:formula="of:=MIN([.B288];20)" office:value-type="float" office:value="7.0968411226472" calcext:value-type="float">
            <text:p>7.0968411226472</text:p>
          </table:table-cell>
          <table:table-cell table:formula="of:=[.D288]" office:value-type="float" office:value="9.17036612431907" calcext:value-type="float">
            <text:p>9.17036612431907</text:p>
          </table:table-cell>
        </table:table-row>
        <table:table-row table:style-name="ro1">
          <table:table-cell office:value-type="float" office:value="1.66156993295704" calcext:value-type="float">
            <text:p>1.66156993295704</text:p>
          </table:table-cell>
          <table:table-cell table:formula="of:=16.6666666667 / [.A289]" office:value-type="float" office:value="10.0306742052312" calcext:value-type="float">
            <text:p>10.0306742052312</text:p>
          </table:table-cell>
          <table:table-cell table:formula="of:=[.C288]" office:value-type="float" office:value="0.03" calcext:value-type="float">
            <text:p>0.03</text:p>
          </table:table-cell>
          <table:table-cell table:formula="of:=IF(([.B289]&lt;20)  AND ([.B289]&gt;2); (1-[.C289])*[.D288]+[.C289]*[.B289]; [.D288])" office:value-type="float" office:value="9.19617536674644" calcext:value-type="float">
            <text:p>9.19617536674644</text:p>
          </table:table-cell>
          <table:table-cell/>
          <table:table-cell table:formula="of:=MIN([.B289];20)" office:value-type="float" office:value="10.0306742052312" calcext:value-type="float">
            <text:p>10.0306742052312</text:p>
          </table:table-cell>
          <table:table-cell table:formula="of:=[.D289]" office:value-type="float" office:value="9.19617536674644" calcext:value-type="float">
            <text:p>9.19617536674644</text:p>
          </table:table-cell>
        </table:table-row>
        <table:table-row table:style-name="ro1">
          <table:table-cell office:value-type="float" office:value="2.34310136569877" calcext:value-type="float">
            <text:p>2.34310136569877</text:p>
          </table:table-cell>
          <table:table-cell table:formula="of:=16.6666666667 / [.A290]" office:value-type="float" office:value="7.11307966043952" calcext:value-type="float">
            <text:p>7.11307966043952</text:p>
          </table:table-cell>
          <table:table-cell table:formula="of:=[.C289]" office:value-type="float" office:value="0.03" calcext:value-type="float">
            <text:p>0.03</text:p>
          </table:table-cell>
          <table:table-cell table:formula="of:=IF(([.B290]&lt;20)  AND ([.B290]&gt;2); (1-[.C290])*[.D289]+[.C290]*[.B290]; [.D289])" office:value-type="float" office:value="9.13368249555723" calcext:value-type="float">
            <text:p>9.13368249555723</text:p>
          </table:table-cell>
          <table:table-cell/>
          <table:table-cell table:formula="of:=MIN([.B290];20)" office:value-type="float" office:value="7.11307966043952" calcext:value-type="float">
            <text:p>7.11307966043952</text:p>
          </table:table-cell>
          <table:table-cell table:formula="of:=[.D290]" office:value-type="float" office:value="9.13368249555723" calcext:value-type="float">
            <text:p>9.13368249555723</text:p>
          </table:table-cell>
        </table:table-row>
        <table:table-row table:style-name="ro1">
          <table:table-cell office:value-type="float" office:value="2.17350656952877" calcext:value-type="float">
            <text:p>2.17350656952877</text:p>
          </table:table-cell>
          <table:table-cell table:formula="of:=16.6666666667 / [.A291]" office:value-type="float" office:value="7.6681004328933" calcext:value-type="float">
            <text:p>7.6681004328933</text:p>
          </table:table-cell>
          <table:table-cell table:formula="of:=[.C290]" office:value-type="float" office:value="0.03" calcext:value-type="float">
            <text:p>0.03</text:p>
          </table:table-cell>
          <table:table-cell table:formula="of:=IF(([.B291]&lt;20)  AND ([.B291]&gt;2); (1-[.C291])*[.D290]+[.C291]*[.B291]; [.D290])" office:value-type="float" office:value="9.08971503367731" calcext:value-type="float">
            <text:p>9.08971503367731</text:p>
          </table:table-cell>
          <table:table-cell/>
          <table:table-cell table:formula="of:=MIN([.B291];20)" office:value-type="float" office:value="7.6681004328933" calcext:value-type="float">
            <text:p>7.6681004328933</text:p>
          </table:table-cell>
          <table:table-cell table:formula="of:=[.D291]" office:value-type="float" office:value="9.08971503367731" calcext:value-type="float">
            <text:p>9.08971503367731</text:p>
          </table:table-cell>
        </table:table-row>
        <table:table-row table:style-name="ro1">
          <table:table-cell office:value-type="float" office:value="1.83474742215142" calcext:value-type="float">
            <text:p>1.83474742215142</text:p>
          </table:table-cell>
          <table:table-cell table:formula="of:=16.6666666667 / [.A292]" office:value-type="float" office:value="9.08390248460288" calcext:value-type="float">
            <text:p>9.08390248460288</text:p>
          </table:table-cell>
          <table:table-cell table:formula="of:=[.C291]" office:value-type="float" office:value="0.03" calcext:value-type="float">
            <text:p>0.03</text:p>
          </table:table-cell>
          <table:table-cell table:formula="of:=IF(([.B292]&lt;20)  AND ([.B292]&gt;2); (1-[.C292])*[.D291]+[.C292]*[.B292]; [.D291])" office:value-type="float" office:value="9.08954065720508" calcext:value-type="float">
            <text:p>9.08954065720508</text:p>
          </table:table-cell>
          <table:table-cell/>
          <table:table-cell table:formula="of:=MIN([.B292];20)" office:value-type="float" office:value="9.08390248460288" calcext:value-type="float">
            <text:p>9.08390248460288</text:p>
          </table:table-cell>
          <table:table-cell table:formula="of:=[.D292]" office:value-type="float" office:value="9.08954065720508" calcext:value-type="float">
            <text:p>9.08954065720508</text:p>
          </table:table-cell>
        </table:table-row>
        <table:table-row table:style-name="ro1">
          <table:table-cell office:value-type="float" office:value="1.9905753196049" calcext:value-type="float">
            <text:p>1.9905753196049</text:p>
          </table:table-cell>
          <table:table-cell table:formula="of:=16.6666666667 / [.A293]" office:value-type="float" office:value="8.37278876240065" calcext:value-type="float">
            <text:p>8.37278876240065</text:p>
          </table:table-cell>
          <table:table-cell table:formula="of:=[.C292]" office:value-type="float" office:value="0.03" calcext:value-type="float">
            <text:p>0.03</text:p>
          </table:table-cell>
          <table:table-cell table:formula="of:=IF(([.B293]&lt;20)  AND ([.B293]&gt;2); (1-[.C293])*[.D292]+[.C293]*[.B293]; [.D292])" office:value-type="float" office:value="9.06803810036095" calcext:value-type="float">
            <text:p>9.06803810036095</text:p>
          </table:table-cell>
          <table:table-cell/>
          <table:table-cell table:formula="of:=MIN([.B293];20)" office:value-type="float" office:value="8.37278876240065" calcext:value-type="float">
            <text:p>8.37278876240065</text:p>
          </table:table-cell>
          <table:table-cell table:formula="of:=[.D293]" office:value-type="float" office:value="9.06803810036095" calcext:value-type="float">
            <text:p>9.06803810036095</text:p>
          </table:table-cell>
        </table:table-row>
        <table:table-row table:style-name="ro1">
          <table:table-cell office:value-type="float" office:value="1.73321329560307" calcext:value-type="float">
            <text:p>1.73321329560307</text:p>
          </table:table-cell>
          <table:table-cell table:formula="of:=16.6666666667 / [.A294]" office:value-type="float" office:value="9.61605055129746" calcext:value-type="float">
            <text:p>9.61605055129746</text:p>
          </table:table-cell>
          <table:table-cell table:formula="of:=[.C293]" office:value-type="float" office:value="0.03" calcext:value-type="float">
            <text:p>0.03</text:p>
          </table:table-cell>
          <table:table-cell table:formula="of:=IF(([.B294]&lt;20)  AND ([.B294]&gt;2); (1-[.C294])*[.D293]+[.C294]*[.B294]; [.D293])" office:value-type="float" office:value="9.08447847388904" calcext:value-type="float">
            <text:p>9.08447847388904</text:p>
          </table:table-cell>
          <table:table-cell/>
          <table:table-cell table:formula="of:=MIN([.B294];20)" office:value-type="float" office:value="9.61605055129746" calcext:value-type="float">
            <text:p>9.61605055129746</text:p>
          </table:table-cell>
          <table:table-cell table:formula="of:=[.D294]" office:value-type="float" office:value="9.08447847388904" calcext:value-type="float">
            <text:p>9.08447847388904</text:p>
          </table:table-cell>
        </table:table-row>
        <table:table-row table:style-name="ro1">
          <table:table-cell office:value-type="float" office:value="2.93498435766496" calcext:value-type="float">
            <text:p>2.93498435766496</text:p>
          </table:table-cell>
          <table:table-cell table:formula="of:=16.6666666667 / [.A295]" office:value-type="float" office:value="5.67862197397189" calcext:value-type="float">
            <text:p>5.67862197397189</text:p>
          </table:table-cell>
          <table:table-cell table:formula="of:=[.C294]" office:value-type="float" office:value="0.03" calcext:value-type="float">
            <text:p>0.03</text:p>
          </table:table-cell>
          <table:table-cell table:formula="of:=IF(([.B295]&lt;20)  AND ([.B295]&gt;2); (1-[.C295])*[.D294]+[.C295]*[.B295]; [.D294])" office:value-type="float" office:value="8.98230277889153" calcext:value-type="float">
            <text:p>8.98230277889153</text:p>
          </table:table-cell>
          <table:table-cell/>
          <table:table-cell table:formula="of:=MIN([.B295];20)" office:value-type="float" office:value="5.67862197397189" calcext:value-type="float">
            <text:p>5.67862197397189</text:p>
          </table:table-cell>
          <table:table-cell table:formula="of:=[.D295]" office:value-type="float" office:value="8.98230277889153" calcext:value-type="float">
            <text:p>8.98230277889153</text:p>
          </table:table-cell>
        </table:table-row>
        <table:table-row table:style-name="ro1">
          <table:table-cell office:value-type="float" office:value="2.53587402249216" calcext:value-type="float">
            <text:p>2.53587402249216</text:p>
          </table:table-cell>
          <table:table-cell table:formula="of:=16.6666666667 / [.A296]" office:value-type="float" office:value="6.57235592891191" calcext:value-type="float">
            <text:p>6.57235592891191</text:p>
          </table:table-cell>
          <table:table-cell table:formula="of:=[.C295]" office:value-type="float" office:value="0.03" calcext:value-type="float">
            <text:p>0.03</text:p>
          </table:table-cell>
          <table:table-cell table:formula="of:=IF(([.B296]&lt;20)  AND ([.B296]&gt;2); (1-[.C296])*[.D295]+[.C296]*[.B296]; [.D295])" office:value-type="float" office:value="8.91000437339214" calcext:value-type="float">
            <text:p>8.91000437339214</text:p>
          </table:table-cell>
          <table:table-cell/>
          <table:table-cell table:formula="of:=MIN([.B296];20)" office:value-type="float" office:value="6.57235592891191" calcext:value-type="float">
            <text:p>6.57235592891191</text:p>
          </table:table-cell>
          <table:table-cell table:formula="of:=[.D296]" office:value-type="float" office:value="8.91000437339214" calcext:value-type="float">
            <text:p>8.91000437339214</text:p>
          </table:table-cell>
        </table:table-row>
        <table:table-row table:style-name="ro1">
          <table:table-cell office:value-type="float" office:value="1.98134605589307" calcext:value-type="float">
            <text:p>1.98134605589307</text:p>
          </table:table-cell>
          <table:table-cell table:formula="of:=16.6666666667 / [.A297]" office:value-type="float" office:value="8.41178986231543" calcext:value-type="float">
            <text:p>8.41178986231543</text:p>
          </table:table-cell>
          <table:table-cell table:formula="of:=[.C296]" office:value-type="float" office:value="0.03" calcext:value-type="float">
            <text:p>0.03</text:p>
          </table:table-cell>
          <table:table-cell table:formula="of:=IF(([.B297]&lt;20)  AND ([.B297]&gt;2); (1-[.C297])*[.D296]+[.C297]*[.B297]; [.D296])" office:value-type="float" office:value="8.89505793805984" calcext:value-type="float">
            <text:p>8.89505793805984</text:p>
          </table:table-cell>
          <table:table-cell/>
          <table:table-cell table:formula="of:=MIN([.B297];20)" office:value-type="float" office:value="8.41178986231543" calcext:value-type="float">
            <text:p>8.41178986231543</text:p>
          </table:table-cell>
          <table:table-cell table:formula="of:=[.D297]" office:value-type="float" office:value="8.89505793805984" calcext:value-type="float">
            <text:p>8.89505793805984</text:p>
          </table:table-cell>
        </table:table-row>
        <table:table-row table:style-name="ro1">
          <table:table-cell office:value-type="float" office:value="2.22527772397601" calcext:value-type="float">
            <text:p>2.22527772397601</text:p>
          </table:table-cell>
          <table:table-cell table:formula="of:=16.6666666667 / [.A298]" office:value-type="float" office:value="7.48970184131485" calcext:value-type="float">
            <text:p>7.48970184131485</text:p>
          </table:table-cell>
          <table:table-cell table:formula="of:=[.C297]" office:value-type="float" office:value="0.03" calcext:value-type="float">
            <text:p>0.03</text:p>
          </table:table-cell>
          <table:table-cell table:formula="of:=IF(([.B298]&lt;20)  AND ([.B298]&gt;2); (1-[.C298])*[.D297]+[.C298]*[.B298]; [.D297])" office:value-type="float" office:value="8.85289725515749" calcext:value-type="float">
            <text:p>8.85289725515749</text:p>
          </table:table-cell>
          <table:table-cell/>
          <table:table-cell table:formula="of:=MIN([.B298];20)" office:value-type="float" office:value="7.48970184131485" calcext:value-type="float">
            <text:p>7.48970184131485</text:p>
          </table:table-cell>
          <table:table-cell table:formula="of:=[.D298]" office:value-type="float" office:value="8.85289725515749" calcext:value-type="float">
            <text:p>8.85289725515749</text:p>
          </table:table-cell>
        </table:table-row>
        <table:table-row table:style-name="ro1">
          <table:table-cell office:value-type="float" office:value="2.19517749911761" calcext:value-type="float">
            <text:p>2.19517749911761</text:p>
          </table:table-cell>
          <table:table-cell table:formula="of:=16.6666666667 / [.A299]" office:value-type="float" office:value="7.59240046574796" calcext:value-type="float">
            <text:p>7.59240046574796</text:p>
          </table:table-cell>
          <table:table-cell table:formula="of:=[.C298]" office:value-type="float" office:value="0.03" calcext:value-type="float">
            <text:p>0.03</text:p>
          </table:table-cell>
          <table:table-cell table:formula="of:=IF(([.B299]&lt;20)  AND ([.B299]&gt;2); (1-[.C299])*[.D298]+[.C299]*[.B299]; [.D298])" office:value-type="float" office:value="8.8150823514752" calcext:value-type="float">
            <text:p>8.8150823514752</text:p>
          </table:table-cell>
          <table:table-cell/>
          <table:table-cell table:formula="of:=MIN([.B299];20)" office:value-type="float" office:value="7.59240046574796" calcext:value-type="float">
            <text:p>7.59240046574796</text:p>
          </table:table-cell>
          <table:table-cell table:formula="of:=[.D299]" office:value-type="float" office:value="8.8150823514752" calcext:value-type="float">
            <text:p>8.8150823514752</text:p>
          </table:table-cell>
        </table:table-row>
        <table:table-row table:style-name="ro1">
          <table:table-cell office:value-type="float" office:value="2.21090571942495" calcext:value-type="float">
            <text:p>2.21090571942495</text:p>
          </table:table-cell>
          <table:table-cell table:formula="of:=16.6666666667 / [.A300]" office:value-type="float" office:value="7.53838868852125" calcext:value-type="float">
            <text:p>7.53838868852125</text:p>
          </table:table-cell>
          <table:table-cell table:formula="of:=[.C299]" office:value-type="float" office:value="0.03" calcext:value-type="float">
            <text:p>0.03</text:p>
          </table:table-cell>
          <table:table-cell table:formula="of:=IF(([.B300]&lt;20)  AND ([.B300]&gt;2); (1-[.C300])*[.D299]+[.C300]*[.B300]; [.D299])" office:value-type="float" office:value="8.77678154158658" calcext:value-type="float">
            <text:p>8.77678154158658</text:p>
          </table:table-cell>
          <table:table-cell/>
          <table:table-cell table:formula="of:=MIN([.B300];20)" office:value-type="float" office:value="7.53838868852125" calcext:value-type="float">
            <text:p>7.53838868852125</text:p>
          </table:table-cell>
          <table:table-cell table:formula="of:=[.D300]" office:value-type="float" office:value="8.77678154158658" calcext:value-type="float">
            <text:p>8.77678154158658</text:p>
          </table:table-cell>
        </table:table-row>
        <table:table-row table:style-name="ro1">
          <table:table-cell office:value-type="float" office:value="2.50820803012015" calcext:value-type="float">
            <text:p>2.50820803012015</text:p>
          </table:table-cell>
          <table:table-cell table:formula="of:=16.6666666667 / [.A301]" office:value-type="float" office:value="6.64485021439854" calcext:value-type="float">
            <text:p>6.64485021439854</text:p>
          </table:table-cell>
          <table:table-cell table:formula="of:=[.C300]" office:value-type="float" office:value="0.03" calcext:value-type="float">
            <text:p>0.03</text:p>
          </table:table-cell>
          <table:table-cell table:formula="of:=IF(([.B301]&lt;20)  AND ([.B301]&gt;2); (1-[.C301])*[.D300]+[.C301]*[.B301]; [.D300])" office:value-type="float" office:value="8.71282360177094" calcext:value-type="float">
            <text:p>8.71282360177094</text:p>
          </table:table-cell>
          <table:table-cell/>
          <table:table-cell table:formula="of:=MIN([.B301];20)" office:value-type="float" office:value="6.64485021439854" calcext:value-type="float">
            <text:p>6.64485021439854</text:p>
          </table:table-cell>
          <table:table-cell table:formula="of:=[.D301]" office:value-type="float" office:value="8.71282360177094" calcext:value-type="float">
            <text:p>8.71282360177094</text:p>
          </table:table-cell>
        </table:table-row>
        <table:table-row table:style-name="ro1">
          <table:table-cell office:value-type="float" office:value="2.08174489968856" calcext:value-type="float">
            <text:p>2.08174489968856</text:p>
          </table:table-cell>
          <table:table-cell table:formula="of:=16.6666666667 / [.A302]" office:value-type="float" office:value="8.00610423937796" calcext:value-type="float">
            <text:p>8.00610423937796</text:p>
          </table:table-cell>
          <table:table-cell table:formula="of:=[.C301]" office:value-type="float" office:value="0.03" calcext:value-type="float">
            <text:p>0.03</text:p>
          </table:table-cell>
          <table:table-cell table:formula="of:=IF(([.B302]&lt;20)  AND ([.B302]&gt;2); (1-[.C302])*[.D301]+[.C302]*[.B302]; [.D301])" office:value-type="float" office:value="8.69162202089915" calcext:value-type="float">
            <text:p>8.69162202089915</text:p>
          </table:table-cell>
          <table:table-cell/>
          <table:table-cell table:formula="of:=MIN([.B302];20)" office:value-type="float" office:value="8.00610423937796" calcext:value-type="float">
            <text:p>8.00610423937796</text:p>
          </table:table-cell>
          <table:table-cell table:formula="of:=[.D302]" office:value-type="float" office:value="8.69162202089915" calcext:value-type="float">
            <text:p>8.69162202089915</text:p>
          </table:table-cell>
        </table:table-row>
        <table:table-row table:style-name="ro1">
          <table:table-cell office:value-type="float" office:value="2.22999017832635" calcext:value-type="float">
            <text:p>2.22999017832635</text:p>
          </table:table-cell>
          <table:table-cell table:formula="of:=16.6666666667 / [.A303]" office:value-type="float" office:value="7.47387447204302" calcext:value-type="float">
            <text:p>7.47387447204302</text:p>
          </table:table-cell>
          <table:table-cell table:formula="of:=[.C302]" office:value-type="float" office:value="0.03" calcext:value-type="float">
            <text:p>0.03</text:p>
          </table:table-cell>
          <table:table-cell table:formula="of:=IF(([.B303]&lt;20)  AND ([.B303]&gt;2); (1-[.C303])*[.D302]+[.C303]*[.B303]; [.D302])" office:value-type="float" office:value="8.65508959443347" calcext:value-type="float">
            <text:p>8.65508959443347</text:p>
          </table:table-cell>
          <table:table-cell/>
          <table:table-cell table:formula="of:=MIN([.B303];20)" office:value-type="float" office:value="7.47387447204302" calcext:value-type="float">
            <text:p>7.47387447204302</text:p>
          </table:table-cell>
          <table:table-cell table:formula="of:=[.D303]" office:value-type="float" office:value="8.65508959443347" calcext:value-type="float">
            <text:p>8.65508959443347</text:p>
          </table:table-cell>
        </table:table-row>
        <table:table-row table:style-name="ro1">
          <table:table-cell office:value-type="float" office:value="2.56660397936327" calcext:value-type="float">
            <text:p>2.56660397936327</text:p>
          </table:table-cell>
          <table:table-cell table:formula="of:=16.6666666667 / [.A304]" office:value-type="float" office:value="6.49366509235863" calcext:value-type="float">
            <text:p>6.49366509235863</text:p>
          </table:table-cell>
          <table:table-cell table:formula="of:=[.C303]" office:value-type="float" office:value="0.03" calcext:value-type="float">
            <text:p>0.03</text:p>
          </table:table-cell>
          <table:table-cell table:formula="of:=IF(([.B304]&lt;20)  AND ([.B304]&gt;2); (1-[.C304])*[.D303]+[.C304]*[.B304]; [.D303])" office:value-type="float" office:value="8.59024685937122" calcext:value-type="float">
            <text:p>8.59024685937122</text:p>
          </table:table-cell>
          <table:table-cell/>
          <table:table-cell table:formula="of:=MIN([.B304];20)" office:value-type="float" office:value="6.49366509235863" calcext:value-type="float">
            <text:p>6.49366509235863</text:p>
          </table:table-cell>
          <table:table-cell table:formula="of:=[.D304]" office:value-type="float" office:value="8.59024685937122" calcext:value-type="float">
            <text:p>8.59024685937122</text:p>
          </table:table-cell>
        </table:table-row>
        <table:table-row table:style-name="ro1">
          <table:table-cell office:value-type="float" office:value="2.35514757257248" calcext:value-type="float">
            <text:p>2.35514757257248</text:p>
          </table:table-cell>
          <table:table-cell table:formula="of:=16.6666666667 / [.A305]" office:value-type="float" office:value="7.07669738440013" calcext:value-type="float">
            <text:p>7.07669738440013</text:p>
          </table:table-cell>
          <table:table-cell table:formula="of:=[.C304]" office:value-type="float" office:value="0.03" calcext:value-type="float">
            <text:p>0.03</text:p>
          </table:table-cell>
          <table:table-cell table:formula="of:=IF(([.B305]&lt;20)  AND ([.B305]&gt;2); (1-[.C305])*[.D304]+[.C305]*[.B305]; [.D304])" office:value-type="float" office:value="8.54484037512209" calcext:value-type="float">
            <text:p>8.54484037512209</text:p>
          </table:table-cell>
          <table:table-cell/>
          <table:table-cell table:formula="of:=MIN([.B305];20)" office:value-type="float" office:value="7.07669738440013" calcext:value-type="float">
            <text:p>7.07669738440013</text:p>
          </table:table-cell>
          <table:table-cell table:formula="of:=[.D305]" office:value-type="float" office:value="8.54484037512209" calcext:value-type="float">
            <text:p>8.54484037512209</text:p>
          </table:table-cell>
        </table:table-row>
        <table:table-row table:style-name="ro1">
          <table:table-cell office:value-type="float" office:value="2.29046189854894" calcext:value-type="float">
            <text:p>2.29046189854894</text:p>
          </table:table-cell>
          <table:table-cell table:formula="of:=16.6666666667 / [.A306]" office:value-type="float" office:value="7.27655268016409" calcext:value-type="float">
            <text:p>7.27655268016409</text:p>
          </table:table-cell>
          <table:table-cell table:formula="of:=[.C305]" office:value-type="float" office:value="0.03" calcext:value-type="float">
            <text:p>0.03</text:p>
          </table:table-cell>
          <table:table-cell table:formula="of:=IF(([.B306]&lt;20)  AND ([.B306]&gt;2); (1-[.C306])*[.D305]+[.C306]*[.B306]; [.D305])" office:value-type="float" office:value="8.50679174427335" calcext:value-type="float">
            <text:p>8.50679174427335</text:p>
          </table:table-cell>
          <table:table-cell/>
          <table:table-cell table:formula="of:=MIN([.B306];20)" office:value-type="float" office:value="7.27655268016409" calcext:value-type="float">
            <text:p>7.27655268016409</text:p>
          </table:table-cell>
          <table:table-cell table:formula="of:=[.D306]" office:value-type="float" office:value="8.50679174427335" calcext:value-type="float">
            <text:p>8.50679174427335</text:p>
          </table:table-cell>
        </table:table-row>
        <table:table-row table:style-name="ro1">
          <table:table-cell office:value-type="float" office:value="2.43786123582579" calcext:value-type="float">
            <text:p>2.43786123582579</text:p>
          </table:table-cell>
          <table:table-cell table:formula="of:=16.6666666667 / [.A307]" office:value-type="float" office:value="6.83659365913597" calcext:value-type="float">
            <text:p>6.83659365913597</text:p>
          </table:table-cell>
          <table:table-cell table:formula="of:=[.C306]" office:value-type="float" office:value="0.03" calcext:value-type="float">
            <text:p>0.03</text:p>
          </table:table-cell>
          <table:table-cell table:formula="of:=IF(([.B307]&lt;20)  AND ([.B307]&gt;2); (1-[.C307])*[.D306]+[.C307]*[.B307]; [.D306])" office:value-type="float" office:value="8.45668580171923" calcext:value-type="float">
            <text:p>8.45668580171923</text:p>
          </table:table-cell>
          <table:table-cell/>
          <table:table-cell table:formula="of:=MIN([.B307];20)" office:value-type="float" office:value="6.83659365913597" calcext:value-type="float">
            <text:p>6.83659365913597</text:p>
          </table:table-cell>
          <table:table-cell table:formula="of:=[.D307]" office:value-type="float" office:value="8.45668580171923" calcext:value-type="float">
            <text:p>8.45668580171923</text:p>
          </table:table-cell>
        </table:table-row>
        <table:table-row table:style-name="ro1">
          <table:table-cell office:value-type="float" office:value="3.14946989740691" calcext:value-type="float">
            <text:p>3.14946989740691</text:p>
          </table:table-cell>
          <table:table-cell table:formula="of:=16.6666666667 / [.A308]" office:value-type="float" office:value="5.29189584584453" calcext:value-type="float">
            <text:p>5.29189584584453</text:p>
          </table:table-cell>
          <table:table-cell table:formula="of:=[.C307]" office:value-type="float" office:value="0.03" calcext:value-type="float">
            <text:p>0.03</text:p>
          </table:table-cell>
          <table:table-cell table:formula="of:=IF(([.B308]&lt;20)  AND ([.B308]&gt;2); (1-[.C308])*[.D307]+[.C308]*[.B308]; [.D307])" office:value-type="float" office:value="8.36174210304299" calcext:value-type="float">
            <text:p>8.36174210304299</text:p>
          </table:table-cell>
          <table:table-cell/>
          <table:table-cell table:formula="of:=MIN([.B308];20)" office:value-type="float" office:value="5.29189584584453" calcext:value-type="float">
            <text:p>5.29189584584453</text:p>
          </table:table-cell>
          <table:table-cell table:formula="of:=[.D308]" office:value-type="float" office:value="8.36174210304299" calcext:value-type="float">
            <text:p>8.36174210304299</text:p>
          </table:table-cell>
        </table:table-row>
        <table:table-row table:style-name="ro1">
          <table:table-cell office:value-type="float" office:value="3.04797535941086" calcext:value-type="float">
            <text:p>3.04797535941086</text:p>
          </table:table-cell>
          <table:table-cell table:formula="of:=16.6666666667 / [.A309]" office:value-type="float" office:value="5.46811069690586" calcext:value-type="float">
            <text:p>5.46811069690586</text:p>
          </table:table-cell>
          <table:table-cell table:formula="of:=[.C308]" office:value-type="float" office:value="0.03" calcext:value-type="float">
            <text:p>0.03</text:p>
          </table:table-cell>
          <table:table-cell table:formula="of:=IF(([.B309]&lt;20)  AND ([.B309]&gt;2); (1-[.C309])*[.D308]+[.C309]*[.B309]; [.D308])" office:value-type="float" office:value="8.27493316085887" calcext:value-type="float">
            <text:p>8.27493316085887</text:p>
          </table:table-cell>
          <table:table-cell/>
          <table:table-cell table:formula="of:=MIN([.B309];20)" office:value-type="float" office:value="5.46811069690586" calcext:value-type="float">
            <text:p>5.46811069690586</text:p>
          </table:table-cell>
          <table:table-cell table:formula="of:=[.D309]" office:value-type="float" office:value="8.27493316085887" calcext:value-type="float">
            <text:p>8.27493316085887</text:p>
          </table:table-cell>
        </table:table-row>
        <table:table-row table:style-name="ro1">
          <table:table-cell office:value-type="float" office:value="3.03220891277556" calcext:value-type="float">
            <text:p>3.03220891277556</text:p>
          </table:table-cell>
          <table:table-cell table:formula="of:=16.6666666667 / [.A310]" office:value-type="float" office:value="5.49654299757466" calcext:value-type="float">
            <text:p>5.49654299757466</text:p>
          </table:table-cell>
          <table:table-cell table:formula="of:=[.C309]" office:value-type="float" office:value="0.03" calcext:value-type="float">
            <text:p>0.03</text:p>
          </table:table-cell>
          <table:table-cell table:formula="of:=IF(([.B310]&lt;20)  AND ([.B310]&gt;2); (1-[.C310])*[.D309]+[.C310]*[.B310]; [.D309])" office:value-type="float" office:value="8.19158145596035" calcext:value-type="float">
            <text:p>8.19158145596035</text:p>
          </table:table-cell>
          <table:table-cell/>
          <table:table-cell table:formula="of:=MIN([.B310];20)" office:value-type="float" office:value="5.49654299757466" calcext:value-type="float">
            <text:p>5.49654299757466</text:p>
          </table:table-cell>
          <table:table-cell table:formula="of:=[.D310]" office:value-type="float" office:value="8.19158145596035" calcext:value-type="float">
            <text:p>8.19158145596035</text:p>
          </table:table-cell>
        </table:table-row>
        <table:table-row table:style-name="ro1">
          <table:table-cell office:value-type="float" office:value="2.6579227224614" calcext:value-type="float">
            <text:p>2.6579227224614</text:p>
          </table:table-cell>
          <table:table-cell table:formula="of:=16.6666666667 / [.A311]" office:value-type="float" office:value="6.2705610384585" calcext:value-type="float">
            <text:p>6.2705610384585</text:p>
          </table:table-cell>
          <table:table-cell table:formula="of:=[.C310]" office:value-type="float" office:value="0.03" calcext:value-type="float">
            <text:p>0.03</text:p>
          </table:table-cell>
          <table:table-cell table:formula="of:=IF(([.B311]&lt;20)  AND ([.B311]&gt;2); (1-[.C311])*[.D310]+[.C311]*[.B311]; [.D310])" office:value-type="float" office:value="8.13395084343529" calcext:value-type="float">
            <text:p>8.13395084343529</text:p>
          </table:table-cell>
          <table:table-cell/>
          <table:table-cell table:formula="of:=MIN([.B311];20)" office:value-type="float" office:value="6.2705610384585" calcext:value-type="float">
            <text:p>6.2705610384585</text:p>
          </table:table-cell>
          <table:table-cell table:formula="of:=[.D311]" office:value-type="float" office:value="8.13395084343529" calcext:value-type="float">
            <text:p>8.13395084343529</text:p>
          </table:table-cell>
        </table:table-row>
        <table:table-row table:style-name="ro1">
          <table:table-cell office:value-type="float" office:value="2.52537892348117" calcext:value-type="float">
            <text:p>2.52537892348117</text:p>
          </table:table-cell>
          <table:table-cell table:formula="of:=16.6666666667 / [.A312]" office:value-type="float" office:value="6.59966966213743" calcext:value-type="float">
            <text:p>6.59966966213743</text:p>
          </table:table-cell>
          <table:table-cell table:formula="of:=[.C311]" office:value-type="float" office:value="0.03" calcext:value-type="float">
            <text:p>0.03</text:p>
          </table:table-cell>
          <table:table-cell table:formula="of:=IF(([.B312]&lt;20)  AND ([.B312]&gt;2); (1-[.C312])*[.D311]+[.C312]*[.B312]; [.D311])" office:value-type="float" office:value="8.08792240799635" calcext:value-type="float">
            <text:p>8.08792240799635</text:p>
          </table:table-cell>
          <table:table-cell/>
          <table:table-cell table:formula="of:=MIN([.B312];20)" office:value-type="float" office:value="6.59966966213743" calcext:value-type="float">
            <text:p>6.59966966213743</text:p>
          </table:table-cell>
          <table:table-cell table:formula="of:=[.D312]" office:value-type="float" office:value="8.08792240799635" calcext:value-type="float">
            <text:p>8.08792240799635</text:p>
          </table:table-cell>
        </table:table-row>
        <table:table-row table:style-name="ro1">
          <table:table-cell office:value-type="float" office:value="3.88471386370742" calcext:value-type="float">
            <text:p>3.88471386370742</text:p>
          </table:table-cell>
          <table:table-cell table:formula="of:=16.6666666667 / [.A313]" office:value-type="float" office:value="4.2903202787744" calcext:value-type="float">
            <text:p>4.2903202787744</text:p>
          </table:table-cell>
          <table:table-cell table:formula="of:=[.C312]" office:value-type="float" office:value="0.03" calcext:value-type="float">
            <text:p>0.03</text:p>
          </table:table-cell>
          <table:table-cell table:formula="of:=IF(([.B313]&lt;20)  AND ([.B313]&gt;2); (1-[.C313])*[.D312]+[.C313]*[.B313]; [.D312])" office:value-type="float" office:value="7.9739943441197" calcext:value-type="float">
            <text:p>7.9739943441197</text:p>
          </table:table-cell>
          <table:table-cell/>
          <table:table-cell table:formula="of:=MIN([.B313];20)" office:value-type="float" office:value="4.2903202787744" calcext:value-type="float">
            <text:p>4.2903202787744</text:p>
          </table:table-cell>
          <table:table-cell table:formula="of:=[.D313]" office:value-type="float" office:value="7.9739943441197" calcext:value-type="float">
            <text:p>7.9739943441197</text:p>
          </table:table-cell>
        </table:table-row>
        <table:table-row table:style-name="ro1">
          <table:table-cell office:value-type="float" office:value="2.75717452254691" calcext:value-type="float">
            <text:p>2.75717452254691</text:p>
          </table:table-cell>
          <table:table-cell table:formula="of:=16.6666666667 / [.A314]" office:value-type="float" office:value="6.04483558454775" calcext:value-type="float">
            <text:p>6.04483558454775</text:p>
          </table:table-cell>
          <table:table-cell table:formula="of:=[.C313]" office:value-type="float" office:value="0.03" calcext:value-type="float">
            <text:p>0.03</text:p>
          </table:table-cell>
          <table:table-cell table:formula="of:=IF(([.B314]&lt;20)  AND ([.B314]&gt;2); (1-[.C314])*[.D313]+[.C314]*[.B314]; [.D313])" office:value-type="float" office:value="7.91611958133254" calcext:value-type="float">
            <text:p>7.91611958133254</text:p>
          </table:table-cell>
          <table:table-cell/>
          <table:table-cell table:formula="of:=MIN([.B314];20)" office:value-type="float" office:value="6.04483558454775" calcext:value-type="float">
            <text:p>6.04483558454775</text:p>
          </table:table-cell>
          <table:table-cell table:formula="of:=[.D314]" office:value-type="float" office:value="7.91611958133254" calcext:value-type="float">
            <text:p>7.91611958133254</text:p>
          </table:table-cell>
        </table:table-row>
        <table:table-row table:style-name="ro1">
          <table:table-cell office:value-type="float" office:value="2.7973223158818" calcext:value-type="float">
            <text:p>2.7973223158818</text:p>
          </table:table-cell>
          <table:table-cell table:formula="of:=16.6666666667 / [.A315]" office:value-type="float" office:value="5.95807875698664" calcext:value-type="float">
            <text:p>5.95807875698664</text:p>
          </table:table-cell>
          <table:table-cell table:formula="of:=[.C314]" office:value-type="float" office:value="0.03" calcext:value-type="float">
            <text:p>0.03</text:p>
          </table:table-cell>
          <table:table-cell table:formula="of:=IF(([.B315]&lt;20)  AND ([.B315]&gt;2); (1-[.C315])*[.D314]+[.C315]*[.B315]; [.D314])" office:value-type="float" office:value="7.85737835660216" calcext:value-type="float">
            <text:p>7.85737835660216</text:p>
          </table:table-cell>
          <table:table-cell/>
          <table:table-cell table:formula="of:=MIN([.B315];20)" office:value-type="float" office:value="5.95807875698664" calcext:value-type="float">
            <text:p>5.95807875698664</text:p>
          </table:table-cell>
          <table:table-cell table:formula="of:=[.D315]" office:value-type="float" office:value="7.85737835660216" calcext:value-type="float">
            <text:p>7.85737835660216</text:p>
          </table:table-cell>
        </table:table-row>
        <table:table-row table:style-name="ro1">
          <table:table-cell office:value-type="float" office:value="2.20027690755189" calcext:value-type="float">
            <text:p>2.20027690755189</text:p>
          </table:table-cell>
          <table:table-cell table:formula="of:=16.6666666667 / [.A316]" office:value-type="float" office:value="7.57480415737487" calcext:value-type="float">
            <text:p>7.57480415737487</text:p>
          </table:table-cell>
          <table:table-cell table:formula="of:=[.C315]" office:value-type="float" office:value="0.03" calcext:value-type="float">
            <text:p>0.03</text:p>
          </table:table-cell>
          <table:table-cell table:formula="of:=IF(([.B316]&lt;20)  AND ([.B316]&gt;2); (1-[.C316])*[.D315]+[.C316]*[.B316]; [.D315])" office:value-type="float" office:value="7.84890113062534" calcext:value-type="float">
            <text:p>7.84890113062534</text:p>
          </table:table-cell>
          <table:table-cell/>
          <table:table-cell table:formula="of:=MIN([.B316];20)" office:value-type="float" office:value="7.57480415737487" calcext:value-type="float">
            <text:p>7.57480415737487</text:p>
          </table:table-cell>
          <table:table-cell table:formula="of:=[.D316]" office:value-type="float" office:value="7.84890113062534" calcext:value-type="float">
            <text:p>7.84890113062534</text:p>
          </table:table-cell>
        </table:table-row>
        <table:table-row table:style-name="ro1">
          <table:table-cell office:value-type="float" office:value="1.82831794269379" calcext:value-type="float">
            <text:p>1.82831794269379</text:p>
          </table:table-cell>
          <table:table-cell table:formula="of:=16.6666666667 / [.A317]" office:value-type="float" office:value="9.11584701845886" calcext:value-type="float">
            <text:p>9.11584701845886</text:p>
          </table:table-cell>
          <table:table-cell table:formula="of:=[.C316]" office:value-type="float" office:value="0.03" calcext:value-type="float">
            <text:p>0.03</text:p>
          </table:table-cell>
          <table:table-cell table:formula="of:=IF(([.B317]&lt;20)  AND ([.B317]&gt;2); (1-[.C317])*[.D316]+[.C317]*[.B317]; [.D316])" office:value-type="float" office:value="7.88690950726035" calcext:value-type="float">
            <text:p>7.88690950726035</text:p>
          </table:table-cell>
          <table:table-cell/>
          <table:table-cell table:formula="of:=MIN([.B317];20)" office:value-type="float" office:value="9.11584701845886" calcext:value-type="float">
            <text:p>9.11584701845886</text:p>
          </table:table-cell>
          <table:table-cell table:formula="of:=[.D317]" office:value-type="float" office:value="7.88690950726035" calcext:value-type="float">
            <text:p>7.88690950726035</text:p>
          </table:table-cell>
        </table:table-row>
        <table:table-row table:style-name="ro1">
          <table:table-cell office:value-type="float" office:value="2.17551478854664" calcext:value-type="float">
            <text:p>2.17551478854664</text:p>
          </table:table-cell>
          <table:table-cell table:formula="of:=16.6666666667 / [.A318]" office:value-type="float" office:value="7.66102200474318" calcext:value-type="float">
            <text:p>7.66102200474318</text:p>
          </table:table-cell>
          <table:table-cell table:formula="of:=[.C317]" office:value-type="float" office:value="0.03" calcext:value-type="float">
            <text:p>0.03</text:p>
          </table:table-cell>
          <table:table-cell table:formula="of:=IF(([.B318]&lt;20)  AND ([.B318]&gt;2); (1-[.C318])*[.D317]+[.C318]*[.B318]; [.D317])" office:value-type="float" office:value="7.88013288218483" calcext:value-type="float">
            <text:p>7.88013288218483</text:p>
          </table:table-cell>
          <table:table-cell/>
          <table:table-cell table:formula="of:=MIN([.B318];20)" office:value-type="float" office:value="7.66102200474318" calcext:value-type="float">
            <text:p>7.66102200474318</text:p>
          </table:table-cell>
          <table:table-cell table:formula="of:=[.D318]" office:value-type="float" office:value="7.88013288218483" calcext:value-type="float">
            <text:p>7.88013288218483</text:p>
          </table:table-cell>
        </table:table-row>
        <table:table-row table:style-name="ro1">
          <table:table-cell office:value-type="float" office:value="2.56741695266485" calcext:value-type="float">
            <text:p>2.56741695266485</text:p>
          </table:table-cell>
          <table:table-cell table:formula="of:=16.6666666667 / [.A319]" office:value-type="float" office:value="6.49160887147716" calcext:value-type="float">
            <text:p>6.49160887147716</text:p>
          </table:table-cell>
          <table:table-cell table:formula="of:=[.C318]" office:value-type="float" office:value="0.03" calcext:value-type="float">
            <text:p>0.03</text:p>
          </table:table-cell>
          <table:table-cell table:formula="of:=IF(([.B319]&lt;20)  AND ([.B319]&gt;2); (1-[.C319])*[.D318]+[.C319]*[.B319]; [.D318])" office:value-type="float" office:value="7.8384771618636" calcext:value-type="float">
            <text:p>7.8384771618636</text:p>
          </table:table-cell>
          <table:table-cell/>
          <table:table-cell table:formula="of:=MIN([.B319];20)" office:value-type="float" office:value="6.49160887147716" calcext:value-type="float">
            <text:p>6.49160887147716</text:p>
          </table:table-cell>
          <table:table-cell table:formula="of:=[.D319]" office:value-type="float" office:value="7.8384771618636" calcext:value-type="float">
            <text:p>7.8384771618636</text:p>
          </table:table-cell>
        </table:table-row>
        <table:table-row table:style-name="ro1">
          <table:table-cell office:value-type="float" office:value="3.47844581545227" calcext:value-type="float">
            <text:p>3.47844581545227</text:p>
          </table:table-cell>
          <table:table-cell table:formula="of:=16.6666666667 / [.A320]" office:value-type="float" office:value="4.79141189799819" calcext:value-type="float">
            <text:p>4.79141189799819</text:p>
          </table:table-cell>
          <table:table-cell table:formula="of:=[.C319]" office:value-type="float" office:value="0.03" calcext:value-type="float">
            <text:p>0.03</text:p>
          </table:table-cell>
          <table:table-cell table:formula="of:=IF(([.B320]&lt;20)  AND ([.B320]&gt;2); (1-[.C320])*[.D319]+[.C320]*[.B320]; [.D319])" office:value-type="float" office:value="7.74706520394764" calcext:value-type="float">
            <text:p>7.74706520394764</text:p>
          </table:table-cell>
          <table:table-cell/>
          <table:table-cell table:formula="of:=MIN([.B320];20)" office:value-type="float" office:value="4.79141189799819" calcext:value-type="float">
            <text:p>4.79141189799819</text:p>
          </table:table-cell>
          <table:table-cell table:formula="of:=[.D320]" office:value-type="float" office:value="7.74706520394764" calcext:value-type="float">
            <text:p>7.74706520394764</text:p>
          </table:table-cell>
        </table:table-row>
        <table:table-row table:style-name="ro1">
          <table:table-cell office:value-type="float" office:value="3.27551875604794" calcext:value-type="float">
            <text:p>3.27551875604794</text:p>
          </table:table-cell>
          <table:table-cell table:formula="of:=16.6666666667 / [.A321]" office:value-type="float" office:value="5.08825255111929" calcext:value-type="float">
            <text:p>5.08825255111929</text:p>
          </table:table-cell>
          <table:table-cell table:formula="of:=[.C320]" office:value-type="float" office:value="0.03" calcext:value-type="float">
            <text:p>0.03</text:p>
          </table:table-cell>
          <table:table-cell table:formula="of:=IF(([.B321]&lt;20)  AND ([.B321]&gt;2); (1-[.C321])*[.D320]+[.C321]*[.B321]; [.D320])" office:value-type="float" office:value="7.66730082436279" calcext:value-type="float">
            <text:p>7.66730082436279</text:p>
          </table:table-cell>
          <table:table-cell/>
          <table:table-cell table:formula="of:=MIN([.B321];20)" office:value-type="float" office:value="5.08825255111929" calcext:value-type="float">
            <text:p>5.08825255111929</text:p>
          </table:table-cell>
          <table:table-cell table:formula="of:=[.D321]" office:value-type="float" office:value="7.66730082436279" calcext:value-type="float">
            <text:p>7.66730082436279</text:p>
          </table:table-cell>
        </table:table-row>
        <table:table-row table:style-name="ro1">
          <table:table-cell office:value-type="float" office:value="2.9900928601757" calcext:value-type="float">
            <text:p>2.9900928601757</text:p>
          </table:table-cell>
          <table:table-cell table:formula="of:=16.6666666667 / [.A322]" office:value-type="float" office:value="5.57396289883808" calcext:value-type="float">
            <text:p>5.57396289883808</text:p>
          </table:table-cell>
          <table:table-cell table:formula="of:=[.C321]" office:value-type="float" office:value="0.03" calcext:value-type="float">
            <text:p>0.03</text:p>
          </table:table-cell>
          <table:table-cell table:formula="of:=IF(([.B322]&lt;20)  AND ([.B322]&gt;2); (1-[.C322])*[.D321]+[.C322]*[.B322]; [.D321])" office:value-type="float" office:value="7.60450068659705" calcext:value-type="float">
            <text:p>7.60450068659705</text:p>
          </table:table-cell>
          <table:table-cell/>
          <table:table-cell table:formula="of:=MIN([.B322];20)" office:value-type="float" office:value="5.57396289883808" calcext:value-type="float">
            <text:p>5.57396289883808</text:p>
          </table:table-cell>
          <table:table-cell table:formula="of:=[.D322]" office:value-type="float" office:value="7.60450068659705" calcext:value-type="float">
            <text:p>7.60450068659705</text:p>
          </table:table-cell>
        </table:table-row>
        <table:table-row table:style-name="ro1">
          <table:table-cell office:value-type="float" office:value="2.45548644075425" calcext:value-type="float">
            <text:p>2.45548644075425</text:p>
          </table:table-cell>
          <table:table-cell table:formula="of:=16.6666666667 / [.A323]" office:value-type="float" office:value="6.78752136036251" calcext:value-type="float">
            <text:p>6.78752136036251</text:p>
          </table:table-cell>
          <table:table-cell table:formula="of:=[.C322]" office:value-type="float" office:value="0.03" calcext:value-type="float">
            <text:p>0.03</text:p>
          </table:table-cell>
          <table:table-cell table:formula="of:=IF(([.B323]&lt;20)  AND ([.B323]&gt;2); (1-[.C323])*[.D322]+[.C323]*[.B323]; [.D322])" office:value-type="float" office:value="7.57999130681001" calcext:value-type="float">
            <text:p>7.57999130681001</text:p>
          </table:table-cell>
          <table:table-cell/>
          <table:table-cell table:formula="of:=MIN([.B323];20)" office:value-type="float" office:value="6.78752136036251" calcext:value-type="float">
            <text:p>6.78752136036251</text:p>
          </table:table-cell>
          <table:table-cell table:formula="of:=[.D323]" office:value-type="float" office:value="7.57999130681001" calcext:value-type="float">
            <text:p>7.57999130681001</text:p>
          </table:table-cell>
        </table:table-row>
        <table:table-row table:style-name="ro1">
          <table:table-cell office:value-type="float" office:value="2.23115231494445" calcext:value-type="float">
            <text:p>2.23115231494445</text:p>
          </table:table-cell>
          <table:table-cell table:formula="of:=16.6666666667 / [.A324]" office:value-type="float" office:value="7.46998156740138" calcext:value-type="float">
            <text:p>7.46998156740138</text:p>
          </table:table-cell>
          <table:table-cell table:formula="of:=[.C323]" office:value-type="float" office:value="0.03" calcext:value-type="float">
            <text:p>0.03</text:p>
          </table:table-cell>
          <table:table-cell table:formula="of:=IF(([.B324]&lt;20)  AND ([.B324]&gt;2); (1-[.C324])*[.D323]+[.C324]*[.B324]; [.D323])" office:value-type="float" office:value="7.57669101462775" calcext:value-type="float">
            <text:p>7.57669101462775</text:p>
          </table:table-cell>
          <table:table-cell/>
          <table:table-cell table:formula="of:=MIN([.B324];20)" office:value-type="float" office:value="7.46998156740138" calcext:value-type="float">
            <text:p>7.46998156740138</text:p>
          </table:table-cell>
          <table:table-cell table:formula="of:=[.D324]" office:value-type="float" office:value="7.57669101462775" calcext:value-type="float">
            <text:p>7.57669101462775</text:p>
          </table:table-cell>
        </table:table-row>
        <table:table-row table:style-name="ro1">
          <table:table-cell office:value-type="float" office:value="1.90414281792546" calcext:value-type="float">
            <text:p>1.90414281792546</text:p>
          </table:table-cell>
          <table:table-cell table:formula="of:=16.6666666667 / [.A325]" office:value-type="float" office:value="8.7528448548088" calcext:value-type="float">
            <text:p>8.7528448548088</text:p>
          </table:table-cell>
          <table:table-cell table:formula="of:=[.C324]" office:value-type="float" office:value="0.03" calcext:value-type="float">
            <text:p>0.03</text:p>
          </table:table-cell>
          <table:table-cell table:formula="of:=IF(([.B325]&lt;20)  AND ([.B325]&gt;2); (1-[.C325])*[.D324]+[.C325]*[.B325]; [.D324])" office:value-type="float" office:value="7.61197562983318" calcext:value-type="float">
            <text:p>7.61197562983318</text:p>
          </table:table-cell>
          <table:table-cell/>
          <table:table-cell table:formula="of:=MIN([.B325];20)" office:value-type="float" office:value="8.7528448548088" calcext:value-type="float">
            <text:p>8.7528448548088</text:p>
          </table:table-cell>
          <table:table-cell table:formula="of:=[.D325]" office:value-type="float" office:value="7.61197562983318" calcext:value-type="float">
            <text:p>7.61197562983318</text:p>
          </table:table-cell>
        </table:table-row>
        <table:table-row table:style-name="ro1">
          <table:table-cell office:value-type="float" office:value="2.71523168218808" calcext:value-type="float">
            <text:p>2.71523168218808</text:p>
          </table:table-cell>
          <table:table-cell table:formula="of:=16.6666666667 / [.A326]" office:value-type="float" office:value="6.13821162151037" calcext:value-type="float">
            <text:p>6.13821162151037</text:p>
          </table:table-cell>
          <table:table-cell table:formula="of:=[.C325]" office:value-type="float" office:value="0.03" calcext:value-type="float">
            <text:p>0.03</text:p>
          </table:table-cell>
          <table:table-cell table:formula="of:=IF(([.B326]&lt;20)  AND ([.B326]&gt;2); (1-[.C326])*[.D325]+[.C326]*[.B326]; [.D325])" office:value-type="float" office:value="7.5677627095835" calcext:value-type="float">
            <text:p>7.5677627095835</text:p>
          </table:table-cell>
          <table:table-cell/>
          <table:table-cell table:formula="of:=MIN([.B326];20)" office:value-type="float" office:value="6.13821162151037" calcext:value-type="float">
            <text:p>6.13821162151037</text:p>
          </table:table-cell>
          <table:table-cell table:formula="of:=[.D326]" office:value-type="float" office:value="7.5677627095835" calcext:value-type="float">
            <text:p>7.5677627095835</text:p>
          </table:table-cell>
        </table:table-row>
        <table:table-row table:style-name="ro1">
          <table:table-cell office:value-type="float" office:value="2.45583306420365" calcext:value-type="float">
            <text:p>2.45583306420365</text:p>
          </table:table-cell>
          <table:table-cell table:formula="of:=16.6666666667 / [.A327]" office:value-type="float" office:value="6.78656334977902" calcext:value-type="float">
            <text:p>6.78656334977902</text:p>
          </table:table-cell>
          <table:table-cell table:formula="of:=[.C326]" office:value-type="float" office:value="0.03" calcext:value-type="float">
            <text:p>0.03</text:p>
          </table:table-cell>
          <table:table-cell table:formula="of:=IF(([.B327]&lt;20)  AND ([.B327]&gt;2); (1-[.C327])*[.D326]+[.C327]*[.B327]; [.D326])" office:value-type="float" office:value="7.54432672878936" calcext:value-type="float">
            <text:p>7.54432672878936</text:p>
          </table:table-cell>
          <table:table-cell/>
          <table:table-cell table:formula="of:=MIN([.B327];20)" office:value-type="float" office:value="6.78656334977902" calcext:value-type="float">
            <text:p>6.78656334977902</text:p>
          </table:table-cell>
          <table:table-cell table:formula="of:=[.D327]" office:value-type="float" office:value="7.54432672878936" calcext:value-type="float">
            <text:p>7.54432672878936</text:p>
          </table:table-cell>
        </table:table-row>
        <table:table-row table:style-name="ro1">
          <table:table-cell office:value-type="float" office:value="2.40704139412889" calcext:value-type="float">
            <text:p>2.40704139412889</text:p>
          </table:table-cell>
          <table:table-cell table:formula="of:=16.6666666667 / [.A328]" office:value-type="float" office:value="6.92412964203787" calcext:value-type="float">
            <text:p>6.92412964203787</text:p>
          </table:table-cell>
          <table:table-cell table:formula="of:=[.C327]" office:value-type="float" office:value="0.03" calcext:value-type="float">
            <text:p>0.03</text:p>
          </table:table-cell>
          <table:table-cell table:formula="of:=IF(([.B328]&lt;20)  AND ([.B328]&gt;2); (1-[.C328])*[.D327]+[.C328]*[.B328]; [.D327])" office:value-type="float" office:value="7.52572081618682" calcext:value-type="float">
            <text:p>7.52572081618682</text:p>
          </table:table-cell>
          <table:table-cell/>
          <table:table-cell table:formula="of:=MIN([.B328];20)" office:value-type="float" office:value="6.92412964203787" calcext:value-type="float">
            <text:p>6.92412964203787</text:p>
          </table:table-cell>
          <table:table-cell table:formula="of:=[.D328]" office:value-type="float" office:value="7.52572081618682" calcext:value-type="float">
            <text:p>7.52572081618682</text:p>
          </table:table-cell>
        </table:table-row>
        <table:table-row table:style-name="ro1">
          <table:table-cell office:value-type="float" office:value="2.1049405513689" calcext:value-type="float">
            <text:p>2.1049405513689</text:p>
          </table:table-cell>
          <table:table-cell table:formula="of:=16.6666666667 / [.A329]" office:value-type="float" office:value="7.91787998756602" calcext:value-type="float">
            <text:p>7.91787998756602</text:p>
          </table:table-cell>
          <table:table-cell table:formula="of:=[.C328]" office:value-type="float" office:value="0.03" calcext:value-type="float">
            <text:p>0.03</text:p>
          </table:table-cell>
          <table:table-cell table:formula="of:=IF(([.B329]&lt;20)  AND ([.B329]&gt;2); (1-[.C329])*[.D328]+[.C329]*[.B329]; [.D328])" office:value-type="float" office:value="7.5374855913282" calcext:value-type="float">
            <text:p>7.5374855913282</text:p>
          </table:table-cell>
          <table:table-cell/>
          <table:table-cell table:formula="of:=MIN([.B329];20)" office:value-type="float" office:value="7.91787998756602" calcext:value-type="float">
            <text:p>7.91787998756602</text:p>
          </table:table-cell>
          <table:table-cell table:formula="of:=[.D329]" office:value-type="float" office:value="7.5374855913282" calcext:value-type="float">
            <text:p>7.5374855913282</text:p>
          </table:table-cell>
        </table:table-row>
        <table:table-row table:style-name="ro1">
          <table:table-cell office:value-type="float" office:value="2.45543062950911" calcext:value-type="float">
            <text:p>2.45543062950911</text:p>
          </table:table-cell>
          <table:table-cell table:formula="of:=16.6666666667 / [.A330]" office:value-type="float" office:value="6.78767563880721" calcext:value-type="float">
            <text:p>6.78767563880721</text:p>
          </table:table-cell>
          <table:table-cell table:formula="of:=[.C329]" office:value-type="float" office:value="0.03" calcext:value-type="float">
            <text:p>0.03</text:p>
          </table:table-cell>
          <table:table-cell table:formula="of:=IF(([.B330]&lt;20)  AND ([.B330]&gt;2); (1-[.C330])*[.D329]+[.C330]*[.B330]; [.D329])" office:value-type="float" office:value="7.51499129275257" calcext:value-type="float">
            <text:p>7.51499129275257</text:p>
          </table:table-cell>
          <table:table-cell/>
          <table:table-cell table:formula="of:=MIN([.B330];20)" office:value-type="float" office:value="6.78767563880721" calcext:value-type="float">
            <text:p>6.78767563880721</text:p>
          </table:table-cell>
          <table:table-cell table:formula="of:=[.D330]" office:value-type="float" office:value="7.51499129275257" calcext:value-type="float">
            <text:p>7.51499129275257</text:p>
          </table:table-cell>
        </table:table-row>
        <table:table-row table:style-name="ro1">
          <table:table-cell office:value-type="float" office:value="2.02434097038948" calcext:value-type="float">
            <text:p>2.02434097038948</text:p>
          </table:table-cell>
          <table:table-cell table:formula="of:=16.6666666667 / [.A331]" office:value-type="float" office:value="8.23313212076786" calcext:value-type="float">
            <text:p>8.23313212076786</text:p>
          </table:table-cell>
          <table:table-cell table:formula="of:=[.C330]" office:value-type="float" office:value="0.03" calcext:value-type="float">
            <text:p>0.03</text:p>
          </table:table-cell>
          <table:table-cell table:formula="of:=IF(([.B331]&lt;20)  AND ([.B331]&gt;2); (1-[.C331])*[.D330]+[.C331]*[.B331]; [.D330])" office:value-type="float" office:value="7.53653551759302" calcext:value-type="float">
            <text:p>7.53653551759302</text:p>
          </table:table-cell>
          <table:table-cell/>
          <table:table-cell table:formula="of:=MIN([.B331];20)" office:value-type="float" office:value="8.23313212076786" calcext:value-type="float">
            <text:p>8.23313212076786</text:p>
          </table:table-cell>
          <table:table-cell table:formula="of:=[.D331]" office:value-type="float" office:value="7.53653551759302" calcext:value-type="float">
            <text:p>7.53653551759302</text:p>
          </table:table-cell>
        </table:table-row>
        <table:table-row table:style-name="ro1">
          <table:table-cell office:value-type="float" office:value="2.15928732890585" calcext:value-type="float">
            <text:p>2.15928732890585</text:p>
          </table:table-cell>
          <table:table-cell table:formula="of:=16.6666666667 / [.A332]" office:value-type="float" office:value="7.7185960587956" calcext:value-type="float">
            <text:p>7.7185960587956</text:p>
          </table:table-cell>
          <table:table-cell table:formula="of:=[.C331]" office:value-type="float" office:value="0.03" calcext:value-type="float">
            <text:p>0.03</text:p>
          </table:table-cell>
          <table:table-cell table:formula="of:=IF(([.B332]&lt;20)  AND ([.B332]&gt;2); (1-[.C332])*[.D331]+[.C332]*[.B332]; [.D331])" office:value-type="float" office:value="7.5419973338291" calcext:value-type="float">
            <text:p>7.5419973338291</text:p>
          </table:table-cell>
          <table:table-cell/>
          <table:table-cell table:formula="of:=MIN([.B332];20)" office:value-type="float" office:value="7.7185960587956" calcext:value-type="float">
            <text:p>7.7185960587956</text:p>
          </table:table-cell>
          <table:table-cell table:formula="of:=[.D332]" office:value-type="float" office:value="7.5419973338291" calcext:value-type="float">
            <text:p>7.5419973338291</text:p>
          </table:table-cell>
        </table:table-row>
        <table:table-row table:style-name="ro1">
          <table:table-cell office:value-type="float" office:value="3.13970480689887" calcext:value-type="float">
            <text:p>3.13970480689887</text:p>
          </table:table-cell>
          <table:table-cell table:formula="of:=16.6666666667 / [.A333]" office:value-type="float" office:value="5.30835466763575" calcext:value-type="float">
            <text:p>5.30835466763575</text:p>
          </table:table-cell>
          <table:table-cell table:formula="of:=[.C332]" office:value-type="float" office:value="0.03" calcext:value-type="float">
            <text:p>0.03</text:p>
          </table:table-cell>
          <table:table-cell table:formula="of:=IF(([.B333]&lt;20)  AND ([.B333]&gt;2); (1-[.C333])*[.D332]+[.C333]*[.B333]; [.D332])" office:value-type="float" office:value="7.4749880538433" calcext:value-type="float">
            <text:p>7.4749880538433</text:p>
          </table:table-cell>
          <table:table-cell/>
          <table:table-cell table:formula="of:=MIN([.B333];20)" office:value-type="float" office:value="5.30835466763575" calcext:value-type="float">
            <text:p>5.30835466763575</text:p>
          </table:table-cell>
          <table:table-cell table:formula="of:=[.D333]" office:value-type="float" office:value="7.4749880538433" calcext:value-type="float">
            <text:p>7.4749880538433</text:p>
          </table:table-cell>
        </table:table-row>
        <table:table-row table:style-name="ro1">
          <table:table-cell office:value-type="float" office:value="2.49658661857935" calcext:value-type="float">
            <text:p>2.49658661857935</text:p>
          </table:table-cell>
          <table:table-cell table:formula="of:=16.6666666667 / [.A334]" office:value-type="float" office:value="6.67578146204435" calcext:value-type="float">
            <text:p>6.67578146204435</text:p>
          </table:table-cell>
          <table:table-cell table:formula="of:=[.C333]" office:value-type="float" office:value="0.03" calcext:value-type="float">
            <text:p>0.03</text:p>
          </table:table-cell>
          <table:table-cell table:formula="of:=IF(([.B334]&lt;20)  AND ([.B334]&gt;2); (1-[.C334])*[.D333]+[.C334]*[.B334]; [.D333])" office:value-type="float" office:value="7.45101185608933" calcext:value-type="float">
            <text:p>7.45101185608933</text:p>
          </table:table-cell>
          <table:table-cell/>
          <table:table-cell table:formula="of:=MIN([.B334];20)" office:value-type="float" office:value="6.67578146204435" calcext:value-type="float">
            <text:p>6.67578146204435</text:p>
          </table:table-cell>
          <table:table-cell table:formula="of:=[.D334]" office:value-type="float" office:value="7.45101185608933" calcext:value-type="float">
            <text:p>7.45101185608933</text:p>
          </table:table-cell>
        </table:table-row>
        <table:table-row table:style-name="ro1">
          <table:table-cell office:value-type="float" office:value="2.4315738900434" calcext:value-type="float">
            <text:p>2.4315738900434</text:p>
          </table:table-cell>
          <table:table-cell table:formula="of:=16.6666666667 / [.A335]" office:value-type="float" office:value="6.85427111014198" calcext:value-type="float">
            <text:p>6.85427111014198</text:p>
          </table:table-cell>
          <table:table-cell table:formula="of:=[.C334]" office:value-type="float" office:value="0.03" calcext:value-type="float">
            <text:p>0.03</text:p>
          </table:table-cell>
          <table:table-cell table:formula="of:=IF(([.B335]&lt;20)  AND ([.B335]&gt;2); (1-[.C335])*[.D334]+[.C335]*[.B335]; [.D334])" office:value-type="float" office:value="7.43310963371091" calcext:value-type="float">
            <text:p>7.43310963371091</text:p>
          </table:table-cell>
          <table:table-cell/>
          <table:table-cell table:formula="of:=MIN([.B335];20)" office:value-type="float" office:value="6.85427111014198" calcext:value-type="float">
            <text:p>6.85427111014198</text:p>
          </table:table-cell>
          <table:table-cell table:formula="of:=[.D335]" office:value-type="float" office:value="7.43310963371091" calcext:value-type="float">
            <text:p>7.43310963371091</text:p>
          </table:table-cell>
        </table:table-row>
        <table:table-row table:style-name="ro1">
          <table:table-cell office:value-type="float" office:value="2.34725122259332" calcext:value-type="float">
            <text:p>2.34725122259332</text:p>
          </table:table-cell>
          <table:table-cell table:formula="of:=16.6666666667 / [.A336]" office:value-type="float" office:value="7.1005039879311" calcext:value-type="float">
            <text:p>7.1005039879311</text:p>
          </table:table-cell>
          <table:table-cell table:formula="of:=[.C335]" office:value-type="float" office:value="0.03" calcext:value-type="float">
            <text:p>0.03</text:p>
          </table:table-cell>
          <table:table-cell table:formula="of:=IF(([.B336]&lt;20)  AND ([.B336]&gt;2); (1-[.C336])*[.D335]+[.C336]*[.B336]; [.D335])" office:value-type="float" office:value="7.42313146433752" calcext:value-type="float">
            <text:p>7.42313146433752</text:p>
          </table:table-cell>
          <table:table-cell/>
          <table:table-cell table:formula="of:=MIN([.B336];20)" office:value-type="float" office:value="7.1005039879311" calcext:value-type="float">
            <text:p>7.1005039879311</text:p>
          </table:table-cell>
          <table:table-cell table:formula="of:=[.D336]" office:value-type="float" office:value="7.42313146433752" calcext:value-type="float">
            <text:p>7.42313146433752</text:p>
          </table:table-cell>
        </table:table-row>
        <table:table-row table:style-name="ro1">
          <table:table-cell office:value-type="float" office:value="2.63165447508062" calcext:value-type="float">
            <text:p>2.63165447508062</text:p>
          </table:table-cell>
          <table:table-cell table:formula="of:=16.6666666667 / [.A337]" office:value-type="float" office:value="6.33315156853539" calcext:value-type="float">
            <text:p>6.33315156853539</text:p>
          </table:table-cell>
          <table:table-cell table:formula="of:=[.C336]" office:value-type="float" office:value="0.03" calcext:value-type="float">
            <text:p>0.03</text:p>
          </table:table-cell>
          <table:table-cell table:formula="of:=IF(([.B337]&lt;20)  AND ([.B337]&gt;2); (1-[.C337])*[.D336]+[.C337]*[.B337]; [.D336])" office:value-type="float" office:value="7.39043206746345" calcext:value-type="float">
            <text:p>7.39043206746345</text:p>
          </table:table-cell>
          <table:table-cell/>
          <table:table-cell table:formula="of:=MIN([.B337];20)" office:value-type="float" office:value="6.33315156853539" calcext:value-type="float">
            <text:p>6.33315156853539</text:p>
          </table:table-cell>
          <table:table-cell table:formula="of:=[.D337]" office:value-type="float" office:value="7.39043206746345" calcext:value-type="float">
            <text:p>7.39043206746345</text:p>
          </table:table-cell>
        </table:table-row>
        <table:table-row table:style-name="ro1">
          <table:table-cell office:value-type="float" office:value="2.72896525769208" calcext:value-type="float">
            <text:p>2.72896525769208</text:p>
          </table:table-cell>
          <table:table-cell table:formula="of:=16.6666666667 / [.A338]" office:value-type="float" office:value="6.10732094141617" calcext:value-type="float">
            <text:p>6.10732094141617</text:p>
          </table:table-cell>
          <table:table-cell table:formula="of:=[.C337]" office:value-type="float" office:value="0.03" calcext:value-type="float">
            <text:p>0.03</text:p>
          </table:table-cell>
          <table:table-cell table:formula="of:=IF(([.B338]&lt;20)  AND ([.B338]&gt;2); (1-[.C338])*[.D337]+[.C338]*[.B338]; [.D337])" office:value-type="float" office:value="7.35193873368203" calcext:value-type="float">
            <text:p>7.35193873368203</text:p>
          </table:table-cell>
          <table:table-cell/>
          <table:table-cell table:formula="of:=MIN([.B338];20)" office:value-type="float" office:value="6.10732094141617" calcext:value-type="float">
            <text:p>6.10732094141617</text:p>
          </table:table-cell>
          <table:table-cell table:formula="of:=[.D338]" office:value-type="float" office:value="7.35193873368203" calcext:value-type="float">
            <text:p>7.35193873368203</text:p>
          </table:table-cell>
        </table:table-row>
        <table:table-row table:style-name="ro1">
          <table:table-cell office:value-type="float" office:value="2.83097616465034" calcext:value-type="float">
            <text:p>2.83097616465034</text:p>
          </table:table-cell>
          <table:table-cell table:formula="of:=16.6666666667 / [.A339]" office:value-type="float" office:value="5.88725079172772" calcext:value-type="float">
            <text:p>5.88725079172772</text:p>
          </table:table-cell>
          <table:table-cell table:formula="of:=[.C338]" office:value-type="float" office:value="0.03" calcext:value-type="float">
            <text:p>0.03</text:p>
          </table:table-cell>
          <table:table-cell table:formula="of:=IF(([.B339]&lt;20)  AND ([.B339]&gt;2); (1-[.C339])*[.D338]+[.C339]*[.B339]; [.D338])" office:value-type="float" office:value="7.3079980954234" calcext:value-type="float">
            <text:p>7.3079980954234</text:p>
          </table:table-cell>
          <table:table-cell/>
          <table:table-cell table:formula="of:=MIN([.B339];20)" office:value-type="float" office:value="5.88725079172772" calcext:value-type="float">
            <text:p>5.88725079172772</text:p>
          </table:table-cell>
          <table:table-cell table:formula="of:=[.D339]" office:value-type="float" office:value="7.3079980954234" calcext:value-type="float">
            <text:p>7.3079980954234</text:p>
          </table:table-cell>
        </table:table-row>
        <table:table-row table:style-name="ro1">
          <table:table-cell office:value-type="float" office:value="2.46650566881281" calcext:value-type="float">
            <text:p>2.46650566881281</text:p>
          </table:table-cell>
          <table:table-cell table:formula="of:=16.6666666667 / [.A340]" office:value-type="float" office:value="6.75719779501747" calcext:value-type="float">
            <text:p>6.75719779501747</text:p>
          </table:table-cell>
          <table:table-cell table:formula="of:=[.C339]" office:value-type="float" office:value="0.03" calcext:value-type="float">
            <text:p>0.03</text:p>
          </table:table-cell>
          <table:table-cell table:formula="of:=IF(([.B340]&lt;20)  AND ([.B340]&gt;2); (1-[.C340])*[.D339]+[.C340]*[.B340]; [.D339])" office:value-type="float" office:value="7.29147408641122" calcext:value-type="float">
            <text:p>7.29147408641122</text:p>
          </table:table-cell>
          <table:table-cell/>
          <table:table-cell table:formula="of:=MIN([.B340];20)" office:value-type="float" office:value="6.75719779501747" calcext:value-type="float">
            <text:p>6.75719779501747</text:p>
          </table:table-cell>
          <table:table-cell table:formula="of:=[.D340]" office:value-type="float" office:value="7.29147408641122" calcext:value-type="float">
            <text:p>7.29147408641122</text:p>
          </table:table-cell>
        </table:table-row>
        <table:table-row table:style-name="ro1">
          <table:table-cell office:value-type="float" office:value="1.52913905333555" calcext:value-type="float">
            <text:p>1.52913905333555</text:p>
          </table:table-cell>
          <table:table-cell table:formula="of:=16.6666666667 / [.A341]" office:value-type="float" office:value="10.8993793797526" calcext:value-type="float">
            <text:p>10.8993793797526</text:p>
          </table:table-cell>
          <table:table-cell table:formula="of:=[.C340]" office:value-type="float" office:value="0.03" calcext:value-type="float">
            <text:p>0.03</text:p>
          </table:table-cell>
          <table:table-cell table:formula="of:=IF(([.B341]&lt;20)  AND ([.B341]&gt;2); (1-[.C341])*[.D340]+[.C341]*[.B341]; [.D340])" office:value-type="float" office:value="7.39971124521147" calcext:value-type="float">
            <text:p>7.39971124521147</text:p>
          </table:table-cell>
          <table:table-cell/>
          <table:table-cell table:formula="of:=MIN([.B341];20)" office:value-type="float" office:value="10.8993793797526" calcext:value-type="float">
            <text:p>10.8993793797526</text:p>
          </table:table-cell>
          <table:table-cell table:formula="of:=[.D341]" office:value-type="float" office:value="7.39971124521147" calcext:value-type="float">
            <text:p>7.39971124521147</text:p>
          </table:table-cell>
        </table:table-row>
        <table:table-row table:style-name="ro1">
          <table:table-cell office:value-type="float" office:value="0.381116061035128" calcext:value-type="float">
            <text:p>0.381116061035128</text:p>
          </table:table-cell>
          <table:table-cell table:formula="of:=16.6666666667 / [.A342]" office:value-type="float" office:value="43.7312104387115" calcext:value-type="float">
            <text:p>43.7312104387115</text:p>
          </table:table-cell>
          <table:table-cell table:formula="of:=[.C341]" office:value-type="float" office:value="0.03" calcext:value-type="float">
            <text:p>0.03</text:p>
          </table:table-cell>
          <table:table-cell table:formula="of:=IF(([.B342]&lt;20)  AND ([.B342]&gt;2); (1-[.C342])*[.D341]+[.C342]*[.B342]; [.D341])" office:value-type="float" office:value="7.39971124521147" calcext:value-type="float">
            <text:p>7.39971124521147</text:p>
          </table:table-cell>
          <table:table-cell/>
          <table:table-cell table:formula="of:=MIN([.B342];20)" office:value-type="float" office:value="20" calcext:value-type="float">
            <text:p>20</text:p>
          </table:table-cell>
          <table:table-cell table:formula="of:=[.D342]" office:value-type="float" office:value="7.39971124521147" calcext:value-type="float">
            <text:p>7.39971124521147</text:p>
          </table:table-cell>
        </table:table-row>
        <table:table-row table:style-name="ro1">
          <table:table-cell office:value-type="float" office:value="0.859643240934053" calcext:value-type="float">
            <text:p>0.859643240934053</text:p>
          </table:table-cell>
          <table:table-cell table:formula="of:=16.6666666667 / [.A343]" office:value-type="float" office:value="19.3878877574733" calcext:value-type="float">
            <text:p>19.3878877574733</text:p>
          </table:table-cell>
          <table:table-cell table:formula="of:=[.C342]" office:value-type="float" office:value="0.03" calcext:value-type="float">
            <text:p>0.03</text:p>
          </table:table-cell>
          <table:table-cell table:formula="of:=IF(([.B343]&lt;20)  AND ([.B343]&gt;2); (1-[.C343])*[.D342]+[.C343]*[.B343]; [.D342])" office:value-type="float" office:value="7.75935654057932" calcext:value-type="float">
            <text:p>7.75935654057932</text:p>
          </table:table-cell>
          <table:table-cell/>
          <table:table-cell table:formula="of:=MIN([.B343];20)" office:value-type="float" office:value="19.3878877574733" calcext:value-type="float">
            <text:p>19.3878877574733</text:p>
          </table:table-cell>
          <table:table-cell table:formula="of:=[.D343]" office:value-type="float" office:value="7.75935654057932" calcext:value-type="float">
            <text:p>7.75935654057932</text:p>
          </table:table-cell>
        </table:table-row>
        <table:table-row table:style-name="ro1">
          <table:table-cell office:value-type="float" office:value="1.39465344913575" calcext:value-type="float">
            <text:p>1.39465344913575</text:p>
          </table:table-cell>
          <table:table-cell table:formula="of:=16.6666666667 / [.A344]" office:value-type="float" office:value="11.9504000632043" calcext:value-type="float">
            <text:p>11.9504000632043</text:p>
          </table:table-cell>
          <table:table-cell table:formula="of:=[.C343]" office:value-type="float" office:value="0.03" calcext:value-type="float">
            <text:p>0.03</text:p>
          </table:table-cell>
          <table:table-cell table:formula="of:=IF(([.B344]&lt;20)  AND ([.B344]&gt;2); (1-[.C344])*[.D343]+[.C344]*[.B344]; [.D343])" office:value-type="float" office:value="7.88508784625807" calcext:value-type="float">
            <text:p>7.88508784625807</text:p>
          </table:table-cell>
          <table:table-cell/>
          <table:table-cell table:formula="of:=MIN([.B344];20)" office:value-type="float" office:value="11.9504000632043" calcext:value-type="float">
            <text:p>11.9504000632043</text:p>
          </table:table-cell>
          <table:table-cell table:formula="of:=[.D344]" office:value-type="float" office:value="7.88508784625807" calcext:value-type="float">
            <text:p>7.88508784625807</text:p>
          </table:table-cell>
        </table:table-row>
        <table:table-row table:style-name="ro1">
          <table:table-cell office:value-type="float" office:value="1.31361267164936" calcext:value-type="float">
            <text:p>1.31361267164936</text:p>
          </table:table-cell>
          <table:table-cell table:formula="of:=16.6666666667 / [.A345]" office:value-type="float" office:value="12.6876567396183" calcext:value-type="float">
            <text:p>12.6876567396183</text:p>
          </table:table-cell>
          <table:table-cell table:formula="of:=[.C344]" office:value-type="float" office:value="0.03" calcext:value-type="float">
            <text:p>0.03</text:p>
          </table:table-cell>
          <table:table-cell table:formula="of:=IF(([.B345]&lt;20)  AND ([.B345]&gt;2); (1-[.C345])*[.D344]+[.C345]*[.B345]; [.D344])" office:value-type="float" office:value="8.02916491305888" calcext:value-type="float">
            <text:p>8.02916491305888</text:p>
          </table:table-cell>
          <table:table-cell/>
          <table:table-cell table:formula="of:=MIN([.B345];20)" office:value-type="float" office:value="12.6876567396183" calcext:value-type="float">
            <text:p>12.6876567396183</text:p>
          </table:table-cell>
          <table:table-cell table:formula="of:=[.D345]" office:value-type="float" office:value="8.02916491305888" calcext:value-type="float">
            <text:p>8.02916491305888</text:p>
          </table:table-cell>
        </table:table-row>
        <table:table-row table:style-name="ro1">
          <table:table-cell office:value-type="float" office:value="2.12821288310183" calcext:value-type="float">
            <text:p>2.12821288310183</text:p>
          </table:table-cell>
          <table:table-cell table:formula="of:=16.6666666667 / [.A346]" office:value-type="float" office:value="7.83129676501565" calcext:value-type="float">
            <text:p>7.83129676501565</text:p>
          </table:table-cell>
          <table:table-cell table:formula="of:=[.C345]" office:value-type="float" office:value="0.03" calcext:value-type="float">
            <text:p>0.03</text:p>
          </table:table-cell>
          <table:table-cell table:formula="of:=IF(([.B346]&lt;20)  AND ([.B346]&gt;2); (1-[.C346])*[.D345]+[.C346]*[.B346]; [.D345])" office:value-type="float" office:value="8.02322886861758" calcext:value-type="float">
            <text:p>8.02322886861758</text:p>
          </table:table-cell>
          <table:table-cell/>
          <table:table-cell table:formula="of:=MIN([.B346];20)" office:value-type="float" office:value="7.83129676501565" calcext:value-type="float">
            <text:p>7.83129676501565</text:p>
          </table:table-cell>
          <table:table-cell table:formula="of:=[.D346]" office:value-type="float" office:value="8.02322886861758" calcext:value-type="float">
            <text:p>8.02322886861758</text:p>
          </table:table-cell>
        </table:table-row>
        <table:table-row table:style-name="ro1">
          <table:table-cell office:value-type="float" office:value="2.10017418968987" calcext:value-type="float">
            <text:p>2.10017418968987</text:p>
          </table:table-cell>
          <table:table-cell table:formula="of:=16.6666666667 / [.A347]" office:value-type="float" office:value="7.93584967785987" calcext:value-type="float">
            <text:p>7.93584967785987</text:p>
          </table:table-cell>
          <table:table-cell table:formula="of:=[.C346]" office:value-type="float" office:value="0.03" calcext:value-type="float">
            <text:p>0.03</text:p>
          </table:table-cell>
          <table:table-cell table:formula="of:=IF(([.B347]&lt;20)  AND ([.B347]&gt;2); (1-[.C347])*[.D346]+[.C347]*[.B347]; [.D346])" office:value-type="float" office:value="8.02060749289485" calcext:value-type="float">
            <text:p>8.02060749289485</text:p>
          </table:table-cell>
          <table:table-cell/>
          <table:table-cell table:formula="of:=MIN([.B347];20)" office:value-type="float" office:value="7.93584967785987" calcext:value-type="float">
            <text:p>7.93584967785987</text:p>
          </table:table-cell>
          <table:table-cell table:formula="of:=[.D347]" office:value-type="float" office:value="8.02060749289485" calcext:value-type="float">
            <text:p>8.02060749289485</text:p>
          </table:table-cell>
        </table:table-row>
        <table:table-row table:style-name="ro1">
          <table:table-cell office:value-type="float" office:value="1.91219022398379" calcext:value-type="float">
            <text:p>1.91219022398379</text:p>
          </table:table-cell>
          <table:table-cell table:formula="of:=16.6666666667 / [.A348]" office:value-type="float" office:value="8.71600872008292" calcext:value-type="float">
            <text:p>8.71600872008292</text:p>
          </table:table-cell>
          <table:table-cell table:formula="of:=[.C347]" office:value-type="float" office:value="0.03" calcext:value-type="float">
            <text:p>0.03</text:p>
          </table:table-cell>
          <table:table-cell table:formula="of:=IF(([.B348]&lt;20)  AND ([.B348]&gt;2); (1-[.C348])*[.D347]+[.C348]*[.B348]; [.D347])" office:value-type="float" office:value="8.04146952971049" calcext:value-type="float">
            <text:p>8.04146952971049</text:p>
          </table:table-cell>
          <table:table-cell/>
          <table:table-cell table:formula="of:=MIN([.B348];20)" office:value-type="float" office:value="8.71600872008292" calcext:value-type="float">
            <text:p>8.71600872008292</text:p>
          </table:table-cell>
          <table:table-cell table:formula="of:=[.D348]" office:value-type="float" office:value="8.04146952971049" calcext:value-type="float">
            <text:p>8.04146952971049</text:p>
          </table:table-cell>
        </table:table-row>
        <table:table-row table:style-name="ro1">
          <table:table-cell office:value-type="float" office:value="2.02325075546613" calcext:value-type="float">
            <text:p>2.02325075546613</text:p>
          </table:table-cell>
          <table:table-cell table:formula="of:=16.6666666667 / [.A349]" office:value-type="float" office:value="8.23756848807416" calcext:value-type="float">
            <text:p>8.23756848807416</text:p>
          </table:table-cell>
          <table:table-cell table:formula="of:=[.C348]" office:value-type="float" office:value="0.03" calcext:value-type="float">
            <text:p>0.03</text:p>
          </table:table-cell>
          <table:table-cell table:formula="of:=IF(([.B349]&lt;20)  AND ([.B349]&gt;2); (1-[.C349])*[.D348]+[.C349]*[.B349]; [.D348])" office:value-type="float" office:value="8.0473524984614" calcext:value-type="float">
            <text:p>8.0473524984614</text:p>
          </table:table-cell>
          <table:table-cell/>
          <table:table-cell table:formula="of:=MIN([.B349];20)" office:value-type="float" office:value="8.23756848807416" calcext:value-type="float">
            <text:p>8.23756848807416</text:p>
          </table:table-cell>
          <table:table-cell table:formula="of:=[.D349]" office:value-type="float" office:value="8.0473524984614" calcext:value-type="float">
            <text:p>8.0473524984614</text:p>
          </table:table-cell>
        </table:table-row>
        <table:table-row table:style-name="ro1">
          <table:table-cell office:value-type="float" office:value="1.90895376457814" calcext:value-type="float">
            <text:p>1.90895376457814</text:p>
          </table:table-cell>
          <table:table-cell table:formula="of:=16.6666666667 / [.A350]" office:value-type="float" office:value="8.73078592890026" calcext:value-type="float">
            <text:p>8.73078592890026</text:p>
          </table:table-cell>
          <table:table-cell table:formula="of:=[.C349]" office:value-type="float" office:value="0.03" calcext:value-type="float">
            <text:p>0.03</text:p>
          </table:table-cell>
          <table:table-cell table:formula="of:=IF(([.B350]&lt;20)  AND ([.B350]&gt;2); (1-[.C350])*[.D349]+[.C350]*[.B350]; [.D349])" office:value-type="float" office:value="8.06785550137457" calcext:value-type="float">
            <text:p>8.06785550137457</text:p>
          </table:table-cell>
          <table:table-cell/>
          <table:table-cell table:formula="of:=MIN([.B350];20)" office:value-type="float" office:value="8.73078592890026" calcext:value-type="float">
            <text:p>8.73078592890026</text:p>
          </table:table-cell>
          <table:table-cell table:formula="of:=[.D350]" office:value-type="float" office:value="8.06785550137457" calcext:value-type="float">
            <text:p>8.06785550137457</text:p>
          </table:table-cell>
        </table:table-row>
        <table:table-row table:style-name="ro1">
          <table:table-cell office:value-type="float" office:value="2.00662301840221" calcext:value-type="float">
            <text:p>2.00662301840221</text:p>
          </table:table-cell>
          <table:table-cell table:formula="of:=16.6666666667 / [.A351]" office:value-type="float" office:value="8.30582850583015" calcext:value-type="float">
            <text:p>8.30582850583015</text:p>
          </table:table-cell>
          <table:table-cell table:formula="of:=[.C350]" office:value-type="float" office:value="0.03" calcext:value-type="float">
            <text:p>0.03</text:p>
          </table:table-cell>
          <table:table-cell table:formula="of:=IF(([.B351]&lt;20)  AND ([.B351]&gt;2); (1-[.C351])*[.D350]+[.C351]*[.B351]; [.D350])" office:value-type="float" office:value="8.07499469150823" calcext:value-type="float">
            <text:p>8.07499469150823</text:p>
          </table:table-cell>
          <table:table-cell/>
          <table:table-cell table:formula="of:=MIN([.B351];20)" office:value-type="float" office:value="8.30582850583015" calcext:value-type="float">
            <text:p>8.30582850583015</text:p>
          </table:table-cell>
          <table:table-cell table:formula="of:=[.D351]" office:value-type="float" office:value="8.07499469150823" calcext:value-type="float">
            <text:p>8.07499469150823</text:p>
          </table:table-cell>
        </table:table-row>
        <table:table-row table:style-name="ro1">
          <table:table-cell office:value-type="float" office:value="1.96830469714062" calcext:value-type="float">
            <text:p>1.96830469714062</text:p>
          </table:table-cell>
          <table:table-cell table:formula="of:=16.6666666667 / [.A352]" office:value-type="float" office:value="8.46752369737869" calcext:value-type="float">
            <text:p>8.46752369737869</text:p>
          </table:table-cell>
          <table:table-cell table:formula="of:=[.C351]" office:value-type="float" office:value="0.03" calcext:value-type="float">
            <text:p>0.03</text:p>
          </table:table-cell>
          <table:table-cell table:formula="of:=IF(([.B352]&lt;20)  AND ([.B352]&gt;2); (1-[.C352])*[.D351]+[.C352]*[.B352]; [.D351])" office:value-type="float" office:value="8.08677056168435" calcext:value-type="float">
            <text:p>8.08677056168435</text:p>
          </table:table-cell>
          <table:table-cell/>
          <table:table-cell table:formula="of:=MIN([.B352];20)" office:value-type="float" office:value="8.46752369737869" calcext:value-type="float">
            <text:p>8.46752369737869</text:p>
          </table:table-cell>
          <table:table-cell table:formula="of:=[.D352]" office:value-type="float" office:value="8.08677056168435" calcext:value-type="float">
            <text:p>8.08677056168435</text:p>
          </table:table-cell>
        </table:table-row>
        <table:table-row table:style-name="ro1">
          <table:table-cell office:value-type="float" office:value="1.96613596609108" calcext:value-type="float">
            <text:p>1.96613596609108</text:p>
          </table:table-cell>
          <table:table-cell table:formula="of:=16.6666666667 / [.A353]" office:value-type="float" office:value="8.47686373381154" calcext:value-type="float">
            <text:p>8.47686373381154</text:p>
          </table:table-cell>
          <table:table-cell table:formula="of:=[.C352]" office:value-type="float" office:value="0.03" calcext:value-type="float">
            <text:p>0.03</text:p>
          </table:table-cell>
          <table:table-cell table:formula="of:=IF(([.B353]&lt;20)  AND ([.B353]&gt;2); (1-[.C353])*[.D352]+[.C353]*[.B353]; [.D352])" office:value-type="float" office:value="8.09847335684816" calcext:value-type="float">
            <text:p>8.09847335684816</text:p>
          </table:table-cell>
          <table:table-cell/>
          <table:table-cell table:formula="of:=MIN([.B353];20)" office:value-type="float" office:value="8.47686373381154" calcext:value-type="float">
            <text:p>8.47686373381154</text:p>
          </table:table-cell>
          <table:table-cell table:formula="of:=[.D353]" office:value-type="float" office:value="8.09847335684816" calcext:value-type="float">
            <text:p>8.09847335684816</text:p>
          </table:table-cell>
        </table:table-row>
        <table:table-row table:style-name="ro1">
          <table:table-cell office:value-type="float" office:value="2.15509598566987" calcext:value-type="float">
            <text:p>2.15509598566987</text:p>
          </table:table-cell>
          <table:table-cell table:formula="of:=16.6666666667 / [.A354]" office:value-type="float" office:value="7.73360758756158" calcext:value-type="float">
            <text:p>7.73360758756158</text:p>
          </table:table-cell>
          <table:table-cell table:formula="of:=[.C353]" office:value-type="float" office:value="0.03" calcext:value-type="float">
            <text:p>0.03</text:p>
          </table:table-cell>
          <table:table-cell table:formula="of:=IF(([.B354]&lt;20)  AND ([.B354]&gt;2); (1-[.C354])*[.D353]+[.C354]*[.B354]; [.D353])" office:value-type="float" office:value="8.08752738376956" calcext:value-type="float">
            <text:p>8.08752738376956</text:p>
          </table:table-cell>
          <table:table-cell/>
          <table:table-cell table:formula="of:=MIN([.B354];20)" office:value-type="float" office:value="7.73360758756158" calcext:value-type="float">
            <text:p>7.73360758756158</text:p>
          </table:table-cell>
          <table:table-cell table:formula="of:=[.D354]" office:value-type="float" office:value="8.08752738376956" calcext:value-type="float">
            <text:p>8.08752738376956</text:p>
          </table:table-cell>
        </table:table-row>
        <table:table-row table:style-name="ro1">
          <table:table-cell office:value-type="float" office:value="2.22848316602925" calcext:value-type="float">
            <text:p>2.22848316602925</text:p>
          </table:table-cell>
          <table:table-cell table:formula="of:=16.6666666667 / [.A355]" office:value-type="float" office:value="7.47892868151972" calcext:value-type="float">
            <text:p>7.47892868151972</text:p>
          </table:table-cell>
          <table:table-cell table:formula="of:=[.C354]" office:value-type="float" office:value="0.03" calcext:value-type="float">
            <text:p>0.03</text:p>
          </table:table-cell>
          <table:table-cell table:formula="of:=IF(([.B355]&lt;20)  AND ([.B355]&gt;2); (1-[.C355])*[.D354]+[.C355]*[.B355]; [.D354])" office:value-type="float" office:value="8.06926942270207" calcext:value-type="float">
            <text:p>8.06926942270207</text:p>
          </table:table-cell>
          <table:table-cell/>
          <table:table-cell table:formula="of:=MIN([.B355];20)" office:value-type="float" office:value="7.47892868151972" calcext:value-type="float">
            <text:p>7.47892868151972</text:p>
          </table:table-cell>
          <table:table-cell table:formula="of:=[.D355]" office:value-type="float" office:value="8.06926942270207" calcext:value-type="float">
            <text:p>8.06926942270207</text:p>
          </table:table-cell>
        </table:table-row>
        <table:table-row table:style-name="ro1">
          <table:table-cell office:value-type="float" office:value="2.3441492521419" calcext:value-type="float">
            <text:p>2.3441492521419</text:p>
          </table:table-cell>
          <table:table-cell table:formula="of:=16.6666666667 / [.A356]" office:value-type="float" office:value="7.10989995686978" calcext:value-type="float">
            <text:p>7.10989995686978</text:p>
          </table:table-cell>
          <table:table-cell table:formula="of:=[.C355]" office:value-type="float" office:value="0.03" calcext:value-type="float">
            <text:p>0.03</text:p>
          </table:table-cell>
          <table:table-cell table:formula="of:=IF(([.B356]&lt;20)  AND ([.B356]&gt;2); (1-[.C356])*[.D355]+[.C356]*[.B356]; [.D355])" office:value-type="float" office:value="8.0404883387271" calcext:value-type="float">
            <text:p>8.0404883387271</text:p>
          </table:table-cell>
          <table:table-cell/>
          <table:table-cell table:formula="of:=MIN([.B356];20)" office:value-type="float" office:value="7.10989995686978" calcext:value-type="float">
            <text:p>7.10989995686978</text:p>
          </table:table-cell>
          <table:table-cell table:formula="of:=[.D356]" office:value-type="float" office:value="8.0404883387271" calcext:value-type="float">
            <text:p>8.0404883387271</text:p>
          </table:table-cell>
        </table:table-row>
        <table:table-row table:style-name="ro1">
          <table:table-cell office:value-type="float" office:value="2.16413234167468" calcext:value-type="float">
            <text:p>2.16413234167468</text:p>
          </table:table-cell>
          <table:table-cell table:formula="of:=16.6666666667 / [.A357]" office:value-type="float" office:value="7.7013158325626" calcext:value-type="float">
            <text:p>7.7013158325626</text:p>
          </table:table-cell>
          <table:table-cell table:formula="of:=[.C356]" office:value-type="float" office:value="0.03" calcext:value-type="float">
            <text:p>0.03</text:p>
          </table:table-cell>
          <table:table-cell table:formula="of:=IF(([.B357]&lt;20)  AND ([.B357]&gt;2); (1-[.C357])*[.D356]+[.C357]*[.B357]; [.D356])" office:value-type="float" office:value="8.03031316354216" calcext:value-type="float">
            <text:p>8.03031316354216</text:p>
          </table:table-cell>
          <table:table-cell/>
          <table:table-cell table:formula="of:=MIN([.B357];20)" office:value-type="float" office:value="7.7013158325626" calcext:value-type="float">
            <text:p>7.7013158325626</text:p>
          </table:table-cell>
          <table:table-cell table:formula="of:=[.D357]" office:value-type="float" office:value="8.03031316354216" calcext:value-type="float">
            <text:p>8.03031316354216</text:p>
          </table:table-cell>
        </table:table-row>
        <table:table-row table:style-name="ro1">
          <table:table-cell office:value-type="float" office:value="2.09156350287461" calcext:value-type="float">
            <text:p>2.09156350287461</text:p>
          </table:table-cell>
          <table:table-cell table:formula="of:=16.6666666667 / [.A358]" office:value-type="float" office:value="7.96852050812399" calcext:value-type="float">
            <text:p>7.96852050812399</text:p>
          </table:table-cell>
          <table:table-cell table:formula="of:=[.C357]" office:value-type="float" office:value="0.03" calcext:value-type="float">
            <text:p>0.03</text:p>
          </table:table-cell>
          <table:table-cell table:formula="of:=IF(([.B358]&lt;20)  AND ([.B358]&gt;2); (1-[.C358])*[.D357]+[.C358]*[.B358]; [.D357])" office:value-type="float" office:value="8.02845938387962" calcext:value-type="float">
            <text:p>8.02845938387962</text:p>
          </table:table-cell>
          <table:table-cell/>
          <table:table-cell table:formula="of:=MIN([.B358];20)" office:value-type="float" office:value="7.96852050812399" calcext:value-type="float">
            <text:p>7.96852050812399</text:p>
          </table:table-cell>
          <table:table-cell table:formula="of:=[.D358]" office:value-type="float" office:value="8.02845938387962" calcext:value-type="float">
            <text:p>8.02845938387962</text:p>
          </table:table-cell>
        </table:table-row>
        <table:table-row table:style-name="ro1">
          <table:table-cell office:value-type="float" office:value="2.40194982758411" calcext:value-type="float">
            <text:p>2.40194982758411</text:p>
          </table:table-cell>
          <table:table-cell table:formula="of:=16.6666666667 / [.A359]" office:value-type="float" office:value="6.9388071621227" calcext:value-type="float">
            <text:p>6.9388071621227</text:p>
          </table:table-cell>
          <table:table-cell table:formula="of:=[.C358]" office:value-type="float" office:value="0.03" calcext:value-type="float">
            <text:p>0.03</text:p>
          </table:table-cell>
          <table:table-cell table:formula="of:=IF(([.B359]&lt;20)  AND ([.B359]&gt;2); (1-[.C359])*[.D358]+[.C359]*[.B359]; [.D358])" office:value-type="float" office:value="7.99576981722691" calcext:value-type="float">
            <text:p>7.99576981722691</text:p>
          </table:table-cell>
          <table:table-cell/>
          <table:table-cell table:formula="of:=MIN([.B359];20)" office:value-type="float" office:value="6.9388071621227" calcext:value-type="float">
            <text:p>6.9388071621227</text:p>
          </table:table-cell>
          <table:table-cell table:formula="of:=[.D359]" office:value-type="float" office:value="7.99576981722691" calcext:value-type="float">
            <text:p>7.99576981722691</text:p>
          </table:table-cell>
        </table:table-row>
        <table:table-row table:style-name="ro1">
          <table:table-cell office:value-type="float" office:value="2.46837201463287" calcext:value-type="float">
            <text:p>2.46837201463287</text:p>
          </table:table-cell>
          <table:table-cell table:formula="of:=16.6666666667 / [.A360]" office:value-type="float" office:value="6.75208865110184" calcext:value-type="float">
            <text:p>6.75208865110184</text:p>
          </table:table-cell>
          <table:table-cell table:formula="of:=[.C359]" office:value-type="float" office:value="0.03" calcext:value-type="float">
            <text:p>0.03</text:p>
          </table:table-cell>
          <table:table-cell table:formula="of:=IF(([.B360]&lt;20)  AND ([.B360]&gt;2); (1-[.C360])*[.D359]+[.C360]*[.B360]; [.D359])" office:value-type="float" office:value="7.95845938224316" calcext:value-type="float">
            <text:p>7.95845938224316</text:p>
          </table:table-cell>
          <table:table-cell/>
          <table:table-cell table:formula="of:=MIN([.B360];20)" office:value-type="float" office:value="6.75208865110184" calcext:value-type="float">
            <text:p>6.75208865110184</text:p>
          </table:table-cell>
          <table:table-cell table:formula="of:=[.D360]" office:value-type="float" office:value="7.95845938224316" calcext:value-type="float">
            <text:p>7.95845938224316</text:p>
          </table:table-cell>
        </table:table-row>
        <table:table-row table:style-name="ro1">
          <table:table-cell office:value-type="float" office:value="1.5263241764557" calcext:value-type="float">
            <text:p>1.5263241764557</text:p>
          </table:table-cell>
          <table:table-cell table:formula="of:=16.6666666667 / [.A361]" office:value-type="float" office:value="10.9194802282448" calcext:value-type="float">
            <text:p>10.9194802282448</text:p>
          </table:table-cell>
          <table:table-cell table:formula="of:=[.C360]" office:value-type="float" office:value="0.03" calcext:value-type="float">
            <text:p>0.03</text:p>
          </table:table-cell>
          <table:table-cell table:formula="of:=IF(([.B361]&lt;20)  AND ([.B361]&gt;2); (1-[.C361])*[.D360]+[.C361]*[.B361]; [.D360])" office:value-type="float" office:value="8.04729000762321" calcext:value-type="float">
            <text:p>8.04729000762321</text:p>
          </table:table-cell>
          <table:table-cell/>
          <table:table-cell table:formula="of:=MIN([.B361];20)" office:value-type="float" office:value="10.9194802282448" calcext:value-type="float">
            <text:p>10.9194802282448</text:p>
          </table:table-cell>
          <table:table-cell table:formula="of:=[.D361]" office:value-type="float" office:value="8.04729000762321" calcext:value-type="float">
            <text:p>8.04729000762321</text:p>
          </table:table-cell>
        </table:table-row>
        <table:table-row table:style-name="ro1">
          <table:table-cell office:value-type="float" office:value="1.96582327526998" calcext:value-type="float">
            <text:p>1.96582327526998</text:p>
          </table:table-cell>
          <table:table-cell table:formula="of:=16.6666666667 / [.A362]" office:value-type="float" office:value="8.47821209381656" calcext:value-type="float">
            <text:p>8.47821209381656</text:p>
          </table:table-cell>
          <table:table-cell table:formula="of:=[.C361]" office:value-type="float" office:value="0.03" calcext:value-type="float">
            <text:p>0.03</text:p>
          </table:table-cell>
          <table:table-cell table:formula="of:=IF(([.B362]&lt;20)  AND ([.B362]&gt;2); (1-[.C362])*[.D361]+[.C362]*[.B362]; [.D361])" office:value-type="float" office:value="8.06021767020901" calcext:value-type="float">
            <text:p>8.06021767020901</text:p>
          </table:table-cell>
          <table:table-cell/>
          <table:table-cell table:formula="of:=MIN([.B362];20)" office:value-type="float" office:value="8.47821209381656" calcext:value-type="float">
            <text:p>8.47821209381656</text:p>
          </table:table-cell>
          <table:table-cell table:formula="of:=[.D362]" office:value-type="float" office:value="8.06021767020901" calcext:value-type="float">
            <text:p>8.06021767020901</text:p>
          </table:table-cell>
        </table:table-row>
        <table:table-row table:style-name="ro1">
          <table:table-cell office:value-type="float" office:value="2.28039412649885" calcext:value-type="float">
            <text:p>2.28039412649885</text:p>
          </table:table-cell>
          <table:table-cell table:formula="of:=16.6666666667 / [.A363]" office:value-type="float" office:value="7.30867812411393" calcext:value-type="float">
            <text:p>7.30867812411393</text:p>
          </table:table-cell>
          <table:table-cell table:formula="of:=[.C362]" office:value-type="float" office:value="0.03" calcext:value-type="float">
            <text:p>0.03</text:p>
          </table:table-cell>
          <table:table-cell table:formula="of:=IF(([.B363]&lt;20)  AND ([.B363]&gt;2); (1-[.C363])*[.D362]+[.C363]*[.B363]; [.D362])" office:value-type="float" office:value="8.03767148382615" calcext:value-type="float">
            <text:p>8.03767148382615</text:p>
          </table:table-cell>
          <table:table-cell/>
          <table:table-cell table:formula="of:=MIN([.B363];20)" office:value-type="float" office:value="7.30867812411393" calcext:value-type="float">
            <text:p>7.30867812411393</text:p>
          </table:table-cell>
          <table:table-cell table:formula="of:=[.D363]" office:value-type="float" office:value="8.03767148382615" calcext:value-type="float">
            <text:p>8.03767148382615</text:p>
          </table:table-cell>
        </table:table-row>
        <table:table-row table:style-name="ro1">
          <table:table-cell office:value-type="float" office:value="2.14498262011548" calcext:value-type="float">
            <text:p>2.14498262011548</text:p>
          </table:table-cell>
          <table:table-cell table:formula="of:=16.6666666667 / [.A364]" office:value-type="float" office:value="7.77007072710114" calcext:value-type="float">
            <text:p>7.77007072710114</text:p>
          </table:table-cell>
          <table:table-cell table:formula="of:=[.C363]" office:value-type="float" office:value="0.03" calcext:value-type="float">
            <text:p>0.03</text:p>
          </table:table-cell>
          <table:table-cell table:formula="of:=IF(([.B364]&lt;20)  AND ([.B364]&gt;2); (1-[.C364])*[.D363]+[.C364]*[.B364]; [.D363])" office:value-type="float" office:value="8.0296434611244" calcext:value-type="float">
            <text:p>8.0296434611244</text:p>
          </table:table-cell>
          <table:table-cell/>
          <table:table-cell table:formula="of:=MIN([.B364];20)" office:value-type="float" office:value="7.77007072710114" calcext:value-type="float">
            <text:p>7.77007072710114</text:p>
          </table:table-cell>
          <table:table-cell table:formula="of:=[.D364]" office:value-type="float" office:value="8.0296434611244" calcext:value-type="float">
            <text:p>8.0296434611244</text:p>
          </table:table-cell>
        </table:table-row>
        <table:table-row table:style-name="ro1">
          <table:table-cell office:value-type="float" office:value="1.93882939315611" calcext:value-type="float">
            <text:p>1.93882939315611</text:p>
          </table:table-cell>
          <table:table-cell table:formula="of:=16.6666666667 / [.A365]" office:value-type="float" office:value="8.59625231881246" calcext:value-type="float">
            <text:p>8.59625231881246</text:p>
          </table:table-cell>
          <table:table-cell table:formula="of:=[.C364]" office:value-type="float" office:value="0.03" calcext:value-type="float">
            <text:p>0.03</text:p>
          </table:table-cell>
          <table:table-cell table:formula="of:=IF(([.B365]&lt;20)  AND ([.B365]&gt;2); (1-[.C365])*[.D364]+[.C365]*[.B365]; [.D364])" office:value-type="float" office:value="8.04664172685505" calcext:value-type="float">
            <text:p>8.04664172685505</text:p>
          </table:table-cell>
          <table:table-cell/>
          <table:table-cell table:formula="of:=MIN([.B365];20)" office:value-type="float" office:value="8.59625231881246" calcext:value-type="float">
            <text:p>8.59625231881246</text:p>
          </table:table-cell>
          <table:table-cell table:formula="of:=[.D365]" office:value-type="float" office:value="8.04664172685505" calcext:value-type="float">
            <text:p>8.04664172685505</text:p>
          </table:table-cell>
        </table:table-row>
        <table:table-row table:style-name="ro1">
          <table:table-cell office:value-type="float" office:value="1.86358709624176" calcext:value-type="float">
            <text:p>1.86358709624176</text:p>
          </table:table-cell>
          <table:table-cell table:formula="of:=16.6666666667 / [.A366]" office:value-type="float" office:value="8.94332585813197" calcext:value-type="float">
            <text:p>8.94332585813197</text:p>
          </table:table-cell>
          <table:table-cell table:formula="of:=[.C365]" office:value-type="float" office:value="0.03" calcext:value-type="float">
            <text:p>0.03</text:p>
          </table:table-cell>
          <table:table-cell table:formula="of:=IF(([.B366]&lt;20)  AND ([.B366]&gt;2); (1-[.C366])*[.D365]+[.C366]*[.B366]; [.D365])" office:value-type="float" office:value="8.07354225079335" calcext:value-type="float">
            <text:p>8.07354225079335</text:p>
          </table:table-cell>
          <table:table-cell/>
          <table:table-cell table:formula="of:=MIN([.B366];20)" office:value-type="float" office:value="8.94332585813197" calcext:value-type="float">
            <text:p>8.94332585813197</text:p>
          </table:table-cell>
          <table:table-cell table:formula="of:=[.D366]" office:value-type="float" office:value="8.07354225079335" calcext:value-type="float">
            <text:p>8.07354225079335</text:p>
          </table:table-cell>
        </table:table-row>
        <table:table-row table:style-name="ro1">
          <table:table-cell office:value-type="float" office:value="2.3233757085559" calcext:value-type="float">
            <text:p>2.3233757085559</text:p>
          </table:table-cell>
          <table:table-cell table:formula="of:=16.6666666667 / [.A367]" office:value-type="float" office:value="7.17347031103256" calcext:value-type="float">
            <text:p>7.17347031103256</text:p>
          </table:table-cell>
          <table:table-cell table:formula="of:=[.C366]" office:value-type="float" office:value="0.03" calcext:value-type="float">
            <text:p>0.03</text:p>
          </table:table-cell>
          <table:table-cell table:formula="of:=IF(([.B367]&lt;20)  AND ([.B367]&gt;2); (1-[.C367])*[.D366]+[.C367]*[.B367]; [.D366])" office:value-type="float" office:value="8.04654009260053" calcext:value-type="float">
            <text:p>8.04654009260053</text:p>
          </table:table-cell>
          <table:table-cell/>
          <table:table-cell table:formula="of:=MIN([.B367];20)" office:value-type="float" office:value="7.17347031103256" calcext:value-type="float">
            <text:p>7.17347031103256</text:p>
          </table:table-cell>
          <table:table-cell table:formula="of:=[.D367]" office:value-type="float" office:value="8.04654009260053" calcext:value-type="float">
            <text:p>8.04654009260053</text:p>
          </table:table-cell>
        </table:table-row>
        <table:table-row table:style-name="ro1">
          <table:table-cell office:value-type="float" office:value="2.15007650769641" calcext:value-type="float">
            <text:p>2.15007650769641</text:p>
          </table:table-cell>
          <table:table-cell table:formula="of:=16.6666666667 / [.A368]" office:value-type="float" office:value="7.75166214180754" calcext:value-type="float">
            <text:p>7.75166214180754</text:p>
          </table:table-cell>
          <table:table-cell table:formula="of:=[.C367]" office:value-type="float" office:value="0.03" calcext:value-type="float">
            <text:p>0.03</text:p>
          </table:table-cell>
          <table:table-cell table:formula="of:=IF(([.B368]&lt;20)  AND ([.B368]&gt;2); (1-[.C368])*[.D367]+[.C368]*[.B368]; [.D367])" office:value-type="float" office:value="8.03769375407674" calcext:value-type="float">
            <text:p>8.03769375407674</text:p>
          </table:table-cell>
          <table:table-cell/>
          <table:table-cell table:formula="of:=MIN([.B368];20)" office:value-type="float" office:value="7.75166214180754" calcext:value-type="float">
            <text:p>7.75166214180754</text:p>
          </table:table-cell>
          <table:table-cell table:formula="of:=[.D368]" office:value-type="float" office:value="8.03769375407674" calcext:value-type="float">
            <text:p>8.03769375407674</text:p>
          </table:table-cell>
        </table:table-row>
        <table:table-row table:style-name="ro1">
          <table:table-cell office:value-type="float" office:value="1.94133631149224" calcext:value-type="float">
            <text:p>1.94133631149224</text:p>
          </table:table-cell>
          <table:table-cell table:formula="of:=16.6666666667 / [.A369]" office:value-type="float" office:value="8.58515166488018" calcext:value-type="float">
            <text:p>8.58515166488018</text:p>
          </table:table-cell>
          <table:table-cell table:formula="of:=[.C368]" office:value-type="float" office:value="0.03" calcext:value-type="float">
            <text:p>0.03</text:p>
          </table:table-cell>
          <table:table-cell table:formula="of:=IF(([.B369]&lt;20)  AND ([.B369]&gt;2); (1-[.C369])*[.D368]+[.C369]*[.B369]; [.D368])" office:value-type="float" office:value="8.05411749140084" calcext:value-type="float">
            <text:p>8.05411749140084</text:p>
          </table:table-cell>
          <table:table-cell/>
          <table:table-cell table:formula="of:=MIN([.B369];20)" office:value-type="float" office:value="8.58515166488018" calcext:value-type="float">
            <text:p>8.58515166488018</text:p>
          </table:table-cell>
          <table:table-cell table:formula="of:=[.D369]" office:value-type="float" office:value="8.05411749140084" calcext:value-type="float">
            <text:p>8.05411749140084</text:p>
          </table:table-cell>
        </table:table-row>
        <table:table-row table:style-name="ro1">
          <table:table-cell office:value-type="float" office:value="1.76505902070222" calcext:value-type="float">
            <text:p>1.76505902070222</text:p>
          </table:table-cell>
          <table:table-cell table:formula="of:=16.6666666667 / [.A370]" office:value-type="float" office:value="9.44255487845912" calcext:value-type="float">
            <text:p>9.44255487845912</text:p>
          </table:table-cell>
          <table:table-cell table:formula="of:=[.C369]" office:value-type="float" office:value="0.03" calcext:value-type="float">
            <text:p>0.03</text:p>
          </table:table-cell>
          <table:table-cell table:formula="of:=IF(([.B370]&lt;20)  AND ([.B370]&gt;2); (1-[.C370])*[.D369]+[.C370]*[.B370]; [.D369])" office:value-type="float" office:value="8.09577061301259" calcext:value-type="float">
            <text:p>8.09577061301259</text:p>
          </table:table-cell>
          <table:table-cell/>
          <table:table-cell table:formula="of:=MIN([.B370];20)" office:value-type="float" office:value="9.44255487845912" calcext:value-type="float">
            <text:p>9.44255487845912</text:p>
          </table:table-cell>
          <table:table-cell table:formula="of:=[.D370]" office:value-type="float" office:value="8.09577061301259" calcext:value-type="float">
            <text:p>8.09577061301259</text:p>
          </table:table-cell>
        </table:table-row>
        <table:table-row table:style-name="ro1">
          <table:table-cell office:value-type="float" office:value="2.01420935940683" calcext:value-type="float">
            <text:p>2.01420935940683</text:p>
          </table:table-cell>
          <table:table-cell table:formula="of:=16.6666666667 / [.A371]" office:value-type="float" office:value="8.27454533902484" calcext:value-type="float">
            <text:p>8.27454533902484</text:p>
          </table:table-cell>
          <table:table-cell table:formula="of:=[.C370]" office:value-type="float" office:value="0.03" calcext:value-type="float">
            <text:p>0.03</text:p>
          </table:table-cell>
          <table:table-cell table:formula="of:=IF(([.B371]&lt;20)  AND ([.B371]&gt;2); (1-[.C371])*[.D370]+[.C371]*[.B371]; [.D370])" office:value-type="float" office:value="8.10113385479296" calcext:value-type="float">
            <text:p>8.10113385479296</text:p>
          </table:table-cell>
          <table:table-cell/>
          <table:table-cell table:formula="of:=MIN([.B371];20)" office:value-type="float" office:value="8.27454533902484" calcext:value-type="float">
            <text:p>8.27454533902484</text:p>
          </table:table-cell>
          <table:table-cell table:formula="of:=[.D371]" office:value-type="float" office:value="8.10113385479296" calcext:value-type="float">
            <text:p>8.10113385479296</text:p>
          </table:table-cell>
        </table:table-row>
        <table:table-row table:style-name="ro1">
          <table:table-cell office:value-type="float" office:value="1.93056968800546" calcext:value-type="float">
            <text:p>1.93056968800546</text:p>
          </table:table-cell>
          <table:table-cell table:formula="of:=16.6666666667 / [.A372]" office:value-type="float" office:value="8.63303032791264" calcext:value-type="float">
            <text:p>8.63303032791264</text:p>
          </table:table-cell>
          <table:table-cell table:formula="of:=[.C371]" office:value-type="float" office:value="0.03" calcext:value-type="float">
            <text:p>0.03</text:p>
          </table:table-cell>
          <table:table-cell table:formula="of:=IF(([.B372]&lt;20)  AND ([.B372]&gt;2); (1-[.C372])*[.D371]+[.C372]*[.B372]; [.D371])" office:value-type="float" office:value="8.11709074898655" calcext:value-type="float">
            <text:p>8.11709074898655</text:p>
          </table:table-cell>
          <table:table-cell/>
          <table:table-cell table:formula="of:=MIN([.B372];20)" office:value-type="float" office:value="8.63303032791264" calcext:value-type="float">
            <text:p>8.63303032791264</text:p>
          </table:table-cell>
          <table:table-cell table:formula="of:=[.D372]" office:value-type="float" office:value="8.11709074898655" calcext:value-type="float">
            <text:p>8.11709074898655</text:p>
          </table:table-cell>
        </table:table-row>
        <table:table-row table:style-name="ro1">
          <table:table-cell office:value-type="float" office:value="1.89845953763939" calcext:value-type="float">
            <text:p>1.89845953763939</text:p>
          </table:table-cell>
          <table:table-cell table:formula="of:=16.6666666667 / [.A373]" office:value-type="float" office:value="8.7790476100554" calcext:value-type="float">
            <text:p>8.7790476100554</text:p>
          </table:table-cell>
          <table:table-cell table:formula="of:=[.C372]" office:value-type="float" office:value="0.03" calcext:value-type="float">
            <text:p>0.03</text:p>
          </table:table-cell>
          <table:table-cell table:formula="of:=IF(([.B373]&lt;20)  AND ([.B373]&gt;2); (1-[.C373])*[.D372]+[.C373]*[.B373]; [.D372])" office:value-type="float" office:value="8.13694945481861" calcext:value-type="float">
            <text:p>8.13694945481861</text:p>
          </table:table-cell>
          <table:table-cell/>
          <table:table-cell table:formula="of:=MIN([.B373];20)" office:value-type="float" office:value="8.7790476100554" calcext:value-type="float">
            <text:p>8.7790476100554</text:p>
          </table:table-cell>
          <table:table-cell table:formula="of:=[.D373]" office:value-type="float" office:value="8.13694945481861" calcext:value-type="float">
            <text:p>8.13694945481861</text:p>
          </table:table-cell>
        </table:table-row>
        <table:table-row table:style-name="ro1">
          <table:table-cell office:value-type="float" office:value="1.85451694078158" calcext:value-type="float">
            <text:p>1.85451694078158</text:p>
          </table:table-cell>
          <table:table-cell table:formula="of:=16.6666666667 / [.A374]" office:value-type="float" office:value="8.98706628135512" calcext:value-type="float">
            <text:p>8.98706628135512</text:p>
          </table:table-cell>
          <table:table-cell table:formula="of:=[.C373]" office:value-type="float" office:value="0.03" calcext:value-type="float">
            <text:p>0.03</text:p>
          </table:table-cell>
          <table:table-cell table:formula="of:=IF(([.B374]&lt;20)  AND ([.B374]&gt;2); (1-[.C374])*[.D373]+[.C374]*[.B374]; [.D373])" office:value-type="float" office:value="8.16245295961471" calcext:value-type="float">
            <text:p>8.16245295961471</text:p>
          </table:table-cell>
          <table:table-cell/>
          <table:table-cell table:formula="of:=MIN([.B374];20)" office:value-type="float" office:value="8.98706628135512" calcext:value-type="float">
            <text:p>8.98706628135512</text:p>
          </table:table-cell>
          <table:table-cell table:formula="of:=[.D374]" office:value-type="float" office:value="8.16245295961471" calcext:value-type="float">
            <text:p>8.16245295961471</text:p>
          </table:table-cell>
        </table:table-row>
        <table:table-row table:style-name="ro1">
          <table:table-cell office:value-type="float" office:value="1.82423470396231" calcext:value-type="float">
            <text:p>1.82423470396231</text:p>
          </table:table-cell>
          <table:table-cell table:formula="of:=16.6666666667 / [.A375]" office:value-type="float" office:value="9.13625128965002" calcext:value-type="float">
            <text:p>9.13625128965002</text:p>
          </table:table-cell>
          <table:table-cell table:formula="of:=[.C374]" office:value-type="float" office:value="0.03" calcext:value-type="float">
            <text:p>0.03</text:p>
          </table:table-cell>
          <table:table-cell table:formula="of:=IF(([.B375]&lt;20)  AND ([.B375]&gt;2); (1-[.C375])*[.D374]+[.C375]*[.B375]; [.D374])" office:value-type="float" office:value="8.19166690951577" calcext:value-type="float">
            <text:p>8.19166690951577</text:p>
          </table:table-cell>
          <table:table-cell/>
          <table:table-cell table:formula="of:=MIN([.B375];20)" office:value-type="float" office:value="9.13625128965002" calcext:value-type="float">
            <text:p>9.13625128965002</text:p>
          </table:table-cell>
          <table:table-cell table:formula="of:=[.D375]" office:value-type="float" office:value="8.19166690951577" calcext:value-type="float">
            <text:p>8.19166690951577</text:p>
          </table:table-cell>
        </table:table-row>
        <table:table-row table:style-name="ro1">
          <table:table-cell office:value-type="float" office:value="2.30787043645672" calcext:value-type="float">
            <text:p>2.30787043645672</text:p>
          </table:table-cell>
          <table:table-cell table:formula="of:=16.6666666667 / [.A376]" office:value-type="float" office:value="7.22166478820552" calcext:value-type="float">
            <text:p>7.22166478820552</text:p>
          </table:table-cell>
          <table:table-cell table:formula="of:=[.C375]" office:value-type="float" office:value="0.03" calcext:value-type="float">
            <text:p>0.03</text:p>
          </table:table-cell>
          <table:table-cell table:formula="of:=IF(([.B376]&lt;20)  AND ([.B376]&gt;2); (1-[.C376])*[.D375]+[.C376]*[.B376]; [.D375])" office:value-type="float" office:value="8.16256684587646" calcext:value-type="float">
            <text:p>8.16256684587646</text:p>
          </table:table-cell>
          <table:table-cell/>
          <table:table-cell table:formula="of:=MIN([.B376];20)" office:value-type="float" office:value="7.22166478820552" calcext:value-type="float">
            <text:p>7.22166478820552</text:p>
          </table:table-cell>
          <table:table-cell table:formula="of:=[.D376]" office:value-type="float" office:value="8.16256684587646" calcext:value-type="float">
            <text:p>8.16256684587646</text:p>
          </table:table-cell>
        </table:table-row>
        <table:table-row table:style-name="ro1">
          <table:table-cell office:value-type="float" office:value="2.37647806059011" calcext:value-type="float">
            <text:p>2.37647806059011</text:p>
          </table:table-cell>
          <table:table-cell table:formula="of:=16.6666666667 / [.A377]" office:value-type="float" office:value="7.01317926855233" calcext:value-type="float">
            <text:p>7.01317926855233</text:p>
          </table:table-cell>
          <table:table-cell table:formula="of:=[.C376]" office:value-type="float" office:value="0.03" calcext:value-type="float">
            <text:p>0.03</text:p>
          </table:table-cell>
          <table:table-cell table:formula="of:=IF(([.B377]&lt;20)  AND ([.B377]&gt;2); (1-[.C377])*[.D376]+[.C377]*[.B377]; [.D376])" office:value-type="float" office:value="8.12808521855674" calcext:value-type="float">
            <text:p>8.12808521855674</text:p>
          </table:table-cell>
          <table:table-cell/>
          <table:table-cell table:formula="of:=MIN([.B377];20)" office:value-type="float" office:value="7.01317926855233" calcext:value-type="float">
            <text:p>7.01317926855233</text:p>
          </table:table-cell>
          <table:table-cell table:formula="of:=[.D377]" office:value-type="float" office:value="8.12808521855674" calcext:value-type="float">
            <text:p>8.12808521855674</text:p>
          </table:table-cell>
        </table:table-row>
        <table:table-row table:style-name="ro1">
          <table:table-cell office:value-type="float" office:value="1.86073220120854" calcext:value-type="float">
            <text:p>1.86073220120854</text:p>
          </table:table-cell>
          <table:table-cell table:formula="of:=16.6666666667 / [.A378]" office:value-type="float" office:value="8.95704747618977" calcext:value-type="float">
            <text:p>8.95704747618977</text:p>
          </table:table-cell>
          <table:table-cell table:formula="of:=[.C377]" office:value-type="float" office:value="0.03" calcext:value-type="float">
            <text:p>0.03</text:p>
          </table:table-cell>
          <table:table-cell table:formula="of:=IF(([.B378]&lt;20)  AND ([.B378]&gt;2); (1-[.C378])*[.D377]+[.C378]*[.B378]; [.D377])" office:value-type="float" office:value="8.15295408628573" calcext:value-type="float">
            <text:p>8.15295408628573</text:p>
          </table:table-cell>
          <table:table-cell/>
          <table:table-cell table:formula="of:=MIN([.B378];20)" office:value-type="float" office:value="8.95704747618977" calcext:value-type="float">
            <text:p>8.95704747618977</text:p>
          </table:table-cell>
          <table:table-cell table:formula="of:=[.D378]" office:value-type="float" office:value="8.15295408628573" calcext:value-type="float">
            <text:p>8.15295408628573</text:p>
          </table:table-cell>
        </table:table-row>
        <table:table-row table:style-name="ro1">
          <table:table-cell office:value-type="float" office:value="1.51066640524973" calcext:value-type="float">
            <text:p>1.51066640524973</text:p>
          </table:table-cell>
          <table:table-cell table:formula="of:=16.6666666667 / [.A379]" office:value-type="float" office:value="11.0326585729195" calcext:value-type="float">
            <text:p>11.0326585729195</text:p>
          </table:table-cell>
          <table:table-cell table:formula="of:=[.C378]" office:value-type="float" office:value="0.03" calcext:value-type="float">
            <text:p>0.03</text:p>
          </table:table-cell>
          <table:table-cell table:formula="of:=IF(([.B379]&lt;20)  AND ([.B379]&gt;2); (1-[.C379])*[.D378]+[.C379]*[.B379]; [.D378])" office:value-type="float" office:value="8.23934522088474" calcext:value-type="float">
            <text:p>8.23934522088474</text:p>
          </table:table-cell>
          <table:table-cell/>
          <table:table-cell table:formula="of:=MIN([.B379];20)" office:value-type="float" office:value="11.0326585729195" calcext:value-type="float">
            <text:p>11.0326585729195</text:p>
          </table:table-cell>
          <table:table-cell table:formula="of:=[.D379]" office:value-type="float" office:value="8.23934522088474" calcext:value-type="float">
            <text:p>8.23934522088474</text:p>
          </table:table-cell>
        </table:table-row>
        <table:table-row table:style-name="ro1">
          <table:table-cell office:value-type="float" office:value="1.6781866850733" calcext:value-type="float">
            <text:p>1.6781866850733</text:p>
          </table:table-cell>
          <table:table-cell table:formula="of:=16.6666666667 / [.A380]" office:value-type="float" office:value="9.93135436894021" calcext:value-type="float">
            <text:p>9.93135436894021</text:p>
          </table:table-cell>
          <table:table-cell table:formula="of:=[.C379]" office:value-type="float" office:value="0.03" calcext:value-type="float">
            <text:p>0.03</text:p>
          </table:table-cell>
          <table:table-cell table:formula="of:=IF(([.B380]&lt;20)  AND ([.B380]&gt;2); (1-[.C380])*[.D379]+[.C380]*[.B380]; [.D379])" office:value-type="float" office:value="8.2901054953264" calcext:value-type="float">
            <text:p>8.2901054953264</text:p>
          </table:table-cell>
          <table:table-cell/>
          <table:table-cell table:formula="of:=MIN([.B380];20)" office:value-type="float" office:value="9.93135436894021" calcext:value-type="float">
            <text:p>9.93135436894021</text:p>
          </table:table-cell>
          <table:table-cell table:formula="of:=[.D380]" office:value-type="float" office:value="8.2901054953264" calcext:value-type="float">
            <text:p>8.2901054953264</text:p>
          </table:table-cell>
        </table:table-row>
        <table:table-row table:style-name="ro1">
          <table:table-cell office:value-type="float" office:value="1.95363372640961" calcext:value-type="float">
            <text:p>1.95363372640961</text:p>
          </table:table-cell>
          <table:table-cell table:formula="of:=16.6666666667 / [.A381]" office:value-type="float" office:value="8.53111125253249" calcext:value-type="float">
            <text:p>8.53111125253249</text:p>
          </table:table-cell>
          <table:table-cell table:formula="of:=[.C380]" office:value-type="float" office:value="0.03" calcext:value-type="float">
            <text:p>0.03</text:p>
          </table:table-cell>
          <table:table-cell table:formula="of:=IF(([.B381]&lt;20)  AND ([.B381]&gt;2); (1-[.C381])*[.D380]+[.C381]*[.B381]; [.D380])" office:value-type="float" office:value="8.29733566804259" calcext:value-type="float">
            <text:p>8.29733566804259</text:p>
          </table:table-cell>
          <table:table-cell/>
          <table:table-cell table:formula="of:=MIN([.B381];20)" office:value-type="float" office:value="8.53111125253249" calcext:value-type="float">
            <text:p>8.53111125253249</text:p>
          </table:table-cell>
          <table:table-cell table:formula="of:=[.D381]" office:value-type="float" office:value="8.29733566804259" calcext:value-type="float">
            <text:p>8.29733566804259</text:p>
          </table:table-cell>
        </table:table-row>
        <table:table-row table:style-name="ro1">
          <table:table-cell office:value-type="float" office:value="2.36296682957728" calcext:value-type="float">
            <text:p>2.36296682957728</text:p>
          </table:table-cell>
          <table:table-cell table:formula="of:=16.6666666667 / [.A382]" office:value-type="float" office:value="7.05327999448962" calcext:value-type="float">
            <text:p>7.05327999448962</text:p>
          </table:table-cell>
          <table:table-cell table:formula="of:=[.C381]" office:value-type="float" office:value="0.03" calcext:value-type="float">
            <text:p>0.03</text:p>
          </table:table-cell>
          <table:table-cell table:formula="of:=IF(([.B382]&lt;20)  AND ([.B382]&gt;2); (1-[.C382])*[.D381]+[.C382]*[.B382]; [.D381])" office:value-type="float" office:value="8.260013997836" calcext:value-type="float">
            <text:p>8.260013997836</text:p>
          </table:table-cell>
          <table:table-cell/>
          <table:table-cell table:formula="of:=MIN([.B382];20)" office:value-type="float" office:value="7.05327999448962" calcext:value-type="float">
            <text:p>7.05327999448962</text:p>
          </table:table-cell>
          <table:table-cell table:formula="of:=[.D382]" office:value-type="float" office:value="8.260013997836" calcext:value-type="float">
            <text:p>8.260013997836</text:p>
          </table:table-cell>
        </table:table-row>
        <table:table-row table:style-name="ro1">
          <table:table-cell office:value-type="float" office:value="2.20699023335858" calcext:value-type="float">
            <text:p>2.20699023335858</text:p>
          </table:table-cell>
          <table:table-cell table:formula="of:=16.6666666667 / [.A383]" office:value-type="float" office:value="7.5517627648659" calcext:value-type="float">
            <text:p>7.5517627648659</text:p>
          </table:table-cell>
          <table:table-cell table:formula="of:=[.C382]" office:value-type="float" office:value="0.03" calcext:value-type="float">
            <text:p>0.03</text:p>
          </table:table-cell>
          <table:table-cell table:formula="of:=IF(([.B383]&lt;20)  AND ([.B383]&gt;2); (1-[.C383])*[.D382]+[.C383]*[.B383]; [.D382])" office:value-type="float" office:value="8.2387664608469" calcext:value-type="float">
            <text:p>8.2387664608469</text:p>
          </table:table-cell>
          <table:table-cell/>
          <table:table-cell table:formula="of:=MIN([.B383];20)" office:value-type="float" office:value="7.5517627648659" calcext:value-type="float">
            <text:p>7.5517627648659</text:p>
          </table:table-cell>
          <table:table-cell table:formula="of:=[.D383]" office:value-type="float" office:value="8.2387664608469" calcext:value-type="float">
            <text:p>8.2387664608469</text:p>
          </table:table-cell>
        </table:table-row>
        <table:table-row table:style-name="ro1">
          <table:table-cell office:value-type="float" office:value="2.20770015128965" calcext:value-type="float">
            <text:p>2.20770015128965</text:p>
          </table:table-cell>
          <table:table-cell table:formula="of:=16.6666666667 / [.A384]" office:value-type="float" office:value="7.549334386268" calcext:value-type="float">
            <text:p>7.549334386268</text:p>
          </table:table-cell>
          <table:table-cell table:formula="of:=[.C383]" office:value-type="float" office:value="0.03" calcext:value-type="float">
            <text:p>0.03</text:p>
          </table:table-cell>
          <table:table-cell table:formula="of:=IF(([.B384]&lt;20)  AND ([.B384]&gt;2); (1-[.C384])*[.D383]+[.C384]*[.B384]; [.D383])" office:value-type="float" office:value="8.21808349860953" calcext:value-type="float">
            <text:p>8.21808349860953</text:p>
          </table:table-cell>
          <table:table-cell/>
          <table:table-cell table:formula="of:=MIN([.B384];20)" office:value-type="float" office:value="7.549334386268" calcext:value-type="float">
            <text:p>7.549334386268</text:p>
          </table:table-cell>
          <table:table-cell table:formula="of:=[.D384]" office:value-type="float" office:value="8.21808349860953" calcext:value-type="float">
            <text:p>8.21808349860953</text:p>
          </table:table-cell>
        </table:table-row>
        <table:table-row table:style-name="ro1">
          <table:table-cell office:value-type="float" office:value="1.83257518904578" calcext:value-type="float">
            <text:p>1.83257518904578</text:p>
          </table:table-cell>
          <table:table-cell table:formula="of:=16.6666666667 / [.A385]" office:value-type="float" office:value="9.09467003936595" calcext:value-type="float">
            <text:p>9.09467003936595</text:p>
          </table:table-cell>
          <table:table-cell table:formula="of:=[.C384]" office:value-type="float" office:value="0.03" calcext:value-type="float">
            <text:p>0.03</text:p>
          </table:table-cell>
          <table:table-cell table:formula="of:=IF(([.B385]&lt;20)  AND ([.B385]&gt;2); (1-[.C385])*[.D384]+[.C385]*[.B385]; [.D384])" office:value-type="float" office:value="8.24438109483222" calcext:value-type="float">
            <text:p>8.24438109483222</text:p>
          </table:table-cell>
          <table:table-cell/>
          <table:table-cell table:formula="of:=MIN([.B385];20)" office:value-type="float" office:value="9.09467003936595" calcext:value-type="float">
            <text:p>9.09467003936595</text:p>
          </table:table-cell>
          <table:table-cell table:formula="of:=[.D385]" office:value-type="float" office:value="8.24438109483222" calcext:value-type="float">
            <text:p>8.24438109483222</text:p>
          </table:table-cell>
        </table:table-row>
        <table:table-row table:style-name="ro1">
          <table:table-cell office:value-type="float" office:value="2.11877008364178" calcext:value-type="float">
            <text:p>2.11877008364178</text:p>
          </table:table-cell>
          <table:table-cell table:formula="of:=16.6666666667 / [.A386]" office:value-type="float" office:value="7.86619878927733" calcext:value-type="float">
            <text:p>7.86619878927733</text:p>
          </table:table-cell>
          <table:table-cell table:formula="of:=[.C385]" office:value-type="float" office:value="0.03" calcext:value-type="float">
            <text:p>0.03</text:p>
          </table:table-cell>
          <table:table-cell table:formula="of:=IF(([.B386]&lt;20)  AND ([.B386]&gt;2); (1-[.C386])*[.D385]+[.C386]*[.B386]; [.D385])" office:value-type="float" office:value="8.23303562566557" calcext:value-type="float">
            <text:p>8.23303562566557</text:p>
          </table:table-cell>
          <table:table-cell/>
          <table:table-cell table:formula="of:=MIN([.B386];20)" office:value-type="float" office:value="7.86619878927733" calcext:value-type="float">
            <text:p>7.86619878927733</text:p>
          </table:table-cell>
          <table:table-cell table:formula="of:=[.D386]" office:value-type="float" office:value="8.23303562566557" calcext:value-type="float">
            <text:p>8.23303562566557</text:p>
          </table:table-cell>
        </table:table-row>
        <table:table-row table:style-name="ro1">
          <table:table-cell office:value-type="float" office:value="1.99854590360502" calcext:value-type="float">
            <text:p>1.99854590360502</text:p>
          </table:table-cell>
          <table:table-cell table:formula="of:=16.6666666667 / [.A387]" office:value-type="float" office:value="8.33939647652641" calcext:value-type="float">
            <text:p>8.33939647652641</text:p>
          </table:table-cell>
          <table:table-cell table:formula="of:=[.C386]" office:value-type="float" office:value="0.03" calcext:value-type="float">
            <text:p>0.03</text:p>
          </table:table-cell>
          <table:table-cell table:formula="of:=IF(([.B387]&lt;20)  AND ([.B387]&gt;2); (1-[.C387])*[.D386]+[.C387]*[.B387]; [.D386])" office:value-type="float" office:value="8.2362264511914" calcext:value-type="float">
            <text:p>8.2362264511914</text:p>
          </table:table-cell>
          <table:table-cell/>
          <table:table-cell table:formula="of:=MIN([.B387];20)" office:value-type="float" office:value="8.33939647652641" calcext:value-type="float">
            <text:p>8.33939647652641</text:p>
          </table:table-cell>
          <table:table-cell table:formula="of:=[.D387]" office:value-type="float" office:value="8.2362264511914" calcext:value-type="float">
            <text:p>8.2362264511914</text:p>
          </table:table-cell>
        </table:table-row>
        <table:table-row table:style-name="ro1">
          <table:table-cell office:value-type="float" office:value="1.93595596892589" calcext:value-type="float">
            <text:p>1.93595596892589</text:p>
          </table:table-cell>
          <table:table-cell table:formula="of:=16.6666666667 / [.A388]" office:value-type="float" office:value="8.60901122454093" calcext:value-type="float">
            <text:p>8.60901122454093</text:p>
          </table:table-cell>
          <table:table-cell table:formula="of:=[.C387]" office:value-type="float" office:value="0.03" calcext:value-type="float">
            <text:p>0.03</text:p>
          </table:table-cell>
          <table:table-cell table:formula="of:=IF(([.B388]&lt;20)  AND ([.B388]&gt;2); (1-[.C388])*[.D387]+[.C388]*[.B388]; [.D387])" office:value-type="float" office:value="8.24740999439188" calcext:value-type="float">
            <text:p>8.24740999439188</text:p>
          </table:table-cell>
          <table:table-cell/>
          <table:table-cell table:formula="of:=MIN([.B388];20)" office:value-type="float" office:value="8.60901122454093" calcext:value-type="float">
            <text:p>8.60901122454093</text:p>
          </table:table-cell>
          <table:table-cell table:formula="of:=[.D388]" office:value-type="float" office:value="8.24740999439188" calcext:value-type="float">
            <text:p>8.24740999439188</text:p>
          </table:table-cell>
        </table:table-row>
        <table:table-row table:style-name="ro1">
          <table:table-cell office:value-type="float" office:value="2.23704128123908" calcext:value-type="float">
            <text:p>2.23704128123908</text:p>
          </table:table-cell>
          <table:table-cell table:formula="of:=16.6666666667 / [.A389]" office:value-type="float" office:value="7.45031699078367" calcext:value-type="float">
            <text:p>7.45031699078367</text:p>
          </table:table-cell>
          <table:table-cell table:formula="of:=[.C388]" office:value-type="float" office:value="0.03" calcext:value-type="float">
            <text:p>0.03</text:p>
          </table:table-cell>
          <table:table-cell table:formula="of:=IF(([.B389]&lt;20)  AND ([.B389]&gt;2); (1-[.C389])*[.D388]+[.C389]*[.B389]; [.D388])" office:value-type="float" office:value="8.22349720428364" calcext:value-type="float">
            <text:p>8.22349720428364</text:p>
          </table:table-cell>
          <table:table-cell/>
          <table:table-cell table:formula="of:=MIN([.B389];20)" office:value-type="float" office:value="7.45031699078367" calcext:value-type="float">
            <text:p>7.45031699078367</text:p>
          </table:table-cell>
          <table:table-cell table:formula="of:=[.D389]" office:value-type="float" office:value="8.22349720428364" calcext:value-type="float">
            <text:p>8.22349720428364</text:p>
          </table:table-cell>
        </table:table-row>
        <table:table-row table:style-name="ro1">
          <table:table-cell office:value-type="float" office:value="2.22099935202554" calcext:value-type="float">
            <text:p>2.22099935202554</text:p>
          </table:table-cell>
          <table:table-cell table:formula="of:=16.6666666667 / [.A390]" office:value-type="float" office:value="7.50412945933553" calcext:value-type="float">
            <text:p>7.50412945933553</text:p>
          </table:table-cell>
          <table:table-cell table:formula="of:=[.C389]" office:value-type="float" office:value="0.03" calcext:value-type="float">
            <text:p>0.03</text:p>
          </table:table-cell>
          <table:table-cell table:formula="of:=IF(([.B390]&lt;20)  AND ([.B390]&gt;2); (1-[.C390])*[.D389]+[.C390]*[.B390]; [.D389])" office:value-type="float" office:value="8.20191617193519" calcext:value-type="float">
            <text:p>8.20191617193519</text:p>
          </table:table-cell>
          <table:table-cell/>
          <table:table-cell table:formula="of:=MIN([.B390];20)" office:value-type="float" office:value="7.50412945933553" calcext:value-type="float">
            <text:p>7.50412945933553</text:p>
          </table:table-cell>
          <table:table-cell table:formula="of:=[.D390]" office:value-type="float" office:value="8.20191617193519" calcext:value-type="float">
            <text:p>8.20191617193519</text:p>
          </table:table-cell>
        </table:table-row>
        <table:table-row table:style-name="ro1">
          <table:table-cell office:value-type="float" office:value="1.91609675737007" calcext:value-type="float">
            <text:p>1.91609675737007</text:p>
          </table:table-cell>
          <table:table-cell table:formula="of:=16.6666666667 / [.A391]" office:value-type="float" office:value="8.69823854280497" calcext:value-type="float">
            <text:p>8.69823854280497</text:p>
          </table:table-cell>
          <table:table-cell table:formula="of:=[.C390]" office:value-type="float" office:value="0.03" calcext:value-type="float">
            <text:p>0.03</text:p>
          </table:table-cell>
          <table:table-cell table:formula="of:=IF(([.B391]&lt;20)  AND ([.B391]&gt;2); (1-[.C391])*[.D390]+[.C391]*[.B391]; [.D390])" office:value-type="float" office:value="8.21680584306129" calcext:value-type="float">
            <text:p>8.21680584306129</text:p>
          </table:table-cell>
          <table:table-cell/>
          <table:table-cell table:formula="of:=MIN([.B391];20)" office:value-type="float" office:value="8.69823854280497" calcext:value-type="float">
            <text:p>8.69823854280497</text:p>
          </table:table-cell>
          <table:table-cell table:formula="of:=[.D391]" office:value-type="float" office:value="8.21680584306129" calcext:value-type="float">
            <text:p>8.21680584306129</text:p>
          </table:table-cell>
        </table:table-row>
        <table:table-row table:style-name="ro1">
          <table:table-cell office:value-type="float" office:value="1.79082802934785" calcext:value-type="float">
            <text:p>1.79082802934785</text:p>
          </table:table-cell>
          <table:table-cell table:formula="of:=16.6666666667 / [.A392]" office:value-type="float" office:value="9.30668182179912" calcext:value-type="float">
            <text:p>9.30668182179912</text:p>
          </table:table-cell>
          <table:table-cell table:formula="of:=[.C391]" office:value-type="float" office:value="0.03" calcext:value-type="float">
            <text:p>0.03</text:p>
          </table:table-cell>
          <table:table-cell table:formula="of:=IF(([.B392]&lt;20)  AND ([.B392]&gt;2); (1-[.C392])*[.D391]+[.C392]*[.B392]; [.D391])" office:value-type="float" office:value="8.24950212242342" calcext:value-type="float">
            <text:p>8.24950212242342</text:p>
          </table:table-cell>
          <table:table-cell/>
          <table:table-cell table:formula="of:=MIN([.B392];20)" office:value-type="float" office:value="9.30668182179912" calcext:value-type="float">
            <text:p>9.30668182179912</text:p>
          </table:table-cell>
          <table:table-cell table:formula="of:=[.D392]" office:value-type="float" office:value="8.24950212242342" calcext:value-type="float">
            <text:p>8.24950212242342</text:p>
          </table:table-cell>
        </table:table-row>
        <table:table-row table:style-name="ro1">
          <table:table-cell office:value-type="float" office:value="2.14523903571949" calcext:value-type="float">
            <text:p>2.14523903571949</text:p>
          </table:table-cell>
          <table:table-cell table:formula="of:=16.6666666667 / [.A393]" office:value-type="float" office:value="7.7691419879977" calcext:value-type="float">
            <text:p>7.7691419879977</text:p>
          </table:table-cell>
          <table:table-cell table:formula="of:=[.C392]" office:value-type="float" office:value="0.03" calcext:value-type="float">
            <text:p>0.03</text:p>
          </table:table-cell>
          <table:table-cell table:formula="of:=IF(([.B393]&lt;20)  AND ([.B393]&gt;2); (1-[.C393])*[.D392]+[.C393]*[.B393]; [.D392])" office:value-type="float" office:value="8.23509131839065" calcext:value-type="float">
            <text:p>8.23509131839065</text:p>
          </table:table-cell>
          <table:table-cell/>
          <table:table-cell table:formula="of:=MIN([.B393];20)" office:value-type="float" office:value="7.7691419879977" calcext:value-type="float">
            <text:p>7.7691419879977</text:p>
          </table:table-cell>
          <table:table-cell table:formula="of:=[.D393]" office:value-type="float" office:value="8.23509131839065" calcext:value-type="float">
            <text:p>8.23509131839065</text:p>
          </table:table-cell>
        </table:table-row>
        <table:table-row table:style-name="ro1">
          <table:table-cell office:value-type="float" office:value="2.2116475818172" calcext:value-type="float">
            <text:p>2.2116475818172</text:p>
          </table:table-cell>
          <table:table-cell table:formula="of:=16.6666666667 / [.A394]" office:value-type="float" office:value="7.53586005461407" calcext:value-type="float">
            <text:p>7.53586005461407</text:p>
          </table:table-cell>
          <table:table-cell table:formula="of:=[.C393]" office:value-type="float" office:value="0.03" calcext:value-type="float">
            <text:p>0.03</text:p>
          </table:table-cell>
          <table:table-cell table:formula="of:=IF(([.B394]&lt;20)  AND ([.B394]&gt;2); (1-[.C394])*[.D393]+[.C394]*[.B394]; [.D393])" office:value-type="float" office:value="8.21411438047735" calcext:value-type="float">
            <text:p>8.21411438047735</text:p>
          </table:table-cell>
          <table:table-cell/>
          <table:table-cell table:formula="of:=MIN([.B394];20)" office:value-type="float" office:value="7.53586005461407" calcext:value-type="float">
            <text:p>7.53586005461407</text:p>
          </table:table-cell>
          <table:table-cell table:formula="of:=[.D394]" office:value-type="float" office:value="8.21411438047735" calcext:value-type="float">
            <text:p>8.21411438047735</text:p>
          </table:table-cell>
        </table:table-row>
        <table:table-row table:style-name="ro1">
          <table:table-cell office:value-type="float" office:value="2.49031308729674" calcext:value-type="float">
            <text:p>2.49031308729674</text:p>
          </table:table-cell>
          <table:table-cell table:formula="of:=16.6666666667 / [.A395]" office:value-type="float" office:value="6.69259891526004" calcext:value-type="float">
            <text:p>6.69259891526004</text:p>
          </table:table-cell>
          <table:table-cell table:formula="of:=[.C394]" office:value-type="float" office:value="0.03" calcext:value-type="float">
            <text:p>0.03</text:p>
          </table:table-cell>
          <table:table-cell table:formula="of:=IF(([.B395]&lt;20)  AND ([.B395]&gt;2); (1-[.C395])*[.D394]+[.C395]*[.B395]; [.D394])" office:value-type="float" office:value="8.16846891652083" calcext:value-type="float">
            <text:p>8.16846891652083</text:p>
          </table:table-cell>
          <table:table-cell/>
          <table:table-cell table:formula="of:=MIN([.B395];20)" office:value-type="float" office:value="6.69259891526004" calcext:value-type="float">
            <text:p>6.69259891526004</text:p>
          </table:table-cell>
          <table:table-cell table:formula="of:=[.D395]" office:value-type="float" office:value="8.16846891652083" calcext:value-type="float">
            <text:p>8.16846891652083</text:p>
          </table:table-cell>
        </table:table-row>
        <table:table-row table:style-name="ro1">
          <table:table-cell office:value-type="float" office:value="2.38617912243567" calcext:value-type="float">
            <text:p>2.38617912243567</text:p>
          </table:table-cell>
          <table:table-cell table:formula="of:=16.6666666667 / [.A396]" office:value-type="float" office:value="6.98466703944994" calcext:value-type="float">
            <text:p>6.98466703944994</text:p>
          </table:table-cell>
          <table:table-cell table:formula="of:=[.C395]" office:value-type="float" office:value="0.03" calcext:value-type="float">
            <text:p>0.03</text:p>
          </table:table-cell>
          <table:table-cell table:formula="of:=IF(([.B396]&lt;20)  AND ([.B396]&gt;2); (1-[.C396])*[.D395]+[.C396]*[.B396]; [.D395])" office:value-type="float" office:value="8.1329548602087" calcext:value-type="float">
            <text:p>8.1329548602087</text:p>
          </table:table-cell>
          <table:table-cell/>
          <table:table-cell table:formula="of:=MIN([.B396];20)" office:value-type="float" office:value="6.98466703944994" calcext:value-type="float">
            <text:p>6.98466703944994</text:p>
          </table:table-cell>
          <table:table-cell table:formula="of:=[.D396]" office:value-type="float" office:value="8.1329548602087" calcext:value-type="float">
            <text:p>8.1329548602087</text:p>
          </table:table-cell>
        </table:table-row>
        <table:table-row table:style-name="ro1">
          <table:table-cell office:value-type="float" office:value="2.05130387095894" calcext:value-type="float">
            <text:p>2.05130387095894</text:p>
          </table:table-cell>
          <table:table-cell table:formula="of:=16.6666666667 / [.A397]" office:value-type="float" office:value="8.12491357455915" calcext:value-type="float">
            <text:p>8.12491357455915</text:p>
          </table:table-cell>
          <table:table-cell table:formula="of:=[.C396]" office:value-type="float" office:value="0.03" calcext:value-type="float">
            <text:p>0.03</text:p>
          </table:table-cell>
          <table:table-cell table:formula="of:=IF(([.B397]&lt;20)  AND ([.B397]&gt;2); (1-[.C397])*[.D396]+[.C397]*[.B397]; [.D396])" office:value-type="float" office:value="8.13271362163922" calcext:value-type="float">
            <text:p>8.13271362163922</text:p>
          </table:table-cell>
          <table:table-cell/>
          <table:table-cell table:formula="of:=MIN([.B397];20)" office:value-type="float" office:value="8.12491357455915" calcext:value-type="float">
            <text:p>8.12491357455915</text:p>
          </table:table-cell>
          <table:table-cell table:formula="of:=[.D397]" office:value-type="float" office:value="8.13271362163922" calcext:value-type="float">
            <text:p>8.13271362163922</text:p>
          </table:table-cell>
        </table:table-row>
        <table:table-row table:style-name="ro1">
          <table:table-cell office:value-type="float" office:value="2.28212162224982" calcext:value-type="float">
            <text:p>2.28212162224982</text:p>
          </table:table-cell>
          <table:table-cell table:formula="of:=16.6666666667 / [.A398]" office:value-type="float" office:value="7.30314567997004" calcext:value-type="float">
            <text:p>7.30314567997004</text:p>
          </table:table-cell>
          <table:table-cell table:formula="of:=[.C397]" office:value-type="float" office:value="0.03" calcext:value-type="float">
            <text:p>0.03</text:p>
          </table:table-cell>
          <table:table-cell table:formula="of:=IF(([.B398]&lt;20)  AND ([.B398]&gt;2); (1-[.C398])*[.D397]+[.C398]*[.B398]; [.D397])" office:value-type="float" office:value="8.10782658338914" calcext:value-type="float">
            <text:p>8.10782658338914</text:p>
          </table:table-cell>
          <table:table-cell/>
          <table:table-cell table:formula="of:=MIN([.B398];20)" office:value-type="float" office:value="7.30314567997004" calcext:value-type="float">
            <text:p>7.30314567997004</text:p>
          </table:table-cell>
          <table:table-cell table:formula="of:=[.D398]" office:value-type="float" office:value="8.10782658338914" calcext:value-type="float">
            <text:p>8.10782658338914</text:p>
          </table:table-cell>
        </table:table-row>
        <table:table-row table:style-name="ro1">
          <table:table-cell office:value-type="float" office:value="1.88708993419014" calcext:value-type="float">
            <text:p>1.88708993419014</text:p>
          </table:table-cell>
          <table:table-cell table:formula="of:=16.6666666667 / [.A399]" office:value-type="float" office:value="8.83194084433109" calcext:value-type="float">
            <text:p>8.83194084433109</text:p>
          </table:table-cell>
          <table:table-cell table:formula="of:=[.C398]" office:value-type="float" office:value="0.03" calcext:value-type="float">
            <text:p>0.03</text:p>
          </table:table-cell>
          <table:table-cell table:formula="of:=IF(([.B399]&lt;20)  AND ([.B399]&gt;2); (1-[.C399])*[.D398]+[.C399]*[.B399]; [.D398])" office:value-type="float" office:value="8.1295500112174" calcext:value-type="float">
            <text:p>8.1295500112174</text:p>
          </table:table-cell>
          <table:table-cell/>
          <table:table-cell table:formula="of:=MIN([.B399];20)" office:value-type="float" office:value="8.83194084433109" calcext:value-type="float">
            <text:p>8.83194084433109</text:p>
          </table:table-cell>
          <table:table-cell table:formula="of:=[.D399]" office:value-type="float" office:value="8.1295500112174" calcext:value-type="float">
            <text:p>8.1295500112174</text:p>
          </table:table-cell>
        </table:table-row>
        <table:table-row table:style-name="ro1">
          <table:table-cell office:value-type="float" office:value="2.34248611337376" calcext:value-type="float">
            <text:p>2.34248611337376</text:p>
          </table:table-cell>
          <table:table-cell table:formula="of:=16.6666666667 / [.A400]" office:value-type="float" office:value="7.11494790579392" calcext:value-type="float">
            <text:p>7.11494790579392</text:p>
          </table:table-cell>
          <table:table-cell table:formula="of:=[.C399]" office:value-type="float" office:value="0.03" calcext:value-type="float">
            <text:p>0.03</text:p>
          </table:table-cell>
          <table:table-cell table:formula="of:=IF(([.B400]&lt;20)  AND ([.B400]&gt;2); (1-[.C400])*[.D399]+[.C400]*[.B400]; [.D399])" office:value-type="float" office:value="8.0991119480547" calcext:value-type="float">
            <text:p>8.0991119480547</text:p>
          </table:table-cell>
          <table:table-cell/>
          <table:table-cell table:formula="of:=MIN([.B400];20)" office:value-type="float" office:value="7.11494790579392" calcext:value-type="float">
            <text:p>7.11494790579392</text:p>
          </table:table-cell>
          <table:table-cell table:formula="of:=[.D400]" office:value-type="float" office:value="8.0991119480547" calcext:value-type="float">
            <text:p>8.0991119480547</text:p>
          </table:table-cell>
        </table:table-row>
        <table:table-row table:style-name="ro1">
          <table:table-cell office:value-type="float" office:value="2.10651425644335" calcext:value-type="float">
            <text:p>2.10651425644335</text:p>
          </table:table-cell>
          <table:table-cell table:formula="of:=16.6666666667 / [.A401]" office:value-type="float" office:value="7.91196480903011" calcext:value-type="float">
            <text:p>7.91196480903011</text:p>
          </table:table-cell>
          <table:table-cell table:formula="of:=[.C400]" office:value-type="float" office:value="0.03" calcext:value-type="float">
            <text:p>0.03</text:p>
          </table:table-cell>
          <table:table-cell table:formula="of:=IF(([.B401]&lt;20)  AND ([.B401]&gt;2); (1-[.C401])*[.D400]+[.C401]*[.B401]; [.D400])" office:value-type="float" office:value="8.09349753388396" calcext:value-type="float">
            <text:p>8.09349753388396</text:p>
          </table:table-cell>
          <table:table-cell/>
          <table:table-cell table:formula="of:=MIN([.B401];20)" office:value-type="float" office:value="7.91196480903011" calcext:value-type="float">
            <text:p>7.91196480903011</text:p>
          </table:table-cell>
          <table:table-cell table:formula="of:=[.D401]" office:value-type="float" office:value="8.09349753388396" calcext:value-type="float">
            <text:p>8.09349753388396</text:p>
          </table:table-cell>
        </table:table-row>
        <table:table-row table:style-name="ro1">
          <table:table-cell office:value-type="float" office:value="2.31964924924155" calcext:value-type="float">
            <text:p>2.31964924924155</text:p>
          </table:table-cell>
          <table:table-cell table:formula="of:=16.6666666667 / [.A402]" office:value-type="float" office:value="7.18499431418327" calcext:value-type="float">
            <text:p>7.18499431418327</text:p>
          </table:table-cell>
          <table:table-cell table:formula="of:=[.C401]" office:value-type="float" office:value="0.03" calcext:value-type="float">
            <text:p>0.03</text:p>
          </table:table-cell>
          <table:table-cell table:formula="of:=IF(([.B402]&lt;20)  AND ([.B402]&gt;2); (1-[.C402])*[.D401]+[.C402]*[.B402]; [.D401])" office:value-type="float" office:value="8.06624243729294" calcext:value-type="float">
            <text:p>8.06624243729294</text:p>
          </table:table-cell>
          <table:table-cell/>
          <table:table-cell table:formula="of:=MIN([.B402];20)" office:value-type="float" office:value="7.18499431418327" calcext:value-type="float">
            <text:p>7.18499431418327</text:p>
          </table:table-cell>
          <table:table-cell table:formula="of:=[.D402]" office:value-type="float" office:value="8.06624243729294" calcext:value-type="float">
            <text:p>8.06624243729294</text:p>
          </table:table-cell>
        </table:table-row>
        <table:table-row table:style-name="ro1">
          <table:table-cell office:value-type="float" office:value="2.24637811997012" calcext:value-type="float">
            <text:p>2.24637811997012</text:p>
          </table:table-cell>
          <table:table-cell table:formula="of:=16.6666666667 / [.A403]" office:value-type="float" office:value="7.41935051741054" calcext:value-type="float">
            <text:p>7.41935051741054</text:p>
          </table:table-cell>
          <table:table-cell table:formula="of:=[.C402]" office:value-type="float" office:value="0.03" calcext:value-type="float">
            <text:p>0.03</text:p>
          </table:table-cell>
          <table:table-cell table:formula="of:=IF(([.B403]&lt;20)  AND ([.B403]&gt;2); (1-[.C403])*[.D402]+[.C403]*[.B403]; [.D402])" office:value-type="float" office:value="8.04683567969646" calcext:value-type="float">
            <text:p>8.04683567969646</text:p>
          </table:table-cell>
          <table:table-cell/>
          <table:table-cell table:formula="of:=MIN([.B403];20)" office:value-type="float" office:value="7.41935051741054" calcext:value-type="float">
            <text:p>7.41935051741054</text:p>
          </table:table-cell>
          <table:table-cell table:formula="of:=[.D403]" office:value-type="float" office:value="8.04683567969646" calcext:value-type="float">
            <text:p>8.04683567969646</text:p>
          </table:table-cell>
        </table:table-row>
        <table:table-row table:style-name="ro1">
          <table:table-cell office:value-type="float" office:value="2.11420310001939" calcext:value-type="float">
            <text:p>2.11420310001939</text:p>
          </table:table-cell>
          <table:table-cell table:formula="of:=16.6666666667 / [.A404]" office:value-type="float" office:value="7.88319091318479" calcext:value-type="float">
            <text:p>7.88319091318479</text:p>
          </table:table-cell>
          <table:table-cell table:formula="of:=[.C403]" office:value-type="float" office:value="0.03" calcext:value-type="float">
            <text:p>0.03</text:p>
          </table:table-cell>
          <table:table-cell table:formula="of:=IF(([.B404]&lt;20)  AND ([.B404]&gt;2); (1-[.C404])*[.D403]+[.C404]*[.B404]; [.D403])" office:value-type="float" office:value="8.04192633670111" calcext:value-type="float">
            <text:p>8.04192633670111</text:p>
          </table:table-cell>
          <table:table-cell/>
          <table:table-cell table:formula="of:=MIN([.B404];20)" office:value-type="float" office:value="7.88319091318479" calcext:value-type="float">
            <text:p>7.88319091318479</text:p>
          </table:table-cell>
          <table:table-cell table:formula="of:=[.D404]" office:value-type="float" office:value="8.04192633670111" calcext:value-type="float">
            <text:p>8.04192633670111</text:p>
          </table:table-cell>
        </table:table-row>
        <table:table-row table:style-name="ro1">
          <table:table-cell office:value-type="float" office:value="1.95636256107586" calcext:value-type="float">
            <text:p>1.95636256107586</text:p>
          </table:table-cell>
          <table:table-cell table:formula="of:=16.6666666667 / [.A405]" office:value-type="float" office:value="8.51921162176326" calcext:value-type="float">
            <text:p>8.51921162176326</text:p>
          </table:table-cell>
          <table:table-cell table:formula="of:=[.C404]" office:value-type="float" office:value="0.03" calcext:value-type="float">
            <text:p>0.03</text:p>
          </table:table-cell>
          <table:table-cell table:formula="of:=IF(([.B405]&lt;20)  AND ([.B405]&gt;2); (1-[.C405])*[.D404]+[.C405]*[.B405]; [.D404])" office:value-type="float" office:value="8.05624489525298" calcext:value-type="float">
            <text:p>8.05624489525298</text:p>
          </table:table-cell>
          <table:table-cell/>
          <table:table-cell table:formula="of:=MIN([.B405];20)" office:value-type="float" office:value="8.51921162176326" calcext:value-type="float">
            <text:p>8.51921162176326</text:p>
          </table:table-cell>
          <table:table-cell table:formula="of:=[.D405]" office:value-type="float" office:value="8.05624489525298" calcext:value-type="float">
            <text:p>8.05624489525298</text:p>
          </table:table-cell>
        </table:table-row>
        <table:table-row table:style-name="ro1">
          <table:table-cell office:value-type="float" office:value="2.09695606068876" calcext:value-type="float">
            <text:p>2.09695606068876</text:p>
          </table:table-cell>
          <table:table-cell table:formula="of:=16.6666666667 / [.A406]" office:value-type="float" office:value="7.94802856347199" calcext:value-type="float">
            <text:p>7.94802856347199</text:p>
          </table:table-cell>
          <table:table-cell table:formula="of:=[.C405]" office:value-type="float" office:value="0.03" calcext:value-type="float">
            <text:p>0.03</text:p>
          </table:table-cell>
          <table:table-cell table:formula="of:=IF(([.B406]&lt;20)  AND ([.B406]&gt;2); (1-[.C406])*[.D405]+[.C406]*[.B406]; [.D405])" office:value-type="float" office:value="8.05299840529955" calcext:value-type="float">
            <text:p>8.05299840529955</text:p>
          </table:table-cell>
          <table:table-cell/>
          <table:table-cell table:formula="of:=MIN([.B406];20)" office:value-type="float" office:value="7.94802856347199" calcext:value-type="float">
            <text:p>7.94802856347199</text:p>
          </table:table-cell>
          <table:table-cell table:formula="of:=[.D406]" office:value-type="float" office:value="8.05299840529955" calcext:value-type="float">
            <text:p>8.05299840529955</text:p>
          </table:table-cell>
        </table:table-row>
        <table:table-row table:style-name="ro1">
          <table:table-cell office:value-type="float" office:value="2.09128556409903" calcext:value-type="float">
            <text:p>2.09128556409903</text:p>
          </table:table-cell>
          <table:table-cell table:formula="of:=16.6666666667 / [.A407]" office:value-type="float" office:value="7.9695795508828" calcext:value-type="float">
            <text:p>7.9695795508828</text:p>
          </table:table-cell>
          <table:table-cell table:formula="of:=[.C406]" office:value-type="float" office:value="0.03" calcext:value-type="float">
            <text:p>0.03</text:p>
          </table:table-cell>
          <table:table-cell table:formula="of:=IF(([.B407]&lt;20)  AND ([.B407]&gt;2); (1-[.C407])*[.D406]+[.C407]*[.B407]; [.D406])" office:value-type="float" office:value="8.05049583966704" calcext:value-type="float">
            <text:p>8.05049583966704</text:p>
          </table:table-cell>
          <table:table-cell/>
          <table:table-cell table:formula="of:=MIN([.B407];20)" office:value-type="float" office:value="7.9695795508828" calcext:value-type="float">
            <text:p>7.9695795508828</text:p>
          </table:table-cell>
          <table:table-cell table:formula="of:=[.D407]" office:value-type="float" office:value="8.05049583966704" calcext:value-type="float">
            <text:p>8.05049583966704</text:p>
          </table:table-cell>
        </table:table-row>
        <table:table-row table:style-name="ro1">
          <table:table-cell office:value-type="float" office:value="2.0987219256081" calcext:value-type="float">
            <text:p>2.0987219256081</text:p>
          </table:table-cell>
          <table:table-cell table:formula="of:=16.6666666667 / [.A408]" office:value-type="float" office:value="7.94134109113617" calcext:value-type="float">
            <text:p>7.94134109113617</text:p>
          </table:table-cell>
          <table:table-cell table:formula="of:=[.C407]" office:value-type="float" office:value="0.03" calcext:value-type="float">
            <text:p>0.03</text:p>
          </table:table-cell>
          <table:table-cell table:formula="of:=IF(([.B408]&lt;20)  AND ([.B408]&gt;2); (1-[.C408])*[.D407]+[.C408]*[.B408]; [.D407])" office:value-type="float" office:value="8.04722119721112" calcext:value-type="float">
            <text:p>8.04722119721112</text:p>
          </table:table-cell>
          <table:table-cell/>
          <table:table-cell table:formula="of:=MIN([.B408];20)" office:value-type="float" office:value="7.94134109113617" calcext:value-type="float">
            <text:p>7.94134109113617</text:p>
          </table:table-cell>
          <table:table-cell table:formula="of:=[.D408]" office:value-type="float" office:value="8.04722119721112" calcext:value-type="float">
            <text:p>8.04722119721112</text:p>
          </table:table-cell>
        </table:table-row>
        <table:table-row table:style-name="ro1">
          <table:table-cell office:value-type="float" office:value="1.52765870560782" calcext:value-type="float">
            <text:p>1.52765870560782</text:p>
          </table:table-cell>
          <table:table-cell table:formula="of:=16.6666666667 / [.A409]" office:value-type="float" office:value="10.9099412097212" calcext:value-type="float">
            <text:p>10.9099412097212</text:p>
          </table:table-cell>
          <table:table-cell table:formula="of:=[.C408]" office:value-type="float" office:value="0.03" calcext:value-type="float">
            <text:p>0.03</text:p>
          </table:table-cell>
          <table:table-cell table:formula="of:=IF(([.B409]&lt;20)  AND ([.B409]&gt;2); (1-[.C409])*[.D408]+[.C409]*[.B409]; [.D408])" office:value-type="float" office:value="8.13310279758642" calcext:value-type="float">
            <text:p>8.13310279758642</text:p>
          </table:table-cell>
          <table:table-cell/>
          <table:table-cell table:formula="of:=MIN([.B409];20)" office:value-type="float" office:value="10.9099412097212" calcext:value-type="float">
            <text:p>10.9099412097212</text:p>
          </table:table-cell>
          <table:table-cell table:formula="of:=[.D409]" office:value-type="float" office:value="8.13310279758642" calcext:value-type="float">
            <text:p>8.13310279758642</text:p>
          </table:table-cell>
        </table:table-row>
        <table:table-row table:style-name="ro1">
          <table:table-cell office:value-type="float" office:value="1.19457228563279" calcext:value-type="float">
            <text:p>1.19457228563279</text:p>
          </table:table-cell>
          <table:table-cell table:formula="of:=16.6666666667 / [.A410]" office:value-type="float" office:value="13.9519950924287" calcext:value-type="float">
            <text:p>13.9519950924287</text:p>
          </table:table-cell>
          <table:table-cell table:formula="of:=[.C409]" office:value-type="float" office:value="0.03" calcext:value-type="float">
            <text:p>0.03</text:p>
          </table:table-cell>
          <table:table-cell table:formula="of:=IF(([.B410]&lt;20)  AND ([.B410]&gt;2); (1-[.C410])*[.D409]+[.C410]*[.B410]; [.D409])" office:value-type="float" office:value="8.30766956643169" calcext:value-type="float">
            <text:p>8.30766956643169</text:p>
          </table:table-cell>
          <table:table-cell/>
          <table:table-cell table:formula="of:=MIN([.B410];20)" office:value-type="float" office:value="13.9519950924287" calcext:value-type="float">
            <text:p>13.9519950924287</text:p>
          </table:table-cell>
          <table:table-cell table:formula="of:=[.D410]" office:value-type="float" office:value="8.30766956643169" calcext:value-type="float">
            <text:p>8.30766956643169</text:p>
          </table:table-cell>
        </table:table-row>
        <table:table-row table:style-name="ro1">
          <table:table-cell office:value-type="float" office:value="0.932567467857597" calcext:value-type="float">
            <text:p>0.932567467857597</text:p>
          </table:table-cell>
          <table:table-cell table:formula="of:=16.6666666667 / [.A411]" office:value-type="float" office:value="17.8718079293379" calcext:value-type="float">
            <text:p>17.8718079293379</text:p>
          </table:table-cell>
          <table:table-cell table:formula="of:=[.C410]" office:value-type="float" office:value="0.03" calcext:value-type="float">
            <text:p>0.03</text:p>
          </table:table-cell>
          <table:table-cell table:formula="of:=IF(([.B411]&lt;20)  AND ([.B411]&gt;2); (1-[.C411])*[.D410]+[.C411]*[.B411]; [.D410])" office:value-type="float" office:value="8.59459371731887" calcext:value-type="float">
            <text:p>8.59459371731887</text:p>
          </table:table-cell>
          <table:table-cell/>
          <table:table-cell table:formula="of:=MIN([.B411];20)" office:value-type="float" office:value="17.8718079293379" calcext:value-type="float">
            <text:p>17.8718079293379</text:p>
          </table:table-cell>
          <table:table-cell table:formula="of:=[.D411]" office:value-type="float" office:value="8.59459371731887" calcext:value-type="float">
            <text:p>8.59459371731887</text:p>
          </table:table-cell>
        </table:table-row>
        <table:table-row table:style-name="ro1">
          <table:table-cell office:value-type="float" office:value="0.451692885172972" calcext:value-type="float">
            <text:p>0.451692885172972</text:p>
          </table:table-cell>
          <table:table-cell table:formula="of:=16.6666666667 / [.A412]" office:value-type="float" office:value="36.8982271224344" calcext:value-type="float">
            <text:p>36.8982271224344</text:p>
          </table:table-cell>
          <table:table-cell table:formula="of:=[.C411]" office:value-type="float" office:value="0.03" calcext:value-type="float">
            <text:p>0.03</text:p>
          </table:table-cell>
          <table:table-cell table:formula="of:=IF(([.B412]&lt;20)  AND ([.B412]&gt;2); (1-[.C412])*[.D411]+[.C412]*[.B412]; [.D411])" office:value-type="float" office:value="8.59459371731887" calcext:value-type="float">
            <text:p>8.59459371731887</text:p>
          </table:table-cell>
          <table:table-cell/>
          <table:table-cell table:formula="of:=MIN([.B412];20)" office:value-type="float" office:value="20" calcext:value-type="float">
            <text:p>20</text:p>
          </table:table-cell>
          <table:table-cell table:formula="of:=[.D412]" office:value-type="float" office:value="8.59459371731887" calcext:value-type="float">
            <text:p>8.59459371731887</text:p>
          </table:table-cell>
        </table:table-row>
        <table:table-row table:style-name="ro1">
          <table:table-cell office:value-type="float" office:value="1.00231325247251" calcext:value-type="float">
            <text:p>1.00231325247251</text:p>
          </table:table-cell>
          <table:table-cell table:formula="of:=16.6666666667 / [.A413]" office:value-type="float" office:value="16.6282014386088" calcext:value-type="float">
            <text:p>16.6282014386088</text:p>
          </table:table-cell>
          <table:table-cell table:formula="of:=[.C412]" office:value-type="float" office:value="0.03" calcext:value-type="float">
            <text:p>0.03</text:p>
          </table:table-cell>
          <table:table-cell table:formula="of:=IF(([.B413]&lt;20)  AND ([.B413]&gt;2); (1-[.C413])*[.D412]+[.C413]*[.B413]; [.D412])" office:value-type="float" office:value="8.83560194895757" calcext:value-type="float">
            <text:p>8.83560194895757</text:p>
          </table:table-cell>
          <table:table-cell/>
          <table:table-cell table:formula="of:=MIN([.B413];20)" office:value-type="float" office:value="16.6282014386088" calcext:value-type="float">
            <text:p>16.6282014386088</text:p>
          </table:table-cell>
          <table:table-cell table:formula="of:=[.D413]" office:value-type="float" office:value="8.83560194895757" calcext:value-type="float">
            <text:p>8.83560194895757</text:p>
          </table:table-cell>
        </table:table-row>
        <table:table-row table:style-name="ro1">
          <table:table-cell office:value-type="float" office:value="0.482338501493875" calcext:value-type="float">
            <text:p>0.482338501493875</text:p>
          </table:table-cell>
          <table:table-cell table:formula="of:=16.6666666667 / [.A414]" office:value-type="float" office:value="34.5538799309631" calcext:value-type="float">
            <text:p>34.5538799309631</text:p>
          </table:table-cell>
          <table:table-cell table:formula="of:=[.C413]" office:value-type="float" office:value="0.03" calcext:value-type="float">
            <text:p>0.03</text:p>
          </table:table-cell>
          <table:table-cell table:formula="of:=IF(([.B414]&lt;20)  AND ([.B414]&gt;2); (1-[.C414])*[.D413]+[.C414]*[.B414]; [.D413])" office:value-type="float" office:value="8.83560194895757" calcext:value-type="float">
            <text:p>8.83560194895757</text:p>
          </table:table-cell>
          <table:table-cell/>
          <table:table-cell table:formula="of:=MIN([.B414];20)" office:value-type="float" office:value="20" calcext:value-type="float">
            <text:p>20</text:p>
          </table:table-cell>
          <table:table-cell table:formula="of:=[.D414]" office:value-type="float" office:value="8.83560194895757" calcext:value-type="float">
            <text:p>8.83560194895757</text:p>
          </table:table-cell>
        </table:table-row>
        <table:table-row table:style-name="ro1">
          <table:table-cell office:value-type="float" office:value="1.70127159638658" calcext:value-type="float">
            <text:p>1.70127159638658</text:p>
          </table:table-cell>
          <table:table-cell table:formula="of:=16.6666666667 / [.A415]" office:value-type="float" office:value="9.79659373735457" calcext:value-type="float">
            <text:p>9.79659373735457</text:p>
          </table:table-cell>
          <table:table-cell table:formula="of:=[.C414]" office:value-type="float" office:value="0.03" calcext:value-type="float">
            <text:p>0.03</text:p>
          </table:table-cell>
          <table:table-cell table:formula="of:=IF(([.B415]&lt;20)  AND ([.B415]&gt;2); (1-[.C415])*[.D414]+[.C415]*[.B415]; [.D414])" office:value-type="float" office:value="8.86443170260948" calcext:value-type="float">
            <text:p>8.86443170260948</text:p>
          </table:table-cell>
          <table:table-cell/>
          <table:table-cell table:formula="of:=MIN([.B415];20)" office:value-type="float" office:value="9.79659373735457" calcext:value-type="float">
            <text:p>9.79659373735457</text:p>
          </table:table-cell>
          <table:table-cell table:formula="of:=[.D415]" office:value-type="float" office:value="8.86443170260948" calcext:value-type="float">
            <text:p>8.86443170260948</text:p>
          </table:table-cell>
        </table:table-row>
        <table:table-row table:style-name="ro1">
          <table:table-cell office:value-type="float" office:value="1.85376732851166" calcext:value-type="float">
            <text:p>1.85376732851166</text:p>
          </table:table-cell>
          <table:table-cell table:formula="of:=16.6666666667 / [.A416]" office:value-type="float" office:value="8.99070040255874" calcext:value-type="float">
            <text:p>8.99070040255874</text:p>
          </table:table-cell>
          <table:table-cell table:formula="of:=[.C415]" office:value-type="float" office:value="0.03" calcext:value-type="float">
            <text:p>0.03</text:p>
          </table:table-cell>
          <table:table-cell table:formula="of:=IF(([.B416]&lt;20)  AND ([.B416]&gt;2); (1-[.C416])*[.D415]+[.C416]*[.B416]; [.D415])" office:value-type="float" office:value="8.86821976360796" calcext:value-type="float">
            <text:p>8.86821976360796</text:p>
          </table:table-cell>
          <table:table-cell/>
          <table:table-cell table:formula="of:=MIN([.B416];20)" office:value-type="float" office:value="8.99070040255874" calcext:value-type="float">
            <text:p>8.99070040255874</text:p>
          </table:table-cell>
          <table:table-cell table:formula="of:=[.D416]" office:value-type="float" office:value="8.86821976360796" calcext:value-type="float">
            <text:p>8.86821976360796</text:p>
          </table:table-cell>
        </table:table-row>
        <table:table-row table:style-name="ro1">
          <table:table-cell office:value-type="float" office:value="2.97133322681366" calcext:value-type="float">
            <text:p>2.97133322681366</text:p>
          </table:table-cell>
          <table:table-cell table:formula="of:=16.6666666667 / [.A417]" office:value-type="float" office:value="5.60915434065021" calcext:value-type="float">
            <text:p>5.60915434065021</text:p>
          </table:table-cell>
          <table:table-cell table:formula="of:=[.C416]" office:value-type="float" office:value="0.03" calcext:value-type="float">
            <text:p>0.03</text:p>
          </table:table-cell>
          <table:table-cell table:formula="of:=IF(([.B417]&lt;20)  AND ([.B417]&gt;2); (1-[.C417])*[.D416]+[.C417]*[.B417]; [.D416])" office:value-type="float" office:value="8.77044780091923" calcext:value-type="float">
            <text:p>8.77044780091923</text:p>
          </table:table-cell>
          <table:table-cell/>
          <table:table-cell table:formula="of:=MIN([.B417];20)" office:value-type="float" office:value="5.60915434065021" calcext:value-type="float">
            <text:p>5.60915434065021</text:p>
          </table:table-cell>
          <table:table-cell table:formula="of:=[.D417]" office:value-type="float" office:value="8.77044780091923" calcext:value-type="float">
            <text:p>8.77044780091923</text:p>
          </table:table-cell>
        </table:table-row>
        <table:table-row table:style-name="ro1">
          <table:table-cell office:value-type="float" office:value="1.84469874280779" calcext:value-type="float">
            <text:p>1.84469874280779</text:p>
          </table:table-cell>
          <table:table-cell table:formula="of:=16.6666666667 / [.A418]" office:value-type="float" office:value="9.03489891326747" calcext:value-type="float">
            <text:p>9.03489891326747</text:p>
          </table:table-cell>
          <table:table-cell table:formula="of:=[.C417]" office:value-type="float" office:value="0.03" calcext:value-type="float">
            <text:p>0.03</text:p>
          </table:table-cell>
          <table:table-cell table:formula="of:=IF(([.B418]&lt;20)  AND ([.B418]&gt;2); (1-[.C418])*[.D417]+[.C418]*[.B418]; [.D417])" office:value-type="float" office:value="8.77838133428967" calcext:value-type="float">
            <text:p>8.77838133428967</text:p>
          </table:table-cell>
          <table:table-cell/>
          <table:table-cell table:formula="of:=MIN([.B418];20)" office:value-type="float" office:value="9.03489891326747" calcext:value-type="float">
            <text:p>9.03489891326747</text:p>
          </table:table-cell>
          <table:table-cell table:formula="of:=[.D418]" office:value-type="float" office:value="8.77838133428967" calcext:value-type="float">
            <text:p>8.77838133428967</text:p>
          </table:table-cell>
        </table:table-row>
        <table:table-row table:style-name="ro1">
          <table:table-cell office:value-type="float" office:value="1.82172575446205" calcext:value-type="float">
            <text:p>1.82172575446205</text:p>
          </table:table-cell>
          <table:table-cell table:formula="of:=16.6666666667 / [.A419]" office:value-type="float" office:value="9.14883407992526" calcext:value-type="float">
            <text:p>9.14883407992526</text:p>
          </table:table-cell>
          <table:table-cell table:formula="of:=[.C418]" office:value-type="float" office:value="0.03" calcext:value-type="float">
            <text:p>0.03</text:p>
          </table:table-cell>
          <table:table-cell table:formula="of:=IF(([.B419]&lt;20)  AND ([.B419]&gt;2); (1-[.C419])*[.D418]+[.C419]*[.B419]; [.D418])" office:value-type="float" office:value="8.78949491665874" calcext:value-type="float">
            <text:p>8.78949491665874</text:p>
          </table:table-cell>
          <table:table-cell/>
          <table:table-cell table:formula="of:=MIN([.B419];20)" office:value-type="float" office:value="9.14883407992526" calcext:value-type="float">
            <text:p>9.14883407992526</text:p>
          </table:table-cell>
          <table:table-cell table:formula="of:=[.D419]" office:value-type="float" office:value="8.78949491665874" calcext:value-type="float">
            <text:p>8.78949491665874</text:p>
          </table:table-cell>
        </table:table-row>
        <table:table-row table:style-name="ro1">
          <table:table-cell office:value-type="float" office:value="2.56455153460618" calcext:value-type="float">
            <text:p>2.56455153460618</text:p>
          </table:table-cell>
          <table:table-cell table:formula="of:=16.6666666667 / [.A420]" office:value-type="float" office:value="6.49886205903809" calcext:value-type="float">
            <text:p>6.49886205903809</text:p>
          </table:table-cell>
          <table:table-cell table:formula="of:=[.C419]" office:value-type="float" office:value="0.03" calcext:value-type="float">
            <text:p>0.03</text:p>
          </table:table-cell>
          <table:table-cell table:formula="of:=IF(([.B420]&lt;20)  AND ([.B420]&gt;2); (1-[.C420])*[.D419]+[.C420]*[.B420]; [.D419])" office:value-type="float" office:value="8.72077593093012" calcext:value-type="float">
            <text:p>8.72077593093012</text:p>
          </table:table-cell>
          <table:table-cell/>
          <table:table-cell table:formula="of:=MIN([.B420];20)" office:value-type="float" office:value="6.49886205903809" calcext:value-type="float">
            <text:p>6.49886205903809</text:p>
          </table:table-cell>
          <table:table-cell table:formula="of:=[.D420]" office:value-type="float" office:value="8.72077593093012" calcext:value-type="float">
            <text:p>8.72077593093012</text:p>
          </table:table-cell>
        </table:table-row>
        <table:table-row table:style-name="ro1">
          <table:table-cell office:value-type="float" office:value="2.08143929659919" calcext:value-type="float">
            <text:p>2.08143929659919</text:p>
          </table:table-cell>
          <table:table-cell table:formula="of:=16.6666666667 / [.A421]" office:value-type="float" office:value="8.00727971934192" calcext:value-type="float">
            <text:p>8.00727971934192</text:p>
          </table:table-cell>
          <table:table-cell table:formula="of:=[.C420]" office:value-type="float" office:value="0.03" calcext:value-type="float">
            <text:p>0.03</text:p>
          </table:table-cell>
          <table:table-cell table:formula="of:=IF(([.B421]&lt;20)  AND ([.B421]&gt;2); (1-[.C421])*[.D420]+[.C421]*[.B421]; [.D420])" office:value-type="float" office:value="8.69937104458247" calcext:value-type="float">
            <text:p>8.69937104458247</text:p>
          </table:table-cell>
          <table:table-cell/>
          <table:table-cell table:formula="of:=MIN([.B421];20)" office:value-type="float" office:value="8.00727971934192" calcext:value-type="float">
            <text:p>8.00727971934192</text:p>
          </table:table-cell>
          <table:table-cell table:formula="of:=[.D421]" office:value-type="float" office:value="8.69937104458247" calcext:value-type="float">
            <text:p>8.69937104458247</text:p>
          </table:table-cell>
        </table:table-row>
        <table:table-row table:style-name="ro1">
          <table:table-cell office:value-type="float" office:value="1.5329688895887" calcext:value-type="float">
            <text:p>1.5329688895887</text:p>
          </table:table-cell>
          <table:table-cell table:formula="of:=16.6666666667 / [.A422]" office:value-type="float" office:value="10.8721493175062" calcext:value-type="float">
            <text:p>10.8721493175062</text:p>
          </table:table-cell>
          <table:table-cell table:formula="of:=[.C421]" office:value-type="float" office:value="0.03" calcext:value-type="float">
            <text:p>0.03</text:p>
          </table:table-cell>
          <table:table-cell table:formula="of:=IF(([.B422]&lt;20)  AND ([.B422]&gt;2); (1-[.C422])*[.D421]+[.C422]*[.B422]; [.D421])" office:value-type="float" office:value="8.76455439277019" calcext:value-type="float">
            <text:p>8.76455439277019</text:p>
          </table:table-cell>
          <table:table-cell/>
          <table:table-cell table:formula="of:=MIN([.B422];20)" office:value-type="float" office:value="10.8721493175062" calcext:value-type="float">
            <text:p>10.8721493175062</text:p>
          </table:table-cell>
          <table:table-cell table:formula="of:=[.D422]" office:value-type="float" office:value="8.76455439277019" calcext:value-type="float">
            <text:p>8.76455439277019</text:p>
          </table:table-cell>
        </table:table-row>
        <table:table-row table:style-name="ro1">
          <table:table-cell office:value-type="float" office:value="1.4104340058497" calcext:value-type="float">
            <text:p>1.4104340058497</text:p>
          </table:table-cell>
          <table:table-cell table:formula="of:=16.6666666667 / [.A423]" office:value-type="float" office:value="11.8166937251767" calcext:value-type="float">
            <text:p>11.8166937251767</text:p>
          </table:table-cell>
          <table:table-cell table:formula="of:=[.C422]" office:value-type="float" office:value="0.03" calcext:value-type="float">
            <text:p>0.03</text:p>
          </table:table-cell>
          <table:table-cell table:formula="of:=IF(([.B423]&lt;20)  AND ([.B423]&gt;2); (1-[.C423])*[.D422]+[.C423]*[.B423]; [.D422])" office:value-type="float" office:value="8.85611857274238" calcext:value-type="float">
            <text:p>8.85611857274238</text:p>
          </table:table-cell>
          <table:table-cell/>
          <table:table-cell table:formula="of:=MIN([.B423];20)" office:value-type="float" office:value="11.8166937251767" calcext:value-type="float">
            <text:p>11.8166937251767</text:p>
          </table:table-cell>
          <table:table-cell table:formula="of:=[.D423]" office:value-type="float" office:value="8.85611857274238" calcext:value-type="float">
            <text:p>8.85611857274238</text:p>
          </table:table-cell>
        </table:table-row>
        <table:table-row table:style-name="ro1">
          <table:table-cell office:value-type="float" office:value="1.36500783543664" calcext:value-type="float">
            <text:p>1.36500783543664</text:p>
          </table:table-cell>
          <table:table-cell table:formula="of:=16.6666666667 / [.A424]" office:value-type="float" office:value="12.2099421219576" calcext:value-type="float">
            <text:p>12.2099421219576</text:p>
          </table:table-cell>
          <table:table-cell table:formula="of:=[.C423]" office:value-type="float" office:value="0.03" calcext:value-type="float">
            <text:p>0.03</text:p>
          </table:table-cell>
          <table:table-cell table:formula="of:=IF(([.B424]&lt;20)  AND ([.B424]&gt;2); (1-[.C424])*[.D423]+[.C424]*[.B424]; [.D423])" office:value-type="float" office:value="8.95673327921884" calcext:value-type="float">
            <text:p>8.95673327921884</text:p>
          </table:table-cell>
          <table:table-cell/>
          <table:table-cell table:formula="of:=MIN([.B424];20)" office:value-type="float" office:value="12.2099421219576" calcext:value-type="float">
            <text:p>12.2099421219576</text:p>
          </table:table-cell>
          <table:table-cell table:formula="of:=[.D424]" office:value-type="float" office:value="8.95673327921884" calcext:value-type="float">
            <text:p>8.95673327921884</text:p>
          </table:table-cell>
        </table:table-row>
        <table:table-row table:style-name="ro1">
          <table:table-cell office:value-type="float" office:value="1.9682809202314" calcext:value-type="float">
            <text:p>1.9682809202314</text:p>
          </table:table-cell>
          <table:table-cell table:formula="of:=16.6666666667 / [.A425]" office:value-type="float" office:value="8.46762598539065" calcext:value-type="float">
            <text:p>8.46762598539065</text:p>
          </table:table-cell>
          <table:table-cell table:formula="of:=[.C424]" office:value-type="float" office:value="0.03" calcext:value-type="float">
            <text:p>0.03</text:p>
          </table:table-cell>
          <table:table-cell table:formula="of:=IF(([.B425]&lt;20)  AND ([.B425]&gt;2); (1-[.C425])*[.D424]+[.C425]*[.B425]; [.D424])" office:value-type="float" office:value="8.94206006040399" calcext:value-type="float">
            <text:p>8.94206006040399</text:p>
          </table:table-cell>
          <table:table-cell/>
          <table:table-cell table:formula="of:=MIN([.B425];20)" office:value-type="float" office:value="8.46762598539065" calcext:value-type="float">
            <text:p>8.46762598539065</text:p>
          </table:table-cell>
          <table:table-cell table:formula="of:=[.D425]" office:value-type="float" office:value="8.94206006040399" calcext:value-type="float">
            <text:p>8.94206006040399</text:p>
          </table:table-cell>
        </table:table-row>
        <table:table-row table:style-name="ro1">
          <table:table-cell office:value-type="float" office:value="2.4315696507583" calcext:value-type="float">
            <text:p>2.4315696507583</text:p>
          </table:table-cell>
          <table:table-cell table:formula="of:=16.6666666667 / [.A426]" office:value-type="float" office:value="6.85428306012224" calcext:value-type="float">
            <text:p>6.85428306012224</text:p>
          </table:table-cell>
          <table:table-cell table:formula="of:=[.C425]" office:value-type="float" office:value="0.03" calcext:value-type="float">
            <text:p>0.03</text:p>
          </table:table-cell>
          <table:table-cell table:formula="of:=IF(([.B426]&lt;20)  AND ([.B426]&gt;2); (1-[.C426])*[.D425]+[.C426]*[.B426]; [.D425])" office:value-type="float" office:value="8.87942675039554" calcext:value-type="float">
            <text:p>8.87942675039554</text:p>
          </table:table-cell>
          <table:table-cell/>
          <table:table-cell table:formula="of:=MIN([.B426];20)" office:value-type="float" office:value="6.85428306012224" calcext:value-type="float">
            <text:p>6.85428306012224</text:p>
          </table:table-cell>
          <table:table-cell table:formula="of:=[.D426]" office:value-type="float" office:value="8.87942675039554" calcext:value-type="float">
            <text:p>8.87942675039554</text:p>
          </table:table-cell>
        </table:table-row>
        <table:table-row table:style-name="ro1">
          <table:table-cell office:value-type="float" office:value="2.89967215699928" calcext:value-type="float">
            <text:p>2.89967215699928</text:p>
          </table:table-cell>
          <table:table-cell table:formula="of:=16.6666666667 / [.A427]" office:value-type="float" office:value="5.74777621893209" calcext:value-type="float">
            <text:p>5.74777621893209</text:p>
          </table:table-cell>
          <table:table-cell table:formula="of:=[.C426]" office:value-type="float" office:value="0.03" calcext:value-type="float">
            <text:p>0.03</text:p>
          </table:table-cell>
          <table:table-cell table:formula="of:=IF(([.B427]&lt;20)  AND ([.B427]&gt;2); (1-[.C427])*[.D426]+[.C427]*[.B427]; [.D426])" office:value-type="float" office:value="8.78547723445164" calcext:value-type="float">
            <text:p>8.78547723445164</text:p>
          </table:table-cell>
          <table:table-cell/>
          <table:table-cell table:formula="of:=MIN([.B427];20)" office:value-type="float" office:value="5.74777621893209" calcext:value-type="float">
            <text:p>5.74777621893209</text:p>
          </table:table-cell>
          <table:table-cell table:formula="of:=[.D427]" office:value-type="float" office:value="8.78547723445164" calcext:value-type="float">
            <text:p>8.78547723445164</text:p>
          </table:table-cell>
        </table:table-row>
        <table:table-row table:style-name="ro1">
          <table:table-cell office:value-type="float" office:value="2.14938215279674" calcext:value-type="float">
            <text:p>2.14938215279674</text:p>
          </table:table-cell>
          <table:table-cell table:formula="of:=16.6666666667 / [.A428]" office:value-type="float" office:value="7.75416630542577" calcext:value-type="float">
            <text:p>7.75416630542577</text:p>
          </table:table-cell>
          <table:table-cell table:formula="of:=[.C427]" office:value-type="float" office:value="0.03" calcext:value-type="float">
            <text:p>0.03</text:p>
          </table:table-cell>
          <table:table-cell table:formula="of:=IF(([.B428]&lt;20)  AND ([.B428]&gt;2); (1-[.C428])*[.D427]+[.C428]*[.B428]; [.D427])" office:value-type="float" office:value="8.75453790658086" calcext:value-type="float">
            <text:p>8.75453790658086</text:p>
          </table:table-cell>
          <table:table-cell/>
          <table:table-cell table:formula="of:=MIN([.B428];20)" office:value-type="float" office:value="7.75416630542577" calcext:value-type="float">
            <text:p>7.75416630542577</text:p>
          </table:table-cell>
          <table:table-cell table:formula="of:=[.D428]" office:value-type="float" office:value="8.75453790658086" calcext:value-type="float">
            <text:p>8.75453790658086</text:p>
          </table:table-cell>
        </table:table-row>
        <table:table-row table:style-name="ro1">
          <table:table-cell office:value-type="float" office:value="2.28417143806202" calcext:value-type="float">
            <text:p>2.28417143806202</text:p>
          </table:table-cell>
          <table:table-cell table:formula="of:=16.6666666667 / [.A429]" office:value-type="float" office:value="7.29659183587405" calcext:value-type="float">
            <text:p>7.29659183587405</text:p>
          </table:table-cell>
          <table:table-cell table:formula="of:=[.C428]" office:value-type="float" office:value="0.03" calcext:value-type="float">
            <text:p>0.03</text:p>
          </table:table-cell>
          <table:table-cell table:formula="of:=IF(([.B429]&lt;20)  AND ([.B429]&gt;2); (1-[.C429])*[.D428]+[.C429]*[.B429]; [.D428])" office:value-type="float" office:value="8.71079952445966" calcext:value-type="float">
            <text:p>8.71079952445966</text:p>
          </table:table-cell>
          <table:table-cell/>
          <table:table-cell table:formula="of:=MIN([.B429];20)" office:value-type="float" office:value="7.29659183587405" calcext:value-type="float">
            <text:p>7.29659183587405</text:p>
          </table:table-cell>
          <table:table-cell table:formula="of:=[.D429]" office:value-type="float" office:value="8.71079952445966" calcext:value-type="float">
            <text:p>8.71079952445966</text:p>
          </table:table-cell>
        </table:table-row>
        <table:table-row table:style-name="ro1">
          <table:table-cell office:value-type="float" office:value="1.92045383004946" calcext:value-type="float">
            <text:p>1.92045383004946</text:p>
          </table:table-cell>
          <table:table-cell table:formula="of:=16.6666666667 / [.A430]" office:value-type="float" office:value="8.67850421911512" calcext:value-type="float">
            <text:p>8.67850421911512</text:p>
          </table:table-cell>
          <table:table-cell table:formula="of:=[.C429]" office:value-type="float" office:value="0.03" calcext:value-type="float">
            <text:p>0.03</text:p>
          </table:table-cell>
          <table:table-cell table:formula="of:=IF(([.B430]&lt;20)  AND ([.B430]&gt;2); (1-[.C430])*[.D429]+[.C430]*[.B430]; [.D429])" office:value-type="float" office:value="8.70983066529932" calcext:value-type="float">
            <text:p>8.70983066529932</text:p>
          </table:table-cell>
          <table:table-cell/>
          <table:table-cell table:formula="of:=MIN([.B430];20)" office:value-type="float" office:value="8.67850421911512" calcext:value-type="float">
            <text:p>8.67850421911512</text:p>
          </table:table-cell>
          <table:table-cell table:formula="of:=[.D430]" office:value-type="float" office:value="8.70983066529932" calcext:value-type="float">
            <text:p>8.70983066529932</text:p>
          </table:table-cell>
        </table:table-row>
        <table:table-row table:style-name="ro1">
          <table:table-cell office:value-type="float" office:value="2.18771888032361" calcext:value-type="float">
            <text:p>2.18771888032361</text:p>
          </table:table-cell>
          <table:table-cell table:formula="of:=16.6666666667 / [.A431]" office:value-type="float" office:value="7.61828533665836" calcext:value-type="float">
            <text:p>7.61828533665836</text:p>
          </table:table-cell>
          <table:table-cell table:formula="of:=[.C430]" office:value-type="float" office:value="0.03" calcext:value-type="float">
            <text:p>0.03</text:p>
          </table:table-cell>
          <table:table-cell table:formula="of:=IF(([.B431]&lt;20)  AND ([.B431]&gt;2); (1-[.C431])*[.D430]+[.C431]*[.B431]; [.D430])" office:value-type="float" office:value="8.67708430544009" calcext:value-type="float">
            <text:p>8.67708430544009</text:p>
          </table:table-cell>
          <table:table-cell/>
          <table:table-cell table:formula="of:=MIN([.B431];20)" office:value-type="float" office:value="7.61828533665836" calcext:value-type="float">
            <text:p>7.61828533665836</text:p>
          </table:table-cell>
          <table:table-cell table:formula="of:=[.D431]" office:value-type="float" office:value="8.67708430544009" calcext:value-type="float">
            <text:p>8.67708430544009</text:p>
          </table:table-cell>
        </table:table-row>
        <table:table-row table:style-name="ro1">
          <table:table-cell office:value-type="float" office:value="2.21240180860644" calcext:value-type="float">
            <text:p>2.21240180860644</text:p>
          </table:table-cell>
          <table:table-cell table:formula="of:=16.6666666667 / [.A432]" office:value-type="float" office:value="7.53329101516061" calcext:value-type="float">
            <text:p>7.53329101516061</text:p>
          </table:table-cell>
          <table:table-cell table:formula="of:=[.C431]" office:value-type="float" office:value="0.03" calcext:value-type="float">
            <text:p>0.03</text:p>
          </table:table-cell>
          <table:table-cell table:formula="of:=IF(([.B432]&lt;20)  AND ([.B432]&gt;2); (1-[.C432])*[.D431]+[.C432]*[.B432]; [.D431])" office:value-type="float" office:value="8.64277050673171" calcext:value-type="float">
            <text:p>8.64277050673171</text:p>
          </table:table-cell>
          <table:table-cell/>
          <table:table-cell table:formula="of:=MIN([.B432];20)" office:value-type="float" office:value="7.53329101516061" calcext:value-type="float">
            <text:p>7.53329101516061</text:p>
          </table:table-cell>
          <table:table-cell table:formula="of:=[.D432]" office:value-type="float" office:value="8.64277050673171" calcext:value-type="float">
            <text:p>8.64277050673171</text:p>
          </table:table-cell>
        </table:table-row>
        <table:table-row table:style-name="ro1">
          <table:table-cell office:value-type="float" office:value="1.57264792661736" calcext:value-type="float">
            <text:p>1.57264792661736</text:p>
          </table:table-cell>
          <table:table-cell table:formula="of:=16.6666666667 / [.A433]" office:value-type="float" office:value="10.5978371793289" calcext:value-type="float">
            <text:p>10.5978371793289</text:p>
          </table:table-cell>
          <table:table-cell table:formula="of:=[.C432]" office:value-type="float" office:value="0.03" calcext:value-type="float">
            <text:p>0.03</text:p>
          </table:table-cell>
          <table:table-cell table:formula="of:=IF(([.B433]&lt;20)  AND ([.B433]&gt;2); (1-[.C433])*[.D432]+[.C433]*[.B433]; [.D432])" office:value-type="float" office:value="8.70142250690962" calcext:value-type="float">
            <text:p>8.70142250690962</text:p>
          </table:table-cell>
          <table:table-cell/>
          <table:table-cell table:formula="of:=MIN([.B433];20)" office:value-type="float" office:value="10.5978371793289" calcext:value-type="float">
            <text:p>10.5978371793289</text:p>
          </table:table-cell>
          <table:table-cell table:formula="of:=[.D433]" office:value-type="float" office:value="8.70142250690962" calcext:value-type="float">
            <text:p>8.70142250690962</text:p>
          </table:table-cell>
        </table:table-row>
        <table:table-row table:style-name="ro1">
          <table:table-cell office:value-type="float" office:value="1.665404351023" calcext:value-type="float">
            <text:p>1.665404351023</text:p>
          </table:table-cell>
          <table:table-cell table:formula="of:=16.6666666667 / [.A434]" office:value-type="float" office:value="10.0075796346168" calcext:value-type="float">
            <text:p>10.0075796346168</text:p>
          </table:table-cell>
          <table:table-cell table:formula="of:=[.C433]" office:value-type="float" office:value="0.03" calcext:value-type="float">
            <text:p>0.03</text:p>
          </table:table-cell>
          <table:table-cell table:formula="of:=IF(([.B434]&lt;20)  AND ([.B434]&gt;2); (1-[.C434])*[.D433]+[.C434]*[.B434]; [.D433])" office:value-type="float" office:value="8.74060722074084" calcext:value-type="float">
            <text:p>8.74060722074084</text:p>
          </table:table-cell>
          <table:table-cell/>
          <table:table-cell table:formula="of:=MIN([.B434];20)" office:value-type="float" office:value="10.0075796346168" calcext:value-type="float">
            <text:p>10.0075796346168</text:p>
          </table:table-cell>
          <table:table-cell table:formula="of:=[.D434]" office:value-type="float" office:value="8.74060722074084" calcext:value-type="float">
            <text:p>8.74060722074084</text:p>
          </table:table-cell>
        </table:table-row>
        <table:table-row table:style-name="ro1">
          <table:table-cell office:value-type="float" office:value="1.84664050846245" calcext:value-type="float">
            <text:p>1.84664050846245</text:p>
          </table:table-cell>
          <table:table-cell table:formula="of:=16.6666666667 / [.A435]" office:value-type="float" office:value="9.02539860374718" calcext:value-type="float">
            <text:p>9.02539860374718</text:p>
          </table:table-cell>
          <table:table-cell table:formula="of:=[.C434]" office:value-type="float" office:value="0.03" calcext:value-type="float">
            <text:p>0.03</text:p>
          </table:table-cell>
          <table:table-cell table:formula="of:=IF(([.B435]&lt;20)  AND ([.B435]&gt;2); (1-[.C435])*[.D434]+[.C435]*[.B435]; [.D434])" office:value-type="float" office:value="8.74915096223103" calcext:value-type="float">
            <text:p>8.74915096223103</text:p>
          </table:table-cell>
          <table:table-cell/>
          <table:table-cell table:formula="of:=MIN([.B435];20)" office:value-type="float" office:value="9.02539860374718" calcext:value-type="float">
            <text:p>9.02539860374718</text:p>
          </table:table-cell>
          <table:table-cell table:formula="of:=[.D435]" office:value-type="float" office:value="8.74915096223103" calcext:value-type="float">
            <text:p>8.74915096223103</text:p>
          </table:table-cell>
        </table:table-row>
        <table:table-row table:style-name="ro1">
          <table:table-cell office:value-type="float" office:value="2.62924253543294" calcext:value-type="float">
            <text:p>2.62924253543294</text:p>
          </table:table-cell>
          <table:table-cell table:formula="of:=16.6666666667 / [.A436]" office:value-type="float" office:value="6.33896129478053" calcext:value-type="float">
            <text:p>6.33896129478053</text:p>
          </table:table-cell>
          <table:table-cell table:formula="of:=[.C435]" office:value-type="float" office:value="0.03" calcext:value-type="float">
            <text:p>0.03</text:p>
          </table:table-cell>
          <table:table-cell table:formula="of:=IF(([.B436]&lt;20)  AND ([.B436]&gt;2); (1-[.C436])*[.D435]+[.C436]*[.B436]; [.D435])" office:value-type="float" office:value="8.67684527220751" calcext:value-type="float">
            <text:p>8.67684527220751</text:p>
          </table:table-cell>
          <table:table-cell/>
          <table:table-cell table:formula="of:=MIN([.B436];20)" office:value-type="float" office:value="6.33896129478053" calcext:value-type="float">
            <text:p>6.33896129478053</text:p>
          </table:table-cell>
          <table:table-cell table:formula="of:=[.D436]" office:value-type="float" office:value="8.67684527220751" calcext:value-type="float">
            <text:p>8.67684527220751</text:p>
          </table:table-cell>
        </table:table-row>
        <table:table-row table:style-name="ro1">
          <table:table-cell office:value-type="float" office:value="2.2182601572736" calcext:value-type="float">
            <text:p>2.2182601572736</text:p>
          </table:table-cell>
          <table:table-cell table:formula="of:=16.6666666667 / [.A437]" office:value-type="float" office:value="7.51339585307455" calcext:value-type="float">
            <text:p>7.51339585307455</text:p>
          </table:table-cell>
          <table:table-cell table:formula="of:=[.C436]" office:value-type="float" office:value="0.03" calcext:value-type="float">
            <text:p>0.03</text:p>
          </table:table-cell>
          <table:table-cell table:formula="of:=IF(([.B437]&lt;20)  AND ([.B437]&gt;2); (1-[.C437])*[.D436]+[.C437]*[.B437]; [.D436])" office:value-type="float" office:value="8.64194178963352" calcext:value-type="float">
            <text:p>8.64194178963352</text:p>
          </table:table-cell>
          <table:table-cell/>
          <table:table-cell table:formula="of:=MIN([.B437];20)" office:value-type="float" office:value="7.51339585307455" calcext:value-type="float">
            <text:p>7.51339585307455</text:p>
          </table:table-cell>
          <table:table-cell table:formula="of:=[.D437]" office:value-type="float" office:value="8.64194178963352" calcext:value-type="float">
            <text:p>8.64194178963352</text:p>
          </table:table-cell>
        </table:table-row>
        <table:table-row table:style-name="ro1">
          <table:table-cell office:value-type="float" office:value="2.14507095864051" calcext:value-type="float">
            <text:p>2.14507095864051</text:p>
          </table:table-cell>
          <table:table-cell table:formula="of:=16.6666666667 / [.A438]" office:value-type="float" office:value="7.7697507392776" calcext:value-type="float">
            <text:p>7.7697507392776</text:p>
          </table:table-cell>
          <table:table-cell table:formula="of:=[.C437]" office:value-type="float" office:value="0.03" calcext:value-type="float">
            <text:p>0.03</text:p>
          </table:table-cell>
          <table:table-cell table:formula="of:=IF(([.B438]&lt;20)  AND ([.B438]&gt;2); (1-[.C438])*[.D437]+[.C438]*[.B438]; [.D437])" office:value-type="float" office:value="8.61577605812285" calcext:value-type="float">
            <text:p>8.61577605812285</text:p>
          </table:table-cell>
          <table:table-cell/>
          <table:table-cell table:formula="of:=MIN([.B438];20)" office:value-type="float" office:value="7.7697507392776" calcext:value-type="float">
            <text:p>7.7697507392776</text:p>
          </table:table-cell>
          <table:table-cell table:formula="of:=[.D438]" office:value-type="float" office:value="8.61577605812285" calcext:value-type="float">
            <text:p>8.61577605812285</text:p>
          </table:table-cell>
        </table:table-row>
        <table:table-row table:style-name="ro1">
          <table:table-cell office:value-type="float" office:value="2.35431931356268" calcext:value-type="float">
            <text:p>2.35431931356268</text:p>
          </table:table-cell>
          <table:table-cell table:formula="of:=16.6666666667 / [.A439]" office:value-type="float" office:value="7.07918699502113" calcext:value-type="float">
            <text:p>7.07918699502113</text:p>
          </table:table-cell>
          <table:table-cell table:formula="of:=[.C438]" office:value-type="float" office:value="0.03" calcext:value-type="float">
            <text:p>0.03</text:p>
          </table:table-cell>
          <table:table-cell table:formula="of:=IF(([.B439]&lt;20)  AND ([.B439]&gt;2); (1-[.C439])*[.D438]+[.C439]*[.B439]; [.D438])" office:value-type="float" office:value="8.56967838622979" calcext:value-type="float">
            <text:p>8.56967838622979</text:p>
          </table:table-cell>
          <table:table-cell/>
          <table:table-cell table:formula="of:=MIN([.B439];20)" office:value-type="float" office:value="7.07918699502113" calcext:value-type="float">
            <text:p>7.07918699502113</text:p>
          </table:table-cell>
          <table:table-cell table:formula="of:=[.D439]" office:value-type="float" office:value="8.56967838622979" calcext:value-type="float">
            <text:p>8.56967838622979</text:p>
          </table:table-cell>
        </table:table-row>
        <table:table-row table:style-name="ro1">
          <table:table-cell office:value-type="float" office:value="1.83641947577371" calcext:value-type="float">
            <text:p>1.83641947577371</text:p>
          </table:table-cell>
          <table:table-cell table:formula="of:=16.6666666667 / [.A440]" office:value-type="float" office:value="9.07563162260525" calcext:value-type="float">
            <text:p>9.07563162260525</text:p>
          </table:table-cell>
          <table:table-cell table:formula="of:=[.C439]" office:value-type="float" office:value="0.03" calcext:value-type="float">
            <text:p>0.03</text:p>
          </table:table-cell>
          <table:table-cell table:formula="of:=IF(([.B440]&lt;20)  AND ([.B440]&gt;2); (1-[.C440])*[.D439]+[.C440]*[.B440]; [.D439])" office:value-type="float" office:value="8.58485698332106" calcext:value-type="float">
            <text:p>8.58485698332106</text:p>
          </table:table-cell>
          <table:table-cell/>
          <table:table-cell table:formula="of:=MIN([.B440];20)" office:value-type="float" office:value="9.07563162260525" calcext:value-type="float">
            <text:p>9.07563162260525</text:p>
          </table:table-cell>
          <table:table-cell table:formula="of:=[.D440]" office:value-type="float" office:value="8.58485698332106" calcext:value-type="float">
            <text:p>8.58485698332106</text:p>
          </table:table-cell>
        </table:table-row>
        <table:table-row table:style-name="ro1">
          <table:table-cell office:value-type="float" office:value="1.85082420981786" calcext:value-type="float">
            <text:p>1.85082420981786</text:p>
          </table:table-cell>
          <table:table-cell table:formula="of:=16.6666666667 / [.A441]" office:value-type="float" office:value="9.00499711333479" calcext:value-type="float">
            <text:p>9.00499711333479</text:p>
          </table:table-cell>
          <table:table-cell table:formula="of:=[.C440]" office:value-type="float" office:value="0.03" calcext:value-type="float">
            <text:p>0.03</text:p>
          </table:table-cell>
          <table:table-cell table:formula="of:=IF(([.B441]&lt;20)  AND ([.B441]&gt;2); (1-[.C441])*[.D440]+[.C441]*[.B441]; [.D440])" office:value-type="float" office:value="8.59746118722147" calcext:value-type="float">
            <text:p>8.59746118722147</text:p>
          </table:table-cell>
          <table:table-cell/>
          <table:table-cell table:formula="of:=MIN([.B441];20)" office:value-type="float" office:value="9.00499711333479" calcext:value-type="float">
            <text:p>9.00499711333479</text:p>
          </table:table-cell>
          <table:table-cell table:formula="of:=[.D441]" office:value-type="float" office:value="8.59746118722147" calcext:value-type="float">
            <text:p>8.59746118722147</text:p>
          </table:table-cell>
        </table:table-row>
        <table:table-row table:style-name="ro1">
          <table:table-cell office:value-type="float" office:value="1.60947764833748" calcext:value-type="float">
            <text:p>1.60947764833748</text:p>
          </table:table-cell>
          <table:table-cell table:formula="of:=16.6666666667 / [.A442]" office:value-type="float" office:value="10.3553265768654" calcext:value-type="float">
            <text:p>10.3553265768654</text:p>
          </table:table-cell>
          <table:table-cell table:formula="of:=[.C441]" office:value-type="float" office:value="0.03" calcext:value-type="float">
            <text:p>0.03</text:p>
          </table:table-cell>
          <table:table-cell table:formula="of:=IF(([.B442]&lt;20)  AND ([.B442]&gt;2); (1-[.C442])*[.D441]+[.C442]*[.B442]; [.D441])" office:value-type="float" office:value="8.65019714891079" calcext:value-type="float">
            <text:p>8.65019714891079</text:p>
          </table:table-cell>
          <table:table-cell/>
          <table:table-cell table:formula="of:=MIN([.B442];20)" office:value-type="float" office:value="10.3553265768654" calcext:value-type="float">
            <text:p>10.3553265768654</text:p>
          </table:table-cell>
          <table:table-cell table:formula="of:=[.D442]" office:value-type="float" office:value="8.65019714891079" calcext:value-type="float">
            <text:p>8.65019714891079</text:p>
          </table:table-cell>
        </table:table-row>
        <table:table-row table:style-name="ro1">
          <table:table-cell office:value-type="float" office:value="1.66121702125834" calcext:value-type="float">
            <text:p>1.66121702125834</text:p>
          </table:table-cell>
          <table:table-cell table:formula="of:=16.6666666667 / [.A443]" office:value-type="float" office:value="10.0328051382927" calcext:value-type="float">
            <text:p>10.0328051382927</text:p>
          </table:table-cell>
          <table:table-cell table:formula="of:=[.C442]" office:value-type="float" office:value="0.03" calcext:value-type="float">
            <text:p>0.03</text:p>
          </table:table-cell>
          <table:table-cell table:formula="of:=IF(([.B443]&lt;20)  AND ([.B443]&gt;2); (1-[.C443])*[.D442]+[.C443]*[.B443]; [.D442])" office:value-type="float" office:value="8.69167538859225" calcext:value-type="float">
            <text:p>8.69167538859225</text:p>
          </table:table-cell>
          <table:table-cell/>
          <table:table-cell table:formula="of:=MIN([.B443];20)" office:value-type="float" office:value="10.0328051382927" calcext:value-type="float">
            <text:p>10.0328051382927</text:p>
          </table:table-cell>
          <table:table-cell table:formula="of:=[.D443]" office:value-type="float" office:value="8.69167538859225" calcext:value-type="float">
            <text:p>8.69167538859225</text:p>
          </table:table-cell>
        </table:table-row>
        <table:table-row table:style-name="ro1">
          <table:table-cell office:value-type="float" office:value="1.62325060717466" calcext:value-type="float">
            <text:p>1.62325060717466</text:p>
          </table:table-cell>
          <table:table-cell table:formula="of:=16.6666666667 / [.A444]" office:value-type="float" office:value="10.2674636886224" calcext:value-type="float">
            <text:p>10.2674636886224</text:p>
          </table:table-cell>
          <table:table-cell table:formula="of:=[.C443]" office:value-type="float" office:value="0.03" calcext:value-type="float">
            <text:p>0.03</text:p>
          </table:table-cell>
          <table:table-cell table:formula="of:=IF(([.B444]&lt;20)  AND ([.B444]&gt;2); (1-[.C444])*[.D443]+[.C444]*[.B444]; [.D443])" office:value-type="float" office:value="8.73894903759315" calcext:value-type="float">
            <text:p>8.73894903759315</text:p>
          </table:table-cell>
          <table:table-cell/>
          <table:table-cell table:formula="of:=MIN([.B444];20)" office:value-type="float" office:value="10.2674636886224" calcext:value-type="float">
            <text:p>10.2674636886224</text:p>
          </table:table-cell>
          <table:table-cell table:formula="of:=[.D444]" office:value-type="float" office:value="8.73894903759315" calcext:value-type="float">
            <text:p>8.73894903759315</text:p>
          </table:table-cell>
        </table:table-row>
        <table:table-row table:style-name="ro1">
          <table:table-cell office:value-type="float" office:value="1.81337759396439" calcext:value-type="float">
            <text:p>1.81337759396439</text:p>
          </table:table-cell>
          <table:table-cell table:formula="of:=16.6666666667 / [.A445]" office:value-type="float" office:value="9.19095213383744" calcext:value-type="float">
            <text:p>9.19095213383744</text:p>
          </table:table-cell>
          <table:table-cell table:formula="of:=[.C444]" office:value-type="float" office:value="0.03" calcext:value-type="float">
            <text:p>0.03</text:p>
          </table:table-cell>
          <table:table-cell table:formula="of:=IF(([.B445]&lt;20)  AND ([.B445]&gt;2); (1-[.C445])*[.D444]+[.C445]*[.B445]; [.D444])" office:value-type="float" office:value="8.75250913048048" calcext:value-type="float">
            <text:p>8.75250913048048</text:p>
          </table:table-cell>
          <table:table-cell/>
          <table:table-cell table:formula="of:=MIN([.B445];20)" office:value-type="float" office:value="9.19095213383744" calcext:value-type="float">
            <text:p>9.19095213383744</text:p>
          </table:table-cell>
          <table:table-cell table:formula="of:=[.D445]" office:value-type="float" office:value="8.75250913048048" calcext:value-type="float">
            <text:p>8.75250913048048</text:p>
          </table:table-cell>
        </table:table-row>
        <table:table-row table:style-name="ro1">
          <table:table-cell office:value-type="float" office:value="2.01394724144669" calcext:value-type="float">
            <text:p>2.01394724144669</text:p>
          </table:table-cell>
          <table:table-cell table:formula="of:=16.6666666667 / [.A446]" office:value-type="float" office:value="8.27562228230355" calcext:value-type="float">
            <text:p>8.27562228230355</text:p>
          </table:table-cell>
          <table:table-cell table:formula="of:=[.C445]" office:value-type="float" office:value="0.03" calcext:value-type="float">
            <text:p>0.03</text:p>
          </table:table-cell>
          <table:table-cell table:formula="of:=IF(([.B446]&lt;20)  AND ([.B446]&gt;2); (1-[.C446])*[.D445]+[.C446]*[.B446]; [.D445])" office:value-type="float" office:value="8.73820252503517" calcext:value-type="float">
            <text:p>8.73820252503517</text:p>
          </table:table-cell>
          <table:table-cell/>
          <table:table-cell table:formula="of:=MIN([.B446];20)" office:value-type="float" office:value="8.27562228230355" calcext:value-type="float">
            <text:p>8.27562228230355</text:p>
          </table:table-cell>
          <table:table-cell table:formula="of:=[.D446]" office:value-type="float" office:value="8.73820252503517" calcext:value-type="float">
            <text:p>8.73820252503517</text:p>
          </table:table-cell>
        </table:table-row>
        <table:table-row table:style-name="ro1">
          <table:table-cell office:value-type="float" office:value="2.26233599418485" calcext:value-type="float">
            <text:p>2.26233599418485</text:p>
          </table:table-cell>
          <table:table-cell table:formula="of:=16.6666666667 / [.A447]" office:value-type="float" office:value="7.36701653049781" calcext:value-type="float">
            <text:p>7.36701653049781</text:p>
          </table:table-cell>
          <table:table-cell table:formula="of:=[.C446]" office:value-type="float" office:value="0.03" calcext:value-type="float">
            <text:p>0.03</text:p>
          </table:table-cell>
          <table:table-cell table:formula="of:=IF(([.B447]&lt;20)  AND ([.B447]&gt;2); (1-[.C447])*[.D446]+[.C447]*[.B447]; [.D446])" office:value-type="float" office:value="8.69706694519905" calcext:value-type="float">
            <text:p>8.69706694519905</text:p>
          </table:table-cell>
          <table:table-cell/>
          <table:table-cell table:formula="of:=MIN([.B447];20)" office:value-type="float" office:value="7.36701653049781" calcext:value-type="float">
            <text:p>7.36701653049781</text:p>
          </table:table-cell>
          <table:table-cell table:formula="of:=[.D447]" office:value-type="float" office:value="8.69706694519905" calcext:value-type="float">
            <text:p>8.69706694519905</text:p>
          </table:table-cell>
        </table:table-row>
        <table:table-row table:style-name="ro1">
          <table:table-cell office:value-type="float" office:value="2.58695264393684" calcext:value-type="float">
            <text:p>2.58695264393684</text:p>
          </table:table-cell>
          <table:table-cell table:formula="of:=16.6666666667 / [.A448]" office:value-type="float" office:value="6.44258668814926" calcext:value-type="float">
            <text:p>6.44258668814926</text:p>
          </table:table-cell>
          <table:table-cell table:formula="of:=[.C447]" office:value-type="float" office:value="0.03" calcext:value-type="float">
            <text:p>0.03</text:p>
          </table:table-cell>
          <table:table-cell table:formula="of:=IF(([.B448]&lt;20)  AND ([.B448]&gt;2); (1-[.C448])*[.D447]+[.C448]*[.B448]; [.D447])" office:value-type="float" office:value="8.62943253748755" calcext:value-type="float">
            <text:p>8.62943253748755</text:p>
          </table:table-cell>
          <table:table-cell/>
          <table:table-cell table:formula="of:=MIN([.B448];20)" office:value-type="float" office:value="6.44258668814926" calcext:value-type="float">
            <text:p>6.44258668814926</text:p>
          </table:table-cell>
          <table:table-cell table:formula="of:=[.D448]" office:value-type="float" office:value="8.62943253748755" calcext:value-type="float">
            <text:p>8.62943253748755</text:p>
          </table:table-cell>
        </table:table-row>
        <table:table-row table:style-name="ro1">
          <table:table-cell office:value-type="float" office:value="1.60816496461244" calcext:value-type="float">
            <text:p>1.60816496461244</text:p>
          </table:table-cell>
          <table:table-cell table:formula="of:=16.6666666667 / [.A449]" office:value-type="float" office:value="10.3637792349969" calcext:value-type="float">
            <text:p>10.3637792349969</text:p>
          </table:table-cell>
          <table:table-cell table:formula="of:=[.C448]" office:value-type="float" office:value="0.03" calcext:value-type="float">
            <text:p>0.03</text:p>
          </table:table-cell>
          <table:table-cell table:formula="of:=IF(([.B449]&lt;20)  AND ([.B449]&gt;2); (1-[.C449])*[.D448]+[.C449]*[.B449]; [.D448])" office:value-type="float" office:value="8.68146293841284" calcext:value-type="float">
            <text:p>8.68146293841284</text:p>
          </table:table-cell>
          <table:table-cell/>
          <table:table-cell table:formula="of:=MIN([.B449];20)" office:value-type="float" office:value="10.3637792349969" calcext:value-type="float">
            <text:p>10.3637792349969</text:p>
          </table:table-cell>
          <table:table-cell table:formula="of:=[.D449]" office:value-type="float" office:value="8.68146293841284" calcext:value-type="float">
            <text:p>8.68146293841284</text:p>
          </table:table-cell>
        </table:table-row>
        <table:table-row table:style-name="ro1">
          <table:table-cell office:value-type="float" office:value="2.23428398981114" calcext:value-type="float">
            <text:p>2.23428398981114</text:p>
          </table:table-cell>
          <table:table-cell table:formula="of:=16.6666666667 / [.A450]" office:value-type="float" office:value="7.45951129878918" calcext:value-type="float">
            <text:p>7.45951129878918</text:p>
          </table:table-cell>
          <table:table-cell table:formula="of:=[.C449]" office:value-type="float" office:value="0.03" calcext:value-type="float">
            <text:p>0.03</text:p>
          </table:table-cell>
          <table:table-cell table:formula="of:=IF(([.B450]&lt;20)  AND ([.B450]&gt;2); (1-[.C450])*[.D449]+[.C450]*[.B450]; [.D449])" office:value-type="float" office:value="8.64480438922413" calcext:value-type="float">
            <text:p>8.64480438922413</text:p>
          </table:table-cell>
          <table:table-cell/>
          <table:table-cell table:formula="of:=MIN([.B450];20)" office:value-type="float" office:value="7.45951129878918" calcext:value-type="float">
            <text:p>7.45951129878918</text:p>
          </table:table-cell>
          <table:table-cell table:formula="of:=[.D450]" office:value-type="float" office:value="8.64480438922413" calcext:value-type="float">
            <text:p>8.64480438922413</text:p>
          </table:table-cell>
        </table:table-row>
        <table:table-row table:style-name="ro1">
          <table:table-cell office:value-type="float" office:value="2.25670935735519" calcext:value-type="float">
            <text:p>2.25670935735519</text:p>
          </table:table-cell>
          <table:table-cell table:formula="of:=16.6666666667 / [.A451]" office:value-type="float" office:value="7.38538465858667" calcext:value-type="float">
            <text:p>7.38538465858667</text:p>
          </table:table-cell>
          <table:table-cell table:formula="of:=[.C450]" office:value-type="float" office:value="0.03" calcext:value-type="float">
            <text:p>0.03</text:p>
          </table:table-cell>
          <table:table-cell table:formula="of:=IF(([.B451]&lt;20)  AND ([.B451]&gt;2); (1-[.C451])*[.D450]+[.C451]*[.B451]; [.D450])" office:value-type="float" office:value="8.607021797305" calcext:value-type="float">
            <text:p>8.607021797305</text:p>
          </table:table-cell>
          <table:table-cell/>
          <table:table-cell table:formula="of:=MIN([.B451];20)" office:value-type="float" office:value="7.38538465858667" calcext:value-type="float">
            <text:p>7.38538465858667</text:p>
          </table:table-cell>
          <table:table-cell table:formula="of:=[.D451]" office:value-type="float" office:value="8.607021797305" calcext:value-type="float">
            <text:p>8.607021797305</text:p>
          </table:table-cell>
        </table:table-row>
        <table:table-row table:style-name="ro1">
          <table:table-cell office:value-type="float" office:value="2.20280914074327" calcext:value-type="float">
            <text:p>2.20280914074327</text:p>
          </table:table-cell>
          <table:table-cell table:formula="of:=16.6666666667 / [.A452]" office:value-type="float" office:value="7.56609656208178" calcext:value-type="float">
            <text:p>7.56609656208178</text:p>
          </table:table-cell>
          <table:table-cell table:formula="of:=[.C451]" office:value-type="float" office:value="0.03" calcext:value-type="float">
            <text:p>0.03</text:p>
          </table:table-cell>
          <table:table-cell table:formula="of:=IF(([.B452]&lt;20)  AND ([.B452]&gt;2); (1-[.C452])*[.D451]+[.C452]*[.B452]; [.D451])" office:value-type="float" office:value="8.57579404024831" calcext:value-type="float">
            <text:p>8.57579404024831</text:p>
          </table:table-cell>
          <table:table-cell/>
          <table:table-cell table:formula="of:=MIN([.B452];20)" office:value-type="float" office:value="7.56609656208178" calcext:value-type="float">
            <text:p>7.56609656208178</text:p>
          </table:table-cell>
          <table:table-cell table:formula="of:=[.D452]" office:value-type="float" office:value="8.57579404024831" calcext:value-type="float">
            <text:p>8.57579404024831</text:p>
          </table:table-cell>
        </table:table-row>
        <table:table-row table:style-name="ro1">
          <table:table-cell office:value-type="float" office:value="2.57750349863145" calcext:value-type="float">
            <text:p>2.57750349863145</text:p>
          </table:table-cell>
          <table:table-cell table:formula="of:=16.6666666667 / [.A453]" office:value-type="float" office:value="6.46620525463858" calcext:value-type="float">
            <text:p>6.46620525463858</text:p>
          </table:table-cell>
          <table:table-cell table:formula="of:=[.C452]" office:value-type="float" office:value="0.03" calcext:value-type="float">
            <text:p>0.03</text:p>
          </table:table-cell>
          <table:table-cell table:formula="of:=IF(([.B453]&lt;20)  AND ([.B453]&gt;2); (1-[.C453])*[.D452]+[.C453]*[.B453]; [.D452])" office:value-type="float" office:value="8.51250637668002" calcext:value-type="float">
            <text:p>8.51250637668002</text:p>
          </table:table-cell>
          <table:table-cell/>
          <table:table-cell table:formula="of:=MIN([.B453];20)" office:value-type="float" office:value="6.46620525463858" calcext:value-type="float">
            <text:p>6.46620525463858</text:p>
          </table:table-cell>
          <table:table-cell table:formula="of:=[.D453]" office:value-type="float" office:value="8.51250637668002" calcext:value-type="float">
            <text:p>8.51250637668002</text:p>
          </table:table-cell>
        </table:table-row>
        <table:table-row table:style-name="ro1">
          <table:table-cell office:value-type="float" office:value="2.18951987892926" calcext:value-type="float">
            <text:p>2.18951987892926</text:p>
          </table:table-cell>
          <table:table-cell table:formula="of:=16.6666666667 / [.A454]" office:value-type="float" office:value="7.61201888463809" calcext:value-type="float">
            <text:p>7.61201888463809</text:p>
          </table:table-cell>
          <table:table-cell table:formula="of:=[.C453]" office:value-type="float" office:value="0.03" calcext:value-type="float">
            <text:p>0.03</text:p>
          </table:table-cell>
          <table:table-cell table:formula="of:=IF(([.B454]&lt;20)  AND ([.B454]&gt;2); (1-[.C454])*[.D453]+[.C454]*[.B454]; [.D453])" office:value-type="float" office:value="8.48549175191876" calcext:value-type="float">
            <text:p>8.48549175191876</text:p>
          </table:table-cell>
          <table:table-cell/>
          <table:table-cell table:formula="of:=MIN([.B454];20)" office:value-type="float" office:value="7.61201888463809" calcext:value-type="float">
            <text:p>7.61201888463809</text:p>
          </table:table-cell>
          <table:table-cell table:formula="of:=[.D454]" office:value-type="float" office:value="8.48549175191876" calcext:value-type="float">
            <text:p>8.48549175191876</text:p>
          </table:table-cell>
        </table:table-row>
        <table:table-row table:style-name="ro1">
          <table:table-cell office:value-type="float" office:value="2.8527378192887" calcext:value-type="float">
            <text:p>2.8527378192887</text:p>
          </table:table-cell>
          <table:table-cell table:formula="of:=16.6666666667 / [.A455]" office:value-type="float" office:value="5.84234083973958" calcext:value-type="float">
            <text:p>5.84234083973958</text:p>
          </table:table-cell>
          <table:table-cell table:formula="of:=[.C454]" office:value-type="float" office:value="0.03" calcext:value-type="float">
            <text:p>0.03</text:p>
          </table:table-cell>
          <table:table-cell table:formula="of:=IF(([.B455]&lt;20)  AND ([.B455]&gt;2); (1-[.C455])*[.D454]+[.C455]*[.B455]; [.D454])" office:value-type="float" office:value="8.40619722455338" calcext:value-type="float">
            <text:p>8.40619722455338</text:p>
          </table:table-cell>
          <table:table-cell/>
          <table:table-cell table:formula="of:=MIN([.B455];20)" office:value-type="float" office:value="5.84234083973958" calcext:value-type="float">
            <text:p>5.84234083973958</text:p>
          </table:table-cell>
          <table:table-cell table:formula="of:=[.D455]" office:value-type="float" office:value="8.40619722455338" calcext:value-type="float">
            <text:p>8.40619722455338</text:p>
          </table:table-cell>
        </table:table-row>
        <table:table-row table:style-name="ro1">
          <table:table-cell office:value-type="float" office:value="2.56798081861164" calcext:value-type="float">
            <text:p>2.56798081861164</text:p>
          </table:table-cell>
          <table:table-cell table:formula="of:=16.6666666667 / [.A456]" office:value-type="float" office:value="6.49018347251936" calcext:value-type="float">
            <text:p>6.49018347251936</text:p>
          </table:table-cell>
          <table:table-cell table:formula="of:=[.C455]" office:value-type="float" office:value="0.03" calcext:value-type="float">
            <text:p>0.03</text:p>
          </table:table-cell>
          <table:table-cell table:formula="of:=IF(([.B456]&lt;20)  AND ([.B456]&gt;2); (1-[.C456])*[.D455]+[.C456]*[.B456]; [.D455])" office:value-type="float" office:value="8.34871681199236" calcext:value-type="float">
            <text:p>8.34871681199236</text:p>
          </table:table-cell>
          <table:table-cell/>
          <table:table-cell table:formula="of:=MIN([.B456];20)" office:value-type="float" office:value="6.49018347251936" calcext:value-type="float">
            <text:p>6.49018347251936</text:p>
          </table:table-cell>
          <table:table-cell table:formula="of:=[.D456]" office:value-type="float" office:value="8.34871681199236" calcext:value-type="float">
            <text:p>8.34871681199236</text:p>
          </table:table-cell>
        </table:table-row>
        <table:table-row table:style-name="ro1">
          <table:table-cell office:value-type="float" office:value="1.61508848393745" calcext:value-type="float">
            <text:p>1.61508848393745</text:p>
          </table:table-cell>
          <table:table-cell table:formula="of:=16.6666666667 / [.A457]" office:value-type="float" office:value="10.3193520556026" calcext:value-type="float">
            <text:p>10.3193520556026</text:p>
          </table:table-cell>
          <table:table-cell table:formula="of:=[.C456]" office:value-type="float" office:value="0.03" calcext:value-type="float">
            <text:p>0.03</text:p>
          </table:table-cell>
          <table:table-cell table:formula="of:=IF(([.B457]&lt;20)  AND ([.B457]&gt;2); (1-[.C457])*[.D456]+[.C457]*[.B457]; [.D456])" office:value-type="float" office:value="8.40783586930067" calcext:value-type="float">
            <text:p>8.40783586930067</text:p>
          </table:table-cell>
          <table:table-cell/>
          <table:table-cell table:formula="of:=MIN([.B457];20)" office:value-type="float" office:value="10.3193520556026" calcext:value-type="float">
            <text:p>10.3193520556026</text:p>
          </table:table-cell>
          <table:table-cell table:formula="of:=[.D457]" office:value-type="float" office:value="8.40783586930067" calcext:value-type="float">
            <text:p>8.40783586930067</text:p>
          </table:table-cell>
        </table:table-row>
        <table:table-row table:style-name="ro1">
          <table:table-cell office:value-type="float" office:value="0.640070149268821" calcext:value-type="float">
            <text:p>0.640070149268821</text:p>
          </table:table-cell>
          <table:table-cell table:formula="of:=16.6666666667 / [.A458]" office:value-type="float" office:value="26.0388125984926" calcext:value-type="float">
            <text:p>26.0388125984926</text:p>
          </table:table-cell>
          <table:table-cell table:formula="of:=[.C457]" office:value-type="float" office:value="0.03" calcext:value-type="float">
            <text:p>0.03</text:p>
          </table:table-cell>
          <table:table-cell table:formula="of:=IF(([.B458]&lt;20)  AND ([.B458]&gt;2); (1-[.C458])*[.D457]+[.C458]*[.B458]; [.D457])" office:value-type="float" office:value="8.40783586930067" calcext:value-type="float">
            <text:p>8.40783586930067</text:p>
          </table:table-cell>
          <table:table-cell/>
          <table:table-cell table:formula="of:=MIN([.B458];20)" office:value-type="float" office:value="20" calcext:value-type="float">
            <text:p>20</text:p>
          </table:table-cell>
          <table:table-cell table:formula="of:=[.D458]" office:value-type="float" office:value="8.40783586930067" calcext:value-type="float">
            <text:p>8.40783586930067</text:p>
          </table:table-cell>
        </table:table-row>
        <table:table-row table:style-name="ro1">
          <table:table-cell office:value-type="float" office:value="2.09185455495187" calcext:value-type="float">
            <text:p>2.09185455495187</text:p>
          </table:table-cell>
          <table:table-cell table:formula="of:=16.6666666667 / [.A459]" office:value-type="float" office:value="7.9674118008092" calcext:value-type="float">
            <text:p>7.9674118008092</text:p>
          </table:table-cell>
          <table:table-cell table:formula="of:=[.C458]" office:value-type="float" office:value="0.03" calcext:value-type="float">
            <text:p>0.03</text:p>
          </table:table-cell>
          <table:table-cell table:formula="of:=IF(([.B459]&lt;20)  AND ([.B459]&gt;2); (1-[.C459])*[.D458]+[.C459]*[.B459]; [.D458])" office:value-type="float" office:value="8.39462314724592" calcext:value-type="float">
            <text:p>8.39462314724592</text:p>
          </table:table-cell>
          <table:table-cell/>
          <table:table-cell table:formula="of:=MIN([.B459];20)" office:value-type="float" office:value="7.9674118008092" calcext:value-type="float">
            <text:p>7.9674118008092</text:p>
          </table:table-cell>
          <table:table-cell table:formula="of:=[.D459]" office:value-type="float" office:value="8.39462314724592" calcext:value-type="float">
            <text:p>8.39462314724592</text:p>
          </table:table-cell>
        </table:table-row>
        <table:table-row table:style-name="ro1">
          <table:table-cell office:value-type="float" office:value="1.9558367409647" calcext:value-type="float">
            <text:p>1.9558367409647</text:p>
          </table:table-cell>
          <table:table-cell table:formula="of:=16.6666666667 / [.A460]" office:value-type="float" office:value="8.52150198307416" calcext:value-type="float">
            <text:p>8.52150198307416</text:p>
          </table:table-cell>
          <table:table-cell table:formula="of:=[.C459]" office:value-type="float" office:value="0.03" calcext:value-type="float">
            <text:p>0.03</text:p>
          </table:table-cell>
          <table:table-cell table:formula="of:=IF(([.B460]&lt;20)  AND ([.B460]&gt;2); (1-[.C460])*[.D459]+[.C460]*[.B460]; [.D459])" office:value-type="float" office:value="8.39842951232077" calcext:value-type="float">
            <text:p>8.39842951232077</text:p>
          </table:table-cell>
          <table:table-cell/>
          <table:table-cell table:formula="of:=MIN([.B460];20)" office:value-type="float" office:value="8.52150198307416" calcext:value-type="float">
            <text:p>8.52150198307416</text:p>
          </table:table-cell>
          <table:table-cell table:formula="of:=[.D460]" office:value-type="float" office:value="8.39842951232077" calcext:value-type="float">
            <text:p>8.39842951232077</text:p>
          </table:table-cell>
        </table:table-row>
        <table:table-row table:style-name="ro1">
          <table:table-cell office:value-type="float" office:value="1.11132256152872" calcext:value-type="float">
            <text:p>1.11132256152872</text:p>
          </table:table-cell>
          <table:table-cell table:formula="of:=16.6666666667 / [.A461]" office:value-type="float" office:value="14.9971459625309" calcext:value-type="float">
            <text:p>14.9971459625309</text:p>
          </table:table-cell>
          <table:table-cell table:formula="of:=[.C460]" office:value-type="float" office:value="0.03" calcext:value-type="float">
            <text:p>0.03</text:p>
          </table:table-cell>
          <table:table-cell table:formula="of:=IF(([.B461]&lt;20)  AND ([.B461]&gt;2); (1-[.C461])*[.D460]+[.C461]*[.B461]; [.D460])" office:value-type="float" office:value="8.59639100582707" calcext:value-type="float">
            <text:p>8.59639100582707</text:p>
          </table:table-cell>
          <table:table-cell/>
          <table:table-cell table:formula="of:=MIN([.B461];20)" office:value-type="float" office:value="14.9971459625309" calcext:value-type="float">
            <text:p>14.9971459625309</text:p>
          </table:table-cell>
          <table:table-cell table:formula="of:=[.D461]" office:value-type="float" office:value="8.59639100582707" calcext:value-type="float">
            <text:p>8.59639100582707</text:p>
          </table:table-cell>
        </table:table-row>
        <table:table-row table:style-name="ro1">
          <table:table-cell office:value-type="float" office:value="0.893979382397379" calcext:value-type="float">
            <text:p>0.893979382397379</text:p>
          </table:table-cell>
          <table:table-cell table:formula="of:=16.6666666667 / [.A462]" office:value-type="float" office:value="18.6432338316406" calcext:value-type="float">
            <text:p>18.6432338316406</text:p>
          </table:table-cell>
          <table:table-cell table:formula="of:=[.C461]" office:value-type="float" office:value="0.03" calcext:value-type="float">
            <text:p>0.03</text:p>
          </table:table-cell>
          <table:table-cell table:formula="of:=IF(([.B462]&lt;20)  AND ([.B462]&gt;2); (1-[.C462])*[.D461]+[.C462]*[.B462]; [.D461])" office:value-type="float" office:value="8.89779629060148" calcext:value-type="float">
            <text:p>8.89779629060148</text:p>
          </table:table-cell>
          <table:table-cell/>
          <table:table-cell table:formula="of:=MIN([.B462];20)" office:value-type="float" office:value="18.6432338316406" calcext:value-type="float">
            <text:p>18.6432338316406</text:p>
          </table:table-cell>
          <table:table-cell table:formula="of:=[.D462]" office:value-type="float" office:value="8.89779629060148" calcext:value-type="float">
            <text:p>8.89779629060148</text:p>
          </table:table-cell>
        </table:table-row>
        <table:table-row table:style-name="ro1">
          <table:table-cell office:value-type="float" office:value="1.27132212014307" calcext:value-type="float">
            <text:p>1.27132212014307</text:p>
          </table:table-cell>
          <table:table-cell table:formula="of:=16.6666666667 / [.A463]" office:value-type="float" office:value="13.1097118524331" calcext:value-type="float">
            <text:p>13.1097118524331</text:p>
          </table:table-cell>
          <table:table-cell table:formula="of:=[.C462]" office:value-type="float" office:value="0.03" calcext:value-type="float">
            <text:p>0.03</text:p>
          </table:table-cell>
          <table:table-cell table:formula="of:=IF(([.B463]&lt;20)  AND ([.B463]&gt;2); (1-[.C463])*[.D462]+[.C463]*[.B463]; [.D462])" office:value-type="float" office:value="9.02415375745643" calcext:value-type="float">
            <text:p>9.02415375745643</text:p>
          </table:table-cell>
          <table:table-cell/>
          <table:table-cell table:formula="of:=MIN([.B463];20)" office:value-type="float" office:value="13.1097118524331" calcext:value-type="float">
            <text:p>13.1097118524331</text:p>
          </table:table-cell>
          <table:table-cell table:formula="of:=[.D463]" office:value-type="float" office:value="9.02415375745643" calcext:value-type="float">
            <text:p>9.02415375745643</text:p>
          </table:table-cell>
        </table:table-row>
        <table:table-row table:style-name="ro1">
          <table:table-cell office:value-type="float" office:value="1.14665016528674" calcext:value-type="float">
            <text:p>1.14665016528674</text:p>
          </table:table-cell>
          <table:table-cell table:formula="of:=16.6666666667 / [.A464]" office:value-type="float" office:value="14.5350928916774" calcext:value-type="float">
            <text:p>14.5350928916774</text:p>
          </table:table-cell>
          <table:table-cell table:formula="of:=[.C463]" office:value-type="float" office:value="0.03" calcext:value-type="float">
            <text:p>0.03</text:p>
          </table:table-cell>
          <table:table-cell table:formula="of:=IF(([.B464]&lt;20)  AND ([.B464]&gt;2); (1-[.C464])*[.D463]+[.C464]*[.B464]; [.D463])" office:value-type="float" office:value="9.18948193148306" calcext:value-type="float">
            <text:p>9.18948193148306</text:p>
          </table:table-cell>
          <table:table-cell/>
          <table:table-cell table:formula="of:=MIN([.B464];20)" office:value-type="float" office:value="14.5350928916774" calcext:value-type="float">
            <text:p>14.5350928916774</text:p>
          </table:table-cell>
          <table:table-cell table:formula="of:=[.D464]" office:value-type="float" office:value="9.18948193148306" calcext:value-type="float">
            <text:p>9.18948193148306</text:p>
          </table:table-cell>
        </table:table-row>
        <table:table-row table:style-name="ro1">
          <table:table-cell office:value-type="float" office:value="0.460278484368211" calcext:value-type="float">
            <text:p>0.460278484368211</text:p>
          </table:table-cell>
          <table:table-cell table:formula="of:=16.6666666667 / [.A465]" office:value-type="float" office:value="36.2099625177506" calcext:value-type="float">
            <text:p>36.2099625177506</text:p>
          </table:table-cell>
          <table:table-cell table:formula="of:=[.C464]" office:value-type="float" office:value="0.03" calcext:value-type="float">
            <text:p>0.03</text:p>
          </table:table-cell>
          <table:table-cell table:formula="of:=IF(([.B465]&lt;20)  AND ([.B465]&gt;2); (1-[.C465])*[.D464]+[.C465]*[.B465]; [.D464])" office:value-type="float" office:value="9.18948193148306" calcext:value-type="float">
            <text:p>9.18948193148306</text:p>
          </table:table-cell>
          <table:table-cell/>
          <table:table-cell table:formula="of:=MIN([.B465];20)" office:value-type="float" office:value="20" calcext:value-type="float">
            <text:p>20</text:p>
          </table:table-cell>
          <table:table-cell table:formula="of:=[.D465]" office:value-type="float" office:value="9.18948193148306" calcext:value-type="float">
            <text:p>9.18948193148306</text:p>
          </table:table-cell>
        </table:table-row>
        <table:table-row table:style-name="ro1">
          <table:table-cell office:value-type="float" office:value="1.82743520162223" calcext:value-type="float">
            <text:p>1.82743520162223</text:p>
          </table:table-cell>
          <table:table-cell table:formula="of:=16.6666666667 / [.A466]" office:value-type="float" office:value="9.12025042086576" calcext:value-type="float">
            <text:p>9.12025042086576</text:p>
          </table:table-cell>
          <table:table-cell table:formula="of:=[.C465]" office:value-type="float" office:value="0.03" calcext:value-type="float">
            <text:p>0.03</text:p>
          </table:table-cell>
          <table:table-cell table:formula="of:=IF(([.B466]&lt;20)  AND ([.B466]&gt;2); (1-[.C466])*[.D465]+[.C466]*[.B466]; [.D465])" office:value-type="float" office:value="9.18740498616454" calcext:value-type="float">
            <text:p>9.18740498616454</text:p>
          </table:table-cell>
          <table:table-cell/>
          <table:table-cell table:formula="of:=MIN([.B466];20)" office:value-type="float" office:value="9.12025042086576" calcext:value-type="float">
            <text:p>9.12025042086576</text:p>
          </table:table-cell>
          <table:table-cell table:formula="of:=[.D466]" office:value-type="float" office:value="9.18740498616454" calcext:value-type="float">
            <text:p>9.18740498616454</text:p>
          </table:table-cell>
        </table:table-row>
        <table:table-row table:style-name="ro1">
          <table:table-cell office:value-type="float" office:value="1.5580952985428" calcext:value-type="float">
            <text:p>1.5580952985428</text:p>
          </table:table-cell>
          <table:table-cell table:formula="of:=16.6666666667 / [.A467]" office:value-type="float" office:value="10.696821100922" calcext:value-type="float">
            <text:p>10.696821100922</text:p>
          </table:table-cell>
          <table:table-cell table:formula="of:=[.C466]" office:value-type="float" office:value="0.03" calcext:value-type="float">
            <text:p>0.03</text:p>
          </table:table-cell>
          <table:table-cell table:formula="of:=IF(([.B467]&lt;20)  AND ([.B467]&gt;2); (1-[.C467])*[.D466]+[.C467]*[.B467]; [.D466])" office:value-type="float" office:value="9.23268746960727" calcext:value-type="float">
            <text:p>9.23268746960727</text:p>
          </table:table-cell>
          <table:table-cell/>
          <table:table-cell table:formula="of:=MIN([.B467];20)" office:value-type="float" office:value="10.696821100922" calcext:value-type="float">
            <text:p>10.696821100922</text:p>
          </table:table-cell>
          <table:table-cell table:formula="of:=[.D467]" office:value-type="float" office:value="9.23268746960727" calcext:value-type="float">
            <text:p>9.23268746960727</text:p>
          </table:table-cell>
        </table:table-row>
        <table:table-row table:style-name="ro1">
          <table:table-cell office:value-type="float" office:value="1.13108750160425" calcext:value-type="float">
            <text:p>1.13108750160425</text:p>
          </table:table-cell>
          <table:table-cell table:formula="of:=16.6666666667 / [.A468]" office:value-type="float" office:value="14.7350816299015" calcext:value-type="float">
            <text:p>14.7350816299015</text:p>
          </table:table-cell>
          <table:table-cell table:formula="of:=[.C467]" office:value-type="float" office:value="0.03" calcext:value-type="float">
            <text:p>0.03</text:p>
          </table:table-cell>
          <table:table-cell table:formula="of:=IF(([.B468]&lt;20)  AND ([.B468]&gt;2); (1-[.C468])*[.D467]+[.C468]*[.B468]; [.D467])" office:value-type="float" office:value="9.39775929441609" calcext:value-type="float">
            <text:p>9.39775929441609</text:p>
          </table:table-cell>
          <table:table-cell/>
          <table:table-cell table:formula="of:=MIN([.B468];20)" office:value-type="float" office:value="14.7350816299015" calcext:value-type="float">
            <text:p>14.7350816299015</text:p>
          </table:table-cell>
          <table:table-cell table:formula="of:=[.D468]" office:value-type="float" office:value="9.39775929441609" calcext:value-type="float">
            <text:p>9.39775929441609</text:p>
          </table:table-cell>
        </table:table-row>
        <table:table-row table:style-name="ro1">
          <table:table-cell office:value-type="float" office:value="0.669648385289735" calcext:value-type="float">
            <text:p>0.669648385289735</text:p>
          </table:table-cell>
          <table:table-cell table:formula="of:=16.6666666667 / [.A469]" office:value-type="float" office:value="24.8886834237476" calcext:value-type="float">
            <text:p>24.8886834237476</text:p>
          </table:table-cell>
          <table:table-cell table:formula="of:=[.C468]" office:value-type="float" office:value="0.03" calcext:value-type="float">
            <text:p>0.03</text:p>
          </table:table-cell>
          <table:table-cell table:formula="of:=IF(([.B469]&lt;20)  AND ([.B469]&gt;2); (1-[.C469])*[.D468]+[.C469]*[.B469]; [.D468])" office:value-type="float" office:value="9.39775929441609" calcext:value-type="float">
            <text:p>9.39775929441609</text:p>
          </table:table-cell>
          <table:table-cell/>
          <table:table-cell table:formula="of:=MIN([.B469];20)" office:value-type="float" office:value="20" calcext:value-type="float">
            <text:p>20</text:p>
          </table:table-cell>
          <table:table-cell table:formula="of:=[.D469]" office:value-type="float" office:value="9.39775929441609" calcext:value-type="float">
            <text:p>9.39775929441609</text:p>
          </table:table-cell>
        </table:table-row>
        <table:table-row table:style-name="ro1">
          <table:table-cell office:value-type="float" office:value="1.484868318489" calcext:value-type="float">
            <text:p>1.484868318489</text:p>
          </table:table-cell>
          <table:table-cell table:formula="of:=16.6666666667 / [.A470]" office:value-type="float" office:value="11.2243398685076" calcext:value-type="float">
            <text:p>11.2243398685076</text:p>
          </table:table-cell>
          <table:table-cell table:formula="of:=[.C469]" office:value-type="float" office:value="0.03" calcext:value-type="float">
            <text:p>0.03</text:p>
          </table:table-cell>
          <table:table-cell table:formula="of:=IF(([.B470]&lt;20)  AND ([.B470]&gt;2); (1-[.C470])*[.D469]+[.C470]*[.B470]; [.D469])" office:value-type="float" office:value="9.45255671163884" calcext:value-type="float">
            <text:p>9.45255671163884</text:p>
          </table:table-cell>
          <table:table-cell/>
          <table:table-cell table:formula="of:=MIN([.B470];20)" office:value-type="float" office:value="11.2243398685076" calcext:value-type="float">
            <text:p>11.2243398685076</text:p>
          </table:table-cell>
          <table:table-cell table:formula="of:=[.D470]" office:value-type="float" office:value="9.45255671163884" calcext:value-type="float">
            <text:p>9.45255671163884</text:p>
          </table:table-cell>
        </table:table-row>
        <table:table-row table:style-name="ro1">
          <table:table-cell office:value-type="float" office:value="1.36790646323061" calcext:value-type="float">
            <text:p>1.36790646323061</text:p>
          </table:table-cell>
          <table:table-cell table:formula="of:=16.6666666667 / [.A471]" office:value-type="float" office:value="12.1840689511314" calcext:value-type="float">
            <text:p>12.1840689511314</text:p>
          </table:table-cell>
          <table:table-cell table:formula="of:=[.C470]" office:value-type="float" office:value="0.03" calcext:value-type="float">
            <text:p>0.03</text:p>
          </table:table-cell>
          <table:table-cell table:formula="of:=IF(([.B471]&lt;20)  AND ([.B471]&gt;2); (1-[.C471])*[.D470]+[.C471]*[.B471]; [.D470])" office:value-type="float" office:value="9.53450207882362" calcext:value-type="float">
            <text:p>9.53450207882362</text:p>
          </table:table-cell>
          <table:table-cell/>
          <table:table-cell table:formula="of:=MIN([.B471];20)" office:value-type="float" office:value="12.1840689511314" calcext:value-type="float">
            <text:p>12.1840689511314</text:p>
          </table:table-cell>
          <table:table-cell table:formula="of:=[.D471]" office:value-type="float" office:value="9.53450207882362" calcext:value-type="float">
            <text:p>9.53450207882362</text:p>
          </table:table-cell>
        </table:table-row>
        <table:table-row table:style-name="ro1">
          <table:table-cell office:value-type="float" office:value="0.992481619544558" calcext:value-type="float">
            <text:p>0.992481619544558</text:p>
          </table:table-cell>
          <table:table-cell table:formula="of:=16.6666666667 / [.A472]" office:value-type="float" office:value="16.7929222450973" calcext:value-type="float">
            <text:p>16.7929222450973</text:p>
          </table:table-cell>
          <table:table-cell table:formula="of:=[.C471]" office:value-type="float" office:value="0.03" calcext:value-type="float">
            <text:p>0.03</text:p>
          </table:table-cell>
          <table:table-cell table:formula="of:=IF(([.B472]&lt;20)  AND ([.B472]&gt;2); (1-[.C472])*[.D471]+[.C472]*[.B472]; [.D471])" office:value-type="float" office:value="9.75225468381183" calcext:value-type="float">
            <text:p>9.75225468381183</text:p>
          </table:table-cell>
          <table:table-cell/>
          <table:table-cell table:formula="of:=MIN([.B472];20)" office:value-type="float" office:value="16.7929222450973" calcext:value-type="float">
            <text:p>16.7929222450973</text:p>
          </table:table-cell>
          <table:table-cell table:formula="of:=[.D472]" office:value-type="float" office:value="9.75225468381183" calcext:value-type="float">
            <text:p>9.75225468381183</text:p>
          </table:table-cell>
        </table:table-row>
        <table:table-row table:style-name="ro1">
          <table:table-cell office:value-type="float" office:value="1.14839877126675" calcext:value-type="float">
            <text:p>1.14839877126675</text:p>
          </table:table-cell>
          <table:table-cell table:formula="of:=16.6666666667 / [.A473]" office:value-type="float" office:value="14.5129610756338" calcext:value-type="float">
            <text:p>14.5129610756338</text:p>
          </table:table-cell>
          <table:table-cell table:formula="of:=[.C472]" office:value-type="float" office:value="0.03" calcext:value-type="float">
            <text:p>0.03</text:p>
          </table:table-cell>
          <table:table-cell table:formula="of:=IF(([.B473]&lt;20)  AND ([.B473]&gt;2); (1-[.C473])*[.D472]+[.C473]*[.B473]; [.D472])" office:value-type="float" office:value="9.89507587556649" calcext:value-type="float">
            <text:p>9.89507587556649</text:p>
          </table:table-cell>
          <table:table-cell/>
          <table:table-cell table:formula="of:=MIN([.B473];20)" office:value-type="float" office:value="14.5129610756338" calcext:value-type="float">
            <text:p>14.5129610756338</text:p>
          </table:table-cell>
          <table:table-cell table:formula="of:=[.D473]" office:value-type="float" office:value="9.89507587556649" calcext:value-type="float">
            <text:p>9.89507587556649</text:p>
          </table:table-cell>
        </table:table-row>
        <table:table-row table:style-name="ro1">
          <table:table-cell office:value-type="float" office:value="1.55401194217507" calcext:value-type="float">
            <text:p>1.55401194217507</text:p>
          </table:table-cell>
          <table:table-cell table:formula="of:=16.6666666667 / [.A474]" office:value-type="float" office:value="10.7249283061316" calcext:value-type="float">
            <text:p>10.7249283061316</text:p>
          </table:table-cell>
          <table:table-cell table:formula="of:=[.C473]" office:value-type="float" office:value="0.03" calcext:value-type="float">
            <text:p>0.03</text:p>
          </table:table-cell>
          <table:table-cell table:formula="of:=IF(([.B474]&lt;20)  AND ([.B474]&gt;2); (1-[.C474])*[.D473]+[.C474]*[.B474]; [.D473])" office:value-type="float" office:value="9.91997144848344" calcext:value-type="float">
            <text:p>9.91997144848344</text:p>
          </table:table-cell>
          <table:table-cell/>
          <table:table-cell table:formula="of:=MIN([.B474];20)" office:value-type="float" office:value="10.7249283061316" calcext:value-type="float">
            <text:p>10.7249283061316</text:p>
          </table:table-cell>
          <table:table-cell table:formula="of:=[.D474]" office:value-type="float" office:value="9.91997144848344" calcext:value-type="float">
            <text:p>9.91997144848344</text:p>
          </table:table-cell>
        </table:table-row>
        <table:table-row table:style-name="ro1">
          <table:table-cell office:value-type="float" office:value="1.5189607850055" calcext:value-type="float">
            <text:p>1.5189607850055</text:p>
          </table:table-cell>
          <table:table-cell table:formula="of:=16.6666666667 / [.A475]" office:value-type="float" office:value="10.9724140552053" calcext:value-type="float">
            <text:p>10.9724140552053</text:p>
          </table:table-cell>
          <table:table-cell table:formula="of:=[.C474]" office:value-type="float" office:value="0.03" calcext:value-type="float">
            <text:p>0.03</text:p>
          </table:table-cell>
          <table:table-cell table:formula="of:=IF(([.B475]&lt;20)  AND ([.B475]&gt;2); (1-[.C475])*[.D474]+[.C475]*[.B475]; [.D474])" office:value-type="float" office:value="9.9515447266851" calcext:value-type="float">
            <text:p>9.9515447266851</text:p>
          </table:table-cell>
          <table:table-cell/>
          <table:table-cell table:formula="of:=MIN([.B475];20)" office:value-type="float" office:value="10.9724140552053" calcext:value-type="float">
            <text:p>10.9724140552053</text:p>
          </table:table-cell>
          <table:table-cell table:formula="of:=[.D475]" office:value-type="float" office:value="9.9515447266851" calcext:value-type="float">
            <text:p>9.9515447266851</text:p>
          </table:table-cell>
        </table:table-row>
        <table:table-row table:style-name="ro1">
          <table:table-cell office:value-type="float" office:value="1.71364747861257" calcext:value-type="float">
            <text:p>1.71364747861257</text:p>
          </table:table-cell>
          <table:table-cell table:formula="of:=16.6666666667 / [.A476]" office:value-type="float" office:value="9.7258431939537" calcext:value-type="float">
            <text:p>9.7258431939537</text:p>
          </table:table-cell>
          <table:table-cell table:formula="of:=[.C475]" office:value-type="float" office:value="0.03" calcext:value-type="float">
            <text:p>0.03</text:p>
          </table:table-cell>
          <table:table-cell table:formula="of:=IF(([.B476]&lt;20)  AND ([.B476]&gt;2); (1-[.C476])*[.D475]+[.C476]*[.B476]; [.D475])" office:value-type="float" office:value="9.94477368070315" calcext:value-type="float">
            <text:p>9.94477368070315</text:p>
          </table:table-cell>
          <table:table-cell/>
          <table:table-cell table:formula="of:=MIN([.B476];20)" office:value-type="float" office:value="9.7258431939537" calcext:value-type="float">
            <text:p>9.7258431939537</text:p>
          </table:table-cell>
          <table:table-cell table:formula="of:=[.D476]" office:value-type="float" office:value="9.94477368070315" calcext:value-type="float">
            <text:p>9.94477368070315</text:p>
          </table:table-cell>
        </table:table-row>
        <table:table-row table:style-name="ro1">
          <table:table-cell office:value-type="float" office:value="1.33026157978772" calcext:value-type="float">
            <text:p>1.33026157978772</text:p>
          </table:table-cell>
          <table:table-cell table:formula="of:=16.6666666667 / [.A477]" office:value-type="float" office:value="12.5288641872673" calcext:value-type="float">
            <text:p>12.5288641872673</text:p>
          </table:table-cell>
          <table:table-cell table:formula="of:=[.C476]" office:value-type="float" office:value="0.03" calcext:value-type="float">
            <text:p>0.03</text:p>
          </table:table-cell>
          <table:table-cell table:formula="of:=IF(([.B477]&lt;20)  AND ([.B477]&gt;2); (1-[.C477])*[.D476]+[.C477]*[.B477]; [.D476])" office:value-type="float" office:value="10.0222963959001" calcext:value-type="float">
            <text:p>10.0222963959001</text:p>
          </table:table-cell>
          <table:table-cell/>
          <table:table-cell table:formula="of:=MIN([.B477];20)" office:value-type="float" office:value="12.5288641872673" calcext:value-type="float">
            <text:p>12.5288641872673</text:p>
          </table:table-cell>
          <table:table-cell table:formula="of:=[.D477]" office:value-type="float" office:value="10.0222963959001" calcext:value-type="float">
            <text:p>10.0222963959001</text:p>
          </table:table-cell>
        </table:table-row>
        <table:table-row table:style-name="ro1">
          <table:table-cell office:value-type="float" office:value="2.25630867560697" calcext:value-type="float">
            <text:p>2.25630867560697</text:p>
          </table:table-cell>
          <table:table-cell table:formula="of:=16.6666666667 / [.A478]" office:value-type="float" office:value="7.38669617631839" calcext:value-type="float">
            <text:p>7.38669617631839</text:p>
          </table:table-cell>
          <table:table-cell table:formula="of:=[.C477]" office:value-type="float" office:value="0.03" calcext:value-type="float">
            <text:p>0.03</text:p>
          </table:table-cell>
          <table:table-cell table:formula="of:=IF(([.B478]&lt;20)  AND ([.B478]&gt;2); (1-[.C478])*[.D477]+[.C478]*[.B478]; [.D477])" office:value-type="float" office:value="9.94322838931263" calcext:value-type="float">
            <text:p>9.94322838931263</text:p>
          </table:table-cell>
          <table:table-cell/>
          <table:table-cell table:formula="of:=MIN([.B478];20)" office:value-type="float" office:value="7.38669617631839" calcext:value-type="float">
            <text:p>7.38669617631839</text:p>
          </table:table-cell>
          <table:table-cell table:formula="of:=[.D478]" office:value-type="float" office:value="9.94322838931263" calcext:value-type="float">
            <text:p>9.94322838931263</text:p>
          </table:table-cell>
        </table:table-row>
        <table:table-row table:style-name="ro1">
          <table:table-cell office:value-type="float" office:value="2.41416528526256" calcext:value-type="float">
            <text:p>2.41416528526256</text:p>
          </table:table-cell>
          <table:table-cell table:formula="of:=16.6666666667 / [.A479]" office:value-type="float" office:value="6.90369742637044" calcext:value-type="float">
            <text:p>6.90369742637044</text:p>
          </table:table-cell>
          <table:table-cell table:formula="of:=[.C478]" office:value-type="float" office:value="0.03" calcext:value-type="float">
            <text:p>0.03</text:p>
          </table:table-cell>
          <table:table-cell table:formula="of:=IF(([.B479]&lt;20)  AND ([.B479]&gt;2); (1-[.C479])*[.D478]+[.C479]*[.B479]; [.D478])" office:value-type="float" office:value="9.85204246042436" calcext:value-type="float">
            <text:p>9.85204246042436</text:p>
          </table:table-cell>
          <table:table-cell/>
          <table:table-cell table:formula="of:=MIN([.B479];20)" office:value-type="float" office:value="6.90369742637044" calcext:value-type="float">
            <text:p>6.90369742637044</text:p>
          </table:table-cell>
          <table:table-cell table:formula="of:=[.D479]" office:value-type="float" office:value="9.85204246042436" calcext:value-type="float">
            <text:p>9.85204246042436</text:p>
          </table:table-cell>
        </table:table-row>
        <table:table-row table:style-name="ro1">
          <table:table-cell office:value-type="float" office:value="1.75620390258624" calcext:value-type="float">
            <text:p>1.75620390258624</text:p>
          </table:table-cell>
          <table:table-cell table:formula="of:=16.6666666667 / [.A480]" office:value-type="float" office:value="9.49016605768624" calcext:value-type="float">
            <text:p>9.49016605768624</text:p>
          </table:table-cell>
          <table:table-cell table:formula="of:=[.C479]" office:value-type="float" office:value="0.03" calcext:value-type="float">
            <text:p>0.03</text:p>
          </table:table-cell>
          <table:table-cell table:formula="of:=IF(([.B480]&lt;20)  AND ([.B480]&gt;2); (1-[.C480])*[.D479]+[.C480]*[.B480]; [.D479])" office:value-type="float" office:value="9.84118616834222" calcext:value-type="float">
            <text:p>9.84118616834222</text:p>
          </table:table-cell>
          <table:table-cell/>
          <table:table-cell table:formula="of:=MIN([.B480];20)" office:value-type="float" office:value="9.49016605768624" calcext:value-type="float">
            <text:p>9.49016605768624</text:p>
          </table:table-cell>
          <table:table-cell table:formula="of:=[.D480]" office:value-type="float" office:value="9.84118616834222" calcext:value-type="float">
            <text:p>9.84118616834222</text:p>
          </table:table-cell>
        </table:table-row>
        <table:table-row table:style-name="ro1">
          <table:table-cell office:value-type="float" office:value="0.767684028720142" calcext:value-type="float">
            <text:p>0.767684028720142</text:p>
          </table:table-cell>
          <table:table-cell table:formula="of:=16.6666666667 / [.A481]" office:value-type="float" office:value="21.710320969535" calcext:value-type="float">
            <text:p>21.710320969535</text:p>
          </table:table-cell>
          <table:table-cell table:formula="of:=[.C480]" office:value-type="float" office:value="0.03" calcext:value-type="float">
            <text:p>0.03</text:p>
          </table:table-cell>
          <table:table-cell table:formula="of:=IF(([.B481]&lt;20)  AND ([.B481]&gt;2); (1-[.C481])*[.D480]+[.C481]*[.B481]; [.D480])" office:value-type="float" office:value="9.84118616834222" calcext:value-type="float">
            <text:p>9.84118616834222</text:p>
          </table:table-cell>
          <table:table-cell/>
          <table:table-cell table:formula="of:=MIN([.B481];20)" office:value-type="float" office:value="20" calcext:value-type="float">
            <text:p>20</text:p>
          </table:table-cell>
          <table:table-cell table:formula="of:=[.D481]" office:value-type="float" office:value="9.84118616834222" calcext:value-type="float">
            <text:p>9.84118616834222</text:p>
          </table:table-cell>
        </table:table-row>
        <table:table-row table:style-name="ro1">
          <table:table-cell office:value-type="float" office:value="1.39863402589727" calcext:value-type="float">
            <text:p>1.39863402589727</text:p>
          </table:table-cell>
          <table:table-cell table:formula="of:=16.6666666667 / [.A482]" office:value-type="float" office:value="11.9163886750201" calcext:value-type="float">
            <text:p>11.9163886750201</text:p>
          </table:table-cell>
          <table:table-cell table:formula="of:=[.C481]" office:value-type="float" office:value="0.03" calcext:value-type="float">
            <text:p>0.03</text:p>
          </table:table-cell>
          <table:table-cell table:formula="of:=IF(([.B482]&lt;20)  AND ([.B482]&gt;2); (1-[.C482])*[.D481]+[.C482]*[.B482]; [.D481])" office:value-type="float" office:value="9.90344224354256" calcext:value-type="float">
            <text:p>9.90344224354256</text:p>
          </table:table-cell>
          <table:table-cell/>
          <table:table-cell table:formula="of:=MIN([.B482];20)" office:value-type="float" office:value="11.9163886750201" calcext:value-type="float">
            <text:p>11.9163886750201</text:p>
          </table:table-cell>
          <table:table-cell table:formula="of:=[.D482]" office:value-type="float" office:value="9.90344224354256" calcext:value-type="float">
            <text:p>9.90344224354256</text:p>
          </table:table-cell>
        </table:table-row>
        <table:table-row table:style-name="ro1">
          <table:table-cell office:value-type="float" office:value="1.83885386626525" calcext:value-type="float">
            <text:p>1.83885386626525</text:p>
          </table:table-cell>
          <table:table-cell table:formula="of:=16.6666666667 / [.A483]" office:value-type="float" office:value="9.06361673021376" calcext:value-type="float">
            <text:p>9.06361673021376</text:p>
          </table:table-cell>
          <table:table-cell table:formula="of:=[.C482]" office:value-type="float" office:value="0.03" calcext:value-type="float">
            <text:p>0.03</text:p>
          </table:table-cell>
          <table:table-cell table:formula="of:=IF(([.B483]&lt;20)  AND ([.B483]&gt;2); (1-[.C483])*[.D482]+[.C483]*[.B483]; [.D482])" office:value-type="float" office:value="9.87824747814269" calcext:value-type="float">
            <text:p>9.87824747814269</text:p>
          </table:table-cell>
          <table:table-cell/>
          <table:table-cell table:formula="of:=MIN([.B483];20)" office:value-type="float" office:value="9.06361673021376" calcext:value-type="float">
            <text:p>9.06361673021376</text:p>
          </table:table-cell>
          <table:table-cell table:formula="of:=[.D483]" office:value-type="float" office:value="9.87824747814269" calcext:value-type="float">
            <text:p>9.87824747814269</text:p>
          </table:table-cell>
        </table:table-row>
        <table:table-row table:style-name="ro1">
          <table:table-cell office:value-type="float" office:value="2.29602570067135" calcext:value-type="float">
            <text:p>2.29602570067135</text:p>
          </table:table-cell>
          <table:table-cell table:formula="of:=16.6666666667 / [.A484]" office:value-type="float" office:value="7.2589199074848" calcext:value-type="float">
            <text:p>7.2589199074848</text:p>
          </table:table-cell>
          <table:table-cell table:formula="of:=[.C483]" office:value-type="float" office:value="0.03" calcext:value-type="float">
            <text:p>0.03</text:p>
          </table:table-cell>
          <table:table-cell table:formula="of:=IF(([.B484]&lt;20)  AND ([.B484]&gt;2); (1-[.C484])*[.D483]+[.C484]*[.B484]; [.D483])" office:value-type="float" office:value="9.79966765102295" calcext:value-type="float">
            <text:p>9.79966765102295</text:p>
          </table:table-cell>
          <table:table-cell/>
          <table:table-cell table:formula="of:=MIN([.B484];20)" office:value-type="float" office:value="7.2589199074848" calcext:value-type="float">
            <text:p>7.2589199074848</text:p>
          </table:table-cell>
          <table:table-cell table:formula="of:=[.D484]" office:value-type="float" office:value="9.79966765102295" calcext:value-type="float">
            <text:p>9.79966765102295</text:p>
          </table:table-cell>
        </table:table-row>
        <table:table-row table:style-name="ro1">
          <table:table-cell office:value-type="float" office:value="1.84595391100274" calcext:value-type="float">
            <text:p>1.84595391100274</text:p>
          </table:table-cell>
          <table:table-cell table:formula="of:=16.6666666667 / [.A485]" office:value-type="float" office:value="9.02875557583478" calcext:value-type="float">
            <text:p>9.02875557583478</text:p>
          </table:table-cell>
          <table:table-cell table:formula="of:=[.C484]" office:value-type="float" office:value="0.03" calcext:value-type="float">
            <text:p>0.03</text:p>
          </table:table-cell>
          <table:table-cell table:formula="of:=IF(([.B485]&lt;20)  AND ([.B485]&gt;2); (1-[.C485])*[.D484]+[.C485]*[.B485]; [.D484])" office:value-type="float" office:value="9.77654028876731" calcext:value-type="float">
            <text:p>9.77654028876731</text:p>
          </table:table-cell>
          <table:table-cell/>
          <table:table-cell table:formula="of:=MIN([.B485];20)" office:value-type="float" office:value="9.02875557583478" calcext:value-type="float">
            <text:p>9.02875557583478</text:p>
          </table:table-cell>
          <table:table-cell table:formula="of:=[.D485]" office:value-type="float" office:value="9.77654028876731" calcext:value-type="float">
            <text:p>9.77654028876731</text:p>
          </table:table-cell>
        </table:table-row>
        <table:table-row table:style-name="ro1">
          <table:table-cell office:value-type="float" office:value="2.47319926846895" calcext:value-type="float">
            <text:p>2.47319926846895</text:p>
          </table:table-cell>
          <table:table-cell table:formula="of:=16.6666666667 / [.A486]" office:value-type="float" office:value="6.73890975110048" calcext:value-type="float">
            <text:p>6.73890975110048</text:p>
          </table:table-cell>
          <table:table-cell table:formula="of:=[.C485]" office:value-type="float" office:value="0.03" calcext:value-type="float">
            <text:p>0.03</text:p>
          </table:table-cell>
          <table:table-cell table:formula="of:=IF(([.B486]&lt;20)  AND ([.B486]&gt;2); (1-[.C486])*[.D485]+[.C486]*[.B486]; [.D485])" office:value-type="float" office:value="9.6854113726373" calcext:value-type="float">
            <text:p>9.6854113726373</text:p>
          </table:table-cell>
          <table:table-cell/>
          <table:table-cell table:formula="of:=MIN([.B486];20)" office:value-type="float" office:value="6.73890975110048" calcext:value-type="float">
            <text:p>6.73890975110048</text:p>
          </table:table-cell>
          <table:table-cell table:formula="of:=[.D486]" office:value-type="float" office:value="9.6854113726373" calcext:value-type="float">
            <text:p>9.6854113726373</text:p>
          </table:table-cell>
        </table:table-row>
        <table:table-row table:style-name="ro1">
          <table:table-cell office:value-type="float" office:value="2.00207407229906" calcext:value-type="float">
            <text:p>2.00207407229906</text:p>
          </table:table-cell>
          <table:table-cell table:formula="of:=16.6666666667 / [.A487]" office:value-type="float" office:value="8.32470031818606" calcext:value-type="float">
            <text:p>8.32470031818606</text:p>
          </table:table-cell>
          <table:table-cell table:formula="of:=[.C486]" office:value-type="float" office:value="0.03" calcext:value-type="float">
            <text:p>0.03</text:p>
          </table:table-cell>
          <table:table-cell table:formula="of:=IF(([.B487]&lt;20)  AND ([.B487]&gt;2); (1-[.C487])*[.D486]+[.C487]*[.B487]; [.D486])" office:value-type="float" office:value="9.64459004100377" calcext:value-type="float">
            <text:p>9.64459004100377</text:p>
          </table:table-cell>
          <table:table-cell/>
          <table:table-cell table:formula="of:=MIN([.B487];20)" office:value-type="float" office:value="8.32470031818606" calcext:value-type="float">
            <text:p>8.32470031818606</text:p>
          </table:table-cell>
          <table:table-cell table:formula="of:=[.D487]" office:value-type="float" office:value="9.64459004100377" calcext:value-type="float">
            <text:p>9.64459004100377</text:p>
          </table:table-cell>
        </table:table-row>
        <table:table-row table:style-name="ro1">
          <table:table-cell office:value-type="float" office:value="2.17627948427064" calcext:value-type="float">
            <text:p>2.17627948427064</text:p>
          </table:table-cell>
          <table:table-cell table:formula="of:=16.6666666667 / [.A488]" office:value-type="float" office:value="7.6583300937038" calcext:value-type="float">
            <text:p>7.6583300937038</text:p>
          </table:table-cell>
          <table:table-cell table:formula="of:=[.C487]" office:value-type="float" office:value="0.03" calcext:value-type="float">
            <text:p>0.03</text:p>
          </table:table-cell>
          <table:table-cell table:formula="of:=IF(([.B488]&lt;20)  AND ([.B488]&gt;2); (1-[.C488])*[.D487]+[.C488]*[.B488]; [.D487])" office:value-type="float" office:value="9.58500224258477" calcext:value-type="float">
            <text:p>9.58500224258477</text:p>
          </table:table-cell>
          <table:table-cell/>
          <table:table-cell table:formula="of:=MIN([.B488];20)" office:value-type="float" office:value="7.6583300937038" calcext:value-type="float">
            <text:p>7.6583300937038</text:p>
          </table:table-cell>
          <table:table-cell table:formula="of:=[.D488]" office:value-type="float" office:value="9.58500224258477" calcext:value-type="float">
            <text:p>9.58500224258477</text:p>
          </table:table-cell>
        </table:table-row>
        <table:table-row table:style-name="ro1">
          <table:table-cell office:value-type="float" office:value="1.54979944667771" calcext:value-type="float">
            <text:p>1.54979944667771</text:p>
          </table:table-cell>
          <table:table-cell table:formula="of:=16.6666666667 / [.A489]" office:value-type="float" office:value="10.7540796342573" calcext:value-type="float">
            <text:p>10.7540796342573</text:p>
          </table:table-cell>
          <table:table-cell table:formula="of:=[.C488]" office:value-type="float" office:value="0.03" calcext:value-type="float">
            <text:p>0.03</text:p>
          </table:table-cell>
          <table:table-cell table:formula="of:=IF(([.B489]&lt;20)  AND ([.B489]&gt;2); (1-[.C489])*[.D488]+[.C489]*[.B489]; [.D488])" office:value-type="float" office:value="9.62007456433494" calcext:value-type="float">
            <text:p>9.62007456433494</text:p>
          </table:table-cell>
          <table:table-cell/>
          <table:table-cell table:formula="of:=MIN([.B489];20)" office:value-type="float" office:value="10.7540796342573" calcext:value-type="float">
            <text:p>10.7540796342573</text:p>
          </table:table-cell>
          <table:table-cell table:formula="of:=[.D489]" office:value-type="float" office:value="9.62007456433494" calcext:value-type="float">
            <text:p>9.62007456433494</text:p>
          </table:table-cell>
        </table:table-row>
        <table:table-row table:style-name="ro1">
          <table:table-cell office:value-type="float" office:value="2.10679493571804" calcext:value-type="float">
            <text:p>2.10679493571804</text:p>
          </table:table-cell>
          <table:table-cell table:formula="of:=16.6666666667 / [.A490]" office:value-type="float" office:value="7.91091073181246" calcext:value-type="float">
            <text:p>7.91091073181246</text:p>
          </table:table-cell>
          <table:table-cell table:formula="of:=[.C489]" office:value-type="float" office:value="0.03" calcext:value-type="float">
            <text:p>0.03</text:p>
          </table:table-cell>
          <table:table-cell table:formula="of:=IF(([.B490]&lt;20)  AND ([.B490]&gt;2); (1-[.C490])*[.D489]+[.C490]*[.B490]; [.D489])" office:value-type="float" office:value="9.56879964935927" calcext:value-type="float">
            <text:p>9.56879964935927</text:p>
          </table:table-cell>
          <table:table-cell/>
          <table:table-cell table:formula="of:=MIN([.B490];20)" office:value-type="float" office:value="7.91091073181246" calcext:value-type="float">
            <text:p>7.91091073181246</text:p>
          </table:table-cell>
          <table:table-cell table:formula="of:=[.D490]" office:value-type="float" office:value="9.56879964935927" calcext:value-type="float">
            <text:p>9.56879964935927</text:p>
          </table:table-cell>
        </table:table-row>
        <table:table-row table:style-name="ro1">
          <table:table-cell office:value-type="float" office:value="3.27977778235176" calcext:value-type="float">
            <text:p>3.27977778235176</text:p>
          </table:table-cell>
          <table:table-cell table:formula="of:=16.6666666667 / [.A491]" office:value-type="float" office:value="5.08164509082966" calcext:value-type="float">
            <text:p>5.08164509082966</text:p>
          </table:table-cell>
          <table:table-cell table:formula="of:=[.C490]" office:value-type="float" office:value="0.03" calcext:value-type="float">
            <text:p>0.03</text:p>
          </table:table-cell>
          <table:table-cell table:formula="of:=IF(([.B491]&lt;20)  AND ([.B491]&gt;2); (1-[.C491])*[.D490]+[.C491]*[.B491]; [.D490])" office:value-type="float" office:value="9.43418501260338" calcext:value-type="float">
            <text:p>9.43418501260338</text:p>
          </table:table-cell>
          <table:table-cell/>
          <table:table-cell table:formula="of:=MIN([.B491];20)" office:value-type="float" office:value="5.08164509082966" calcext:value-type="float">
            <text:p>5.08164509082966</text:p>
          </table:table-cell>
          <table:table-cell table:formula="of:=[.D491]" office:value-type="float" office:value="9.43418501260338" calcext:value-type="float">
            <text:p>9.43418501260338</text:p>
          </table:table-cell>
        </table:table-row>
        <table:table-row table:style-name="ro1">
          <table:table-cell office:value-type="float" office:value="2.36959289924011" calcext:value-type="float">
            <text:p>2.36959289924011</text:p>
          </table:table-cell>
          <table:table-cell table:formula="of:=16.6666666667 / [.A492]" office:value-type="float" office:value="7.0335569759872" calcext:value-type="float">
            <text:p>7.0335569759872</text:p>
          </table:table-cell>
          <table:table-cell table:formula="of:=[.C491]" office:value-type="float" office:value="0.03" calcext:value-type="float">
            <text:p>0.03</text:p>
          </table:table-cell>
          <table:table-cell table:formula="of:=IF(([.B492]&lt;20)  AND ([.B492]&gt;2); (1-[.C492])*[.D491]+[.C492]*[.B492]; [.D491])" office:value-type="float" office:value="9.36216617150489" calcext:value-type="float">
            <text:p>9.36216617150489</text:p>
          </table:table-cell>
          <table:table-cell/>
          <table:table-cell table:formula="of:=MIN([.B492];20)" office:value-type="float" office:value="7.0335569759872" calcext:value-type="float">
            <text:p>7.0335569759872</text:p>
          </table:table-cell>
          <table:table-cell table:formula="of:=[.D492]" office:value-type="float" office:value="9.36216617150489" calcext:value-type="float">
            <text:p>9.36216617150489</text:p>
          </table:table-cell>
        </table:table-row>
        <table:table-row table:style-name="ro1">
          <table:table-cell office:value-type="float" office:value="1.9354111217964" calcext:value-type="float">
            <text:p>1.9354111217964</text:p>
          </table:table-cell>
          <table:table-cell table:formula="of:=16.6666666667 / [.A493]" office:value-type="float" office:value="8.61143478974661" calcext:value-type="float">
            <text:p>8.61143478974661</text:p>
          </table:table-cell>
          <table:table-cell table:formula="of:=[.C492]" office:value-type="float" office:value="0.03" calcext:value-type="float">
            <text:p>0.03</text:p>
          </table:table-cell>
          <table:table-cell table:formula="of:=IF(([.B493]&lt;20)  AND ([.B493]&gt;2); (1-[.C493])*[.D492]+[.C493]*[.B493]; [.D492])" office:value-type="float" office:value="9.33964423005215" calcext:value-type="float">
            <text:p>9.33964423005215</text:p>
          </table:table-cell>
          <table:table-cell/>
          <table:table-cell table:formula="of:=MIN([.B493];20)" office:value-type="float" office:value="8.61143478974661" calcext:value-type="float">
            <text:p>8.61143478974661</text:p>
          </table:table-cell>
          <table:table-cell table:formula="of:=[.D493]" office:value-type="float" office:value="9.33964423005215" calcext:value-type="float">
            <text:p>9.33964423005215</text:p>
          </table:table-cell>
        </table:table-row>
        <table:table-row table:style-name="ro1">
          <table:table-cell office:value-type="float" office:value="3.22855345005869" calcext:value-type="float">
            <text:p>3.22855345005869</text:p>
          </table:table-cell>
          <table:table-cell table:formula="of:=16.6666666667 / [.A494]" office:value-type="float" office:value="5.16227063436011" calcext:value-type="float">
            <text:p>5.16227063436011</text:p>
          </table:table-cell>
          <table:table-cell table:formula="of:=[.C493]" office:value-type="float" office:value="0.03" calcext:value-type="float">
            <text:p>0.03</text:p>
          </table:table-cell>
          <table:table-cell table:formula="of:=IF(([.B494]&lt;20)  AND ([.B494]&gt;2); (1-[.C494])*[.D493]+[.C494]*[.B494]; [.D493])" office:value-type="float" office:value="9.21432302218138" calcext:value-type="float">
            <text:p>9.21432302218138</text:p>
          </table:table-cell>
          <table:table-cell/>
          <table:table-cell table:formula="of:=MIN([.B494];20)" office:value-type="float" office:value="5.16227063436011" calcext:value-type="float">
            <text:p>5.16227063436011</text:p>
          </table:table-cell>
          <table:table-cell table:formula="of:=[.D494]" office:value-type="float" office:value="9.21432302218138" calcext:value-type="float">
            <text:p>9.21432302218138</text:p>
          </table:table-cell>
        </table:table-row>
        <table:table-row table:style-name="ro1">
          <table:table-cell office:value-type="float" office:value="3.15505314649659" calcext:value-type="float">
            <text:p>3.15505314649659</text:p>
          </table:table-cell>
          <table:table-cell table:formula="of:=16.6666666667 / [.A495]" office:value-type="float" office:value="5.28253119450837" calcext:value-type="float">
            <text:p>5.28253119450837</text:p>
          </table:table-cell>
          <table:table-cell table:formula="of:=[.C494]" office:value-type="float" office:value="0.03" calcext:value-type="float">
            <text:p>0.03</text:p>
          </table:table-cell>
          <table:table-cell table:formula="of:=IF(([.B495]&lt;20)  AND ([.B495]&gt;2); (1-[.C495])*[.D494]+[.C495]*[.B495]; [.D494])" office:value-type="float" office:value="9.09636926735119" calcext:value-type="float">
            <text:p>9.09636926735119</text:p>
          </table:table-cell>
          <table:table-cell/>
          <table:table-cell table:formula="of:=MIN([.B495];20)" office:value-type="float" office:value="5.28253119450837" calcext:value-type="float">
            <text:p>5.28253119450837</text:p>
          </table:table-cell>
          <table:table-cell table:formula="of:=[.D495]" office:value-type="float" office:value="9.09636926735119" calcext:value-type="float">
            <text:p>9.09636926735119</text:p>
          </table:table-cell>
        </table:table-row>
        <table:table-row table:style-name="ro1">
          <table:table-cell office:value-type="float" office:value="3.0708079811461" calcext:value-type="float">
            <text:p>3.0708079811461</text:p>
          </table:table-cell>
          <table:table-cell table:formula="of:=16.6666666667 / [.A496]" office:value-type="float" office:value="5.42745322046467" calcext:value-type="float">
            <text:p>5.42745322046467</text:p>
          </table:table-cell>
          <table:table-cell table:formula="of:=[.C495]" office:value-type="float" office:value="0.03" calcext:value-type="float">
            <text:p>0.03</text:p>
          </table:table-cell>
          <table:table-cell table:formula="of:=IF(([.B496]&lt;20)  AND ([.B496]&gt;2); (1-[.C496])*[.D495]+[.C496]*[.B496]; [.D495])" office:value-type="float" office:value="8.9863017859446" calcext:value-type="float">
            <text:p>8.9863017859446</text:p>
          </table:table-cell>
          <table:table-cell/>
          <table:table-cell table:formula="of:=MIN([.B496];20)" office:value-type="float" office:value="5.42745322046467" calcext:value-type="float">
            <text:p>5.42745322046467</text:p>
          </table:table-cell>
          <table:table-cell table:formula="of:=[.D496]" office:value-type="float" office:value="8.9863017859446" calcext:value-type="float">
            <text:p>8.9863017859446</text:p>
          </table:table-cell>
        </table:table-row>
        <table:table-row table:style-name="ro1">
          <table:table-cell office:value-type="float" office:value="3.1103452500664" calcext:value-type="float">
            <text:p>3.1103452500664</text:p>
          </table:table-cell>
          <table:table-cell table:formula="of:=16.6666666667 / [.A497]" office:value-type="float" office:value="5.35846194770314" calcext:value-type="float">
            <text:p>5.35846194770314</text:p>
          </table:table-cell>
          <table:table-cell table:formula="of:=[.C496]" office:value-type="float" office:value="0.03" calcext:value-type="float">
            <text:p>0.03</text:p>
          </table:table-cell>
          <table:table-cell table:formula="of:=IF(([.B497]&lt;20)  AND ([.B497]&gt;2); (1-[.C497])*[.D496]+[.C497]*[.B497]; [.D496])" office:value-type="float" office:value="8.87746659079735" calcext:value-type="float">
            <text:p>8.87746659079735</text:p>
          </table:table-cell>
          <table:table-cell/>
          <table:table-cell table:formula="of:=MIN([.B497];20)" office:value-type="float" office:value="5.35846194770314" calcext:value-type="float">
            <text:p>5.35846194770314</text:p>
          </table:table-cell>
          <table:table-cell table:formula="of:=[.D497]" office:value-type="float" office:value="8.87746659079735" calcext:value-type="float">
            <text:p>8.87746659079735</text:p>
          </table:table-cell>
        </table:table-row>
        <table:table-row table:style-name="ro1">
          <table:table-cell office:value-type="float" office:value="2.77992372469201" calcext:value-type="float">
            <text:p>2.77992372469201</text:p>
          </table:table-cell>
          <table:table-cell table:formula="of:=16.6666666667 / [.A498]" office:value-type="float" office:value="5.99536833282953" calcext:value-type="float">
            <text:p>5.99536833282953</text:p>
          </table:table-cell>
          <table:table-cell table:formula="of:=[.C497]" office:value-type="float" office:value="0.03" calcext:value-type="float">
            <text:p>0.03</text:p>
          </table:table-cell>
          <table:table-cell table:formula="of:=IF(([.B498]&lt;20)  AND ([.B498]&gt;2); (1-[.C498])*[.D497]+[.C498]*[.B498]; [.D497])" office:value-type="float" office:value="8.79100364305832" calcext:value-type="float">
            <text:p>8.79100364305832</text:p>
          </table:table-cell>
          <table:table-cell/>
          <table:table-cell table:formula="of:=MIN([.B498];20)" office:value-type="float" office:value="5.99536833282953" calcext:value-type="float">
            <text:p>5.99536833282953</text:p>
          </table:table-cell>
          <table:table-cell table:formula="of:=[.D498]" office:value-type="float" office:value="8.79100364305832" calcext:value-type="float">
            <text:p>8.79100364305832</text:p>
          </table:table-cell>
        </table:table-row>
        <table:table-row table:style-name="ro1">
          <table:table-cell office:value-type="float" office:value="2.3583753808519" calcext:value-type="float">
            <text:p>2.3583753808519</text:p>
          </table:table-cell>
          <table:table-cell table:formula="of:=16.6666666667 / [.A499]" office:value-type="float" office:value="7.06701180906984" calcext:value-type="float">
            <text:p>7.06701180906984</text:p>
          </table:table-cell>
          <table:table-cell table:formula="of:=[.C498]" office:value-type="float" office:value="0.03" calcext:value-type="float">
            <text:p>0.03</text:p>
          </table:table-cell>
          <table:table-cell table:formula="of:=IF(([.B499]&lt;20)  AND ([.B499]&gt;2); (1-[.C499])*[.D498]+[.C499]*[.B499]; [.D498])" office:value-type="float" office:value="8.73928388803867" calcext:value-type="float">
            <text:p>8.73928388803867</text:p>
          </table:table-cell>
          <table:table-cell/>
          <table:table-cell table:formula="of:=MIN([.B499];20)" office:value-type="float" office:value="7.06701180906984" calcext:value-type="float">
            <text:p>7.06701180906984</text:p>
          </table:table-cell>
          <table:table-cell table:formula="of:=[.D499]" office:value-type="float" office:value="8.73928388803867" calcext:value-type="float">
            <text:p>8.73928388803867</text:p>
          </table:table-cell>
        </table:table-row>
        <table:table-row table:style-name="ro1">
          <table:table-cell office:value-type="float" office:value="1.70903646111582" calcext:value-type="float">
            <text:p>1.70903646111582</text:p>
          </table:table-cell>
          <table:table-cell table:formula="of:=16.6666666667 / [.A500]" office:value-type="float" office:value="9.75208373016126" calcext:value-type="float">
            <text:p>9.75208373016126</text:p>
          </table:table-cell>
          <table:table-cell table:formula="of:=[.C499]" office:value-type="float" office:value="0.03" calcext:value-type="float">
            <text:p>0.03</text:p>
          </table:table-cell>
          <table:table-cell table:formula="of:=IF(([.B500]&lt;20)  AND ([.B500]&gt;2); (1-[.C500])*[.D499]+[.C500]*[.B500]; [.D499])" office:value-type="float" office:value="8.76966788330234" calcext:value-type="float">
            <text:p>8.76966788330234</text:p>
          </table:table-cell>
          <table:table-cell/>
          <table:table-cell table:formula="of:=MIN([.B500];20)" office:value-type="float" office:value="9.75208373016126" calcext:value-type="float">
            <text:p>9.75208373016126</text:p>
          </table:table-cell>
          <table:table-cell table:formula="of:=[.D500]" office:value-type="float" office:value="8.76966788330234" calcext:value-type="float">
            <text:p>8.76966788330234</text:p>
          </table:table-cell>
        </table:table-row>
        <table:table-row table:style-name="ro1">
          <table:table-cell office:value-type="float" office:value="2.27647108929077" calcext:value-type="float">
            <text:p>2.27647108929077</text:p>
          </table:table-cell>
          <table:table-cell table:formula="of:=16.6666666667 / [.A501]" office:value-type="float" office:value="7.32127315172381" calcext:value-type="float">
            <text:p>7.32127315172381</text:p>
          </table:table-cell>
          <table:table-cell table:formula="of:=[.C500]" office:value-type="float" office:value="0.03" calcext:value-type="float">
            <text:p>0.03</text:p>
          </table:table-cell>
          <table:table-cell table:formula="of:=IF(([.B501]&lt;20)  AND ([.B501]&gt;2); (1-[.C501])*[.D500]+[.C501]*[.B501]; [.D500])" office:value-type="float" office:value="8.72621604135499" calcext:value-type="float">
            <text:p>8.72621604135499</text:p>
          </table:table-cell>
          <table:table-cell/>
          <table:table-cell table:formula="of:=MIN([.B501];20)" office:value-type="float" office:value="7.32127315172381" calcext:value-type="float">
            <text:p>7.32127315172381</text:p>
          </table:table-cell>
          <table:table-cell table:formula="of:=[.D501]" office:value-type="float" office:value="8.72621604135499" calcext:value-type="float">
            <text:p>8.72621604135499</text:p>
          </table:table-cell>
        </table:table-row>
        <table:table-row table:style-name="ro1">
          <table:table-cell office:value-type="float" office:value="2.26074014348213" calcext:value-type="float">
            <text:p>2.26074014348213</text:p>
          </table:table-cell>
          <table:table-cell table:formula="of:=16.6666666667 / [.A502]" office:value-type="float" office:value="7.37221688868186" calcext:value-type="float">
            <text:p>7.37221688868186</text:p>
          </table:table-cell>
          <table:table-cell table:formula="of:=[.C501]" office:value-type="float" office:value="0.03" calcext:value-type="float">
            <text:p>0.03</text:p>
          </table:table-cell>
          <table:table-cell table:formula="of:=IF(([.B502]&lt;20)  AND ([.B502]&gt;2); (1-[.C502])*[.D501]+[.C502]*[.B502]; [.D501])" office:value-type="float" office:value="8.68559606677479" calcext:value-type="float">
            <text:p>8.68559606677479</text:p>
          </table:table-cell>
          <table:table-cell/>
          <table:table-cell table:formula="of:=MIN([.B502];20)" office:value-type="float" office:value="7.37221688868186" calcext:value-type="float">
            <text:p>7.37221688868186</text:p>
          </table:table-cell>
          <table:table-cell table:formula="of:=[.D502]" office:value-type="float" office:value="8.68559606677479" calcext:value-type="float">
            <text:p>8.68559606677479</text:p>
          </table:table-cell>
        </table:table-row>
        <table:table-row table:style-name="ro1">
          <table:table-cell office:value-type="float" office:value="2.01087927572589" calcext:value-type="float">
            <text:p>2.01087927572589</text:p>
          </table:table-cell>
          <table:table-cell table:formula="of:=16.6666666667 / [.A503]" office:value-type="float" office:value="8.28824826427417" calcext:value-type="float">
            <text:p>8.28824826427417</text:p>
          </table:table-cell>
          <table:table-cell table:formula="of:=[.C502]" office:value-type="float" office:value="0.03" calcext:value-type="float">
            <text:p>0.03</text:p>
          </table:table-cell>
          <table:table-cell table:formula="of:=IF(([.B503]&lt;20)  AND ([.B503]&gt;2); (1-[.C503])*[.D502]+[.C503]*[.B503]; [.D502])" office:value-type="float" office:value="8.67367563269978" calcext:value-type="float">
            <text:p>8.67367563269978</text:p>
          </table:table-cell>
          <table:table-cell/>
          <table:table-cell table:formula="of:=MIN([.B503];20)" office:value-type="float" office:value="8.28824826427417" calcext:value-type="float">
            <text:p>8.28824826427417</text:p>
          </table:table-cell>
          <table:table-cell table:formula="of:=[.D503]" office:value-type="float" office:value="8.67367563269978" calcext:value-type="float">
            <text:p>8.67367563269978</text:p>
          </table:table-cell>
        </table:table-row>
        <table:table-row table:style-name="ro1">
          <table:table-cell office:value-type="float" office:value="1.97121508590762" calcext:value-type="float">
            <text:p>1.97121508590762</text:p>
          </table:table-cell>
          <table:table-cell table:formula="of:=16.6666666667 / [.A504]" office:value-type="float" office:value="8.4550218724742" calcext:value-type="float">
            <text:p>8.4550218724742</text:p>
          </table:table-cell>
          <table:table-cell table:formula="of:=[.C503]" office:value-type="float" office:value="0.03" calcext:value-type="float">
            <text:p>0.03</text:p>
          </table:table-cell>
          <table:table-cell table:formula="of:=IF(([.B504]&lt;20)  AND ([.B504]&gt;2); (1-[.C504])*[.D503]+[.C504]*[.B504]; [.D503])" office:value-type="float" office:value="8.66711601989301" calcext:value-type="float">
            <text:p>8.66711601989301</text:p>
          </table:table-cell>
          <table:table-cell/>
          <table:table-cell table:formula="of:=MIN([.B504];20)" office:value-type="float" office:value="8.4550218724742" calcext:value-type="float">
            <text:p>8.4550218724742</text:p>
          </table:table-cell>
          <table:table-cell table:formula="of:=[.D504]" office:value-type="float" office:value="8.66711601989301" calcext:value-type="float">
            <text:p>8.66711601989301</text:p>
          </table:table-cell>
        </table:table-row>
        <table:table-row table:style-name="ro1">
          <table:table-cell office:value-type="float" office:value="2.34454184593631" calcext:value-type="float">
            <text:p>2.34454184593631</text:p>
          </table:table-cell>
          <table:table-cell table:formula="of:=16.6666666667 / [.A505]" office:value-type="float" office:value="7.10870940332652" calcext:value-type="float">
            <text:p>7.10870940332652</text:p>
          </table:table-cell>
          <table:table-cell table:formula="of:=[.C504]" office:value-type="float" office:value="0.03" calcext:value-type="float">
            <text:p>0.03</text:p>
          </table:table-cell>
          <table:table-cell table:formula="of:=IF(([.B505]&lt;20)  AND ([.B505]&gt;2); (1-[.C505])*[.D504]+[.C505]*[.B505]; [.D504])" office:value-type="float" office:value="8.62036382139601" calcext:value-type="float">
            <text:p>8.62036382139601</text:p>
          </table:table-cell>
          <table:table-cell/>
          <table:table-cell table:formula="of:=MIN([.B505];20)" office:value-type="float" office:value="7.10870940332652" calcext:value-type="float">
            <text:p>7.10870940332652</text:p>
          </table:table-cell>
          <table:table-cell table:formula="of:=[.D505]" office:value-type="float" office:value="8.62036382139601" calcext:value-type="float">
            <text:p>8.62036382139601</text:p>
          </table:table-cell>
        </table:table-row>
        <table:table-row table:style-name="ro1">
          <table:table-cell office:value-type="float" office:value="2.08032309890787" calcext:value-type="float">
            <text:p>2.08032309890787</text:p>
          </table:table-cell>
          <table:table-cell table:formula="of:=16.6666666667 / [.A506]" office:value-type="float" office:value="8.01157602655552" calcext:value-type="float">
            <text:p>8.01157602655552</text:p>
          </table:table-cell>
          <table:table-cell table:formula="of:=[.C505]" office:value-type="float" office:value="0.03" calcext:value-type="float">
            <text:p>0.03</text:p>
          </table:table-cell>
          <table:table-cell table:formula="of:=IF(([.B506]&lt;20)  AND ([.B506]&gt;2); (1-[.C506])*[.D505]+[.C506]*[.B506]; [.D505])" office:value-type="float" office:value="8.6021001875508" calcext:value-type="float">
            <text:p>8.6021001875508</text:p>
          </table:table-cell>
          <table:table-cell/>
          <table:table-cell table:formula="of:=MIN([.B506];20)" office:value-type="float" office:value="8.01157602655552" calcext:value-type="float">
            <text:p>8.01157602655552</text:p>
          </table:table-cell>
          <table:table-cell table:formula="of:=[.D506]" office:value-type="float" office:value="8.6021001875508" calcext:value-type="float">
            <text:p>8.6021001875508</text:p>
          </table:table-cell>
        </table:table-row>
        <table:table-row table:style-name="ro1">
          <table:table-cell office:value-type="float" office:value="2.2552982518601" calcext:value-type="float">
            <text:p>2.2552982518601</text:p>
          </table:table-cell>
          <table:table-cell table:formula="of:=16.6666666667 / [.A507]" office:value-type="float" office:value="7.39000558039447" calcext:value-type="float">
            <text:p>7.39000558039447</text:p>
          </table:table-cell>
          <table:table-cell table:formula="of:=[.C506]" office:value-type="float" office:value="0.03" calcext:value-type="float">
            <text:p>0.03</text:p>
          </table:table-cell>
          <table:table-cell table:formula="of:=IF(([.B507]&lt;20)  AND ([.B507]&gt;2); (1-[.C507])*[.D506]+[.C507]*[.B507]; [.D506])" office:value-type="float" office:value="8.56573734933611" calcext:value-type="float">
            <text:p>8.56573734933611</text:p>
          </table:table-cell>
          <table:table-cell/>
          <table:table-cell table:formula="of:=MIN([.B507];20)" office:value-type="float" office:value="7.39000558039447" calcext:value-type="float">
            <text:p>7.39000558039447</text:p>
          </table:table-cell>
          <table:table-cell table:formula="of:=[.D507]" office:value-type="float" office:value="8.56573734933611" calcext:value-type="float">
            <text:p>8.56573734933611</text:p>
          </table:table-cell>
        </table:table-row>
        <table:table-row table:style-name="ro1">
          <table:table-cell office:value-type="float" office:value="2.22705315952011" calcext:value-type="float">
            <text:p>2.22705315952011</text:p>
          </table:table-cell>
          <table:table-cell table:formula="of:=16.6666666667 / [.A508]" office:value-type="float" office:value="7.48373095426755" calcext:value-type="float">
            <text:p>7.48373095426755</text:p>
          </table:table-cell>
          <table:table-cell table:formula="of:=[.C507]" office:value-type="float" office:value="0.03" calcext:value-type="float">
            <text:p>0.03</text:p>
          </table:table-cell>
          <table:table-cell table:formula="of:=IF(([.B508]&lt;20)  AND ([.B508]&gt;2); (1-[.C508])*[.D507]+[.C508]*[.B508]; [.D507])" office:value-type="float" office:value="8.53327715748405" calcext:value-type="float">
            <text:p>8.53327715748405</text:p>
          </table:table-cell>
          <table:table-cell/>
          <table:table-cell table:formula="of:=MIN([.B508];20)" office:value-type="float" office:value="7.48373095426755" calcext:value-type="float">
            <text:p>7.48373095426755</text:p>
          </table:table-cell>
          <table:table-cell table:formula="of:=[.D508]" office:value-type="float" office:value="8.53327715748405" calcext:value-type="float">
            <text:p>8.53327715748405</text:p>
          </table:table-cell>
        </table:table-row>
        <table:table-row table:style-name="ro1">
          <table:table-cell office:value-type="float" office:value="2.28319338800137" calcext:value-type="float">
            <text:p>2.28319338800137</text:p>
          </table:table-cell>
          <table:table-cell table:formula="of:=16.6666666667 / [.A509]" office:value-type="float" office:value="7.29971747215397" calcext:value-type="float">
            <text:p>7.29971747215397</text:p>
          </table:table-cell>
          <table:table-cell table:formula="of:=[.C508]" office:value-type="float" office:value="0.03" calcext:value-type="float">
            <text:p>0.03</text:p>
          </table:table-cell>
          <table:table-cell table:formula="of:=IF(([.B509]&lt;20)  AND ([.B509]&gt;2); (1-[.C509])*[.D508]+[.C509]*[.B509]; [.D508])" office:value-type="float" office:value="8.49627036692415" calcext:value-type="float">
            <text:p>8.49627036692415</text:p>
          </table:table-cell>
          <table:table-cell/>
          <table:table-cell table:formula="of:=MIN([.B509];20)" office:value-type="float" office:value="7.29971747215397" calcext:value-type="float">
            <text:p>7.29971747215397</text:p>
          </table:table-cell>
          <table:table-cell table:formula="of:=[.D509]" office:value-type="float" office:value="8.49627036692415" calcext:value-type="float">
            <text:p>8.49627036692415</text:p>
          </table:table-cell>
        </table:table-row>
        <table:table-row table:style-name="ro1">
          <table:table-cell office:value-type="float" office:value="2.20370894288344" calcext:value-type="float">
            <text:p>2.20370894288344</text:p>
          </table:table-cell>
          <table:table-cell table:formula="of:=16.6666666667 / [.A510]" office:value-type="float" office:value="7.56300722948127" calcext:value-type="float">
            <text:p>7.56300722948127</text:p>
          </table:table-cell>
          <table:table-cell table:formula="of:=[.C509]" office:value-type="float" office:value="0.03" calcext:value-type="float">
            <text:p>0.03</text:p>
          </table:table-cell>
          <table:table-cell table:formula="of:=IF(([.B510]&lt;20)  AND ([.B510]&gt;2); (1-[.C510])*[.D509]+[.C510]*[.B510]; [.D509])" office:value-type="float" office:value="8.46827247280086" calcext:value-type="float">
            <text:p>8.46827247280086</text:p>
          </table:table-cell>
          <table:table-cell/>
          <table:table-cell table:formula="of:=MIN([.B510];20)" office:value-type="float" office:value="7.56300722948127" calcext:value-type="float">
            <text:p>7.56300722948127</text:p>
          </table:table-cell>
          <table:table-cell table:formula="of:=[.D510]" office:value-type="float" office:value="8.46827247280086" calcext:value-type="float">
            <text:p>8.46827247280086</text:p>
          </table:table-cell>
        </table:table-row>
        <table:table-row table:style-name="ro1">
          <table:table-cell office:value-type="float" office:value="2.28998935092306" calcext:value-type="float">
            <text:p>2.28998935092306</text:p>
          </table:table-cell>
          <table:table-cell table:formula="of:=16.6666666667 / [.A511]" office:value-type="float" office:value="7.27805422325737" calcext:value-type="float">
            <text:p>7.27805422325737</text:p>
          </table:table-cell>
          <table:table-cell table:formula="of:=[.C510]" office:value-type="float" office:value="0.03" calcext:value-type="float">
            <text:p>0.03</text:p>
          </table:table-cell>
          <table:table-cell table:formula="of:=IF(([.B511]&lt;20)  AND ([.B511]&gt;2); (1-[.C511])*[.D510]+[.C511]*[.B511]; [.D510])" office:value-type="float" office:value="8.43256592531455" calcext:value-type="float">
            <text:p>8.43256592531455</text:p>
          </table:table-cell>
          <table:table-cell/>
          <table:table-cell table:formula="of:=MIN([.B511];20)" office:value-type="float" office:value="7.27805422325737" calcext:value-type="float">
            <text:p>7.27805422325737</text:p>
          </table:table-cell>
          <table:table-cell table:formula="of:=[.D511]" office:value-type="float" office:value="8.43256592531455" calcext:value-type="float">
            <text:p>8.43256592531455</text:p>
          </table:table-cell>
        </table:table-row>
        <table:table-row table:style-name="ro1">
          <table:table-cell office:value-type="float" office:value="2.22833447944185" calcext:value-type="float">
            <text:p>2.22833447944185</text:p>
          </table:table-cell>
          <table:table-cell table:formula="of:=16.6666666667 / [.A512]" office:value-type="float" office:value="7.4794277162891" calcext:value-type="float">
            <text:p>7.4794277162891</text:p>
          </table:table-cell>
          <table:table-cell table:formula="of:=[.C511]" office:value-type="float" office:value="0.03" calcext:value-type="float">
            <text:p>0.03</text:p>
          </table:table-cell>
          <table:table-cell table:formula="of:=IF(([.B512]&lt;20)  AND ([.B512]&gt;2); (1-[.C512])*[.D511]+[.C512]*[.B512]; [.D511])" office:value-type="float" office:value="8.40397177904379" calcext:value-type="float">
            <text:p>8.40397177904379</text:p>
          </table:table-cell>
          <table:table-cell/>
          <table:table-cell table:formula="of:=MIN([.B512];20)" office:value-type="float" office:value="7.4794277162891" calcext:value-type="float">
            <text:p>7.4794277162891</text:p>
          </table:table-cell>
          <table:table-cell table:formula="of:=[.D512]" office:value-type="float" office:value="8.40397177904379" calcext:value-type="float">
            <text:p>8.40397177904379</text:p>
          </table:table-cell>
        </table:table-row>
        <table:table-row table:style-name="ro1">
          <table:table-cell office:value-type="float" office:value="2.10321514874879" calcext:value-type="float">
            <text:p>2.10321514874879</text:p>
          </table:table-cell>
          <table:table-cell table:formula="of:=16.6666666667 / [.A513]" office:value-type="float" office:value="7.92437553362766" calcext:value-type="float">
            <text:p>7.92437553362766</text:p>
          </table:table-cell>
          <table:table-cell table:formula="of:=[.C512]" office:value-type="float" office:value="0.03" calcext:value-type="float">
            <text:p>0.03</text:p>
          </table:table-cell>
          <table:table-cell table:formula="of:=IF(([.B513]&lt;20)  AND ([.B513]&gt;2); (1-[.C513])*[.D512]+[.C513]*[.B513]; [.D512])" office:value-type="float" office:value="8.38958389168131" calcext:value-type="float">
            <text:p>8.38958389168131</text:p>
          </table:table-cell>
          <table:table-cell/>
          <table:table-cell table:formula="of:=MIN([.B513];20)" office:value-type="float" office:value="7.92437553362766" calcext:value-type="float">
            <text:p>7.92437553362766</text:p>
          </table:table-cell>
          <table:table-cell table:formula="of:=[.D513]" office:value-type="float" office:value="8.38958389168131" calcext:value-type="float">
            <text:p>8.38958389168131</text:p>
          </table:table-cell>
        </table:table-row>
        <table:table-row table:style-name="ro1">
          <table:table-cell office:value-type="float" office:value="1.91951230146627" calcext:value-type="float">
            <text:p>1.91951230146627</text:p>
          </table:table-cell>
          <table:table-cell table:formula="of:=16.6666666667 / [.A514]" office:value-type="float" office:value="8.68276106069687" calcext:value-type="float">
            <text:p>8.68276106069687</text:p>
          </table:table-cell>
          <table:table-cell table:formula="of:=[.C513]" office:value-type="float" office:value="0.03" calcext:value-type="float">
            <text:p>0.03</text:p>
          </table:table-cell>
          <table:table-cell table:formula="of:=IF(([.B514]&lt;20)  AND ([.B514]&gt;2); (1-[.C514])*[.D513]+[.C514]*[.B514]; [.D513])" office:value-type="float" office:value="8.39837920675177" calcext:value-type="float">
            <text:p>8.39837920675177</text:p>
          </table:table-cell>
          <table:table-cell/>
          <table:table-cell table:formula="of:=MIN([.B514];20)" office:value-type="float" office:value="8.68276106069687" calcext:value-type="float">
            <text:p>8.68276106069687</text:p>
          </table:table-cell>
          <table:table-cell table:formula="of:=[.D514]" office:value-type="float" office:value="8.39837920675177" calcext:value-type="float">
            <text:p>8.39837920675177</text:p>
          </table:table-cell>
        </table:table-row>
        <table:table-row table:style-name="ro1">
          <table:table-cell office:value-type="float" office:value="1.8231133547779" calcext:value-type="float">
            <text:p>1.8231133547779</text:p>
          </table:table-cell>
          <table:table-cell table:formula="of:=16.6666666667 / [.A515]" office:value-type="float" office:value="9.14187075807494" calcext:value-type="float">
            <text:p>9.14187075807494</text:p>
          </table:table-cell>
          <table:table-cell table:formula="of:=[.C514]" office:value-type="float" office:value="0.03" calcext:value-type="float">
            <text:p>0.03</text:p>
          </table:table-cell>
          <table:table-cell table:formula="of:=IF(([.B515]&lt;20)  AND ([.B515]&gt;2); (1-[.C515])*[.D514]+[.C515]*[.B515]; [.D514])" office:value-type="float" office:value="8.42068395329147" calcext:value-type="float">
            <text:p>8.42068395329147</text:p>
          </table:table-cell>
          <table:table-cell/>
          <table:table-cell table:formula="of:=MIN([.B515];20)" office:value-type="float" office:value="9.14187075807494" calcext:value-type="float">
            <text:p>9.14187075807494</text:p>
          </table:table-cell>
          <table:table-cell table:formula="of:=[.D515]" office:value-type="float" office:value="8.42068395329147" calcext:value-type="float">
            <text:p>8.42068395329147</text:p>
          </table:table-cell>
        </table:table-row>
        <table:table-row table:style-name="ro1">
          <table:table-cell office:value-type="float" office:value="1.6922823588238" calcext:value-type="float">
            <text:p>1.6922823588238</text:p>
          </table:table-cell>
          <table:table-cell table:formula="of:=16.6666666667 / [.A516]" office:value-type="float" office:value="9.84863228042157" calcext:value-type="float">
            <text:p>9.84863228042157</text:p>
          </table:table-cell>
          <table:table-cell table:formula="of:=[.C515]" office:value-type="float" office:value="0.03" calcext:value-type="float">
            <text:p>0.03</text:p>
          </table:table-cell>
          <table:table-cell table:formula="of:=IF(([.B516]&lt;20)  AND ([.B516]&gt;2); (1-[.C516])*[.D515]+[.C516]*[.B516]; [.D515])" office:value-type="float" office:value="8.46352240310537" calcext:value-type="float">
            <text:p>8.46352240310537</text:p>
          </table:table-cell>
          <table:table-cell/>
          <table:table-cell table:formula="of:=MIN([.B516];20)" office:value-type="float" office:value="9.84863228042157" calcext:value-type="float">
            <text:p>9.84863228042157</text:p>
          </table:table-cell>
          <table:table-cell table:formula="of:=[.D516]" office:value-type="float" office:value="8.46352240310537" calcext:value-type="float">
            <text:p>8.46352240310537</text:p>
          </table:table-cell>
        </table:table-row>
        <table:table-row table:style-name="ro1">
          <table:table-cell office:value-type="float" office:value="1.51169481456019" calcext:value-type="float">
            <text:p>1.51169481456019</text:p>
          </table:table-cell>
          <table:table-cell table:formula="of:=16.6666666667 / [.A517]" office:value-type="float" office:value="11.0251530310031" calcext:value-type="float">
            <text:p>11.0251530310031</text:p>
          </table:table-cell>
          <table:table-cell table:formula="of:=[.C516]" office:value-type="float" office:value="0.03" calcext:value-type="float">
            <text:p>0.03</text:p>
          </table:table-cell>
          <table:table-cell table:formula="of:=IF(([.B517]&lt;20)  AND ([.B517]&gt;2); (1-[.C517])*[.D516]+[.C517]*[.B517]; [.D516])" office:value-type="float" office:value="8.5403713219423" calcext:value-type="float">
            <text:p>8.5403713219423</text:p>
          </table:table-cell>
          <table:table-cell/>
          <table:table-cell table:formula="of:=MIN([.B517];20)" office:value-type="float" office:value="11.0251530310031" calcext:value-type="float">
            <text:p>11.0251530310031</text:p>
          </table:table-cell>
          <table:table-cell table:formula="of:=[.D517]" office:value-type="float" office:value="8.5403713219423" calcext:value-type="float">
            <text:p>8.5403713219423</text:p>
          </table:table-cell>
        </table:table-row>
        <table:table-row table:style-name="ro1">
          <table:table-cell office:value-type="float" office:value="1.79874767706885" calcext:value-type="float">
            <text:p>1.79874767706885</text:p>
          </table:table-cell>
          <table:table-cell table:formula="of:=16.6666666667 / [.A518]" office:value-type="float" office:value="9.26570573470267" calcext:value-type="float">
            <text:p>9.26570573470267</text:p>
          </table:table-cell>
          <table:table-cell table:formula="of:=[.C517]" office:value-type="float" office:value="0.03" calcext:value-type="float">
            <text:p>0.03</text:p>
          </table:table-cell>
          <table:table-cell table:formula="of:=IF(([.B518]&lt;20)  AND ([.B518]&gt;2); (1-[.C518])*[.D517]+[.C518]*[.B518]; [.D517])" office:value-type="float" office:value="8.56213135432511" calcext:value-type="float">
            <text:p>8.56213135432511</text:p>
          </table:table-cell>
          <table:table-cell/>
          <table:table-cell table:formula="of:=MIN([.B518];20)" office:value-type="float" office:value="9.26570573470267" calcext:value-type="float">
            <text:p>9.26570573470267</text:p>
          </table:table-cell>
          <table:table-cell table:formula="of:=[.D518]" office:value-type="float" office:value="8.56213135432511" calcext:value-type="float">
            <text:p>8.56213135432511</text:p>
          </table:table-cell>
        </table:table-row>
        <table:table-row table:style-name="ro1">
          <table:table-cell office:value-type="float" office:value="2.17287534716262" calcext:value-type="float">
            <text:p>2.17287534716262</text:p>
          </table:table-cell>
          <table:table-cell table:formula="of:=16.6666666667 / [.A519]" office:value-type="float" office:value="7.67032802340163" calcext:value-type="float">
            <text:p>7.67032802340163</text:p>
          </table:table-cell>
          <table:table-cell table:formula="of:=[.C518]" office:value-type="float" office:value="0.03" calcext:value-type="float">
            <text:p>0.03</text:p>
          </table:table-cell>
          <table:table-cell table:formula="of:=IF(([.B519]&lt;20)  AND ([.B519]&gt;2); (1-[.C519])*[.D518]+[.C519]*[.B519]; [.D518])" office:value-type="float" office:value="8.53537725439741" calcext:value-type="float">
            <text:p>8.53537725439741</text:p>
          </table:table-cell>
          <table:table-cell/>
          <table:table-cell table:formula="of:=MIN([.B519];20)" office:value-type="float" office:value="7.67032802340163" calcext:value-type="float">
            <text:p>7.67032802340163</text:p>
          </table:table-cell>
          <table:table-cell table:formula="of:=[.D519]" office:value-type="float" office:value="8.53537725439741" calcext:value-type="float">
            <text:p>8.53537725439741</text:p>
          </table:table-cell>
        </table:table-row>
        <table:table-row table:style-name="ro1">
          <table:table-cell office:value-type="float" office:value="2.44093621634604" calcext:value-type="float">
            <text:p>2.44093621634604</text:p>
          </table:table-cell>
          <table:table-cell table:formula="of:=16.6666666667 / [.A520]" office:value-type="float" office:value="6.82798122912412" calcext:value-type="float">
            <text:p>6.82798122912412</text:p>
          </table:table-cell>
          <table:table-cell table:formula="of:=[.C519]" office:value-type="float" office:value="0.03" calcext:value-type="float">
            <text:p>0.03</text:p>
          </table:table-cell>
          <table:table-cell table:formula="of:=IF(([.B520]&lt;20)  AND ([.B520]&gt;2); (1-[.C520])*[.D519]+[.C520]*[.B520]; [.D519])" office:value-type="float" office:value="8.48415537363921" calcext:value-type="float">
            <text:p>8.48415537363921</text:p>
          </table:table-cell>
          <table:table-cell/>
          <table:table-cell table:formula="of:=MIN([.B520];20)" office:value-type="float" office:value="6.82798122912412" calcext:value-type="float">
            <text:p>6.82798122912412</text:p>
          </table:table-cell>
          <table:table-cell table:formula="of:=[.D520]" office:value-type="float" office:value="8.48415537363921" calcext:value-type="float">
            <text:p>8.48415537363921</text:p>
          </table:table-cell>
        </table:table-row>
        <table:table-row table:style-name="ro1">
          <table:table-cell office:value-type="float" office:value="1.64037456401503" calcext:value-type="float">
            <text:p>1.64037456401503</text:p>
          </table:table-cell>
          <table:table-cell table:formula="of:=16.6666666667 / [.A521]" office:value-type="float" office:value="10.1602810920856" calcext:value-type="float">
            <text:p>10.1602810920856</text:p>
          </table:table-cell>
          <table:table-cell table:formula="of:=[.C520]" office:value-type="float" office:value="0.03" calcext:value-type="float">
            <text:p>0.03</text:p>
          </table:table-cell>
          <table:table-cell table:formula="of:=IF(([.B521]&lt;20)  AND ([.B521]&gt;2); (1-[.C521])*[.D520]+[.C521]*[.B521]; [.D520])" office:value-type="float" office:value="8.5344391451926" calcext:value-type="float">
            <text:p>8.5344391451926</text:p>
          </table:table-cell>
          <table:table-cell/>
          <table:table-cell table:formula="of:=MIN([.B521];20)" office:value-type="float" office:value="10.1602810920856" calcext:value-type="float">
            <text:p>10.1602810920856</text:p>
          </table:table-cell>
          <table:table-cell table:formula="of:=[.D521]" office:value-type="float" office:value="8.5344391451926" calcext:value-type="float">
            <text:p>8.5344391451926</text:p>
          </table:table-cell>
        </table:table-row>
        <table:table-row table:style-name="ro1">
          <table:table-cell office:value-type="float" office:value="2.4055840726578" calcext:value-type="float">
            <text:p>2.4055840726578</text:p>
          </table:table-cell>
          <table:table-cell table:formula="of:=16.6666666667 / [.A522]" office:value-type="float" office:value="6.92832433342722" calcext:value-type="float">
            <text:p>6.92832433342722</text:p>
          </table:table-cell>
          <table:table-cell table:formula="of:=[.C521]" office:value-type="float" office:value="0.03" calcext:value-type="float">
            <text:p>0.03</text:p>
          </table:table-cell>
          <table:table-cell table:formula="of:=IF(([.B522]&lt;20)  AND ([.B522]&gt;2); (1-[.C522])*[.D521]+[.C522]*[.B522]; [.D521])" office:value-type="float" office:value="8.48625570083964" calcext:value-type="float">
            <text:p>8.48625570083964</text:p>
          </table:table-cell>
          <table:table-cell/>
          <table:table-cell table:formula="of:=MIN([.B522];20)" office:value-type="float" office:value="6.92832433342722" calcext:value-type="float">
            <text:p>6.92832433342722</text:p>
          </table:table-cell>
          <table:table-cell table:formula="of:=[.D522]" office:value-type="float" office:value="8.48625570083964" calcext:value-type="float">
            <text:p>8.48625570083964</text:p>
          </table:table-cell>
        </table:table-row>
        <table:table-row table:style-name="ro1">
          <table:table-cell office:value-type="float" office:value="3.1033238767705" calcext:value-type="float">
            <text:p>3.1033238767705</text:p>
          </table:table-cell>
          <table:table-cell table:formula="of:=16.6666666667 / [.A523]" office:value-type="float" office:value="5.370585645751" calcext:value-type="float">
            <text:p>5.370585645751</text:p>
          </table:table-cell>
          <table:table-cell table:formula="of:=[.C522]" office:value-type="float" office:value="0.03" calcext:value-type="float">
            <text:p>0.03</text:p>
          </table:table-cell>
          <table:table-cell table:formula="of:=IF(([.B523]&lt;20)  AND ([.B523]&gt;2); (1-[.C523])*[.D522]+[.C523]*[.B523]; [.D522])" office:value-type="float" office:value="8.39278559918698" calcext:value-type="float">
            <text:p>8.39278559918698</text:p>
          </table:table-cell>
          <table:table-cell/>
          <table:table-cell table:formula="of:=MIN([.B523];20)" office:value-type="float" office:value="5.370585645751" calcext:value-type="float">
            <text:p>5.370585645751</text:p>
          </table:table-cell>
          <table:table-cell table:formula="of:=[.D523]" office:value-type="float" office:value="8.39278559918698" calcext:value-type="float">
            <text:p>8.39278559918698</text:p>
          </table:table-cell>
        </table:table-row>
        <table:table-row table:style-name="ro1">
          <table:table-cell office:value-type="float" office:value="2.8623926323776" calcext:value-type="float">
            <text:p>2.8623926323776</text:p>
          </table:table-cell>
          <table:table-cell table:formula="of:=16.6666666667 / [.A524]" office:value-type="float" office:value="5.82263470013759" calcext:value-type="float">
            <text:p>5.82263470013759</text:p>
          </table:table-cell>
          <table:table-cell table:formula="of:=[.C523]" office:value-type="float" office:value="0.03" calcext:value-type="float">
            <text:p>0.03</text:p>
          </table:table-cell>
          <table:table-cell table:formula="of:=IF(([.B524]&lt;20)  AND ([.B524]&gt;2); (1-[.C524])*[.D523]+[.C524]*[.B524]; [.D523])" office:value-type="float" office:value="8.3156810722155" calcext:value-type="float">
            <text:p>8.3156810722155</text:p>
          </table:table-cell>
          <table:table-cell/>
          <table:table-cell table:formula="of:=MIN([.B524];20)" office:value-type="float" office:value="5.82263470013759" calcext:value-type="float">
            <text:p>5.82263470013759</text:p>
          </table:table-cell>
          <table:table-cell table:formula="of:=[.D524]" office:value-type="float" office:value="8.3156810722155" calcext:value-type="float">
            <text:p>8.3156810722155</text:p>
          </table:table-cell>
        </table:table-row>
        <table:table-row table:style-name="ro1">
          <table:table-cell office:value-type="float" office:value="3.01739033115929" calcext:value-type="float">
            <text:p>3.01739033115929</text:p>
          </table:table-cell>
          <table:table-cell table:formula="of:=16.6666666667 / [.A525]" office:value-type="float" office:value="5.5235368439378" calcext:value-type="float">
            <text:p>5.5235368439378</text:p>
          </table:table-cell>
          <table:table-cell table:formula="of:=[.C524]" office:value-type="float" office:value="0.03" calcext:value-type="float">
            <text:p>0.03</text:p>
          </table:table-cell>
          <table:table-cell table:formula="of:=IF(([.B525]&lt;20)  AND ([.B525]&gt;2); (1-[.C525])*[.D524]+[.C525]*[.B525]; [.D524])" office:value-type="float" office:value="8.23191674536717" calcext:value-type="float">
            <text:p>8.23191674536717</text:p>
          </table:table-cell>
          <table:table-cell/>
          <table:table-cell table:formula="of:=MIN([.B525];20)" office:value-type="float" office:value="5.5235368439378" calcext:value-type="float">
            <text:p>5.5235368439378</text:p>
          </table:table-cell>
          <table:table-cell table:formula="of:=[.D525]" office:value-type="float" office:value="8.23191674536717" calcext:value-type="float">
            <text:p>8.23191674536717</text:p>
          </table:table-cell>
        </table:table-row>
        <table:table-row table:style-name="ro1">
          <table:table-cell office:value-type="float" office:value="2.56667635381739" calcext:value-type="float">
            <text:p>2.56667635381739</text:p>
          </table:table-cell>
          <table:table-cell table:formula="of:=16.6666666667 / [.A526]" office:value-type="float" office:value="6.49348198572518" calcext:value-type="float">
            <text:p>6.49348198572518</text:p>
          </table:table-cell>
          <table:table-cell table:formula="of:=[.C525]" office:value-type="float" office:value="0.03" calcext:value-type="float">
            <text:p>0.03</text:p>
          </table:table-cell>
          <table:table-cell table:formula="of:=IF(([.B526]&lt;20)  AND ([.B526]&gt;2); (1-[.C526])*[.D525]+[.C526]*[.B526]; [.D525])" office:value-type="float" office:value="8.17976370257791" calcext:value-type="float">
            <text:p>8.17976370257791</text:p>
          </table:table-cell>
          <table:table-cell/>
          <table:table-cell table:formula="of:=MIN([.B526];20)" office:value-type="float" office:value="6.49348198572518" calcext:value-type="float">
            <text:p>6.49348198572518</text:p>
          </table:table-cell>
          <table:table-cell table:formula="of:=[.D526]" office:value-type="float" office:value="8.17976370257791" calcext:value-type="float">
            <text:p>8.17976370257791</text:p>
          </table:table-cell>
        </table:table-row>
        <table:table-row table:style-name="ro1">
          <table:table-cell office:value-type="float" office:value="2.07344150447506" calcext:value-type="float">
            <text:p>2.07344150447506</text:p>
          </table:table-cell>
          <table:table-cell table:formula="of:=16.6666666667 / [.A527]" office:value-type="float" office:value="8.03816583719807" calcext:value-type="float">
            <text:p>8.03816583719807</text:p>
          </table:table-cell>
          <table:table-cell table:formula="of:=[.C526]" office:value-type="float" office:value="0.03" calcext:value-type="float">
            <text:p>0.03</text:p>
          </table:table-cell>
          <table:table-cell table:formula="of:=IF(([.B527]&lt;20)  AND ([.B527]&gt;2); (1-[.C527])*[.D526]+[.C527]*[.B527]; [.D526])" office:value-type="float" office:value="8.17551576661651" calcext:value-type="float">
            <text:p>8.17551576661651</text:p>
          </table:table-cell>
          <table:table-cell/>
          <table:table-cell table:formula="of:=MIN([.B527];20)" office:value-type="float" office:value="8.03816583719807" calcext:value-type="float">
            <text:p>8.03816583719807</text:p>
          </table:table-cell>
          <table:table-cell table:formula="of:=[.D527]" office:value-type="float" office:value="8.17551576661651" calcext:value-type="float">
            <text:p>8.17551576661651</text:p>
          </table:table-cell>
        </table:table-row>
        <table:table-row table:style-name="ro1">
          <table:table-cell office:value-type="float" office:value="2.00100995267669" calcext:value-type="float">
            <text:p>2.00100995267669</text:p>
          </table:table-cell>
          <table:table-cell table:formula="of:=16.6666666667 / [.A528]" office:value-type="float" office:value="8.32912732113375" calcext:value-type="float">
            <text:p>8.32912732113375</text:p>
          </table:table-cell>
          <table:table-cell table:formula="of:=[.C527]" office:value-type="float" office:value="0.03" calcext:value-type="float">
            <text:p>0.03</text:p>
          </table:table-cell>
          <table:table-cell table:formula="of:=IF(([.B528]&lt;20)  AND ([.B528]&gt;2); (1-[.C528])*[.D527]+[.C528]*[.B528]; [.D527])" office:value-type="float" office:value="8.18012411325203" calcext:value-type="float">
            <text:p>8.18012411325203</text:p>
          </table:table-cell>
          <table:table-cell/>
          <table:table-cell table:formula="of:=MIN([.B528];20)" office:value-type="float" office:value="8.32912732113375" calcext:value-type="float">
            <text:p>8.32912732113375</text:p>
          </table:table-cell>
          <table:table-cell table:formula="of:=[.D528]" office:value-type="float" office:value="8.18012411325203" calcext:value-type="float">
            <text:p>8.18012411325203</text:p>
          </table:table-cell>
        </table:table-row>
        <table:table-row table:style-name="ro1">
          <table:table-cell office:value-type="float" office:value="1.85649298246368" calcext:value-type="float">
            <text:p>1.85649298246368</text:p>
          </table:table-cell>
          <table:table-cell table:formula="of:=16.6666666667 / [.A529]" office:value-type="float" office:value="8.97750049374404" calcext:value-type="float">
            <text:p>8.97750049374404</text:p>
          </table:table-cell>
          <table:table-cell table:formula="of:=[.C528]" office:value-type="float" office:value="0.03" calcext:value-type="float">
            <text:p>0.03</text:p>
          </table:table-cell>
          <table:table-cell table:formula="of:=IF(([.B529]&lt;20)  AND ([.B529]&gt;2); (1-[.C529])*[.D528]+[.C529]*[.B529]; [.D528])" office:value-type="float" office:value="8.20404540466679" calcext:value-type="float">
            <text:p>8.20404540466679</text:p>
          </table:table-cell>
          <table:table-cell/>
          <table:table-cell table:formula="of:=MIN([.B529];20)" office:value-type="float" office:value="8.97750049374404" calcext:value-type="float">
            <text:p>8.97750049374404</text:p>
          </table:table-cell>
          <table:table-cell table:formula="of:=[.D529]" office:value-type="float" office:value="8.20404540466679" calcext:value-type="float">
            <text:p>8.20404540466679</text:p>
          </table:table-cell>
        </table:table-row>
        <table:table-row table:style-name="ro1">
          <table:table-cell office:value-type="float" office:value="2.12467280701284" calcext:value-type="float">
            <text:p>2.12467280701284</text:p>
          </table:table-cell>
          <table:table-cell table:formula="of:=16.6666666667 / [.A530]" office:value-type="float" office:value="7.84434507359857" calcext:value-type="float">
            <text:p>7.84434507359857</text:p>
          </table:table-cell>
          <table:table-cell table:formula="of:=[.C529]" office:value-type="float" office:value="0.03" calcext:value-type="float">
            <text:p>0.03</text:p>
          </table:table-cell>
          <table:table-cell table:formula="of:=IF(([.B530]&lt;20)  AND ([.B530]&gt;2); (1-[.C530])*[.D529]+[.C530]*[.B530]; [.D529])" office:value-type="float" office:value="8.19325439473474" calcext:value-type="float">
            <text:p>8.19325439473474</text:p>
          </table:table-cell>
          <table:table-cell/>
          <table:table-cell table:formula="of:=MIN([.B530];20)" office:value-type="float" office:value="7.84434507359857" calcext:value-type="float">
            <text:p>7.84434507359857</text:p>
          </table:table-cell>
          <table:table-cell table:formula="of:=[.D530]" office:value-type="float" office:value="8.19325439473474" calcext:value-type="float">
            <text:p>8.19325439473474</text:p>
          </table:table-cell>
        </table:table-row>
        <table:table-row table:style-name="ro1">
          <table:table-cell office:value-type="float" office:value="1.93030867015172" calcext:value-type="float">
            <text:p>1.93030867015172</text:p>
          </table:table-cell>
          <table:table-cell table:formula="of:=16.6666666667 / [.A531]" office:value-type="float" office:value="8.63419769305082" calcext:value-type="float">
            <text:p>8.63419769305082</text:p>
          </table:table-cell>
          <table:table-cell table:formula="of:=[.C530]" office:value-type="float" office:value="0.03" calcext:value-type="float">
            <text:p>0.03</text:p>
          </table:table-cell>
          <table:table-cell table:formula="of:=IF(([.B531]&lt;20)  AND ([.B531]&gt;2); (1-[.C531])*[.D530]+[.C531]*[.B531]; [.D530])" office:value-type="float" office:value="8.20648269368423" calcext:value-type="float">
            <text:p>8.20648269368423</text:p>
          </table:table-cell>
          <table:table-cell/>
          <table:table-cell table:formula="of:=MIN([.B531];20)" office:value-type="float" office:value="8.63419769305082" calcext:value-type="float">
            <text:p>8.63419769305082</text:p>
          </table:table-cell>
          <table:table-cell table:formula="of:=[.D531]" office:value-type="float" office:value="8.20648269368423" calcext:value-type="float">
            <text:p>8.20648269368423</text:p>
          </table:table-cell>
        </table:table-row>
        <table:table-row table:style-name="ro1">
          <table:table-cell office:value-type="float" office:value="1.71439585583773" calcext:value-type="float">
            <text:p>1.71439585583773</text:p>
          </table:table-cell>
          <table:table-cell table:formula="of:=16.6666666667 / [.A532]" office:value-type="float" office:value="9.72159761699609" calcext:value-type="float">
            <text:p>9.72159761699609</text:p>
          </table:table-cell>
          <table:table-cell table:formula="of:=[.C531]" office:value-type="float" office:value="0.03" calcext:value-type="float">
            <text:p>0.03</text:p>
          </table:table-cell>
          <table:table-cell table:formula="of:=IF(([.B532]&lt;20)  AND ([.B532]&gt;2); (1-[.C532])*[.D531]+[.C532]*[.B532]; [.D531])" office:value-type="float" office:value="8.25193614138358" calcext:value-type="float">
            <text:p>8.25193614138358</text:p>
          </table:table-cell>
          <table:table-cell/>
          <table:table-cell table:formula="of:=MIN([.B532];20)" office:value-type="float" office:value="9.72159761699609" calcext:value-type="float">
            <text:p>9.72159761699609</text:p>
          </table:table-cell>
          <table:table-cell table:formula="of:=[.D532]" office:value-type="float" office:value="8.25193614138358" calcext:value-type="float">
            <text:p>8.25193614138358</text:p>
          </table:table-cell>
        </table:table-row>
        <table:table-row table:style-name="ro1">
          <table:table-cell office:value-type="float" office:value="1.68470242556362" calcext:value-type="float">
            <text:p>1.68470242556362</text:p>
          </table:table-cell>
          <table:table-cell table:formula="of:=16.6666666667 / [.A533]" office:value-type="float" office:value="9.89294394891376" calcext:value-type="float">
            <text:p>9.89294394891376</text:p>
          </table:table-cell>
          <table:table-cell table:formula="of:=[.C532]" office:value-type="float" office:value="0.03" calcext:value-type="float">
            <text:p>0.03</text:p>
          </table:table-cell>
          <table:table-cell table:formula="of:=IF(([.B533]&lt;20)  AND ([.B533]&gt;2); (1-[.C533])*[.D532]+[.C533]*[.B533]; [.D532])" office:value-type="float" office:value="8.30116637560949" calcext:value-type="float">
            <text:p>8.30116637560949</text:p>
          </table:table-cell>
          <table:table-cell/>
          <table:table-cell table:formula="of:=MIN([.B533];20)" office:value-type="float" office:value="9.89294394891376" calcext:value-type="float">
            <text:p>9.89294394891376</text:p>
          </table:table-cell>
          <table:table-cell table:formula="of:=[.D533]" office:value-type="float" office:value="8.30116637560949" calcext:value-type="float">
            <text:p>8.30116637560949</text:p>
          </table:table-cell>
        </table:table-row>
        <table:table-row table:style-name="ro1">
          <table:table-cell office:value-type="float" office:value="1.3128405909044" calcext:value-type="float">
            <text:p>1.3128405909044</text:p>
          </table:table-cell>
          <table:table-cell table:formula="of:=16.6666666667 / [.A534]" office:value-type="float" office:value="12.6951183427522" calcext:value-type="float">
            <text:p>12.6951183427522</text:p>
          </table:table-cell>
          <table:table-cell table:formula="of:=[.C533]" office:value-type="float" office:value="0.03" calcext:value-type="float">
            <text:p>0.03</text:p>
          </table:table-cell>
          <table:table-cell table:formula="of:=IF(([.B534]&lt;20)  AND ([.B534]&gt;2); (1-[.C534])*[.D533]+[.C534]*[.B534]; [.D533])" office:value-type="float" office:value="8.43298493462377" calcext:value-type="float">
            <text:p>8.43298493462377</text:p>
          </table:table-cell>
          <table:table-cell/>
          <table:table-cell table:formula="of:=MIN([.B534];20)" office:value-type="float" office:value="12.6951183427522" calcext:value-type="float">
            <text:p>12.6951183427522</text:p>
          </table:table-cell>
          <table:table-cell table:formula="of:=[.D534]" office:value-type="float" office:value="8.43298493462377" calcext:value-type="float">
            <text:p>8.43298493462377</text:p>
          </table:table-cell>
        </table:table-row>
        <table:table-row table:style-name="ro1">
          <table:table-cell office:value-type="float" office:value="1.68103394249748" calcext:value-type="float">
            <text:p>1.68103394249748</text:p>
          </table:table-cell>
          <table:table-cell table:formula="of:=16.6666666667 / [.A535]" office:value-type="float" office:value="9.91453310094299" calcext:value-type="float">
            <text:p>9.91453310094299</text:p>
          </table:table-cell>
          <table:table-cell table:formula="of:=[.C534]" office:value-type="float" office:value="0.03" calcext:value-type="float">
            <text:p>0.03</text:p>
          </table:table-cell>
          <table:table-cell table:formula="of:=IF(([.B535]&lt;20)  AND ([.B535]&gt;2); (1-[.C535])*[.D534]+[.C535]*[.B535]; [.D534])" office:value-type="float" office:value="8.47743137961334" calcext:value-type="float">
            <text:p>8.47743137961334</text:p>
          </table:table-cell>
          <table:table-cell/>
          <table:table-cell table:formula="of:=MIN([.B535];20)" office:value-type="float" office:value="9.91453310094299" calcext:value-type="float">
            <text:p>9.91453310094299</text:p>
          </table:table-cell>
          <table:table-cell table:formula="of:=[.D535]" office:value-type="float" office:value="8.47743137961334" calcext:value-type="float">
            <text:p>8.47743137961334</text:p>
          </table:table-cell>
        </table:table-row>
        <table:table-row table:style-name="ro1">
          <table:table-cell office:value-type="float" office:value="1.95703438687965" calcext:value-type="float">
            <text:p>1.95703438687965</text:p>
          </table:table-cell>
          <table:table-cell table:formula="of:=16.6666666667 / [.A536]" office:value-type="float" office:value="8.51628708132913" calcext:value-type="float">
            <text:p>8.51628708132913</text:p>
          </table:table-cell>
          <table:table-cell table:formula="of:=[.C535]" office:value-type="float" office:value="0.03" calcext:value-type="float">
            <text:p>0.03</text:p>
          </table:table-cell>
          <table:table-cell table:formula="of:=IF(([.B536]&lt;20)  AND ([.B536]&gt;2); (1-[.C536])*[.D535]+[.C536]*[.B536]; [.D535])" office:value-type="float" office:value="8.47859705066482" calcext:value-type="float">
            <text:p>8.47859705066482</text:p>
          </table:table-cell>
          <table:table-cell/>
          <table:table-cell table:formula="of:=MIN([.B536];20)" office:value-type="float" office:value="8.51628708132913" calcext:value-type="float">
            <text:p>8.51628708132913</text:p>
          </table:table-cell>
          <table:table-cell table:formula="of:=[.D536]" office:value-type="float" office:value="8.47859705066482" calcext:value-type="float">
            <text:p>8.47859705066482</text:p>
          </table:table-cell>
        </table:table-row>
        <table:table-row table:style-name="ro1">
          <table:table-cell office:value-type="float" office:value="2.26554222335432" calcext:value-type="float">
            <text:p>2.26554222335432</text:p>
          </table:table-cell>
          <table:table-cell table:formula="of:=16.6666666667 / [.A537]" office:value-type="float" office:value="7.35659061874542" calcext:value-type="float">
            <text:p>7.35659061874542</text:p>
          </table:table-cell>
          <table:table-cell table:formula="of:=[.C536]" office:value-type="float" office:value="0.03" calcext:value-type="float">
            <text:p>0.03</text:p>
          </table:table-cell>
          <table:table-cell table:formula="of:=IF(([.B537]&lt;20)  AND ([.B537]&gt;2); (1-[.C537])*[.D536]+[.C537]*[.B537]; [.D536])" office:value-type="float" office:value="8.44493685770724" calcext:value-type="float">
            <text:p>8.44493685770724</text:p>
          </table:table-cell>
          <table:table-cell/>
          <table:table-cell table:formula="of:=MIN([.B537];20)" office:value-type="float" office:value="7.35659061874542" calcext:value-type="float">
            <text:p>7.35659061874542</text:p>
          </table:table-cell>
          <table:table-cell table:formula="of:=[.D537]" office:value-type="float" office:value="8.44493685770724" calcext:value-type="float">
            <text:p>8.44493685770724</text:p>
          </table:table-cell>
        </table:table-row>
        <table:table-row table:style-name="ro1">
          <table:table-cell office:value-type="float" office:value="2.19674526625893" calcext:value-type="float">
            <text:p>2.19674526625893</text:p>
          </table:table-cell>
          <table:table-cell table:formula="of:=16.6666666667 / [.A538]" office:value-type="float" office:value="7.58698194219096" calcext:value-type="float">
            <text:p>7.58698194219096</text:p>
          </table:table-cell>
          <table:table-cell table:formula="of:=[.C537]" office:value-type="float" office:value="0.03" calcext:value-type="float">
            <text:p>0.03</text:p>
          </table:table-cell>
          <table:table-cell table:formula="of:=IF(([.B538]&lt;20)  AND ([.B538]&gt;2); (1-[.C538])*[.D537]+[.C538]*[.B538]; [.D537])" office:value-type="float" office:value="8.41919821024175" calcext:value-type="float">
            <text:p>8.41919821024175</text:p>
          </table:table-cell>
          <table:table-cell/>
          <table:table-cell table:formula="of:=MIN([.B538];20)" office:value-type="float" office:value="7.58698194219096" calcext:value-type="float">
            <text:p>7.58698194219096</text:p>
          </table:table-cell>
          <table:table-cell table:formula="of:=[.D538]" office:value-type="float" office:value="8.41919821024175" calcext:value-type="float">
            <text:p>8.41919821024175</text:p>
          </table:table-cell>
        </table:table-row>
        <table:table-row table:style-name="ro1">
          <table:table-cell office:value-type="float" office:value="2.31887426120907" calcext:value-type="float">
            <text:p>2.31887426120907</text:p>
          </table:table-cell>
          <table:table-cell table:formula="of:=16.6666666667 / [.A539]" office:value-type="float" office:value="7.18739560204094" calcext:value-type="float">
            <text:p>7.18739560204094</text:p>
          </table:table-cell>
          <table:table-cell table:formula="of:=[.C538]" office:value-type="float" office:value="0.03" calcext:value-type="float">
            <text:p>0.03</text:p>
          </table:table-cell>
          <table:table-cell table:formula="of:=IF(([.B539]&lt;20)  AND ([.B539]&gt;2); (1-[.C539])*[.D538]+[.C539]*[.B539]; [.D538])" office:value-type="float" office:value="8.38224413199572" calcext:value-type="float">
            <text:p>8.38224413199572</text:p>
          </table:table-cell>
          <table:table-cell/>
          <table:table-cell table:formula="of:=MIN([.B539];20)" office:value-type="float" office:value="7.18739560204094" calcext:value-type="float">
            <text:p>7.18739560204094</text:p>
          </table:table-cell>
          <table:table-cell table:formula="of:=[.D539]" office:value-type="float" office:value="8.38224413199572" calcext:value-type="float">
            <text:p>8.38224413199572</text:p>
          </table:table-cell>
        </table:table-row>
        <table:table-row table:style-name="ro1">
          <table:table-cell office:value-type="float" office:value="1.9255335565143" calcext:value-type="float">
            <text:p>1.9255335565143</text:p>
          </table:table-cell>
          <table:table-cell table:formula="of:=16.6666666667 / [.A540]" office:value-type="float" office:value="8.65560956354915" calcext:value-type="float">
            <text:p>8.65560956354915</text:p>
          </table:table-cell>
          <table:table-cell table:formula="of:=[.C539]" office:value-type="float" office:value="0.03" calcext:value-type="float">
            <text:p>0.03</text:p>
          </table:table-cell>
          <table:table-cell table:formula="of:=IF(([.B540]&lt;20)  AND ([.B540]&gt;2); (1-[.C540])*[.D539]+[.C540]*[.B540]; [.D539])" office:value-type="float" office:value="8.39044509494233" calcext:value-type="float">
            <text:p>8.39044509494233</text:p>
          </table:table-cell>
          <table:table-cell/>
          <table:table-cell table:formula="of:=MIN([.B540];20)" office:value-type="float" office:value="8.65560956354915" calcext:value-type="float">
            <text:p>8.65560956354915</text:p>
          </table:table-cell>
          <table:table-cell table:formula="of:=[.D540]" office:value-type="float" office:value="8.39044509494233" calcext:value-type="float">
            <text:p>8.39044509494233</text:p>
          </table:table-cell>
        </table:table-row>
        <table:table-row table:style-name="ro1">
          <table:table-cell office:value-type="float" office:value="1.71920889648845" calcext:value-type="float">
            <text:p>1.71920889648845</text:p>
          </table:table-cell>
          <table:table-cell table:formula="of:=16.6666666667 / [.A541]" office:value-type="float" office:value="9.69438135222676" calcext:value-type="float">
            <text:p>9.69438135222676</text:p>
          </table:table-cell>
          <table:table-cell table:formula="of:=[.C540]" office:value-type="float" office:value="0.03" calcext:value-type="float">
            <text:p>0.03</text:p>
          </table:table-cell>
          <table:table-cell table:formula="of:=IF(([.B541]&lt;20)  AND ([.B541]&gt;2); (1-[.C541])*[.D540]+[.C541]*[.B541]; [.D540])" office:value-type="float" office:value="8.42956318266086" calcext:value-type="float">
            <text:p>8.42956318266086</text:p>
          </table:table-cell>
          <table:table-cell/>
          <table:table-cell table:formula="of:=MIN([.B541];20)" office:value-type="float" office:value="9.69438135222676" calcext:value-type="float">
            <text:p>9.69438135222676</text:p>
          </table:table-cell>
          <table:table-cell table:formula="of:=[.D541]" office:value-type="float" office:value="8.42956318266086" calcext:value-type="float">
            <text:p>8.42956318266086</text:p>
          </table:table-cell>
        </table:table-row>
        <table:table-row table:style-name="ro1">
          <table:table-cell office:value-type="float" office:value="2.20459273837863" calcext:value-type="float">
            <text:p>2.20459273837863</text:p>
          </table:table-cell>
          <table:table-cell table:formula="of:=16.6666666667 / [.A542]" office:value-type="float" office:value="7.55997530816396" calcext:value-type="float">
            <text:p>7.55997530816396</text:p>
          </table:table-cell>
          <table:table-cell table:formula="of:=[.C541]" office:value-type="float" office:value="0.03" calcext:value-type="float">
            <text:p>0.03</text:p>
          </table:table-cell>
          <table:table-cell table:formula="of:=IF(([.B542]&lt;20)  AND ([.B542]&gt;2); (1-[.C542])*[.D541]+[.C542]*[.B542]; [.D541])" office:value-type="float" office:value="8.40347554642595" calcext:value-type="float">
            <text:p>8.40347554642595</text:p>
          </table:table-cell>
          <table:table-cell/>
          <table:table-cell table:formula="of:=MIN([.B542];20)" office:value-type="float" office:value="7.55997530816396" calcext:value-type="float">
            <text:p>7.55997530816396</text:p>
          </table:table-cell>
          <table:table-cell table:formula="of:=[.D542]" office:value-type="float" office:value="8.40347554642595" calcext:value-type="float">
            <text:p>8.40347554642595</text:p>
          </table:table-cell>
        </table:table-row>
        <table:table-row table:style-name="ro1">
          <table:table-cell office:value-type="float" office:value="2.03293460639785" calcext:value-type="float">
            <text:p>2.03293460639785</text:p>
          </table:table-cell>
          <table:table-cell table:formula="of:=16.6666666667 / [.A543]" office:value-type="float" office:value="8.19832896456595" calcext:value-type="float">
            <text:p>8.19832896456595</text:p>
          </table:table-cell>
          <table:table-cell table:formula="of:=[.C542]" office:value-type="float" office:value="0.03" calcext:value-type="float">
            <text:p>0.03</text:p>
          </table:table-cell>
          <table:table-cell table:formula="of:=IF(([.B543]&lt;20)  AND ([.B543]&gt;2); (1-[.C543])*[.D542]+[.C543]*[.B543]; [.D542])" office:value-type="float" office:value="8.39732114897015" calcext:value-type="float">
            <text:p>8.39732114897015</text:p>
          </table:table-cell>
          <table:table-cell/>
          <table:table-cell table:formula="of:=MIN([.B543];20)" office:value-type="float" office:value="8.19832896456595" calcext:value-type="float">
            <text:p>8.19832896456595</text:p>
          </table:table-cell>
          <table:table-cell table:formula="of:=[.D543]" office:value-type="float" office:value="8.39732114897015" calcext:value-type="float">
            <text:p>8.39732114897015</text:p>
          </table:table-cell>
        </table:table-row>
        <table:table-row table:style-name="ro1">
          <table:table-cell office:value-type="float" office:value="2.37338566498927" calcext:value-type="float">
            <text:p>2.37338566498927</text:p>
          </table:table-cell>
          <table:table-cell table:formula="of:=16.6666666667 / [.A544]" office:value-type="float" office:value="7.02231706905305" calcext:value-type="float">
            <text:p>7.02231706905305</text:p>
          </table:table-cell>
          <table:table-cell table:formula="of:=[.C543]" office:value-type="float" office:value="0.03" calcext:value-type="float">
            <text:p>0.03</text:p>
          </table:table-cell>
          <table:table-cell table:formula="of:=IF(([.B544]&lt;20)  AND ([.B544]&gt;2); (1-[.C544])*[.D543]+[.C544]*[.B544]; [.D543])" office:value-type="float" office:value="8.35607102657264" calcext:value-type="float">
            <text:p>8.35607102657264</text:p>
          </table:table-cell>
          <table:table-cell/>
          <table:table-cell table:formula="of:=MIN([.B544];20)" office:value-type="float" office:value="7.02231706905305" calcext:value-type="float">
            <text:p>7.02231706905305</text:p>
          </table:table-cell>
          <table:table-cell table:formula="of:=[.D544]" office:value-type="float" office:value="8.35607102657264" calcext:value-type="float">
            <text:p>8.35607102657264</text:p>
          </table:table-cell>
        </table:table-row>
        <table:table-row table:style-name="ro1">
          <table:table-cell office:value-type="float" office:value="2.14348378780073" calcext:value-type="float">
            <text:p>2.14348378780073</text:p>
          </table:table-cell>
          <table:table-cell table:formula="of:=16.6666666667 / [.A545]" office:value-type="float" office:value="7.775503953683" calcext:value-type="float">
            <text:p>7.775503953683</text:p>
          </table:table-cell>
          <table:table-cell table:formula="of:=[.C544]" office:value-type="float" office:value="0.03" calcext:value-type="float">
            <text:p>0.03</text:p>
          </table:table-cell>
          <table:table-cell table:formula="of:=IF(([.B545]&lt;20)  AND ([.B545]&gt;2); (1-[.C545])*[.D544]+[.C545]*[.B545]; [.D544])" office:value-type="float" office:value="8.33865401438595" calcext:value-type="float">
            <text:p>8.33865401438595</text:p>
          </table:table-cell>
          <table:table-cell/>
          <table:table-cell table:formula="of:=MIN([.B545];20)" office:value-type="float" office:value="7.775503953683" calcext:value-type="float">
            <text:p>7.775503953683</text:p>
          </table:table-cell>
          <table:table-cell table:formula="of:=[.D545]" office:value-type="float" office:value="8.33865401438595" calcext:value-type="float">
            <text:p>8.33865401438595</text:p>
          </table:table-cell>
        </table:table-row>
        <table:table-row table:style-name="ro1">
          <table:table-cell office:value-type="float" office:value="2.18420398248279" calcext:value-type="float">
            <text:p>2.18420398248279</text:p>
          </table:table-cell>
          <table:table-cell table:formula="of:=16.6666666667 / [.A546]" office:value-type="float" office:value="7.63054494926565" calcext:value-type="float">
            <text:p>7.63054494926565</text:p>
          </table:table-cell>
          <table:table-cell table:formula="of:=[.C545]" office:value-type="float" office:value="0.03" calcext:value-type="float">
            <text:p>0.03</text:p>
          </table:table-cell>
          <table:table-cell table:formula="of:=IF(([.B546]&lt;20)  AND ([.B546]&gt;2); (1-[.C546])*[.D545]+[.C546]*[.B546]; [.D545])" office:value-type="float" office:value="8.31741074243234" calcext:value-type="float">
            <text:p>8.31741074243234</text:p>
          </table:table-cell>
          <table:table-cell/>
          <table:table-cell table:formula="of:=MIN([.B546];20)" office:value-type="float" office:value="7.63054494926565" calcext:value-type="float">
            <text:p>7.63054494926565</text:p>
          </table:table-cell>
          <table:table-cell table:formula="of:=[.D546]" office:value-type="float" office:value="8.31741074243234" calcext:value-type="float">
            <text:p>8.31741074243234</text:p>
          </table:table-cell>
        </table:table-row>
        <table:table-row table:style-name="ro1">
          <table:table-cell office:value-type="float" office:value="2.08454662443328" calcext:value-type="float">
            <text:p>2.08454662443328</text:p>
          </table:table-cell>
          <table:table-cell table:formula="of:=16.6666666667 / [.A547]" office:value-type="float" office:value="7.99534367394211" calcext:value-type="float">
            <text:p>7.99534367394211</text:p>
          </table:table-cell>
          <table:table-cell table:formula="of:=[.C546]" office:value-type="float" office:value="0.03" calcext:value-type="float">
            <text:p>0.03</text:p>
          </table:table-cell>
          <table:table-cell table:formula="of:=IF(([.B547]&lt;20)  AND ([.B547]&gt;2); (1-[.C547])*[.D546]+[.C547]*[.B547]; [.D546])" office:value-type="float" office:value="8.30774873037764" calcext:value-type="float">
            <text:p>8.30774873037764</text:p>
          </table:table-cell>
          <table:table-cell/>
          <table:table-cell table:formula="of:=MIN([.B547];20)" office:value-type="float" office:value="7.99534367394211" calcext:value-type="float">
            <text:p>7.99534367394211</text:p>
          </table:table-cell>
          <table:table-cell table:formula="of:=[.D547]" office:value-type="float" office:value="8.30774873037764" calcext:value-type="float">
            <text:p>8.30774873037764</text:p>
          </table:table-cell>
        </table:table-row>
        <table:table-row table:style-name="ro1">
          <table:table-cell office:value-type="float" office:value="2.20565163170579" calcext:value-type="float">
            <text:p>2.20565163170579</text:p>
          </table:table-cell>
          <table:table-cell table:formula="of:=16.6666666667 / [.A548]" office:value-type="float" office:value="7.55634590119315" calcext:value-type="float">
            <text:p>7.55634590119315</text:p>
          </table:table-cell>
          <table:table-cell table:formula="of:=[.C547]" office:value-type="float" office:value="0.03" calcext:value-type="float">
            <text:p>0.03</text:p>
          </table:table-cell>
          <table:table-cell table:formula="of:=IF(([.B548]&lt;20)  AND ([.B548]&gt;2); (1-[.C548])*[.D547]+[.C548]*[.B548]; [.D547])" office:value-type="float" office:value="8.2852066455021" calcext:value-type="float">
            <text:p>8.2852066455021</text:p>
          </table:table-cell>
          <table:table-cell/>
          <table:table-cell table:formula="of:=MIN([.B548];20)" office:value-type="float" office:value="7.55634590119315" calcext:value-type="float">
            <text:p>7.55634590119315</text:p>
          </table:table-cell>
          <table:table-cell table:formula="of:=[.D548]" office:value-type="float" office:value="8.2852066455021" calcext:value-type="float">
            <text:p>8.2852066455021</text:p>
          </table:table-cell>
        </table:table-row>
        <table:table-row table:style-name="ro1">
          <table:table-cell office:value-type="float" office:value="2.15949092797667" calcext:value-type="float">
            <text:p>2.15949092797667</text:p>
          </table:table-cell>
          <table:table-cell table:formula="of:=16.6666666667 / [.A549]" office:value-type="float" office:value="7.71786834145944" calcext:value-type="float">
            <text:p>7.71786834145944</text:p>
          </table:table-cell>
          <table:table-cell table:formula="of:=[.C548]" office:value-type="float" office:value="0.03" calcext:value-type="float">
            <text:p>0.03</text:p>
          </table:table-cell>
          <table:table-cell table:formula="of:=IF(([.B549]&lt;20)  AND ([.B549]&gt;2); (1-[.C549])*[.D548]+[.C549]*[.B549]; [.D548])" office:value-type="float" office:value="8.26818649638082" calcext:value-type="float">
            <text:p>8.26818649638082</text:p>
          </table:table-cell>
          <table:table-cell/>
          <table:table-cell table:formula="of:=MIN([.B549];20)" office:value-type="float" office:value="7.71786834145944" calcext:value-type="float">
            <text:p>7.71786834145944</text:p>
          </table:table-cell>
          <table:table-cell table:formula="of:=[.D549]" office:value-type="float" office:value="8.26818649638082" calcext:value-type="float">
            <text:p>8.26818649638082</text:p>
          </table:table-cell>
        </table:table-row>
        <table:table-row table:style-name="ro1">
          <table:table-cell office:value-type="float" office:value="2.03678117528456" calcext:value-type="float">
            <text:p>2.03678117528456</text:p>
          </table:table-cell>
          <table:table-cell table:formula="of:=16.6666666667 / [.A550]" office:value-type="float" office:value="8.18284598706167" calcext:value-type="float">
            <text:p>8.18284598706167</text:p>
          </table:table-cell>
          <table:table-cell table:formula="of:=[.C549]" office:value-type="float" office:value="0.03" calcext:value-type="float">
            <text:p>0.03</text:p>
          </table:table-cell>
          <table:table-cell table:formula="of:=IF(([.B550]&lt;20)  AND ([.B550]&gt;2); (1-[.C550])*[.D549]+[.C550]*[.B550]; [.D549])" office:value-type="float" office:value="8.26562628110125" calcext:value-type="float">
            <text:p>8.26562628110125</text:p>
          </table:table-cell>
          <table:table-cell/>
          <table:table-cell table:formula="of:=MIN([.B550];20)" office:value-type="float" office:value="8.18284598706167" calcext:value-type="float">
            <text:p>8.18284598706167</text:p>
          </table:table-cell>
          <table:table-cell table:formula="of:=[.D550]" office:value-type="float" office:value="8.26562628110125" calcext:value-type="float">
            <text:p>8.26562628110125</text:p>
          </table:table-cell>
        </table:table-row>
        <table:table-row table:style-name="ro1">
          <table:table-cell office:value-type="float" office:value="1.97982758840745" calcext:value-type="float">
            <text:p>1.97982758840745</text:p>
          </table:table-cell>
          <table:table-cell table:formula="of:=16.6666666667 / [.A551]" office:value-type="float" office:value="8.41824144904785" calcext:value-type="float">
            <text:p>8.41824144904785</text:p>
          </table:table-cell>
          <table:table-cell table:formula="of:=[.C550]" office:value-type="float" office:value="0.03" calcext:value-type="float">
            <text:p>0.03</text:p>
          </table:table-cell>
          <table:table-cell table:formula="of:=IF(([.B551]&lt;20)  AND ([.B551]&gt;2); (1-[.C551])*[.D550]+[.C551]*[.B551]; [.D550])" office:value-type="float" office:value="8.27020473613964" calcext:value-type="float">
            <text:p>8.27020473613964</text:p>
          </table:table-cell>
          <table:table-cell/>
          <table:table-cell table:formula="of:=MIN([.B551];20)" office:value-type="float" office:value="8.41824144904785" calcext:value-type="float">
            <text:p>8.41824144904785</text:p>
          </table:table-cell>
          <table:table-cell table:formula="of:=[.D551]" office:value-type="float" office:value="8.27020473613964" calcext:value-type="float">
            <text:p>8.27020473613964</text:p>
          </table:table-cell>
        </table:table-row>
        <table:table-row table:style-name="ro1">
          <table:table-cell office:value-type="float" office:value="2.26201041419352" calcext:value-type="float">
            <text:p>2.26201041419352</text:p>
          </table:table-cell>
          <table:table-cell table:formula="of:=16.6666666667 / [.A552]" office:value-type="float" office:value="7.36807689395286" calcext:value-type="float">
            <text:p>7.36807689395286</text:p>
          </table:table-cell>
          <table:table-cell table:formula="of:=[.C551]" office:value-type="float" office:value="0.03" calcext:value-type="float">
            <text:p>0.03</text:p>
          </table:table-cell>
          <table:table-cell table:formula="of:=IF(([.B552]&lt;20)  AND ([.B552]&gt;2); (1-[.C552])*[.D551]+[.C552]*[.B552]; [.D551])" office:value-type="float" office:value="8.24314090087404" calcext:value-type="float">
            <text:p>8.24314090087404</text:p>
          </table:table-cell>
          <table:table-cell/>
          <table:table-cell table:formula="of:=MIN([.B552];20)" office:value-type="float" office:value="7.36807689395286" calcext:value-type="float">
            <text:p>7.36807689395286</text:p>
          </table:table-cell>
          <table:table-cell table:formula="of:=[.D552]" office:value-type="float" office:value="8.24314090087404" calcext:value-type="float">
            <text:p>8.24314090087404</text:p>
          </table:table-cell>
        </table:table-row>
        <table:table-row table:style-name="ro1">
          <table:table-cell office:value-type="float" office:value="2.19905511595505" calcext:value-type="float">
            <text:p>2.19905511595505</text:p>
          </table:table-cell>
          <table:table-cell table:formula="of:=16.6666666667 / [.A553]" office:value-type="float" office:value="7.57901270676505" calcext:value-type="float">
            <text:p>7.57901270676505</text:p>
          </table:table-cell>
          <table:table-cell table:formula="of:=[.C552]" office:value-type="float" office:value="0.03" calcext:value-type="float">
            <text:p>0.03</text:p>
          </table:table-cell>
          <table:table-cell table:formula="of:=IF(([.B553]&lt;20)  AND ([.B553]&gt;2); (1-[.C553])*[.D552]+[.C553]*[.B553]; [.D552])" office:value-type="float" office:value="8.22321705505077" calcext:value-type="float">
            <text:p>8.22321705505077</text:p>
          </table:table-cell>
          <table:table-cell/>
          <table:table-cell table:formula="of:=MIN([.B553];20)" office:value-type="float" office:value="7.57901270676505" calcext:value-type="float">
            <text:p>7.57901270676505</text:p>
          </table:table-cell>
          <table:table-cell table:formula="of:=[.D553]" office:value-type="float" office:value="8.22321705505077" calcext:value-type="float">
            <text:p>8.22321705505077</text:p>
          </table:table-cell>
        </table:table-row>
        <table:table-row table:style-name="ro1">
          <table:table-cell office:value-type="float" office:value="2.05394690681677" calcext:value-type="float">
            <text:p>2.05394690681677</text:p>
          </table:table-cell>
          <table:table-cell table:formula="of:=16.6666666667 / [.A554]" office:value-type="float" office:value="8.11445836861" calcext:value-type="float">
            <text:p>8.11445836861</text:p>
          </table:table-cell>
          <table:table-cell table:formula="of:=[.C553]" office:value-type="float" office:value="0.03" calcext:value-type="float">
            <text:p>0.03</text:p>
          </table:table-cell>
          <table:table-cell table:formula="of:=IF(([.B554]&lt;20)  AND ([.B554]&gt;2); (1-[.C554])*[.D553]+[.C554]*[.B554]; [.D553])" office:value-type="float" office:value="8.21995429445754" calcext:value-type="float">
            <text:p>8.21995429445754</text:p>
          </table:table-cell>
          <table:table-cell/>
          <table:table-cell table:formula="of:=MIN([.B554];20)" office:value-type="float" office:value="8.11445836861" calcext:value-type="float">
            <text:p>8.11445836861</text:p>
          </table:table-cell>
          <table:table-cell table:formula="of:=[.D554]" office:value-type="float" office:value="8.21995429445754" calcext:value-type="float">
            <text:p>8.21995429445754</text:p>
          </table:table-cell>
        </table:table-row>
        <table:table-row table:style-name="ro1">
          <table:table-cell office:value-type="float" office:value="1.75642851854475" calcext:value-type="float">
            <text:p>1.75642851854475</text:p>
          </table:table-cell>
          <table:table-cell table:formula="of:=16.6666666667 / [.A555]" office:value-type="float" office:value="9.4889524342891" calcext:value-type="float">
            <text:p>9.4889524342891</text:p>
          </table:table-cell>
          <table:table-cell table:formula="of:=[.C554]" office:value-type="float" office:value="0.03" calcext:value-type="float">
            <text:p>0.03</text:p>
          </table:table-cell>
          <table:table-cell table:formula="of:=IF(([.B555]&lt;20)  AND ([.B555]&gt;2); (1-[.C555])*[.D554]+[.C555]*[.B555]; [.D554])" office:value-type="float" office:value="8.25802423865249" calcext:value-type="float">
            <text:p>8.25802423865249</text:p>
          </table:table-cell>
          <table:table-cell/>
          <table:table-cell table:formula="of:=MIN([.B555];20)" office:value-type="float" office:value="9.4889524342891" calcext:value-type="float">
            <text:p>9.4889524342891</text:p>
          </table:table-cell>
          <table:table-cell table:formula="of:=[.D555]" office:value-type="float" office:value="8.25802423865249" calcext:value-type="float">
            <text:p>8.25802423865249</text:p>
          </table:table-cell>
        </table:table-row>
        <table:table-row table:style-name="ro1">
          <table:table-cell office:value-type="float" office:value="1.71082313710407" calcext:value-type="float">
            <text:p>1.71082313710407</text:p>
          </table:table-cell>
          <table:table-cell table:formula="of:=16.6666666667 / [.A556]" office:value-type="float" office:value="9.74189926780617" calcext:value-type="float">
            <text:p>9.74189926780617</text:p>
          </table:table-cell>
          <table:table-cell table:formula="of:=[.C555]" office:value-type="float" office:value="0.03" calcext:value-type="float">
            <text:p>0.03</text:p>
          </table:table-cell>
          <table:table-cell table:formula="of:=IF(([.B556]&lt;20)  AND ([.B556]&gt;2); (1-[.C556])*[.D555]+[.C556]*[.B556]; [.D555])" office:value-type="float" office:value="8.3025404895271" calcext:value-type="float">
            <text:p>8.3025404895271</text:p>
          </table:table-cell>
          <table:table-cell/>
          <table:table-cell table:formula="of:=MIN([.B556];20)" office:value-type="float" office:value="9.74189926780617" calcext:value-type="float">
            <text:p>9.74189926780617</text:p>
          </table:table-cell>
          <table:table-cell table:formula="of:=[.D556]" office:value-type="float" office:value="8.3025404895271" calcext:value-type="float">
            <text:p>8.3025404895271</text:p>
          </table:table-cell>
        </table:table-row>
        <table:table-row table:style-name="ro1">
          <table:table-cell office:value-type="float" office:value="2.11130574698306" calcext:value-type="float">
            <text:p>2.11130574698306</text:p>
          </table:table-cell>
          <table:table-cell table:formula="of:=16.6666666667 / [.A557]" office:value-type="float" office:value="7.89400904654181" calcext:value-type="float">
            <text:p>7.89400904654181</text:p>
          </table:table-cell>
          <table:table-cell table:formula="of:=[.C556]" office:value-type="float" office:value="0.03" calcext:value-type="float">
            <text:p>0.03</text:p>
          </table:table-cell>
          <table:table-cell table:formula="of:=IF(([.B557]&lt;20)  AND ([.B557]&gt;2); (1-[.C557])*[.D556]+[.C557]*[.B557]; [.D556])" office:value-type="float" office:value="8.29028454623754" calcext:value-type="float">
            <text:p>8.29028454623754</text:p>
          </table:table-cell>
          <table:table-cell/>
          <table:table-cell table:formula="of:=MIN([.B557];20)" office:value-type="float" office:value="7.89400904654181" calcext:value-type="float">
            <text:p>7.89400904654181</text:p>
          </table:table-cell>
          <table:table-cell table:formula="of:=[.D557]" office:value-type="float" office:value="8.29028454623754" calcext:value-type="float">
            <text:p>8.29028454623754</text:p>
          </table:table-cell>
        </table:table-row>
        <table:table-row table:style-name="ro1">
          <table:table-cell office:value-type="float" office:value="2.13291508227445" calcext:value-type="float">
            <text:p>2.13291508227445</text:p>
          </table:table-cell>
          <table:table-cell table:formula="of:=16.6666666667 / [.A558]" office:value-type="float" office:value="7.81403198149237" calcext:value-type="float">
            <text:p>7.81403198149237</text:p>
          </table:table-cell>
          <table:table-cell table:formula="of:=[.C557]" office:value-type="float" office:value="0.03" calcext:value-type="float">
            <text:p>0.03</text:p>
          </table:table-cell>
          <table:table-cell table:formula="of:=IF(([.B558]&lt;20)  AND ([.B558]&gt;2); (1-[.C558])*[.D557]+[.C558]*[.B558]; [.D557])" office:value-type="float" office:value="8.27599696929519" calcext:value-type="float">
            <text:p>8.27599696929519</text:p>
          </table:table-cell>
          <table:table-cell/>
          <table:table-cell table:formula="of:=MIN([.B558];20)" office:value-type="float" office:value="7.81403198149237" calcext:value-type="float">
            <text:p>7.81403198149237</text:p>
          </table:table-cell>
          <table:table-cell table:formula="of:=[.D558]" office:value-type="float" office:value="8.27599696929519" calcext:value-type="float">
            <text:p>8.27599696929519</text:p>
          </table:table-cell>
        </table:table-row>
        <table:table-row table:style-name="ro1">
          <table:table-cell office:value-type="float" office:value="2.28288754847624" calcext:value-type="float">
            <text:p>2.28288754847624</text:p>
          </table:table-cell>
          <table:table-cell table:formula="of:=16.6666666667 / [.A559]" office:value-type="float" office:value="7.30069541875793" calcext:value-type="float">
            <text:p>7.30069541875793</text:p>
          </table:table-cell>
          <table:table-cell table:formula="of:=[.C558]" office:value-type="float" office:value="0.03" calcext:value-type="float">
            <text:p>0.03</text:p>
          </table:table-cell>
          <table:table-cell table:formula="of:=IF(([.B559]&lt;20)  AND ([.B559]&gt;2); (1-[.C559])*[.D558]+[.C559]*[.B559]; [.D558])" office:value-type="float" office:value="8.24673792277907" calcext:value-type="float">
            <text:p>8.24673792277907</text:p>
          </table:table-cell>
          <table:table-cell/>
          <table:table-cell table:formula="of:=MIN([.B559];20)" office:value-type="float" office:value="7.30069541875793" calcext:value-type="float">
            <text:p>7.30069541875793</text:p>
          </table:table-cell>
          <table:table-cell table:formula="of:=[.D559]" office:value-type="float" office:value="8.24673792277907" calcext:value-type="float">
            <text:p>8.24673792277907</text:p>
          </table:table-cell>
        </table:table-row>
        <table:table-row table:style-name="ro1">
          <table:table-cell office:value-type="float" office:value="1.65852847747592" calcext:value-type="float">
            <text:p>1.65852847747592</text:p>
          </table:table-cell>
          <table:table-cell table:formula="of:=16.6666666667 / [.A560]" office:value-type="float" office:value="10.0490687335467" calcext:value-type="float">
            <text:p>10.0490687335467</text:p>
          </table:table-cell>
          <table:table-cell table:formula="of:=[.C559]" office:value-type="float" office:value="0.03" calcext:value-type="float">
            <text:p>0.03</text:p>
          </table:table-cell>
          <table:table-cell table:formula="of:=IF(([.B560]&lt;20)  AND ([.B560]&gt;2); (1-[.C560])*[.D559]+[.C560]*[.B560]; [.D559])" office:value-type="float" office:value="8.3008078471021" calcext:value-type="float">
            <text:p>8.3008078471021</text:p>
          </table:table-cell>
          <table:table-cell/>
          <table:table-cell table:formula="of:=MIN([.B560];20)" office:value-type="float" office:value="10.0490687335467" calcext:value-type="float">
            <text:p>10.0490687335467</text:p>
          </table:table-cell>
          <table:table-cell table:formula="of:=[.D560]" office:value-type="float" office:value="8.3008078471021" calcext:value-type="float">
            <text:p>8.3008078471021</text:p>
          </table:table-cell>
        </table:table-row>
        <table:table-row table:style-name="ro1">
          <table:table-cell office:value-type="float" office:value="1.41109640984553" calcext:value-type="float">
            <text:p>1.41109640984553</text:p>
          </table:table-cell>
          <table:table-cell table:formula="of:=16.6666666667 / [.A561]" office:value-type="float" office:value="11.8111466731919" calcext:value-type="float">
            <text:p>11.8111466731919</text:p>
          </table:table-cell>
          <table:table-cell table:formula="of:=[.C560]" office:value-type="float" office:value="0.03" calcext:value-type="float">
            <text:p>0.03</text:p>
          </table:table-cell>
          <table:table-cell table:formula="of:=IF(([.B561]&lt;20)  AND ([.B561]&gt;2); (1-[.C561])*[.D560]+[.C561]*[.B561]; [.D560])" office:value-type="float" office:value="8.40611801188479" calcext:value-type="float">
            <text:p>8.40611801188479</text:p>
          </table:table-cell>
          <table:table-cell/>
          <table:table-cell table:formula="of:=MIN([.B561];20)" office:value-type="float" office:value="11.8111466731919" calcext:value-type="float">
            <text:p>11.8111466731919</text:p>
          </table:table-cell>
          <table:table-cell table:formula="of:=[.D561]" office:value-type="float" office:value="8.40611801188479" calcext:value-type="float">
            <text:p>8.40611801188479</text:p>
          </table:table-cell>
        </table:table-row>
        <table:table-row table:style-name="ro1">
          <table:table-cell office:value-type="float" office:value="1.99869850396592" calcext:value-type="float">
            <text:p>1.99869850396592</text:p>
          </table:table-cell>
          <table:table-cell table:formula="of:=16.6666666667 / [.A562]" office:value-type="float" office:value="8.33875976473149" calcext:value-type="float">
            <text:p>8.33875976473149</text:p>
          </table:table-cell>
          <table:table-cell table:formula="of:=[.C561]" office:value-type="float" office:value="0.03" calcext:value-type="float">
            <text:p>0.03</text:p>
          </table:table-cell>
          <table:table-cell table:formula="of:=IF(([.B562]&lt;20)  AND ([.B562]&gt;2); (1-[.C562])*[.D561]+[.C562]*[.B562]; [.D561])" office:value-type="float" office:value="8.40409726447019" calcext:value-type="float">
            <text:p>8.40409726447019</text:p>
          </table:table-cell>
          <table:table-cell/>
          <table:table-cell table:formula="of:=MIN([.B562];20)" office:value-type="float" office:value="8.33875976473149" calcext:value-type="float">
            <text:p>8.33875976473149</text:p>
          </table:table-cell>
          <table:table-cell table:formula="of:=[.D562]" office:value-type="float" office:value="8.40409726447019" calcext:value-type="float">
            <text:p>8.40409726447019</text:p>
          </table:table-cell>
        </table:table-row>
        <table:table-row table:style-name="ro1">
          <table:table-cell office:value-type="float" office:value="1.93824904948548" calcext:value-type="float">
            <text:p>1.93824904948548</text:p>
          </table:table-cell>
          <table:table-cell table:formula="of:=16.6666666667 / [.A563]" office:value-type="float" office:value="8.59882617825828" calcext:value-type="float">
            <text:p>8.59882617825828</text:p>
          </table:table-cell>
          <table:table-cell table:formula="of:=[.C562]" office:value-type="float" office:value="0.03" calcext:value-type="float">
            <text:p>0.03</text:p>
          </table:table-cell>
          <table:table-cell table:formula="of:=IF(([.B563]&lt;20)  AND ([.B563]&gt;2); (1-[.C563])*[.D562]+[.C563]*[.B563]; [.D562])" office:value-type="float" office:value="8.40993913188383" calcext:value-type="float">
            <text:p>8.40993913188383</text:p>
          </table:table-cell>
          <table:table-cell/>
          <table:table-cell table:formula="of:=MIN([.B563];20)" office:value-type="float" office:value="8.59882617825828" calcext:value-type="float">
            <text:p>8.59882617825828</text:p>
          </table:table-cell>
          <table:table-cell table:formula="of:=[.D563]" office:value-type="float" office:value="8.40993913188383" calcext:value-type="float">
            <text:p>8.40993913188383</text:p>
          </table:table-cell>
        </table:table-row>
        <table:table-row table:style-name="ro1">
          <table:table-cell office:value-type="float" office:value="1.96421188885476" calcext:value-type="float">
            <text:p>1.96421188885476</text:p>
          </table:table-cell>
          <table:table-cell table:formula="of:=16.6666666667 / [.A564]" office:value-type="float" office:value="8.48516739017273" calcext:value-type="float">
            <text:p>8.48516739017273</text:p>
          </table:table-cell>
          <table:table-cell table:formula="of:=[.C563]" office:value-type="float" office:value="0.03" calcext:value-type="float">
            <text:p>0.03</text:p>
          </table:table-cell>
          <table:table-cell table:formula="of:=IF(([.B564]&lt;20)  AND ([.B564]&gt;2); (1-[.C564])*[.D563]+[.C564]*[.B564]; [.D563])" office:value-type="float" office:value="8.4121959796325" calcext:value-type="float">
            <text:p>8.4121959796325</text:p>
          </table:table-cell>
          <table:table-cell/>
          <table:table-cell table:formula="of:=MIN([.B564];20)" office:value-type="float" office:value="8.48516739017273" calcext:value-type="float">
            <text:p>8.48516739017273</text:p>
          </table:table-cell>
          <table:table-cell table:formula="of:=[.D564]" office:value-type="float" office:value="8.4121959796325" calcext:value-type="float">
            <text:p>8.4121959796325</text:p>
          </table:table-cell>
        </table:table-row>
        <table:table-row table:style-name="ro1">
          <table:table-cell office:value-type="float" office:value="1.72709616190418" calcext:value-type="float">
            <text:p>1.72709616190418</text:p>
          </table:table-cell>
          <table:table-cell table:formula="of:=16.6666666667 / [.A565]" office:value-type="float" office:value="9.65010926104106" calcext:value-type="float">
            <text:p>9.65010926104106</text:p>
          </table:table-cell>
          <table:table-cell table:formula="of:=[.C564]" office:value-type="float" office:value="0.03" calcext:value-type="float">
            <text:p>0.03</text:p>
          </table:table-cell>
          <table:table-cell table:formula="of:=IF(([.B565]&lt;20)  AND ([.B565]&gt;2); (1-[.C565])*[.D564]+[.C565]*[.B565]; [.D564])" office:value-type="float" office:value="8.44933337807476" calcext:value-type="float">
            <text:p>8.44933337807476</text:p>
          </table:table-cell>
          <table:table-cell/>
          <table:table-cell table:formula="of:=MIN([.B565];20)" office:value-type="float" office:value="9.65010926104106" calcext:value-type="float">
            <text:p>9.65010926104106</text:p>
          </table:table-cell>
          <table:table-cell table:formula="of:=[.D565]" office:value-type="float" office:value="8.44933337807476" calcext:value-type="float">
            <text:p>8.44933337807476</text:p>
          </table:table-cell>
        </table:table-row>
        <table:table-row table:style-name="ro1">
          <table:table-cell office:value-type="float" office:value="1.53816148442728" calcext:value-type="float">
            <text:p>1.53816148442728</text:p>
          </table:table-cell>
          <table:table-cell table:formula="of:=16.6666666667 / [.A566]" office:value-type="float" office:value="10.8354466260126" calcext:value-type="float">
            <text:p>10.8354466260126</text:p>
          </table:table-cell>
          <table:table-cell table:formula="of:=[.C565]" office:value-type="float" office:value="0.03" calcext:value-type="float">
            <text:p>0.03</text:p>
          </table:table-cell>
          <table:table-cell table:formula="of:=IF(([.B566]&lt;20)  AND ([.B566]&gt;2); (1-[.C566])*[.D565]+[.C566]*[.B566]; [.D565])" office:value-type="float" office:value="8.52091677551289" calcext:value-type="float">
            <text:p>8.52091677551289</text:p>
          </table:table-cell>
          <table:table-cell/>
          <table:table-cell table:formula="of:=MIN([.B566];20)" office:value-type="float" office:value="10.8354466260126" calcext:value-type="float">
            <text:p>10.8354466260126</text:p>
          </table:table-cell>
          <table:table-cell table:formula="of:=[.D566]" office:value-type="float" office:value="8.52091677551289" calcext:value-type="float">
            <text:p>8.52091677551289</text:p>
          </table:table-cell>
        </table:table-row>
        <table:table-row table:style-name="ro1">
          <table:table-cell office:value-type="float" office:value="1.4731422254132" calcext:value-type="float">
            <text:p>1.4731422254132</text:p>
          </table:table-cell>
          <table:table-cell table:formula="of:=16.6666666667 / [.A567]" office:value-type="float" office:value="11.3136847068688" calcext:value-type="float">
            <text:p>11.3136847068688</text:p>
          </table:table-cell>
          <table:table-cell table:formula="of:=[.C566]" office:value-type="float" office:value="0.03" calcext:value-type="float">
            <text:p>0.03</text:p>
          </table:table-cell>
          <table:table-cell table:formula="of:=IF(([.B567]&lt;20)  AND ([.B567]&gt;2); (1-[.C567])*[.D566]+[.C567]*[.B567]; [.D566])" office:value-type="float" office:value="8.60469981345357" calcext:value-type="float">
            <text:p>8.60469981345357</text:p>
          </table:table-cell>
          <table:table-cell/>
          <table:table-cell table:formula="of:=MIN([.B567];20)" office:value-type="float" office:value="11.3136847068688" calcext:value-type="float">
            <text:p>11.3136847068688</text:p>
          </table:table-cell>
          <table:table-cell table:formula="of:=[.D567]" office:value-type="float" office:value="8.60469981345357" calcext:value-type="float">
            <text:p>8.60469981345357</text:p>
          </table:table-cell>
        </table:table-row>
        <table:table-row table:style-name="ro1">
          <table:table-cell office:value-type="float" office:value="1.62016755419321" calcext:value-type="float">
            <text:p>1.62016755419321</text:p>
          </table:table-cell>
          <table:table-cell table:formula="of:=16.6666666667 / [.A568]" office:value-type="float" office:value="10.2870018743212" calcext:value-type="float">
            <text:p>10.2870018743212</text:p>
          </table:table-cell>
          <table:table-cell table:formula="of:=[.C567]" office:value-type="float" office:value="0.03" calcext:value-type="float">
            <text:p>0.03</text:p>
          </table:table-cell>
          <table:table-cell table:formula="of:=IF(([.B568]&lt;20)  AND ([.B568]&gt;2); (1-[.C568])*[.D567]+[.C568]*[.B568]; [.D567])" office:value-type="float" office:value="8.6551688752796" calcext:value-type="float">
            <text:p>8.6551688752796</text:p>
          </table:table-cell>
          <table:table-cell/>
          <table:table-cell table:formula="of:=MIN([.B568];20)" office:value-type="float" office:value="10.2870018743212" calcext:value-type="float">
            <text:p>10.2870018743212</text:p>
          </table:table-cell>
          <table:table-cell table:formula="of:=[.D568]" office:value-type="float" office:value="8.6551688752796" calcext:value-type="float">
            <text:p>8.6551688752796</text:p>
          </table:table-cell>
        </table:table-row>
        <table:table-row table:style-name="ro1">
          <table:table-cell office:value-type="float" office:value="1.74919461323313" calcext:value-type="float">
            <text:p>1.74919461323313</text:p>
          </table:table-cell>
          <table:table-cell table:formula="of:=16.6666666667 / [.A569]" office:value-type="float" office:value="9.52819459916706" calcext:value-type="float">
            <text:p>9.52819459916706</text:p>
          </table:table-cell>
          <table:table-cell table:formula="of:=[.C568]" office:value-type="float" office:value="0.03" calcext:value-type="float">
            <text:p>0.03</text:p>
          </table:table-cell>
          <table:table-cell table:formula="of:=IF(([.B569]&lt;20)  AND ([.B569]&gt;2); (1-[.C569])*[.D568]+[.C569]*[.B569]; [.D568])" office:value-type="float" office:value="8.68135964699622" calcext:value-type="float">
            <text:p>8.68135964699622</text:p>
          </table:table-cell>
          <table:table-cell/>
          <table:table-cell table:formula="of:=MIN([.B569];20)" office:value-type="float" office:value="9.52819459916706" calcext:value-type="float">
            <text:p>9.52819459916706</text:p>
          </table:table-cell>
          <table:table-cell table:formula="of:=[.D569]" office:value-type="float" office:value="8.68135964699622" calcext:value-type="float">
            <text:p>8.68135964699622</text:p>
          </table:table-cell>
        </table:table-row>
        <table:table-row table:style-name="ro1">
          <table:table-cell office:value-type="float" office:value="1.95939922619266" calcext:value-type="float">
            <text:p>1.95939922619266</text:p>
          </table:table-cell>
          <table:table-cell table:formula="of:=16.6666666667 / [.A570]" office:value-type="float" office:value="8.5060085989139" calcext:value-type="float">
            <text:p>8.5060085989139</text:p>
          </table:table-cell>
          <table:table-cell table:formula="of:=[.C569]" office:value-type="float" office:value="0.03" calcext:value-type="float">
            <text:p>0.03</text:p>
          </table:table-cell>
          <table:table-cell table:formula="of:=IF(([.B570]&lt;20)  AND ([.B570]&gt;2); (1-[.C570])*[.D569]+[.C570]*[.B570]; [.D569])" office:value-type="float" office:value="8.67609911555375" calcext:value-type="float">
            <text:p>8.67609911555375</text:p>
          </table:table-cell>
          <table:table-cell/>
          <table:table-cell table:formula="of:=MIN([.B570];20)" office:value-type="float" office:value="8.5060085989139" calcext:value-type="float">
            <text:p>8.5060085989139</text:p>
          </table:table-cell>
          <table:table-cell table:formula="of:=[.D570]" office:value-type="float" office:value="8.67609911555375" calcext:value-type="float">
            <text:p>8.67609911555375</text:p>
          </table:table-cell>
        </table:table-row>
        <table:table-row table:style-name="ro1">
          <table:table-cell office:value-type="float" office:value="1.7839660376325" calcext:value-type="float">
            <text:p>1.7839660376325</text:p>
          </table:table-cell>
          <table:table-cell table:formula="of:=16.6666666667 / [.A571]" office:value-type="float" office:value="9.34247979788804" calcext:value-type="float">
            <text:p>9.34247979788804</text:p>
          </table:table-cell>
          <table:table-cell table:formula="of:=[.C570]" office:value-type="float" office:value="0.03" calcext:value-type="float">
            <text:p>0.03</text:p>
          </table:table-cell>
          <table:table-cell table:formula="of:=IF(([.B571]&lt;20)  AND ([.B571]&gt;2); (1-[.C571])*[.D570]+[.C571]*[.B571]; [.D570])" office:value-type="float" office:value="8.69609053602378" calcext:value-type="float">
            <text:p>8.69609053602378</text:p>
          </table:table-cell>
          <table:table-cell/>
          <table:table-cell table:formula="of:=MIN([.B571];20)" office:value-type="float" office:value="9.34247979788804" calcext:value-type="float">
            <text:p>9.34247979788804</text:p>
          </table:table-cell>
          <table:table-cell table:formula="of:=[.D571]" office:value-type="float" office:value="8.69609053602378" calcext:value-type="float">
            <text:p>8.69609053602378</text:p>
          </table:table-cell>
        </table:table-row>
        <table:table-row table:style-name="ro1">
          <table:table-cell office:value-type="float" office:value="1.77997106749131" calcext:value-type="float">
            <text:p>1.77997106749131</text:p>
          </table:table-cell>
          <table:table-cell table:formula="of:=16.6666666667 / [.A572]" office:value-type="float" office:value="9.36344807569824" calcext:value-type="float">
            <text:p>9.36344807569824</text:p>
          </table:table-cell>
          <table:table-cell table:formula="of:=[.C571]" office:value-type="float" office:value="0.03" calcext:value-type="float">
            <text:p>0.03</text:p>
          </table:table-cell>
          <table:table-cell table:formula="of:=IF(([.B572]&lt;20)  AND ([.B572]&gt;2); (1-[.C572])*[.D571]+[.C572]*[.B572]; [.D571])" office:value-type="float" office:value="8.71611126221401" calcext:value-type="float">
            <text:p>8.71611126221401</text:p>
          </table:table-cell>
          <table:table-cell/>
          <table:table-cell table:formula="of:=MIN([.B572];20)" office:value-type="float" office:value="9.36344807569824" calcext:value-type="float">
            <text:p>9.36344807569824</text:p>
          </table:table-cell>
          <table:table-cell table:formula="of:=[.D572]" office:value-type="float" office:value="8.71611126221401" calcext:value-type="float">
            <text:p>8.71611126221401</text:p>
          </table:table-cell>
        </table:table-row>
        <table:table-row table:style-name="ro1">
          <table:table-cell office:value-type="float" office:value="1.75293407341251" calcext:value-type="float">
            <text:p>1.75293407341251</text:p>
          </table:table-cell>
          <table:table-cell table:formula="of:=16.6666666667 / [.A573]" office:value-type="float" office:value="9.50786850429253" calcext:value-type="float">
            <text:p>9.50786850429253</text:p>
          </table:table-cell>
          <table:table-cell table:formula="of:=[.C572]" office:value-type="float" office:value="0.03" calcext:value-type="float">
            <text:p>0.03</text:p>
          </table:table-cell>
          <table:table-cell table:formula="of:=IF(([.B573]&lt;20)  AND ([.B573]&gt;2); (1-[.C573])*[.D572]+[.C573]*[.B573]; [.D572])" office:value-type="float" office:value="8.73986397947637" calcext:value-type="float">
            <text:p>8.73986397947637</text:p>
          </table:table-cell>
          <table:table-cell/>
          <table:table-cell table:formula="of:=MIN([.B573];20)" office:value-type="float" office:value="9.50786850429253" calcext:value-type="float">
            <text:p>9.50786850429253</text:p>
          </table:table-cell>
          <table:table-cell table:formula="of:=[.D573]" office:value-type="float" office:value="8.73986397947637" calcext:value-type="float">
            <text:p>8.73986397947637</text:p>
          </table:table-cell>
        </table:table-row>
        <table:table-row table:style-name="ro1">
          <table:table-cell office:value-type="float" office:value="1.71882575414123" calcext:value-type="float">
            <text:p>1.71882575414123</text:p>
          </table:table-cell>
          <table:table-cell table:formula="of:=16.6666666667 / [.A574]" office:value-type="float" office:value="9.69654232056065" calcext:value-type="float">
            <text:p>9.69654232056065</text:p>
          </table:table-cell>
          <table:table-cell table:formula="of:=[.C573]" office:value-type="float" office:value="0.03" calcext:value-type="float">
            <text:p>0.03</text:p>
          </table:table-cell>
          <table:table-cell table:formula="of:=IF(([.B574]&lt;20)  AND ([.B574]&gt;2); (1-[.C574])*[.D573]+[.C574]*[.B574]; [.D573])" office:value-type="float" office:value="8.7685643297089" calcext:value-type="float">
            <text:p>8.7685643297089</text:p>
          </table:table-cell>
          <table:table-cell/>
          <table:table-cell table:formula="of:=MIN([.B574];20)" office:value-type="float" office:value="9.69654232056065" calcext:value-type="float">
            <text:p>9.69654232056065</text:p>
          </table:table-cell>
          <table:table-cell table:formula="of:=[.D574]" office:value-type="float" office:value="8.7685643297089" calcext:value-type="float">
            <text:p>8.7685643297089</text:p>
          </table:table-cell>
        </table:table-row>
        <table:table-row table:style-name="ro1">
          <table:table-cell office:value-type="float" office:value="1.75043245258904" calcext:value-type="float">
            <text:p>1.75043245258904</text:p>
          </table:table-cell>
          <table:table-cell table:formula="of:=16.6666666667 / [.A575]" office:value-type="float" office:value="9.52145662178998" calcext:value-type="float">
            <text:p>9.52145662178998</text:p>
          </table:table-cell>
          <table:table-cell table:formula="of:=[.C574]" office:value-type="float" office:value="0.03" calcext:value-type="float">
            <text:p>0.03</text:p>
          </table:table-cell>
          <table:table-cell table:formula="of:=IF(([.B575]&lt;20)  AND ([.B575]&gt;2); (1-[.C575])*[.D574]+[.C575]*[.B575]; [.D574])" office:value-type="float" office:value="8.79115109847133" calcext:value-type="float">
            <text:p>8.79115109847133</text:p>
          </table:table-cell>
          <table:table-cell/>
          <table:table-cell table:formula="of:=MIN([.B575];20)" office:value-type="float" office:value="9.52145662178998" calcext:value-type="float">
            <text:p>9.52145662178998</text:p>
          </table:table-cell>
          <table:table-cell table:formula="of:=[.D575]" office:value-type="float" office:value="8.79115109847133" calcext:value-type="float">
            <text:p>8.79115109847133</text:p>
          </table:table-cell>
        </table:table-row>
        <table:table-row table:style-name="ro1">
          <table:table-cell office:value-type="float" office:value="1.75000369646484" calcext:value-type="float">
            <text:p>1.75000369646484</text:p>
          </table:table-cell>
          <table:table-cell table:formula="of:=16.6666666667 / [.A576]" office:value-type="float" office:value="9.52378940705562" calcext:value-type="float">
            <text:p>9.52378940705562</text:p>
          </table:table-cell>
          <table:table-cell table:formula="of:=[.C575]" office:value-type="float" office:value="0.03" calcext:value-type="float">
            <text:p>0.03</text:p>
          </table:table-cell>
          <table:table-cell table:formula="of:=IF(([.B576]&lt;20)  AND ([.B576]&gt;2); (1-[.C576])*[.D575]+[.C576]*[.B576]; [.D575])" office:value-type="float" office:value="8.81313024772886" calcext:value-type="float">
            <text:p>8.81313024772886</text:p>
          </table:table-cell>
          <table:table-cell/>
          <table:table-cell table:formula="of:=MIN([.B576];20)" office:value-type="float" office:value="9.52378940705562" calcext:value-type="float">
            <text:p>9.52378940705562</text:p>
          </table:table-cell>
          <table:table-cell table:formula="of:=[.D576]" office:value-type="float" office:value="8.81313024772886" calcext:value-type="float">
            <text:p>8.81313024772886</text:p>
          </table:table-cell>
        </table:table-row>
        <table:table-row table:style-name="ro1">
          <table:table-cell office:value-type="float" office:value="1.5948408002715" calcext:value-type="float">
            <text:p>1.5948408002715</text:p>
          </table:table-cell>
          <table:table-cell table:formula="of:=16.6666666667 / [.A577]" office:value-type="float" office:value="10.4503638631911" calcext:value-type="float">
            <text:p>10.4503638631911</text:p>
          </table:table-cell>
          <table:table-cell table:formula="of:=[.C576]" office:value-type="float" office:value="0.03" calcext:value-type="float">
            <text:p>0.03</text:p>
          </table:table-cell>
          <table:table-cell table:formula="of:=IF(([.B577]&lt;20)  AND ([.B577]&gt;2); (1-[.C577])*[.D576]+[.C577]*[.B577]; [.D576])" office:value-type="float" office:value="8.86224725619272" calcext:value-type="float">
            <text:p>8.86224725619272</text:p>
          </table:table-cell>
          <table:table-cell/>
          <table:table-cell table:formula="of:=MIN([.B577];20)" office:value-type="float" office:value="10.4503638631911" calcext:value-type="float">
            <text:p>10.4503638631911</text:p>
          </table:table-cell>
          <table:table-cell table:formula="of:=[.D577]" office:value-type="float" office:value="8.86224725619272" calcext:value-type="float">
            <text:p>8.86224725619272</text:p>
          </table:table-cell>
        </table:table-row>
        <table:table-row table:style-name="ro1">
          <table:table-cell office:value-type="float" office:value="1.51024761883753" calcext:value-type="float">
            <text:p>1.51024761883753</text:p>
          </table:table-cell>
          <table:table-cell table:formula="of:=16.6666666667 / [.A578]" office:value-type="float" office:value="11.0357178907712" calcext:value-type="float">
            <text:p>11.0357178907712</text:p>
          </table:table-cell>
          <table:table-cell table:formula="of:=[.C577]" office:value-type="float" office:value="0.03" calcext:value-type="float">
            <text:p>0.03</text:p>
          </table:table-cell>
          <table:table-cell table:formula="of:=IF(([.B578]&lt;20)  AND ([.B578]&gt;2); (1-[.C578])*[.D577]+[.C578]*[.B578]; [.D577])" office:value-type="float" office:value="8.92745137523008" calcext:value-type="float">
            <text:p>8.92745137523008</text:p>
          </table:table-cell>
          <table:table-cell/>
          <table:table-cell table:formula="of:=MIN([.B578];20)" office:value-type="float" office:value="11.0357178907712" calcext:value-type="float">
            <text:p>11.0357178907712</text:p>
          </table:table-cell>
          <table:table-cell table:formula="of:=[.D578]" office:value-type="float" office:value="8.92745137523008" calcext:value-type="float">
            <text:p>8.92745137523008</text:p>
          </table:table-cell>
        </table:table-row>
        <table:table-row table:style-name="ro1">
          <table:table-cell office:value-type="float" office:value="1.59019674455257" calcext:value-type="float">
            <text:p>1.59019674455257</text:p>
          </table:table-cell>
          <table:table-cell table:formula="of:=16.6666666667 / [.A579]" office:value-type="float" office:value="10.4808834025059" calcext:value-type="float">
            <text:p>10.4808834025059</text:p>
          </table:table-cell>
          <table:table-cell table:formula="of:=[.C578]" office:value-type="float" office:value="0.03" calcext:value-type="float">
            <text:p>0.03</text:p>
          </table:table-cell>
          <table:table-cell table:formula="of:=IF(([.B579]&lt;20)  AND ([.B579]&gt;2); (1-[.C579])*[.D578]+[.C579]*[.B579]; [.D578])" office:value-type="float" office:value="8.97405433604835" calcext:value-type="float">
            <text:p>8.97405433604835</text:p>
          </table:table-cell>
          <table:table-cell/>
          <table:table-cell table:formula="of:=MIN([.B579];20)" office:value-type="float" office:value="10.4808834025059" calcext:value-type="float">
            <text:p>10.4808834025059</text:p>
          </table:table-cell>
          <table:table-cell table:formula="of:=[.D579]" office:value-type="float" office:value="8.97405433604835" calcext:value-type="float">
            <text:p>8.97405433604835</text:p>
          </table:table-cell>
        </table:table-row>
        <table:table-row table:style-name="ro1">
          <table:table-cell office:value-type="float" office:value="1.52278434946" calcext:value-type="float">
            <text:p>1.52278434946</text:p>
          </table:table-cell>
          <table:table-cell table:formula="of:=16.6666666667 / [.A580]" office:value-type="float" office:value="10.9448633830589" calcext:value-type="float">
            <text:p>10.9448633830589</text:p>
          </table:table-cell>
          <table:table-cell table:formula="of:=[.C579]" office:value-type="float" office:value="0.03" calcext:value-type="float">
            <text:p>0.03</text:p>
          </table:table-cell>
          <table:table-cell table:formula="of:=IF(([.B580]&lt;20)  AND ([.B580]&gt;2); (1-[.C580])*[.D579]+[.C580]*[.B580]; [.D579])" office:value-type="float" office:value="9.03317860745867" calcext:value-type="float">
            <text:p>9.03317860745867</text:p>
          </table:table-cell>
          <table:table-cell/>
          <table:table-cell table:formula="of:=MIN([.B580];20)" office:value-type="float" office:value="10.9448633830589" calcext:value-type="float">
            <text:p>10.9448633830589</text:p>
          </table:table-cell>
          <table:table-cell table:formula="of:=[.D580]" office:value-type="float" office:value="9.03317860745867" calcext:value-type="float">
            <text:p>9.03317860745867</text:p>
          </table:table-cell>
        </table:table-row>
        <table:table-row table:style-name="ro1">
          <table:table-cell office:value-type="float" office:value="1.80140181709025" calcext:value-type="float">
            <text:p>1.80140181709025</text:p>
          </table:table-cell>
          <table:table-cell table:formula="of:=16.6666666667 / [.A581]" office:value-type="float" office:value="9.25205387747483" calcext:value-type="float">
            <text:p>9.25205387747483</text:p>
          </table:table-cell>
          <table:table-cell table:formula="of:=[.C580]" office:value-type="float" office:value="0.03" calcext:value-type="float">
            <text:p>0.03</text:p>
          </table:table-cell>
          <table:table-cell table:formula="of:=IF(([.B581]&lt;20)  AND ([.B581]&gt;2); (1-[.C581])*[.D580]+[.C581]*[.B581]; [.D580])" office:value-type="float" office:value="9.03974486555915" calcext:value-type="float">
            <text:p>9.03974486555915</text:p>
          </table:table-cell>
          <table:table-cell/>
          <table:table-cell table:formula="of:=MIN([.B581];20)" office:value-type="float" office:value="9.25205387747483" calcext:value-type="float">
            <text:p>9.25205387747483</text:p>
          </table:table-cell>
          <table:table-cell table:formula="of:=[.D581]" office:value-type="float" office:value="9.03974486555915" calcext:value-type="float">
            <text:p>9.03974486555915</text:p>
          </table:table-cell>
        </table:table-row>
        <table:table-row table:style-name="ro1">
          <table:table-cell office:value-type="float" office:value="1.68770507627131" calcext:value-type="float">
            <text:p>1.68770507627131</text:p>
          </table:table-cell>
          <table:table-cell table:formula="of:=16.6666666667 / [.A582]" office:value-type="float" office:value="9.87534309224341" calcext:value-type="float">
            <text:p>9.87534309224341</text:p>
          </table:table-cell>
          <table:table-cell table:formula="of:=[.C581]" office:value-type="float" office:value="0.03" calcext:value-type="float">
            <text:p>0.03</text:p>
          </table:table-cell>
          <table:table-cell table:formula="of:=IF(([.B582]&lt;20)  AND ([.B582]&gt;2); (1-[.C582])*[.D581]+[.C582]*[.B582]; [.D581])" office:value-type="float" office:value="9.06481281235968" calcext:value-type="float">
            <text:p>9.06481281235968</text:p>
          </table:table-cell>
          <table:table-cell/>
          <table:table-cell table:formula="of:=MIN([.B582];20)" office:value-type="float" office:value="9.87534309224341" calcext:value-type="float">
            <text:p>9.87534309224341</text:p>
          </table:table-cell>
          <table:table-cell table:formula="of:=[.D582]" office:value-type="float" office:value="9.06481281235968" calcext:value-type="float">
            <text:p>9.06481281235968</text:p>
          </table:table-cell>
        </table:table-row>
        <table:table-row table:style-name="ro1">
          <table:table-cell office:value-type="float" office:value="1.53028074291199" calcext:value-type="float">
            <text:p>1.53028074291199</text:p>
          </table:table-cell>
          <table:table-cell table:formula="of:=16.6666666667 / [.A583]" office:value-type="float" office:value="10.8912477294753" calcext:value-type="float">
            <text:p>10.8912477294753</text:p>
          </table:table-cell>
          <table:table-cell table:formula="of:=[.C582]" office:value-type="float" office:value="0.03" calcext:value-type="float">
            <text:p>0.03</text:p>
          </table:table-cell>
          <table:table-cell table:formula="of:=IF(([.B583]&lt;20)  AND ([.B583]&gt;2); (1-[.C583])*[.D582]+[.C583]*[.B583]; [.D582])" office:value-type="float" office:value="9.11960585987315" calcext:value-type="float">
            <text:p>9.11960585987315</text:p>
          </table:table-cell>
          <table:table-cell/>
          <table:table-cell table:formula="of:=MIN([.B583];20)" office:value-type="float" office:value="10.8912477294753" calcext:value-type="float">
            <text:p>10.8912477294753</text:p>
          </table:table-cell>
          <table:table-cell table:formula="of:=[.D583]" office:value-type="float" office:value="9.11960585987315" calcext:value-type="float">
            <text:p>9.11960585987315</text:p>
          </table:table-cell>
        </table:table-row>
        <table:table-row table:style-name="ro1">
          <table:table-cell office:value-type="float" office:value="1.53437719323869" calcext:value-type="float">
            <text:p>1.53437719323869</text:p>
          </table:table-cell>
          <table:table-cell table:formula="of:=16.6666666667 / [.A584]" office:value-type="float" office:value="10.8621704885491" calcext:value-type="float">
            <text:p>10.8621704885491</text:p>
          </table:table-cell>
          <table:table-cell table:formula="of:=[.C583]" office:value-type="float" office:value="0.03" calcext:value-type="float">
            <text:p>0.03</text:p>
          </table:table-cell>
          <table:table-cell table:formula="of:=IF(([.B584]&lt;20)  AND ([.B584]&gt;2); (1-[.C584])*[.D583]+[.C584]*[.B584]; [.D583])" office:value-type="float" office:value="9.17188279873343" calcext:value-type="float">
            <text:p>9.17188279873343</text:p>
          </table:table-cell>
          <table:table-cell/>
          <table:table-cell table:formula="of:=MIN([.B584];20)" office:value-type="float" office:value="10.8621704885491" calcext:value-type="float">
            <text:p>10.8621704885491</text:p>
          </table:table-cell>
          <table:table-cell table:formula="of:=[.D584]" office:value-type="float" office:value="9.17188279873343" calcext:value-type="float">
            <text:p>9.17188279873343</text:p>
          </table:table-cell>
        </table:table-row>
        <table:table-row table:style-name="ro1">
          <table:table-cell office:value-type="float" office:value="1.47914798436716" calcext:value-type="float">
            <text:p>1.47914798436716</text:p>
          </table:table-cell>
          <table:table-cell table:formula="of:=16.6666666667 / [.A585]" office:value-type="float" office:value="11.2677479487157" calcext:value-type="float">
            <text:p>11.2677479487157</text:p>
          </table:table-cell>
          <table:table-cell table:formula="of:=[.C584]" office:value-type="float" office:value="0.03" calcext:value-type="float">
            <text:p>0.03</text:p>
          </table:table-cell>
          <table:table-cell table:formula="of:=IF(([.B585]&lt;20)  AND ([.B585]&gt;2); (1-[.C585])*[.D584]+[.C585]*[.B585]; [.D584])" office:value-type="float" office:value="9.23475875323289" calcext:value-type="float">
            <text:p>9.23475875323289</text:p>
          </table:table-cell>
          <table:table-cell/>
          <table:table-cell table:formula="of:=MIN([.B585];20)" office:value-type="float" office:value="11.2677479487157" calcext:value-type="float">
            <text:p>11.2677479487157</text:p>
          </table:table-cell>
          <table:table-cell table:formula="of:=[.D585]" office:value-type="float" office:value="9.23475875323289" calcext:value-type="float">
            <text:p>9.23475875323289</text:p>
          </table:table-cell>
        </table:table-row>
        <table:table-row table:style-name="ro1">
          <table:table-cell office:value-type="float" office:value="1.57671395996042" calcext:value-type="float">
            <text:p>1.57671395996042</text:p>
          </table:table-cell>
          <table:table-cell table:formula="of:=16.6666666667 / [.A586]" office:value-type="float" office:value="10.5705074540714" calcext:value-type="float">
            <text:p>10.5705074540714</text:p>
          </table:table-cell>
          <table:table-cell table:formula="of:=[.C585]" office:value-type="float" office:value="0.03" calcext:value-type="float">
            <text:p>0.03</text:p>
          </table:table-cell>
          <table:table-cell table:formula="of:=IF(([.B586]&lt;20)  AND ([.B586]&gt;2); (1-[.C586])*[.D585]+[.C586]*[.B586]; [.D585])" office:value-type="float" office:value="9.27483121425805" calcext:value-type="float">
            <text:p>9.27483121425805</text:p>
          </table:table-cell>
          <table:table-cell/>
          <table:table-cell table:formula="of:=MIN([.B586];20)" office:value-type="float" office:value="10.5705074540714" calcext:value-type="float">
            <text:p>10.5705074540714</text:p>
          </table:table-cell>
          <table:table-cell table:formula="of:=[.D586]" office:value-type="float" office:value="9.27483121425805" calcext:value-type="float">
            <text:p>9.27483121425805</text:p>
          </table:table-cell>
        </table:table-row>
        <table:table-row table:style-name="ro1">
          <table:table-cell office:value-type="float" office:value="1.80872125652805" calcext:value-type="float">
            <text:p>1.80872125652805</text:p>
          </table:table-cell>
          <table:table-cell table:formula="of:=16.6666666667 / [.A587]" office:value-type="float" office:value="9.21461314536252" calcext:value-type="float">
            <text:p>9.21461314536252</text:p>
          </table:table-cell>
          <table:table-cell table:formula="of:=[.C586]" office:value-type="float" office:value="0.03" calcext:value-type="float">
            <text:p>0.03</text:p>
          </table:table-cell>
          <table:table-cell table:formula="of:=IF(([.B587]&lt;20)  AND ([.B587]&gt;2); (1-[.C587])*[.D586]+[.C587]*[.B587]; [.D586])" office:value-type="float" office:value="9.27302467219118" calcext:value-type="float">
            <text:p>9.27302467219118</text:p>
          </table:table-cell>
          <table:table-cell/>
          <table:table-cell table:formula="of:=MIN([.B587];20)" office:value-type="float" office:value="9.21461314536252" calcext:value-type="float">
            <text:p>9.21461314536252</text:p>
          </table:table-cell>
          <table:table-cell table:formula="of:=[.D587]" office:value-type="float" office:value="9.27302467219118" calcext:value-type="float">
            <text:p>9.27302467219118</text:p>
          </table:table-cell>
        </table:table-row>
        <table:table-row table:style-name="ro1">
          <table:table-cell office:value-type="float" office:value="1.88821627117307" calcext:value-type="float">
            <text:p>1.88821627117307</text:p>
          </table:table-cell>
          <table:table-cell table:formula="of:=16.6666666667 / [.A588]" office:value-type="float" office:value="8.82667251688584" calcext:value-type="float">
            <text:p>8.82667251688584</text:p>
          </table:table-cell>
          <table:table-cell table:formula="of:=[.C587]" office:value-type="float" office:value="0.03" calcext:value-type="float">
            <text:p>0.03</text:p>
          </table:table-cell>
          <table:table-cell table:formula="of:=IF(([.B588]&lt;20)  AND ([.B588]&gt;2); (1-[.C588])*[.D587]+[.C588]*[.B588]; [.D587])" office:value-type="float" office:value="9.25963410753202" calcext:value-type="float">
            <text:p>9.25963410753202</text:p>
          </table:table-cell>
          <table:table-cell/>
          <table:table-cell table:formula="of:=MIN([.B588];20)" office:value-type="float" office:value="8.82667251688584" calcext:value-type="float">
            <text:p>8.82667251688584</text:p>
          </table:table-cell>
          <table:table-cell table:formula="of:=[.D588]" office:value-type="float" office:value="9.25963410753202" calcext:value-type="float">
            <text:p>9.25963410753202</text:p>
          </table:table-cell>
        </table:table-row>
        <table:table-row table:style-name="ro1">
          <table:table-cell office:value-type="float" office:value="1.8543599356453" calcext:value-type="float">
            <text:p>1.8543599356453</text:p>
          </table:table-cell>
          <table:table-cell table:formula="of:=16.6666666667 / [.A589]" office:value-type="float" office:value="8.9878271992002" calcext:value-type="float">
            <text:p>8.9878271992002</text:p>
          </table:table-cell>
          <table:table-cell table:formula="of:=[.C588]" office:value-type="float" office:value="0.03" calcext:value-type="float">
            <text:p>0.03</text:p>
          </table:table-cell>
          <table:table-cell table:formula="of:=IF(([.B589]&lt;20)  AND ([.B589]&gt;2); (1-[.C589])*[.D588]+[.C589]*[.B589]; [.D588])" office:value-type="float" office:value="9.25147990028207" calcext:value-type="float">
            <text:p>9.25147990028207</text:p>
          </table:table-cell>
          <table:table-cell/>
          <table:table-cell table:formula="of:=MIN([.B589];20)" office:value-type="float" office:value="8.9878271992002" calcext:value-type="float">
            <text:p>8.9878271992002</text:p>
          </table:table-cell>
          <table:table-cell table:formula="of:=[.D589]" office:value-type="float" office:value="9.25147990028207" calcext:value-type="float">
            <text:p>9.25147990028207</text:p>
          </table:table-cell>
        </table:table-row>
        <table:table-row table:style-name="ro1">
          <table:table-cell office:value-type="float" office:value="2.05253478038191" calcext:value-type="float">
            <text:p>2.05253478038191</text:p>
          </table:table-cell>
          <table:table-cell table:formula="of:=16.6666666667 / [.A590]" office:value-type="float" office:value="8.12004104680697" calcext:value-type="float">
            <text:p>8.12004104680697</text:p>
          </table:table-cell>
          <table:table-cell table:formula="of:=[.C589]" office:value-type="float" office:value="0.03" calcext:value-type="float">
            <text:p>0.03</text:p>
          </table:table-cell>
          <table:table-cell table:formula="of:=IF(([.B590]&lt;20)  AND ([.B590]&gt;2); (1-[.C590])*[.D589]+[.C590]*[.B590]; [.D589])" office:value-type="float" office:value="9.21753673467782" calcext:value-type="float">
            <text:p>9.21753673467782</text:p>
          </table:table-cell>
          <table:table-cell/>
          <table:table-cell table:formula="of:=MIN([.B590];20)" office:value-type="float" office:value="8.12004104680697" calcext:value-type="float">
            <text:p>8.12004104680697</text:p>
          </table:table-cell>
          <table:table-cell table:formula="of:=[.D590]" office:value-type="float" office:value="9.21753673467782" calcext:value-type="float">
            <text:p>9.21753673467782</text:p>
          </table:table-cell>
        </table:table-row>
        <table:table-row table:style-name="ro1">
          <table:table-cell office:value-type="float" office:value="1.92319376357891" calcext:value-type="float">
            <text:p>1.92319376357891</text:p>
          </table:table-cell>
          <table:table-cell table:formula="of:=16.6666666667 / [.A591]" office:value-type="float" office:value="8.66614013747874" calcext:value-type="float">
            <text:p>8.66614013747874</text:p>
          </table:table-cell>
          <table:table-cell table:formula="of:=[.C590]" office:value-type="float" office:value="0.03" calcext:value-type="float">
            <text:p>0.03</text:p>
          </table:table-cell>
          <table:table-cell table:formula="of:=IF(([.B591]&lt;20)  AND ([.B591]&gt;2); (1-[.C591])*[.D590]+[.C591]*[.B591]; [.D590])" office:value-type="float" office:value="9.20099483676184" calcext:value-type="float">
            <text:p>9.20099483676184</text:p>
          </table:table-cell>
          <table:table-cell/>
          <table:table-cell table:formula="of:=MIN([.B591];20)" office:value-type="float" office:value="8.66614013747874" calcext:value-type="float">
            <text:p>8.66614013747874</text:p>
          </table:table-cell>
          <table:table-cell table:formula="of:=[.D591]" office:value-type="float" office:value="9.20099483676184" calcext:value-type="float">
            <text:p>9.20099483676184</text:p>
          </table:table-cell>
        </table:table-row>
        <table:table-row table:style-name="ro1">
          <table:table-cell office:value-type="float" office:value="1.97332661949039" calcext:value-type="float">
            <text:p>1.97332661949039</text:p>
          </table:table-cell>
          <table:table-cell table:formula="of:=16.6666666667 / [.A592]" office:value-type="float" office:value="8.44597468157812" calcext:value-type="float">
            <text:p>8.44597468157812</text:p>
          </table:table-cell>
          <table:table-cell table:formula="of:=[.C591]" office:value-type="float" office:value="0.03" calcext:value-type="float">
            <text:p>0.03</text:p>
          </table:table-cell>
          <table:table-cell table:formula="of:=IF(([.B592]&lt;20)  AND ([.B592]&gt;2); (1-[.C592])*[.D591]+[.C592]*[.B592]; [.D591])" office:value-type="float" office:value="9.17834423210633" calcext:value-type="float">
            <text:p>9.17834423210633</text:p>
          </table:table-cell>
          <table:table-cell/>
          <table:table-cell table:formula="of:=MIN([.B592];20)" office:value-type="float" office:value="8.44597468157812" calcext:value-type="float">
            <text:p>8.44597468157812</text:p>
          </table:table-cell>
          <table:table-cell table:formula="of:=[.D592]" office:value-type="float" office:value="9.17834423210633" calcext:value-type="float">
            <text:p>9.17834423210633</text:p>
          </table:table-cell>
        </table:table-row>
        <table:table-row table:style-name="ro1">
          <table:table-cell office:value-type="float" office:value="2.15333503037932" calcext:value-type="float">
            <text:p>2.15333503037932</text:p>
          </table:table-cell>
          <table:table-cell table:formula="of:=16.6666666667 / [.A593]" office:value-type="float" office:value="7.7399319806561" calcext:value-type="float">
            <text:p>7.7399319806561</text:p>
          </table:table-cell>
          <table:table-cell table:formula="of:=[.C592]" office:value-type="float" office:value="0.03" calcext:value-type="float">
            <text:p>0.03</text:p>
          </table:table-cell>
          <table:table-cell table:formula="of:=IF(([.B593]&lt;20)  AND ([.B593]&gt;2); (1-[.C593])*[.D592]+[.C593]*[.B593]; [.D592])" office:value-type="float" office:value="9.13519186456283" calcext:value-type="float">
            <text:p>9.13519186456283</text:p>
          </table:table-cell>
          <table:table-cell/>
          <table:table-cell table:formula="of:=MIN([.B593];20)" office:value-type="float" office:value="7.7399319806561" calcext:value-type="float">
            <text:p>7.7399319806561</text:p>
          </table:table-cell>
          <table:table-cell table:formula="of:=[.D593]" office:value-type="float" office:value="9.13519186456283" calcext:value-type="float">
            <text:p>9.13519186456283</text:p>
          </table:table-cell>
        </table:table-row>
        <table:table-row table:style-name="ro1">
          <table:table-cell office:value-type="float" office:value="2.37489411033649" calcext:value-type="float">
            <text:p>2.37489411033649</text:p>
          </table:table-cell>
          <table:table-cell table:formula="of:=16.6666666667 / [.A594]" office:value-type="float" office:value="7.01785675165895" calcext:value-type="float">
            <text:p>7.01785675165895</text:p>
          </table:table-cell>
          <table:table-cell table:formula="of:=[.C593]" office:value-type="float" office:value="0.03" calcext:value-type="float">
            <text:p>0.03</text:p>
          </table:table-cell>
          <table:table-cell table:formula="of:=IF(([.B594]&lt;20)  AND ([.B594]&gt;2); (1-[.C594])*[.D593]+[.C594]*[.B594]; [.D593])" office:value-type="float" office:value="9.07167181117571" calcext:value-type="float">
            <text:p>9.07167181117571</text:p>
          </table:table-cell>
          <table:table-cell/>
          <table:table-cell table:formula="of:=MIN([.B594];20)" office:value-type="float" office:value="7.01785675165895" calcext:value-type="float">
            <text:p>7.01785675165895</text:p>
          </table:table-cell>
          <table:table-cell table:formula="of:=[.D594]" office:value-type="float" office:value="9.07167181117571" calcext:value-type="float">
            <text:p>9.07167181117571</text:p>
          </table:table-cell>
        </table:table-row>
        <table:table-row table:style-name="ro1">
          <table:table-cell office:value-type="float" office:value="2.33541401271994" calcext:value-type="float">
            <text:p>2.33541401271994</text:p>
          </table:table-cell>
          <table:table-cell table:formula="of:=16.6666666667 / [.A595]" office:value-type="float" office:value="7.13649339086098" calcext:value-type="float">
            <text:p>7.13649339086098</text:p>
          </table:table-cell>
          <table:table-cell table:formula="of:=[.C594]" office:value-type="float" office:value="0.03" calcext:value-type="float">
            <text:p>0.03</text:p>
          </table:table-cell>
          <table:table-cell table:formula="of:=IF(([.B595]&lt;20)  AND ([.B595]&gt;2); (1-[.C595])*[.D594]+[.C595]*[.B595]; [.D594])" office:value-type="float" office:value="9.01361645856627" calcext:value-type="float">
            <text:p>9.01361645856627</text:p>
          </table:table-cell>
          <table:table-cell/>
          <table:table-cell table:formula="of:=MIN([.B595];20)" office:value-type="float" office:value="7.13649339086098" calcext:value-type="float">
            <text:p>7.13649339086098</text:p>
          </table:table-cell>
          <table:table-cell table:formula="of:=[.D595]" office:value-type="float" office:value="9.01361645856627" calcext:value-type="float">
            <text:p>9.01361645856627</text:p>
          </table:table-cell>
        </table:table-row>
        <table:table-row table:style-name="ro1">
          <table:table-cell office:value-type="float" office:value="2.60777153278983" calcext:value-type="float">
            <text:p>2.60777153278983</text:p>
          </table:table-cell>
          <table:table-cell table:formula="of:=16.6666666667 / [.A596]" office:value-type="float" office:value="6.39115292775276" calcext:value-type="float">
            <text:p>6.39115292775276</text:p>
          </table:table-cell>
          <table:table-cell table:formula="of:=[.C595]" office:value-type="float" office:value="0.03" calcext:value-type="float">
            <text:p>0.03</text:p>
          </table:table-cell>
          <table:table-cell table:formula="of:=IF(([.B596]&lt;20)  AND ([.B596]&gt;2); (1-[.C596])*[.D595]+[.C596]*[.B596]; [.D595])" office:value-type="float" office:value="8.93494255264186" calcext:value-type="float">
            <text:p>8.93494255264186</text:p>
          </table:table-cell>
          <table:table-cell/>
          <table:table-cell table:formula="of:=MIN([.B596];20)" office:value-type="float" office:value="6.39115292775276" calcext:value-type="float">
            <text:p>6.39115292775276</text:p>
          </table:table-cell>
          <table:table-cell table:formula="of:=[.D596]" office:value-type="float" office:value="8.93494255264186" calcext:value-type="float">
            <text:p>8.93494255264186</text:p>
          </table:table-cell>
        </table:table-row>
        <table:table-row table:style-name="ro1">
          <table:table-cell office:value-type="float" office:value="2.46212502325476" calcext:value-type="float">
            <text:p>2.46212502325476</text:p>
          </table:table-cell>
          <table:table-cell table:formula="of:=16.6666666667 / [.A597]" office:value-type="float" office:value="6.76922029112388" calcext:value-type="float">
            <text:p>6.76922029112388</text:p>
          </table:table-cell>
          <table:table-cell table:formula="of:=[.C596]" office:value-type="float" office:value="0.03" calcext:value-type="float">
            <text:p>0.03</text:p>
          </table:table-cell>
          <table:table-cell table:formula="of:=IF(([.B597]&lt;20)  AND ([.B597]&gt;2); (1-[.C597])*[.D596]+[.C597]*[.B597]; [.D596])" office:value-type="float" office:value="8.86997088479632" calcext:value-type="float">
            <text:p>8.86997088479632</text:p>
          </table:table-cell>
          <table:table-cell/>
          <table:table-cell table:formula="of:=MIN([.B597];20)" office:value-type="float" office:value="6.76922029112388" calcext:value-type="float">
            <text:p>6.76922029112388</text:p>
          </table:table-cell>
          <table:table-cell table:formula="of:=[.D597]" office:value-type="float" office:value="8.86997088479632" calcext:value-type="float">
            <text:p>8.86997088479632</text:p>
          </table:table-cell>
        </table:table-row>
        <table:table-row table:style-name="ro1">
          <table:table-cell office:value-type="float" office:value="2.03885972279821" calcext:value-type="float">
            <text:p>2.03885972279821</text:p>
          </table:table-cell>
          <table:table-cell table:formula="of:=16.6666666667 / [.A598]" office:value-type="float" office:value="8.17450385641345" calcext:value-type="float">
            <text:p>8.17450385641345</text:p>
          </table:table-cell>
          <table:table-cell table:formula="of:=[.C597]" office:value-type="float" office:value="0.03" calcext:value-type="float">
            <text:p>0.03</text:p>
          </table:table-cell>
          <table:table-cell table:formula="of:=IF(([.B598]&lt;20)  AND ([.B598]&gt;2); (1-[.C598])*[.D597]+[.C598]*[.B598]; [.D597])" office:value-type="float" office:value="8.84910687394484" calcext:value-type="float">
            <text:p>8.84910687394484</text:p>
          </table:table-cell>
          <table:table-cell/>
          <table:table-cell table:formula="of:=MIN([.B598];20)" office:value-type="float" office:value="8.17450385641345" calcext:value-type="float">
            <text:p>8.17450385641345</text:p>
          </table:table-cell>
          <table:table-cell table:formula="of:=[.D598]" office:value-type="float" office:value="8.84910687394484" calcext:value-type="float">
            <text:p>8.84910687394484</text:p>
          </table:table-cell>
        </table:table-row>
        <table:table-row table:style-name="ro1">
          <table:table-cell office:value-type="float" office:value="2.13878984650847" calcext:value-type="float">
            <text:p>2.13878984650847</text:p>
          </table:table-cell>
          <table:table-cell table:formula="of:=16.6666666667 / [.A599]" office:value-type="float" office:value="7.79256863123229" calcext:value-type="float">
            <text:p>7.79256863123229</text:p>
          </table:table-cell>
          <table:table-cell table:formula="of:=[.C598]" office:value-type="float" office:value="0.03" calcext:value-type="float">
            <text:p>0.03</text:p>
          </table:table-cell>
          <table:table-cell table:formula="of:=IF(([.B599]&lt;20)  AND ([.B599]&gt;2); (1-[.C599])*[.D598]+[.C599]*[.B599]; [.D598])" office:value-type="float" office:value="8.81741072666346" calcext:value-type="float">
            <text:p>8.81741072666346</text:p>
          </table:table-cell>
          <table:table-cell/>
          <table:table-cell table:formula="of:=MIN([.B599];20)" office:value-type="float" office:value="7.79256863123229" calcext:value-type="float">
            <text:p>7.79256863123229</text:p>
          </table:table-cell>
          <table:table-cell table:formula="of:=[.D599]" office:value-type="float" office:value="8.81741072666346" calcext:value-type="float">
            <text:p>8.81741072666346</text:p>
          </table:table-cell>
        </table:table-row>
        <table:table-row table:style-name="ro1">
          <table:table-cell office:value-type="float" office:value="1.64925827904533" calcext:value-type="float">
            <text:p>1.64925827904533</text:p>
          </table:table-cell>
          <table:table-cell table:formula="of:=16.6666666667 / [.A600]" office:value-type="float" office:value="10.1055528284796" calcext:value-type="float">
            <text:p>10.1055528284796</text:p>
          </table:table-cell>
          <table:table-cell table:formula="of:=[.C599]" office:value-type="float" office:value="0.03" calcext:value-type="float">
            <text:p>0.03</text:p>
          </table:table-cell>
          <table:table-cell table:formula="of:=IF(([.B600]&lt;20)  AND ([.B600]&gt;2); (1-[.C600])*[.D599]+[.C600]*[.B600]; [.D599])" office:value-type="float" office:value="8.85605498971795" calcext:value-type="float">
            <text:p>8.85605498971795</text:p>
          </table:table-cell>
          <table:table-cell/>
          <table:table-cell table:formula="of:=MIN([.B600];20)" office:value-type="float" office:value="10.1055528284796" calcext:value-type="float">
            <text:p>10.1055528284796</text:p>
          </table:table-cell>
          <table:table-cell table:formula="of:=[.D600]" office:value-type="float" office:value="8.85605498971795" calcext:value-type="float">
            <text:p>8.85605498971795</text:p>
          </table:table-cell>
        </table:table-row>
        <table:table-row table:style-name="ro1">
          <table:table-cell office:value-type="float" office:value="1.93575364625568" calcext:value-type="float">
            <text:p>1.93575364625568</text:p>
          </table:table-cell>
          <table:table-cell table:formula="of:=16.6666666667 / [.A601]" office:value-type="float" office:value="8.6099110281612" calcext:value-type="float">
            <text:p>8.6099110281612</text:p>
          </table:table-cell>
          <table:table-cell table:formula="of:=[.C600]" office:value-type="float" office:value="0.03" calcext:value-type="float">
            <text:p>0.03</text:p>
          </table:table-cell>
          <table:table-cell table:formula="of:=IF(([.B601]&lt;20)  AND ([.B601]&gt;2); (1-[.C601])*[.D600]+[.C601]*[.B601]; [.D600])" office:value-type="float" office:value="8.84867067087124" calcext:value-type="float">
            <text:p>8.84867067087124</text:p>
          </table:table-cell>
          <table:table-cell/>
          <table:table-cell table:formula="of:=MIN([.B601];20)" office:value-type="float" office:value="8.6099110281612" calcext:value-type="float">
            <text:p>8.6099110281612</text:p>
          </table:table-cell>
          <table:table-cell table:formula="of:=[.D601]" office:value-type="float" office:value="8.84867067087124" calcext:value-type="float">
            <text:p>8.84867067087124</text:p>
          </table:table-cell>
        </table:table-row>
        <table:table-row table:style-name="ro1">
          <table:table-cell office:value-type="float" office:value="1.81504340461422" calcext:value-type="float">
            <text:p>1.81504340461422</text:p>
          </table:table-cell>
          <table:table-cell table:formula="of:=16.6666666667 / [.A602]" office:value-type="float" office:value="9.18251686121108" calcext:value-type="float">
            <text:p>9.18251686121108</text:p>
          </table:table-cell>
          <table:table-cell table:formula="of:=[.C601]" office:value-type="float" office:value="0.03" calcext:value-type="float">
            <text:p>0.03</text:p>
          </table:table-cell>
          <table:table-cell table:formula="of:=IF(([.B602]&lt;20)  AND ([.B602]&gt;2); (1-[.C602])*[.D601]+[.C602]*[.B602]; [.D601])" office:value-type="float" office:value="8.85868605658144" calcext:value-type="float">
            <text:p>8.85868605658144</text:p>
          </table:table-cell>
          <table:table-cell/>
          <table:table-cell table:formula="of:=MIN([.B602];20)" office:value-type="float" office:value="9.18251686121108" calcext:value-type="float">
            <text:p>9.18251686121108</text:p>
          </table:table-cell>
          <table:table-cell table:formula="of:=[.D602]" office:value-type="float" office:value="8.85868605658144" calcext:value-type="float">
            <text:p>8.85868605658144</text:p>
          </table:table-cell>
        </table:table-row>
        <table:table-row table:style-name="ro1">
          <table:table-cell office:value-type="float" office:value="2.01270299332359" calcext:value-type="float">
            <text:p>2.01270299332359</text:p>
          </table:table-cell>
          <table:table-cell table:formula="of:=16.6666666667 / [.A603]" office:value-type="float" office:value="8.2807382519853" calcext:value-type="float">
            <text:p>8.2807382519853</text:p>
          </table:table-cell>
          <table:table-cell table:formula="of:=[.C602]" office:value-type="float" office:value="0.03" calcext:value-type="float">
            <text:p>0.03</text:p>
          </table:table-cell>
          <table:table-cell table:formula="of:=IF(([.B603]&lt;20)  AND ([.B603]&gt;2); (1-[.C603])*[.D602]+[.C603]*[.B603]; [.D602])" office:value-type="float" office:value="8.84134762244355" calcext:value-type="float">
            <text:p>8.84134762244355</text:p>
          </table:table-cell>
          <table:table-cell/>
          <table:table-cell table:formula="of:=MIN([.B603];20)" office:value-type="float" office:value="8.2807382519853" calcext:value-type="float">
            <text:p>8.2807382519853</text:p>
          </table:table-cell>
          <table:table-cell table:formula="of:=[.D603]" office:value-type="float" office:value="8.84134762244355" calcext:value-type="float">
            <text:p>8.84134762244355</text:p>
          </table:table-cell>
        </table:table-row>
        <table:table-row table:style-name="ro1">
          <table:table-cell office:value-type="float" office:value="1.8973150384009" calcext:value-type="float">
            <text:p>1.8973150384009</text:p>
          </table:table-cell>
          <table:table-cell table:formula="of:=16.6666666667 / [.A604]" office:value-type="float" office:value="8.78434331113878" calcext:value-type="float">
            <text:p>8.78434331113878</text:p>
          </table:table-cell>
          <table:table-cell table:formula="of:=[.C603]" office:value-type="float" office:value="0.03" calcext:value-type="float">
            <text:p>0.03</text:p>
          </table:table-cell>
          <table:table-cell table:formula="of:=IF(([.B604]&lt;20)  AND ([.B604]&gt;2); (1-[.C604])*[.D603]+[.C604]*[.B604]; [.D603])" office:value-type="float" office:value="8.83963749310441" calcext:value-type="float">
            <text:p>8.83963749310441</text:p>
          </table:table-cell>
          <table:table-cell/>
          <table:table-cell table:formula="of:=MIN([.B604];20)" office:value-type="float" office:value="8.78434331113878" calcext:value-type="float">
            <text:p>8.78434331113878</text:p>
          </table:table-cell>
          <table:table-cell table:formula="of:=[.D604]" office:value-type="float" office:value="8.83963749310441" calcext:value-type="float">
            <text:p>8.83963749310441</text:p>
          </table:table-cell>
        </table:table-row>
        <table:table-row table:style-name="ro1">
          <table:table-cell office:value-type="float" office:value="1.99565089467823" calcext:value-type="float">
            <text:p>1.99565089467823</text:p>
          </table:table-cell>
          <table:table-cell table:formula="of:=16.6666666667 / [.A605]" office:value-type="float" office:value="8.35149409706114" calcext:value-type="float">
            <text:p>8.35149409706114</text:p>
          </table:table-cell>
          <table:table-cell table:formula="of:=[.C604]" office:value-type="float" office:value="0.03" calcext:value-type="float">
            <text:p>0.03</text:p>
          </table:table-cell>
          <table:table-cell table:formula="of:=IF(([.B605]&lt;20)  AND ([.B605]&gt;2); (1-[.C605])*[.D604]+[.C605]*[.B605]; [.D604])" office:value-type="float" office:value="8.82499319122311" calcext:value-type="float">
            <text:p>8.82499319122311</text:p>
          </table:table-cell>
          <table:table-cell/>
          <table:table-cell table:formula="of:=MIN([.B605];20)" office:value-type="float" office:value="8.35149409706114" calcext:value-type="float">
            <text:p>8.35149409706114</text:p>
          </table:table-cell>
          <table:table-cell table:formula="of:=[.D605]" office:value-type="float" office:value="8.82499319122311" calcext:value-type="float">
            <text:p>8.82499319122311</text:p>
          </table:table-cell>
        </table:table-row>
        <table:table-row table:style-name="ro1">
          <table:table-cell office:value-type="float" office:value="2.0167784291096" calcext:value-type="float">
            <text:p>2.0167784291096</text:p>
          </table:table-cell>
          <table:table-cell table:formula="of:=16.6666666667 / [.A606]" office:value-type="float" office:value="8.26400482380124" calcext:value-type="float">
            <text:p>8.26400482380124</text:p>
          </table:table-cell>
          <table:table-cell table:formula="of:=[.C605]" office:value-type="float" office:value="0.03" calcext:value-type="float">
            <text:p>0.03</text:p>
          </table:table-cell>
          <table:table-cell table:formula="of:=IF(([.B606]&lt;20)  AND ([.B606]&gt;2); (1-[.C606])*[.D605]+[.C606]*[.B606]; [.D605])" office:value-type="float" office:value="8.80816354020046" calcext:value-type="float">
            <text:p>8.80816354020046</text:p>
          </table:table-cell>
          <table:table-cell/>
          <table:table-cell table:formula="of:=MIN([.B606];20)" office:value-type="float" office:value="8.26400482380124" calcext:value-type="float">
            <text:p>8.26400482380124</text:p>
          </table:table-cell>
          <table:table-cell table:formula="of:=[.D606]" office:value-type="float" office:value="8.80816354020046" calcext:value-type="float">
            <text:p>8.80816354020046</text:p>
          </table:table-cell>
        </table:table-row>
        <table:table-row table:style-name="ro1">
          <table:table-cell office:value-type="float" office:value="2.07710135333125" calcext:value-type="float">
            <text:p>2.07710135333125</text:p>
          </table:table-cell>
          <table:table-cell table:formula="of:=16.6666666667 / [.A607]" office:value-type="float" office:value="8.02400260342138" calcext:value-type="float">
            <text:p>8.02400260342138</text:p>
          </table:table-cell>
          <table:table-cell table:formula="of:=[.C606]" office:value-type="float" office:value="0.03" calcext:value-type="float">
            <text:p>0.03</text:p>
          </table:table-cell>
          <table:table-cell table:formula="of:=IF(([.B607]&lt;20)  AND ([.B607]&gt;2); (1-[.C607])*[.D606]+[.C607]*[.B607]; [.D606])" office:value-type="float" office:value="8.78463871209709" calcext:value-type="float">
            <text:p>8.78463871209709</text:p>
          </table:table-cell>
          <table:table-cell/>
          <table:table-cell table:formula="of:=MIN([.B607];20)" office:value-type="float" office:value="8.02400260342138" calcext:value-type="float">
            <text:p>8.02400260342138</text:p>
          </table:table-cell>
          <table:table-cell table:formula="of:=[.D607]" office:value-type="float" office:value="8.78463871209709" calcext:value-type="float">
            <text:p>8.78463871209709</text:p>
          </table:table-cell>
        </table:table-row>
        <table:table-row table:style-name="ro1">
          <table:table-cell office:value-type="float" office:value="1.89735130569686" calcext:value-type="float">
            <text:p>1.89735130569686</text:p>
          </table:table-cell>
          <table:table-cell table:formula="of:=16.6666666667 / [.A608]" office:value-type="float" office:value="8.78417540107505" calcext:value-type="float">
            <text:p>8.78417540107505</text:p>
          </table:table-cell>
          <table:table-cell table:formula="of:=[.C607]" office:value-type="float" office:value="0.03" calcext:value-type="float">
            <text:p>0.03</text:p>
          </table:table-cell>
          <table:table-cell table:formula="of:=IF(([.B608]&lt;20)  AND ([.B608]&gt;2); (1-[.C608])*[.D607]+[.C608]*[.B608]; [.D607])" office:value-type="float" office:value="8.78462481276642" calcext:value-type="float">
            <text:p>8.78462481276642</text:p>
          </table:table-cell>
          <table:table-cell/>
          <table:table-cell table:formula="of:=MIN([.B608];20)" office:value-type="float" office:value="8.78417540107505" calcext:value-type="float">
            <text:p>8.78417540107505</text:p>
          </table:table-cell>
          <table:table-cell table:formula="of:=[.D608]" office:value-type="float" office:value="8.78462481276642" calcext:value-type="float">
            <text:p>8.78462481276642</text:p>
          </table:table-cell>
        </table:table-row>
        <table:table-row table:style-name="ro1">
          <table:table-cell office:value-type="float" office:value="1.70981901048261" calcext:value-type="float">
            <text:p>1.70981901048261</text:p>
          </table:table-cell>
          <table:table-cell table:formula="of:=16.6666666667 / [.A609]" office:value-type="float" office:value="9.74762039988999" calcext:value-type="float">
            <text:p>9.74762039988999</text:p>
          </table:table-cell>
          <table:table-cell table:formula="of:=[.C608]" office:value-type="float" office:value="0.03" calcext:value-type="float">
            <text:p>0.03</text:p>
          </table:table-cell>
          <table:table-cell table:formula="of:=IF(([.B609]&lt;20)  AND ([.B609]&gt;2); (1-[.C609])*[.D608]+[.C609]*[.B609]; [.D608])" office:value-type="float" office:value="8.81351468038013" calcext:value-type="float">
            <text:p>8.81351468038013</text:p>
          </table:table-cell>
          <table:table-cell/>
          <table:table-cell table:formula="of:=MIN([.B609];20)" office:value-type="float" office:value="9.74762039988999" calcext:value-type="float">
            <text:p>9.74762039988999</text:p>
          </table:table-cell>
          <table:table-cell table:formula="of:=[.D609]" office:value-type="float" office:value="8.81351468038013" calcext:value-type="float">
            <text:p>8.81351468038013</text:p>
          </table:table-cell>
        </table:table-row>
        <table:table-row table:style-name="ro1">
          <table:table-cell office:value-type="float" office:value="2.12205955436617" calcext:value-type="float">
            <text:p>2.12205955436617</text:p>
          </table:table-cell>
          <table:table-cell table:formula="of:=16.6666666667 / [.A610]" office:value-type="float" office:value="7.8540051491053" calcext:value-type="float">
            <text:p>7.8540051491053</text:p>
          </table:table-cell>
          <table:table-cell table:formula="of:=[.C609]" office:value-type="float" office:value="0.03" calcext:value-type="float">
            <text:p>0.03</text:p>
          </table:table-cell>
          <table:table-cell table:formula="of:=IF(([.B610]&lt;20)  AND ([.B610]&gt;2); (1-[.C610])*[.D609]+[.C610]*[.B610]; [.D609])" office:value-type="float" office:value="8.78472939444189" calcext:value-type="float">
            <text:p>8.78472939444189</text:p>
          </table:table-cell>
          <table:table-cell/>
          <table:table-cell table:formula="of:=MIN([.B610];20)" office:value-type="float" office:value="7.8540051491053" calcext:value-type="float">
            <text:p>7.8540051491053</text:p>
          </table:table-cell>
          <table:table-cell table:formula="of:=[.D610]" office:value-type="float" office:value="8.78472939444189" calcext:value-type="float">
            <text:p>8.78472939444189</text:p>
          </table:table-cell>
        </table:table-row>
        <table:table-row table:style-name="ro1">
          <table:table-cell office:value-type="float" office:value="2.24525085411121" calcext:value-type="float">
            <text:p>2.24525085411121</text:p>
          </table:table-cell>
          <table:table-cell table:formula="of:=16.6666666667 / [.A611]" office:value-type="float" office:value="7.42307552680904" calcext:value-type="float">
            <text:p>7.42307552680904</text:p>
          </table:table-cell>
          <table:table-cell table:formula="of:=[.C610]" office:value-type="float" office:value="0.03" calcext:value-type="float">
            <text:p>0.03</text:p>
          </table:table-cell>
          <table:table-cell table:formula="of:=IF(([.B611]&lt;20)  AND ([.B611]&gt;2); (1-[.C611])*[.D610]+[.C611]*[.B611]; [.D610])" office:value-type="float" office:value="8.7438797784129" calcext:value-type="float">
            <text:p>8.7438797784129</text:p>
          </table:table-cell>
          <table:table-cell/>
          <table:table-cell table:formula="of:=MIN([.B611];20)" office:value-type="float" office:value="7.42307552680904" calcext:value-type="float">
            <text:p>7.42307552680904</text:p>
          </table:table-cell>
          <table:table-cell table:formula="of:=[.D611]" office:value-type="float" office:value="8.7438797784129" calcext:value-type="float">
            <text:p>8.7438797784129</text:p>
          </table:table-cell>
        </table:table-row>
        <table:table-row table:style-name="ro1">
          <table:table-cell office:value-type="float" office:value="2.26605616184075" calcext:value-type="float">
            <text:p>2.26605616184075</text:p>
          </table:table-cell>
          <table:table-cell table:formula="of:=16.6666666667 / [.A612]" office:value-type="float" office:value="7.35492215389818" calcext:value-type="float">
            <text:p>7.35492215389818</text:p>
          </table:table-cell>
          <table:table-cell table:formula="of:=[.C611]" office:value-type="float" office:value="0.03" calcext:value-type="float">
            <text:p>0.03</text:p>
          </table:table-cell>
          <table:table-cell table:formula="of:=IF(([.B612]&lt;20)  AND ([.B612]&gt;2); (1-[.C612])*[.D611]+[.C612]*[.B612]; [.D611])" office:value-type="float" office:value="8.70221104967746" calcext:value-type="float">
            <text:p>8.70221104967746</text:p>
          </table:table-cell>
          <table:table-cell/>
          <table:table-cell table:formula="of:=MIN([.B612];20)" office:value-type="float" office:value="7.35492215389818" calcext:value-type="float">
            <text:p>7.35492215389818</text:p>
          </table:table-cell>
          <table:table-cell table:formula="of:=[.D612]" office:value-type="float" office:value="8.70221104967746" calcext:value-type="float">
            <text:p>8.70221104967746</text:p>
          </table:table-cell>
        </table:table-row>
        <table:table-row table:style-name="ro1">
          <table:table-cell office:value-type="float" office:value="2.12482657457194" calcext:value-type="float">
            <text:p>2.12482657457194</text:p>
          </table:table-cell>
          <table:table-cell table:formula="of:=16.6666666667 / [.A613]" office:value-type="float" office:value="7.84377740101335" calcext:value-type="float">
            <text:p>7.84377740101335</text:p>
          </table:table-cell>
          <table:table-cell table:formula="of:=[.C612]" office:value-type="float" office:value="0.03" calcext:value-type="float">
            <text:p>0.03</text:p>
          </table:table-cell>
          <table:table-cell table:formula="of:=IF(([.B613]&lt;20)  AND ([.B613]&gt;2); (1-[.C613])*[.D612]+[.C613]*[.B613]; [.D612])" office:value-type="float" office:value="8.67645804021753" calcext:value-type="float">
            <text:p>8.67645804021753</text:p>
          </table:table-cell>
          <table:table-cell/>
          <table:table-cell table:formula="of:=MIN([.B613];20)" office:value-type="float" office:value="7.84377740101335" calcext:value-type="float">
            <text:p>7.84377740101335</text:p>
          </table:table-cell>
          <table:table-cell table:formula="of:=[.D613]" office:value-type="float" office:value="8.67645804021753" calcext:value-type="float">
            <text:p>8.67645804021753</text:p>
          </table:table-cell>
        </table:table-row>
        <table:table-row table:style-name="ro1">
          <table:table-cell office:value-type="float" office:value="2.18057937094388" calcext:value-type="float">
            <text:p>2.18057937094388</text:p>
          </table:table-cell>
          <table:table-cell table:formula="of:=16.6666666667 / [.A614]" office:value-type="float" office:value="7.64322862482448" calcext:value-type="float">
            <text:p>7.64322862482448</text:p>
          </table:table-cell>
          <table:table-cell table:formula="of:=[.C613]" office:value-type="float" office:value="0.03" calcext:value-type="float">
            <text:p>0.03</text:p>
          </table:table-cell>
          <table:table-cell table:formula="of:=IF(([.B614]&lt;20)  AND ([.B614]&gt;2); (1-[.C614])*[.D613]+[.C614]*[.B614]; [.D613])" office:value-type="float" office:value="8.64546115775574" calcext:value-type="float">
            <text:p>8.64546115775574</text:p>
          </table:table-cell>
          <table:table-cell/>
          <table:table-cell table:formula="of:=MIN([.B614];20)" office:value-type="float" office:value="7.64322862482448" calcext:value-type="float">
            <text:p>7.64322862482448</text:p>
          </table:table-cell>
          <table:table-cell table:formula="of:=[.D614]" office:value-type="float" office:value="8.64546115775574" calcext:value-type="float">
            <text:p>8.64546115775574</text:p>
          </table:table-cell>
        </table:table-row>
        <table:table-row table:style-name="ro1">
          <table:table-cell office:value-type="float" office:value="2.04986883675654" calcext:value-type="float">
            <text:p>2.04986883675654</text:p>
          </table:table-cell>
          <table:table-cell table:formula="of:=16.6666666667 / [.A615]" office:value-type="float" office:value="8.13060151354428" calcext:value-type="float">
            <text:p>8.13060151354428</text:p>
          </table:table-cell>
          <table:table-cell table:formula="of:=[.C614]" office:value-type="float" office:value="0.03" calcext:value-type="float">
            <text:p>0.03</text:p>
          </table:table-cell>
          <table:table-cell table:formula="of:=IF(([.B615]&lt;20)  AND ([.B615]&gt;2); (1-[.C615])*[.D614]+[.C615]*[.B615]; [.D614])" office:value-type="float" office:value="8.6300153684294" calcext:value-type="float">
            <text:p>8.6300153684294</text:p>
          </table:table-cell>
          <table:table-cell/>
          <table:table-cell table:formula="of:=MIN([.B615];20)" office:value-type="float" office:value="8.13060151354428" calcext:value-type="float">
            <text:p>8.13060151354428</text:p>
          </table:table-cell>
          <table:table-cell table:formula="of:=[.D615]" office:value-type="float" office:value="8.6300153684294" calcext:value-type="float">
            <text:p>8.6300153684294</text:p>
          </table:table-cell>
        </table:table-row>
        <table:table-row table:style-name="ro1">
          <table:table-cell office:value-type="float" office:value="2.66719884600931" calcext:value-type="float">
            <text:p>2.66719884600931</text:p>
          </table:table-cell>
          <table:table-cell table:formula="of:=16.6666666667 / [.A616]" office:value-type="float" office:value="6.24875295354783" calcext:value-type="float">
            <text:p>6.24875295354783</text:p>
          </table:table-cell>
          <table:table-cell table:formula="of:=[.C615]" office:value-type="float" office:value="0.03" calcext:value-type="float">
            <text:p>0.03</text:p>
          </table:table-cell>
          <table:table-cell table:formula="of:=IF(([.B616]&lt;20)  AND ([.B616]&gt;2); (1-[.C616])*[.D615]+[.C616]*[.B616]; [.D615])" office:value-type="float" office:value="8.55857749598295" calcext:value-type="float">
            <text:p>8.55857749598295</text:p>
          </table:table-cell>
          <table:table-cell/>
          <table:table-cell table:formula="of:=MIN([.B616];20)" office:value-type="float" office:value="6.24875295354783" calcext:value-type="float">
            <text:p>6.24875295354783</text:p>
          </table:table-cell>
          <table:table-cell table:formula="of:=[.D616]" office:value-type="float" office:value="8.55857749598295" calcext:value-type="float">
            <text:p>8.55857749598295</text:p>
          </table:table-cell>
        </table:table-row>
        <table:table-row table:style-name="ro1">
          <table:table-cell office:value-type="float" office:value="2.87015696769279" calcext:value-type="float">
            <text:p>2.87015696769279</text:p>
          </table:table-cell>
          <table:table-cell table:formula="of:=16.6666666667 / [.A617]" office:value-type="float" office:value="5.80688333575627" calcext:value-type="float">
            <text:p>5.80688333575627</text:p>
          </table:table-cell>
          <table:table-cell table:formula="of:=[.C616]" office:value-type="float" office:value="0.03" calcext:value-type="float">
            <text:p>0.03</text:p>
          </table:table-cell>
          <table:table-cell table:formula="of:=IF(([.B617]&lt;20)  AND ([.B617]&gt;2); (1-[.C617])*[.D616]+[.C617]*[.B617]; [.D616])" office:value-type="float" office:value="8.47602667117615" calcext:value-type="float">
            <text:p>8.47602667117615</text:p>
          </table:table-cell>
          <table:table-cell/>
          <table:table-cell table:formula="of:=MIN([.B617];20)" office:value-type="float" office:value="5.80688333575627" calcext:value-type="float">
            <text:p>5.80688333575627</text:p>
          </table:table-cell>
          <table:table-cell table:formula="of:=[.D617]" office:value-type="float" office:value="8.47602667117615" calcext:value-type="float">
            <text:p>8.47602667117615</text:p>
          </table:table-cell>
        </table:table-row>
        <table:table-row table:style-name="ro1">
          <table:table-cell office:value-type="float" office:value="2.48932989884305" calcext:value-type="float">
            <text:p>2.48932989884305</text:p>
          </table:table-cell>
          <table:table-cell table:formula="of:=16.6666666667 / [.A618]" office:value-type="float" office:value="6.69524223143186" calcext:value-type="float">
            <text:p>6.69524223143186</text:p>
          </table:table-cell>
          <table:table-cell table:formula="of:=[.C617]" office:value-type="float" office:value="0.03" calcext:value-type="float">
            <text:p>0.03</text:p>
          </table:table-cell>
          <table:table-cell table:formula="of:=IF(([.B618]&lt;20)  AND ([.B618]&gt;2); (1-[.C618])*[.D617]+[.C618]*[.B618]; [.D617])" office:value-type="float" office:value="8.42260313798382" calcext:value-type="float">
            <text:p>8.42260313798382</text:p>
          </table:table-cell>
          <table:table-cell/>
          <table:table-cell table:formula="of:=MIN([.B618];20)" office:value-type="float" office:value="6.69524223143186" calcext:value-type="float">
            <text:p>6.69524223143186</text:p>
          </table:table-cell>
          <table:table-cell table:formula="of:=[.D618]" office:value-type="float" office:value="8.42260313798382" calcext:value-type="float">
            <text:p>8.42260313798382</text:p>
          </table:table-cell>
        </table:table-row>
        <table:table-row table:style-name="ro1">
          <table:table-cell office:value-type="float" office:value="2.08595596501072" calcext:value-type="float">
            <text:p>2.08595596501072</text:p>
          </table:table-cell>
          <table:table-cell table:formula="of:=16.6666666667 / [.A619]" office:value-type="float" office:value="7.98994175632771" calcext:value-type="float">
            <text:p>7.98994175632771</text:p>
          </table:table-cell>
          <table:table-cell table:formula="of:=[.C618]" office:value-type="float" office:value="0.03" calcext:value-type="float">
            <text:p>0.03</text:p>
          </table:table-cell>
          <table:table-cell table:formula="of:=IF(([.B619]&lt;20)  AND ([.B619]&gt;2); (1-[.C619])*[.D618]+[.C619]*[.B619]; [.D618])" office:value-type="float" office:value="8.40962329653414" calcext:value-type="float">
            <text:p>8.40962329653414</text:p>
          </table:table-cell>
          <table:table-cell/>
          <table:table-cell table:formula="of:=MIN([.B619];20)" office:value-type="float" office:value="7.98994175632771" calcext:value-type="float">
            <text:p>7.98994175632771</text:p>
          </table:table-cell>
          <table:table-cell table:formula="of:=[.D619]" office:value-type="float" office:value="8.40962329653414" calcext:value-type="float">
            <text:p>8.40962329653414</text:p>
          </table:table-cell>
        </table:table-row>
        <table:table-row table:style-name="ro1">
          <table:table-cell office:value-type="float" office:value="2.24905303065013" calcext:value-type="float">
            <text:p>2.24905303065013</text:p>
          </table:table-cell>
          <table:table-cell table:formula="of:=16.6666666667 / [.A620]" office:value-type="float" office:value="7.41052631466063" calcext:value-type="float">
            <text:p>7.41052631466063</text:p>
          </table:table-cell>
          <table:table-cell table:formula="of:=[.C619]" office:value-type="float" office:value="0.03" calcext:value-type="float">
            <text:p>0.03</text:p>
          </table:table-cell>
          <table:table-cell table:formula="of:=IF(([.B620]&lt;20)  AND ([.B620]&gt;2); (1-[.C620])*[.D619]+[.C620]*[.B620]; [.D619])" office:value-type="float" office:value="8.37965038707793" calcext:value-type="float">
            <text:p>8.37965038707793</text:p>
          </table:table-cell>
          <table:table-cell/>
          <table:table-cell table:formula="of:=MIN([.B620];20)" office:value-type="float" office:value="7.41052631466063" calcext:value-type="float">
            <text:p>7.41052631466063</text:p>
          </table:table-cell>
          <table:table-cell table:formula="of:=[.D620]" office:value-type="float" office:value="8.37965038707793" calcext:value-type="float">
            <text:p>8.37965038707793</text:p>
          </table:table-cell>
        </table:table-row>
        <table:table-row table:style-name="ro1">
          <table:table-cell office:value-type="float" office:value="1.9461379314034" calcext:value-type="float">
            <text:p>1.9461379314034</text:p>
          </table:table-cell>
          <table:table-cell table:formula="of:=16.6666666667 / [.A621]" office:value-type="float" office:value="8.56396990046916" calcext:value-type="float">
            <text:p>8.56396990046916</text:p>
          </table:table-cell>
          <table:table-cell table:formula="of:=[.C620]" office:value-type="float" office:value="0.03" calcext:value-type="float">
            <text:p>0.03</text:p>
          </table:table-cell>
          <table:table-cell table:formula="of:=IF(([.B621]&lt;20)  AND ([.B621]&gt;2); (1-[.C621])*[.D620]+[.C621]*[.B621]; [.D620])" office:value-type="float" office:value="8.38517997247967" calcext:value-type="float">
            <text:p>8.38517997247967</text:p>
          </table:table-cell>
          <table:table-cell/>
          <table:table-cell table:formula="of:=MIN([.B621];20)" office:value-type="float" office:value="8.56396990046916" calcext:value-type="float">
            <text:p>8.56396990046916</text:p>
          </table:table-cell>
          <table:table-cell table:formula="of:=[.D621]" office:value-type="float" office:value="8.38517997247967" calcext:value-type="float">
            <text:p>8.38517997247967</text:p>
          </table:table-cell>
        </table:table-row>
        <table:table-row table:style-name="ro1">
          <table:table-cell office:value-type="float" office:value="1.78476905692029" calcext:value-type="float">
            <text:p>1.78476905692029</text:p>
          </table:table-cell>
          <table:table-cell table:formula="of:=16.6666666667 / [.A622]" office:value-type="float" office:value="9.33827634565737" calcext:value-type="float">
            <text:p>9.33827634565737</text:p>
          </table:table-cell>
          <table:table-cell table:formula="of:=[.C621]" office:value-type="float" office:value="0.03" calcext:value-type="float">
            <text:p>0.03</text:p>
          </table:table-cell>
          <table:table-cell table:formula="of:=IF(([.B622]&lt;20)  AND ([.B622]&gt;2); (1-[.C622])*[.D621]+[.C622]*[.B622]; [.D621])" office:value-type="float" office:value="8.413772863675" calcext:value-type="float">
            <text:p>8.413772863675</text:p>
          </table:table-cell>
          <table:table-cell/>
          <table:table-cell table:formula="of:=MIN([.B622];20)" office:value-type="float" office:value="9.33827634565737" calcext:value-type="float">
            <text:p>9.33827634565737</text:p>
          </table:table-cell>
          <table:table-cell table:formula="of:=[.D622]" office:value-type="float" office:value="8.413772863675" calcext:value-type="float">
            <text:p>8.413772863675</text:p>
          </table:table-cell>
        </table:table-row>
        <table:table-row table:style-name="ro1">
          <table:table-cell office:value-type="float" office:value="1.53897115776756" calcext:value-type="float">
            <text:p>1.53897115776756</text:p>
          </table:table-cell>
          <table:table-cell table:formula="of:=16.6666666667 / [.A623]" office:value-type="float" office:value="10.8297459524042" calcext:value-type="float">
            <text:p>10.8297459524042</text:p>
          </table:table-cell>
          <table:table-cell table:formula="of:=[.C622]" office:value-type="float" office:value="0.03" calcext:value-type="float">
            <text:p>0.03</text:p>
          </table:table-cell>
          <table:table-cell table:formula="of:=IF(([.B623]&lt;20)  AND ([.B623]&gt;2); (1-[.C623])*[.D622]+[.C623]*[.B623]; [.D622])" office:value-type="float" office:value="8.48625205633688" calcext:value-type="float">
            <text:p>8.48625205633688</text:p>
          </table:table-cell>
          <table:table-cell/>
          <table:table-cell table:formula="of:=MIN([.B623];20)" office:value-type="float" office:value="10.8297459524042" calcext:value-type="float">
            <text:p>10.8297459524042</text:p>
          </table:table-cell>
          <table:table-cell table:formula="of:=[.D623]" office:value-type="float" office:value="8.48625205633688" calcext:value-type="float">
            <text:p>8.48625205633688</text:p>
          </table:table-cell>
        </table:table-row>
        <table:table-row table:style-name="ro1">
          <table:table-cell office:value-type="float" office:value="1.90970041163681" calcext:value-type="float">
            <text:p>1.90970041163681</text:p>
          </table:table-cell>
          <table:table-cell table:formula="of:=16.6666666667 / [.A624]" office:value-type="float" office:value="8.72737240100134" calcext:value-type="float">
            <text:p>8.72737240100134</text:p>
          </table:table-cell>
          <table:table-cell table:formula="of:=[.C623]" office:value-type="float" office:value="0.03" calcext:value-type="float">
            <text:p>0.03</text:p>
          </table:table-cell>
          <table:table-cell table:formula="of:=IF(([.B624]&lt;20)  AND ([.B624]&gt;2); (1-[.C624])*[.D623]+[.C624]*[.B624]; [.D623])" office:value-type="float" office:value="8.49348566667681" calcext:value-type="float">
            <text:p>8.49348566667681</text:p>
          </table:table-cell>
          <table:table-cell/>
          <table:table-cell table:formula="of:=MIN([.B624];20)" office:value-type="float" office:value="8.72737240100134" calcext:value-type="float">
            <text:p>8.72737240100134</text:p>
          </table:table-cell>
          <table:table-cell table:formula="of:=[.D624]" office:value-type="float" office:value="8.49348566667681" calcext:value-type="float">
            <text:p>8.49348566667681</text:p>
          </table:table-cell>
        </table:table-row>
        <table:table-row table:style-name="ro1">
          <table:table-cell office:value-type="float" office:value="1.96965797129946" calcext:value-type="float">
            <text:p>1.96965797129946</text:p>
          </table:table-cell>
          <table:table-cell table:formula="of:=16.6666666667 / [.A625]" office:value-type="float" office:value="8.46170599644991" calcext:value-type="float">
            <text:p>8.46170599644991</text:p>
          </table:table-cell>
          <table:table-cell table:formula="of:=[.C624]" office:value-type="float" office:value="0.03" calcext:value-type="float">
            <text:p>0.03</text:p>
          </table:table-cell>
          <table:table-cell table:formula="of:=IF(([.B625]&lt;20)  AND ([.B625]&gt;2); (1-[.C625])*[.D624]+[.C625]*[.B625]; [.D624])" office:value-type="float" office:value="8.49253227657" calcext:value-type="float">
            <text:p>8.49253227657</text:p>
          </table:table-cell>
          <table:table-cell/>
          <table:table-cell table:formula="of:=MIN([.B625];20)" office:value-type="float" office:value="8.46170599644991" calcext:value-type="float">
            <text:p>8.46170599644991</text:p>
          </table:table-cell>
          <table:table-cell table:formula="of:=[.D625]" office:value-type="float" office:value="8.49253227657" calcext:value-type="float">
            <text:p>8.49253227657</text:p>
          </table:table-cell>
        </table:table-row>
        <table:table-row table:style-name="ro1">
          <table:table-cell office:value-type="float" office:value="1.47197284944252" calcext:value-type="float">
            <text:p>1.47197284944252</text:p>
          </table:table-cell>
          <table:table-cell table:formula="of:=16.6666666667 / [.A626]" office:value-type="float" office:value="11.3226726111234" calcext:value-type="float">
            <text:p>11.3226726111234</text:p>
          </table:table-cell>
          <table:table-cell table:formula="of:=[.C625]" office:value-type="float" office:value="0.03" calcext:value-type="float">
            <text:p>0.03</text:p>
          </table:table-cell>
          <table:table-cell table:formula="of:=IF(([.B626]&lt;20)  AND ([.B626]&gt;2); (1-[.C626])*[.D625]+[.C626]*[.B626]; [.D625])" office:value-type="float" office:value="8.5774364866066" calcext:value-type="float">
            <text:p>8.5774364866066</text:p>
          </table:table-cell>
          <table:table-cell/>
          <table:table-cell table:formula="of:=MIN([.B626];20)" office:value-type="float" office:value="11.3226726111234" calcext:value-type="float">
            <text:p>11.3226726111234</text:p>
          </table:table-cell>
          <table:table-cell table:formula="of:=[.D626]" office:value-type="float" office:value="8.5774364866066" calcext:value-type="float">
            <text:p>8.5774364866066</text:p>
          </table:table-cell>
        </table:table-row>
        <table:table-row table:style-name="ro1">
          <table:table-cell office:value-type="float" office:value="1.48982908716689" calcext:value-type="float">
            <text:p>1.48982908716689</text:p>
          </table:table-cell>
          <table:table-cell table:formula="of:=16.6666666667 / [.A627]" office:value-type="float" office:value="11.1869655454197" calcext:value-type="float">
            <text:p>11.1869655454197</text:p>
          </table:table-cell>
          <table:table-cell table:formula="of:=[.C626]" office:value-type="float" office:value="0.03" calcext:value-type="float">
            <text:p>0.03</text:p>
          </table:table-cell>
          <table:table-cell table:formula="of:=IF(([.B627]&lt;20)  AND ([.B627]&gt;2); (1-[.C627])*[.D626]+[.C627]*[.B627]; [.D626])" office:value-type="float" office:value="8.65572235837099" calcext:value-type="float">
            <text:p>8.65572235837099</text:p>
          </table:table-cell>
          <table:table-cell/>
          <table:table-cell table:formula="of:=MIN([.B627];20)" office:value-type="float" office:value="11.1869655454197" calcext:value-type="float">
            <text:p>11.1869655454197</text:p>
          </table:table-cell>
          <table:table-cell table:formula="of:=[.D627]" office:value-type="float" office:value="8.65572235837099" calcext:value-type="float">
            <text:p>8.65572235837099</text:p>
          </table:table-cell>
        </table:table-row>
        <table:table-row table:style-name="ro1">
          <table:table-cell office:value-type="float" office:value="2.41524454028818" calcext:value-type="float">
            <text:p>2.41524454028818</text:p>
          </table:table-cell>
          <table:table-cell table:formula="of:=16.6666666667 / [.A628]" office:value-type="float" office:value="6.90061250059233" calcext:value-type="float">
            <text:p>6.90061250059233</text:p>
          </table:table-cell>
          <table:table-cell table:formula="of:=[.C627]" office:value-type="float" office:value="0.03" calcext:value-type="float">
            <text:p>0.03</text:p>
          </table:table-cell>
          <table:table-cell table:formula="of:=IF(([.B628]&lt;20)  AND ([.B628]&gt;2); (1-[.C628])*[.D627]+[.C628]*[.B628]; [.D627])" office:value-type="float" office:value="8.60306906263763" calcext:value-type="float">
            <text:p>8.60306906263763</text:p>
          </table:table-cell>
          <table:table-cell/>
          <table:table-cell table:formula="of:=MIN([.B628];20)" office:value-type="float" office:value="6.90061250059233" calcext:value-type="float">
            <text:p>6.90061250059233</text:p>
          </table:table-cell>
          <table:table-cell table:formula="of:=[.D628]" office:value-type="float" office:value="8.60306906263763" calcext:value-type="float">
            <text:p>8.60306906263763</text:p>
          </table:table-cell>
        </table:table-row>
        <table:table-row table:style-name="ro1">
          <table:table-cell office:value-type="float" office:value="2.30019738577552" calcext:value-type="float">
            <text:p>2.30019738577552</text:p>
          </table:table-cell>
          <table:table-cell table:formula="of:=16.6666666667 / [.A629]" office:value-type="float" office:value="7.24575498162336" calcext:value-type="float">
            <text:p>7.24575498162336</text:p>
          </table:table-cell>
          <table:table-cell table:formula="of:=[.C628]" office:value-type="float" office:value="0.03" calcext:value-type="float">
            <text:p>0.03</text:p>
          </table:table-cell>
          <table:table-cell table:formula="of:=IF(([.B629]&lt;20)  AND ([.B629]&gt;2); (1-[.C629])*[.D628]+[.C629]*[.B629]; [.D628])" office:value-type="float" office:value="8.5623496402072" calcext:value-type="float">
            <text:p>8.5623496402072</text:p>
          </table:table-cell>
          <table:table-cell/>
          <table:table-cell table:formula="of:=MIN([.B629];20)" office:value-type="float" office:value="7.24575498162336" calcext:value-type="float">
            <text:p>7.24575498162336</text:p>
          </table:table-cell>
          <table:table-cell table:formula="of:=[.D629]" office:value-type="float" office:value="8.5623496402072" calcext:value-type="float">
            <text:p>8.5623496402072</text:p>
          </table:table-cell>
        </table:table-row>
        <table:table-row table:style-name="ro1">
          <table:table-cell office:value-type="float" office:value="2.86582300385475" calcext:value-type="float">
            <text:p>2.86582300385475</text:p>
          </table:table-cell>
          <table:table-cell table:formula="of:=16.6666666667 / [.A630]" office:value-type="float" office:value="5.81566504431086" calcext:value-type="float">
            <text:p>5.81566504431086</text:p>
          </table:table-cell>
          <table:table-cell table:formula="of:=[.C629]" office:value-type="float" office:value="0.03" calcext:value-type="float">
            <text:p>0.03</text:p>
          </table:table-cell>
          <table:table-cell table:formula="of:=IF(([.B630]&lt;20)  AND ([.B630]&gt;2); (1-[.C630])*[.D629]+[.C630]*[.B630]; [.D629])" office:value-type="float" office:value="8.47994910233031" calcext:value-type="float">
            <text:p>8.47994910233031</text:p>
          </table:table-cell>
          <table:table-cell/>
          <table:table-cell table:formula="of:=MIN([.B630];20)" office:value-type="float" office:value="5.81566504431086" calcext:value-type="float">
            <text:p>5.81566504431086</text:p>
          </table:table-cell>
          <table:table-cell table:formula="of:=[.D630]" office:value-type="float" office:value="8.47994910233031" calcext:value-type="float">
            <text:p>8.47994910233031</text:p>
          </table:table-cell>
        </table:table-row>
        <table:table-row table:style-name="ro1">
          <table:table-cell office:value-type="float" office:value="2.99750213395416" calcext:value-type="float">
            <text:p>2.99750213395416</text:p>
          </table:table-cell>
          <table:table-cell table:formula="of:=16.6666666667 / [.A631]" office:value-type="float" office:value="5.56018508808003" calcext:value-type="float">
            <text:p>5.56018508808003</text:p>
          </table:table-cell>
          <table:table-cell table:formula="of:=[.C630]" office:value-type="float" office:value="0.03" calcext:value-type="float">
            <text:p>0.03</text:p>
          </table:table-cell>
          <table:table-cell table:formula="of:=IF(([.B631]&lt;20)  AND ([.B631]&gt;2); (1-[.C631])*[.D630]+[.C631]*[.B631]; [.D630])" office:value-type="float" office:value="8.3923561819028" calcext:value-type="float">
            <text:p>8.3923561819028</text:p>
          </table:table-cell>
          <table:table-cell/>
          <table:table-cell table:formula="of:=MIN([.B631];20)" office:value-type="float" office:value="5.56018508808003" calcext:value-type="float">
            <text:p>5.56018508808003</text:p>
          </table:table-cell>
          <table:table-cell table:formula="of:=[.D631]" office:value-type="float" office:value="8.3923561819028" calcext:value-type="float">
            <text:p>8.3923561819028</text:p>
          </table:table-cell>
        </table:table-row>
        <table:table-row table:style-name="ro1">
          <table:table-cell office:value-type="float" office:value="2.35874871460702" calcext:value-type="float">
            <text:p>2.35874871460702</text:p>
          </table:table-cell>
          <table:table-cell table:formula="of:=16.6666666667 / [.A632]" office:value-type="float" office:value="7.06589326937979" calcext:value-type="float">
            <text:p>7.06589326937979</text:p>
          </table:table-cell>
          <table:table-cell table:formula="of:=[.C631]" office:value-type="float" office:value="0.03" calcext:value-type="float">
            <text:p>0.03</text:p>
          </table:table-cell>
          <table:table-cell table:formula="of:=IF(([.B632]&lt;20)  AND ([.B632]&gt;2); (1-[.C632])*[.D631]+[.C632]*[.B632]; [.D631])" office:value-type="float" office:value="8.35256229452712" calcext:value-type="float">
            <text:p>8.35256229452712</text:p>
          </table:table-cell>
          <table:table-cell/>
          <table:table-cell table:formula="of:=MIN([.B632];20)" office:value-type="float" office:value="7.06589326937979" calcext:value-type="float">
            <text:p>7.06589326937979</text:p>
          </table:table-cell>
          <table:table-cell table:formula="of:=[.D632]" office:value-type="float" office:value="8.35256229452712" calcext:value-type="float">
            <text:p>8.35256229452712</text:p>
          </table:table-cell>
        </table:table-row>
        <table:table-row table:style-name="ro1">
          <table:table-cell office:value-type="float" office:value="2.00033560741624" calcext:value-type="float">
            <text:p>2.00033560741624</text:p>
          </table:table-cell>
          <table:table-cell table:formula="of:=16.6666666667 / [.A633]" office:value-type="float" office:value="8.33193520372701" calcext:value-type="float">
            <text:p>8.33193520372701</text:p>
          </table:table-cell>
          <table:table-cell table:formula="of:=[.C632]" office:value-type="float" office:value="0.03" calcext:value-type="float">
            <text:p>0.03</text:p>
          </table:table-cell>
          <table:table-cell table:formula="of:=IF(([.B633]&lt;20)  AND ([.B633]&gt;2); (1-[.C633])*[.D632]+[.C633]*[.B633]; [.D632])" office:value-type="float" office:value="8.35194348180311" calcext:value-type="float">
            <text:p>8.35194348180311</text:p>
          </table:table-cell>
          <table:table-cell/>
          <table:table-cell table:formula="of:=MIN([.B633];20)" office:value-type="float" office:value="8.33193520372701" calcext:value-type="float">
            <text:p>8.33193520372701</text:p>
          </table:table-cell>
          <table:table-cell table:formula="of:=[.D633]" office:value-type="float" office:value="8.35194348180311" calcext:value-type="float">
            <text:p>8.35194348180311</text:p>
          </table:table-cell>
        </table:table-row>
        <table:table-row table:style-name="ro1">
          <table:table-cell office:value-type="float" office:value="2.57269267510521" calcext:value-type="float">
            <text:p>2.57269267510521</text:p>
          </table:table-cell>
          <table:table-cell table:formula="of:=16.6666666667 / [.A634]" office:value-type="float" office:value="6.47829677752646" calcext:value-type="float">
            <text:p>6.47829677752646</text:p>
          </table:table-cell>
          <table:table-cell table:formula="of:=[.C633]" office:value-type="float" office:value="0.03" calcext:value-type="float">
            <text:p>0.03</text:p>
          </table:table-cell>
          <table:table-cell table:formula="of:=IF(([.B634]&lt;20)  AND ([.B634]&gt;2); (1-[.C634])*[.D633]+[.C634]*[.B634]; [.D633])" office:value-type="float" office:value="8.29573408067481" calcext:value-type="float">
            <text:p>8.29573408067481</text:p>
          </table:table-cell>
          <table:table-cell/>
          <table:table-cell table:formula="of:=MIN([.B634];20)" office:value-type="float" office:value="6.47829677752646" calcext:value-type="float">
            <text:p>6.47829677752646</text:p>
          </table:table-cell>
          <table:table-cell table:formula="of:=[.D634]" office:value-type="float" office:value="8.29573408067481" calcext:value-type="float">
            <text:p>8.29573408067481</text:p>
          </table:table-cell>
        </table:table-row>
        <table:table-row table:style-name="ro1">
          <table:table-cell office:value-type="float" office:value="2.60671313132003" calcext:value-type="float">
            <text:p>2.60671313132003</text:p>
          </table:table-cell>
          <table:table-cell table:formula="of:=16.6666666667 / [.A635]" office:value-type="float" office:value="6.39374792202779" calcext:value-type="float">
            <text:p>6.39374792202779</text:p>
          </table:table-cell>
          <table:table-cell table:formula="of:=[.C634]" office:value-type="float" office:value="0.03" calcext:value-type="float">
            <text:p>0.03</text:p>
          </table:table-cell>
          <table:table-cell table:formula="of:=IF(([.B635]&lt;20)  AND ([.B635]&gt;2); (1-[.C635])*[.D634]+[.C635]*[.B635]; [.D634])" office:value-type="float" office:value="8.2386744959154" calcext:value-type="float">
            <text:p>8.2386744959154</text:p>
          </table:table-cell>
          <table:table-cell/>
          <table:table-cell table:formula="of:=MIN([.B635];20)" office:value-type="float" office:value="6.39374792202779" calcext:value-type="float">
            <text:p>6.39374792202779</text:p>
          </table:table-cell>
          <table:table-cell table:formula="of:=[.D635]" office:value-type="float" office:value="8.2386744959154" calcext:value-type="float">
            <text:p>8.2386744959154</text:p>
          </table:table-cell>
        </table:table-row>
        <table:table-row table:style-name="ro1">
          <table:table-cell office:value-type="float" office:value="2.59498337307947" calcext:value-type="float">
            <text:p>2.59498337307947</text:p>
          </table:table-cell>
          <table:table-cell table:formula="of:=16.6666666667 / [.A636]" office:value-type="float" office:value="6.42264873047015" calcext:value-type="float">
            <text:p>6.42264873047015</text:p>
          </table:table-cell>
          <table:table-cell table:formula="of:=[.C635]" office:value-type="float" office:value="0.03" calcext:value-type="float">
            <text:p>0.03</text:p>
          </table:table-cell>
          <table:table-cell table:formula="of:=IF(([.B636]&lt;20)  AND ([.B636]&gt;2); (1-[.C636])*[.D635]+[.C636]*[.B636]; [.D635])" office:value-type="float" office:value="8.18419372295204" calcext:value-type="float">
            <text:p>8.18419372295204</text:p>
          </table:table-cell>
          <table:table-cell/>
          <table:table-cell table:formula="of:=MIN([.B636];20)" office:value-type="float" office:value="6.42264873047015" calcext:value-type="float">
            <text:p>6.42264873047015</text:p>
          </table:table-cell>
          <table:table-cell table:formula="of:=[.D636]" office:value-type="float" office:value="8.18419372295204" calcext:value-type="float">
            <text:p>8.18419372295204</text:p>
          </table:table-cell>
        </table:table-row>
        <table:table-row table:style-name="ro1">
          <table:table-cell office:value-type="float" office:value="2.27355237016706" calcext:value-type="float">
            <text:p>2.27355237016706</text:p>
          </table:table-cell>
          <table:table-cell table:formula="of:=16.6666666667 / [.A637]" office:value-type="float" office:value="7.3306719851258" calcext:value-type="float">
            <text:p>7.3306719851258</text:p>
          </table:table-cell>
          <table:table-cell table:formula="of:=[.C636]" office:value-type="float" office:value="0.03" calcext:value-type="float">
            <text:p>0.03</text:p>
          </table:table-cell>
          <table:table-cell table:formula="of:=IF(([.B637]&lt;20)  AND ([.B637]&gt;2); (1-[.C637])*[.D636]+[.C637]*[.B637]; [.D636])" office:value-type="float" office:value="8.15858807081726" calcext:value-type="float">
            <text:p>8.15858807081726</text:p>
          </table:table-cell>
          <table:table-cell/>
          <table:table-cell table:formula="of:=MIN([.B637];20)" office:value-type="float" office:value="7.3306719851258" calcext:value-type="float">
            <text:p>7.3306719851258</text:p>
          </table:table-cell>
          <table:table-cell table:formula="of:=[.D637]" office:value-type="float" office:value="8.15858807081726" calcext:value-type="float">
            <text:p>8.15858807081726</text:p>
          </table:table-cell>
        </table:table-row>
        <table:table-row table:style-name="ro1">
          <table:table-cell office:value-type="float" office:value="1.96344366003151" calcext:value-type="float">
            <text:p>1.96344366003151</text:p>
          </table:table-cell>
          <table:table-cell table:formula="of:=16.6666666667 / [.A638]" office:value-type="float" office:value="8.48848734800598" calcext:value-type="float">
            <text:p>8.48848734800598</text:p>
          </table:table-cell>
          <table:table-cell table:formula="of:=[.C637]" office:value-type="float" office:value="0.03" calcext:value-type="float">
            <text:p>0.03</text:p>
          </table:table-cell>
          <table:table-cell table:formula="of:=IF(([.B638]&lt;20)  AND ([.B638]&gt;2); (1-[.C638])*[.D637]+[.C638]*[.B638]; [.D637])" office:value-type="float" office:value="8.16848504913292" calcext:value-type="float">
            <text:p>8.16848504913292</text:p>
          </table:table-cell>
          <table:table-cell/>
          <table:table-cell table:formula="of:=MIN([.B638];20)" office:value-type="float" office:value="8.48848734800598" calcext:value-type="float">
            <text:p>8.48848734800598</text:p>
          </table:table-cell>
          <table:table-cell table:formula="of:=[.D638]" office:value-type="float" office:value="8.16848504913292" calcext:value-type="float">
            <text:p>8.16848504913292</text:p>
          </table:table-cell>
        </table:table-row>
        <table:table-row table:style-name="ro1">
          <table:table-cell office:value-type="float" office:value="2.14251774048815" calcext:value-type="float">
            <text:p>2.14251774048815</text:p>
          </table:table-cell>
          <table:table-cell table:formula="of:=16.6666666667 / [.A639]" office:value-type="float" office:value="7.7790098778378" calcext:value-type="float">
            <text:p>7.7790098778378</text:p>
          </table:table-cell>
          <table:table-cell table:formula="of:=[.C638]" office:value-type="float" office:value="0.03" calcext:value-type="float">
            <text:p>0.03</text:p>
          </table:table-cell>
          <table:table-cell table:formula="of:=IF(([.B639]&lt;20)  AND ([.B639]&gt;2); (1-[.C639])*[.D638]+[.C639]*[.B639]; [.D638])" office:value-type="float" office:value="8.15680079399406" calcext:value-type="float">
            <text:p>8.15680079399406</text:p>
          </table:table-cell>
          <table:table-cell/>
          <table:table-cell table:formula="of:=MIN([.B639];20)" office:value-type="float" office:value="7.7790098778378" calcext:value-type="float">
            <text:p>7.7790098778378</text:p>
          </table:table-cell>
          <table:table-cell table:formula="of:=[.D639]" office:value-type="float" office:value="8.15680079399406" calcext:value-type="float">
            <text:p>8.15680079399406</text:p>
          </table:table-cell>
        </table:table-row>
        <table:table-row table:style-name="ro1">
          <table:table-cell office:value-type="float" office:value="2.19131464674038" calcext:value-type="float">
            <text:p>2.19131464674038</text:p>
          </table:table-cell>
          <table:table-cell table:formula="of:=16.6666666667 / [.A640]" office:value-type="float" office:value="7.60578435939902" calcext:value-type="float">
            <text:p>7.60578435939902</text:p>
          </table:table-cell>
          <table:table-cell table:formula="of:=[.C639]" office:value-type="float" office:value="0.03" calcext:value-type="float">
            <text:p>0.03</text:p>
          </table:table-cell>
          <table:table-cell table:formula="of:=IF(([.B640]&lt;20)  AND ([.B640]&gt;2); (1-[.C640])*[.D639]+[.C640]*[.B640]; [.D639])" office:value-type="float" office:value="8.14027030095621" calcext:value-type="float">
            <text:p>8.14027030095621</text:p>
          </table:table-cell>
          <table:table-cell/>
          <table:table-cell table:formula="of:=MIN([.B640];20)" office:value-type="float" office:value="7.60578435939902" calcext:value-type="float">
            <text:p>7.60578435939902</text:p>
          </table:table-cell>
          <table:table-cell table:formula="of:=[.D640]" office:value-type="float" office:value="8.14027030095621" calcext:value-type="float">
            <text:p>8.14027030095621</text:p>
          </table:table-cell>
        </table:table-row>
        <table:table-row table:style-name="ro1">
          <table:table-cell office:value-type="float" office:value="2.13631770492791" calcext:value-type="float">
            <text:p>2.13631770492791</text:p>
          </table:table-cell>
          <table:table-cell table:formula="of:=16.6666666667 / [.A641]" office:value-type="float" office:value="7.80158617243798" calcext:value-type="float">
            <text:p>7.80158617243798</text:p>
          </table:table-cell>
          <table:table-cell table:formula="of:=[.C640]" office:value-type="float" office:value="0.03" calcext:value-type="float">
            <text:p>0.03</text:p>
          </table:table-cell>
          <table:table-cell table:formula="of:=IF(([.B641]&lt;20)  AND ([.B641]&gt;2); (1-[.C641])*[.D640]+[.C641]*[.B641]; [.D640])" office:value-type="float" office:value="8.13010977710066" calcext:value-type="float">
            <text:p>8.13010977710066</text:p>
          </table:table-cell>
          <table:table-cell/>
          <table:table-cell table:formula="of:=MIN([.B641];20)" office:value-type="float" office:value="7.80158617243798" calcext:value-type="float">
            <text:p>7.80158617243798</text:p>
          </table:table-cell>
          <table:table-cell table:formula="of:=[.D641]" office:value-type="float" office:value="8.13010977710066" calcext:value-type="float">
            <text:p>8.13010977710066</text:p>
          </table:table-cell>
        </table:table-row>
        <table:table-row table:style-name="ro1">
          <table:table-cell office:value-type="float" office:value="2.28656668321475" calcext:value-type="float">
            <text:p>2.28656668321475</text:p>
          </table:table-cell>
          <table:table-cell table:formula="of:=16.6666666667 / [.A642]" office:value-type="float" office:value="7.28894844355373" calcext:value-type="float">
            <text:p>7.28894844355373</text:p>
          </table:table-cell>
          <table:table-cell table:formula="of:=[.C641]" office:value-type="float" office:value="0.03" calcext:value-type="float">
            <text:p>0.03</text:p>
          </table:table-cell>
          <table:table-cell table:formula="of:=IF(([.B642]&lt;20)  AND ([.B642]&gt;2); (1-[.C642])*[.D641]+[.C642]*[.B642]; [.D641])" office:value-type="float" office:value="8.10487493709425" calcext:value-type="float">
            <text:p>8.10487493709425</text:p>
          </table:table-cell>
          <table:table-cell/>
          <table:table-cell table:formula="of:=MIN([.B642];20)" office:value-type="float" office:value="7.28894844355373" calcext:value-type="float">
            <text:p>7.28894844355373</text:p>
          </table:table-cell>
          <table:table-cell table:formula="of:=[.D642]" office:value-type="float" office:value="8.10487493709425" calcext:value-type="float">
            <text:p>8.10487493709425</text:p>
          </table:table-cell>
        </table:table-row>
        <table:table-row table:style-name="ro1">
          <table:table-cell office:value-type="float" office:value="2.47503281055022" calcext:value-type="float">
            <text:p>2.47503281055022</text:p>
          </table:table-cell>
          <table:table-cell table:formula="of:=16.6666666667 / [.A643]" office:value-type="float" office:value="6.7339174639042" calcext:value-type="float">
            <text:p>6.7339174639042</text:p>
          </table:table-cell>
          <table:table-cell table:formula="of:=[.C642]" office:value-type="float" office:value="0.03" calcext:value-type="float">
            <text:p>0.03</text:p>
          </table:table-cell>
          <table:table-cell table:formula="of:=IF(([.B643]&lt;20)  AND ([.B643]&gt;2); (1-[.C643])*[.D642]+[.C643]*[.B643]; [.D642])" office:value-type="float" office:value="8.06374621289855" calcext:value-type="float">
            <text:p>8.06374621289855</text:p>
          </table:table-cell>
          <table:table-cell/>
          <table:table-cell table:formula="of:=MIN([.B643];20)" office:value-type="float" office:value="6.7339174639042" calcext:value-type="float">
            <text:p>6.7339174639042</text:p>
          </table:table-cell>
          <table:table-cell table:formula="of:=[.D643]" office:value-type="float" office:value="8.06374621289855" calcext:value-type="float">
            <text:p>8.06374621289855</text:p>
          </table:table-cell>
        </table:table-row>
        <table:table-row table:style-name="ro1">
          <table:table-cell office:value-type="float" office:value="2.26609153505534" calcext:value-type="float">
            <text:p>2.26609153505534</text:p>
          </table:table-cell>
          <table:table-cell table:formula="of:=16.6666666667 / [.A644]" office:value-type="float" office:value="7.35480734510268" calcext:value-type="float">
            <text:p>7.35480734510268</text:p>
          </table:table-cell>
          <table:table-cell table:formula="of:=[.C643]" office:value-type="float" office:value="0.03" calcext:value-type="float">
            <text:p>0.03</text:p>
          </table:table-cell>
          <table:table-cell table:formula="of:=IF(([.B644]&lt;20)  AND ([.B644]&gt;2); (1-[.C644])*[.D643]+[.C644]*[.B644]; [.D643])" office:value-type="float" office:value="8.04247804686468" calcext:value-type="float">
            <text:p>8.04247804686468</text:p>
          </table:table-cell>
          <table:table-cell/>
          <table:table-cell table:formula="of:=MIN([.B644];20)" office:value-type="float" office:value="7.35480734510268" calcext:value-type="float">
            <text:p>7.35480734510268</text:p>
          </table:table-cell>
          <table:table-cell table:formula="of:=[.D644]" office:value-type="float" office:value="8.04247804686468" calcext:value-type="float">
            <text:p>8.04247804686468</text:p>
          </table:table-cell>
        </table:table-row>
        <table:table-row table:style-name="ro1">
          <table:table-cell office:value-type="float" office:value="2.11225624151903" calcext:value-type="float">
            <text:p>2.11225624151903</text:p>
          </table:table-cell>
          <table:table-cell table:formula="of:=16.6666666667 / [.A645]" office:value-type="float" office:value="7.89045682010348" calcext:value-type="float">
            <text:p>7.89045682010348</text:p>
          </table:table-cell>
          <table:table-cell table:formula="of:=[.C644]" office:value-type="float" office:value="0.03" calcext:value-type="float">
            <text:p>0.03</text:p>
          </table:table-cell>
          <table:table-cell table:formula="of:=IF(([.B645]&lt;20)  AND ([.B645]&gt;2); (1-[.C645])*[.D644]+[.C645]*[.B645]; [.D644])" office:value-type="float" office:value="8.03791741006184" calcext:value-type="float">
            <text:p>8.03791741006184</text:p>
          </table:table-cell>
          <table:table-cell/>
          <table:table-cell table:formula="of:=MIN([.B645];20)" office:value-type="float" office:value="7.89045682010348" calcext:value-type="float">
            <text:p>7.89045682010348</text:p>
          </table:table-cell>
          <table:table-cell table:formula="of:=[.D645]" office:value-type="float" office:value="8.03791741006184" calcext:value-type="float">
            <text:p>8.03791741006184</text:p>
          </table:table-cell>
        </table:table-row>
        <table:table-row table:style-name="ro1">
          <table:table-cell office:value-type="float" office:value="2.27453562186811" calcext:value-type="float">
            <text:p>2.27453562186811</text:p>
          </table:table-cell>
          <table:table-cell table:formula="of:=16.6666666667 / [.A646]" office:value-type="float" office:value="7.32750303247017" calcext:value-type="float">
            <text:p>7.32750303247017</text:p>
          </table:table-cell>
          <table:table-cell table:formula="of:=[.C645]" office:value-type="float" office:value="0.03" calcext:value-type="float">
            <text:p>0.03</text:p>
          </table:table-cell>
          <table:table-cell table:formula="of:=IF(([.B646]&lt;20)  AND ([.B646]&gt;2); (1-[.C646])*[.D645]+[.C646]*[.B646]; [.D645])" office:value-type="float" office:value="8.01660497873409" calcext:value-type="float">
            <text:p>8.01660497873409</text:p>
          </table:table-cell>
          <table:table-cell/>
          <table:table-cell table:formula="of:=MIN([.B646];20)" office:value-type="float" office:value="7.32750303247017" calcext:value-type="float">
            <text:p>7.32750303247017</text:p>
          </table:table-cell>
          <table:table-cell table:formula="of:=[.D646]" office:value-type="float" office:value="8.01660497873409" calcext:value-type="float">
            <text:p>8.01660497873409</text:p>
          </table:table-cell>
        </table:table-row>
        <table:table-row table:style-name="ro1">
          <table:table-cell office:value-type="float" office:value="2.31208409034647" calcext:value-type="float">
            <text:p>2.31208409034647</text:p>
          </table:table-cell>
          <table:table-cell table:formula="of:=16.6666666667 / [.A647]" office:value-type="float" office:value="7.20850367695858" calcext:value-type="float">
            <text:p>7.20850367695858</text:p>
          </table:table-cell>
          <table:table-cell table:formula="of:=[.C646]" office:value-type="float" office:value="0.03" calcext:value-type="float">
            <text:p>0.03</text:p>
          </table:table-cell>
          <table:table-cell table:formula="of:=IF(([.B647]&lt;20)  AND ([.B647]&gt;2); (1-[.C647])*[.D646]+[.C647]*[.B647]; [.D646])" office:value-type="float" office:value="7.99236193968082" calcext:value-type="float">
            <text:p>7.99236193968082</text:p>
          </table:table-cell>
          <table:table-cell/>
          <table:table-cell table:formula="of:=MIN([.B647];20)" office:value-type="float" office:value="7.20850367695858" calcext:value-type="float">
            <text:p>7.20850367695858</text:p>
          </table:table-cell>
          <table:table-cell table:formula="of:=[.D647]" office:value-type="float" office:value="7.99236193968082" calcext:value-type="float">
            <text:p>7.99236193968082</text:p>
          </table:table-cell>
        </table:table-row>
        <table:table-row table:style-name="ro1">
          <table:table-cell office:value-type="float" office:value="2.21738699578231" calcext:value-type="float">
            <text:p>2.21738699578231</text:p>
          </table:table-cell>
          <table:table-cell table:formula="of:=16.6666666667 / [.A648]" office:value-type="float" office:value="7.51635447416335" calcext:value-type="float">
            <text:p>7.51635447416335</text:p>
          </table:table-cell>
          <table:table-cell table:formula="of:=[.C647]" office:value-type="float" office:value="0.03" calcext:value-type="float">
            <text:p>0.03</text:p>
          </table:table-cell>
          <table:table-cell table:formula="of:=IF(([.B648]&lt;20)  AND ([.B648]&gt;2); (1-[.C648])*[.D647]+[.C648]*[.B648]; [.D647])" office:value-type="float" office:value="7.9780817157153" calcext:value-type="float">
            <text:p>7.9780817157153</text:p>
          </table:table-cell>
          <table:table-cell/>
          <table:table-cell table:formula="of:=MIN([.B648];20)" office:value-type="float" office:value="7.51635447416335" calcext:value-type="float">
            <text:p>7.51635447416335</text:p>
          </table:table-cell>
          <table:table-cell table:formula="of:=[.D648]" office:value-type="float" office:value="7.9780817157153" calcext:value-type="float">
            <text:p>7.9780817157153</text:p>
          </table:table-cell>
        </table:table-row>
        <table:table-row table:style-name="ro1">
          <table:table-cell office:value-type="float" office:value="2.67775210721299" calcext:value-type="float">
            <text:p>2.67775210721299</text:p>
          </table:table-cell>
          <table:table-cell table:formula="of:=16.6666666667 / [.A649]" office:value-type="float" office:value="6.22412605775025" calcext:value-type="float">
            <text:p>6.22412605775025</text:p>
          </table:table-cell>
          <table:table-cell table:formula="of:=[.C648]" office:value-type="float" office:value="0.03" calcext:value-type="float">
            <text:p>0.03</text:p>
          </table:table-cell>
          <table:table-cell table:formula="of:=IF(([.B649]&lt;20)  AND ([.B649]&gt;2); (1-[.C649])*[.D648]+[.C649]*[.B649]; [.D648])" office:value-type="float" office:value="7.92546304597635" calcext:value-type="float">
            <text:p>7.92546304597635</text:p>
          </table:table-cell>
          <table:table-cell/>
          <table:table-cell table:formula="of:=MIN([.B649];20)" office:value-type="float" office:value="6.22412605775025" calcext:value-type="float">
            <text:p>6.22412605775025</text:p>
          </table:table-cell>
          <table:table-cell table:formula="of:=[.D649]" office:value-type="float" office:value="7.92546304597635" calcext:value-type="float">
            <text:p>7.92546304597635</text:p>
          </table:table-cell>
        </table:table-row>
        <table:table-row table:style-name="ro1">
          <table:table-cell office:value-type="float" office:value="2.43562181274024" calcext:value-type="float">
            <text:p>2.43562181274024</text:p>
          </table:table-cell>
          <table:table-cell table:formula="of:=16.6666666667 / [.A650]" office:value-type="float" office:value="6.84287953881842" calcext:value-type="float">
            <text:p>6.84287953881842</text:p>
          </table:table-cell>
          <table:table-cell table:formula="of:=[.C649]" office:value-type="float" office:value="0.03" calcext:value-type="float">
            <text:p>0.03</text:p>
          </table:table-cell>
          <table:table-cell table:formula="of:=IF(([.B650]&lt;20)  AND ([.B650]&gt;2); (1-[.C650])*[.D649]+[.C650]*[.B650]; [.D649])" office:value-type="float" office:value="7.89298554076161" calcext:value-type="float">
            <text:p>7.89298554076161</text:p>
          </table:table-cell>
          <table:table-cell/>
          <table:table-cell table:formula="of:=MIN([.B650];20)" office:value-type="float" office:value="6.84287953881842" calcext:value-type="float">
            <text:p>6.84287953881842</text:p>
          </table:table-cell>
          <table:table-cell table:formula="of:=[.D650]" office:value-type="float" office:value="7.89298554076161" calcext:value-type="float">
            <text:p>7.89298554076161</text:p>
          </table:table-cell>
        </table:table-row>
        <table:table-row table:style-name="ro1">
          <table:table-cell office:value-type="float" office:value="2.2874144771554" calcext:value-type="float">
            <text:p>2.2874144771554</text:p>
          </table:table-cell>
          <table:table-cell table:formula="of:=16.6666666667 / [.A651]" office:value-type="float" office:value="7.28624691027857" calcext:value-type="float">
            <text:p>7.28624691027857</text:p>
          </table:table-cell>
          <table:table-cell table:formula="of:=[.C650]" office:value-type="float" office:value="0.03" calcext:value-type="float">
            <text:p>0.03</text:p>
          </table:table-cell>
          <table:table-cell table:formula="of:=IF(([.B651]&lt;20)  AND ([.B651]&gt;2); (1-[.C651])*[.D650]+[.C651]*[.B651]; [.D650])" office:value-type="float" office:value="7.87478338184712" calcext:value-type="float">
            <text:p>7.87478338184712</text:p>
          </table:table-cell>
          <table:table-cell/>
          <table:table-cell table:formula="of:=MIN([.B651];20)" office:value-type="float" office:value="7.28624691027857" calcext:value-type="float">
            <text:p>7.28624691027857</text:p>
          </table:table-cell>
          <table:table-cell table:formula="of:=[.D651]" office:value-type="float" office:value="7.87478338184712" calcext:value-type="float">
            <text:p>7.87478338184712</text:p>
          </table:table-cell>
        </table:table-row>
        <table:table-row table:style-name="ro1">
          <table:table-cell office:value-type="float" office:value="2.65171556725327" calcext:value-type="float">
            <text:p>2.65171556725327</text:p>
          </table:table-cell>
          <table:table-cell table:formula="of:=16.6666666667 / [.A652]" office:value-type="float" office:value="6.2852392136325" calcext:value-type="float">
            <text:p>6.2852392136325</text:p>
          </table:table-cell>
          <table:table-cell table:formula="of:=[.C651]" office:value-type="float" office:value="0.03" calcext:value-type="float">
            <text:p>0.03</text:p>
          </table:table-cell>
          <table:table-cell table:formula="of:=IF(([.B652]&lt;20)  AND ([.B652]&gt;2); (1-[.C652])*[.D651]+[.C652]*[.B652]; [.D651])" office:value-type="float" office:value="7.82709705680068" calcext:value-type="float">
            <text:p>7.82709705680068</text:p>
          </table:table-cell>
          <table:table-cell/>
          <table:table-cell table:formula="of:=MIN([.B652];20)" office:value-type="float" office:value="6.2852392136325" calcext:value-type="float">
            <text:p>6.2852392136325</text:p>
          </table:table-cell>
          <table:table-cell table:formula="of:=[.D652]" office:value-type="float" office:value="7.82709705680068" calcext:value-type="float">
            <text:p>7.82709705680068</text:p>
          </table:table-cell>
        </table:table-row>
        <table:table-row table:style-name="ro1">
          <table:table-cell office:value-type="float" office:value="2.59329524037639" calcext:value-type="float">
            <text:p>2.59329524037639</text:p>
          </table:table-cell>
          <table:table-cell table:formula="of:=16.6666666667 / [.A653]" office:value-type="float" office:value="6.42682962094243" calcext:value-type="float">
            <text:p>6.42682962094243</text:p>
          </table:table-cell>
          <table:table-cell table:formula="of:=[.C652]" office:value-type="float" office:value="0.03" calcext:value-type="float">
            <text:p>0.03</text:p>
          </table:table-cell>
          <table:table-cell table:formula="of:=IF(([.B653]&lt;20)  AND ([.B653]&gt;2); (1-[.C653])*[.D652]+[.C653]*[.B653]; [.D652])" office:value-type="float" office:value="7.78508903372493" calcext:value-type="float">
            <text:p>7.78508903372493</text:p>
          </table:table-cell>
          <table:table-cell/>
          <table:table-cell table:formula="of:=MIN([.B653];20)" office:value-type="float" office:value="6.42682962094243" calcext:value-type="float">
            <text:p>6.42682962094243</text:p>
          </table:table-cell>
          <table:table-cell table:formula="of:=[.D653]" office:value-type="float" office:value="7.78508903372493" calcext:value-type="float">
            <text:p>7.78508903372493</text:p>
          </table:table-cell>
        </table:table-row>
        <table:table-row table:style-name="ro1">
          <table:table-cell office:value-type="float" office:value="2.48496932672252" calcext:value-type="float">
            <text:p>2.48496932672252</text:p>
          </table:table-cell>
          <table:table-cell table:formula="of:=16.6666666667 / [.A654]" office:value-type="float" office:value="6.70699090225072" calcext:value-type="float">
            <text:p>6.70699090225072</text:p>
          </table:table-cell>
          <table:table-cell table:formula="of:=[.C653]" office:value-type="float" office:value="0.03" calcext:value-type="float">
            <text:p>0.03</text:p>
          </table:table-cell>
          <table:table-cell table:formula="of:=IF(([.B654]&lt;20)  AND ([.B654]&gt;2); (1-[.C654])*[.D653]+[.C654]*[.B654]; [.D653])" office:value-type="float" office:value="7.75274608978071" calcext:value-type="float">
            <text:p>7.75274608978071</text:p>
          </table:table-cell>
          <table:table-cell/>
          <table:table-cell table:formula="of:=MIN([.B654];20)" office:value-type="float" office:value="6.70699090225072" calcext:value-type="float">
            <text:p>6.70699090225072</text:p>
          </table:table-cell>
          <table:table-cell table:formula="of:=[.D654]" office:value-type="float" office:value="7.75274608978071" calcext:value-type="float">
            <text:p>7.75274608978071</text:p>
          </table:table-cell>
        </table:table-row>
        <table:table-row table:style-name="ro1">
          <table:table-cell office:value-type="float" office:value="2.17733506220725" calcext:value-type="float">
            <text:p>2.17733506220725</text:p>
          </table:table-cell>
          <table:table-cell table:formula="of:=16.6666666667 / [.A655]" office:value-type="float" office:value="7.65461731452777" calcext:value-type="float">
            <text:p>7.65461731452777</text:p>
          </table:table-cell>
          <table:table-cell table:formula="of:=[.C654]" office:value-type="float" office:value="0.03" calcext:value-type="float">
            <text:p>0.03</text:p>
          </table:table-cell>
          <table:table-cell table:formula="of:=IF(([.B655]&lt;20)  AND ([.B655]&gt;2); (1-[.C655])*[.D654]+[.C655]*[.B655]; [.D654])" office:value-type="float" office:value="7.74980222652312" calcext:value-type="float">
            <text:p>7.74980222652312</text:p>
          </table:table-cell>
          <table:table-cell/>
          <table:table-cell table:formula="of:=MIN([.B655];20)" office:value-type="float" office:value="7.65461731452777" calcext:value-type="float">
            <text:p>7.65461731452777</text:p>
          </table:table-cell>
          <table:table-cell table:formula="of:=[.D655]" office:value-type="float" office:value="7.74980222652312" calcext:value-type="float">
            <text:p>7.7498022265231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5-07-13T19:44:23.989000000</dc:date>
    <meta:editing-duration>PT28M30S</meta:editing-duration>
    <meta:editing-cycles>1</meta:editing-cycles>
    <meta:document-statistic meta:table-count="1" meta:cell-count="3930" meta:object-count="1"/>
    <meta:generator>LibreOffice/7.4.7.2$Windows_X86_64 LibreOffice_project/723314e595e8007d3cf785c16538505a1c878ca5</meta:generator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62.929cm" svg:height="14.478cm" xlink:href=".." xlink:type="simple" chart:class="chart:line" chart:style-name="ch1">
        <chart:plot-area chart:style-name="ch2" table:cell-range-address="'1'.F1:'1'.G655" svg:x="1.258cm" svg:y="0.289cm" svg:width="60.413cm" svg:height="13.9cm">
          <chart:coordinate-region svg:x="1.879cm" svg:y="0.488cm" svg:width="59.792cm" svg:height="12.777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'1'.F1:'1'.F655" chart:class="chart:line">
            <chart:data-point chart:repeated="655"/>
          </chart:series>
          <chart:series chart:style-name="ch6" chart:values-cell-range-address="'1'.G1:'1'.G655" chart:class="chart:line">
            <chart:data-point chart:repeated="65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.68005791404102">
                <text:p>8.68005791404102</text:p>
                <draw:g>
                  <svg:desc>'1'.F1:'1'.F655</svg:desc>
                </draw:g>
              </table:table-cell>
              <table:table-cell office:value-type="float" office:value="8.68005791404102">
                <text:p>8.68005791404102</text:p>
                <draw:g>
                  <svg:desc>'1'.G1:'1'.G65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.65656113725512">
                <text:p>6.65656113725512</text:p>
              </table:table-cell>
              <table:table-cell office:value-type="float" office:value="8.61935301073744">
                <text:p>8.6193530107374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.05710142114052">
                <text:p>6.05710142114052</text:p>
              </table:table-cell>
              <table:table-cell office:value-type="float" office:value="8.54248546304953">
                <text:p>8.5424854630495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.00807508160179">
                <text:p>6.00807508160179</text:p>
              </table:table-cell>
              <table:table-cell office:value-type="float" office:value="8.4664531516061">
                <text:p>8.466453151606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.69333284734034">
                <text:p>7.69333284734034</text:p>
              </table:table-cell>
              <table:table-cell office:value-type="float" office:value="8.44325954247813">
                <text:p>8.4432595424781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.56321571161121">
                <text:p>7.56321571161121</text:p>
              </table:table-cell>
              <table:table-cell office:value-type="float" office:value="8.41685822755212">
                <text:p>8.4168582275521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.08404030843308">
                <text:p>7.08404030843308</text:p>
              </table:table-cell>
              <table:table-cell office:value-type="float" office:value="8.37687368997855">
                <text:p>8.3768736899785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.63561790109558">
                <text:p>7.63561790109558</text:p>
              </table:table-cell>
              <table:table-cell office:value-type="float" office:value="8.35463601631206">
                <text:p>8.3546360163120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.0296816928081">
                <text:p>6.0296816928081</text:p>
              </table:table-cell>
              <table:table-cell office:value-type="float" office:value="8.28488738660694">
                <text:p>8.2848873866069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.14185443011602">
                <text:p>6.14185443011602</text:p>
              </table:table-cell>
              <table:table-cell office:value-type="float" office:value="8.22059639791221">
                <text:p>8.2205963979122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.22281481333166">
                <text:p>7.22281481333166</text:p>
              </table:table-cell>
              <table:table-cell office:value-type="float" office:value="8.1906629503748">
                <text:p>8.190662950374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.99329645522503">
                <text:p>7.99329645522503</text:p>
              </table:table-cell>
              <table:table-cell office:value-type="float" office:value="8.1847419555203">
                <text:p>8.184741955520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.11429590076753">
                <text:p>7.11429590076753</text:p>
              </table:table-cell>
              <table:table-cell office:value-type="float" office:value="8.15262857387772">
                <text:p>8.1526285738777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.58813737011403">
                <text:p>6.58813737011403</text:p>
              </table:table-cell>
              <table:table-cell office:value-type="float" office:value="8.10569383776481">
                <text:p>8.1056938377648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.11892810596589">
                <text:p>8.11892810596589</text:p>
              </table:table-cell>
              <table:table-cell office:value-type="float" office:value="8.10609086581084">
                <text:p>8.1060908658108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.0446948149103">
                <text:p>10.0446948149103</text:p>
              </table:table-cell>
              <table:table-cell office:value-type="float" office:value="8.16424898428383">
                <text:p>8.1642489842838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2.413438062745">
                <text:p>12.413438062745</text:p>
              </table:table-cell>
              <table:table-cell office:value-type="float" office:value="8.29172465663766">
                <text:p>8.2917246566376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.92072292925452">
                <text:p>7.92072292925452</text:p>
              </table:table-cell>
              <table:table-cell office:value-type="float" office:value="8.28059460481616">
                <text:p>8.2805946048161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.23458139257164">
                <text:p>7.23458139257164</text:p>
              </table:table-cell>
              <table:table-cell office:value-type="float" office:value="8.24921420844883">
                <text:p>8.2492142084488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.53327906087838">
                <text:p>9.53327906087838</text:p>
              </table:table-cell>
              <table:table-cell office:value-type="float" office:value="8.28773615402172">
                <text:p>8.2877361540217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.48257578091047">
                <text:p>8.48257578091047</text:p>
              </table:table-cell>
              <table:table-cell office:value-type="float" office:value="8.29358134282838">
                <text:p>8.2935813428283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.34121963863179">
                <text:p>7.34121963863179</text:p>
              </table:table-cell>
              <table:table-cell office:value-type="float" office:value="8.26501049170248">
                <text:p>8.2650104917024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.95614247950062">
                <text:p>6.95614247950062</text:p>
              </table:table-cell>
              <table:table-cell office:value-type="float" office:value="8.22574445133643">
                <text:p>8.2257444513364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.63409145009884">
                <text:p>6.63409145009884</text:p>
              </table:table-cell>
              <table:table-cell office:value-type="float" office:value="8.1779948612993">
                <text:p>8.177994861299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6.4344040712842">
                <text:p>16.4344040712842</text:p>
              </table:table-cell>
              <table:table-cell office:value-type="float" office:value="8.42568713759884">
                <text:p>8.4256871375988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6.8056454909116">
                <text:p>16.8056454909116</text:p>
              </table:table-cell>
              <table:table-cell office:value-type="float" office:value="8.67708588819822">
                <text:p>8.6770858881982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0">
                <text:p>20</text:p>
              </table:table-cell>
              <table:table-cell office:value-type="float" office:value="8.67708588819822">
                <text:p>8.6770858881982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5.1802229762699">
                <text:p>15.1802229762699</text:p>
              </table:table-cell>
              <table:table-cell office:value-type="float" office:value="8.87218000084037">
                <text:p>8.8721800008403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.6101482859335">
                <text:p>7.6101482859335</text:p>
              </table:table-cell>
              <table:table-cell office:value-type="float" office:value="8.83431904939317">
                <text:p>8.8343190493931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8.02837814407245">
                <text:p>8.02837814407245</text:p>
              </table:table-cell>
              <table:table-cell office:value-type="float" office:value="8.81014082223354">
                <text:p>8.8101408222335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.48706828067412">
                <text:p>7.48706828067412</text:p>
              </table:table-cell>
              <table:table-cell office:value-type="float" office:value="8.77044864598676">
                <text:p>8.7704486459867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7.25917794231686">
                <text:p>7.25917794231686</text:p>
              </table:table-cell>
              <table:table-cell office:value-type="float" office:value="8.72511052487666">
                <text:p>8.7251105248766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.5831295557223">
                <text:p>5.5831295557223</text:p>
              </table:table-cell>
              <table:table-cell office:value-type="float" office:value="8.63085109580203">
                <text:p>8.6308510958020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.73718070749377">
                <text:p>4.73718070749377</text:p>
              </table:table-cell>
              <table:table-cell office:value-type="float" office:value="8.51404098415279">
                <text:p>8.5140409841527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.90036351851134">
                <text:p>4.90036351851134</text:p>
              </table:table-cell>
              <table:table-cell office:value-type="float" office:value="8.40563066018354">
                <text:p>8.4056306601835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.32314664772632">
                <text:p>7.32314664772632</text:p>
              </table:table-cell>
              <table:table-cell office:value-type="float" office:value="8.37315613980983">
                <text:p>8.3731561398098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9.31454016889624">
                <text:p>9.31454016889624</text:p>
              </table:table-cell>
              <table:table-cell office:value-type="float" office:value="8.40139766068242">
                <text:p>8.4013976606824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8.36144831798319">
                <text:p>8.36144831798319</text:p>
              </table:table-cell>
              <table:table-cell office:value-type="float" office:value="8.40019918040144">
                <text:p>8.4001991804014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.14639026588161">
                <text:p>7.14639026588161</text:p>
              </table:table-cell>
              <table:table-cell office:value-type="float" office:value="8.36258491296584">
                <text:p>8.3625849129658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9.59248654920135">
                <text:p>9.59248654920135</text:p>
              </table:table-cell>
              <table:table-cell office:value-type="float" office:value="8.39948196205291">
                <text:p>8.3994819620529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.66739894685429">
                <text:p>8.66739894685429</text:p>
              </table:table-cell>
              <table:table-cell office:value-type="float" office:value="8.40751947159695">
                <text:p>8.4075194715969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7.8536038891755">
                <text:p>7.8536038891755</text:p>
              </table:table-cell>
              <table:table-cell office:value-type="float" office:value="8.39090200412431">
                <text:p>8.3909020041243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6.32339238545876">
                <text:p>6.32339238545876</text:p>
              </table:table-cell>
              <table:table-cell office:value-type="float" office:value="8.32887671556434">
                <text:p>8.3288767155643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.26699576142919">
                <text:p>8.26699576142919</text:p>
              </table:table-cell>
              <table:table-cell office:value-type="float" office:value="8.32702028694028">
                <text:p>8.3270202869402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6.84742170949562">
                <text:p>6.84742170949562</text:p>
              </table:table-cell>
              <table:table-cell office:value-type="float" office:value="8.28263232961694">
                <text:p>8.2826323296169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8.02610974753051">
                <text:p>8.02610974753051</text:p>
              </table:table-cell>
              <table:table-cell office:value-type="float" office:value="8.27493665215435">
                <text:p>8.2749366521543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.23269573382529">
                <text:p>9.23269573382529</text:p>
              </table:table-cell>
              <table:table-cell office:value-type="float" office:value="8.30366942460448">
                <text:p>8.3036694246044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0.9504791894459">
                <text:p>10.9504791894459</text:p>
              </table:table-cell>
              <table:table-cell office:value-type="float" office:value="8.38307371754972">
                <text:p>8.3830737175497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8.47334768761391">
                <text:p>8.47334768761391</text:p>
              </table:table-cell>
              <table:table-cell office:value-type="float" office:value="8.38578193665165">
                <text:p>8.3857819366516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8.31721272929388">
                <text:p>8.31721272929388</text:p>
              </table:table-cell>
              <table:table-cell office:value-type="float" office:value="8.38372486043092">
                <text:p>8.3837248604309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8.06365488744928">
                <text:p>8.06365488744928</text:p>
              </table:table-cell>
              <table:table-cell office:value-type="float" office:value="8.37412276124147">
                <text:p>8.3741227612414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7.47366922799814">
                <text:p>7.47366922799814</text:p>
              </table:table-cell>
              <table:table-cell office:value-type="float" office:value="8.34710915524417">
                <text:p>8.3471091552441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.16361860277189">
                <text:p>6.16361860277189</text:p>
              </table:table-cell>
              <table:table-cell office:value-type="float" office:value="8.28160443867">
                <text:p>8.2816044386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7.64475777796656">
                <text:p>7.64475777796656</text:p>
              </table:table-cell>
              <table:table-cell office:value-type="float" office:value="8.2624990388489">
                <text:p>8.262499038848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7.45791969737082">
                <text:p>7.45791969737082</text:p>
              </table:table-cell>
              <table:table-cell office:value-type="float" office:value="8.23836165860455">
                <text:p>8.2383616586045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9.63313241333211">
                <text:p>9.63313241333211</text:p>
              </table:table-cell>
              <table:table-cell office:value-type="float" office:value="8.28020478124638">
                <text:p>8.2802047812463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7.48571553374452">
                <text:p>7.48571553374452</text:p>
              </table:table-cell>
              <table:table-cell office:value-type="float" office:value="8.25637010382132">
                <text:p>8.2563701038213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.70042295430303">
                <text:p>6.70042295430303</text:p>
              </table:table-cell>
              <table:table-cell office:value-type="float" office:value="8.20969168933577">
                <text:p>8.2096916893357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7.11774282993069">
                <text:p>7.11774282993069</text:p>
              </table:table-cell>
              <table:table-cell office:value-type="float" office:value="8.17693322355362">
                <text:p>8.1769332235536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7.78553101685129">
                <text:p>7.78553101685129</text:p>
              </table:table-cell>
              <table:table-cell office:value-type="float" office:value="8.16519115735255">
                <text:p>8.1651911573525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7.87015684297505">
                <text:p>7.87015684297505</text:p>
              </table:table-cell>
              <table:table-cell office:value-type="float" office:value="8.15634012792122">
                <text:p>8.1563401279212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.90902111903467">
                <text:p>7.90902111903467</text:p>
              </table:table-cell>
              <table:table-cell office:value-type="float" office:value="8.14892055765463">
                <text:p>8.1489205576546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.43354915192568">
                <text:p>7.43354915192568</text:p>
              </table:table-cell>
              <table:table-cell office:value-type="float" office:value="8.12745941548276">
                <text:p>8.1274594154827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8.23667301769949">
                <text:p>8.23667301769949</text:p>
              </table:table-cell>
              <table:table-cell office:value-type="float" office:value="8.13073582354926">
                <text:p>8.1307358235492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.63959169741214">
                <text:p>7.63959169741214</text:p>
              </table:table-cell>
              <table:table-cell office:value-type="float" office:value="8.11600149976515">
                <text:p>8.1160014997651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7.77855523713157">
                <text:p>7.77855523713157</text:p>
              </table:table-cell>
              <table:table-cell office:value-type="float" office:value="8.10587811188614">
                <text:p>8.1058781118861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8.1007379221759">
                <text:p>8.1007379221759</text:p>
              </table:table-cell>
              <table:table-cell office:value-type="float" office:value="8.10572390619483">
                <text:p>8.1057239061948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8.41138155688416">
                <text:p>8.41138155688416</text:p>
              </table:table-cell>
              <table:table-cell office:value-type="float" office:value="8.11489363571551">
                <text:p>8.1148936357155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.7878580550955">
                <text:p>7.7878580550955</text:p>
              </table:table-cell>
              <table:table-cell office:value-type="float" office:value="8.10508256829691">
                <text:p>8.1050825682969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8.08923620037002">
                <text:p>8.08923620037002</text:p>
              </table:table-cell>
              <table:table-cell office:value-type="float" office:value="8.1046071772591">
                <text:p>8.104607177259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8.46595525507738">
                <text:p>8.46595525507738</text:p>
              </table:table-cell>
              <table:table-cell office:value-type="float" office:value="8.11544761959365">
                <text:p>8.1154476195936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.93516675386154">
                <text:p>7.93516675386154</text:p>
              </table:table-cell>
              <table:table-cell office:value-type="float" office:value="8.11003919362169">
                <text:p>8.1100391936216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.83685281437581">
                <text:p>7.83685281437581</text:p>
              </table:table-cell>
              <table:table-cell office:value-type="float" office:value="8.10184360224431">
                <text:p>8.1018436022443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.68033595742278">
                <text:p>7.68033595742278</text:p>
              </table:table-cell>
              <table:table-cell office:value-type="float" office:value="8.08919837289966">
                <text:p>8.0891983728996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.42554523358528">
                <text:p>7.42554523358528</text:p>
              </table:table-cell>
              <table:table-cell office:value-type="float" office:value="8.06928877872023">
                <text:p>8.0692887787202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.15549395688189">
                <text:p>7.15549395688189</text:p>
              </table:table-cell>
              <table:table-cell office:value-type="float" office:value="8.04187493406508">
                <text:p>8.0418749340650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.70890240228604">
                <text:p>7.70890240228604</text:p>
              </table:table-cell>
              <table:table-cell office:value-type="float" office:value="8.03188575811171">
                <text:p>8.0318857581117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.25100550196607">
                <text:p>7.25100550196607</text:p>
              </table:table-cell>
              <table:table-cell office:value-type="float" office:value="8.00845935042734">
                <text:p>8.0084593504273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.04872291236172">
                <text:p>7.04872291236172</text:p>
              </table:table-cell>
              <table:table-cell office:value-type="float" office:value="7.97966725728537">
                <text:p>7.9796672572853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.97017225758554">
                <text:p>7.97017225758554</text:p>
              </table:table-cell>
              <table:table-cell office:value-type="float" office:value="7.97938240729438">
                <text:p>7.9793824072943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7.89810811293909">
                <text:p>7.89810811293909</text:p>
              </table:table-cell>
              <table:table-cell office:value-type="float" office:value="7.97694417846372">
                <text:p>7.9769441784637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7.63057158949293">
                <text:p>7.63057158949293</text:p>
              </table:table-cell>
              <table:table-cell office:value-type="float" office:value="7.96655300079459">
                <text:p>7.9665530007945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7.60456865095371">
                <text:p>7.60456865095371</text:p>
              </table:table-cell>
              <table:table-cell office:value-type="float" office:value="7.95569347029937">
                <text:p>7.9556934702993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9.05889889709012">
                <text:p>9.05889889709012</text:p>
              </table:table-cell>
              <table:table-cell office:value-type="float" office:value="7.98878963310309">
                <text:p>7.9887896331030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7.79312211804275">
                <text:p>7.79312211804275</text:p>
              </table:table-cell>
              <table:table-cell office:value-type="float" office:value="7.98291960765128">
                <text:p>7.9829196076512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7.5846542746534">
                <text:p>7.5846542746534</text:p>
              </table:table-cell>
              <table:table-cell office:value-type="float" office:value="7.97097164766134">
                <text:p>7.9709716476613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7.7927525472814">
                <text:p>7.7927525472814</text:p>
              </table:table-cell>
              <table:table-cell office:value-type="float" office:value="7.96562507464995">
                <text:p>7.9656250746499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.11204695572587">
                <text:p>8.11204695572587</text:p>
              </table:table-cell>
              <table:table-cell office:value-type="float" office:value="7.97001773108222">
                <text:p>7.9700177310822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.74865607949725">
                <text:p>8.74865607949725</text:p>
              </table:table-cell>
              <table:table-cell office:value-type="float" office:value="7.99337688153467">
                <text:p>7.9933768815346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.12097082933667">
                <text:p>8.12097082933667</text:p>
              </table:table-cell>
              <table:table-cell office:value-type="float" office:value="7.99720469996873">
                <text:p>7.9972046999687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7.80804496076921">
                <text:p>7.80804496076921</text:p>
              </table:table-cell>
              <table:table-cell office:value-type="float" office:value="7.99152990779275">
                <text:p>7.9915299077927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7.81088783291063">
                <text:p>7.81088783291063</text:p>
              </table:table-cell>
              <table:table-cell office:value-type="float" office:value="7.98611064554628">
                <text:p>7.9861106455462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5.01772124221943">
                <text:p>5.01772124221943</text:p>
              </table:table-cell>
              <table:table-cell office:value-type="float" office:value="7.89705896344648">
                <text:p>7.8970589634464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5.83319839551961">
                <text:p>5.83319839551961</text:p>
              </table:table-cell>
              <table:table-cell office:value-type="float" office:value="7.83514314640867">
                <text:p>7.8351431464086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5.63381720319941">
                <text:p>5.63381720319941</text:p>
              </table:table-cell>
              <table:table-cell office:value-type="float" office:value="7.76910336811239">
                <text:p>7.7691033681123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6.86588472485012">
                <text:p>6.86588472485012</text:p>
              </table:table-cell>
              <table:table-cell office:value-type="float" office:value="7.74200680881452">
                <text:p>7.7420068088145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6.15444518269411">
                <text:p>6.15444518269411</text:p>
              </table:table-cell>
              <table:table-cell office:value-type="float" office:value="7.69437996003091">
                <text:p>7.6943799600309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7.09583090128345">
                <text:p>7.09583090128345</text:p>
              </table:table-cell>
              <table:table-cell office:value-type="float" office:value="7.67642348826849">
                <text:p>7.6764234882684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6.76065490560057">
                <text:p>6.76065490560057</text:p>
              </table:table-cell>
              <table:table-cell office:value-type="float" office:value="7.64895043078845">
                <text:p>7.6489504307884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7.97127723674129">
                <text:p>7.97127723674129</text:p>
              </table:table-cell>
              <table:table-cell office:value-type="float" office:value="7.65862023496703">
                <text:p>7.6586202349670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7.44232672119269">
                <text:p>7.44232672119269</text:p>
              </table:table-cell>
              <table:table-cell office:value-type="float" office:value="7.6521314295538">
                <text:p>7.652131429553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7.6451952454362">
                <text:p>7.6451952454362</text:p>
              </table:table-cell>
              <table:table-cell office:value-type="float" office:value="7.65192334403028">
                <text:p>7.6519233440302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7.27810168262959">
                <text:p>7.27810168262959</text:p>
              </table:table-cell>
              <table:table-cell office:value-type="float" office:value="7.64070869418825">
                <text:p>7.6407086941882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5.96416643466181">
                <text:p>5.96416643466181</text:p>
              </table:table-cell>
              <table:table-cell office:value-type="float" office:value="7.59041242640246">
                <text:p>7.5904124264024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6.90510235094285">
                <text:p>6.90510235094285</text:p>
              </table:table-cell>
              <table:table-cell office:value-type="float" office:value="7.56985312413867">
                <text:p>7.5698531241386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7.19793368290266">
                <text:p>7.19793368290266</text:p>
              </table:table-cell>
              <table:table-cell office:value-type="float" office:value="7.55869554090159">
                <text:p>7.5586955409015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6.65797130886343">
                <text:p>6.65797130886343</text:p>
              </table:table-cell>
              <table:table-cell office:value-type="float" office:value="7.53167381394045">
                <text:p>7.5316738139404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6.88971302203272">
                <text:p>6.88971302203272</text:p>
              </table:table-cell>
              <table:table-cell office:value-type="float" office:value="7.51241499018321">
                <text:p>7.5124149901832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7.4440247073815">
                <text:p>7.4440247073815</text:p>
              </table:table-cell>
              <table:table-cell office:value-type="float" office:value="7.51036328169916">
                <text:p>7.5103632816991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2.3211616829427">
                <text:p>12.3211616829427</text:p>
              </table:table-cell>
              <table:table-cell office:value-type="float" office:value="7.65468723373647">
                <text:p>7.6546872337364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7.95205810547186">
                <text:p>7.95205810547186</text:p>
              </table:table-cell>
              <table:table-cell office:value-type="float" office:value="7.66360835988853">
                <text:p>7.6636083598885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8.32704097017581">
                <text:p>8.32704097017581</text:p>
              </table:table-cell>
              <table:table-cell office:value-type="float" office:value="7.68351133819715">
                <text:p>7.6835113381971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8.3563124769508">
                <text:p>8.3563124769508</text:p>
              </table:table-cell>
              <table:table-cell office:value-type="float" office:value="7.70369537235976">
                <text:p>7.7036953723597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7.31994466483183">
                <text:p>7.31994466483183</text:p>
              </table:table-cell>
              <table:table-cell office:value-type="float" office:value="7.69218285113392">
                <text:p>7.6921828511339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7.1388077169204">
                <text:p>7.1388077169204</text:p>
              </table:table-cell>
              <table:table-cell office:value-type="float" office:value="7.67558159710751">
                <text:p>7.6755815971075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7.79070129326702">
                <text:p>7.79070129326702</text:p>
              </table:table-cell>
              <table:table-cell office:value-type="float" office:value="7.6790351879923">
                <text:p>7.679035187992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8.12786473917524">
                <text:p>8.12786473917524</text:p>
              </table:table-cell>
              <table:table-cell office:value-type="float" office:value="7.69250007452779">
                <text:p>7.6925000745277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8.96075398151217">
                <text:p>8.96075398151217</text:p>
              </table:table-cell>
              <table:table-cell office:value-type="float" office:value="7.73054769173732">
                <text:p>7.7305476917373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7.91305960674236">
                <text:p>7.91305960674236</text:p>
              </table:table-cell>
              <table:table-cell office:value-type="float" office:value="7.73602304918747">
                <text:p>7.7360230491874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7.2701334898058">
                <text:p>7.2701334898058</text:p>
              </table:table-cell>
              <table:table-cell office:value-type="float" office:value="7.72204636240602">
                <text:p>7.7220463624060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7.68272745171686">
                <text:p>7.68272745171686</text:p>
              </table:table-cell>
              <table:table-cell office:value-type="float" office:value="7.72086679508534">
                <text:p>7.7208667950853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7.89430911485078">
                <text:p>7.89430911485078</text:p>
              </table:table-cell>
              <table:table-cell office:value-type="float" office:value="7.72607006467831">
                <text:p>7.7260700646783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8.25996624420366">
                <text:p>8.25996624420366</text:p>
              </table:table-cell>
              <table:table-cell office:value-type="float" office:value="7.74208695006407">
                <text:p>7.7420869500640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7.84678623103782">
                <text:p>7.84678623103782</text:p>
              </table:table-cell>
              <table:table-cell office:value-type="float" office:value="7.74522792849328">
                <text:p>7.7452279284932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8.49831651811243">
                <text:p>8.49831651811243</text:p>
              </table:table-cell>
              <table:table-cell office:value-type="float" office:value="7.76782058618186">
                <text:p>7.7678205861818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8.63337229448638">
                <text:p>8.63337229448638</text:p>
              </table:table-cell>
              <table:table-cell office:value-type="float" office:value="7.79378713743099">
                <text:p>7.7937871374309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8.40401425270811">
                <text:p>8.40401425270811</text:p>
              </table:table-cell>
              <table:table-cell office:value-type="float" office:value="7.8120939508893">
                <text:p>7.812093950889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8.61731560488236">
                <text:p>8.61731560488236</text:p>
              </table:table-cell>
              <table:table-cell office:value-type="float" office:value="7.8362506005091">
                <text:p>7.836250600509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7.79080765930411">
                <text:p>7.79080765930411</text:p>
              </table:table-cell>
              <table:table-cell office:value-type="float" office:value="7.83488731227295">
                <text:p>7.8348873122729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8.12346058359329">
                <text:p>8.12346058359329</text:p>
              </table:table-cell>
              <table:table-cell office:value-type="float" office:value="7.84354451041256">
                <text:p>7.8435445104125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8.00269147040387">
                <text:p>8.00269147040387</text:p>
              </table:table-cell>
              <table:table-cell office:value-type="float" office:value="7.8483189192123">
                <text:p>7.848318919212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8.72643727875347">
                <text:p>8.72643727875347</text:p>
              </table:table-cell>
              <table:table-cell office:value-type="float" office:value="7.87466246999853">
                <text:p>7.8746624699985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8.18263887477507">
                <text:p>8.18263887477507</text:p>
              </table:table-cell>
              <table:table-cell office:value-type="float" office:value="7.88390176214183">
                <text:p>7.8839017621418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9.05819856758544">
                <text:p>9.05819856758544</text:p>
              </table:table-cell>
              <table:table-cell office:value-type="float" office:value="7.91913066630513">
                <text:p>7.9191306663051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8.34648319407018">
                <text:p>8.34648319407018</text:p>
              </table:table-cell>
              <table:table-cell office:value-type="float" office:value="7.93195124213808">
                <text:p>7.9319512421380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7.6521369012321">
                <text:p>7.6521369012321</text:p>
              </table:table-cell>
              <table:table-cell office:value-type="float" office:value="7.9235568119109">
                <text:p>7.923556811910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7.48197377492098">
                <text:p>7.48197377492098</text:p>
              </table:table-cell>
              <table:table-cell office:value-type="float" office:value="7.91030932080121">
                <text:p>7.9103093208012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6.98322437829658">
                <text:p>6.98322437829658</text:p>
              </table:table-cell>
              <table:table-cell office:value-type="float" office:value="7.88249677252607">
                <text:p>7.8824967725260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7.84556587217269">
                <text:p>7.84556587217269</text:p>
              </table:table-cell>
              <table:table-cell office:value-type="float" office:value="7.88138884551547">
                <text:p>7.8813888455154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2.601994728523">
                <text:p>12.601994728523</text:p>
              </table:table-cell>
              <table:table-cell office:value-type="float" office:value="8.02300702200569">
                <text:p>8.0230070220056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0">
                <text:p>20</text:p>
              </table:table-cell>
              <table:table-cell office:value-type="float" office:value="8.02300702200569">
                <text:p>8.0230070220056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8.09653130896364">
                <text:p>8.09653130896364</text:p>
              </table:table-cell>
              <table:table-cell office:value-type="float" office:value="8.02521275061443">
                <text:p>8.0252127506144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8.29052580495798">
                <text:p>8.29052580495798</text:p>
              </table:table-cell>
              <table:table-cell office:value-type="float" office:value="8.03317214224474">
                <text:p>8.0331721422447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8.59973899548866">
                <text:p>8.59973899548866</text:p>
              </table:table-cell>
              <table:table-cell office:value-type="float" office:value="8.05016914784205">
                <text:p>8.0501691478420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8.12910924798696">
                <text:p>8.12910924798696</text:p>
              </table:table-cell>
              <table:table-cell office:value-type="float" office:value="8.0525373508464">
                <text:p>8.052537350846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9.18645197942948">
                <text:p>9.18645197942948</text:p>
              </table:table-cell>
              <table:table-cell office:value-type="float" office:value="8.08655478970389">
                <text:p>8.0865547897038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8.46573943695799">
                <text:p>8.46573943695799</text:p>
              </table:table-cell>
              <table:table-cell office:value-type="float" office:value="8.09793032912151">
                <text:p>8.0979303291215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8.34769876150882">
                <text:p>8.34769876150882</text:p>
              </table:table-cell>
              <table:table-cell office:value-type="float" office:value="8.10542338209313">
                <text:p>8.1054233820931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8.06438013443635">
                <text:p>8.06438013443635</text:p>
              </table:table-cell>
              <table:table-cell office:value-type="float" office:value="8.10419208466343">
                <text:p>8.1041920846634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8.86052275358972">
                <text:p>8.86052275358972</text:p>
              </table:table-cell>
              <table:table-cell office:value-type="float" office:value="8.12688200473122">
                <text:p>8.1268820047312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7.83906479952365">
                <text:p>7.83906479952365</text:p>
              </table:table-cell>
              <table:table-cell office:value-type="float" office:value="8.11824748857499">
                <text:p>8.1182474885749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8.56164462877038">
                <text:p>8.56164462877038</text:p>
              </table:table-cell>
              <table:table-cell office:value-type="float" office:value="8.13154940278085">
                <text:p>8.1315494027808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7.84426768899437">
                <text:p>7.84426768899437</text:p>
              </table:table-cell>
              <table:table-cell office:value-type="float" office:value="8.12293095136726">
                <text:p>8.1229309513672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8.87748848222631">
                <text:p>8.87748848222631</text:p>
              </table:table-cell>
              <table:table-cell office:value-type="float" office:value="8.14556767729303">
                <text:p>8.1455676772930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8.99452331079189">
                <text:p>8.99452331079189</text:p>
              </table:table-cell>
              <table:table-cell office:value-type="float" office:value="8.17103634629799">
                <text:p>8.1710363462979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8.85090693051679">
                <text:p>8.85090693051679</text:p>
              </table:table-cell>
              <table:table-cell office:value-type="float" office:value="8.19143246382456">
                <text:p>8.1914324638245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7.84756511319639">
                <text:p>7.84756511319639</text:p>
              </table:table-cell>
              <table:table-cell office:value-type="float" office:value="8.18111644330571">
                <text:p>8.1811164433057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7.67573061296595">
                <text:p>7.67573061296595</text:p>
              </table:table-cell>
              <table:table-cell office:value-type="float" office:value="8.16595486839552">
                <text:p>8.1659548683955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8.58182886109588">
                <text:p>8.58182886109588</text:p>
              </table:table-cell>
              <table:table-cell office:value-type="float" office:value="8.17843108817653">
                <text:p>8.1784310881765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8.20871098253823">
                <text:p>8.20871098253823</text:p>
              </table:table-cell>
              <table:table-cell office:value-type="float" office:value="8.17933948500738">
                <text:p>8.1793394850073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8.33563550251758">
                <text:p>8.33563550251758</text:p>
              </table:table-cell>
              <table:table-cell office:value-type="float" office:value="8.18402836553269">
                <text:p>8.1840283655326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9.36673868671939">
                <text:p>9.36673868671939</text:p>
              </table:table-cell>
              <table:table-cell office:value-type="float" office:value="8.21950967516829">
                <text:p>8.2195096751682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8.79514301191474">
                <text:p>8.79514301191474</text:p>
              </table:table-cell>
              <table:table-cell office:value-type="float" office:value="8.23677867527068">
                <text:p>8.2367786752706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7.82543288757962">
                <text:p>7.82543288757962</text:p>
              </table:table-cell>
              <table:table-cell office:value-type="float" office:value="8.22443830163995">
                <text:p>8.2244383016399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7.51476484103921">
                <text:p>7.51476484103921</text:p>
              </table:table-cell>
              <table:table-cell office:value-type="float" office:value="8.20314809782193">
                <text:p>8.2031480978219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7.79510102302193">
                <text:p>7.79510102302193</text:p>
              </table:table-cell>
              <table:table-cell office:value-type="float" office:value="8.19090668557793">
                <text:p>8.1909066855779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7.91185730166346">
                <text:p>7.91185730166346</text:p>
              </table:table-cell>
              <table:table-cell office:value-type="float" office:value="8.18253520406049">
                <text:p>8.1825352040604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8.39556961398038">
                <text:p>8.39556961398038</text:p>
              </table:table-cell>
              <table:table-cell office:value-type="float" office:value="8.18892623635809">
                <text:p>8.1889262363580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7.76087323228519">
                <text:p>7.76087323228519</text:p>
              </table:table-cell>
              <table:table-cell office:value-type="float" office:value="8.1760846462359">
                <text:p>8.176084646235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1.7010820486802">
                <text:p>11.7010820486802</text:p>
              </table:table-cell>
              <table:table-cell office:value-type="float" office:value="8.28183456830923">
                <text:p>8.2818345683092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0">
                <text:p>20</text:p>
              </table:table-cell>
              <table:table-cell office:value-type="float" office:value="8.28183456830923">
                <text:p>8.2818345683092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1.8158085151938">
                <text:p>11.8158085151938</text:p>
              </table:table-cell>
              <table:table-cell office:value-type="float" office:value="8.38785378671577">
                <text:p>8.3878537867157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8.60780026290217">
                <text:p>8.60780026290217</text:p>
              </table:table-cell>
              <table:table-cell office:value-type="float" office:value="8.39445218100136">
                <text:p>8.3944521810013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7.77599523513794">
                <text:p>7.77599523513794</text:p>
              </table:table-cell>
              <table:table-cell office:value-type="float" office:value="8.37589847262546">
                <text:p>8.3758984726254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8.41987716148541">
                <text:p>8.41987716148541</text:p>
              </table:table-cell>
              <table:table-cell office:value-type="float" office:value="8.37721783329125">
                <text:p>8.3772178332912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7.84779988582714">
                <text:p>7.84779988582714</text:p>
              </table:table-cell>
              <table:table-cell office:value-type="float" office:value="8.36133529486733">
                <text:p>8.3613352948673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8.86083511083529">
                <text:p>8.86083511083529</text:p>
              </table:table-cell>
              <table:table-cell office:value-type="float" office:value="8.37632028934637">
                <text:p>8.3763202893463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9.29176921179829">
                <text:p>9.29176921179829</text:p>
              </table:table-cell>
              <table:table-cell office:value-type="float" office:value="8.40378375701993">
                <text:p>8.4037837570199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8.47612264213852">
                <text:p>8.47612264213852</text:p>
              </table:table-cell>
              <table:table-cell office:value-type="float" office:value="8.40595392357348">
                <text:p>8.4059539235734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7.94779852812499">
                <text:p>7.94779852812499</text:p>
              </table:table-cell>
              <table:table-cell office:value-type="float" office:value="8.39220926171003">
                <text:p>8.3922092617100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7.95674395755509">
                <text:p>7.95674395755509</text:p>
              </table:table-cell>
              <table:table-cell office:value-type="float" office:value="8.37914530258538">
                <text:p>8.3791453025853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7.90458624871385">
                <text:p>7.90458624871385</text:p>
              </table:table-cell>
              <table:table-cell office:value-type="float" office:value="8.36490853096923">
                <text:p>8.3649085309692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8.04929414116592">
                <text:p>8.04929414116592</text:p>
              </table:table-cell>
              <table:table-cell office:value-type="float" office:value="8.35544009927513">
                <text:p>8.3554400992751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7.53898154975072">
                <text:p>7.53898154975072</text:p>
              </table:table-cell>
              <table:table-cell office:value-type="float" office:value="8.3309463427894">
                <text:p>8.330946342789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7.30208239947112">
                <text:p>7.30208239947112</text:p>
              </table:table-cell>
              <table:table-cell office:value-type="float" office:value="8.30008042448985">
                <text:p>8.3000804244898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7.72650505392662">
                <text:p>7.72650505392662</text:p>
              </table:table-cell>
              <table:table-cell office:value-type="float" office:value="8.28287316337296">
                <text:p>8.2828731633729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7.70162337281945">
                <text:p>7.70162337281945</text:p>
              </table:table-cell>
              <table:table-cell office:value-type="float" office:value="8.26543566965635">
                <text:p>8.2654356696563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8.33484713801659">
                <text:p>8.33484713801659</text:p>
              </table:table-cell>
              <table:table-cell office:value-type="float" office:value="8.26751801370716">
                <text:p>8.2675180137071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8.14258838191305">
                <text:p>8.14258838191305</text:p>
              </table:table-cell>
              <table:table-cell office:value-type="float" office:value="8.26377012475334">
                <text:p>8.2637701247533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7.66271319962343">
                <text:p>7.66271319962343</text:p>
              </table:table-cell>
              <table:table-cell office:value-type="float" office:value="8.24573841699944">
                <text:p>8.2457384169994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7.15627312501505">
                <text:p>7.15627312501505</text:p>
              </table:table-cell>
              <table:table-cell office:value-type="float" office:value="8.21305445823991">
                <text:p>8.2130544582399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8.88466630891823">
                <text:p>8.88466630891823</text:p>
              </table:table-cell>
              <table:table-cell office:value-type="float" office:value="8.23320281376026">
                <text:p>8.2332028137602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6.70628393423926">
                <text:p>6.70628393423926</text:p>
              </table:table-cell>
              <table:table-cell office:value-type="float" office:value="8.18739524737463">
                <text:p>8.1873952473746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6.85258929021811">
                <text:p>6.85258929021811</text:p>
              </table:table-cell>
              <table:table-cell office:value-type="float" office:value="8.14735106865993">
                <text:p>8.1473510686599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7.99744985515281">
                <text:p>7.99744985515281</text:p>
              </table:table-cell>
              <table:table-cell office:value-type="float" office:value="8.14285403225472">
                <text:p>8.1428540322547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0.9288305342431">
                <text:p>10.9288305342431</text:p>
              </table:table-cell>
              <table:table-cell office:value-type="float" office:value="8.22643332731437">
                <text:p>8.2264333273143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8.12661566697026">
                <text:p>8.12661566697026</text:p>
              </table:table-cell>
              <table:table-cell office:value-type="float" office:value="8.22343879750404">
                <text:p>8.2234387975040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0.18903878084">
                <text:p>10.18903878084</text:p>
              </table:table-cell>
              <table:table-cell office:value-type="float" office:value="8.28240679700412">
                <text:p>8.2824067970041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9.33360837464404">
                <text:p>9.33360837464404</text:p>
              </table:table-cell>
              <table:table-cell office:value-type="float" office:value="8.31394284433332">
                <text:p>8.3139428443333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6.33851346685593">
                <text:p>6.33851346685593</text:p>
              </table:table-cell>
              <table:table-cell office:value-type="float" office:value="8.254679963009">
                <text:p>8.254679963009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8.02829339853023">
                <text:p>8.02829339853023</text:p>
              </table:table-cell>
              <table:table-cell office:value-type="float" office:value="8.24788836607463">
                <text:p>8.24788836607463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8.85258126792081">
                <text:p>8.85258126792081</text:p>
              </table:table-cell>
              <table:table-cell office:value-type="float" office:value="8.26602915313002">
                <text:p>8.26602915313002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1.1186888671968">
                <text:p>11.1186888671968</text:p>
              </table:table-cell>
              <table:table-cell office:value-type="float" office:value="8.35160894455202">
                <text:p>8.3516089445520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7.08900223804844">
                <text:p>7.08900223804844</text:p>
              </table:table-cell>
              <table:table-cell office:value-type="float" office:value="8.31373074335691">
                <text:p>8.3137307433569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8.36218430575346">
                <text:p>8.36218430575346</text:p>
              </table:table-cell>
              <table:table-cell office:value-type="float" office:value="8.31518435022881">
                <text:p>8.3151843502288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8.61038656253812">
                <text:p>8.61038656253812</text:p>
              </table:table-cell>
              <table:table-cell office:value-type="float" office:value="8.32404041659809">
                <text:p>8.32404041659809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7.85095835675627">
                <text:p>7.85095835675627</text:p>
              </table:table-cell>
              <table:table-cell office:value-type="float" office:value="8.30984795480283">
                <text:p>8.30984795480283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">
                <text:p>20</text:p>
              </table:table-cell>
              <table:table-cell office:value-type="float" office:value="8.30984795480283">
                <text:p>8.3098479548028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2.8327829361955">
                <text:p>12.8327829361955</text:p>
              </table:table-cell>
              <table:table-cell office:value-type="float" office:value="8.44553600424461">
                <text:p>8.4455360042446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2.4431718861556">
                <text:p>12.4431718861556</text:p>
              </table:table-cell>
              <table:table-cell office:value-type="float" office:value="8.56546508070194">
                <text:p>8.56546508070194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0.1791296948159">
                <text:p>10.1791296948159</text:p>
              </table:table-cell>
              <table:table-cell office:value-type="float" office:value="8.61387501912536">
                <text:p>8.6138750191253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8.28251125377737">
                <text:p>8.28251125377737</text:p>
              </table:table-cell>
              <table:table-cell office:value-type="float" office:value="8.60393410616492">
                <text:p>8.6039341061649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1.4308436141832">
                <text:p>11.4308436141832</text:p>
              </table:table-cell>
              <table:table-cell office:value-type="float" office:value="8.68874139140547">
                <text:p>8.68874139140547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8.56104854177448">
                <text:p>8.56104854177448</text:p>
              </table:table-cell>
              <table:table-cell office:value-type="float" office:value="8.68491060591654">
                <text:p>8.68491060591654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5.32629962466219">
                <text:p>5.32629962466219</text:p>
              </table:table-cell>
              <table:table-cell office:value-type="float" office:value="8.58415227647891">
                <text:p>8.58415227647891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5.61823662489761">
                <text:p>5.61823662489761</text:p>
              </table:table-cell>
              <table:table-cell office:value-type="float" office:value="8.49517480693147">
                <text:p>8.49517480693147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5.29825880090625">
                <text:p>5.29825880090625</text:p>
              </table:table-cell>
              <table:table-cell office:value-type="float" office:value="8.39926732675071">
                <text:p>8.3992673267507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8.03033442985693">
                <text:p>8.03033442985693</text:p>
              </table:table-cell>
              <table:table-cell office:value-type="float" office:value="8.3881993398439">
                <text:p>8.3881993398439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8.28919764725553">
                <text:p>8.28919764725553</text:p>
              </table:table-cell>
              <table:table-cell office:value-type="float" office:value="8.38522928906625">
                <text:p>8.3852292890662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7.90916129097314">
                <text:p>7.90916129097314</text:p>
              </table:table-cell>
              <table:table-cell office:value-type="float" office:value="8.37094724912345">
                <text:p>8.3709472491234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7.01965569883847">
                <text:p>7.01965569883847</text:p>
              </table:table-cell>
              <table:table-cell office:value-type="float" office:value="8.3304085026149">
                <text:p>8.3304085026149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6.08454713048909">
                <text:p>6.08454713048909</text:p>
              </table:table-cell>
              <table:table-cell office:value-type="float" office:value="8.26303266145113">
                <text:p>8.26303266145113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6.62845088170162">
                <text:p>6.62845088170162</text:p>
              </table:table-cell>
              <table:table-cell office:value-type="float" office:value="8.21399520805864">
                <text:p>8.2139952080586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7.37030360877124">
                <text:p>7.37030360877124</text:p>
              </table:table-cell>
              <table:table-cell office:value-type="float" office:value="8.18868446008002">
                <text:p>8.1886844600800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8.02830855619613">
                <text:p>8.02830855619613</text:p>
              </table:table-cell>
              <table:table-cell office:value-type="float" office:value="8.1838731829635">
                <text:p>8.183873182963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7.29051676139831">
                <text:p>7.29051676139831</text:p>
              </table:table-cell>
              <table:table-cell office:value-type="float" office:value="8.15707249031655">
                <text:p>8.1570724903165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7.91090457209196">
                <text:p>7.91090457209196</text:p>
              </table:table-cell>
              <table:table-cell office:value-type="float" office:value="8.14968745276981">
                <text:p>8.14968745276981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8.93503305835017">
                <text:p>8.93503305835017</text:p>
              </table:table-cell>
              <table:table-cell office:value-type="float" office:value="8.17324782093722">
                <text:p>8.17324782093722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9.09002608284172">
                <text:p>9.09002608284172</text:p>
              </table:table-cell>
              <table:table-cell office:value-type="float" office:value="8.20075116879435">
                <text:p>8.2007511687943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9.9429703213537">
                <text:p>9.9429703213537</text:p>
              </table:table-cell>
              <table:table-cell office:value-type="float" office:value="8.25301774337113">
                <text:p>8.25301774337113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6.95009188634581">
                <text:p>6.95009188634581</text:p>
              </table:table-cell>
              <table:table-cell office:value-type="float" office:value="8.21392996766037">
                <text:p>8.21392996766037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7.3864619291398">
                <text:p>7.3864619291398</text:p>
              </table:table-cell>
              <table:table-cell office:value-type="float" office:value="8.18910592650476">
                <text:p>8.18910592650476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0">
                <text:p>20</text:p>
              </table:table-cell>
              <table:table-cell office:value-type="float" office:value="8.18910592650476">
                <text:p>8.18910592650476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6.5362169496958">
                <text:p>6.5362169496958</text:p>
              </table:table-cell>
              <table:table-cell office:value-type="float" office:value="8.13951925720049">
                <text:p>8.13951925720049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7.96618157439087">
                <text:p>7.96618157439087</text:p>
              </table:table-cell>
              <table:table-cell office:value-type="float" office:value="8.1343191267162">
                <text:p>8.1343191267162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9.16231360460623">
                <text:p>9.16231360460623</text:p>
              </table:table-cell>
              <table:table-cell office:value-type="float" office:value="8.1651589610529">
                <text:p>8.1651589610529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8.15369888470619">
                <text:p>8.15369888470619</text:p>
              </table:table-cell>
              <table:table-cell office:value-type="float" office:value="8.1648151587625">
                <text:p>8.164815158762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7.60939700497371">
                <text:p>7.60939700497371</text:p>
              </table:table-cell>
              <table:table-cell office:value-type="float" office:value="8.14815261414884">
                <text:p>8.14815261414884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9.02271532399093">
                <text:p>9.02271532399093</text:p>
              </table:table-cell>
              <table:table-cell office:value-type="float" office:value="8.1743894954441">
                <text:p>8.1743894954441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8.79781902744391">
                <text:p>8.79781902744391</text:p>
              </table:table-cell>
              <table:table-cell office:value-type="float" office:value="8.19309238140409">
                <text:p>8.19309238140409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9.66054294744219">
                <text:p>9.66054294744219</text:p>
              </table:table-cell>
              <table:table-cell office:value-type="float" office:value="8.23711589838523">
                <text:p>8.23711589838523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8.58277301815514">
                <text:p>8.58277301815514</text:p>
              </table:table-cell>
              <table:table-cell office:value-type="float" office:value="8.24748561197833">
                <text:p>8.24748561197833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9.15062405812503">
                <text:p>9.15062405812503</text:p>
              </table:table-cell>
              <table:table-cell office:value-type="float" office:value="8.27457976536273">
                <text:p>8.27457976536273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8.80038888838804">
                <text:p>8.80038888838804</text:p>
              </table:table-cell>
              <table:table-cell office:value-type="float" office:value="8.29035403905349">
                <text:p>8.29035403905349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7.5248517672564">
                <text:p>7.5248517672564</text:p>
              </table:table-cell>
              <table:table-cell office:value-type="float" office:value="8.26738897089958">
                <text:p>8.26738897089958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2.7492870211715">
                <text:p>12.7492870211715</text:p>
              </table:table-cell>
              <table:table-cell office:value-type="float" office:value="8.40184591240773">
                <text:p>8.40184591240773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8.48917110634786">
                <text:p>8.48917110634786</text:p>
              </table:table-cell>
              <table:table-cell office:value-type="float" office:value="8.40446566822594">
                <text:p>8.40446566822594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9.42440025097088">
                <text:p>9.42440025097088</text:p>
              </table:table-cell>
              <table:table-cell office:value-type="float" office:value="8.43506370570829">
                <text:p>8.43506370570829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9.64912296703329">
                <text:p>9.64912296703329</text:p>
              </table:table-cell>
              <table:table-cell office:value-type="float" office:value="8.47148548354804">
                <text:p>8.47148548354804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9.64470493115662">
                <text:p>9.64470493115662</text:p>
              </table:table-cell>
              <table:table-cell office:value-type="float" office:value="8.50668206697629">
                <text:p>8.50668206697629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9.28058777469865">
                <text:p>9.28058777469865</text:p>
              </table:table-cell>
              <table:table-cell office:value-type="float" office:value="8.52989923820796">
                <text:p>8.52989923820796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0.2970969496585">
                <text:p>10.2970969496585</text:p>
              </table:table-cell>
              <table:table-cell office:value-type="float" office:value="8.58291516955148">
                <text:p>8.58291516955148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1.4328575748749">
                <text:p>11.4328575748749</text:p>
              </table:table-cell>
              <table:table-cell office:value-type="float" office:value="8.66841344171118">
                <text:p>8.66841344171118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0.5092429774978">
                <text:p>10.5092429774978</text:p>
              </table:table-cell>
              <table:table-cell office:value-type="float" office:value="8.72363832778478">
                <text:p>8.72363832778478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9.51829304848588">
                <text:p>9.51829304848588</text:p>
              </table:table-cell>
              <table:table-cell office:value-type="float" office:value="8.74747796940581">
                <text:p>8.74747796940581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3.701390125427">
                <text:p>13.701390125427</text:p>
              </table:table-cell>
              <table:table-cell office:value-type="float" office:value="8.89609533408645">
                <text:p>8.89609533408645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9.09551129424976">
                <text:p>9.09551129424976</text:p>
              </table:table-cell>
              <table:table-cell office:value-type="float" office:value="8.90207781289135">
                <text:p>8.90207781289135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0.3449861111747">
                <text:p>10.3449861111747</text:p>
              </table:table-cell>
              <table:table-cell office:value-type="float" office:value="8.94536506183985">
                <text:p>8.94536506183985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9.39500695393969">
                <text:p>9.39500695393969</text:p>
              </table:table-cell>
              <table:table-cell office:value-type="float" office:value="8.95885431860284">
                <text:p>8.95885431860284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9.04211628655158">
                <text:p>9.04211628655158</text:p>
              </table:table-cell>
              <table:table-cell office:value-type="float" office:value="8.9613521776413">
                <text:p>8.9613521776413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9.16751926965201">
                <text:p>9.16751926965201</text:p>
              </table:table-cell>
              <table:table-cell office:value-type="float" office:value="8.96753719040162">
                <text:p>8.96753719040162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7.71659076418275">
                <text:p>7.71659076418275</text:p>
              </table:table-cell>
              <table:table-cell office:value-type="float" office:value="8.93000879761506">
                <text:p>8.93000879761506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0.5349436726537">
                <text:p>10.5349436726537</text:p>
              </table:table-cell>
              <table:table-cell office:value-type="float" office:value="8.97815684386622">
                <text:p>8.97815684386622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1.4168015143371">
                <text:p>11.4168015143371</text:p>
              </table:table-cell>
              <table:table-cell office:value-type="float" office:value="9.05131618398034">
                <text:p>9.05131618398034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9.31714534813072">
                <text:p>9.31714534813072</text:p>
              </table:table-cell>
              <table:table-cell office:value-type="float" office:value="9.05929105890485">
                <text:p>9.05929105890485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9.81407494997758">
                <text:p>9.81407494997758</text:p>
              </table:table-cell>
              <table:table-cell office:value-type="float" office:value="9.08193457563703">
                <text:p>9.08193457563703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1.4514842329256">
                <text:p>11.4514842329256</text:p>
              </table:table-cell>
              <table:table-cell office:value-type="float" office:value="9.15302106535569">
                <text:p>9.15302106535569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3.9390017311202">
                <text:p>13.9390017311202</text:p>
              </table:table-cell>
              <table:table-cell office:value-type="float" office:value="9.29660048532863">
                <text:p>9.29660048532863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0">
                <text:p>20</text:p>
              </table:table-cell>
              <table:table-cell office:value-type="float" office:value="9.29660048532863">
                <text:p>9.29660048532863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9.13086748052433">
                <text:p>9.13086748052433</text:p>
              </table:table-cell>
              <table:table-cell office:value-type="float" office:value="9.2916284951845">
                <text:p>9.2916284951845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9.05850066077615">
                <text:p>9.05850066077615</text:p>
              </table:table-cell>
              <table:table-cell office:value-type="float" office:value="9.28463466015225">
                <text:p>9.28463466015225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0.5603969581773">
                <text:p>10.5603969581773</text:p>
              </table:table-cell>
              <table:table-cell office:value-type="float" office:value="9.322907529093">
                <text:p>9.322907529093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0.4940794220519">
                <text:p>10.4940794220519</text:p>
              </table:table-cell>
              <table:table-cell office:value-type="float" office:value="9.35804268588177">
                <text:p>9.35804268588177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7.29010782115463">
                <text:p>7.29010782115463</text:p>
              </table:table-cell>
              <table:table-cell office:value-type="float" office:value="9.29600463993995">
                <text:p>9.29600463993995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7.94227995061912">
                <text:p>7.94227995061912</text:p>
              </table:table-cell>
              <table:table-cell office:value-type="float" office:value="9.25539289926033">
                <text:p>9.25539289926033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7.53021152147352">
                <text:p>7.53021152147352</text:p>
              </table:table-cell>
              <table:table-cell office:value-type="float" office:value="9.20363745792672">
                <text:p>9.20363745792672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2.9017330371487">
                <text:p>12.9017330371487</text:p>
              </table:table-cell>
              <table:table-cell office:value-type="float" office:value="9.31458032530338">
                <text:p>9.31458032530338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9.03391630679281">
                <text:p>9.03391630679281</text:p>
              </table:table-cell>
              <table:table-cell office:value-type="float" office:value="9.30616040474807">
                <text:p>9.30616040474807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9.97268095186474">
                <text:p>9.97268095186474</text:p>
              </table:table-cell>
              <table:table-cell office:value-type="float" office:value="9.32615602116156">
                <text:p>9.32615602116156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8.68900661597429">
                <text:p>8.68900661597429</text:p>
              </table:table-cell>
              <table:table-cell office:value-type="float" office:value="9.30704153900595">
                <text:p>9.30704153900595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6.1577149429468">
                <text:p>6.1577149429468</text:p>
              </table:table-cell>
              <table:table-cell office:value-type="float" office:value="9.21256174112417">
                <text:p>9.21256174112417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0.2640291788426">
                <text:p>10.2640291788426</text:p>
              </table:table-cell>
              <table:table-cell office:value-type="float" office:value="9.24410576425572">
                <text:p>9.24410576425572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1.4870630443045">
                <text:p>11.4870630443045</text:p>
              </table:table-cell>
              <table:table-cell office:value-type="float" office:value="9.31139448265719">
                <text:p>9.31139448265719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2.1984239640886">
                <text:p>12.1984239640886</text:p>
              </table:table-cell>
              <table:table-cell office:value-type="float" office:value="9.39800536710013">
                <text:p>9.39800536710013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8.21473108285139">
                <text:p>8.21473108285139</text:p>
              </table:table-cell>
              <table:table-cell office:value-type="float" office:value="9.36250713857267">
                <text:p>9.36250713857267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7.34957149565628">
                <text:p>7.34957149565628</text:p>
              </table:table-cell>
              <table:table-cell office:value-type="float" office:value="9.30211906928518">
                <text:p>9.30211906928518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7.04800887798053">
                <text:p>7.04800887798053</text:p>
              </table:table-cell>
              <table:table-cell office:value-type="float" office:value="9.23449576354604">
                <text:p>9.23449576354604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7.0968411226472">
                <text:p>7.0968411226472</text:p>
              </table:table-cell>
              <table:table-cell office:value-type="float" office:value="9.17036612431907">
                <text:p>9.17036612431907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0.0306742052312">
                <text:p>10.0306742052312</text:p>
              </table:table-cell>
              <table:table-cell office:value-type="float" office:value="9.19617536674644">
                <text:p>9.19617536674644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7.11307966043952">
                <text:p>7.11307966043952</text:p>
              </table:table-cell>
              <table:table-cell office:value-type="float" office:value="9.13368249555723">
                <text:p>9.13368249555723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7.6681004328933">
                <text:p>7.6681004328933</text:p>
              </table:table-cell>
              <table:table-cell office:value-type="float" office:value="9.08971503367731">
                <text:p>9.08971503367731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9.08390248460288">
                <text:p>9.08390248460288</text:p>
              </table:table-cell>
              <table:table-cell office:value-type="float" office:value="9.08954065720508">
                <text:p>9.08954065720508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8.37278876240065">
                <text:p>8.37278876240065</text:p>
              </table:table-cell>
              <table:table-cell office:value-type="float" office:value="9.06803810036095">
                <text:p>9.06803810036095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9.61605055129746">
                <text:p>9.61605055129746</text:p>
              </table:table-cell>
              <table:table-cell office:value-type="float" office:value="9.08447847388904">
                <text:p>9.08447847388904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5.67862197397189">
                <text:p>5.67862197397189</text:p>
              </table:table-cell>
              <table:table-cell office:value-type="float" office:value="8.98230277889153">
                <text:p>8.98230277889153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6.57235592891191">
                <text:p>6.57235592891191</text:p>
              </table:table-cell>
              <table:table-cell office:value-type="float" office:value="8.91000437339214">
                <text:p>8.91000437339214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8.41178986231543">
                <text:p>8.41178986231543</text:p>
              </table:table-cell>
              <table:table-cell office:value-type="float" office:value="8.89505793805984">
                <text:p>8.89505793805984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7.48970184131485">
                <text:p>7.48970184131485</text:p>
              </table:table-cell>
              <table:table-cell office:value-type="float" office:value="8.85289725515749">
                <text:p>8.85289725515749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7.59240046574796">
                <text:p>7.59240046574796</text:p>
              </table:table-cell>
              <table:table-cell office:value-type="float" office:value="8.8150823514752">
                <text:p>8.8150823514752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7.53838868852125">
                <text:p>7.53838868852125</text:p>
              </table:table-cell>
              <table:table-cell office:value-type="float" office:value="8.77678154158658">
                <text:p>8.77678154158658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6.64485021439854">
                <text:p>6.64485021439854</text:p>
              </table:table-cell>
              <table:table-cell office:value-type="float" office:value="8.71282360177094">
                <text:p>8.71282360177094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8.00610423937796">
                <text:p>8.00610423937796</text:p>
              </table:table-cell>
              <table:table-cell office:value-type="float" office:value="8.69162202089915">
                <text:p>8.69162202089915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7.47387447204302">
                <text:p>7.47387447204302</text:p>
              </table:table-cell>
              <table:table-cell office:value-type="float" office:value="8.65508959443347">
                <text:p>8.65508959443347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6.49366509235863">
                <text:p>6.49366509235863</text:p>
              </table:table-cell>
              <table:table-cell office:value-type="float" office:value="8.59024685937122">
                <text:p>8.59024685937122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7.07669738440013">
                <text:p>7.07669738440013</text:p>
              </table:table-cell>
              <table:table-cell office:value-type="float" office:value="8.54484037512209">
                <text:p>8.54484037512209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7.27655268016409">
                <text:p>7.27655268016409</text:p>
              </table:table-cell>
              <table:table-cell office:value-type="float" office:value="8.50679174427335">
                <text:p>8.50679174427335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6.83659365913597">
                <text:p>6.83659365913597</text:p>
              </table:table-cell>
              <table:table-cell office:value-type="float" office:value="8.45668580171923">
                <text:p>8.45668580171923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5.29189584584453">
                <text:p>5.29189584584453</text:p>
              </table:table-cell>
              <table:table-cell office:value-type="float" office:value="8.36174210304299">
                <text:p>8.36174210304299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5.46811069690586">
                <text:p>5.46811069690586</text:p>
              </table:table-cell>
              <table:table-cell office:value-type="float" office:value="8.27493316085887">
                <text:p>8.27493316085887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5.49654299757466">
                <text:p>5.49654299757466</text:p>
              </table:table-cell>
              <table:table-cell office:value-type="float" office:value="8.19158145596035">
                <text:p>8.19158145596035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6.2705610384585">
                <text:p>6.2705610384585</text:p>
              </table:table-cell>
              <table:table-cell office:value-type="float" office:value="8.13395084343529">
                <text:p>8.13395084343529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6.59966966213743">
                <text:p>6.59966966213743</text:p>
              </table:table-cell>
              <table:table-cell office:value-type="float" office:value="8.08792240799635">
                <text:p>8.08792240799635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4.2903202787744">
                <text:p>4.2903202787744</text:p>
              </table:table-cell>
              <table:table-cell office:value-type="float" office:value="7.9739943441197">
                <text:p>7.9739943441197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6.04483558454775">
                <text:p>6.04483558454775</text:p>
              </table:table-cell>
              <table:table-cell office:value-type="float" office:value="7.91611958133254">
                <text:p>7.91611958133254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5.95807875698664">
                <text:p>5.95807875698664</text:p>
              </table:table-cell>
              <table:table-cell office:value-type="float" office:value="7.85737835660216">
                <text:p>7.85737835660216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7.57480415737487">
                <text:p>7.57480415737487</text:p>
              </table:table-cell>
              <table:table-cell office:value-type="float" office:value="7.84890113062534">
                <text:p>7.84890113062534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9.11584701845886">
                <text:p>9.11584701845886</text:p>
              </table:table-cell>
              <table:table-cell office:value-type="float" office:value="7.88690950726035">
                <text:p>7.88690950726035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7.66102200474318">
                <text:p>7.66102200474318</text:p>
              </table:table-cell>
              <table:table-cell office:value-type="float" office:value="7.88013288218483">
                <text:p>7.88013288218483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6.49160887147716">
                <text:p>6.49160887147716</text:p>
              </table:table-cell>
              <table:table-cell office:value-type="float" office:value="7.8384771618636">
                <text:p>7.8384771618636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4.79141189799819">
                <text:p>4.79141189799819</text:p>
              </table:table-cell>
              <table:table-cell office:value-type="float" office:value="7.74706520394764">
                <text:p>7.74706520394764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5.08825255111929">
                <text:p>5.08825255111929</text:p>
              </table:table-cell>
              <table:table-cell office:value-type="float" office:value="7.66730082436279">
                <text:p>7.66730082436279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5.57396289883808">
                <text:p>5.57396289883808</text:p>
              </table:table-cell>
              <table:table-cell office:value-type="float" office:value="7.60450068659705">
                <text:p>7.60450068659705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6.78752136036251">
                <text:p>6.78752136036251</text:p>
              </table:table-cell>
              <table:table-cell office:value-type="float" office:value="7.57999130681001">
                <text:p>7.57999130681001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7.46998156740138">
                <text:p>7.46998156740138</text:p>
              </table:table-cell>
              <table:table-cell office:value-type="float" office:value="7.57669101462775">
                <text:p>7.57669101462775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8.7528448548088">
                <text:p>8.7528448548088</text:p>
              </table:table-cell>
              <table:table-cell office:value-type="float" office:value="7.61197562983318">
                <text:p>7.61197562983318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6.13821162151037">
                <text:p>6.13821162151037</text:p>
              </table:table-cell>
              <table:table-cell office:value-type="float" office:value="7.5677627095835">
                <text:p>7.5677627095835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6.78656334977902">
                <text:p>6.78656334977902</text:p>
              </table:table-cell>
              <table:table-cell office:value-type="float" office:value="7.54432672878936">
                <text:p>7.54432672878936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6.92412964203787">
                <text:p>6.92412964203787</text:p>
              </table:table-cell>
              <table:table-cell office:value-type="float" office:value="7.52572081618682">
                <text:p>7.52572081618682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7.91787998756602">
                <text:p>7.91787998756602</text:p>
              </table:table-cell>
              <table:table-cell office:value-type="float" office:value="7.5374855913282">
                <text:p>7.5374855913282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6.78767563880721">
                <text:p>6.78767563880721</text:p>
              </table:table-cell>
              <table:table-cell office:value-type="float" office:value="7.51499129275257">
                <text:p>7.51499129275257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8.23313212076786">
                <text:p>8.23313212076786</text:p>
              </table:table-cell>
              <table:table-cell office:value-type="float" office:value="7.53653551759302">
                <text:p>7.53653551759302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7.7185960587956">
                <text:p>7.7185960587956</text:p>
              </table:table-cell>
              <table:table-cell office:value-type="float" office:value="7.5419973338291">
                <text:p>7.5419973338291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5.30835466763575">
                <text:p>5.30835466763575</text:p>
              </table:table-cell>
              <table:table-cell office:value-type="float" office:value="7.4749880538433">
                <text:p>7.4749880538433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6.67578146204435">
                <text:p>6.67578146204435</text:p>
              </table:table-cell>
              <table:table-cell office:value-type="float" office:value="7.45101185608933">
                <text:p>7.45101185608933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6.85427111014198">
                <text:p>6.85427111014198</text:p>
              </table:table-cell>
              <table:table-cell office:value-type="float" office:value="7.43310963371091">
                <text:p>7.43310963371091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7.1005039879311">
                <text:p>7.1005039879311</text:p>
              </table:table-cell>
              <table:table-cell office:value-type="float" office:value="7.42313146433752">
                <text:p>7.42313146433752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6.33315156853539">
                <text:p>6.33315156853539</text:p>
              </table:table-cell>
              <table:table-cell office:value-type="float" office:value="7.39043206746345">
                <text:p>7.39043206746345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6.10732094141617">
                <text:p>6.10732094141617</text:p>
              </table:table-cell>
              <table:table-cell office:value-type="float" office:value="7.35193873368203">
                <text:p>7.35193873368203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5.88725079172772">
                <text:p>5.88725079172772</text:p>
              </table:table-cell>
              <table:table-cell office:value-type="float" office:value="7.3079980954234">
                <text:p>7.3079980954234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6.75719779501747">
                <text:p>6.75719779501747</text:p>
              </table:table-cell>
              <table:table-cell office:value-type="float" office:value="7.29147408641122">
                <text:p>7.29147408641122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0.8993793797526">
                <text:p>10.8993793797526</text:p>
              </table:table-cell>
              <table:table-cell office:value-type="float" office:value="7.39971124521147">
                <text:p>7.39971124521147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20">
                <text:p>20</text:p>
              </table:table-cell>
              <table:table-cell office:value-type="float" office:value="7.39971124521147">
                <text:p>7.39971124521147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9.3878877574733">
                <text:p>19.3878877574733</text:p>
              </table:table-cell>
              <table:table-cell office:value-type="float" office:value="7.75935654057932">
                <text:p>7.75935654057932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1.9504000632043">
                <text:p>11.9504000632043</text:p>
              </table:table-cell>
              <table:table-cell office:value-type="float" office:value="7.88508784625807">
                <text:p>7.88508784625807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2.6876567396183">
                <text:p>12.6876567396183</text:p>
              </table:table-cell>
              <table:table-cell office:value-type="float" office:value="8.02916491305888">
                <text:p>8.02916491305888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7.83129676501565">
                <text:p>7.83129676501565</text:p>
              </table:table-cell>
              <table:table-cell office:value-type="float" office:value="8.02322886861758">
                <text:p>8.02322886861758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7.93584967785987">
                <text:p>7.93584967785987</text:p>
              </table:table-cell>
              <table:table-cell office:value-type="float" office:value="8.02060749289485">
                <text:p>8.02060749289485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8.71600872008292">
                <text:p>8.71600872008292</text:p>
              </table:table-cell>
              <table:table-cell office:value-type="float" office:value="8.04146952971049">
                <text:p>8.04146952971049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8.23756848807416">
                <text:p>8.23756848807416</text:p>
              </table:table-cell>
              <table:table-cell office:value-type="float" office:value="8.0473524984614">
                <text:p>8.0473524984614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8.73078592890026">
                <text:p>8.73078592890026</text:p>
              </table:table-cell>
              <table:table-cell office:value-type="float" office:value="8.06785550137457">
                <text:p>8.06785550137457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8.30582850583015">
                <text:p>8.30582850583015</text:p>
              </table:table-cell>
              <table:table-cell office:value-type="float" office:value="8.07499469150823">
                <text:p>8.07499469150823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8.46752369737869">
                <text:p>8.46752369737869</text:p>
              </table:table-cell>
              <table:table-cell office:value-type="float" office:value="8.08677056168435">
                <text:p>8.08677056168435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8.47686373381154">
                <text:p>8.47686373381154</text:p>
              </table:table-cell>
              <table:table-cell office:value-type="float" office:value="8.09847335684816">
                <text:p>8.09847335684816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7.73360758756158">
                <text:p>7.73360758756158</text:p>
              </table:table-cell>
              <table:table-cell office:value-type="float" office:value="8.08752738376956">
                <text:p>8.08752738376956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7.47892868151972">
                <text:p>7.47892868151972</text:p>
              </table:table-cell>
              <table:table-cell office:value-type="float" office:value="8.06926942270207">
                <text:p>8.06926942270207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7.10989995686978">
                <text:p>7.10989995686978</text:p>
              </table:table-cell>
              <table:table-cell office:value-type="float" office:value="8.0404883387271">
                <text:p>8.0404883387271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7.7013158325626">
                <text:p>7.7013158325626</text:p>
              </table:table-cell>
              <table:table-cell office:value-type="float" office:value="8.03031316354216">
                <text:p>8.03031316354216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7.96852050812399">
                <text:p>7.96852050812399</text:p>
              </table:table-cell>
              <table:table-cell office:value-type="float" office:value="8.02845938387962">
                <text:p>8.02845938387962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6.9388071621227">
                <text:p>6.9388071621227</text:p>
              </table:table-cell>
              <table:table-cell office:value-type="float" office:value="7.99576981722691">
                <text:p>7.99576981722691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6.75208865110184">
                <text:p>6.75208865110184</text:p>
              </table:table-cell>
              <table:table-cell office:value-type="float" office:value="7.95845938224316">
                <text:p>7.95845938224316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0.9194802282448">
                <text:p>10.9194802282448</text:p>
              </table:table-cell>
              <table:table-cell office:value-type="float" office:value="8.04729000762321">
                <text:p>8.04729000762321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8.47821209381656">
                <text:p>8.47821209381656</text:p>
              </table:table-cell>
              <table:table-cell office:value-type="float" office:value="8.06021767020901">
                <text:p>8.06021767020901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7.30867812411393">
                <text:p>7.30867812411393</text:p>
              </table:table-cell>
              <table:table-cell office:value-type="float" office:value="8.03767148382615">
                <text:p>8.03767148382615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7.77007072710114">
                <text:p>7.77007072710114</text:p>
              </table:table-cell>
              <table:table-cell office:value-type="float" office:value="8.0296434611244">
                <text:p>8.0296434611244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8.59625231881246">
                <text:p>8.59625231881246</text:p>
              </table:table-cell>
              <table:table-cell office:value-type="float" office:value="8.04664172685505">
                <text:p>8.04664172685505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8.94332585813197">
                <text:p>8.94332585813197</text:p>
              </table:table-cell>
              <table:table-cell office:value-type="float" office:value="8.07354225079335">
                <text:p>8.07354225079335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7.17347031103256">
                <text:p>7.17347031103256</text:p>
              </table:table-cell>
              <table:table-cell office:value-type="float" office:value="8.04654009260053">
                <text:p>8.04654009260053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7.75166214180754">
                <text:p>7.75166214180754</text:p>
              </table:table-cell>
              <table:table-cell office:value-type="float" office:value="8.03769375407674">
                <text:p>8.03769375407674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8.58515166488018">
                <text:p>8.58515166488018</text:p>
              </table:table-cell>
              <table:table-cell office:value-type="float" office:value="8.05411749140084">
                <text:p>8.05411749140084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9.44255487845912">
                <text:p>9.44255487845912</text:p>
              </table:table-cell>
              <table:table-cell office:value-type="float" office:value="8.09577061301259">
                <text:p>8.09577061301259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8.27454533902484">
                <text:p>8.27454533902484</text:p>
              </table:table-cell>
              <table:table-cell office:value-type="float" office:value="8.10113385479296">
                <text:p>8.10113385479296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8.63303032791264">
                <text:p>8.63303032791264</text:p>
              </table:table-cell>
              <table:table-cell office:value-type="float" office:value="8.11709074898655">
                <text:p>8.11709074898655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8.7790476100554">
                <text:p>8.7790476100554</text:p>
              </table:table-cell>
              <table:table-cell office:value-type="float" office:value="8.13694945481861">
                <text:p>8.13694945481861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8.98706628135512">
                <text:p>8.98706628135512</text:p>
              </table:table-cell>
              <table:table-cell office:value-type="float" office:value="8.16245295961471">
                <text:p>8.16245295961471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9.13625128965002">
                <text:p>9.13625128965002</text:p>
              </table:table-cell>
              <table:table-cell office:value-type="float" office:value="8.19166690951577">
                <text:p>8.19166690951577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7.22166478820552">
                <text:p>7.22166478820552</text:p>
              </table:table-cell>
              <table:table-cell office:value-type="float" office:value="8.16256684587646">
                <text:p>8.16256684587646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7.01317926855233">
                <text:p>7.01317926855233</text:p>
              </table:table-cell>
              <table:table-cell office:value-type="float" office:value="8.12808521855674">
                <text:p>8.12808521855674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8.95704747618977">
                <text:p>8.95704747618977</text:p>
              </table:table-cell>
              <table:table-cell office:value-type="float" office:value="8.15295408628573">
                <text:p>8.15295408628573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1.0326585729195">
                <text:p>11.0326585729195</text:p>
              </table:table-cell>
              <table:table-cell office:value-type="float" office:value="8.23934522088474">
                <text:p>8.23934522088474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9.93135436894021">
                <text:p>9.93135436894021</text:p>
              </table:table-cell>
              <table:table-cell office:value-type="float" office:value="8.2901054953264">
                <text:p>8.2901054953264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8.53111125253249">
                <text:p>8.53111125253249</text:p>
              </table:table-cell>
              <table:table-cell office:value-type="float" office:value="8.29733566804259">
                <text:p>8.29733566804259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7.05327999448962">
                <text:p>7.05327999448962</text:p>
              </table:table-cell>
              <table:table-cell office:value-type="float" office:value="8.260013997836">
                <text:p>8.260013997836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7.5517627648659">
                <text:p>7.5517627648659</text:p>
              </table:table-cell>
              <table:table-cell office:value-type="float" office:value="8.2387664608469">
                <text:p>8.2387664608469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7.549334386268">
                <text:p>7.549334386268</text:p>
              </table:table-cell>
              <table:table-cell office:value-type="float" office:value="8.21808349860953">
                <text:p>8.21808349860953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9.09467003936595">
                <text:p>9.09467003936595</text:p>
              </table:table-cell>
              <table:table-cell office:value-type="float" office:value="8.24438109483222">
                <text:p>8.24438109483222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7.86619878927733">
                <text:p>7.86619878927733</text:p>
              </table:table-cell>
              <table:table-cell office:value-type="float" office:value="8.23303562566557">
                <text:p>8.23303562566557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8.33939647652641">
                <text:p>8.33939647652641</text:p>
              </table:table-cell>
              <table:table-cell office:value-type="float" office:value="8.2362264511914">
                <text:p>8.2362264511914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8.60901122454093">
                <text:p>8.60901122454093</text:p>
              </table:table-cell>
              <table:table-cell office:value-type="float" office:value="8.24740999439188">
                <text:p>8.24740999439188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7.45031699078367">
                <text:p>7.45031699078367</text:p>
              </table:table-cell>
              <table:table-cell office:value-type="float" office:value="8.22349720428364">
                <text:p>8.22349720428364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7.50412945933553">
                <text:p>7.50412945933553</text:p>
              </table:table-cell>
              <table:table-cell office:value-type="float" office:value="8.20191617193519">
                <text:p>8.20191617193519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8.69823854280497">
                <text:p>8.69823854280497</text:p>
              </table:table-cell>
              <table:table-cell office:value-type="float" office:value="8.21680584306129">
                <text:p>8.21680584306129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9.30668182179912">
                <text:p>9.30668182179912</text:p>
              </table:table-cell>
              <table:table-cell office:value-type="float" office:value="8.24950212242342">
                <text:p>8.24950212242342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7.7691419879977">
                <text:p>7.7691419879977</text:p>
              </table:table-cell>
              <table:table-cell office:value-type="float" office:value="8.23509131839065">
                <text:p>8.23509131839065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7.53586005461407">
                <text:p>7.53586005461407</text:p>
              </table:table-cell>
              <table:table-cell office:value-type="float" office:value="8.21411438047735">
                <text:p>8.21411438047735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6.69259891526004">
                <text:p>6.69259891526004</text:p>
              </table:table-cell>
              <table:table-cell office:value-type="float" office:value="8.16846891652083">
                <text:p>8.16846891652083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6.98466703944994">
                <text:p>6.98466703944994</text:p>
              </table:table-cell>
              <table:table-cell office:value-type="float" office:value="8.1329548602087">
                <text:p>8.1329548602087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8.12491357455915">
                <text:p>8.12491357455915</text:p>
              </table:table-cell>
              <table:table-cell office:value-type="float" office:value="8.13271362163922">
                <text:p>8.13271362163922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7.30314567997004">
                <text:p>7.30314567997004</text:p>
              </table:table-cell>
              <table:table-cell office:value-type="float" office:value="8.10782658338914">
                <text:p>8.10782658338914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8.83194084433109">
                <text:p>8.83194084433109</text:p>
              </table:table-cell>
              <table:table-cell office:value-type="float" office:value="8.1295500112174">
                <text:p>8.1295500112174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7.11494790579392">
                <text:p>7.11494790579392</text:p>
              </table:table-cell>
              <table:table-cell office:value-type="float" office:value="8.0991119480547">
                <text:p>8.0991119480547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7.91196480903011">
                <text:p>7.91196480903011</text:p>
              </table:table-cell>
              <table:table-cell office:value-type="float" office:value="8.09349753388396">
                <text:p>8.09349753388396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7.18499431418327">
                <text:p>7.18499431418327</text:p>
              </table:table-cell>
              <table:table-cell office:value-type="float" office:value="8.06624243729294">
                <text:p>8.06624243729294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7.41935051741054">
                <text:p>7.41935051741054</text:p>
              </table:table-cell>
              <table:table-cell office:value-type="float" office:value="8.04683567969646">
                <text:p>8.04683567969646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7.88319091318479">
                <text:p>7.88319091318479</text:p>
              </table:table-cell>
              <table:table-cell office:value-type="float" office:value="8.04192633670111">
                <text:p>8.04192633670111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8.51921162176326">
                <text:p>8.51921162176326</text:p>
              </table:table-cell>
              <table:table-cell office:value-type="float" office:value="8.05624489525298">
                <text:p>8.05624489525298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7.94802856347199">
                <text:p>7.94802856347199</text:p>
              </table:table-cell>
              <table:table-cell office:value-type="float" office:value="8.05299840529955">
                <text:p>8.05299840529955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7.9695795508828">
                <text:p>7.9695795508828</text:p>
              </table:table-cell>
              <table:table-cell office:value-type="float" office:value="8.05049583966704">
                <text:p>8.05049583966704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7.94134109113617">
                <text:p>7.94134109113617</text:p>
              </table:table-cell>
              <table:table-cell office:value-type="float" office:value="8.04722119721112">
                <text:p>8.04722119721112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10.9099412097212">
                <text:p>10.9099412097212</text:p>
              </table:table-cell>
              <table:table-cell office:value-type="float" office:value="8.13310279758642">
                <text:p>8.13310279758642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13.9519950924287">
                <text:p>13.9519950924287</text:p>
              </table:table-cell>
              <table:table-cell office:value-type="float" office:value="8.30766956643169">
                <text:p>8.30766956643169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7.8718079293379">
                <text:p>17.8718079293379</text:p>
              </table:table-cell>
              <table:table-cell office:value-type="float" office:value="8.59459371731887">
                <text:p>8.59459371731887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20">
                <text:p>20</text:p>
              </table:table-cell>
              <table:table-cell office:value-type="float" office:value="8.59459371731887">
                <text:p>8.59459371731887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16.6282014386088">
                <text:p>16.6282014386088</text:p>
              </table:table-cell>
              <table:table-cell office:value-type="float" office:value="8.83560194895757">
                <text:p>8.83560194895757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20">
                <text:p>20</text:p>
              </table:table-cell>
              <table:table-cell office:value-type="float" office:value="8.83560194895757">
                <text:p>8.83560194895757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9.79659373735457">
                <text:p>9.79659373735457</text:p>
              </table:table-cell>
              <table:table-cell office:value-type="float" office:value="8.86443170260948">
                <text:p>8.86443170260948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8.99070040255874">
                <text:p>8.99070040255874</text:p>
              </table:table-cell>
              <table:table-cell office:value-type="float" office:value="8.86821976360796">
                <text:p>8.86821976360796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5.60915434065021">
                <text:p>5.60915434065021</text:p>
              </table:table-cell>
              <table:table-cell office:value-type="float" office:value="8.77044780091923">
                <text:p>8.77044780091923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9.03489891326747">
                <text:p>9.03489891326747</text:p>
              </table:table-cell>
              <table:table-cell office:value-type="float" office:value="8.77838133428967">
                <text:p>8.77838133428967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9.14883407992526">
                <text:p>9.14883407992526</text:p>
              </table:table-cell>
              <table:table-cell office:value-type="float" office:value="8.78949491665874">
                <text:p>8.78949491665874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6.49886205903809">
                <text:p>6.49886205903809</text:p>
              </table:table-cell>
              <table:table-cell office:value-type="float" office:value="8.72077593093012">
                <text:p>8.72077593093012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8.00727971934192">
                <text:p>8.00727971934192</text:p>
              </table:table-cell>
              <table:table-cell office:value-type="float" office:value="8.69937104458247">
                <text:p>8.69937104458247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10.8721493175062">
                <text:p>10.8721493175062</text:p>
              </table:table-cell>
              <table:table-cell office:value-type="float" office:value="8.76455439277019">
                <text:p>8.76455439277019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11.8166937251767">
                <text:p>11.8166937251767</text:p>
              </table:table-cell>
              <table:table-cell office:value-type="float" office:value="8.85611857274238">
                <text:p>8.85611857274238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2.2099421219576">
                <text:p>12.2099421219576</text:p>
              </table:table-cell>
              <table:table-cell office:value-type="float" office:value="8.95673327921884">
                <text:p>8.95673327921884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8.46762598539065">
                <text:p>8.46762598539065</text:p>
              </table:table-cell>
              <table:table-cell office:value-type="float" office:value="8.94206006040399">
                <text:p>8.94206006040399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6.85428306012224">
                <text:p>6.85428306012224</text:p>
              </table:table-cell>
              <table:table-cell office:value-type="float" office:value="8.87942675039554">
                <text:p>8.87942675039554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5.74777621893209">
                <text:p>5.74777621893209</text:p>
              </table:table-cell>
              <table:table-cell office:value-type="float" office:value="8.78547723445164">
                <text:p>8.78547723445164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7.75416630542577">
                <text:p>7.75416630542577</text:p>
              </table:table-cell>
              <table:table-cell office:value-type="float" office:value="8.75453790658086">
                <text:p>8.75453790658086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7.29659183587405">
                <text:p>7.29659183587405</text:p>
              </table:table-cell>
              <table:table-cell office:value-type="float" office:value="8.71079952445966">
                <text:p>8.71079952445966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8.67850421911512">
                <text:p>8.67850421911512</text:p>
              </table:table-cell>
              <table:table-cell office:value-type="float" office:value="8.70983066529932">
                <text:p>8.70983066529932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7.61828533665836">
                <text:p>7.61828533665836</text:p>
              </table:table-cell>
              <table:table-cell office:value-type="float" office:value="8.67708430544009">
                <text:p>8.67708430544009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7.53329101516061">
                <text:p>7.53329101516061</text:p>
              </table:table-cell>
              <table:table-cell office:value-type="float" office:value="8.64277050673171">
                <text:p>8.64277050673171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10.5978371793289">
                <text:p>10.5978371793289</text:p>
              </table:table-cell>
              <table:table-cell office:value-type="float" office:value="8.70142250690962">
                <text:p>8.70142250690962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0.0075796346168">
                <text:p>10.0075796346168</text:p>
              </table:table-cell>
              <table:table-cell office:value-type="float" office:value="8.74060722074084">
                <text:p>8.74060722074084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9.02539860374718">
                <text:p>9.02539860374718</text:p>
              </table:table-cell>
              <table:table-cell office:value-type="float" office:value="8.74915096223103">
                <text:p>8.74915096223103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6.33896129478053">
                <text:p>6.33896129478053</text:p>
              </table:table-cell>
              <table:table-cell office:value-type="float" office:value="8.67684527220751">
                <text:p>8.67684527220751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7.51339585307455">
                <text:p>7.51339585307455</text:p>
              </table:table-cell>
              <table:table-cell office:value-type="float" office:value="8.64194178963352">
                <text:p>8.64194178963352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7.7697507392776">
                <text:p>7.7697507392776</text:p>
              </table:table-cell>
              <table:table-cell office:value-type="float" office:value="8.61577605812285">
                <text:p>8.61577605812285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7.07918699502113">
                <text:p>7.07918699502113</text:p>
              </table:table-cell>
              <table:table-cell office:value-type="float" office:value="8.56967838622979">
                <text:p>8.56967838622979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9.07563162260525">
                <text:p>9.07563162260525</text:p>
              </table:table-cell>
              <table:table-cell office:value-type="float" office:value="8.58485698332106">
                <text:p>8.58485698332106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9.00499711333479">
                <text:p>9.00499711333479</text:p>
              </table:table-cell>
              <table:table-cell office:value-type="float" office:value="8.59746118722147">
                <text:p>8.59746118722147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0.3553265768654">
                <text:p>10.3553265768654</text:p>
              </table:table-cell>
              <table:table-cell office:value-type="float" office:value="8.65019714891079">
                <text:p>8.65019714891079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0.0328051382927">
                <text:p>10.0328051382927</text:p>
              </table:table-cell>
              <table:table-cell office:value-type="float" office:value="8.69167538859225">
                <text:p>8.69167538859225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0.2674636886224">
                <text:p>10.2674636886224</text:p>
              </table:table-cell>
              <table:table-cell office:value-type="float" office:value="8.73894903759315">
                <text:p>8.73894903759315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9.19095213383744">
                <text:p>9.19095213383744</text:p>
              </table:table-cell>
              <table:table-cell office:value-type="float" office:value="8.75250913048048">
                <text:p>8.75250913048048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8.27562228230355">
                <text:p>8.27562228230355</text:p>
              </table:table-cell>
              <table:table-cell office:value-type="float" office:value="8.73820252503517">
                <text:p>8.73820252503517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7.36701653049781">
                <text:p>7.36701653049781</text:p>
              </table:table-cell>
              <table:table-cell office:value-type="float" office:value="8.69706694519905">
                <text:p>8.69706694519905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6.44258668814926">
                <text:p>6.44258668814926</text:p>
              </table:table-cell>
              <table:table-cell office:value-type="float" office:value="8.62943253748755">
                <text:p>8.62943253748755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10.3637792349969">
                <text:p>10.3637792349969</text:p>
              </table:table-cell>
              <table:table-cell office:value-type="float" office:value="8.68146293841284">
                <text:p>8.68146293841284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7.45951129878918">
                <text:p>7.45951129878918</text:p>
              </table:table-cell>
              <table:table-cell office:value-type="float" office:value="8.64480438922413">
                <text:p>8.64480438922413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7.38538465858667">
                <text:p>7.38538465858667</text:p>
              </table:table-cell>
              <table:table-cell office:value-type="float" office:value="8.607021797305">
                <text:p>8.607021797305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7.56609656208178">
                <text:p>7.56609656208178</text:p>
              </table:table-cell>
              <table:table-cell office:value-type="float" office:value="8.57579404024831">
                <text:p>8.57579404024831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6.46620525463858">
                <text:p>6.46620525463858</text:p>
              </table:table-cell>
              <table:table-cell office:value-type="float" office:value="8.51250637668002">
                <text:p>8.51250637668002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7.61201888463809">
                <text:p>7.61201888463809</text:p>
              </table:table-cell>
              <table:table-cell office:value-type="float" office:value="8.48549175191876">
                <text:p>8.48549175191876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5.84234083973958">
                <text:p>5.84234083973958</text:p>
              </table:table-cell>
              <table:table-cell office:value-type="float" office:value="8.40619722455338">
                <text:p>8.40619722455338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6.49018347251936">
                <text:p>6.49018347251936</text:p>
              </table:table-cell>
              <table:table-cell office:value-type="float" office:value="8.34871681199236">
                <text:p>8.34871681199236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10.3193520556026">
                <text:p>10.3193520556026</text:p>
              </table:table-cell>
              <table:table-cell office:value-type="float" office:value="8.40783586930067">
                <text:p>8.40783586930067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20">
                <text:p>20</text:p>
              </table:table-cell>
              <table:table-cell office:value-type="float" office:value="8.40783586930067">
                <text:p>8.40783586930067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7.9674118008092">
                <text:p>7.9674118008092</text:p>
              </table:table-cell>
              <table:table-cell office:value-type="float" office:value="8.39462314724592">
                <text:p>8.39462314724592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8.52150198307416">
                <text:p>8.52150198307416</text:p>
              </table:table-cell>
              <table:table-cell office:value-type="float" office:value="8.39842951232077">
                <text:p>8.39842951232077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4.9971459625309">
                <text:p>14.9971459625309</text:p>
              </table:table-cell>
              <table:table-cell office:value-type="float" office:value="8.59639100582707">
                <text:p>8.59639100582707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18.6432338316406">
                <text:p>18.6432338316406</text:p>
              </table:table-cell>
              <table:table-cell office:value-type="float" office:value="8.89779629060148">
                <text:p>8.89779629060148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3.1097118524331">
                <text:p>13.1097118524331</text:p>
              </table:table-cell>
              <table:table-cell office:value-type="float" office:value="9.02415375745643">
                <text:p>9.02415375745643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4.5350928916774">
                <text:p>14.5350928916774</text:p>
              </table:table-cell>
              <table:table-cell office:value-type="float" office:value="9.18948193148306">
                <text:p>9.18948193148306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20">
                <text:p>20</text:p>
              </table:table-cell>
              <table:table-cell office:value-type="float" office:value="9.18948193148306">
                <text:p>9.18948193148306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9.12025042086576">
                <text:p>9.12025042086576</text:p>
              </table:table-cell>
              <table:table-cell office:value-type="float" office:value="9.18740498616454">
                <text:p>9.18740498616454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10.696821100922">
                <text:p>10.696821100922</text:p>
              </table:table-cell>
              <table:table-cell office:value-type="float" office:value="9.23268746960727">
                <text:p>9.23268746960727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14.7350816299015">
                <text:p>14.7350816299015</text:p>
              </table:table-cell>
              <table:table-cell office:value-type="float" office:value="9.39775929441609">
                <text:p>9.39775929441609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20">
                <text:p>20</text:p>
              </table:table-cell>
              <table:table-cell office:value-type="float" office:value="9.39775929441609">
                <text:p>9.39775929441609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11.2243398685076">
                <text:p>11.2243398685076</text:p>
              </table:table-cell>
              <table:table-cell office:value-type="float" office:value="9.45255671163884">
                <text:p>9.45255671163884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12.1840689511314">
                <text:p>12.1840689511314</text:p>
              </table:table-cell>
              <table:table-cell office:value-type="float" office:value="9.53450207882362">
                <text:p>9.53450207882362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16.7929222450973">
                <text:p>16.7929222450973</text:p>
              </table:table-cell>
              <table:table-cell office:value-type="float" office:value="9.75225468381183">
                <text:p>9.75225468381183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14.5129610756338">
                <text:p>14.5129610756338</text:p>
              </table:table-cell>
              <table:table-cell office:value-type="float" office:value="9.89507587556649">
                <text:p>9.89507587556649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10.7249283061316">
                <text:p>10.7249283061316</text:p>
              </table:table-cell>
              <table:table-cell office:value-type="float" office:value="9.91997144848344">
                <text:p>9.91997144848344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10.9724140552053">
                <text:p>10.9724140552053</text:p>
              </table:table-cell>
              <table:table-cell office:value-type="float" office:value="9.9515447266851">
                <text:p>9.9515447266851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9.7258431939537">
                <text:p>9.7258431939537</text:p>
              </table:table-cell>
              <table:table-cell office:value-type="float" office:value="9.94477368070315">
                <text:p>9.94477368070315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12.5288641872673">
                <text:p>12.5288641872673</text:p>
              </table:table-cell>
              <table:table-cell office:value-type="float" office:value="10.0222963959001">
                <text:p>10.0222963959001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7.38669617631839">
                <text:p>7.38669617631839</text:p>
              </table:table-cell>
              <table:table-cell office:value-type="float" office:value="9.94322838931263">
                <text:p>9.94322838931263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6.90369742637044">
                <text:p>6.90369742637044</text:p>
              </table:table-cell>
              <table:table-cell office:value-type="float" office:value="9.85204246042436">
                <text:p>9.85204246042436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9.49016605768624">
                <text:p>9.49016605768624</text:p>
              </table:table-cell>
              <table:table-cell office:value-type="float" office:value="9.84118616834222">
                <text:p>9.84118616834222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20">
                <text:p>20</text:p>
              </table:table-cell>
              <table:table-cell office:value-type="float" office:value="9.84118616834222">
                <text:p>9.84118616834222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11.9163886750201">
                <text:p>11.9163886750201</text:p>
              </table:table-cell>
              <table:table-cell office:value-type="float" office:value="9.90344224354256">
                <text:p>9.90344224354256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9.06361673021376">
                <text:p>9.06361673021376</text:p>
              </table:table-cell>
              <table:table-cell office:value-type="float" office:value="9.87824747814269">
                <text:p>9.87824747814269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7.2589199074848">
                <text:p>7.2589199074848</text:p>
              </table:table-cell>
              <table:table-cell office:value-type="float" office:value="9.79966765102295">
                <text:p>9.79966765102295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9.02875557583478">
                <text:p>9.02875557583478</text:p>
              </table:table-cell>
              <table:table-cell office:value-type="float" office:value="9.77654028876731">
                <text:p>9.77654028876731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6.73890975110048">
                <text:p>6.73890975110048</text:p>
              </table:table-cell>
              <table:table-cell office:value-type="float" office:value="9.6854113726373">
                <text:p>9.6854113726373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8.32470031818606">
                <text:p>8.32470031818606</text:p>
              </table:table-cell>
              <table:table-cell office:value-type="float" office:value="9.64459004100377">
                <text:p>9.64459004100377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7.6583300937038">
                <text:p>7.6583300937038</text:p>
              </table:table-cell>
              <table:table-cell office:value-type="float" office:value="9.58500224258477">
                <text:p>9.58500224258477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10.7540796342573">
                <text:p>10.7540796342573</text:p>
              </table:table-cell>
              <table:table-cell office:value-type="float" office:value="9.62007456433494">
                <text:p>9.62007456433494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7.91091073181246">
                <text:p>7.91091073181246</text:p>
              </table:table-cell>
              <table:table-cell office:value-type="float" office:value="9.56879964935927">
                <text:p>9.56879964935927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5.08164509082966">
                <text:p>5.08164509082966</text:p>
              </table:table-cell>
              <table:table-cell office:value-type="float" office:value="9.43418501260338">
                <text:p>9.43418501260338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7.0335569759872">
                <text:p>7.0335569759872</text:p>
              </table:table-cell>
              <table:table-cell office:value-type="float" office:value="9.36216617150489">
                <text:p>9.36216617150489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8.61143478974661">
                <text:p>8.61143478974661</text:p>
              </table:table-cell>
              <table:table-cell office:value-type="float" office:value="9.33964423005215">
                <text:p>9.33964423005215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5.16227063436011">
                <text:p>5.16227063436011</text:p>
              </table:table-cell>
              <table:table-cell office:value-type="float" office:value="9.21432302218138">
                <text:p>9.21432302218138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5.28253119450837">
                <text:p>5.28253119450837</text:p>
              </table:table-cell>
              <table:table-cell office:value-type="float" office:value="9.09636926735119">
                <text:p>9.09636926735119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5.42745322046467">
                <text:p>5.42745322046467</text:p>
              </table:table-cell>
              <table:table-cell office:value-type="float" office:value="8.9863017859446">
                <text:p>8.9863017859446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5.35846194770314">
                <text:p>5.35846194770314</text:p>
              </table:table-cell>
              <table:table-cell office:value-type="float" office:value="8.87746659079735">
                <text:p>8.87746659079735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5.99536833282953">
                <text:p>5.99536833282953</text:p>
              </table:table-cell>
              <table:table-cell office:value-type="float" office:value="8.79100364305832">
                <text:p>8.79100364305832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7.06701180906984">
                <text:p>7.06701180906984</text:p>
              </table:table-cell>
              <table:table-cell office:value-type="float" office:value="8.73928388803867">
                <text:p>8.73928388803867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9.75208373016126">
                <text:p>9.75208373016126</text:p>
              </table:table-cell>
              <table:table-cell office:value-type="float" office:value="8.76966788330234">
                <text:p>8.76966788330234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7.32127315172381">
                <text:p>7.32127315172381</text:p>
              </table:table-cell>
              <table:table-cell office:value-type="float" office:value="8.72621604135499">
                <text:p>8.72621604135499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7.37221688868186">
                <text:p>7.37221688868186</text:p>
              </table:table-cell>
              <table:table-cell office:value-type="float" office:value="8.68559606677479">
                <text:p>8.68559606677479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8.28824826427417">
                <text:p>8.28824826427417</text:p>
              </table:table-cell>
              <table:table-cell office:value-type="float" office:value="8.67367563269978">
                <text:p>8.67367563269978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8.4550218724742">
                <text:p>8.4550218724742</text:p>
              </table:table-cell>
              <table:table-cell office:value-type="float" office:value="8.66711601989301">
                <text:p>8.66711601989301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7.10870940332652">
                <text:p>7.10870940332652</text:p>
              </table:table-cell>
              <table:table-cell office:value-type="float" office:value="8.62036382139601">
                <text:p>8.62036382139601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8.01157602655552">
                <text:p>8.01157602655552</text:p>
              </table:table-cell>
              <table:table-cell office:value-type="float" office:value="8.6021001875508">
                <text:p>8.6021001875508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7.39000558039447">
                <text:p>7.39000558039447</text:p>
              </table:table-cell>
              <table:table-cell office:value-type="float" office:value="8.56573734933611">
                <text:p>8.56573734933611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7.48373095426755">
                <text:p>7.48373095426755</text:p>
              </table:table-cell>
              <table:table-cell office:value-type="float" office:value="8.53327715748405">
                <text:p>8.53327715748405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7.29971747215397">
                <text:p>7.29971747215397</text:p>
              </table:table-cell>
              <table:table-cell office:value-type="float" office:value="8.49627036692415">
                <text:p>8.49627036692415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7.56300722948127">
                <text:p>7.56300722948127</text:p>
              </table:table-cell>
              <table:table-cell office:value-type="float" office:value="8.46827247280086">
                <text:p>8.46827247280086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7.27805422325737">
                <text:p>7.27805422325737</text:p>
              </table:table-cell>
              <table:table-cell office:value-type="float" office:value="8.43256592531455">
                <text:p>8.43256592531455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7.4794277162891">
                <text:p>7.4794277162891</text:p>
              </table:table-cell>
              <table:table-cell office:value-type="float" office:value="8.40397177904379">
                <text:p>8.40397177904379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7.92437553362766">
                <text:p>7.92437553362766</text:p>
              </table:table-cell>
              <table:table-cell office:value-type="float" office:value="8.38958389168131">
                <text:p>8.38958389168131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8.68276106069687">
                <text:p>8.68276106069687</text:p>
              </table:table-cell>
              <table:table-cell office:value-type="float" office:value="8.39837920675177">
                <text:p>8.39837920675177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9.14187075807494">
                <text:p>9.14187075807494</text:p>
              </table:table-cell>
              <table:table-cell office:value-type="float" office:value="8.42068395329147">
                <text:p>8.42068395329147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9.84863228042157">
                <text:p>9.84863228042157</text:p>
              </table:table-cell>
              <table:table-cell office:value-type="float" office:value="8.46352240310537">
                <text:p>8.46352240310537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11.0251530310031">
                <text:p>11.0251530310031</text:p>
              </table:table-cell>
              <table:table-cell office:value-type="float" office:value="8.5403713219423">
                <text:p>8.5403713219423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9.26570573470267">
                <text:p>9.26570573470267</text:p>
              </table:table-cell>
              <table:table-cell office:value-type="float" office:value="8.56213135432511">
                <text:p>8.56213135432511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7.67032802340163">
                <text:p>7.67032802340163</text:p>
              </table:table-cell>
              <table:table-cell office:value-type="float" office:value="8.53537725439741">
                <text:p>8.53537725439741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6.82798122912412">
                <text:p>6.82798122912412</text:p>
              </table:table-cell>
              <table:table-cell office:value-type="float" office:value="8.48415537363921">
                <text:p>8.48415537363921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10.1602810920856">
                <text:p>10.1602810920856</text:p>
              </table:table-cell>
              <table:table-cell office:value-type="float" office:value="8.5344391451926">
                <text:p>8.5344391451926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6.92832433342722">
                <text:p>6.92832433342722</text:p>
              </table:table-cell>
              <table:table-cell office:value-type="float" office:value="8.48625570083964">
                <text:p>8.48625570083964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5.370585645751">
                <text:p>5.370585645751</text:p>
              </table:table-cell>
              <table:table-cell office:value-type="float" office:value="8.39278559918698">
                <text:p>8.39278559918698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5.82263470013759">
                <text:p>5.82263470013759</text:p>
              </table:table-cell>
              <table:table-cell office:value-type="float" office:value="8.3156810722155">
                <text:p>8.3156810722155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5.5235368439378">
                <text:p>5.5235368439378</text:p>
              </table:table-cell>
              <table:table-cell office:value-type="float" office:value="8.23191674536717">
                <text:p>8.23191674536717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6.49348198572518">
                <text:p>6.49348198572518</text:p>
              </table:table-cell>
              <table:table-cell office:value-type="float" office:value="8.17976370257791">
                <text:p>8.17976370257791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8.03816583719807">
                <text:p>8.03816583719807</text:p>
              </table:table-cell>
              <table:table-cell office:value-type="float" office:value="8.17551576661651">
                <text:p>8.17551576661651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8.32912732113375">
                <text:p>8.32912732113375</text:p>
              </table:table-cell>
              <table:table-cell office:value-type="float" office:value="8.18012411325203">
                <text:p>8.18012411325203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8.97750049374404">
                <text:p>8.97750049374404</text:p>
              </table:table-cell>
              <table:table-cell office:value-type="float" office:value="8.20404540466679">
                <text:p>8.20404540466679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7.84434507359857">
                <text:p>7.84434507359857</text:p>
              </table:table-cell>
              <table:table-cell office:value-type="float" office:value="8.19325439473474">
                <text:p>8.19325439473474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8.63419769305082">
                <text:p>8.63419769305082</text:p>
              </table:table-cell>
              <table:table-cell office:value-type="float" office:value="8.20648269368423">
                <text:p>8.20648269368423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9.72159761699609">
                <text:p>9.72159761699609</text:p>
              </table:table-cell>
              <table:table-cell office:value-type="float" office:value="8.25193614138358">
                <text:p>8.25193614138358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9.89294394891376">
                <text:p>9.89294394891376</text:p>
              </table:table-cell>
              <table:table-cell office:value-type="float" office:value="8.30116637560949">
                <text:p>8.30116637560949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12.6951183427522">
                <text:p>12.6951183427522</text:p>
              </table:table-cell>
              <table:table-cell office:value-type="float" office:value="8.43298493462377">
                <text:p>8.43298493462377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9.91453310094299">
                <text:p>9.91453310094299</text:p>
              </table:table-cell>
              <table:table-cell office:value-type="float" office:value="8.47743137961334">
                <text:p>8.47743137961334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8.51628708132913">
                <text:p>8.51628708132913</text:p>
              </table:table-cell>
              <table:table-cell office:value-type="float" office:value="8.47859705066482">
                <text:p>8.47859705066482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7.35659061874542">
                <text:p>7.35659061874542</text:p>
              </table:table-cell>
              <table:table-cell office:value-type="float" office:value="8.44493685770724">
                <text:p>8.44493685770724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7.58698194219096">
                <text:p>7.58698194219096</text:p>
              </table:table-cell>
              <table:table-cell office:value-type="float" office:value="8.41919821024175">
                <text:p>8.41919821024175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7.18739560204094">
                <text:p>7.18739560204094</text:p>
              </table:table-cell>
              <table:table-cell office:value-type="float" office:value="8.38224413199572">
                <text:p>8.38224413199572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8.65560956354915">
                <text:p>8.65560956354915</text:p>
              </table:table-cell>
              <table:table-cell office:value-type="float" office:value="8.39044509494233">
                <text:p>8.39044509494233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9.69438135222676">
                <text:p>9.69438135222676</text:p>
              </table:table-cell>
              <table:table-cell office:value-type="float" office:value="8.42956318266086">
                <text:p>8.42956318266086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7.55997530816396">
                <text:p>7.55997530816396</text:p>
              </table:table-cell>
              <table:table-cell office:value-type="float" office:value="8.40347554642595">
                <text:p>8.40347554642595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8.19832896456595">
                <text:p>8.19832896456595</text:p>
              </table:table-cell>
              <table:table-cell office:value-type="float" office:value="8.39732114897015">
                <text:p>8.39732114897015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7.02231706905305">
                <text:p>7.02231706905305</text:p>
              </table:table-cell>
              <table:table-cell office:value-type="float" office:value="8.35607102657264">
                <text:p>8.35607102657264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7.775503953683">
                <text:p>7.775503953683</text:p>
              </table:table-cell>
              <table:table-cell office:value-type="float" office:value="8.33865401438595">
                <text:p>8.33865401438595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7.63054494926565">
                <text:p>7.63054494926565</text:p>
              </table:table-cell>
              <table:table-cell office:value-type="float" office:value="8.31741074243234">
                <text:p>8.31741074243234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7.99534367394211">
                <text:p>7.99534367394211</text:p>
              </table:table-cell>
              <table:table-cell office:value-type="float" office:value="8.30774873037764">
                <text:p>8.30774873037764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7.55634590119315">
                <text:p>7.55634590119315</text:p>
              </table:table-cell>
              <table:table-cell office:value-type="float" office:value="8.2852066455021">
                <text:p>8.2852066455021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7.71786834145944">
                <text:p>7.71786834145944</text:p>
              </table:table-cell>
              <table:table-cell office:value-type="float" office:value="8.26818649638082">
                <text:p>8.26818649638082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8.18284598706167">
                <text:p>8.18284598706167</text:p>
              </table:table-cell>
              <table:table-cell office:value-type="float" office:value="8.26562628110125">
                <text:p>8.26562628110125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8.41824144904785">
                <text:p>8.41824144904785</text:p>
              </table:table-cell>
              <table:table-cell office:value-type="float" office:value="8.27020473613964">
                <text:p>8.27020473613964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7.36807689395286">
                <text:p>7.36807689395286</text:p>
              </table:table-cell>
              <table:table-cell office:value-type="float" office:value="8.24314090087404">
                <text:p>8.24314090087404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7.57901270676505">
                <text:p>7.57901270676505</text:p>
              </table:table-cell>
              <table:table-cell office:value-type="float" office:value="8.22321705505077">
                <text:p>8.22321705505077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8.11445836861">
                <text:p>8.11445836861</text:p>
              </table:table-cell>
              <table:table-cell office:value-type="float" office:value="8.21995429445754">
                <text:p>8.21995429445754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9.4889524342891">
                <text:p>9.4889524342891</text:p>
              </table:table-cell>
              <table:table-cell office:value-type="float" office:value="8.25802423865249">
                <text:p>8.25802423865249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9.74189926780617">
                <text:p>9.74189926780617</text:p>
              </table:table-cell>
              <table:table-cell office:value-type="float" office:value="8.3025404895271">
                <text:p>8.3025404895271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7.89400904654181">
                <text:p>7.89400904654181</text:p>
              </table:table-cell>
              <table:table-cell office:value-type="float" office:value="8.29028454623754">
                <text:p>8.29028454623754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7.81403198149237">
                <text:p>7.81403198149237</text:p>
              </table:table-cell>
              <table:table-cell office:value-type="float" office:value="8.27599696929519">
                <text:p>8.27599696929519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7.30069541875793">
                <text:p>7.30069541875793</text:p>
              </table:table-cell>
              <table:table-cell office:value-type="float" office:value="8.24673792277907">
                <text:p>8.24673792277907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10.0490687335467">
                <text:p>10.0490687335467</text:p>
              </table:table-cell>
              <table:table-cell office:value-type="float" office:value="8.3008078471021">
                <text:p>8.3008078471021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11.8111466731919">
                <text:p>11.8111466731919</text:p>
              </table:table-cell>
              <table:table-cell office:value-type="float" office:value="8.40611801188479">
                <text:p>8.40611801188479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8.33875976473149">
                <text:p>8.33875976473149</text:p>
              </table:table-cell>
              <table:table-cell office:value-type="float" office:value="8.40409726447019">
                <text:p>8.40409726447019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8.59882617825828">
                <text:p>8.59882617825828</text:p>
              </table:table-cell>
              <table:table-cell office:value-type="float" office:value="8.40993913188383">
                <text:p>8.40993913188383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8.48516739017273">
                <text:p>8.48516739017273</text:p>
              </table:table-cell>
              <table:table-cell office:value-type="float" office:value="8.4121959796325">
                <text:p>8.4121959796325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9.65010926104106">
                <text:p>9.65010926104106</text:p>
              </table:table-cell>
              <table:table-cell office:value-type="float" office:value="8.44933337807476">
                <text:p>8.44933337807476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10.8354466260126">
                <text:p>10.8354466260126</text:p>
              </table:table-cell>
              <table:table-cell office:value-type="float" office:value="8.52091677551289">
                <text:p>8.52091677551289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11.3136847068688">
                <text:p>11.3136847068688</text:p>
              </table:table-cell>
              <table:table-cell office:value-type="float" office:value="8.60469981345357">
                <text:p>8.60469981345357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10.2870018743212">
                <text:p>10.2870018743212</text:p>
              </table:table-cell>
              <table:table-cell office:value-type="float" office:value="8.6551688752796">
                <text:p>8.6551688752796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9.52819459916706">
                <text:p>9.52819459916706</text:p>
              </table:table-cell>
              <table:table-cell office:value-type="float" office:value="8.68135964699622">
                <text:p>8.68135964699622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8.5060085989139">
                <text:p>8.5060085989139</text:p>
              </table:table-cell>
              <table:table-cell office:value-type="float" office:value="8.67609911555375">
                <text:p>8.67609911555375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9.34247979788804">
                <text:p>9.34247979788804</text:p>
              </table:table-cell>
              <table:table-cell office:value-type="float" office:value="8.69609053602378">
                <text:p>8.69609053602378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9.36344807569824">
                <text:p>9.36344807569824</text:p>
              </table:table-cell>
              <table:table-cell office:value-type="float" office:value="8.71611126221401">
                <text:p>8.71611126221401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9.50786850429253">
                <text:p>9.50786850429253</text:p>
              </table:table-cell>
              <table:table-cell office:value-type="float" office:value="8.73986397947637">
                <text:p>8.73986397947637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9.69654232056065">
                <text:p>9.69654232056065</text:p>
              </table:table-cell>
              <table:table-cell office:value-type="float" office:value="8.7685643297089">
                <text:p>8.7685643297089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9.52145662178998">
                <text:p>9.52145662178998</text:p>
              </table:table-cell>
              <table:table-cell office:value-type="float" office:value="8.79115109847133">
                <text:p>8.79115109847133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9.52378940705562">
                <text:p>9.52378940705562</text:p>
              </table:table-cell>
              <table:table-cell office:value-type="float" office:value="8.81313024772886">
                <text:p>8.81313024772886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10.4503638631911">
                <text:p>10.4503638631911</text:p>
              </table:table-cell>
              <table:table-cell office:value-type="float" office:value="8.86224725619272">
                <text:p>8.86224725619272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11.0357178907712">
                <text:p>11.0357178907712</text:p>
              </table:table-cell>
              <table:table-cell office:value-type="float" office:value="8.92745137523008">
                <text:p>8.92745137523008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10.4808834025059">
                <text:p>10.4808834025059</text:p>
              </table:table-cell>
              <table:table-cell office:value-type="float" office:value="8.97405433604835">
                <text:p>8.97405433604835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10.9448633830589">
                <text:p>10.9448633830589</text:p>
              </table:table-cell>
              <table:table-cell office:value-type="float" office:value="9.03317860745867">
                <text:p>9.03317860745867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9.25205387747483">
                <text:p>9.25205387747483</text:p>
              </table:table-cell>
              <table:table-cell office:value-type="float" office:value="9.03974486555915">
                <text:p>9.03974486555915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9.87534309224341">
                <text:p>9.87534309224341</text:p>
              </table:table-cell>
              <table:table-cell office:value-type="float" office:value="9.06481281235968">
                <text:p>9.06481281235968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10.8912477294753">
                <text:p>10.8912477294753</text:p>
              </table:table-cell>
              <table:table-cell office:value-type="float" office:value="9.11960585987315">
                <text:p>9.11960585987315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10.8621704885491">
                <text:p>10.8621704885491</text:p>
              </table:table-cell>
              <table:table-cell office:value-type="float" office:value="9.17188279873343">
                <text:p>9.17188279873343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11.2677479487157">
                <text:p>11.2677479487157</text:p>
              </table:table-cell>
              <table:table-cell office:value-type="float" office:value="9.23475875323289">
                <text:p>9.23475875323289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10.5705074540714">
                <text:p>10.5705074540714</text:p>
              </table:table-cell>
              <table:table-cell office:value-type="float" office:value="9.27483121425805">
                <text:p>9.27483121425805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9.21461314536252">
                <text:p>9.21461314536252</text:p>
              </table:table-cell>
              <table:table-cell office:value-type="float" office:value="9.27302467219118">
                <text:p>9.27302467219118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8.82667251688584">
                <text:p>8.82667251688584</text:p>
              </table:table-cell>
              <table:table-cell office:value-type="float" office:value="9.25963410753202">
                <text:p>9.25963410753202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8.9878271992002">
                <text:p>8.9878271992002</text:p>
              </table:table-cell>
              <table:table-cell office:value-type="float" office:value="9.25147990028207">
                <text:p>9.25147990028207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8.12004104680697">
                <text:p>8.12004104680697</text:p>
              </table:table-cell>
              <table:table-cell office:value-type="float" office:value="9.21753673467782">
                <text:p>9.21753673467782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8.66614013747874">
                <text:p>8.66614013747874</text:p>
              </table:table-cell>
              <table:table-cell office:value-type="float" office:value="9.20099483676184">
                <text:p>9.20099483676184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8.44597468157812">
                <text:p>8.44597468157812</text:p>
              </table:table-cell>
              <table:table-cell office:value-type="float" office:value="9.17834423210633">
                <text:p>9.17834423210633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7.7399319806561">
                <text:p>7.7399319806561</text:p>
              </table:table-cell>
              <table:table-cell office:value-type="float" office:value="9.13519186456283">
                <text:p>9.13519186456283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7.01785675165895">
                <text:p>7.01785675165895</text:p>
              </table:table-cell>
              <table:table-cell office:value-type="float" office:value="9.07167181117571">
                <text:p>9.07167181117571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7.13649339086098">
                <text:p>7.13649339086098</text:p>
              </table:table-cell>
              <table:table-cell office:value-type="float" office:value="9.01361645856627">
                <text:p>9.01361645856627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6.39115292775276">
                <text:p>6.39115292775276</text:p>
              </table:table-cell>
              <table:table-cell office:value-type="float" office:value="8.93494255264186">
                <text:p>8.93494255264186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6.76922029112388">
                <text:p>6.76922029112388</text:p>
              </table:table-cell>
              <table:table-cell office:value-type="float" office:value="8.86997088479632">
                <text:p>8.86997088479632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8.17450385641345">
                <text:p>8.17450385641345</text:p>
              </table:table-cell>
              <table:table-cell office:value-type="float" office:value="8.84910687394484">
                <text:p>8.84910687394484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7.79256863123229">
                <text:p>7.79256863123229</text:p>
              </table:table-cell>
              <table:table-cell office:value-type="float" office:value="8.81741072666346">
                <text:p>8.81741072666346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10.1055528284796">
                <text:p>10.1055528284796</text:p>
              </table:table-cell>
              <table:table-cell office:value-type="float" office:value="8.85605498971795">
                <text:p>8.85605498971795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8.6099110281612">
                <text:p>8.6099110281612</text:p>
              </table:table-cell>
              <table:table-cell office:value-type="float" office:value="8.84867067087124">
                <text:p>8.84867067087124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9.18251686121108">
                <text:p>9.18251686121108</text:p>
              </table:table-cell>
              <table:table-cell office:value-type="float" office:value="8.85868605658144">
                <text:p>8.85868605658144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8.2807382519853">
                <text:p>8.2807382519853</text:p>
              </table:table-cell>
              <table:table-cell office:value-type="float" office:value="8.84134762244355">
                <text:p>8.84134762244355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8.78434331113878">
                <text:p>8.78434331113878</text:p>
              </table:table-cell>
              <table:table-cell office:value-type="float" office:value="8.83963749310441">
                <text:p>8.83963749310441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8.35149409706114">
                <text:p>8.35149409706114</text:p>
              </table:table-cell>
              <table:table-cell office:value-type="float" office:value="8.82499319122311">
                <text:p>8.82499319122311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8.26400482380124">
                <text:p>8.26400482380124</text:p>
              </table:table-cell>
              <table:table-cell office:value-type="float" office:value="8.80816354020046">
                <text:p>8.80816354020046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8.02400260342138">
                <text:p>8.02400260342138</text:p>
              </table:table-cell>
              <table:table-cell office:value-type="float" office:value="8.78463871209709">
                <text:p>8.78463871209709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8.78417540107505">
                <text:p>8.78417540107505</text:p>
              </table:table-cell>
              <table:table-cell office:value-type="float" office:value="8.78462481276642">
                <text:p>8.78462481276642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9.74762039988999">
                <text:p>9.74762039988999</text:p>
              </table:table-cell>
              <table:table-cell office:value-type="float" office:value="8.81351468038013">
                <text:p>8.81351468038013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7.8540051491053">
                <text:p>7.8540051491053</text:p>
              </table:table-cell>
              <table:table-cell office:value-type="float" office:value="8.78472939444189">
                <text:p>8.78472939444189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7.42307552680904">
                <text:p>7.42307552680904</text:p>
              </table:table-cell>
              <table:table-cell office:value-type="float" office:value="8.7438797784129">
                <text:p>8.7438797784129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7.35492215389818">
                <text:p>7.35492215389818</text:p>
              </table:table-cell>
              <table:table-cell office:value-type="float" office:value="8.70221104967746">
                <text:p>8.70221104967746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7.84377740101335">
                <text:p>7.84377740101335</text:p>
              </table:table-cell>
              <table:table-cell office:value-type="float" office:value="8.67645804021753">
                <text:p>8.67645804021753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7.64322862482448">
                <text:p>7.64322862482448</text:p>
              </table:table-cell>
              <table:table-cell office:value-type="float" office:value="8.64546115775574">
                <text:p>8.64546115775574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8.13060151354428">
                <text:p>8.13060151354428</text:p>
              </table:table-cell>
              <table:table-cell office:value-type="float" office:value="8.6300153684294">
                <text:p>8.6300153684294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6.24875295354783">
                <text:p>6.24875295354783</text:p>
              </table:table-cell>
              <table:table-cell office:value-type="float" office:value="8.55857749598295">
                <text:p>8.55857749598295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5.80688333575627">
                <text:p>5.80688333575627</text:p>
              </table:table-cell>
              <table:table-cell office:value-type="float" office:value="8.47602667117615">
                <text:p>8.47602667117615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6.69524223143186">
                <text:p>6.69524223143186</text:p>
              </table:table-cell>
              <table:table-cell office:value-type="float" office:value="8.42260313798382">
                <text:p>8.42260313798382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7.98994175632771">
                <text:p>7.98994175632771</text:p>
              </table:table-cell>
              <table:table-cell office:value-type="float" office:value="8.40962329653414">
                <text:p>8.40962329653414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7.41052631466063">
                <text:p>7.41052631466063</text:p>
              </table:table-cell>
              <table:table-cell office:value-type="float" office:value="8.37965038707793">
                <text:p>8.37965038707793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8.56396990046916">
                <text:p>8.56396990046916</text:p>
              </table:table-cell>
              <table:table-cell office:value-type="float" office:value="8.38517997247967">
                <text:p>8.38517997247967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9.33827634565737">
                <text:p>9.33827634565737</text:p>
              </table:table-cell>
              <table:table-cell office:value-type="float" office:value="8.413772863675">
                <text:p>8.413772863675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10.8297459524042">
                <text:p>10.8297459524042</text:p>
              </table:table-cell>
              <table:table-cell office:value-type="float" office:value="8.48625205633688">
                <text:p>8.48625205633688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8.72737240100134">
                <text:p>8.72737240100134</text:p>
              </table:table-cell>
              <table:table-cell office:value-type="float" office:value="8.49348566667681">
                <text:p>8.49348566667681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8.46170599644991">
                <text:p>8.46170599644991</text:p>
              </table:table-cell>
              <table:table-cell office:value-type="float" office:value="8.49253227657">
                <text:p>8.49253227657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11.3226726111234">
                <text:p>11.3226726111234</text:p>
              </table:table-cell>
              <table:table-cell office:value-type="float" office:value="8.5774364866066">
                <text:p>8.5774364866066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11.1869655454197">
                <text:p>11.1869655454197</text:p>
              </table:table-cell>
              <table:table-cell office:value-type="float" office:value="8.65572235837099">
                <text:p>8.65572235837099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6.90061250059233">
                <text:p>6.90061250059233</text:p>
              </table:table-cell>
              <table:table-cell office:value-type="float" office:value="8.60306906263763">
                <text:p>8.60306906263763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7.24575498162336">
                <text:p>7.24575498162336</text:p>
              </table:table-cell>
              <table:table-cell office:value-type="float" office:value="8.5623496402072">
                <text:p>8.5623496402072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5.81566504431086">
                <text:p>5.81566504431086</text:p>
              </table:table-cell>
              <table:table-cell office:value-type="float" office:value="8.47994910233031">
                <text:p>8.47994910233031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5.56018508808003">
                <text:p>5.56018508808003</text:p>
              </table:table-cell>
              <table:table-cell office:value-type="float" office:value="8.3923561819028">
                <text:p>8.3923561819028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7.06589326937979">
                <text:p>7.06589326937979</text:p>
              </table:table-cell>
              <table:table-cell office:value-type="float" office:value="8.35256229452712">
                <text:p>8.35256229452712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8.33193520372701">
                <text:p>8.33193520372701</text:p>
              </table:table-cell>
              <table:table-cell office:value-type="float" office:value="8.35194348180311">
                <text:p>8.35194348180311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6.47829677752646">
                <text:p>6.47829677752646</text:p>
              </table:table-cell>
              <table:table-cell office:value-type="float" office:value="8.29573408067481">
                <text:p>8.29573408067481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6.39374792202779">
                <text:p>6.39374792202779</text:p>
              </table:table-cell>
              <table:table-cell office:value-type="float" office:value="8.2386744959154">
                <text:p>8.2386744959154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6.42264873047015">
                <text:p>6.42264873047015</text:p>
              </table:table-cell>
              <table:table-cell office:value-type="float" office:value="8.18419372295204">
                <text:p>8.18419372295204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7.3306719851258">
                <text:p>7.3306719851258</text:p>
              </table:table-cell>
              <table:table-cell office:value-type="float" office:value="8.15858807081726">
                <text:p>8.15858807081726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8.48848734800598">
                <text:p>8.48848734800598</text:p>
              </table:table-cell>
              <table:table-cell office:value-type="float" office:value="8.16848504913292">
                <text:p>8.16848504913292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7.7790098778378">
                <text:p>7.7790098778378</text:p>
              </table:table-cell>
              <table:table-cell office:value-type="float" office:value="8.15680079399406">
                <text:p>8.15680079399406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7.60578435939902">
                <text:p>7.60578435939902</text:p>
              </table:table-cell>
              <table:table-cell office:value-type="float" office:value="8.14027030095621">
                <text:p>8.14027030095621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7.80158617243798">
                <text:p>7.80158617243798</text:p>
              </table:table-cell>
              <table:table-cell office:value-type="float" office:value="8.13010977710066">
                <text:p>8.13010977710066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7.28894844355373">
                <text:p>7.28894844355373</text:p>
              </table:table-cell>
              <table:table-cell office:value-type="float" office:value="8.10487493709425">
                <text:p>8.10487493709425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6.7339174639042">
                <text:p>6.7339174639042</text:p>
              </table:table-cell>
              <table:table-cell office:value-type="float" office:value="8.06374621289855">
                <text:p>8.06374621289855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7.35480734510268">
                <text:p>7.35480734510268</text:p>
              </table:table-cell>
              <table:table-cell office:value-type="float" office:value="8.04247804686468">
                <text:p>8.04247804686468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7.89045682010348">
                <text:p>7.89045682010348</text:p>
              </table:table-cell>
              <table:table-cell office:value-type="float" office:value="8.03791741006184">
                <text:p>8.03791741006184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7.32750303247017">
                <text:p>7.32750303247017</text:p>
              </table:table-cell>
              <table:table-cell office:value-type="float" office:value="8.01660497873409">
                <text:p>8.01660497873409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7.20850367695858">
                <text:p>7.20850367695858</text:p>
              </table:table-cell>
              <table:table-cell office:value-type="float" office:value="7.99236193968082">
                <text:p>7.99236193968082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7.51635447416335">
                <text:p>7.51635447416335</text:p>
              </table:table-cell>
              <table:table-cell office:value-type="float" office:value="7.9780817157153">
                <text:p>7.9780817157153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6.22412605775025">
                <text:p>6.22412605775025</text:p>
              </table:table-cell>
              <table:table-cell office:value-type="float" office:value="7.92546304597635">
                <text:p>7.92546304597635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6.84287953881842">
                <text:p>6.84287953881842</text:p>
              </table:table-cell>
              <table:table-cell office:value-type="float" office:value="7.89298554076161">
                <text:p>7.89298554076161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7.28624691027857">
                <text:p>7.28624691027857</text:p>
              </table:table-cell>
              <table:table-cell office:value-type="float" office:value="7.87478338184712">
                <text:p>7.87478338184712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6.2852392136325">
                <text:p>6.2852392136325</text:p>
              </table:table-cell>
              <table:table-cell office:value-type="float" office:value="7.82709705680068">
                <text:p>7.82709705680068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6.42682962094243">
                <text:p>6.42682962094243</text:p>
              </table:table-cell>
              <table:table-cell office:value-type="float" office:value="7.78508903372493">
                <text:p>7.78508903372493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6.70699090225072">
                <text:p>6.70699090225072</text:p>
              </table:table-cell>
              <table:table-cell office:value-type="float" office:value="7.75274608978071">
                <text:p>7.75274608978071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7.65461731452777">
                <text:p>7.65461731452777</text:p>
              </table:table-cell>
              <table:table-cell office:value-type="float" office:value="7.74980222652312">
                <text:p>7.7498022265231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7.2$Windows_X86_64 LibreOffice_project/723314e595e8007d3cf785c16538505a1c878ca5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